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4.04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100.01pt"/>
    </style:style>
    <style:style style:name="co6" style:family="table-column">
      <style:table-column-properties fo:break-before="auto" style:column-width="97.99pt"/>
    </style:style>
    <style:style style:name="co7" style:family="table-column">
      <style:table-column-properties fo:break-before="auto" style:column-width="96.01pt"/>
    </style:style>
    <style:style style:name="co8" style:family="table-column">
      <style:table-column-properties fo:break-before="auto" style:column-width="93pt"/>
    </style:style>
    <style:style style:name="co9" style:family="table-column">
      <style:table-column-properties fo:break-before="auto" style:column-width="101.99pt"/>
    </style:style>
    <style:style style:name="co10" style:family="table-column">
      <style:table-column-properties fo:break-before="auto" style:column-width="112.99pt"/>
    </style:style>
    <style:style style:name="co11" style:family="table-column">
      <style:table-column-properties fo:break-before="auto" style:column-width="105pt"/>
    </style:style>
    <style:style style:name="co12" style:family="table-column">
      <style:table-column-properties fo:break-before="auto" style:column-width="97pt"/>
    </style:style>
    <style:style style:name="co13" style:family="table-column">
      <style:table-column-properties fo:break-before="auto" style:column-width="90.99pt"/>
    </style:style>
    <style:style style:name="co14" style:family="table-column">
      <style:table-column-properties fo:break-before="auto" style:column-width="92.01pt"/>
    </style:style>
    <style:style style:name="co15" style:family="table-column">
      <style:table-column-properties fo:break-before="auto" style:column-width="85.01pt"/>
    </style:style>
    <style:style style:name="co16" style:family="table-column">
      <style:table-column-properties fo:break-before="auto" style:column-width="101pt"/>
    </style:style>
    <style:style style:name="co17" style:family="table-column">
      <style:table-column-properties fo:break-before="auto" style:column-width="94.99pt"/>
    </style:style>
    <style:style style:name="co18" style:family="table-column">
      <style:table-column-properties fo:break-before="auto" style:column-width="99.01pt"/>
    </style:style>
    <style:style style:name="co19" style:family="table-column">
      <style:table-column-properties fo:break-before="auto" style:column-width="83pt"/>
    </style:style>
    <style:style style:name="co20" style:family="table-column">
      <style:table-column-properties fo:break-before="auto" style:column-width="94pt"/>
    </style:style>
    <style:style style:name="co21" style:family="table-column">
      <style:table-column-properties fo:break-before="auto" style:column-width="123.99pt"/>
    </style:style>
    <style:style style:name="co22" style:family="table-column">
      <style:table-column-properties fo:break-before="auto" style:column-width="76.99pt"/>
    </style:style>
    <style:style style:name="co23" style:family="table-column">
      <style:table-column-properties fo:break-before="auto" style:column-width="111pt"/>
    </style:style>
    <style:style style:name="co24" style:family="table-column">
      <style:table-column-properties fo:break-before="auto" style:column-width="75pt"/>
    </style:style>
    <style:style style:name="co25" style:family="table-column">
      <style:table-column-properties fo:break-before="auto" style:column-width="108pt"/>
    </style:style>
    <style:style style:name="co26" style:family="table-column">
      <style:table-column-properties fo:break-before="auto" style:column-width="402.04pt"/>
    </style:style>
    <style:style style:name="co27" style:family="table-column">
      <style:table-column-properties fo:break-before="auto" style:column-width="72pt"/>
    </style:style>
    <style:style style:name="co28" style:family="table-column">
      <style:table-column-properties fo:break-before="auto" style:column-width="64.01pt"/>
    </style:style>
    <style:style style:name="co29" style:family="table-column">
      <style:table-column-properties fo:break-before="auto" style:column-width="65.99pt"/>
    </style:style>
    <style:style style:name="co30" style:family="table-column">
      <style:table-column-properties fo:break-before="auto" style:column-width="74.01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26.2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1.49pt" fo:break-before="auto" style:use-optimal-row-height="false"/>
    </style:style>
    <style:style style:name="ro5" style:family="table-row">
      <style:table-row-properties style:row-height="17.26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12.76pt" fo:break-before="auto" style:use-optimal-row-height="false"/>
    </style:style>
    <style:style style:name="ro9" style:family="table-row">
      <style:table-row-properties style:row-height="10.49pt" fo:break-before="auto" style:use-optimal-row-height="false"/>
    </style:style>
    <style:style style:name="ro10" style:family="table-row">
      <style:table-row-properties style:row-height="16.5pt" fo:break-before="auto" style:use-optimal-row-height="false"/>
    </style:style>
    <style:style style:name="ro11" style:family="table-row">
      <style:table-row-properties style:row-height="29.99pt" fo:break-before="auto" style:use-optimal-row-height="false"/>
    </style:style>
    <style:style style:name="ro12" style:family="table-row">
      <style:table-row-properties style:row-height="7.51pt" fo:break-before="auto" style:use-optimal-row-height="false"/>
    </style:style>
    <style:style style:name="ro13" style:family="table-row">
      <style:table-row-properties style:row-height="31.49pt" fo:break-before="auto" style:use-optimal-row-height="false"/>
    </style:style>
    <style:style style:name="ro14" style:family="table-row">
      <style:table-row-properties style:row-height="9.75pt" fo:break-before="auto" style:use-optimal-row-height="false"/>
    </style:style>
    <style:style style:name="ro15" style:family="table-row">
      <style:table-row-properties style:row-height="6.75pt" fo:break-before="auto" style:use-optimal-row-height="false"/>
    </style:style>
    <style:style style:name="ro16" style:family="table-row">
      <style:table-row-properties style:row-height="6.01pt" fo:break-before="auto" style:use-optimal-row-height="false"/>
    </style:style>
    <style:style style:name="ro17" style:family="table-row">
      <style:table-row-properties style:row-height="21pt" fo:break-before="auto" style:use-optimal-row-height="false"/>
    </style:style>
    <style:style style:name="ro18" style:family="table-row">
      <style:table-row-properties style:row-height="19.5pt" fo:break-before="auto" style:use-optimal-row-height="false"/>
    </style:style>
    <style:style style:name="ro19" style:family="table-row">
      <style:table-row-properties style:row-height="8.25pt" fo:break-before="auto" style:use-optimal-row-height="false"/>
    </style:style>
    <style:style style:name="ro20" style:family="table-row">
      <style:table-row-properties style:row-height="9.01pt" fo:break-before="auto" style:use-optimal-row-height="false"/>
    </style:style>
    <style:style style:name="ro21" style:family="table-row">
      <style:table-row-properties style:row-height="24.75pt" fo:break-before="auto" style:use-optimal-row-height="false"/>
    </style:style>
    <style:style style:name="ro22" style:family="table-row">
      <style:table-row-properties style:row-height="41.24pt" fo:break-before="auto" style:use-optimal-row-height="false"/>
    </style:style>
    <style:style style:name="ro23" style:family="table-row">
      <style:table-row-properties style:row-height="39pt" fo:break-before="auto" style:use-optimal-row-height="false"/>
    </style:style>
    <style:style style:name="ro24" style:family="table-row">
      <style:table-row-properties style:row-height="44.25pt" fo:break-before="auto" style:use-optimal-row-height="false"/>
    </style:style>
    <style:style style:name="ro25" style:family="table-row">
      <style:table-row-properties style:row-height="14.26pt" fo:break-before="auto" style:use-optimal-row-height="false"/>
    </style:style>
    <style:style style:name="ro26" style:family="table-row">
      <style:table-row-properties style:row-height="11.25pt" fo:break-before="auto" style:use-optimal-row-height="false"/>
    </style:style>
    <style:style style:name="ro27" style:family="table-row">
      <style:table-row-properties style:row-height="18.74pt" fo:break-before="auto" style:use-optimal-row-height="false"/>
    </style:style>
    <style:style style:name="ro28" style:family="table-row">
      <style:table-row-properties style:row-height="37.5pt" fo:break-before="auto" style:use-optimal-row-height="false"/>
    </style:style>
    <style:style style:name="ro29" style:family="table-row">
      <style:table-row-properties style:row-height="40.9pt" fo:break-before="auto" style:use-optimal-row-height="false"/>
    </style:style>
    <style:style style:name="ro30" style:family="table-row">
      <style:table-row-properties style:row-height="30.76pt" fo:break-before="auto" style:use-optimal-row-height="false"/>
    </style:style>
    <style:style style:name="ro31" style:family="table-row">
      <style:table-row-properties style:row-height="13.49pt" fo:break-before="auto" style:use-optimal-row-height="false"/>
    </style:style>
    <style:style style:name="ro32" style:family="table-row">
      <style:table-row-properties style:row-height="78.01pt" fo:break-before="auto" style:use-optimal-row-height="false"/>
    </style:style>
    <style:style style:name="ro33" style:family="table-row">
      <style:table-row-properties style:row-height="10.91pt" fo:break-before="auto" style:use-optimal-row-height="false"/>
    </style:style>
    <style:style style:name="ro34" style:family="table-row">
      <style:table-row-properties style:row-height="51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Обычный_5f_файл_20_остатки">
      <style:table-cell-properties style:rotation-align="non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Обычный_5f_файл_20_остатки">
      <style:table-cell-properties fo:border="none" style:rotation-align="none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9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  <style:style style:name="T2" style:family="text">
      <style:text-properties fo:color="#ff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Остатки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number-columns-repeated="2" table:default-cell-style-name="ce2"/>
        <table:table-column table:style-name="co6" table:number-columns-repeated="7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number-columns-repeated="2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10" table:number-columns-repeated="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6" table:number-columns-repeated="6" table:default-cell-style-name="ce2"/>
        <table:table-column table:style-name="co15" table:default-cell-style-name="ce2"/>
        <table:table-column table:style-name="co13" table:default-cell-style-name="ce2"/>
        <table:table-column table:style-name="co7" table:number-columns-repeated="5" table:default-cell-style-name="ce2"/>
        <table:table-column table:style-name="co16" table:number-columns-repeated="2" table:default-cell-style-name="ce2"/>
        <table:table-column table:style-name="co7" table:default-cell-style-name="ce2"/>
        <table:table-column table:style-name="co17" table:number-columns-repeated="2" table:default-cell-style-name="ce2"/>
        <table:table-column table:style-name="co2" table:default-cell-style-name="ce2"/>
        <table:table-column table:style-name="co18" table:default-cell-style-name="ce2"/>
        <table:table-column table:style-name="co4" table:default-cell-style-name="ce2"/>
        <table:table-column table:style-name="co14" table:number-columns-repeated="3" table:default-cell-style-name="ce2"/>
        <table:table-column table:style-name="co9" table:default-cell-style-name="ce2"/>
        <table:table-column table:style-name="co19" table:default-cell-style-name="ce2"/>
        <table:table-column table:style-name="co5" table:default-cell-style-name="ce2"/>
        <table:table-column table:style-name="co18" table:default-cell-style-name="ce2"/>
        <table:table-column table:style-name="co9" table:number-columns-repeated="3" table:default-cell-style-name="ce2"/>
        <table:table-column table:style-name="co12" table:number-columns-repeated="3" table:default-cell-style-name="ce2"/>
        <table:table-column table:style-name="co20" table:default-cell-style-name="ce2"/>
        <table:table-column table:style-name="co7" table:number-columns-repeated="3" table:default-cell-style-name="ce2"/>
        <table:table-column table:style-name="co4" table:number-columns-repeated="2" table:default-cell-style-name="ce2"/>
        <table:table-column table:style-name="co3" table:number-columns-repeated="2" table:default-cell-style-name="ce2"/>
        <table:table-column table:style-name="co13" table:number-columns-repeated="8" table:default-cell-style-name="ce2"/>
        <table:table-column table:style-name="co7" table:default-cell-style-name="ce2"/>
        <table:table-column table:style-name="co2" table:default-cell-style-name="ce2"/>
        <table:table-column table:style-name="co20" table:default-cell-style-name="ce2"/>
        <table:table-column table:style-name="co2" table:number-columns-repeated="2" table:default-cell-style-name="ce2"/>
        <table:table-column table:style-name="co8" table:default-cell-style-name="ce2"/>
        <table:table-column table:style-name="co2" table:default-cell-style-name="ce2"/>
        <table:table-column table:style-name="co13" table:default-cell-style-name="ce2"/>
        <table:table-column table:style-name="co17" table:default-cell-style-name="ce2"/>
        <table:table-column table:style-name="co3" table:default-cell-style-name="ce2"/>
        <table:table-column table:style-name="co6" table:number-columns-repeated="5" table:default-cell-style-name="ce2"/>
        <table:table-column table:style-name="co21" table:default-cell-style-name="ce2"/>
        <table:table-column table:style-name="co17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7" table:default-cell-style-name="ce2"/>
        <table:table-column table:style-name="co26" table:default-cell-style-name="ce2"/>
        <table:table-column-group>
          <table:table-column table:style-name="co27" table:default-cell-style-name="ce2"/>
        </table:table-column-group>
        <table:table-column table:style-name="co28" table:number-columns-repeated="2" table:default-cell-style-name="ce2"/>
        <table:table-column table:style-name="co29" table:default-cell-style-name="ce2"/>
        <table:table-column table:style-name="co28" table:number-columns-repeated="9" table:default-cell-style-name="ce2"/>
        <table:table-column-group table:display="false">
          <table:table-column table:style-name="co20" table:visibility="collapse" table:default-cell-style-name="ce2"/>
          <table:table-column table:style-name="co13" table:visibility="collapse" table:default-cell-style-name="ce2"/>
        </table:table-column-group>
        <table:table-column table:style-name="co28" table:number-columns-repeated="2" table:default-cell-style-name="ce2"/>
        <table:table-column table:style-name="co30" table:default-cell-style-name="ce2"/>
        <table:table-column table:style-name="co28" table:number-columns-repeated="899" table:default-cell-style-name="ce2"/>
        <table:table-row table:style-name="ro1">
          <table:table-cell table:style-name="ce1" office:value-type="string" calcext:value-type="string">
            <text:p>Отчет от</text:p>
          </table:table-cell>
          <table:table-cell table:style-name="ce1" office:value-type="float" office:value="44078" calcext:value-type="float">
            <text:p>44078</text:p>
          </table:table-cell>
          <table:table-cell table:style-name="ce1" table:number-columns-repeated="146"/>
          <table:table-cell table:number-columns-repeated="876"/>
        </table:table-row>
        <table:table-row table:style-name="ro2">
          <table:table-cell table:style-name="ce1" office:value-type="string" calcext:value-type="string">
            <text:p>Группа</text:p>
          </table:table-cell>
          <table:table-cell table:style-name="ce3" office:value-type="string" calcext:value-type="string" table:number-columns-spanned="7" table:number-rows-spanned="1">
            <text:p>Кавказский</text:p>
          </table:table-cell>
          <table:covered-table-cell table:number-columns-repeated="6" table:style-name="ce1"/>
          <table:table-cell table:style-name="ce3" office:value-type="string" calcext:value-type="string" table:number-columns-spanned="4" table:number-rows-spanned="1">
            <text:p>Черкесский</text:p>
          </table:table-cell>
          <table:covered-table-cell table:number-columns-repeated="3" table:style-name="ce1"/>
          <table:table-cell table:style-name="ce3" table:number-columns-spanned="4" table:number-rows-spanned="1"/>
          <table:covered-table-cell table:number-columns-repeated="3" table:style-name="ce1"/>
          <table:table-cell table:style-name="ce3" office:value-type="string" calcext:value-type="string" table:number-columns-spanned="3" table:number-rows-spanned="1">
            <text:p>Сулугуни 0,28</text:p>
          </table:table-cell>
          <table:covered-table-cell table:number-columns-repeated="2" table:style-name="ce1"/>
          <table:table-cell table:style-name="ce1" office:value-type="string" calcext:value-type="string">
            <text:p>Сулугуни 0,2</text:p>
          </table:table-cell>
          <table:table-cell table:style-name="ce3" office:value-type="string" calcext:value-type="string" table:number-columns-spanned="3" table:number-rows-spanned="1">
            <text:p>Сулугуни 0,12</text:p>
          </table:table-cell>
          <table:covered-table-cell table:number-columns-repeated="2" table:style-name="ce1"/>
          <table:table-cell table:style-name="ce3" table:number-columns-spanned="2" table:number-rows-spanned="1"/>
          <table:covered-table-cell table:style-name="ce1"/>
          <table:table-cell table:style-name="ce3" office:value-type="string" calcext:value-type="string" table:number-columns-spanned="13" table:number-rows-spanned="1">
            <text:p>Моцарелла для пиццы </text:p>
          </table:table-cell>
          <table:covered-table-cell table:number-columns-repeated="12" table:style-name="ce1"/>
          <table:table-cell table:style-name="ce3" table:number-columns-spanned="4" table:number-rows-spanned="1"/>
          <table:covered-table-cell table:number-columns-repeated="3" table:style-name="ce1"/>
          <table:table-cell table:style-name="ce3" office:value-type="string" calcext:value-type="string" table:number-columns-spanned="2" table:number-rows-spanned="1">
            <text:p>Чечил</text:p>
          </table:table-cell>
          <table:covered-table-cell table:style-name="ce1"/>
          <table:table-cell table:style-name="ce3" office:value-type="string" calcext:value-type="string" table:number-columns-spanned="10" table:number-rows-spanned="1">
            <text:p>Моцарелла в воде Фиор Ди Латте</text:p>
          </table:table-cell>
          <table:covered-table-cell table:number-columns-repeated="9" table:style-name="ce1"/>
          <table:table-cell table:style-name="ce1" office:value-type="string" calcext:value-type="string">
            <text:p>Грандиоза </text:p>
          </table:table-cell>
          <table:table-cell table:style-name="ce3" office:value-type="string" calcext:value-type="string" table:number-columns-spanned="7" table:number-rows-spanned="1">
            <text:p>Моцарелла Чильеджина в воде</text:p>
          </table:table-cell>
          <table:covered-table-cell table:number-columns-repeated="6" table:style-name="ce1"/>
          <table:table-cell table:style-name="ce3" office:value-type="string" calcext:value-type="string" table:number-columns-spanned="18" table:number-rows-spanned="1">
            <text:p>Рикотта</text:p>
          </table:table-cell>
          <table:covered-table-cell table:number-columns-repeated="17" table:style-name="ce1"/>
          <table:table-cell table:style-name="ce1" office:value-type="string" calcext:value-type="string">
            <text:p>Сливки</text:p>
          </table:table-cell>
          <table:table-cell table:style-name="ce3" office:value-type="string" calcext:value-type="string" table:number-columns-spanned="5" table:number-rows-spanned="1">
            <text:p>Cливочный </text:p>
          </table:table-cell>
          <table:covered-table-cell table:number-columns-repeated="4" table:style-name="ce1"/>
          <table:table-cell table:style-name="ce3" office:value-type="string" calcext:value-type="string" table:number-columns-spanned="4" table:number-rows-spanned="1">
            <text:p>Творожный</text:p>
          </table:table-cell>
          <table:covered-table-cell table:number-columns-repeated="3" table:style-name="ce1"/>
          <table:table-cell table:style-name="ce3" office:value-type="string" calcext:value-type="string" table:number-columns-spanned="9" table:number-rows-spanned="1">
            <text:p>Маскарпоне</text:p>
          </table:table-cell>
          <table:covered-table-cell table:number-columns-repeated="8" table:style-name="ce1"/>
          <table:table-cell table:style-name="ce3" office:value-type="string" calcext:value-type="string" table:number-columns-spanned="6" table:number-rows-spanned="1">
            <text:p>Масло</text:p>
          </table:table-cell>
          <table:covered-table-cell table:number-columns-repeated="5" table:style-name="ce1"/>
          <table:table-cell table:style-name="ce1" office:value-type="string" calcext:value-type="string">
            <text:p>Некондиционная продукция</text:p>
          </table:table-cell>
          <table:table-cell table:style-name="ce3" office:value-type="string" calcext:value-type="string" table:number-columns-spanned="5" table:number-rows-spanned="1">
            <text:p>Полуфабрикаты</text:p>
          </table:table-cell>
          <table:covered-table-cell table:number-columns-repeated="4" table:style-name="ce1"/>
          <table:table-cell table:style-name="ce3" office:value-type="string" calcext:value-type="string" table:number-columns-spanned="1" table:number-rows-spanned="4">
            <text:p>Итого</text:p>
          </table:table-cell>
          <table:table-cell table:style-name="ce1" office:value-type="string" calcext:value-type="string">
            <text:p>Группа</text:p>
          </table:table-cell>
          <table:table-cell table:style-name="ce1" table:number-columns-repeated="15"/>
          <table:table-cell table:style-name="ce1" office:value-type="string" calcext:value-type="string">
            <text:p>Грандиоза </text:p>
          </table:table-cell>
          <table:table-cell table:style-name="ce1" table:number-columns-repeated="12"/>
          <table:table-cell table:style-name="ce1" office:value-type="string" calcext:value-type="string">
            <text:p>Грандиоза 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Подгруппа</text:p>
          </table:table-cell>
          <table:table-cell table:number-columns-repeated="7" table:style-name="ce1" office:value-type="string" calcext:value-type="string">
            <text:p>Кавказский</text:p>
          </table:table-cell>
          <table:table-cell table:number-columns-repeated="4" table:style-name="ce1" office:value-type="string" calcext:value-type="string">
            <text:p>Черкесский </text:p>
          </table:table-cell>
          <table:table-cell table:style-name="ce1" office:value-type="string" calcext:value-type="string">
            <text:p>Свели-Квели </text:p>
          </table:table-cell>
          <table:table-cell table:style-name="ce1" office:value-type="string" calcext:value-type="string">
            <text:p>Четук </text:p>
          </table:table-cell>
          <table:table-cell table:style-name="ce1" office:value-type="string" calcext:value-type="string">
            <text:p>Качорикотта</text:p>
          </table:table-cell>
          <table:table-cell table:style-name="ce1" office:value-type="string" calcext:value-type="string">
            <text:p>Рикотта</text:p>
          </table:table-cell>
          <table:table-cell table:number-columns-repeated="8" table:style-name="ce1" office:value-type="string" calcext:value-type="string">
            <text:p>Сулугуни </text:p>
          </table:table-cell>
          <table:table-cell table:number-columns-repeated="14" table:style-name="ce1" office:value-type="string" calcext:value-type="string">
            <text:p>Для пиццы </text:p>
          </table:table-cell>
          <table:table-cell table:number-columns-repeated="4" table:style-name="ce1" office:value-type="string" calcext:value-type="string">
            <text:p>Качокавалло</text:p>
          </table:table-cell>
          <table:table-cell table:number-columns-repeated="2" table:style-name="ce1" office:value-type="string" calcext:value-type="string">
            <text:p>Чечил</text:p>
          </table:table-cell>
          <table:table-cell table:number-columns-repeated="10" table:style-name="ce1" office:value-type="string" calcext:value-type="string">
            <text:p>Фиор ди Латте</text:p>
          </table:table-cell>
          <table:table-cell table:style-name="ce1" office:value-type="string" calcext:value-type="string">
            <text:p>Грандиоза </text:p>
          </table:table-cell>
          <table:table-cell table:number-columns-repeated="7" table:style-name="ce1" office:value-type="string" calcext:value-type="string">
            <text:p>Чильеджина</text:p>
          </table:table-cell>
          <table:table-cell table:number-columns-repeated="18" table:style-name="ce1" office:value-type="string" calcext:value-type="string">
            <text:p>Рикотта</text:p>
          </table:table-cell>
          <table:table-cell table:style-name="ce1" office:value-type="string" calcext:value-type="string">
            <text:p>Сливки</text:p>
          </table:table-cell>
          <table:table-cell table:number-columns-repeated="5" table:style-name="ce1" office:value-type="string" calcext:value-type="string">
            <text:p>Крем-чиз </text:p>
          </table:table-cell>
          <table:table-cell table:number-columns-repeated="2" table:style-name="ce1" office:value-type="string" calcext:value-type="string">
            <text:p>Творожный</text:p>
          </table:table-cell>
          <table:table-cell table:number-columns-repeated="2" table:style-name="ce1" office:value-type="string" calcext:value-type="string">
            <text:p>Робиола </text:p>
          </table:table-cell>
          <table:table-cell table:number-columns-repeated="9" table:style-name="ce1" office:value-type="string" calcext:value-type="string">
            <text:p>Маскарпоне</text:p>
          </table:table-cell>
          <table:table-cell table:number-columns-repeated="6" table:style-name="ce1" office:value-type="string" calcext:value-type="string">
            <text:p>Масло</text:p>
          </table:table-cell>
          <table:table-cell table:style-name="ce1" office:value-type="string" calcext:value-type="string">
            <text:p>Некондиционная продукция</text:p>
          </table:table-cell>
          <table:table-cell table:style-name="ce3" office:value-type="string" calcext:value-type="string" table:number-columns-spanned="5" table:number-rows-spanned="1">
            <text:p>Полуфабрикаты</text:p>
          </table:table-cell>
          <table:covered-table-cell table:number-columns-repeated="5" table:style-name="ce1"/>
          <table:table-cell table:style-name="ce1" office:value-type="string" calcext:value-type="string">
            <text:p>Подгруппа</text:p>
          </table:table-cell>
          <table:table-cell table:style-name="ce1" table:number-columns-repeated="13"/>
          <table:table-cell table:style-name="ce1" office:value-type="string" calcext:value-type="string">
            <text:p>Адыгейский </text:p>
          </table:table-cell>
          <table:table-cell table:style-name="ce1" office:value-type="string" calcext:value-type="string">
            <text:p>Робиола </text:p>
          </table:table-cell>
          <table:table-cell table:style-name="ce1" office:value-type="string" calcext:value-type="string">
            <text:p>Грандиоза </text:p>
          </table:table-cell>
          <table:table-cell table:style-name="ce1" table:number-columns-repeated="10"/>
          <table:table-cell table:style-name="ce1" office:value-type="string" calcext:value-type="string">
            <text:p>Адыгейский </text:p>
          </table:table-cell>
          <table:table-cell table:style-name="ce1" office:value-type="string" calcext:value-type="string">
            <text:p>Робиола </text:p>
          </table:table-cell>
          <table:table-cell table:style-name="ce1" office:value-type="string" calcext:value-type="string">
            <text:p>Грандиоза 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Бренд</text:p>
          </table:table-cell>
          <table:table-cell table:number-columns-repeated="5" table:style-name="ce1" office:value-type="string" calcext:value-type="string">
            <text:p>Умалат</text:p>
          </table:table-cell>
          <table:table-cell table:style-name="ce1" office:value-type="string" calcext:value-type="string">
            <text:p>Глобус</text:p>
          </table:table-cell>
          <table:table-cell table:number-columns-repeated="7" table:style-name="ce1" office:value-type="string" calcext:value-type="string">
            <text:p>Умалат</text:p>
          </table:table-cell>
          <table:table-cell table:style-name="ce1" office:value-type="string" calcext:value-type="string">
            <text:p>Unagrande</text:p>
          </table:table-cell>
          <table:table-cell table:style-name="ce1" office:value-type="string" calcext:value-type="string">
            <text:p>Pretto</text:p>
          </table:table-cell>
          <table:table-cell table:style-name="ce1" office:value-type="string" calcext:value-type="string">
            <text:p>Умалат</text:p>
          </table:table-cell>
          <table:table-cell table:style-name="ce1" office:value-type="string" calcext:value-type="string">
            <text:p>ВкусВилл</text:p>
          </table:table-cell>
          <table:table-cell table:number-columns-repeated="4" table:style-name="ce1" office:value-type="string" calcext:value-type="string">
            <text:p>Умалат</text:p>
          </table:table-cell>
          <table:table-cell table:style-name="ce1" office:value-type="string" calcext:value-type="string">
            <text:p>ВкусВилл</text:p>
          </table:table-cell>
          <table:table-cell table:style-name="ce1" office:value-type="string" calcext:value-type="string">
            <text:p>Умалат</text:p>
          </table:table-cell>
          <table:table-cell table:style-name="ce1" office:value-type="string" calcext:value-type="string">
            <text:p>Fine Life</text:p>
          </table:table-cell>
          <table:table-cell table:number-columns-repeated="2" table:style-name="ce1" office:value-type="string" calcext:value-type="string">
            <text:p>Unagrande</text:p>
          </table:table-cell>
          <table:table-cell table:style-name="ce1" office:value-type="string" calcext:value-type="string">
            <text:p>Бонджорно</text:p>
          </table:table-cell>
          <table:table-cell table:style-name="ce1" office:value-type="string" calcext:value-type="string">
            <text:p>ВкусВилл</text:p>
          </table:table-cell>
          <table:table-cell table:number-columns-repeated="2" table:style-name="ce1" office:value-type="string" calcext:value-type="string">
            <text:p>Unagrande</text:p>
          </table:table-cell>
          <table:table-cell table:number-columns-repeated="3" table:style-name="ce1" office:value-type="string" calcext:value-type="string">
            <text:p>Pretto</text:p>
          </table:table-cell>
          <table:table-cell table:style-name="ce1" office:value-type="string" calcext:value-type="string">
            <text:p>Фермерская коллекция</text:p>
          </table:table-cell>
          <table:table-cell table:number-columns-repeated="2" table:style-name="ce1" office:value-type="string" calcext:value-type="string">
            <text:p>Unagrande</text:p>
          </table:table-cell>
          <table:table-cell table:style-name="ce1" office:value-type="string" calcext:value-type="string">
            <text:p>Metro Chef</text:p>
          </table:table-cell>
          <table:table-cell table:number-columns-repeated="4" table:style-name="ce1" office:value-type="string" calcext:value-type="string">
            <text:p>Unagrande</text:p>
          </table:table-cell>
          <table:table-cell table:number-columns-repeated="2" table:style-name="ce1" office:value-type="string" calcext:value-type="string">
            <text:p>Эсперсон</text:p>
          </table:table-cell>
          <table:table-cell table:number-columns-repeated="2" table:style-name="ce1" office:value-type="string" calcext:value-type="string">
            <text:p>Unagrande</text:p>
          </table:table-cell>
          <table:table-cell table:number-columns-repeated="2" table:style-name="ce1" office:value-type="string" calcext:value-type="string">
            <text:p>Pretto</text:p>
          </table:table-cell>
          <table:table-cell table:style-name="ce1" office:value-type="string" calcext:value-type="string">
            <text:p>Ваш выбор</text:p>
          </table:table-cell>
          <table:table-cell table:style-name="ce1" office:value-type="string" calcext:value-type="string">
            <text:p>Красная птица</text:p>
          </table:table-cell>
          <table:table-cell table:style-name="ce1" office:value-type="string" calcext:value-type="string">
            <text:p>Fine Life</text:p>
          </table:table-cell>
          <table:table-cell table:style-name="ce1" office:value-type="string" calcext:value-type="string">
            <text:p>Orecchio Oro</text:p>
          </table:table-cell>
          <table:table-cell table:style-name="ce1" office:value-type="string" calcext:value-type="string">
            <text:p>ВкусВилл</text:p>
          </table:table-cell>
          <table:table-cell table:number-columns-repeated="4" table:style-name="ce1" office:value-type="string" calcext:value-type="string">
            <text:p>Unagrande</text:p>
          </table:table-cell>
          <table:table-cell table:style-name="ce1" office:value-type="string" calcext:value-type="string">
            <text:p>Pretto</text:p>
          </table:table-cell>
          <table:table-cell table:style-name="ce1" office:value-type="string" calcext:value-type="string">
            <text:p>Fine Life</text:p>
          </table:table-cell>
          <table:table-cell table:style-name="ce1" office:value-type="string" calcext:value-type="string">
            <text:p>Orecchio Oro</text:p>
          </table:table-cell>
          <table:table-cell table:style-name="ce1" office:value-type="string" calcext:value-type="string">
            <text:p>Ваш выбор</text:p>
          </table:table-cell>
          <table:table-cell table:style-name="ce1" office:value-type="string" calcext:value-type="string">
            <text:p>Красная птица</text:p>
          </table:table-cell>
          <table:table-cell table:number-columns-repeated="7" table:style-name="ce1" office:value-type="string" calcext:value-type="string">
            <text:p>Unagrande</text:p>
          </table:table-cell>
          <table:table-cell table:style-name="ce1" office:value-type="string" calcext:value-type="string">
            <text:p>ВкусВилл</text:p>
          </table:table-cell>
          <table:table-cell table:number-columns-repeated="2" table:style-name="ce1" office:value-type="string" calcext:value-type="string">
            <text:p>Pretto</text:p>
          </table:table-cell>
          <table:table-cell table:style-name="ce1" office:value-type="string" calcext:value-type="string">
            <text:p>Фермерская коллекция</text:p>
          </table:table-cell>
          <table:table-cell table:style-name="ce1" office:value-type="string" calcext:value-type="string">
            <text:p>Избёнка</text:p>
          </table:table-cell>
          <table:table-cell table:style-name="ce1" office:value-type="string" calcext:value-type="string">
            <text:p>Красная птица</text:p>
          </table:table-cell>
          <table:table-cell table:style-name="ce1" office:value-type="string" calcext:value-type="string">
            <text:p>SPAR</text:p>
          </table:table-cell>
          <table:table-cell table:number-columns-repeated="3" table:style-name="ce1" office:value-type="string" calcext:value-type="string">
            <text:p>Бонджорно</text:p>
          </table:table-cell>
          <table:table-cell table:style-name="ce1" office:value-type="string" calcext:value-type="string">
            <text:p>Глобус</text:p>
          </table:table-cell>
          <table:table-cell table:number-columns-repeated="2" table:style-name="ce1" office:value-type="string" calcext:value-type="string">
            <text:p>Unagrande</text:p>
          </table:table-cell>
          <table:table-cell table:style-name="ce1" office:value-type="string" calcext:value-type="string">
            <text:p>Pretto</text:p>
          </table:table-cell>
          <table:table-cell table:style-name="ce1" office:value-type="string" calcext:value-type="string">
            <text:p>Избёнка</text:p>
          </table:table-cell>
          <table:table-cell table:style-name="ce1" office:value-type="string" calcext:value-type="string">
            <text:p>Фермерская коллекция</text:p>
          </table:table-cell>
          <table:table-cell table:style-name="ce1" office:value-type="string" calcext:value-type="string">
            <text:p>Unagrande</text:p>
          </table:table-cell>
          <table:table-cell table:style-name="ce1" office:value-type="string" calcext:value-type="string">
            <text:p>Фермерская коллекция</text:p>
          </table:table-cell>
          <table:table-cell table:style-name="ce1" office:value-type="string" calcext:value-type="string">
            <text:p>Pretto</text:p>
          </table:table-cell>
          <table:table-cell table:style-name="ce1" office:value-type="string" calcext:value-type="string">
            <text:p>Избёнка</text:p>
          </table:table-cell>
          <table:table-cell table:style-name="ce1" office:value-type="string" calcext:value-type="string">
            <text:p>Unagrande</text:p>
          </table:table-cell>
          <table:table-cell table:style-name="ce1" office:value-type="string" calcext:value-type="string">
            <text:p>Ungrande</text:p>
          </table:table-cell>
          <table:table-cell table:number-columns-repeated="2" table:style-name="ce1" office:value-type="string" calcext:value-type="string">
            <text:p>Pretto</text:p>
          </table:table-cell>
          <table:table-cell table:style-name="ce1" office:value-type="string" calcext:value-type="string">
            <text:p>Красная птица</text:p>
          </table:table-cell>
          <table:table-cell table:style-name="ce1" office:value-type="string" calcext:value-type="string">
            <text:p>ВкусВилл</text:p>
          </table:table-cell>
          <table:table-cell table:style-name="ce1" office:value-type="string" calcext:value-type="string">
            <text:p>Глобус</text:p>
          </table:table-cell>
          <table:table-cell table:style-name="ce1" office:value-type="string" calcext:value-type="string">
            <text:p>Ungrande</text:p>
          </table:table-cell>
          <table:table-cell table:style-name="ce1" office:value-type="string" calcext:value-type="string">
            <text:p>Бонджорно</text:p>
          </table:table-cell>
          <table:table-cell table:style-name="ce1" office:value-type="string" calcext:value-type="string">
            <text:p>Ungrande</text:p>
          </table:table-cell>
          <table:table-cell table:number-columns-repeated="2" table:style-name="ce1" office:value-type="string" calcext:value-type="string">
            <text:p>Умалат</text:p>
          </table:table-cell>
          <table:table-cell table:style-name="ce1"/>
          <table:table-cell table:number-columns-repeated="2" table:style-name="ce1" office:value-type="string" calcext:value-type="string">
            <text:p>Unagrande</text:p>
          </table:table-cell>
          <table:table-cell table:style-name="ce1" table:number-columns-repeated="7"/>
          <table:covered-table-cell table:style-name="ce1"/>
          <table:table-cell table:style-name="ce1" office:value-type="string" calcext:value-type="string">
            <text:p>Бренд</text:p>
          </table:table-cell>
          <table:table-cell table:style-name="ce1" table:number-columns-repeated="13"/>
          <table:table-cell table:style-name="ce1" office:value-type="string" calcext:value-type="string">
            <text:p>Умалат</text:p>
          </table:table-cell>
          <table:table-cell table:style-name="ce1" office:value-type="string" calcext:value-type="string">
            <text:p>Избёнка</text:p>
          </table:table-cell>
          <table:table-cell table:style-name="ce1" office:value-type="string" calcext:value-type="string">
            <text:p>Unagrande</text:p>
          </table:table-cell>
          <table:table-cell table:style-name="ce1" table:number-columns-repeated="10"/>
          <table:table-cell table:style-name="ce1" office:value-type="string" calcext:value-type="string">
            <text:p>Умалат</text:p>
          </table:table-cell>
          <table:table-cell table:style-name="ce1" office:value-type="string" calcext:value-type="string">
            <text:p>Избёнка</text:p>
          </table:table-cell>
          <table:table-cell table:style-name="ce1" office:value-type="string" calcext:value-type="string">
            <text:p>Unagrande</text:p>
          </table:table-cell>
          <table:table-cell table:style-name="ce1" table:number-columns-repeated="6"/>
          <table:table-cell table:number-columns-repeated="876"/>
        </table:table-row>
        <table:table-row table:style-name="ro4">
          <table:table-cell table:style-name="ce1" office:value-type="string" calcext:value-type="string">
            <text:p>Дата выработки продукции:</text:p>
          </table:table-cell>
          <table:table-cell table:style-name="ce1" office:value-type="string" calcext:value-type="string">
            <text:p>Кавказский "Умалат" (Перекресток), 45%, кг, в/у</text:p>
          </table:table-cell>
          <table:table-cell table:style-name="ce1" office:value-type="string" calcext:value-type="string">
            <text:p>Кавказский "Умалат" (Окей), 45%, кг, в/у</text:p>
          </table:table-cell>
          <table:table-cell table:style-name="ce1" office:value-type="string" calcext:value-type="string">
            <text:p>Кавказский "Умалат" (Тандер), 45%, кг , в/у</text:p>
          </table:table-cell>
          <table:table-cell table:style-name="ce1" office:value-type="string" calcext:value-type="string">
            <text:p>Кавказский "Умалат" (Метро), 45%, кг, в/у</text:p>
          </table:table-cell>
          <table:table-cell table:style-name="ce1" office:value-type="string" calcext:value-type="string">
            <text:p>Кавказский "Умалат", 45%, 0,37 кг, в/у</text:p>
          </table:table-cell>
          <table:table-cell table:style-name="ce1" office:value-type="string" calcext:value-type="string">
            <text:p>Кавказский "Глобус", 45%, кг, в/у</text:p>
          </table:table-cell>
          <table:table-cell table:style-name="ce1" office:value-type="string" calcext:value-type="string">
            <text:p>Кавказский "Умалат", 45%, кг, в/у</text:p>
          </table:table-cell>
          <table:table-cell table:style-name="ce1" office:value-type="string" calcext:value-type="string">
            <text:p>Сыр Черкесский "Умалат", 45%, 0,28 кг, т/ф</text:p>
          </table:table-cell>
          <table:table-cell table:style-name="ce1" office:value-type="string" calcext:value-type="string">
            <text:p>Сыр Черкесский "Умалат", 45%, кг, т/ф, ВЕС</text:p>
          </table:table-cell>
          <table:table-cell table:style-name="ce1" office:value-type="string" calcext:value-type="string">
            <text:p>Сыр Черкесский "Умалат" (БИЛЛА), 45%, т/ф, ВЕС</text:p>
          </table:table-cell>
          <table:table-cell table:style-name="ce1" office:value-type="string" calcext:value-type="string">
            <text:p>Сыр Черкесский "Умалат" (ДИКСИ), 45%, т/ф, ВЕС</text:p>
          </table:table-cell>
          <table:table-cell table:style-name="ce1" office:value-type="string" calcext:value-type="string">
            <text:p>Свели-Квели "Умалат", 30%, 0,37 кг, в/у</text:p>
          </table:table-cell>
          <table:table-cell table:style-name="ce1" office:value-type="string" calcext:value-type="string">
            <text:p>Четук "Умалат", 45%, 0,37 кг, в/у</text:p>
          </table:table-cell>
          <table:table-cell table:style-name="ce1" office:value-type="string" calcext:value-type="string">
            <text:p>Качорикотта "Unagrande", 45%, 0,37 кг, в/у</text:p>
          </table:table-cell>
          <table:table-cell table:style-name="ce1" office:value-type="string" calcext:value-type="string">
            <text:p>Рикотта "Pretto" (зернистая), 30%, 0,37 кг, в/у</text:p>
          </table:table-cell>
          <table:table-cell table:style-name="ce1" office:value-type="string" calcext:value-type="string">
            <text:p>Сулугуни "Маркет Перекресток", 45%, 0,28 кг, т/ф</text:p>
          </table:table-cell>
          <table:table-cell table:style-name="ce1" office:value-type="string" calcext:value-type="string">
            <text:p>Сулугуни "ВкусВилл", 45%, 0,28 кг, т/ф</text:p>
          </table:table-cell>
          <table:table-cell table:style-name="ce1" office:value-type="string" calcext:value-type="string">
            <text:p>Сулугуни "Умалат", 45%, 0,28 кг, т/ф, <text:span text:style-name="T2">(8 шт)</text:span></text:p>
          </table:table-cell>
          <table:table-cell table:style-name="ce1" office:value-type="string" calcext:value-type="string">
            <text:p>Сулугуни "Умалат", 45%, 0,2 кг, т/ф, <text:span text:style-name="T2">(9 шт)</text:span></text:p>
          </table:table-cell>
          <table:table-cell table:style-name="ce1" office:value-type="string" calcext:value-type="string">
            <text:p>Сулугуни палочки "Умалат", 45%, 0,12 кг, т/ф (10 шт.)</text:p>
          </table:table-cell>
          <table:table-cell table:style-name="ce1" office:value-type="string" calcext:value-type="string">
            <text:p>Сулугуни "Умалат" (для хачапури), 45%, 0,12 кг, ф/п</text:p>
          </table:table-cell>
          <table:table-cell table:style-name="ce1" office:value-type="string" calcext:value-type="string">
            <text:p>Сулугуни кубики "ВкусВилл", 45%, 0,12 кг, ф/п</text:p>
          </table:table-cell>
          <table:table-cell table:style-name="ce1" office:value-type="string" calcext:value-type="string">
            <text:p>Сулугуни  "Умалат", 45%, 0,37 кг, т/ф, <text:span text:style-name="T2">(6 шт)</text:span></text:p>
          </table:table-cell>
          <table:table-cell table:style-name="ce1" office:value-type="string" calcext:value-type="string">
            <text:p>Моцарелла для пиццы «Fine Life», 45%, 0,37 кг, т/ф, <text:span text:style-name="T2">(6 шт)</text:span></text:p>
          </table:table-cell>
          <table:table-cell table:style-name="ce1" office:value-type="string" calcext:value-type="string">
            <text:p>Моцарелла для пиццы "Unagrande", 45%, 0,46 кг, в/у, <text:span text:style-name="T2">(8 шт)</text:span></text:p>
          </table:table-cell>
          <table:table-cell table:style-name="ce1" office:value-type="string" calcext:value-type="string">
            <text:p>Моцарелла палочки "Unagrande", 45%, 0,12 кг, т/ф</text:p>
          </table:table-cell>
          <table:table-cell table:style-name="ce1" office:value-type="string" calcext:value-type="string">
            <text:p>Моцарелла палочки "Бонджорно", 45%, 0,12 кг, т/ф</text:p>
          </table:table-cell>
          <table:table-cell table:style-name="ce1" office:value-type="string" calcext:value-type="string">
            <text:p>Моцарелла палочки "ВкусВилл", 45%, 0,12 кг, т/ф</text:p>
          </table:table-cell>
          <table:table-cell table:style-name="ce1" office:value-type="string" calcext:value-type="string">
            <text:p>Моцарелла для сэндвичей "Unagrande", 45%, 0,28 кг, т/ф, <text:span text:style-name="T2">(8 шт)</text:span></text:p>
          </table:table-cell>
          <table:table-cell table:style-name="ce1" office:value-type="string" calcext:value-type="string">
            <text:p>Моцарелла без лактозы для сэндвичей "Unagrande", 45%, 0,28 кг, т/ф</text:p>
          </table:table-cell>
          <table:table-cell table:style-name="ce1" office:value-type="string" calcext:value-type="string">
            <text:p>Моцарелла "Pretto", 45%, 1,2 кг, в/у</text:p>
          </table:table-cell>
          <table:table-cell table:style-name="ce1" office:value-type="string" calcext:value-type="string">
            <text:p>Моцарелла для пиццы "Pretto", 45%, 0,46 кг, т/ф, <text:span text:style-name="T2">(8 шт)</text:span></text:p>
          </table:table-cell>
          <table:table-cell table:style-name="ce1" office:value-type="string" calcext:value-type="string">
            <text:p>Моцарелла "Pretto" (для бутербродов), 45%, 0,2 кг, т/ф, <text:span text:style-name="T2">(9 шт)</text:span></text:p>
          </table:table-cell>
          <table:table-cell table:style-name="ce1" office:value-type="string" calcext:value-type="string">
            <text:p>Моцарелла для пиццы "Фермерская коллекция", 45%, 0,2 кг, т/ф</text:p>
          </table:table-cell>
          <table:table-cell table:style-name="ce1" office:value-type="string" calcext:value-type="string">
            <text:p>Моцарелла "Unagrande", 45%, 3 кг, пл/л</text:p>
          </table:table-cell>
          <table:table-cell table:style-name="ce1" office:value-type="string" calcext:value-type="string">
            <text:p>Моцарелла "Unagrande", 45%, 0,12 кг, ф/п (кубики)</text:p>
          </table:table-cell>
          <table:table-cell table:style-name="ce1" office:value-type="string" calcext:value-type="string">
            <text:p>Моцарелла шары "Metro Chef", 45%, кг, в/у</text:p>
          </table:table-cell>
          <table:table-cell table:style-name="ce1" office:value-type="string" calcext:value-type="string">
            <text:p>Качокавалло "Unagrande", 45%, 0,26 кг, в/у, <text:span text:style-name="T2">(8 шт)</text:span></text:p>
          </table:table-cell>
          <table:table-cell table:style-name="ce1" office:value-type="string" calcext:value-type="string">
            <text:p>Качокавалло "Unagrande", 45%, кг</text:p>
          </table:table-cell>
          <table:table-cell table:style-name="ce1" office:value-type="string" calcext:value-type="string">
            <text:p>Качокавалло "Unagrande" (ОК), 45%, кг</text:p>
          </table:table-cell>
          <table:table-cell table:style-name="ce1" office:value-type="string" calcext:value-type="string">
            <text:p>Качокавалло "Unagrande" (Метро), 45%, кг</text:p>
          </table:table-cell>
          <table:table-cell table:style-name="ce1" office:value-type="string" calcext:value-type="string">
            <text:p>Моцарелла палочки 7,5 гр Эсперсен, 45%, кг, пл/л</text:p>
          </table:table-cell>
          <table:table-cell table:style-name="ce1" office:value-type="string" calcext:value-type="string">
            <text:p>Моцарелла (палочки), 45%, кг, пл/л</text:p>
          </table:table-cell>
          <table:table-cell table:style-name="ce1" office:value-type="string" calcext:value-type="string">
            <text:p>Моцарелла Фиор ди латте в воде "Unagrande", 50%, 0,125 кг, ф/п,<text:span text:style-name="T2"> (8 шт)</text:span></text:p>
          </table:table-cell>
          <table:table-cell table:style-name="ce1" office:value-type="string" calcext:value-type="string">
            <text:p>Моцарелла в воде Фиор Ди Латте без лактозы “Unagrande", 45%, 0,125 кг, ф/п, <text:span text:style-name="T2">(8 шт)</text:span></text:p>
          </table:table-cell>
          <table:table-cell table:style-name="ce1" office:value-type="string" calcext:value-type="string">
            <text:p>Моцарелла Фиор Ди Латте в воде "Pretto", 45%, 0,125 кг, ф/п, <text:span text:style-name="T2">(8 шт)</text:span></text:p>
          </table:table-cell>
          <table:table-cell table:style-name="ce1" office:value-type="string" calcext:value-type="string">
            <text:p>Моцарелла Фиор Ди Латте в воде "Pretto", 45%, 0,1 кг, ф/п,<text:span text:style-name="T2"> (8 шт)</text:span></text:p>
          </table:table-cell>
          <table:table-cell table:style-name="ce1" office:value-type="string" calcext:value-type="string">
            <text:p>Моцарелла Фиор ди Латте в воде "Ваш выбор", 50%, 0,1 кг, ф/п</text:p>
          </table:table-cell>
          <table:table-cell table:style-name="ce1" office:value-type="string" calcext:value-type="string">
            <text:p>Моцарелла Фиор ди Латте в воде "Красная птица", 45%, 0,125 кг, ф/п</text:p>
          </table:table-cell>
          <table:table-cell table:style-name="ce1" office:value-type="string" calcext:value-type="string">
            <text:p>Моцарелла Фиор ди латте в воде "Fine Life", 45%, 0,125 кг, ф/п</text:p>
          </table:table-cell>
          <table:table-cell table:style-name="ce1" office:value-type="string" calcext:value-type="string">
            <text:p>Моцарелла в воде Фиор Ди Латте "Orecchio Oro", 45%, 0,1 кг, ф/п</text:p>
          </table:table-cell>
          <table:table-cell table:style-name="ce1" office:value-type="string" calcext:value-type="string">
            <text:p>Моцарелла в воде Фиор Ди Латте без лактозы "ВкусВилл", 45%, 0,125 кг, ф/п (8 шт)</text:p>
          </table:table-cell>
          <table:table-cell table:style-name="ce1" office:value-type="string" calcext:value-type="string">
            <text:p>Моцарелла сердечки в воде "Unagrande", 45%, 0,125 кг, ф/п, <text:span text:style-name="T2">(8 шт)</text:span></text:p>
          </table:table-cell>
          <table:table-cell table:style-name="ce1" office:value-type="string" calcext:value-type="string">
            <text:p>Моцарелла Грандиоза в воде "Unagrande", 50%, 0,2 кг, ф/п</text:p>
          </table:table-cell>
          <table:table-cell table:style-name="ce1" office:value-type="string" calcext:value-type="string">
            <text:p>Моцарелла Чильеджина в воде "Unagrande", 50%, 0,125, ф/п, <text:span text:style-name="T2">(8 шт)</text:span></text:p>
          </table:table-cell>
          <table:table-cell table:style-name="ce1" office:value-type="string" calcext:value-type="string">
            <text:p>Моцарелла в воде Чильеджина без лактозы "Unagrande", 45%, 0,125 кг, ф/п</text:p>
          </table:table-cell>
          <table:table-cell table:style-name="ce1" office:value-type="string" calcext:value-type="string">
            <text:p>Моцарелла Чильеджина в воде "Pretto", 45%, 0,1 кг, ф/п, <text:span text:style-name="T2">(8 шт)</text:span></text:p>
          </table:table-cell>
          <table:table-cell table:style-name="ce1" office:value-type="string" calcext:value-type="string">
            <text:p>Моцарелла Чильеджина в воде "Fine Life", 45%, 0,125 кг, ф/п</text:p>
          </table:table-cell>
          <table:table-cell table:style-name="ce1" office:value-type="string" calcext:value-type="string">
            <text:p>Моцарелла в воде Чильеджина "Orecchio Oro", 45%, 0,1 кг, ф/п</text:p>
          </table:table-cell>
          <table:table-cell table:style-name="ce1" office:value-type="string" calcext:value-type="string">
            <text:p>Моцарелла Чильеджина в воде "Ваш выбор", 50%, 0,1 кг, ф/п</text:p>
          </table:table-cell>
          <table:table-cell table:style-name="ce1" office:value-type="string" calcext:value-type="string">
            <text:p>Моцарелла Чильеджина в воде "Красная птица", 45%, 0,125 кг, ф/п</text:p>
          </table:table-cell>
          <table:table-cell table:style-name="ce1" office:value-type="string" calcext:value-type="string">
            <text:p>Рикотта "Unagrande", 50%, 0,25 кг, пл/с</text:p>
          </table:table-cell>
          <table:table-cell table:style-name="ce1" office:value-type="string" calcext:value-type="string">
            <text:p>Рикотта "Unagrande", 50%, 0,5 кг, пл/с</text:p>
          </table:table-cell>
          <table:table-cell table:style-name="ce1" office:value-type="string" calcext:value-type="string">
            <text:p>Рикотта "Unagrande Professionale", 45%, 0,5 кг, пл/с</text:p>
          </table:table-cell>
          <table:table-cell table:style-name="ce1" office:value-type="string" calcext:value-type="string">
            <text:p>Рикотта с шоколадом "Unagrande", 30%, 0,18 кг, пл/с</text:p>
          </table:table-cell>
          <table:table-cell table:style-name="ce1" office:value-type="string" calcext:value-type="string">
            <text:p>Рикотта с шоколадом "Unagrande", 30%, 0,14 кг, пл/с</text:p>
          </table:table-cell>
          <table:table-cell table:style-name="ce1" office:value-type="string" calcext:value-type="string">
            <text:p>Рикотта сицилийская "Unagrande", 55%, 0,3 кг, пл/с</text:p>
          </table:table-cell>
          <table:table-cell table:style-name="ce1" office:value-type="string" calcext:value-type="string">
            <text:p>Рикотта сицилийская "Unagrande", 55%, ВЕС, пл/с</text:p>
          </table:table-cell>
          <table:table-cell table:style-name="ce1" office:value-type="string" calcext:value-type="string">
            <text:p>Рикотта с шоколадом "ВкусВилл", 30%, 0,14 кг, пл/с</text:p>
          </table:table-cell>
          <table:table-cell table:style-name="ce1" office:value-type="string" calcext:value-type="string">
            <text:p>Рикотта "Pretto", 45%, 0,5 кг, пл/с</text:p>
          </table:table-cell>
          <table:table-cell table:style-name="ce1" office:value-type="string" calcext:value-type="string">
            <text:p>Рикотта "Pretto", 45%, 0,2 кг, пл/с</text:p>
          </table:table-cell>
          <table:table-cell table:style-name="ce1" office:value-type="string" calcext:value-type="string">
            <text:p>Рикотта "Фермерская коллекция", 45%, 0,2 кг, пл/с</text:p>
          </table:table-cell>
          <table:table-cell table:style-name="ce1" office:value-type="string" calcext:value-type="string">
            <text:p>Рикотта "Избёнка", 45%, 0,18 кг, пл/с (6 шт)</text:p>
          </table:table-cell>
          <table:table-cell table:style-name="ce1" office:value-type="string" calcext:value-type="string">
            <text:p>Рикотта "Красная птица", 30%, <text:s/>0,25 кг, пл/с (6 шт)</text:p>
          </table:table-cell>
          <table:table-cell table:style-name="ce1" office:value-type="string" calcext:value-type="string">
            <text:p>Рикотта "SPAR", 30%, 0,2 кг, пл/с (6 шт)</text:p>
          </table:table-cell>
          <table:table-cell table:style-name="ce1" office:value-type="string" calcext:value-type="string">
            <text:p>Рикотта с ванилью "Бонджорно", 30%, 0,2 кг, пл/с</text:p>
          </table:table-cell>
          <table:table-cell table:style-name="ce1" office:value-type="string" calcext:value-type="string">
            <text:p>Рикотта с шоколадом "Бонджорно", 30%, 0,2 кг, пл/с</text:p>
          </table:table-cell>
          <table:table-cell table:style-name="ce1" office:value-type="string" calcext:value-type="string">
            <text:p>Рикотта шоколадно-ореховая "Бонджорно", 35%, 0,2 кг, пл/с</text:p>
          </table:table-cell>
          <table:table-cell table:style-name="ce1" office:value-type="string" calcext:value-type="string">
            <text:p>Рикотта "Глобус", 45%, 0,25 кг, пл/с</text:p>
          </table:table-cell>
          <table:table-cell table:style-name="ce1" office:value-type="string" calcext:value-type="string">
            <text:p>Сливки Panna Fresca "Unagrande", 38%, 0,5 л, пл/с</text:p>
          </table:table-cell>
          <table:table-cell table:style-name="ce1" office:value-type="string" calcext:value-type="string">
            <text:p>Кремчиз № 1 "Unagrande Professionale", 70%, 0,5 кг, пл/с</text:p>
          </table:table-cell>
          <table:table-cell table:style-name="ce1" office:value-type="string" calcext:value-type="string">
            <text:p>Кремчиз "Pretto", 75%, 0,2 кг, пл/с</text:p>
          </table:table-cell>
          <table:table-cell table:style-name="ce1" office:value-type="string" calcext:value-type="string">
            <text:p>Кремчиз "Избёнка", 70%, 0,18 кг, пл/с (6шт)</text:p>
          </table:table-cell>
          <table:table-cell table:style-name="ce1" office:value-type="string" calcext:value-type="string">
            <text:p>Кремчиз "Фермерская коллекция", 75%, 0,2 кг, пл/с</text:p>
          </table:table-cell>
          <table:table-cell table:style-name="ce1" office:value-type="string" calcext:value-type="string">
            <text:p>Кремчиз "Unagrande", 70%, 0,18 кг, пл/с</text:p>
          </table:table-cell>
          <table:table-cell table:style-name="ce1" office:value-type="string" calcext:value-type="string">
            <text:p>Творожный "Фермерская коллекция", 65%,0,18 кг,пл/с</text:p>
          </table:table-cell>
          <table:table-cell table:style-name="ce1" office:value-type="string" calcext:value-type="string">
            <text:p>Творожный "Pretto", 65%, 0,18 кг, пл/с</text:p>
          </table:table-cell>
          <table:table-cell table:style-name="ce1" office:value-type="string" calcext:value-type="string">
            <text:p>Робиола "Избёнка", 65%, 0,18 кг, пл/с (6 шт)</text:p>
          </table:table-cell>
          <table:table-cell table:style-name="ce1" office:value-type="string" calcext:value-type="string">
            <text:p>Робиола "Unagrande", 65%, 0,18 кг, пл/с</text:p>
          </table:table-cell>
          <table:table-cell table:style-name="ce1" office:value-type="string" calcext:value-type="string">
            <text:p>Маскарпоне "Unagrande", 80%, 0,25 кг, пл/с</text:p>
          </table:table-cell>
          <table:table-cell table:style-name="ce1" office:value-type="string" calcext:value-type="string">
            <text:p>Маскарпоне "Pretto", 80%, 0,25 кг, пл/с</text:p>
          </table:table-cell>
          <table:table-cell table:style-name="ce1" office:value-type="string" calcext:value-type="string">
            <text:p>Маскарпоне "Pretto", 80%, 0,5 кг, пл/с</text:p>
          </table:table-cell>
          <table:table-cell table:style-name="ce1" office:value-type="string" calcext:value-type="string">
            <text:p>Маскарпоне "Красная птица", 80%, <text:s/>0,25 кг, пл/с, (6 шт)</text:p>
          </table:table-cell>
          <table:table-cell table:style-name="ce1" office:value-type="string" calcext:value-type="string">
            <text:p>Маскарпоне "ВкусВилл", 80%, 0,25 кг, пл/с (6 шт)</text:p>
          </table:table-cell>
          <table:table-cell table:style-name="ce1" office:value-type="string" calcext:value-type="string">
            <text:p>Маскарпоне "Глобус", 80%, 0,25 кг, пл/с</text:p>
          </table:table-cell>
          <table:table-cell table:style-name="ce1" office:value-type="string" calcext:value-type="string">
            <text:p>Маскарпоне "Unаgrande", 80%, 0,5 кг, пл/с</text:p>
          </table:table-cell>
          <table:table-cell table:style-name="ce1" office:value-type="string" calcext:value-type="string">
            <text:p>Маскарпоне с шоколадом "Бонджорно", 50%, 0,2 кг, пл/с</text:p>
          </table:table-cell>
          <table:table-cell table:style-name="ce1" office:value-type="string" calcext:value-type="string">
            <text:p>Маскарпоне с шоколадом "Unagrande", 50%, 0,18 кг, пл/с</text:p>
          </table:table-cell>
          <table:table-cell table:style-name="ce1" office:value-type="string" calcext:value-type="string">
            <text:p>Масло сливочное "Умалат", 72,5% <text:s/>0,5 кг, к/к</text:p>
          </table:table-cell>
          <table:table-cell table:style-name="ce1" office:value-type="string" calcext:value-type="string">
            <text:p>Масло сливочное "Умалат", 72,5%, 2 кг, к/к</text:p>
          </table:table-cell>
          <table:table-cell table:style-name="ce1" office:value-type="string" calcext:value-type="string">
            <text:p>Масло сладко-сливочное традиционное 84%, 2 кг, кор (3 вложения)</text:p>
          </table:table-cell>
          <table:table-cell table:style-name="ce1" office:value-type="string" calcext:value-type="string">
            <text:p>Масло сладко-сливочное традиционное "Unagrande", 82,5%, 0,5 кг, к/к</text:p>
          </table:table-cell>
          <table:table-cell table:style-name="ce1" office:value-type="string" calcext:value-type="string">
            <text:p>Масло сладко-сливочное традиционное солёное "Unagrande", 82,5%, 0,5 кг, к/к</text:p>
          </table:table-cell>
          <table:table-cell table:style-name="ce1" office:value-type="string" calcext:value-type="string">
            <text:p>Масло сладко-сливочное Традиционное, 82,5%, 2 кг, к/к</text:p>
          </table:table-cell>
          <table:table-cell table:style-name="ce1" office:value-type="string" calcext:value-type="string">
            <text:p>Некондиционная продукция</text:p>
          </table:table-cell>
          <table:table-cell table:style-name="ce1" office:value-type="string" calcext:value-type="string">
            <text:p>п/ф Рикотта промышленная</text:p>
          </table:table-cell>
          <table:table-cell table:style-name="ce3" office:value-type="string" calcext:value-type="string" table:number-columns-spanned="2" table:number-rows-spanned="1">
            <text:p>П/ф Качокавалло 45%, кг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П/ф Качокавалло 45% большие головки</text:p>
          </table:table-cell>
          <table:covered-table-cell table:number-columns-repeated="2" table:style-name="ce1"/>
          <table:table-cell table:style-name="ce1" office:value-type="string" calcext:value-type="string">
            <text:p>Дата выработки продукции:</text:p>
          </table:table-cell>
          <table:table-cell table:style-name="ce1" table:number-columns-repeated="13"/>
          <table:table-cell table:style-name="ce1" office:value-type="string" calcext:value-type="string">
            <text:p>Адыгейский "Умалат" (БИЛЛА), 45%, кг, в/у</text:p>
          </table:table-cell>
          <table:table-cell table:style-name="ce1" office:value-type="string" calcext:value-type="string">
            <text:p>Робиола "Избёнка", 65%, 0,18 кг, пл/с (6 шт)</text:p>
          </table:table-cell>
          <table:table-cell table:style-name="ce1" office:value-type="string" calcext:value-type="string">
            <text:p>Моцарелла Грандиоза в воде "Unagrande", 50%, 0,2 кг, ф/п</text:p>
          </table:table-cell>
          <table:table-cell table:style-name="ce1" table:number-columns-repeated="10"/>
          <table:table-cell table:style-name="ce1" office:value-type="string" calcext:value-type="string">
            <text:p>Адыгейский "Умалат" (БИЛЛА), 45%, кг, в/у</text:p>
          </table:table-cell>
          <table:table-cell table:style-name="ce1" office:value-type="string" calcext:value-type="string">
            <text:p>Робиола "Избёнка", 65%, 0,18 кг, пл/с (6 шт)</text:p>
          </table:table-cell>
          <table:table-cell table:style-name="ce1" office:value-type="string" calcext:value-type="string">
            <text:p>Моцарелла Грандиоза в воде "Unagrande", 50%, 0,2 кг, ф/п</text:p>
          </table:table-cell>
          <table:table-cell table:style-name="ce1" table:number-columns-repeated="6"/>
          <table:table-cell table:number-columns-repeated="876"/>
        </table:table-row>
        <table:table-row-group>
          <table:table-row table:style-name="ro5">
            <table:table-cell table:style-name="ce1" office:value-type="string" calcext:value-type="string">
              <text:p>Код номенклатуры в 1C</text:p>
            </table:table-cell>
            <table:table-cell table:style-name="ce1" office:value-type="string" calcext:value-type="string">
              <text:p>Н0000086159</text:p>
            </table:table-cell>
            <table:table-cell table:style-name="ce1" office:value-type="string" calcext:value-type="string">
              <text:p>Н0000086487</text:p>
            </table:table-cell>
            <table:table-cell table:style-name="ce1" office:value-type="string" calcext:value-type="string">
              <text:p>Н0000086542</text:p>
            </table:table-cell>
            <table:table-cell table:style-name="ce1" office:value-type="string" calcext:value-type="string">
              <text:p>Н0000088745</text:p>
            </table:table-cell>
            <table:table-cell table:style-name="ce1" office:value-type="string" calcext:value-type="string">
              <text:p>Н0000084595</text:p>
            </table:table-cell>
            <table:table-cell table:style-name="ce1" office:value-type="string" calcext:value-type="string">
              <text:p>Н0000090511</text:p>
            </table:table-cell>
            <table:table-cell table:style-name="ce1" office:value-type="string" calcext:value-type="string">
              <text:p>Н0000080826</text:p>
            </table:table-cell>
            <table:table-cell table:style-name="ce1" office:value-type="string" calcext:value-type="string">
              <text:p>Н0000094227</text:p>
            </table:table-cell>
            <table:table-cell table:style-name="ce1" office:value-type="string" calcext:value-type="string">
              <text:p>Н0000094228</text:p>
            </table:table-cell>
            <table:table-cell table:style-name="ce1" office:value-type="string" calcext:value-type="string">
              <text:p>Н0000094632</text:p>
            </table:table-cell>
            <table:table-cell table:style-name="ce1" office:value-type="string" calcext:value-type="string">
              <text:p>Н0000094779</text:p>
            </table:table-cell>
            <table:table-cell table:style-name="ce1" office:value-type="string" calcext:value-type="string">
              <text:p>Н0000088771</text:p>
            </table:table-cell>
            <table:table-cell table:style-name="ce1" office:value-type="string" calcext:value-type="string">
              <text:p>Н0000088717</text:p>
            </table:table-cell>
            <table:table-cell table:style-name="ce1" office:value-type="string" calcext:value-type="string">
              <text:p>Н0000082882</text:p>
            </table:table-cell>
            <table:table-cell table:style-name="ce1" office:value-type="string" calcext:value-type="string">
              <text:p>Н0000088470</text:p>
            </table:table-cell>
            <table:table-cell table:style-name="ce1" office:value-type="float" office:value="3503984" calcext:value-type="float">
              <text:p>3503984</text:p>
            </table:table-cell>
            <table:table-cell table:style-name="ce1" office:value-type="string" calcext:value-type="string">
              <text:p>Н0000095992</text:p>
            </table:table-cell>
            <table:table-cell table:style-name="ce1" office:value-type="string" calcext:value-type="string">
              <text:p>Н0000081879</text:p>
            </table:table-cell>
            <table:table-cell table:style-name="ce1" office:value-type="string" calcext:value-type="string">
              <text:p>Н0000094741</text:p>
            </table:table-cell>
            <table:table-cell table:style-name="ce1" office:value-type="string" calcext:value-type="string">
              <text:p>Н0000093444</text:p>
            </table:table-cell>
            <table:table-cell table:style-name="ce1" office:value-type="string" calcext:value-type="string">
              <text:p>Н0000090330</text:p>
            </table:table-cell>
            <table:table-cell table:style-name="ce1" office:value-type="string" calcext:value-type="string">
              <text:p>Н0000094903</text:p>
            </table:table-cell>
            <table:table-cell table:style-name="ce1" office:value-type="string" calcext:value-type="string">
              <text:p>Н0000094742</text:p>
            </table:table-cell>
            <table:table-cell table:style-name="ce1" office:value-type="string" calcext:value-type="string">
              <text:p>Н0000094745</text:p>
            </table:table-cell>
            <table:table-cell table:style-name="ce1" office:value-type="string" calcext:value-type="string">
              <text:p>Н0000094725</text:p>
            </table:table-cell>
            <table:table-cell table:style-name="ce1" office:value-type="string" calcext:value-type="string">
              <text:p>Н0000093998</text:p>
            </table:table-cell>
            <table:table-cell table:style-name="ce1" office:value-type="string" calcext:value-type="string">
              <text:p>Н0000095934</text:p>
            </table:table-cell>
            <table:table-cell table:style-name="ce1" office:value-type="string" calcext:value-type="string">
              <text:p>Н0000094497</text:p>
            </table:table-cell>
            <table:table-cell table:style-name="ce1" office:value-type="string" calcext:value-type="string">
              <text:p>Н0000094726</text:p>
            </table:table-cell>
            <table:table-cell table:style-name="ce1" office:value-type="string" calcext:value-type="string">
              <text:p>Н0000095554</text:p>
            </table:table-cell>
            <table:table-cell table:style-name="ce1" office:value-type="string" calcext:value-type="string">
              <text:p>Н0000095251</text:p>
            </table:table-cell>
            <table:table-cell table:style-name="ce1" office:value-type="string" calcext:value-type="string">
              <text:p>Н0000094734</text:p>
            </table:table-cell>
            <table:table-cell table:style-name="ce1" office:value-type="string" calcext:value-type="string">
              <text:p>Н0000094735</text:p>
            </table:table-cell>
            <table:table-cell table:style-name="ce1" office:value-type="string" calcext:value-type="string">
              <text:p>Н0000095396</text:p>
            </table:table-cell>
            <table:table-cell table:style-name="ce1" office:value-type="string" calcext:value-type="string">
              <text:p>Н0000094274</text:p>
            </table:table-cell>
            <table:table-cell table:style-name="ce1" office:value-type="string" calcext:value-type="string">
              <text:p>Н0000090331</text:p>
            </table:table-cell>
            <table:table-cell table:style-name="ce1" office:value-type="string" calcext:value-type="string">
              <text:p>Н0000089109</text:p>
            </table:table-cell>
            <table:table-cell table:style-name="ce1" office:value-type="string" calcext:value-type="string">
              <text:p>Н0000094740</text:p>
            </table:table-cell>
            <table:table-cell table:style-name="ce1" office:value-type="string" calcext:value-type="string">
              <text:p>Н0000091561</text:p>
            </table:table-cell>
            <table:table-cell table:style-name="ce1" office:value-type="string" calcext:value-type="string">
              <text:p>Н0000093316</text:p>
            </table:table-cell>
            <table:table-cell table:style-name="ce1" office:value-type="string" calcext:value-type="string">
              <text:p>Н0000092242</text:p>
            </table:table-cell>
            <table:table-cell table:style-name="ce1" office:value-type="string" calcext:value-type="string">
              <text:p>Н0000093343</text:p>
            </table:table-cell>
            <table:table-cell table:style-name="ce1" office:value-type="string" calcext:value-type="string">
              <text:p>Н0000088954</text:p>
            </table:table-cell>
            <table:table-cell table:style-name="ce1" office:value-type="string" calcext:value-type="string">
              <text:p>Н0000094736</text:p>
            </table:table-cell>
            <table:table-cell table:style-name="ce1" office:value-type="string" calcext:value-type="string">
              <text:p>Н0000094698</text:p>
            </table:table-cell>
            <table:table-cell table:style-name="ce1" office:value-type="string" calcext:value-type="string">
              <text:p>Н0000094729</text:p>
            </table:table-cell>
            <table:table-cell table:style-name="ce1" office:value-type="string" calcext:value-type="string">
              <text:p>Н0000094728</text:p>
            </table:table-cell>
            <table:table-cell table:style-name="ce1" office:value-type="float" office:value="327193010" calcext:value-type="float">
              <text:p>327193010</text:p>
            </table:table-cell>
            <table:table-cell table:style-name="ce1" office:value-type="string" calcext:value-type="string">
              <text:p>Н0000090381</text:p>
            </table:table-cell>
            <table:table-cell table:style-name="ce1" office:value-type="string" calcext:value-type="string">
              <text:p>Н0000087862</text:p>
            </table:table-cell>
            <table:table-cell table:style-name="ce1" office:value-type="string" calcext:value-type="string">
              <text:p>Н0000095981</text:p>
            </table:table-cell>
            <table:table-cell table:style-name="ce1" office:value-type="string" calcext:value-type="string">
              <text:p>Н0000095415</text:p>
            </table:table-cell>
            <table:table-cell table:style-name="ce1" office:value-type="string" calcext:value-type="string">
              <text:p>Н0000094739</text:p>
            </table:table-cell>
            <table:table-cell table:style-name="ce1" office:value-type="string" calcext:value-type="string">
              <text:p>Н0000094897</text:p>
            </table:table-cell>
            <table:table-cell table:style-name="ce1" office:value-type="string" calcext:value-type="string">
              <text:p>Н0000094737</text:p>
            </table:table-cell>
            <table:table-cell table:style-name="ce1" office:value-type="string" calcext:value-type="string">
              <text:p>Н0000095553</text:p>
            </table:table-cell>
            <table:table-cell table:style-name="ce1" office:value-type="string" calcext:value-type="string">
              <text:p>Н0000094727</text:p>
            </table:table-cell>
            <table:table-cell table:style-name="ce1" office:value-type="string" calcext:value-type="string">
              <text:p>Н0000087861</text:p>
            </table:table-cell>
            <table:table-cell table:style-name="ce1" office:value-type="string" calcext:value-type="string">
              <text:p>Н0000095985</text:p>
            </table:table-cell>
            <table:table-cell table:style-name="ce1" office:value-type="float" office:value="327192013" calcext:value-type="float">
              <text:p>327192013</text:p>
            </table:table-cell>
            <table:table-cell table:style-name="ce1" office:value-type="string" calcext:value-type="string">
              <text:p>Н0000090380</text:p>
            </table:table-cell>
            <table:table-cell table:style-name="ce1" office:value-type="string" calcext:value-type="string">
              <text:p>Н0000094030</text:p>
            </table:table-cell>
            <table:table-cell table:style-name="ce1" office:value-type="string" calcext:value-type="string">
              <text:p>Н0000094029</text:p>
            </table:table-cell>
            <table:table-cell table:style-name="ce1" office:value-type="string" calcext:value-type="string">
              <text:p>Н0000086349</text:p>
            </table:table-cell>
            <table:table-cell table:style-name="ce1" office:value-type="string" calcext:value-type="string">
              <text:p>Н0000086350</text:p>
            </table:table-cell>
            <table:table-cell table:style-name="ce1" office:value-type="string" calcext:value-type="string">
              <text:p>Н0000094994</text:p>
            </table:table-cell>
            <table:table-cell table:style-name="ce1" office:value-type="string" calcext:value-type="string">
              <text:p>Н0000095662</text:p>
            </table:table-cell>
            <table:table-cell table:style-name="ce1" office:value-type="string" calcext:value-type="string">
              <text:p>Н0000095663</text:p>
            </table:table-cell>
            <table:table-cell table:style-name="ce1" office:value-type="string" calcext:value-type="string">
              <text:p>Н0000094993</text:p>
            </table:table-cell>
            <table:table-cell table:style-name="ce1" office:value-type="string" calcext:value-type="string">
              <text:p>Н0000086888</text:p>
            </table:table-cell>
            <table:table-cell table:style-name="ce1" office:value-type="string" calcext:value-type="string">
              <text:p>Н0000088471</text:p>
            </table:table-cell>
            <table:table-cell table:style-name="ce1" office:value-type="string" calcext:value-type="string">
              <text:p>Н0000095392</text:p>
            </table:table-cell>
            <table:table-cell table:style-name="ce1" office:value-type="string" calcext:value-type="string">
              <text:p>Н0000093950</text:p>
            </table:table-cell>
            <table:table-cell table:style-name="ce1" office:value-type="string" calcext:value-type="string">
              <text:p>Н0000095119</text:p>
            </table:table-cell>
            <table:table-cell table:style-name="ce1" office:value-type="string" calcext:value-type="string">
              <text:p>Н0000092930</text:p>
            </table:table-cell>
            <table:table-cell table:style-name="ce1" office:value-type="string" calcext:value-type="string">
              <text:p>Н0000095930</text:p>
            </table:table-cell>
            <table:table-cell table:style-name="ce1" office:value-type="string" calcext:value-type="string">
              <text:p>Н0000095931</text:p>
            </table:table-cell>
            <table:table-cell table:style-name="ce1" office:value-type="string" calcext:value-type="string">
              <text:p>Н0000095932</text:p>
            </table:table-cell>
            <table:table-cell table:style-name="ce1" office:value-type="float" office:value="326635016" calcext:value-type="float">
              <text:p>326635016</text:p>
            </table:table-cell>
            <table:table-cell table:style-name="ce1" office:value-type="string" calcext:value-type="string">
              <text:p>Н0000090708</text:p>
            </table:table-cell>
            <table:table-cell table:style-name="ce1" office:value-type="string" calcext:value-type="string">
              <text:p>Н0000085588</text:p>
            </table:table-cell>
            <table:table-cell table:style-name="ce1" office:value-type="string" calcext:value-type="string">
              <text:p>Н0000089213</text:p>
            </table:table-cell>
            <table:table-cell table:style-name="ce1" office:value-type="string" calcext:value-type="string">
              <text:p>Н0000093541</text:p>
            </table:table-cell>
            <table:table-cell table:style-name="ce1" office:value-type="string" calcext:value-type="string">
              <text:p>Н0000095395</text:p>
            </table:table-cell>
            <table:table-cell table:style-name="ce1" office:value-type="string" calcext:value-type="string">
              <text:p>Н0000085591</text:p>
            </table:table-cell>
            <table:table-cell table:style-name="ce1" office:value-type="string" calcext:value-type="string">
              <text:p>Н0000095394</text:p>
            </table:table-cell>
            <table:table-cell table:style-name="ce1" office:value-type="string" calcext:value-type="string">
              <text:p>Н0000085590</text:p>
            </table:table-cell>
            <table:table-cell table:style-name="ce1" office:value-type="string" calcext:value-type="string">
              <text:p>Н0000093542</text:p>
            </table:table-cell>
            <table:table-cell table:style-name="ce1" office:value-type="string" calcext:value-type="string">
              <text:p>Н0000086352</text:p>
            </table:table-cell>
            <table:table-cell table:style-name="ce1" office:value-type="string" calcext:value-type="string">
              <text:p>Н0000079142</text:p>
            </table:table-cell>
            <table:table-cell table:style-name="ce1" office:value-type="string" calcext:value-type="string">
              <text:p>Н0000083955</text:p>
            </table:table-cell>
            <table:table-cell table:style-name="ce1" office:value-type="string" calcext:value-type="string">
              <text:p>Н0000083957</text:p>
            </table:table-cell>
            <table:table-cell table:style-name="ce1" office:value-type="string" calcext:value-type="string">
              <text:p>Н0000095118</text:p>
            </table:table-cell>
            <table:table-cell table:style-name="ce1" office:value-type="string" calcext:value-type="string">
              <text:p>Н0000094363</text:p>
            </table:table-cell>
            <table:table-cell table:style-name="ce1" office:value-type="float" office:value="326636013" calcext:value-type="float">
              <text:p>326636013</text:p>
            </table:table-cell>
            <table:table-cell table:style-name="ce1" office:value-type="string" calcext:value-type="string">
              <text:p>Н0000085587</text:p>
            </table:table-cell>
            <table:table-cell table:style-name="ce1" office:value-type="string" calcext:value-type="string">
              <text:p>Н0000095933</text:p>
            </table:table-cell>
            <table:table-cell table:style-name="ce1" office:value-type="string" calcext:value-type="string">
              <text:p>Н0000086351</text:p>
            </table:table-cell>
            <table:table-cell table:style-name="ce1" office:value-type="string" calcext:value-type="string">
              <text:p>Н0000079144</text:p>
            </table:table-cell>
            <table:table-cell table:style-name="ce1" office:value-type="string" calcext:value-type="string">
              <text:p>Н0000084378</text:p>
            </table:table-cell>
            <table:table-cell table:style-name="ce1" office:value-type="string" calcext:value-type="string">
              <text:p>Н0000093768</text:p>
            </table:table-cell>
            <table:table-cell table:style-name="ce1" office:value-type="string" calcext:value-type="string">
              <text:p>Н0000094161</text:p>
            </table:table-cell>
            <table:table-cell table:style-name="ce1" office:value-type="string" calcext:value-type="string">
              <text:p>Н0000094162</text:p>
            </table:table-cell>
            <table:table-cell table:style-name="ce1" office:value-type="string" calcext:value-type="string">
              <text:p>Н0000088626</text:p>
            </table:table-cell>
            <table:table-cell table:style-name="ce1"/>
            <table:table-cell table:style-name="ce1" office:value-type="string" calcext:value-type="string">
              <text:p>Н0000079224</text:p>
            </table:table-cell>
            <table:table-cell table:style-name="ce3" office:value-type="string" calcext:value-type="string" table:number-columns-spanned="2" table:number-rows-spanned="1">
              <text:p>Н0000083041</text:p>
            </table:table-cell>
            <table:covered-table-cell table:style-name="ce1"/>
            <table:table-cell table:style-name="ce3" office:value-type="string" calcext:value-type="string" table:number-columns-spanned="2" table:number-rows-spanned="1">
              <text:p>Н0000092414</text:p>
            </table:table-cell>
            <table:covered-table-cell table:style-name="ce1"/>
            <table:table-cell table:style-name="ce1"/>
            <table:table-cell table:style-name="ce1" office:value-type="string" calcext:value-type="string">
              <text:p>Код номенклатуры в 1C</text:p>
            </table:table-cell>
            <table:table-cell table:style-name="ce1" table:number-columns-repeated="13"/>
            <table:table-cell table:style-name="ce1" office:value-type="string" calcext:value-type="string">
              <text:p>Н0000080388</text:p>
            </table:table-cell>
            <table:table-cell table:style-name="ce1" office:value-type="string" calcext:value-type="string">
              <text:p>Н0000093542</text:p>
            </table:table-cell>
            <table:table-cell table:style-name="ce1" office:value-type="string" calcext:value-type="string">
              <text:p>Н0000094028</text:p>
            </table:table-cell>
            <table:table-cell table:style-name="ce1" table:number-columns-repeated="10"/>
            <table:table-cell table:style-name="ce1" office:value-type="string" calcext:value-type="string">
              <text:p>Н0000080388</text:p>
            </table:table-cell>
            <table:table-cell table:style-name="ce1" office:value-type="string" calcext:value-type="string">
              <text:p>Н0000093542</text:p>
            </table:table-cell>
            <table:table-cell table:style-name="ce1" office:value-type="string" calcext:value-type="string">
              <text:p>Н0000094028</text:p>
            </table:table-cell>
            <table:table-cell table:style-name="ce1" table:number-columns-repeated="6"/>
            <table:table-cell table:number-columns-repeated="876"/>
          </table:table-row>
        </table:table-row-group>
        <table:table-row table:style-name="ro6">
          <table:table-cell table:style-name="ce1" office:value-type="string" calcext:value-type="string">
            <text:p>Вес продукта в коробке:</text:p>
          </table:table-cell>
          <table:table-cell table:style-name="ce1" office:value-type="float" office:value="3.2" calcext:value-type="float">
            <text:p>3.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.96" calcext:value-type="float">
            <text:p>2.9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24" calcext:value-type="float">
            <text:p>2.24</text:p>
          </table:table-cell>
          <table:table-cell table:number-columns-repeated="3" table:style-name="ce1" office:value-type="float" office:value="2.32" calcext:value-type="float">
            <text:p>2.3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.96" calcext:value-type="float">
            <text:p>2.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24" calcext:value-type="float">
            <text:p>2.24</text:p>
          </table:table-cell>
          <table:table-cell table:style-name="ce1" office:value-type="float" office:value="2.39" calcext:value-type="float">
            <text:p>2.39</text:p>
          </table:table-cell>
          <table:table-cell table:style-name="ce1" office:value-type="float" office:value="2.24" calcext:value-type="float">
            <text:p>2.24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0.72" calcext:value-type="float">
            <text:p>0.72</text:p>
          </table:table-cell>
          <table:table-cell table:number-columns-repeated="2" table:style-name="ce1" office:value-type="float" office:value="2.22" calcext:value-type="float">
            <text:p>2.22</text:p>
          </table:table-cell>
          <table:table-cell table:style-name="ce1" office:value-type="float" office:value="3.68" calcext:value-type="float">
            <text:p>3.68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2" table:style-name="ce1" office:value-type="float" office:value="2.24" calcext:value-type="float">
            <text:p>2.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.68" calcext:value-type="float">
            <text:p>3.68</text:p>
          </table:table-cell>
          <table:table-cell table:number-columns-repeated="2" table:style-name="ce1" office:value-type="float" office:value="1.8" calcext:value-type="float">
            <text:p>1.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2.08" calcext:value-type="float">
            <text:p>2.08</text:p>
          </table:table-cell>
          <table:table-cell table:number-columns-repeated="3" table:style-name="ce1" office:value-type="float" office:value="1.94" calcext:value-type="float">
            <text:p>1.9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2" table:style-name="ce1" office:value-type="float" office:value="1.5" calcext:value-type="float">
            <text:p>1.5</text:p>
          </table:table-cell>
          <table:table-cell table:style-name="ce1" office:value-type="float" office:value="1.54" calcext:value-type="float">
            <text:p>1.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.54" calcext:value-type="float">
            <text:p>1.54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2"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2.04" calcext:value-type="float">
            <text:p>2.04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.2" calcext:value-type="float">
            <text:p>1.2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3" table:style-name="ce1" office:value-type="float" office:value="1.42" calcext:value-type="float">
            <text:p>1.42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5" table:style-name="ce1" office:value-type="float" office:value="1.08" calcext:value-type="float">
            <text:p>1.08</text:p>
          </table:table-cell>
          <table:table-cell table:style-name="ce1" office:value-type="string" calcext:value-type="string">
            <text:p>1,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.5" calcext:value-type="float">
            <text:p>1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1" office:value-type="string" calcext:value-type="string">
            <text:p>Вес продукта в коробке:</text:p>
          </table:table-cell>
          <table:table-cell table:style-name="ce1" table:number-columns-repeated="13"/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1.2" calcext:value-type="float">
            <text:p>1.2</text:p>
          </table:table-cell>
          <table:table-cell table:style-name="ce1" table:number-columns-repeated="10"/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1.2" calcext:value-type="float">
            <text:p>1.2</text:p>
          </table:table-cell>
          <table:table-cell table:style-name="ce1" table:number-columns-repeated="6"/>
          <table:table-cell table:number-columns-repeated="876"/>
        </table:table-row>
        <table:table-row table:style-name="ro7">
          <table:table-cell table:style-name="ce1" office:value-type="string" calcext:value-type="string">
            <text:p>Остатки на Складе ГП</text:p>
          </table:table-cell>
          <table:table-cell table:style-name="ce1" table:number-columns-repeated="70"/>
          <table:table-cell table:style-name="ce1" office:value-type="string" calcext:value-type="string">
            <text:p><text:s/></text:p>
          </table:table-cell>
          <table:table-cell table:style-name="ce1" table:number-columns-repeated="35"/>
          <table:table-cell table:style-name="ce1" office:value-type="string" calcext:value-type="string">
            <text:p>Кол-во шт.</text:p>
          </table:table-cell>
          <table:table-cell table:style-name="ce1" office:value-type="string" calcext:value-type="string">
            <text:p>Дата созревания</text:p>
          </table:table-cell>
          <table:table-cell table:style-name="ce1" office:value-type="string" calcext:value-type="string">
            <text:p>Кол-во шт.</text:p>
          </table:table-cell>
          <table:table-cell table:style-name="ce1" office:value-type="string" calcext:value-type="string">
            <text:p>Дата созревания</text:p>
          </table:table-cell>
          <table:table-cell table:style-name="ce1"/>
          <table:table-cell table:style-name="ce1" office:value-type="string" calcext:value-type="string">
            <text:p>Остатки на Складе ГП</text:p>
          </table:table-cell>
          <table:table-cell table:style-name="ce1" table:number-columns-repeated="35"/>
          <table:table-cell table:number-columns-repeated="876"/>
        </table:table-row>
        <table:table-row table:style-name="ro7">
          <table:table-cell table:style-name="ce1" office:value-type="float" office:value="44041" calcext:value-type="float">
            <text:p>44041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7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41" calcext:value-type="float">
            <text:p>44041</text:p>
          </table:table-cell>
          <table:table-cell table:style-name="ce1" table:number-columns-repeated="35"/>
          <table:table-cell table:number-columns-repeated="876"/>
        </table:table-row>
        <table:table-row table:style-name="ro7">
          <table:table-cell table:style-name="ce1" office:value-type="float" office:value="44042" calcext:value-type="float">
            <text:p>44042</text:p>
          </table:table-cell>
          <table:table-cell table:style-name="ce1" table:number-columns-repeated="13"/>
          <table:table-cell table:style-name="ce1" office:value-type="string" calcext:value-type="string">
            <text:p><text:s/></text:p>
          </table:table-cell>
          <table:table-cell table:style-name="ce1" table:number-columns-repeated="24"/>
          <table:table-cell table:style-name="ce1" office:value-type="string" calcext:value-type="string">
            <text:p><text:s/></text:p>
          </table:table-cell>
          <table:table-cell table:style-name="ce1" table:number-columns-repeated="71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42" calcext:value-type="float">
            <text:p>44042</text:p>
          </table:table-cell>
          <table:table-cell table:style-name="ce1" table:number-columns-repeated="14"/>
          <table:table-cell table:style-name="ce1" office:value-type="string" calcext:value-type="string">
            <text:p><text:s/></text:p>
          </table:table-cell>
          <table:table-cell table:style-name="ce1" table:number-columns-repeated="12"/>
          <table:table-cell table:style-name="ce1" office:value-type="string" calcext:value-type="string">
            <text:p><text:s/></text:p>
          </table:table-cell>
          <table:table-cell table:style-name="ce1" table:number-columns-repeated="7"/>
          <table:table-cell table:number-columns-repeated="876"/>
        </table:table-row>
        <table:table-row table:style-name="ro3">
          <table:table-cell table:style-name="ce1" office:value-type="float" office:value="44043" calcext:value-type="float">
            <text:p>44043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8"/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24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7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1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43" calcext:value-type="float">
            <text:p>44043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44" calcext:value-type="float">
            <text:p>44044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6" table:style-name="ce1" office:value-type="string" calcext:value-type="string">
            <text:p><text:s/></text:p>
          </table:table-cell>
          <table:table-cell table:style-name="ce1" table:number-columns-repeated="7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8"/>
          <table:table-cell table:number-columns-repeated="7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4"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12"/>
          <table:table-cell table:style-name="ce1" office:value-type="string" calcext:value-type="string">
            <text:p><text:s/></text:p>
          </table:table-cell>
          <table:table-cell table:style-name="ce1" table:number-columns-repeated="9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11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44" calcext:value-type="float">
            <text:p>44044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45" calcext:value-type="float">
            <text:p>44045</text:p>
          </table:table-cell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13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9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10"/>
          <table:table-cell table:style-name="ce1" office:value-type="string" calcext:value-type="string">
            <text:p><text:s/></text:p>
          </table:table-cell>
          <table:table-cell table:style-name="ce1" table:number-columns-repeated="16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45" calcext:value-type="float">
            <text:p>44045</text:p>
          </table:table-cell>
          <table:table-cell table:style-name="ce1" table:number-columns-repeated="13"/>
          <table:table-cell table:style-name="ce1" office:value-type="string" calcext:value-type="string">
            <text:p><text:s/></text:p>
          </table:table-cell>
          <table:table-cell table:style-name="ce1" table:number-columns-repeated="12"/>
          <table:table-cell table:style-name="ce1" office:value-type="string" calcext:value-type="string">
            <text:p><text:s/></text:p>
          </table:table-cell>
          <table:table-cell table:style-name="ce1" table:number-columns-repeated="8"/>
          <table:table-cell table:number-columns-repeated="876"/>
        </table:table-row>
        <table:table-row table:style-name="ro3">
          <table:table-cell table:style-name="ce1" office:value-type="float" office:value="44046" calcext:value-type="float">
            <text:p>44046</text:p>
          </table:table-cell>
          <table:table-cell table:style-name="ce1" table:number-columns-repeated="11"/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<text:s text:c="2"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16"/>
          <table:table-cell table:style-name="ce1" office:value-type="string" calcext:value-type="string">
            <text:p><text:s/></text:p>
          </table:table-cell>
          <table:table-cell table:style-name="ce1" table:number-columns-repeated="78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46" calcext:value-type="float">
            <text:p>44046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47" calcext:value-type="float">
            <text:p>44047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9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7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47" calcext:value-type="float">
            <text:p>44047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48" calcext:value-type="float">
            <text:p>44048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9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4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16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<text:s text:c="2"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7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48" calcext:value-type="float">
            <text:p>44048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49" calcext:value-type="float">
            <text:p>44049</text:p>
          </table:table-cell>
          <table:table-cell table:style-name="ce1" table:number-columns-repeated="12"/>
          <table:table-cell table:style-name="ce1" office:value-type="string" calcext:value-type="string">
            <text:p><text:s/></text:p>
          </table:table-cell>
          <table:table-cell table:style-name="ce1" table:number-columns-repeated="86"/>
          <table:table-cell table:style-name="ce1" office:value-type="string" calcext:value-type="string">
            <text:p><text:s/></text:p>
          </table:table-cell>
          <table:table-cell table:style-name="ce1" table:number-columns-repeated="10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49" calcext:value-type="float">
            <text:p>44049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50" calcext:value-type="float">
            <text:p>44050</text:p>
          </table:table-cell>
          <table:table-cell table:style-name="ce1" table:number-columns-repeated="17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9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8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18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50" calcext:value-type="float">
            <text:p>44050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51" calcext:value-type="float">
            <text:p>44051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8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10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7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10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51" calcext:value-type="float">
            <text:p>44051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52" calcext:value-type="float">
            <text:p>44052</text:p>
          </table:table-cell>
          <table:table-cell table:number-columns-repeated="5" table:style-name="ce1" office:value-type="string" calcext:value-type="string">
            <text:p><text:s/></text:p>
          </table:table-cell>
          <table:table-cell table:style-name="ce1"/>
          <table:table-cell table:number-columns-repeated="4" table:style-name="ce1" office:value-type="string" calcext:value-type="string">
            <text:p><text:s/></text:p>
          </table:table-cell>
          <table:table-cell table:style-name="ce1"/>
          <table:table-cell table:number-columns-repeated="5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7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4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number-columns-repeated="7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52" calcext:value-type="float">
            <text:p>44052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53" calcext:value-type="float">
            <text:p>44053</text:p>
          </table:table-cell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8" table:style-name="ce1" office:value-type="string" calcext:value-type="string">
            <text:p><text:s/></text:p>
          </table:table-cell>
          <table:table-cell table:style-name="ce1"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15"/>
          <table:table-cell table:number-columns-repeated="5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8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10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53" calcext:value-type="float">
            <text:p>44053</text:p>
          </table:table-cell>
          <table:table-cell table:style-name="ce1" table:number-columns-repeated="15"/>
          <table:table-cell table:style-name="ce1" office:value-type="string" calcext:value-type="string">
            <text:p><text:s/></text:p>
          </table:table-cell>
          <table:table-cell table:style-name="ce1" table:number-columns-repeated="12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float" office:value="44054" calcext:value-type="float">
            <text:p>44054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5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6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5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7"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54" calcext:value-type="float">
            <text:p>44054</text:p>
          </table:table-cell>
          <table:table-cell table:style-name="ce1" table:number-columns-repeated="14"/>
          <table:table-cell table:style-name="ce1" office:value-type="string" calcext:value-type="string">
            <text:p><text:s/></text:p>
          </table:table-cell>
          <table:table-cell table:style-name="ce1" table:number-columns-repeated="12"/>
          <table:table-cell table:style-name="ce1" office:value-type="string" calcext:value-type="string">
            <text:p><text:s/></text:p>
          </table:table-cell>
          <table:table-cell table:style-name="ce1" table:number-columns-repeated="7"/>
          <table:table-cell table:number-columns-repeated="876"/>
        </table:table-row>
        <table:table-row table:style-name="ro3">
          <table:table-cell table:style-name="ce1" office:value-type="float" office:value="44055" calcext:value-type="float">
            <text:p>44055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number-columns-repeated="5" table:style-name="ce1" office:value-type="string" calcext:value-type="string">
            <text:p><text:s/></text:p>
          </table:table-cell>
          <table:table-cell table:style-name="ce1" table:number-columns-repeated="8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4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number-columns-repeated="7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7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10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10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55" calcext:value-type="float">
            <text:p>44055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56" calcext:value-type="float">
            <text:p>44056</text:p>
          </table:table-cell>
          <table:table-cell table:style-name="ce1" table:number-columns-repeated="7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9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4"/>
          <table:table-cell table:number-columns-repeated="4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5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16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56" calcext:value-type="float">
            <text:p>44056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57" calcext:value-type="float">
            <text:p>44057</text:p>
          </table:table-cell>
          <table:table-cell table:style-name="ce1"/>
          <table:table-cell table:number-columns-repeated="8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9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6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7"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 table:number-columns-repeated="10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57" calcext:value-type="float">
            <text:p>44057</text:p>
          </table:table-cell>
          <table:table-cell table:style-name="ce1" table:number-columns-repeated="15"/>
          <table:table-cell table:style-name="ce1" office:value-type="float" office:value="14.1" calcext:value-type="float">
            <text:p>14.1</text:p>
          </table:table-cell>
          <table:table-cell table:style-name="ce1" table:number-columns-repeated="12"/>
          <table:table-cell table:style-name="ce1" office:value-type="float" office:value="14.1" calcext:value-type="float">
            <text:p>14.1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float" office:value="44058" calcext:value-type="float">
            <text:p>44058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7" table:style-name="ce1" office:value-type="string" calcext:value-type="string">
            <text:p><text:s/></text:p>
          </table:table-cell>
          <table:table-cell table:style-name="ce1"/>
          <table:table-cell table:number-columns-repeated="4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5"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7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58" calcext:value-type="float">
            <text:p>44058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59" calcext:value-type="float">
            <text:p>44059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8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9"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5" table:style-name="ce1" office:value-type="string" calcext:value-type="string">
            <text:p><text:s/></text:p>
          </table:table-cell>
          <table:table-cell table:style-name="ce1" table:number-columns-repeated="7"/>
          <table:table-cell table:style-name="ce1" office:value-type="string" calcext:value-type="string">
            <text:p><text:s/></text:p>
          </table:table-cell>
          <table:table-cell table:style-name="ce1" table:number-columns-repeated="7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59" calcext:value-type="float">
            <text:p>44059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60" calcext:value-type="float">
            <text:p>44060</text:p>
          </table:table-cell>
          <table:table-cell table:number-columns-repeated="7"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7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number-columns-repeated="7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7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 table:number-columns-repeated="11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60" calcext:value-type="float">
            <text:p>44060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61" calcext:value-type="float">
            <text:p>44061</text:p>
          </table:table-cell>
          <table:table-cell table:style-name="ce1"/>
          <table:table-cell table:number-columns-repeated="4" table:style-name="ce1" office:value-type="string" calcext:value-type="string">
            <text:p><text:s/></text:p>
          </table:table-cell>
          <table:table-cell table:style-name="ce1"/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<text:s/></text:p>
          </table:table-cell>
          <table:table-cell table:style-name="ce1"/>
          <table:table-cell table:number-columns-repeated="6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4"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4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7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7"/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8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61" calcext:value-type="float">
            <text:p>44061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62" calcext:value-type="float">
            <text:p>44062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12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5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string" calcext:value-type="string">
            <text:p><text:s/></text:p>
          </table:table-cell>
          <table:table-cell table:style-name="ce1" table:number-columns-repeated="10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62" calcext:value-type="float">
            <text:p>44062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63" calcext:value-type="float">
            <text:p>44063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 table:number-columns-repeated="10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 table:number-columns-repeated="11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7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63" calcext:value-type="float">
            <text:p>44063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64" calcext:value-type="float">
            <text:p>44064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7.5" calcext:value-type="float">
            <text:p>7.5</text:p>
          </table:table-cell>
          <table:table-cell table:style-name="ce1" table:number-columns-repeated="2"/>
          <table:table-cell table:number-columns-repeated="7"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44064" calcext:value-type="float">
            <text:p>44064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65" calcext:value-type="float">
            <text:p>44065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8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number-columns-repeated="4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234" calcext:value-type="float">
            <text:p>234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44065" calcext:value-type="float">
            <text:p>44065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66" calcext:value-type="float">
            <text:p>44066</text:p>
          </table:table-cell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4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4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float" office:value="14.56" calcext:value-type="float">
            <text:p>14.56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5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7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28.8" calcext:value-type="float">
            <text:p>28.8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float" office:value="281.88" calcext:value-type="float">
            <text:p>281.88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float" office:value="325.24" calcext:value-type="float">
            <text:p>325.24</text:p>
          </table:table-cell>
          <table:table-cell table:style-name="ce1" office:value-type="float" office:value="44066" calcext:value-type="float">
            <text:p>44066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67" calcext:value-type="float">
            <text:p>44067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8"/>
          <table:table-cell table:style-name="ce1" office:value-type="string" calcext:value-type="string">
            <text:p><text:s/></text:p>
          </table:table-cell>
          <table:table-cell table:style-name="ce1" table:number-columns-repeated="11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14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67" calcext:value-type="float">
            <text:p>44067</text:p>
          </table:table-cell>
          <table:table-cell table:style-name="ce1" table:number-columns-repeated="15"/>
          <table:table-cell table:style-name="ce1" office:value-type="string" calcext:value-type="string">
            <text:p><text:s/></text:p>
          </table:table-cell>
          <table:table-cell table:style-name="ce1" table:number-columns-repeated="12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float" office:value="44068" calcext:value-type="float">
            <text:p>44068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5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4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5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number-columns-repeated="4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9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10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68" calcext:value-type="float">
            <text:p>44068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69" calcext:value-type="float">
            <text:p>44069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float" office:value="56" calcext:value-type="float">
            <text:p>56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8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7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5"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float" office:value="258" calcext:value-type="float">
            <text:p>258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44069" calcext:value-type="float">
            <text:p>44069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70" calcext:value-type="float">
            <text:p>44070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9"/>
          <table:table-cell table:number-columns-repeated="7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6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4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 text:c="2"/></text:p>
          </table:table-cell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6" table:style-name="ce1" office:value-type="string" calcext:value-type="string">
            <text:p><text:s/></text:p>
          </table:table-cell>
          <table:table-cell table:style-name="ce1" table:number-columns-repeated="10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70" calcext:value-type="float">
            <text:p>44070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71" calcext:value-type="float">
            <text:p>44071</text:p>
          </table:table-cell>
          <table:table-cell table:number-columns-repeated="8" table:style-name="ce1" office:value-type="string" calcext:value-type="string">
            <text:p><text:s/></text:p>
          </table:table-cell>
          <table:table-cell table:style-name="ce1" office:value-type="float" office:value="51.52" calcext:value-type="float">
            <text:p>51.52</text:p>
          </table:table-cell>
          <table:table-cell table:style-name="ce1" table:number-columns-repeated="2"/>
          <table:table-cell table:number-columns-repeated="5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4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7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float" office:value="27.6" calcext:value-type="float">
            <text:p>27.6</text:p>
          </table:table-cell>
          <table:table-cell table:style-name="ce1" office:value-type="float" office:value="64.8" calcext:value-type="float">
            <text:p>64.8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03.04" calcext:value-type="float">
            <text:p>203.04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float" office:value="252" calcext:value-type="float">
            <text:p>252</text:p>
          </table:table-cell>
          <table:table-cell table:style-name="ce1"/>
          <table:table-cell table:style-name="ce1" office:value-type="float" office:value="72" calcext:value-type="float">
            <text:p>72</text:p>
          </table:table-cell>
          <table:table-cell table:style-name="ce1" table:number-columns-repeated="6"/>
          <table:table-cell table:style-name="ce1" office:value-type="float" office:value="733.36" calcext:value-type="float">
            <text:p>733.36</text:p>
          </table:table-cell>
          <table:table-cell table:style-name="ce1" office:value-type="float" office:value="44071" calcext:value-type="float">
            <text:p>44071</text:p>
          </table:table-cell>
          <table:table-cell table:style-name="ce1" table:number-columns-repeated="35"/>
          <table:table-cell table:number-columns-repeated="876"/>
        </table:table-row>
        <table:table-row table:style-name="ro8">
          <table:table-cell table:style-name="ce1" office:value-type="float" office:value="44072" calcext:value-type="float">
            <text:p>44072</text:p>
          </table:table-cell>
          <table:table-cell table:number-columns-repeated="5" table:style-name="ce1" office:value-type="string" calcext:value-type="string">
            <text:p><text:s/></text:p>
          </table:table-cell>
          <table:table-cell table:style-name="ce1" office:value-type="string" calcext:value-type="string">
            <text:p><text:s text:c="2"/>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6.72" calcext:value-type="float">
            <text:p>6.72</text:p>
          </table:table-cell>
          <table:table-cell table:style-name="ce1"/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float" office:value="399.6" calcext:value-type="float">
            <text:p>399.6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float" office:value="246.56" calcext:value-type="float">
            <text:p>246.56</text:p>
          </table:table-cell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7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office:value-type="float" office:value="5.4" calcext:value-type="float">
            <text:p>5.4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float" office:value="47.52" calcext:value-type="float">
            <text:p>47.52</text:p>
          </table:table-cell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float" office:value="325.5" calcext:value-type="float">
            <text:p>325.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style-name="ce1" office:value-type="float" office:value="342" calcext:value-type="float">
            <text:p>342</text:p>
          </table:table-cell>
          <table:table-cell table:style-name="ce1" table:number-columns-repeated="2"/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138" calcext:value-type="float">
            <text:p>138</text:p>
          </table:table-cell>
          <table:table-cell table:style-name="ce1" table:number-columns-repeated="10"/>
          <table:table-cell table:style-name="ce1" office:value-type="float" office:value="2022.3" calcext:value-type="float">
            <text:p>2022.3</text:p>
          </table:table-cell>
          <table:table-cell table:style-name="ce1" office:value-type="float" office:value="44072" calcext:value-type="float">
            <text:p>44072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float" office:value="44073" calcext:value-type="float">
            <text:p>44073</text:p>
          </table:table-cell>
          <table:table-cell table:style-name="ce1" office:value-type="float" office:value="1383" calcext:value-type="float">
            <text:p>1383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14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4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float" office:value="9.6" calcext:value-type="float">
            <text:p>9.6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5" table:style-name="ce1" office:value-type="string" calcext:value-type="string">
            <text:p><text:s/></text:p>
          </table:table-cell>
          <table:table-cell table:style-name="ce1"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4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float" office:value="472.5" calcext:value-type="float">
            <text:p>472.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14"/>
          <table:table-cell table:style-name="ce1" office:value-type="float" office:value="2114.1" calcext:value-type="float">
            <text:p>2114.1</text:p>
          </table:table-cell>
          <table:table-cell table:style-name="ce1" office:value-type="float" office:value="44073" calcext:value-type="float">
            <text:p>44073</text:p>
          </table:table-cell>
          <table:table-cell table:style-name="ce1" table:number-columns-repeated="35"/>
          <table:table-cell table:number-columns-repeated="876"/>
        </table:table-row>
        <table:table-row table:style-name="ro7">
          <table:table-cell table:style-name="ce1" office:value-type="float" office:value="44074" calcext:value-type="float">
            <text:p>44074</text:p>
          </table:table-cell>
          <table:table-cell table:number-columns-repeated="9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number-columns-repeated="7" table:style-name="ce1" office:value-type="string" calcext:value-type="string">
            <text:p><text:s/></text:p>
          </table:table-cell>
          <table:table-cell table:style-name="ce1"/>
          <table:table-cell table:number-columns-repeated="7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4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10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74" calcext:value-type="float">
            <text:p>44074</text:p>
          </table:table-cell>
          <table:table-cell table:style-name="ce1" table:number-columns-repeated="35"/>
          <table:table-cell table:number-columns-repeated="876"/>
        </table:table-row>
        <table:table-row table:style-name="ro7">
          <table:table-cell table:style-name="ce1" office:value-type="float" office:value="44075" calcext:value-type="float">
            <text:p>44075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470.64" calcext:value-type="float">
            <text:p>470.64</text:p>
          </table:table-cell>
          <table:table-cell table:style-name="ce1"/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float" office:value="59.2" calcext:value-type="float">
            <text:p>59.2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number-columns-repeated="6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number-columns-repeated="7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33.6" calcext:value-type="float">
            <text:p>33.6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office:value-type="float" office:value="119.5" calcext:value-type="float">
            <text:p>119.5</text:p>
          </table:table-cell>
          <table:table-cell table:style-name="ce1" office:value-type="float" office:value="126" calcext:value-type="float">
            <text:p>126</text:p>
          </table:table-cell>
          <table:table-cell table:style-name="ce1" table:number-columns-repeated="6"/>
          <table:table-cell table:style-name="ce1" office:value-type="string" calcext:value-type="string">
            <text:p><text:s/></text:p>
          </table:table-cell>
          <table:table-cell table:style-name="ce1" office:value-type="float" office:value="4252.8" calcext:value-type="float">
            <text:p>4252.8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82.08" calcext:value-type="float">
            <text:p>82.08</text:p>
          </table:table-cell>
          <table:table-cell table:style-name="ce1" table:number-columns-repeated="8"/>
          <table:table-cell table:style-name="ce1" office:value-type="float" office:value="241.2" calcext:value-type="float">
            <text:p>241.2</text:p>
          </table:table-cell>
          <table:table-cell table:style-name="ce1" office:value-type="float" office:value="58.32" calcext:value-type="float">
            <text:p>58.32</text:p>
          </table:table-cell>
          <table:table-cell table:style-name="ce1" office:value-type="float" office:value="10.8" calcext:value-type="float">
            <text:p>10.8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<text:s text:c="2"/>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style-name="ce1" office:value-type="float" office:value="1773" calcext:value-type="float">
            <text:p>1773</text:p>
          </table:table-cell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float" office:value="474" calcext:value-type="float">
            <text:p>474</text:p>
          </table:table-cell>
          <table:table-cell table:style-name="ce1" table:number-columns-repeated="3"/>
          <table:table-cell table:style-name="ce1" office:value-type="float" office:value="438" calcext:value-type="float">
            <text:p>438</text:p>
          </table:table-cell>
          <table:table-cell table:style-name="ce1" table:number-columns-repeated="6"/>
          <table:table-cell table:style-name="ce1" office:value-type="float" office:value="8914.64" calcext:value-type="float">
            <text:p>8914.64</text:p>
          </table:table-cell>
          <table:table-cell table:style-name="ce1" office:value-type="float" office:value="44075" calcext:value-type="float">
            <text:p>44075</text:p>
          </table:table-cell>
          <table:table-cell table:style-name="ce1" table:number-columns-repeated="35"/>
          <table:table-cell table:number-columns-repeated="876"/>
        </table:table-row>
        <table:table-row table:style-name="ro7">
          <table:table-cell table:style-name="ce1" office:value-type="float" office:value="44076" calcext:value-type="float">
            <text:p>44076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294" calcext:value-type="float">
            <text:p>294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3.52" calcext:value-type="float">
            <text:p>163.52</text:p>
          </table:table-cell>
          <table:table-cell table:style-name="ce1" office:value-type="float" office:value="64.96" calcext:value-type="float">
            <text:p>64.96</text:p>
          </table:table-cell>
          <table:table-cell table:style-name="ce1" table:number-columns-repeated="2"/>
          <table:table-cell table:style-name="ce1" office:value-type="float" office:value="180.56" calcext:value-type="float">
            <text:p>180.56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float" office:value="195.36" calcext:value-type="float">
            <text:p>195.36</text:p>
          </table:table-cell>
          <table:table-cell table:style-name="ce1" office:value-type="float" office:value="6.72" calcext:value-type="float">
            <text:p>6.72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float" office:value="73.2" calcext:value-type="float">
            <text:p>73.2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float" office:value="526.24" calcext:value-type="float">
            <text:p>526.24</text:p>
          </table:table-cell>
          <table:table-cell table:style-name="ce1" office:value-type="float" office:value="1.2" calcext:value-type="float">
            <text:p>1.2</text:p>
          </table:table-cell>
          <table:table-cell table:style-name="ce1" table:number-columns-repeated="2"/>
          <table:table-cell table:style-name="ce1" office:value-type="float" office:value="474.88" calcext:value-type="float">
            <text:p>474.88</text:p>
          </table:table-cell>
          <table:table-cell table:style-name="ce1"/>
          <table:table-cell table:style-name="ce1" office:value-type="float" office:value="787.2" calcext:value-type="float">
            <text:p>787.2</text:p>
          </table:table-cell>
          <table:table-cell table:style-name="ce1"/>
          <table:table-cell table:style-name="ce1" office:value-type="float" office:value="554.4" calcext:value-type="float">
            <text:p>554.4</text:p>
          </table:table-cell>
          <table:table-cell table:style-name="ce1" table:number-columns-repeated="3"/>
          <table:table-cell table:style-name="ce1" office:value-type="float" office:value="211.6" calcext:value-type="float">
            <text:p>211.6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.8" calcext:value-type="float">
            <text:p>20.8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8.8" calcext:value-type="float">
            <text:p>28.8</text:p>
          </table:table-cell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float" office:value="440.64" calcext:value-type="float">
            <text:p>440.64</text:p>
          </table:table-cell>
          <table:table-cell table:style-name="ce1" office:value-type="float" office:value="28.56" calcext:value-type="float">
            <text:p>28.5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.788" calcext:value-type="float">
            <text:p>10.788</text:p>
          </table:table-cell>
          <table:table-cell table:style-name="ce1" office:value-type="float" office:value="5.04" calcext:value-type="float">
            <text:p>5.04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3392.4" calcext:value-type="float">
            <text:p>3392.4</text:p>
          </table:table-cell>
          <table:table-cell table:style-name="ce1" table:number-columns-repeated="2"/>
          <table:table-cell table:style-name="ce1" office:value-type="float" office:value="184.5" calcext:value-type="float">
            <text:p>184.5</text:p>
          </table:table-cell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 office:value-type="float" office:value="153" calcext:value-type="float">
            <text:p>153</text:p>
          </table:table-cell>
          <table:table-cell table:style-name="ce1"/>
          <table:table-cell table:style-name="ce1" office:value-type="float" office:value="591.84" calcext:value-type="float">
            <text:p>591.84</text:p>
          </table:table-cell>
          <table:table-cell table:style-name="ce1"/>
          <table:table-cell table:style-name="ce1" office:value-type="float" office:value="704.16" calcext:value-type="float">
            <text:p>704.16</text:p>
          </table:table-cell>
          <table:table-cell table:style-name="ce1" office:value-type="float" office:value="4.32" calcext:value-type="float">
            <text:p>4.32</text:p>
          </table:table-cell>
          <table:table-cell table:style-name="ce1" office:value-type="float" office:value="217.08" calcext:value-type="float">
            <text:p>217.08</text:p>
          </table:table-cell>
          <table:table-cell table:style-name="ce1" office:value-type="float" office:value="20.52" calcext:value-type="float">
            <text:p>20.52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1"/>
          <table:table-cell table:style-name="ce1" office:value-type="float" office:value="10300.888" calcext:value-type="float">
            <text:p>10300.888</text:p>
          </table:table-cell>
          <table:table-cell table:style-name="ce1" office:value-type="float" office:value="44076" calcext:value-type="float">
            <text:p>44076</text:p>
          </table:table-cell>
          <table:table-cell table:style-name="ce1" table:number-columns-repeated="35"/>
          <table:table-cell table:number-columns-repeated="876"/>
        </table:table-row>
        <table:table-row table:style-name="ro7">
          <table:table-cell table:style-name="ce1" office:value-type="float" office:value="44077" calcext:value-type="float">
            <text:p>44077</text:p>
          </table:table-cell>
          <table:table-cell table:style-name="ce1"/>
          <table:table-cell table:number-columns-repeated="4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float" office:value="105.28" calcext:value-type="float">
            <text:p>105.28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3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float" office:value="10.5" calcext:value-type="float">
            <text:p>10.5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number-columns-repeated="3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3" table:style-name="ce1" office:value-type="string" calcext:value-type="string">
            <text:p><text:s/>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<text:s/></text:p>
          </table:table-cell>
          <table:table-cell table:style-name="ce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float" office:value="519" calcext:value-type="float">
            <text:p>519</text:p>
          </table:table-cell>
          <table:table-cell table:style-name="ce1" table:number-columns-repeated="9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18"/>
          <table:table-cell table:style-name="ce1" office:value-type="float" office:value="634.78" calcext:value-type="float">
            <text:p>634.78</text:p>
          </table:table-cell>
          <table:table-cell table:style-name="ce1" office:value-type="float" office:value="44077" calcext:value-type="float">
            <text:p>44077</text:p>
          </table:table-cell>
          <table:table-cell table:style-name="ce1" table:number-columns-repeated="35"/>
          <table:table-cell table:number-columns-repeated="876"/>
        </table:table-row>
        <table:table-row table:style-name="ro7">
          <table:table-cell table:style-name="ce1" office:value-type="float" office:value="44078" calcext:value-type="float">
            <text:p>44078</text:p>
          </table:table-cell>
          <table:table-cell table:style-name="ce1" table:number-columns-repeated="72"/>
          <table:table-cell table:style-name="ce1" office:value-type="float" office:value="856.44" calcext:value-type="float">
            <text:p>856.44</text:p>
          </table:table-cell>
          <table:table-cell table:style-name="ce1" table:number-columns-repeated="37"/>
          <table:table-cell table:style-name="ce1" office:value-type="float" office:value="856.44" calcext:value-type="float">
            <text:p>856.44</text:p>
          </table:table-cell>
          <table:table-cell table:style-name="ce1" office:value-type="float" office:value="44078" calcext:value-type="float">
            <text:p>44078</text:p>
          </table:table-cell>
          <table:table-cell table:style-name="ce1" table:number-columns-repeated="35"/>
          <table:table-cell table:number-columns-repeated="876"/>
        </table:table-row>
        <table:table-row table:style-name="ro7">
          <table:table-cell table:style-name="ce1" office:value-type="float" office:value="44079" calcext:value-type="float">
            <text:p>44079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79" calcext:value-type="float">
            <text:p>44079</text:p>
          </table:table-cell>
          <table:table-cell table:style-name="ce1" table:number-columns-repeated="35"/>
          <table:table-cell table:number-columns-repeated="876"/>
        </table:table-row>
        <table:table-row table:style-name="ro7">
          <table:table-cell table:style-name="ce1" office:value-type="float" office:value="44080" calcext:value-type="float">
            <text:p>44080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80" calcext:value-type="float">
            <text:p>44080</text:p>
          </table:table-cell>
          <table:table-cell table:style-name="ce1" table:number-columns-repeated="35"/>
          <table:table-cell table:number-columns-repeated="876"/>
        </table:table-row>
        <table:table-row table:style-name="ro7">
          <table:table-cell table:style-name="ce1" office:value-type="float" office:value="44081" calcext:value-type="float">
            <text:p>44081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81" calcext:value-type="float">
            <text:p>44081</text:p>
          </table:table-cell>
          <table:table-cell table:style-name="ce1" table:number-columns-repeated="35"/>
          <table:table-cell table:number-columns-repeated="876"/>
        </table:table-row>
        <table:table-row table:style-name="ro7">
          <table:table-cell table:style-name="ce1" office:value-type="float" office:value="44082" calcext:value-type="float">
            <text:p>44082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82" calcext:value-type="float">
            <text:p>44082</text:p>
          </table:table-cell>
          <table:table-cell table:style-name="ce1" table:number-columns-repeated="35"/>
          <table:table-cell table:number-columns-repeated="876"/>
        </table:table-row>
        <table:table-row table:style-name="ro7">
          <table:table-cell table:style-name="ce1" office:value-type="float" office:value="44083" calcext:value-type="float">
            <text:p>44083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83" calcext:value-type="float">
            <text:p>44083</text:p>
          </table:table-cell>
          <table:table-cell table:style-name="ce1" table:number-columns-repeated="35"/>
          <table:table-cell table:number-columns-repeated="876"/>
        </table:table-row>
        <table:table-row table:style-name="ro7">
          <table:table-cell table:style-name="ce1" office:value-type="float" office:value="44084" calcext:value-type="float">
            <text:p>44084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84" calcext:value-type="float">
            <text:p>44084</text:p>
          </table:table-cell>
          <table:table-cell table:style-name="ce1" table:number-columns-repeated="35"/>
          <table:table-cell table:number-columns-repeated="876"/>
        </table:table-row>
        <table:table-row table:style-name="ro7">
          <table:table-cell table:style-name="ce1" office:value-type="float" office:value="44085" calcext:value-type="float">
            <text:p>44085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85" calcext:value-type="float">
            <text:p>44085</text:p>
          </table:table-cell>
          <table:table-cell table:style-name="ce1" table:number-columns-repeated="35"/>
          <table:table-cell table:number-columns-repeated="876"/>
        </table:table-row>
        <table:table-row table:style-name="ro7">
          <table:table-cell table:style-name="ce1" office:value-type="float" office:value="44086" calcext:value-type="float">
            <text:p>44086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86" calcext:value-type="float">
            <text:p>44086</text:p>
          </table:table-cell>
          <table:table-cell table:style-name="ce1" table:number-columns-repeated="35"/>
          <table:table-cell table:number-columns-repeated="876"/>
        </table:table-row>
        <table:table-row table:style-name="ro7">
          <table:table-cell table:style-name="ce1" office:value-type="float" office:value="44087" calcext:value-type="float">
            <text:p>44087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87" calcext:value-type="float">
            <text:p>44087</text:p>
          </table:table-cell>
          <table:table-cell table:style-name="ce1" table:number-columns-repeated="35"/>
          <table:table-cell table:number-columns-repeated="876"/>
        </table:table-row>
        <table:table-row table:style-name="ro7">
          <table:table-cell table:style-name="ce1" office:value-type="float" office:value="44088" calcext:value-type="float">
            <text:p>44088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088" calcext:value-type="float">
            <text:p>44088</text:p>
          </table:table-cell>
          <table:table-cell table:style-name="ce1" table:number-columns-repeated="35"/>
          <table:table-cell table:number-columns-repeated="876"/>
        </table:table-row>
        <table:table-row table:style-name="ro9">
          <table:table-cell table:style-name="ce1" table:number-columns-repeated="148"/>
          <table:table-cell table:number-columns-repeated="876"/>
        </table:table-row>
        <table:table-row table:style-name="ro3">
          <table:table-cell table:style-name="ce1" office:value-type="string" calcext:value-type="string">
            <text:p>Фактические остатки на складах, ИТОГО, кг, в т.ч.:</text:p>
          </table:table-cell>
          <table:table-cell table:style-name="ce1" office:value-type="float" office:value="1383" calcext:value-type="float">
            <text:p>13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0.64" calcext:value-type="float">
            <text:p>470.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3.52" calcext:value-type="float">
            <text:p>163.52</text:p>
          </table:table-cell>
          <table:table-cell table:style-name="ce1" office:value-type="float" office:value="172.48" calcext:value-type="float">
            <text:p>172.48</text:p>
          </table:table-cell>
          <table:table-cell table:style-name="ce1" office:value-type="float" office:value="6.72" calcext:value-type="float">
            <text:p>6.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0.56" calcext:value-type="float">
            <text:p>180.56</text:p>
          </table:table-cell>
          <table:table-cell table:style-name="ce1" office:value-type="float" office:value="59.2" calcext:value-type="float">
            <text:p>59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5.36" calcext:value-type="float">
            <text:p>195.36</text:p>
          </table:table-cell>
          <table:table-cell table:style-name="ce1" office:value-type="float" office:value="6.72" calcext:value-type="float">
            <text:p>6.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.28" calcext:value-type="float">
            <text:p>105.28</text:p>
          </table:table-cell>
          <table:table-cell table:style-name="ce1" office:value-type="float" office:value="399.6" calcext:value-type="float">
            <text:p>399.6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float" office:value="526.24" calcext:value-type="float">
            <text:p>526.24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474.88" calcext:value-type="float">
            <text:p>474.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6.8" calcext:value-type="float">
            <text:p>796.8</text:p>
          </table:table-cell>
          <table:table-cell table:style-name="ce1" office:value-type="float" office:value="246.56" calcext:value-type="float">
            <text:p>246.56</text:p>
          </table:table-cell>
          <table:table-cell table:style-name="ce1" office:value-type="float" office:value="554.4" calcext:value-type="float">
            <text:p>554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211.6" calcext:value-type="float">
            <text:p>211.6</text:p>
          </table:table-cell>
          <table:table-cell table:style-name="ce1" office:value-type="float" office:value="586.56" calcext:value-type="float">
            <text:p>586.56</text:p>
          </table:table-cell>
          <table:table-cell table:style-name="ce1" office:value-type="float" office:value="10.5" calcext:value-type="float">
            <text:p>10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.8" calcext:value-type="float">
            <text:p>2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.5" calcext:value-type="float">
            <text:p>19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2.4" calcext:value-type="float">
            <text:p>62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9.5" calcext:value-type="float">
            <text:p>119.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0.64" calcext:value-type="float">
            <text:p>440.64</text:p>
          </table:table-cell>
          <table:table-cell table:style-name="ce1" office:value-type="float" office:value="28.56" calcext:value-type="float">
            <text:p>28.5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.188" calcext:value-type="float">
            <text:p>16.188</text:p>
          </table:table-cell>
          <table:table-cell table:style-name="ce1" office:value-type="float" office:value="5.04" calcext:value-type="float">
            <text:p>5.04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7645.2" calcext:value-type="float">
            <text:p>7645.2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938.52" calcext:value-type="float">
            <text:p>938.52</text:p>
          </table:table-cell>
          <table:table-cell table:style-name="ce1" office:value-type="float" office:value="184.5" calcext:value-type="float">
            <text:p>184.5</text:p>
          </table:table-cell>
          <table:table-cell table:style-name="ce1" office:value-type="float" office:value="28.8" calcext:value-type="float">
            <text:p>28.8</text:p>
          </table:table-cell>
          <table:table-cell table:style-name="ce1" office:value-type="float" office:value="27.6" calcext:value-type="float">
            <text:p>27.6</text:p>
          </table:table-cell>
          <table:table-cell table:style-name="ce1" office:value-type="float" office:value="64.8" calcext:value-type="float">
            <text:p>64.8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41.2" calcext:value-type="float">
            <text:p>241.2</text:p>
          </table:table-cell>
          <table:table-cell table:style-name="ce1" office:value-type="float" office:value="650.16" calcext:value-type="float">
            <text:p>650.16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704.16" calcext:value-type="float">
            <text:p>704.16</text:p>
          </table:table-cell>
          <table:table-cell table:style-name="ce1" office:value-type="float" office:value="4.32" calcext:value-type="float">
            <text:p>4.32</text:p>
          </table:table-cell>
          <table:table-cell table:style-name="ce1" office:value-type="float" office:value="264.6" calcext:value-type="float">
            <text:p>264.6</text:p>
          </table:table-cell>
          <table:table-cell table:style-name="ce1" office:value-type="float" office:value="20.52" calcext:value-type="float">
            <text:p>20.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84.92" calcext:value-type="float">
            <text:p>484.92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5"/>
          <table:table-cell table:style-name="ce1" office:value-type="float" office:value="26457.248" calcext:value-type="float">
            <text:p>26457.248</text:p>
          </table:table-cell>
          <table:table-cell table:style-name="ce1" office:value-type="string" calcext:value-type="string">
            <text:p>Фактические остатки на складах, ИТОГО, кг, в т.ч.:</text:p>
          </table:table-cell>
          <table:table-cell table:style-name="ce1" table:number-columns-repeated="13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table:number-columns-repeated="10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Склад ГП на 18-00</text:p>
          </table:table-cell>
          <table:table-cell table:style-name="ce1" office:value-type="float" office:value="1383" calcext:value-type="float">
            <text:p>13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0.64" calcext:value-type="float">
            <text:p>470.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3.52" calcext:value-type="float">
            <text:p>163.52</text:p>
          </table:table-cell>
          <table:table-cell table:style-name="ce1" office:value-type="float" office:value="172.48" calcext:value-type="float">
            <text:p>172.48</text:p>
          </table:table-cell>
          <table:table-cell table:style-name="ce1" office:value-type="float" office:value="6.72" calcext:value-type="float">
            <text:p>6.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0.56" calcext:value-type="float">
            <text:p>180.56</text:p>
          </table:table-cell>
          <table:table-cell table:style-name="ce1" office:value-type="float" office:value="59.2" calcext:value-type="float">
            <text:p>59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5.36" calcext:value-type="float">
            <text:p>195.36</text:p>
          </table:table-cell>
          <table:table-cell table:style-name="ce1" office:value-type="float" office:value="6.72" calcext:value-type="float">
            <text:p>6.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.28" calcext:value-type="float">
            <text:p>105.28</text:p>
          </table:table-cell>
          <table:table-cell table:style-name="ce1" office:value-type="float" office:value="399.6" calcext:value-type="float">
            <text:p>399.6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float" office:value="526.24" calcext:value-type="float">
            <text:p>526.24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474.88" calcext:value-type="float">
            <text:p>474.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6.8" calcext:value-type="float">
            <text:p>796.8</text:p>
          </table:table-cell>
          <table:table-cell table:style-name="ce1" office:value-type="float" office:value="246.56" calcext:value-type="float">
            <text:p>246.56</text:p>
          </table:table-cell>
          <table:table-cell table:style-name="ce1" office:value-type="float" office:value="554.4" calcext:value-type="float">
            <text:p>554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211.6" calcext:value-type="float">
            <text:p>211.6</text:p>
          </table:table-cell>
          <table:table-cell table:style-name="ce1" office:value-type="float" office:value="586.56" calcext:value-type="float">
            <text:p>586.56</text:p>
          </table:table-cell>
          <table:table-cell table:style-name="ce1" office:value-type="float" office:value="10.5" calcext:value-type="float">
            <text:p>10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.8" calcext:value-type="float">
            <text:p>2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.5" calcext:value-type="float">
            <text:p>19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2.4" calcext:value-type="float">
            <text:p>62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9.5" calcext:value-type="float">
            <text:p>119.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0.64" calcext:value-type="float">
            <text:p>440.64</text:p>
          </table:table-cell>
          <table:table-cell table:style-name="ce1" office:value-type="float" office:value="28.56" calcext:value-type="float">
            <text:p>28.5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.188" calcext:value-type="float">
            <text:p>16.188</text:p>
          </table:table-cell>
          <table:table-cell table:style-name="ce1" office:value-type="float" office:value="5.04" calcext:value-type="float">
            <text:p>5.04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7645.2" calcext:value-type="float">
            <text:p>7645.2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938.52" calcext:value-type="float">
            <text:p>938.52</text:p>
          </table:table-cell>
          <table:table-cell table:style-name="ce1" office:value-type="float" office:value="184.5" calcext:value-type="float">
            <text:p>184.5</text:p>
          </table:table-cell>
          <table:table-cell table:style-name="ce1" office:value-type="float" office:value="28.8" calcext:value-type="float">
            <text:p>28.8</text:p>
          </table:table-cell>
          <table:table-cell table:style-name="ce1" office:value-type="float" office:value="27.6" calcext:value-type="float">
            <text:p>27.6</text:p>
          </table:table-cell>
          <table:table-cell table:style-name="ce1" office:value-type="float" office:value="64.8" calcext:value-type="float">
            <text:p>64.8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41.2" calcext:value-type="float">
            <text:p>241.2</text:p>
          </table:table-cell>
          <table:table-cell table:style-name="ce1" office:value-type="float" office:value="650.16" calcext:value-type="float">
            <text:p>650.16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704.16" calcext:value-type="float">
            <text:p>704.16</text:p>
          </table:table-cell>
          <table:table-cell table:style-name="ce1" office:value-type="float" office:value="4.32" calcext:value-type="float">
            <text:p>4.32</text:p>
          </table:table-cell>
          <table:table-cell table:style-name="ce1" office:value-type="float" office:value="264.6" calcext:value-type="float">
            <text:p>264.6</text:p>
          </table:table-cell>
          <table:table-cell table:style-name="ce1" office:value-type="float" office:value="20.52" calcext:value-type="float">
            <text:p>20.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84.92" calcext:value-type="float">
            <text:p>484.92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5"/>
          <table:table-cell table:style-name="ce1" office:value-type="float" office:value="26457.248" calcext:value-type="float">
            <text:p>26457.248</text:p>
          </table:table-cell>
          <table:table-cell table:style-name="ce1" office:value-type="string" calcext:value-type="string">
            <text:p>Склад ГП на 18-00</text:p>
          </table:table-cell>
          <table:table-cell table:style-name="ce1" table:number-columns-repeated="13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table:number-columns-repeated="10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Склад ПроФреш на 12-00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Склад ПроФреш на 12-00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table:number-columns-repeated="111"/>
          <table:table-cell table:style-name="ce1" office:value-type="float" office:value="0" calcext:value-type="float">
            <text:p>0</text:p>
          </table:table-cell>
          <table:table-cell table:style-name="ce1" table:number-columns-repeated="36"/>
          <table:table-cell table:number-columns-repeated="876"/>
        </table:table-row>
        <table:table-row table:style-name="ro3">
          <table:table-cell table:style-name="ce1" table:number-columns-repeated="111"/>
          <table:table-cell table:style-name="ce1" office:value-type="float" office:value="0" calcext:value-type="float">
            <text:p>0</text:p>
          </table:table-cell>
          <table:table-cell table:style-name="ce1" table:number-columns-repeated="36"/>
          <table:table-cell table:number-columns-repeated="876"/>
        </table:table-row>
        <table:table-row table:style-name="ro3">
          <table:table-cell table:style-name="ce1" office:value-type="string" calcext:value-type="string">
            <text:p>Складе ИП Антошина (Брянск) на 18-00 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Складе ИП Антошина (Брянск) на 18-00 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string" calcext:value-type="string">
            <text:p>Камере созревания (производство) на 18-00</text:p>
          </table:table-cell>
          <table:table-cell table:style-name="ce1" table:number-columns-repeated="105"/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Камере созревания (производство) на 18-00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table:number-columns-repeated="148"/>
          <table:table-cell table:number-columns-repeated="876"/>
        </table:table-row>
        <table:table-row-group table:display="false">
          <table:table-row-group>
            <table:table-row table:style-name="ro10" table:visibility="collapse">
              <table:table-cell table:style-name="ce1" office:value-type="string" calcext:value-type="string">
                <text:p>Резерв под заказ на складах, ИТОГО, кг, в т.ч.:</text:p>
              </table:table-cell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4"/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 table:number-columns-repeated="4"/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 table:number-columns-repeated="6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4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7"/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4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office:value-type="string" calcext:value-type="string">
                <text:p>Резерв под заказ на складах, ИТОГО, кг, в т.ч.:</text:p>
              </table:table-cell>
              <table:table-cell table:style-name="ce1" table:number-columns-repeated="13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12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8"/>
              <table:table-cell table:number-columns-repeated="876"/>
            </table:table-row>
            <table:table-row table:style-name="ro11" table:visibility="collapse">
              <table:table-cell table:style-name="ce1" office:value-type="string" calcext:value-type="string">
                <text:p>Склад ГП на 18-00</text:p>
              </table:table-cell>
              <table:table-cell table:style-name="ce1" table:number-columns-repeated="110"/>
              <table:table-cell table:style-name="ce1" office:value-type="float" office:value="0" calcext:value-type="float">
                <text:p>0</text:p>
              </table:table-cell>
              <table:table-cell table:style-name="ce1" office:value-type="string" calcext:value-type="string">
                <text:p>Складе ГП, на 18-00 Складе Прайм, на 12-00 00.01.1900, кг:, кг:</text:p>
              </table:table-cell>
              <table:table-cell table:style-name="ce1" table:number-columns-repeated="35"/>
              <table:table-cell table:number-columns-repeated="876"/>
            </table:table-row>
            <table:table-row table:style-name="ro11" table:visibility="collapse">
              <table:table-cell table:style-name="ce1" office:value-type="string" calcext:value-type="string">
                <text:p>Склад ПроФреш на 12-00</text:p>
              </table:table-cell>
              <table:table-cell table:style-name="ce1" table:number-columns-repeated="110"/>
              <table:table-cell table:style-name="ce1" office:value-type="float" office:value="0" calcext:value-type="float">
                <text:p>0</text:p>
              </table:table-cell>
              <table:table-cell table:style-name="ce1" office:value-type="string" calcext:value-type="string">
                <text:p>Складе Прайм, на 12-00 Складе ГП, на 18-00 00.01.1900, кг:, кг:</text:p>
              </table:table-cell>
              <table:table-cell table:style-name="ce1" table:number-columns-repeated="35"/>
              <table:table-cell table:number-columns-repeated="876"/>
            </table:table-row>
            <table:table-row table:style-name="ro10" table:visibility="collapse">
              <table:table-cell table:style-name="ce1" table:number-columns-repeated="111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36"/>
              <table:table-cell table:number-columns-repeated="876"/>
            </table:table-row>
            <table:table-row table:style-name="ro10" table:visibility="collapse">
              <table:table-cell table:style-name="ce1" table:number-columns-repeated="111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36"/>
              <table:table-cell table:number-columns-repeated="876"/>
            </table:table-row>
            <table:table-row table:style-name="ro11" table:visibility="collapse">
              <table:table-cell table:style-name="ce1" office:value-type="string" calcext:value-type="string">
                <text:p>Складе ИП Антошина (Брянск) на 18-00 </text:p>
              </table:table-cell>
              <table:table-cell table:style-name="ce1" table:number-columns-repeated="110"/>
              <table:table-cell table:style-name="ce1" office:value-type="float" office:value="0" calcext:value-type="float">
                <text:p>0</text:p>
              </table:table-cell>
              <table:table-cell table:style-name="ce1" office:value-type="string" calcext:value-type="string">
                <text:p>Складе ИП Антошина (Брянск), на 18-00 Складе Прайм, на 12-00 00.01.1900, кг:, кг:</text:p>
              </table:table-cell>
              <table:table-cell table:style-name="ce1" table:number-columns-repeated="35"/>
              <table:table-cell table:number-columns-repeated="876"/>
            </table:table-row>
            <table:table-row table:style-name="ro11" table:visibility="collapse">
              <table:table-cell table:style-name="ce1" office:value-type="string" calcext:value-type="string">
                <text:p>Камере созревания (производство) на 18-00</text:p>
              </table:table-cell>
              <table:table-cell table:style-name="ce1" table:number-columns-repeated="110"/>
              <table:table-cell table:style-name="ce1" office:value-type="float" office:value="0" calcext:value-type="float">
                <text:p>0</text:p>
              </table:table-cell>
              <table:table-cell table:style-name="ce1" office:value-type="string" calcext:value-type="string">
                <text:p>Камере созревания (производство), на 18-00 Складе Прайм, на 12-00 00.01.1900, кг:, кг:</text:p>
              </table:table-cell>
              <table:table-cell table:style-name="ce1" table:number-columns-repeated="35"/>
              <table:table-cell table:number-columns-repeated="876"/>
            </table:table-row>
            <table:table-row table:style-name="ro12" table:visibility="collapse">
              <table:table-cell table:style-name="ce1" table:number-columns-repeated="148"/>
              <table:table-cell table:number-columns-repeated="876"/>
            </table:table-row>
            <table:table-row table:style-name="ro10" table:visibility="collapse">
              <table:table-cell table:style-name="ce1" office:value-type="string" calcext:value-type="string">
                <text:p>Неликвид на складах, ИТОГО, кг, в т.ч.:</text:p>
              </table:table-cell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4"/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 table:number-columns-repeated="4"/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 table:number-columns-repeated="6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4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7"/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4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office:value-type="string" calcext:value-type="string">
                <text:p>Неликвид на складах, ИТОГО, кг, в т.ч.:</text:p>
              </table:table-cell>
              <table:table-cell table:style-name="ce1" table:number-columns-repeated="13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12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8"/>
              <table:table-cell table:number-columns-repeated="876"/>
            </table:table-row>
            <table:table-row table:style-name="ro11" table:visibility="collapse">
              <table:table-cell table:style-name="ce1" office:value-type="string" calcext:value-type="string">
                <text:p>Склад ГП на 18-00</text:p>
              </table:table-cell>
              <table:table-cell table:style-name="ce1" table:number-columns-repeated="110"/>
              <table:table-cell table:style-name="ce1" office:value-type="float" office:value="0" calcext:value-type="float">
                <text:p>0</text:p>
              </table:table-cell>
              <table:table-cell table:style-name="ce1" office:value-type="string" calcext:value-type="string">
                <text:p>Складе ГП, на 18-00 Складе Прайм, на 12-00 00.01.1900, кг:, кг:</text:p>
              </table:table-cell>
              <table:table-cell table:style-name="ce1" table:number-columns-repeated="35"/>
              <table:table-cell table:number-columns-repeated="876"/>
            </table:table-row>
            <table:table-row table:style-name="ro11" table:visibility="collapse">
              <table:table-cell table:style-name="ce1" office:value-type="string" calcext:value-type="string">
                <text:p>Склад ПроФреш на 12-00</text:p>
              </table:table-cell>
              <table:table-cell table:style-name="ce1" table:number-columns-repeated="110"/>
              <table:table-cell table:style-name="ce1" office:value-type="float" office:value="0" calcext:value-type="float">
                <text:p>0</text:p>
              </table:table-cell>
              <table:table-cell table:style-name="ce1" office:value-type="string" calcext:value-type="string">
                <text:p>Складе Прайм, на 12-00 Складе ГП, на 18-00 00.01.1900, кг:, кг:</text:p>
              </table:table-cell>
              <table:table-cell table:style-name="ce1" table:number-columns-repeated="35"/>
              <table:table-cell table:number-columns-repeated="876"/>
            </table:table-row>
            <table:table-row table:style-name="ro10" table:visibility="collapse"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110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table:number-columns-repeated="35"/>
              <table:table-cell table:number-columns-repeated="876"/>
            </table:table-row>
            <table:table-row table:style-name="ro10" table:visibility="collapse"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110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table:number-columns-repeated="35"/>
              <table:table-cell table:number-columns-repeated="876"/>
            </table:table-row>
            <table:table-row table:style-name="ro11" table:visibility="collapse">
              <table:table-cell table:style-name="ce1" office:value-type="string" calcext:value-type="string">
                <text:p>Складе ИП Антошина (Брянск) на 18-00 </text:p>
              </table:table-cell>
              <table:table-cell table:style-name="ce1" table:number-columns-repeated="111"/>
              <table:table-cell table:style-name="ce1" office:value-type="string" calcext:value-type="string">
                <text:p>Складе ИП Антошина (Брянск), на 18-00 Складе Прайм, на 12-00 00.01.1900, кг:, кг:</text:p>
              </table:table-cell>
              <table:table-cell table:style-name="ce1" table:number-columns-repeated="35"/>
              <table:table-cell table:number-columns-repeated="876"/>
            </table:table-row>
            <table:table-row table:style-name="ro11" table:visibility="collapse">
              <table:table-cell table:style-name="ce1" office:value-type="string" calcext:value-type="string">
                <text:p>Камере созревания (производство) на 18-00</text:p>
              </table:table-cell>
              <table:table-cell table:style-name="ce1" table:number-columns-repeated="110"/>
              <table:table-cell table:style-name="ce1" office:value-type="float" office:value="0" calcext:value-type="float">
                <text:p>0</text:p>
              </table:table-cell>
              <table:table-cell table:style-name="ce1" office:value-type="string" calcext:value-type="string">
                <text:p>Камере созревания (производство), на 18-00 Складе Прайм, на 12-00 00.01.1900, кг:, кг:</text:p>
              </table:table-cell>
              <table:table-cell table:style-name="ce1" table:number-columns-repeated="35"/>
              <table:table-cell table:number-columns-repeated="876"/>
            </table:table-row>
            <table:table-row table:style-name="ro12" table:visibility="collapse">
              <table:table-cell table:style-name="ce1" table:number-columns-repeated="148"/>
              <table:table-cell table:number-columns-repeated="876"/>
            </table:table-row>
            <table:table-row table:style-name="ro13" table:visibility="collapse">
              <table:table-cell table:style-name="ce1" office:value-type="string" calcext:value-type="string">
                <text:p>ИТОГО = Фактические остатки + Резерв + Неликвид, ИТОГО, кг, в т.ч.:</text:p>
              </table:table-cell>
              <table:table-cell table:style-name="ce1" office:value-type="float" office:value="1383" calcext:value-type="float">
                <text:p>1383</text:p>
              </table:table-cell>
              <table:table-cell table:style-name="ce1" office:value-type="float" office:value="0" calcext:value-type="float">
                <text:p>0</text:p>
              </table:table-cell>
              <table:table-cell table:style-name="ce1" office:value-type="float" office:value="834" calcext:value-type="float">
                <text:p>834</text:p>
              </table:table-cell>
              <table:table-cell table:style-name="ce1" office:value-type="float" office:value="0" calcext:value-type="float">
                <text:p>0</text:p>
              </table:table-cell>
              <table:table-cell table:style-name="ce1" office:value-type="float" office:value="470.64" calcext:value-type="float">
                <text:p>470.64</text:p>
              </table:table-cell>
              <table:table-cell table:style-name="ce1"/>
              <table:table-cell table:style-name="ce1" office:value-type="float" office:value="3" calcext:value-type="float">
                <text:p>3</text:p>
              </table:table-cell>
              <table:table-cell table:style-name="ce1" table:number-columns-repeated="4"/>
              <table:table-cell table:style-name="ce1" office:value-type="float" office:value="180.56" calcext:value-type="float">
                <text:p>180.56</text:p>
              </table:table-cell>
              <table:table-cell table:style-name="ce1" office:value-type="float" office:value="59.2" calcext:value-type="float">
                <text:p>59.2</text:p>
              </table:table-cell>
              <table:table-cell table:style-name="ce1" office:value-type="float" office:value="0" calcext:value-type="float">
                <text:p>0</text:p>
              </table:table-cell>
              <table:table-cell table:style-name="ce1" office:value-type="float" office:value="195.36" calcext:value-type="float">
                <text:p>195.36</text:p>
              </table:table-cell>
              <table:table-cell table:style-name="ce1" office:value-type="float" office:value="6.72" calcext:value-type="float">
                <text:p>6.72</text:p>
              </table:table-cell>
              <table:table-cell table:style-name="ce1" table:number-columns-repeated="4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office:value-type="float" office:value="11.1" calcext:value-type="float">
                <text:p>11.1</text:p>
              </table:table-cell>
              <table:table-cell table:style-name="ce1" office:value-type="float" office:value="526.24" calcext:value-type="float">
                <text:p>526.24</text:p>
              </table:table-cell>
              <table:table-cell table:style-name="ce1" table:number-columns-repeated="6"/>
              <table:table-cell table:style-name="ce1" office:value-type="float" office:value="246.56" calcext:value-type="float">
                <text:p>246.56</text:p>
              </table:table-cell>
              <table:table-cell table:style-name="ce1" table:number-columns-repeated="3"/>
              <table:table-cell table:style-name="ce1" office:value-type="float" office:value="2.4" calcext:value-type="float">
                <text:p>2.4</text:p>
              </table:table-cell>
              <table:table-cell table:style-name="ce1" office:value-type="float" office:value="211.6" calcext:value-type="float">
                <text:p>211.6</text:p>
              </table:table-cell>
              <table:table-cell table:style-name="ce1" office:value-type="float" office:value="586.56" calcext:value-type="float">
                <text:p>586.56</text:p>
              </table:table-cell>
              <table:table-cell table:style-name="ce1" table:number-columns-repeated="4"/>
              <table:table-cell table:style-name="ce1" office:value-type="float" office:value="0" calcext:value-type="float">
                <text:p>0</text:p>
              </table:table-cell>
              <table:table-cell table:style-name="ce1" office:value-type="float" office:value="20" calcext:value-type="float">
                <text:p>20</text:p>
              </table:table-cell>
              <table:table-cell table:style-name="ce1"/>
              <table:table-cell table:style-name="ce1" office:value-type="float" office:value="18" calcext:value-type="float">
                <text:p>18</text:p>
              </table:table-cell>
              <table:table-cell table:style-name="ce1" office:value-type="float" office:value="20.8" calcext:value-type="float">
                <text:p>20.8</text:p>
              </table:table-cell>
              <table:table-cell table:style-name="ce1" office:value-type="float" office:value="0" calcext:value-type="float">
                <text:p>0</text:p>
              </table:table-cell>
              <table:table-cell table:style-name="ce1" office:value-type="float" office:value="19.5" calcext:value-type="float">
                <text:p>19.5</text:p>
              </table:table-cell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style-name="ce1" office:value-type="float" office:value="25" calcext:value-type="float">
                <text:p>25</text:p>
              </table:table-cell>
              <table:table-cell table:style-name="ce1" office:value-type="float" office:value="0" calcext:value-type="float">
                <text:p>0</text:p>
              </table:table-cell>
              <table:table-cell table:style-name="ce1" office:value-type="float" office:value="2" calcext:value-type="float">
                <text:p>2</text:p>
              </table:table-cell>
              <table:table-cell table:style-name="ce1"/>
              <table:table-cell table:style-name="ce1" office:value-type="float" office:value="62.4" calcext:value-type="float">
                <text:p>62.4</text:p>
              </table:table-cell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style-name="ce1" office:value-type="float" office:value="0" calcext:value-type="float">
                <text:p>0</text:p>
              </table:table-cell>
              <table:table-cell table:style-name="ce1" office:value-type="float" office:value="440.64" calcext:value-type="float">
                <text:p>440.64</text:p>
              </table:table-cell>
              <table:table-cell table:style-name="ce1" office:value-type="float" office:value="28.56" calcext:value-type="float">
                <text:p>28.56</text:p>
              </table:table-cell>
              <table:table-cell table:style-name="ce1" table:number-columns-repeated="2"/>
              <table:table-cell table:style-name="ce1" office:value-type="float" office:value="5.04" calcext:value-type="float">
                <text:p>5.04</text:p>
              </table:table-cell>
              <table:table-cell table:style-name="ce1" office:value-type="float" office:value="285" calcext:value-type="float">
                <text:p>285</text:p>
              </table:table-cell>
              <table:table-cell table:style-name="ce1" office:value-type="float" office:value="7645.2" calcext:value-type="float">
                <text:p>7645.2</text:p>
              </table:table-cell>
              <table:table-cell table:style-name="ce1" table:number-columns-repeated="7"/>
              <table:table-cell table:style-name="ce1" office:value-type="float" office:value="6" calcext:value-type="float">
                <text:p>6</text:p>
              </table:table-cell>
              <table:table-cell table:style-name="ce1"/>
              <table:table-cell table:style-name="ce1" office:value-type="float" office:value="192" calcext:value-type="float">
                <text:p>192</text:p>
              </table:table-cell>
              <table:table-cell table:style-name="ce1" office:value-type="float" office:value="241.2" calcext:value-type="float">
                <text:p>241.2</text:p>
              </table:table-cell>
              <table:table-cell table:style-name="ce1" table:number-columns-repeated="2"/>
              <table:table-cell table:style-name="ce1" office:value-type="float" office:value="704.16" calcext:value-type="float">
                <text:p>704.16</text:p>
              </table:table-cell>
              <table:table-cell table:style-name="ce1"/>
              <table:table-cell table:style-name="ce1" office:value-type="float" office:value="264.6" calcext:value-type="float">
                <text:p>264.6</text:p>
              </table:table-cell>
              <table:table-cell table:style-name="ce1"/>
              <table:table-cell table:style-name="ce1" office:value-type="float" office:value="0" calcext:value-type="float">
                <text:p>0</text:p>
              </table:table-cell>
              <table:table-cell table:style-name="ce1" office:value-type="float" office:value="798" calcext:value-type="float">
                <text:p>798</text:p>
              </table:table-cell>
              <table:table-cell table:style-name="ce1" office:value-type="float" office:value="0" calcext:value-type="float">
                <text:p>0</text:p>
              </table:table-cell>
              <table:table-cell table:style-name="ce1" office:value-type="float" office:value="2043" calcext:value-type="float">
                <text:p>2043</text:p>
              </table:table-cell>
              <table:table-cell table:style-name="ce1" table:number-columns-repeated="2"/>
              <table:table-cell table:style-name="ce1" office:value-type="float" office:value="7.5" calcext:value-type="float">
                <text:p>7.5</text:p>
              </table:table-cell>
              <table:table-cell table:style-name="ce1" office:value-type="float" office:value="342" calcext:value-type="float">
                <text:p>342</text:p>
              </table:table-cell>
              <table:table-cell table:style-name="ce1"/>
              <table:table-cell table:style-name="ce1" office:value-type="float" office:value="484.92" calcext:value-type="float">
                <text:p>484.92</text:p>
              </table:table-cell>
              <table:table-cell table:style-name="ce1" office:value-type="float" office:value="441" calcext:value-type="float">
                <text:p>441</text:p>
              </table:table-cell>
              <table:table-cell table:style-name="ce1" office:value-type="float" office:value="612" calcext:value-type="float">
                <text:p>612</text:p>
              </table:table-cell>
              <table:table-cell table:style-name="ce1" table:number-columns-repeated="3"/>
              <table:table-cell table:style-name="ce1" office:value-type="float" office:value="510" calcext:value-type="float">
                <text:p>510</text:p>
              </table:table-cell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style-name="ce1" office:value-type="float" office:value="0" calcext:value-type="float">
                <text:p>0</text:p>
              </table:table-cell>
              <table:table-cell table:style-name="ce1" office:value-type="float" office:value="19935.46" calcext:value-type="float">
                <text:p>19935.46</text:p>
              </table:table-cell>
              <table:table-cell table:style-name="ce1" office:value-type="string" calcext:value-type="string">
                <text:p>ИТОГО = Фактические остатки + Резерв + Неликвид, ИТОГО, кг, в т.ч.:</text:p>
              </table:table-cell>
              <table:table-cell table:style-name="ce1" table:number-columns-repeated="13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12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8"/>
              <table:table-cell table:number-columns-repeated="876"/>
            </table:table-row>
            <table:table-row table:style-name="ro11" table:visibility="collapse">
              <table:table-cell table:style-name="ce1" office:value-type="string" calcext:value-type="string">
                <text:p>Склад ГП на 18-00</text:p>
              </table:table-cell>
              <table:table-cell table:style-name="ce1" office:value-type="float" office:value="1383" calcext:value-type="float">
                <text:p>1383</text:p>
              </table:table-cell>
              <table:table-cell table:style-name="ce1" office:value-type="float" office:value="0" calcext:value-type="float">
                <text:p>0</text:p>
              </table:table-cell>
              <table:table-cell table:style-name="ce1" office:value-type="float" office:value="834" calcext:value-type="float">
                <text:p>834</text:p>
              </table:table-cell>
              <table:table-cell table:style-name="ce1" office:value-type="float" office:value="0" calcext:value-type="float">
                <text:p>0</text:p>
              </table:table-cell>
              <table:table-cell table:style-name="ce1" office:value-type="float" office:value="470.64" calcext:value-type="float">
                <text:p>470.64</text:p>
              </table:table-cell>
              <table:table-cell table:style-name="ce1"/>
              <table:table-cell table:style-name="ce1" office:value-type="float" office:value="3" calcext:value-type="float">
                <text:p>3</text:p>
              </table:table-cell>
              <table:table-cell table:style-name="ce1" table:number-columns-repeated="4"/>
              <table:table-cell table:style-name="ce1" office:value-type="float" office:value="180.56" calcext:value-type="float">
                <text:p>180.56</text:p>
              </table:table-cell>
              <table:table-cell table:style-name="ce1" office:value-type="float" office:value="59.2" calcext:value-type="float">
                <text:p>59.2</text:p>
              </table:table-cell>
              <table:table-cell table:style-name="ce1" office:value-type="float" office:value="0" calcext:value-type="float">
                <text:p>0</text:p>
              </table:table-cell>
              <table:table-cell table:style-name="ce1" office:value-type="float" office:value="195.36" calcext:value-type="float">
                <text:p>195.36</text:p>
              </table:table-cell>
              <table:table-cell table:style-name="ce1" office:value-type="float" office:value="6.72" calcext:value-type="float">
                <text:p>6.72</text:p>
              </table:table-cell>
              <table:table-cell table:style-name="ce1" table:number-columns-repeated="4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office:value-type="float" office:value="11.1" calcext:value-type="float">
                <text:p>11.1</text:p>
              </table:table-cell>
              <table:table-cell table:style-name="ce1" office:value-type="float" office:value="526.24" calcext:value-type="float">
                <text:p>526.24</text:p>
              </table:table-cell>
              <table:table-cell table:style-name="ce1" table:number-columns-repeated="6"/>
              <table:table-cell table:style-name="ce1" office:value-type="float" office:value="246.56" calcext:value-type="float">
                <text:p>246.56</text:p>
              </table:table-cell>
              <table:table-cell table:style-name="ce1" table:number-columns-repeated="3"/>
              <table:table-cell table:style-name="ce1" office:value-type="float" office:value="2.4" calcext:value-type="float">
                <text:p>2.4</text:p>
              </table:table-cell>
              <table:table-cell table:style-name="ce1" office:value-type="float" office:value="211.6" calcext:value-type="float">
                <text:p>211.6</text:p>
              </table:table-cell>
              <table:table-cell table:style-name="ce1" office:value-type="float" office:value="586.56" calcext:value-type="float">
                <text:p>586.56</text:p>
              </table:table-cell>
              <table:table-cell table:style-name="ce1" table:number-columns-repeated="4"/>
              <table:table-cell table:style-name="ce1" office:value-type="float" office:value="0" calcext:value-type="float">
                <text:p>0</text:p>
              </table:table-cell>
              <table:table-cell table:style-name="ce1" office:value-type="float" office:value="20" calcext:value-type="float">
                <text:p>20</text:p>
              </table:table-cell>
              <table:table-cell table:style-name="ce1"/>
              <table:table-cell table:style-name="ce1" office:value-type="float" office:value="18" calcext:value-type="float">
                <text:p>18</text:p>
              </table:table-cell>
              <table:table-cell table:style-name="ce1" office:value-type="float" office:value="20.8" calcext:value-type="float">
                <text:p>20.8</text:p>
              </table:table-cell>
              <table:table-cell table:style-name="ce1" office:value-type="float" office:value="0" calcext:value-type="float">
                <text:p>0</text:p>
              </table:table-cell>
              <table:table-cell table:style-name="ce1" office:value-type="float" office:value="19.5" calcext:value-type="float">
                <text:p>19.5</text:p>
              </table:table-cell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style-name="ce1" office:value-type="float" office:value="25" calcext:value-type="float">
                <text:p>25</text:p>
              </table:table-cell>
              <table:table-cell table:style-name="ce1" office:value-type="float" office:value="0" calcext:value-type="float">
                <text:p>0</text:p>
              </table:table-cell>
              <table:table-cell table:style-name="ce1" office:value-type="float" office:value="2" calcext:value-type="float">
                <text:p>2</text:p>
              </table:table-cell>
              <table:table-cell table:style-name="ce1"/>
              <table:table-cell table:style-name="ce1" office:value-type="float" office:value="62.4" calcext:value-type="float">
                <text:p>62.4</text:p>
              </table:table-cell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style-name="ce1" office:value-type="float" office:value="0" calcext:value-type="float">
                <text:p>0</text:p>
              </table:table-cell>
              <table:table-cell table:style-name="ce1" office:value-type="float" office:value="440.64" calcext:value-type="float">
                <text:p>440.64</text:p>
              </table:table-cell>
              <table:table-cell table:style-name="ce1" office:value-type="float" office:value="28.56" calcext:value-type="float">
                <text:p>28.56</text:p>
              </table:table-cell>
              <table:table-cell table:style-name="ce1" table:number-columns-repeated="2"/>
              <table:table-cell table:style-name="ce1" office:value-type="float" office:value="5.04" calcext:value-type="float">
                <text:p>5.04</text:p>
              </table:table-cell>
              <table:table-cell table:style-name="ce1" office:value-type="float" office:value="285" calcext:value-type="float">
                <text:p>285</text:p>
              </table:table-cell>
              <table:table-cell table:style-name="ce1" office:value-type="float" office:value="7645.2" calcext:value-type="float">
                <text:p>7645.2</text:p>
              </table:table-cell>
              <table:table-cell table:style-name="ce1" table:number-columns-repeated="7"/>
              <table:table-cell table:style-name="ce1" office:value-type="float" office:value="6" calcext:value-type="float">
                <text:p>6</text:p>
              </table:table-cell>
              <table:table-cell table:style-name="ce1"/>
              <table:table-cell table:style-name="ce1" office:value-type="float" office:value="192" calcext:value-type="float">
                <text:p>192</text:p>
              </table:table-cell>
              <table:table-cell table:style-name="ce1" office:value-type="float" office:value="241.2" calcext:value-type="float">
                <text:p>241.2</text:p>
              </table:table-cell>
              <table:table-cell table:style-name="ce1" table:number-columns-repeated="2"/>
              <table:table-cell table:style-name="ce1" office:value-type="float" office:value="704.16" calcext:value-type="float">
                <text:p>704.16</text:p>
              </table:table-cell>
              <table:table-cell table:style-name="ce1"/>
              <table:table-cell table:style-name="ce1" office:value-type="float" office:value="264.6" calcext:value-type="float">
                <text:p>264.6</text:p>
              </table:table-cell>
              <table:table-cell table:style-name="ce1"/>
              <table:table-cell table:style-name="ce1" office:value-type="float" office:value="0" calcext:value-type="float">
                <text:p>0</text:p>
              </table:table-cell>
              <table:table-cell table:style-name="ce1" office:value-type="float" office:value="798" calcext:value-type="float">
                <text:p>798</text:p>
              </table:table-cell>
              <table:table-cell table:style-name="ce1" office:value-type="float" office:value="0" calcext:value-type="float">
                <text:p>0</text:p>
              </table:table-cell>
              <table:table-cell table:style-name="ce1" office:value-type="float" office:value="2043" calcext:value-type="float">
                <text:p>2043</text:p>
              </table:table-cell>
              <table:table-cell table:style-name="ce1" table:number-columns-repeated="2"/>
              <table:table-cell table:style-name="ce1" office:value-type="float" office:value="7.5" calcext:value-type="float">
                <text:p>7.5</text:p>
              </table:table-cell>
              <table:table-cell table:style-name="ce1" office:value-type="float" office:value="342" calcext:value-type="float">
                <text:p>342</text:p>
              </table:table-cell>
              <table:table-cell table:style-name="ce1"/>
              <table:table-cell table:style-name="ce1" office:value-type="float" office:value="484.92" calcext:value-type="float">
                <text:p>484.92</text:p>
              </table:table-cell>
              <table:table-cell table:style-name="ce1" office:value-type="float" office:value="441" calcext:value-type="float">
                <text:p>441</text:p>
              </table:table-cell>
              <table:table-cell table:style-name="ce1" office:value-type="float" office:value="612" calcext:value-type="float">
                <text:p>612</text:p>
              </table:table-cell>
              <table:table-cell table:style-name="ce1" table:number-columns-repeated="3"/>
              <table:table-cell table:style-name="ce1" office:value-type="float" office:value="510" calcext:value-type="float">
                <text:p>510</text:p>
              </table:table-cell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style-name="ce1" office:value-type="float" office:value="0" calcext:value-type="float">
                <text:p>0</text:p>
              </table:table-cell>
              <table:table-cell table:style-name="ce1" office:value-type="float" office:value="19935.46" calcext:value-type="float">
                <text:p>19935.46</text:p>
              </table:table-cell>
              <table:table-cell table:style-name="ce1" office:value-type="string" calcext:value-type="string">
                <text:p>Складе ГП, на 18-00 Складе Прайм, на 12-00 00.01.1900, кг:, кг:</text:p>
              </table:table-cell>
              <table:table-cell table:style-name="ce1" table:number-columns-repeated="13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12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8"/>
              <table:table-cell table:number-columns-repeated="876"/>
            </table:table-row>
            <table:table-row table:style-name="ro11" table:visibility="collapse">
              <table:table-cell table:style-name="ce1" office:value-type="string" calcext:value-type="string">
                <text:p>Склад ПроФреш на 12-00</text:p>
              </table:table-cell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4"/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 table:number-columns-repeated="4"/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 table:number-columns-repeated="6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4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7"/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4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office:value-type="string" calcext:value-type="string">
                <text:p>Складе Прайм, на 12-00 Складе ГП, на 18-00 00.01.1900, кг:, кг:</text:p>
              </table:table-cell>
              <table:table-cell table:style-name="ce1" table:number-columns-repeated="13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12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8"/>
              <table:table-cell table:number-columns-repeated="876"/>
            </table:table-row>
            <table:table-row table:style-name="ro10" table:visibility="collapse">
              <table:table-cell table:number-columns-repeated="6" table:style-name="ce1" office:value-type="float" office:value="0" calcext:value-type="float">
                <text:p>0</text:p>
              </table:table-cell>
              <table:table-cell table:style-name="ce1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4"/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 table:number-columns-repeated="4"/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 table:number-columns-repeated="6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4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7"/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4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13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12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8"/>
              <table:table-cell table:number-columns-repeated="876"/>
            </table:table-row>
            <table:table-row table:style-name="ro10" table:visibility="collapse">
              <table:table-cell table:number-columns-repeated="6" table:style-name="ce1" office:value-type="float" office:value="0" calcext:value-type="float">
                <text:p>0</text:p>
              </table:table-cell>
              <table:table-cell table:style-name="ce1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4"/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 table:number-columns-repeated="4"/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 table:number-columns-repeated="6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4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7"/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4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13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12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8"/>
              <table:table-cell table:number-columns-repeated="876"/>
            </table:table-row>
            <table:table-row table:style-name="ro11" table:visibility="collapse">
              <table:table-cell table:style-name="ce1" office:value-type="string" calcext:value-type="string">
                <text:p>Складе ИП Антошина (Брянск) на 18-00 </text:p>
              </table:table-cell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4"/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 table:number-columns-repeated="4"/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 table:number-columns-repeated="6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4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7"/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4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office:value-type="string" calcext:value-type="string">
                <text:p>Складе ИП Антошина (Брянск), на 18-00 Складе Прайм, на 12-00 00.01.1900, кг:, кг:</text:p>
              </table:table-cell>
              <table:table-cell table:style-name="ce1" table:number-columns-repeated="13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12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8"/>
              <table:table-cell table:number-columns-repeated="876"/>
            </table:table-row>
            <table:table-row table:style-name="ro11" table:visibility="collapse">
              <table:table-cell table:style-name="ce1" office:value-type="string" calcext:value-type="string">
                <text:p>Камере созревания (производство) на 18-00</text:p>
              </table:table-cell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4"/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 table:number-columns-repeated="4"/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 table:number-columns-repeated="6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4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5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7"/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4" table:style-name="ce1" office:value-type="float" office:value="0" calcext:value-type="float">
                <text:p>0</text:p>
              </table:table-cell>
              <table:table-cell table:style-name="ce1" table:number-columns-repeated="2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number-columns-repeated="3" table:style-name="ce1" office:value-type="float" office:value="0" calcext:value-type="float">
                <text:p>0</text:p>
              </table:table-cell>
              <table:table-cell table:style-name="ce1" table:number-columns-repeated="3"/>
              <table:table-cell table:number-columns-repeated="2" table:style-name="ce1" office:value-type="float" office:value="0" calcext:value-type="float">
                <text:p>0</text:p>
              </table:table-cell>
              <table:table-cell table:style-name="ce1" office:value-type="string" calcext:value-type="string">
                <text:p>Камере созревания (производство), на 18-00 Складе Прайм, на 12-00 00.01.1900, кг:, кг:</text:p>
              </table:table-cell>
              <table:table-cell table:style-name="ce1" table:number-columns-repeated="13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12"/>
              <table:table-cell table:style-name="ce1" office:value-type="float" office:value="0" calcext:value-type="float">
                <text:p>0</text:p>
              </table:table-cell>
              <table:table-cell table:style-name="ce1" table:number-columns-repeated="8"/>
              <table:table-cell table:number-columns-repeated="876"/>
            </table:table-row>
            <table:table-row table:style-name="ro14" table:visibility="collapse">
              <table:table-cell table:style-name="ce1" table:number-columns-repeated="148"/>
              <table:table-cell table:number-columns-repeated="876"/>
            </table:table-row>
          </table:table-row-group>
        </table:table-row-group>
        <table:table-row table:style-name="ro3">
          <table:table-cell table:style-name="ce1" office:value-type="string" calcext:value-type="string">
            <text:p>Остатки: короба</text:p>
          </table:table-cell>
          <table:table-cell table:style-name="ce1" office:value-type="float" office:value="432.1875" calcext:value-type="float">
            <text:p>432.18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.1866666666667" calcext:value-type="float">
            <text:p>60.1866666666667</text:p>
          </table:table-cell>
          <table:table-cell table:style-name="ce1" office:value-type="float" office:value="19.7333333333333" calcext:value-type="float">
            <text:p>19.7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.12" calcext:value-type="float">
            <text:p>65.1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3" calcext:value-type="float">
            <text:p>14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.77777777777778" calcext:value-type="float">
            <text:p>1.7777777777777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2" calcext:value-type="float">
            <text:p>28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371" calcext:value-type="float">
            <text:p>63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01" calcext:value-type="float">
            <text:p>2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5" calcext:value-type="float">
            <text:p>2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1" calcext:value-type="float">
            <text:p>6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02" calcext:value-type="float">
            <text:p>1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1917.0052777778" calcext:value-type="float">
            <text:p>11917.0052777778</text:p>
          </table:table-cell>
          <table:table-cell table:style-name="ce1" office:value-type="string" calcext:value-type="string">
            <text:p>Остатки: короба</text:p>
          </table:table-cell>
          <table:table-cell table:style-name="ce1" table:number-columns-repeated="13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15">
          <table:table-cell table:style-name="ce1" table:number-columns-repeated="148"/>
          <table:table-cell table:number-columns-repeated="876"/>
        </table:table-row>
        <table:table-row table:style-name="ro3">
          <table:table-cell table:style-name="ce1" office:value-type="string" calcext:value-type="string">
            <text:p>Нормативные остатки, кг</text:p>
          </table:table-cell>
          <table:table-cell table:style-name="ce1" office:value-type="float" office:value="931.986571428572" calcext:value-type="float">
            <text:p>931.986571428572</text:p>
          </table:table-cell>
          <table:table-cell table:style-name="ce1" office:value-type="float" office:value="91.6029523809524" calcext:value-type="float">
            <text:p>91.6029523809524</text:p>
          </table:table-cell>
          <table:table-cell table:style-name="ce1" office:value-type="float" office:value="680.220952380952" calcext:value-type="float">
            <text:p>680.220952380952</text:p>
          </table:table-cell>
          <table:table-cell table:style-name="ce1" office:value-type="float" office:value="105.966380952381" calcext:value-type="float">
            <text:p>105.966380952381</text:p>
          </table:table-cell>
          <table:table-cell table:style-name="ce1" office:value-type="float" office:value="747.470476190476" calcext:value-type="float">
            <text:p>747.470476190476</text:p>
          </table:table-cell>
          <table:table-cell table:style-name="ce1" office:value-type="float" office:value="52.2857142857143" calcext:value-type="float">
            <text:p>52.2857142857143</text:p>
          </table:table-cell>
          <table:table-cell table:style-name="ce1" office:value-type="float" office:value="858.544523809524" calcext:value-type="float">
            <text:p>858.544523809524</text:p>
          </table:table-cell>
          <table:table-cell table:style-name="ce1" office:value-type="float" office:value="588.053333333334" calcext:value-type="float">
            <text:p>588.053333333334</text:p>
          </table:table-cell>
          <table:table-cell table:style-name="ce1" office:value-type="float" office:value="121.541333333333" calcext:value-type="float">
            <text:p>121.541333333333</text:p>
          </table:table-cell>
          <table:table-cell table:style-name="ce1" office:value-type="float" office:value="124.658571428571" calcext:value-type="float">
            <text:p>124.658571428571</text:p>
          </table:table-cell>
          <table:table-cell table:style-name="ce1" office:value-type="float" office:value="1251.73695238095" calcext:value-type="float">
            <text:p>1251.73695238095</text:p>
          </table:table-cell>
          <table:table-cell table:style-name="ce1" office:value-type="float" office:value="125.412380952381" calcext:value-type="float">
            <text:p>125.412380952381</text:p>
          </table:table-cell>
          <table:table-cell table:style-name="ce1" office:value-type="float" office:value="552.762380952381" calcext:value-type="float">
            <text:p>552.762380952381</text:p>
          </table:table-cell>
          <table:table-cell table:style-name="ce1" office:value-type="float" office:value="655.992380952381" calcext:value-type="float">
            <text:p>655.992380952381</text:p>
          </table:table-cell>
          <table:table-cell table:style-name="ce1" office:value-type="float" office:value="257.467142857143" calcext:value-type="float">
            <text:p>257.467142857143</text:p>
          </table:table-cell>
          <table:table-cell table:style-name="ce1" office:value-type="float" office:value="1229.65333333333" calcext:value-type="float">
            <text:p>1229.65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86.92" calcext:value-type="float">
            <text:p>3386.92</text:p>
          </table:table-cell>
          <table:table-cell table:style-name="ce1" office:value-type="float" office:value="106.028571428571" calcext:value-type="float">
            <text:p>106.028571428571</text:p>
          </table:table-cell>
          <table:table-cell table:style-name="ce1" office:value-type="float" office:value="809.017142857143" calcext:value-type="float">
            <text:p>809.017142857143</text:p>
          </table:table-cell>
          <table:table-cell table:style-name="ce1" office:value-type="float" office:value="136.697142857143" calcext:value-type="float">
            <text:p>136.6971428571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1.971428571429" calcext:value-type="float">
            <text:p>461.9714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44.79238095238" calcext:value-type="float">
            <text:p>1944.79238095238</text:p>
          </table:table-cell>
          <table:table-cell table:style-name="ce1" office:value-type="float" office:value="322.491428571429" calcext:value-type="float">
            <text:p>322.4914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6.742857142857" calcext:value-type="float">
            <text:p>316.742857142857</text:p>
          </table:table-cell>
          <table:table-cell table:style-name="ce1" office:value-type="float" office:value="672.426666666667" calcext:value-type="float">
            <text:p>672.42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74.167619047619" calcext:value-type="float">
            <text:p>574.167619047619</text:p>
          </table:table-cell>
          <table:table-cell table:style-name="ce1" office:value-type="float" office:value="2144.87619047619" calcext:value-type="float">
            <text:p>2144.876190476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.857142857143" calcext:value-type="float">
            <text:p>121.857142857143</text:p>
          </table:table-cell>
          <table:table-cell table:style-name="ce1" office:value-type="float" office:value="36.8685714285714" calcext:value-type="float">
            <text:p>36.8685714285714</text:p>
          </table:table-cell>
          <table:table-cell table:style-name="ce1" office:value-type="float" office:value="576.533333333333" calcext:value-type="float">
            <text:p>576.533333333333</text:p>
          </table:table-cell>
          <table:table-cell table:style-name="ce1" office:value-type="float" office:value="262.562857142857" calcext:value-type="float">
            <text:p>262.562857142857</text:p>
          </table:table-cell>
          <table:table-cell table:style-name="ce1" office:value-type="float" office:value="28.5084428571429" calcext:value-type="float">
            <text:p>28.5084428571429</text:p>
          </table:table-cell>
          <table:table-cell table:style-name="ce1" office:value-type="float" office:value="18.439" calcext:value-type="float">
            <text:p>18.439</text:p>
          </table:table-cell>
          <table:table-cell table:style-name="ce1" office:value-type="float" office:value="11.568" calcext:value-type="float">
            <text:p>11.568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0" calcext:value-type="float">
            <office:annotation draw:style-name="gr1" draw:text-style-name="P2" svg:width="211.01pt" svg:height="84.76pt" svg:x="5211.55pt" svg:y="1158.75pt" draw:caption-point-x="-7.8pt" draw:caption-point-y="-20.72pt">
              <dc:date>2020-11-24T00:00:00</dc:date>
              <text:p text:style-name="P1">Т.к. палочки производятся только для Эсперсена, поддерживать нормативные остатки нецелесообразно</text:p>
              <text:p text:style-name="P1"><text:span text:style-name="T1"/></text:p>
            </office:annotation>
            <text:p>0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2604.64285714286" calcext:value-type="float">
            <text:p>2604.64285714286</text:p>
          </table:table-cell>
          <table:table-cell table:style-name="ce1" office:value-type="float" office:value="246.571428571429" calcext:value-type="float">
            <text:p>246.571428571429</text:p>
          </table:table-cell>
          <table:table-cell table:style-name="ce1" office:value-type="float" office:value="240.857142857143" calcext:value-type="float">
            <text:p>240.857142857143</text:p>
          </table:table-cell>
          <table:table-cell table:style-name="ce1" office:value-type="float" office:value="1851.89142857143" calcext:value-type="float">
            <text:p>1851.89142857143</text:p>
          </table:table-cell>
          <table:table-cell table:style-name="ce1" office:value-type="float" office:value="1.98" calcext:value-type="float">
            <text:p>1.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1.6" calcext:value-type="float">
            <text:p>131.6</text:p>
          </table:table-cell>
          <table:table-cell table:style-name="ce1" office:value-type="float" office:value="13169" calcext:value-type="float">
            <text:p>13169</text:p>
          </table:table-cell>
          <table:table-cell table:style-name="ce1" office:value-type="float" office:value="9089.02857142857" calcext:value-type="float">
            <text:p>9089.02857142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30.24" calcext:value-type="float">
            <text:p>2730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6.857142857143" calcext:value-type="float">
            <text:p>156.8571428571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0.0714285714286" calcext:value-type="float">
            <text:p>70.0714285714286</text:p>
          </table:table-cell>
          <table:table-cell table:style-name="ce1" office:value-type="float" office:value="116.095238095238" calcext:value-type="float">
            <text:p>116.095238095238</text:p>
          </table:table-cell>
          <table:table-cell table:style-name="ce1" office:value-type="float" office:value="164.142857142857" calcext:value-type="float">
            <text:p>164.142857142857</text:p>
          </table:table-cell>
          <table:table-cell table:style-name="ce1" office:value-type="float" office:value="315.257142857143" calcext:value-type="float">
            <text:p>315.257142857143</text:p>
          </table:table-cell>
          <table:table-cell table:style-name="ce1" office:value-type="float" office:value="1137.6" calcext:value-type="float">
            <text:p>1137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0.23428571429" calcext:value-type="float">
            <text:p>1090.234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5.531428571429" calcext:value-type="float">
            <text:p>645.5314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1.96" calcext:value-type="float">
            <text:p>291.96</text:p>
          </table:table-cell>
          <table:table-cell table:style-name="ce1" office:value-type="float" office:value="1769.07142857143" calcext:value-type="float">
            <text:p>1769.07142857143</text:p>
          </table:table-cell>
          <table:table-cell table:style-name="ce1" office:value-type="float" office:value="3757.85714285714" calcext:value-type="float">
            <text:p>3757.85714285714</text:p>
          </table:table-cell>
          <table:table-cell table:style-name="ce1" office:value-type="float" office:value="2233.28571428571" calcext:value-type="float">
            <text:p>2233.285714285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20.57142857143" calcext:value-type="float">
            <text:p>1520.57142857143</text:p>
          </table:table-cell>
          <table:table-cell table:style-name="ce1" office:value-type="float" office:value="31.5" calcext:value-type="float">
            <text:p>31.5</text:p>
          </table:table-cell>
          <table:table-cell table:style-name="ce1" office:value-type="float" office:value="331.285714285714" calcext:value-type="float">
            <text:p>331.2857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9.288571428571" calcext:value-type="float">
            <text:p>299.288571428571</text:p>
          </table:table-cell>
          <table:table-cell table:style-name="ce1" office:value-type="float" office:value="548.476190476191" calcext:value-type="float">
            <text:p>548.476190476191</text:p>
          </table:table-cell>
          <table:table-cell table:style-name="ce1" office:value-type="float" office:value="453.142857142857" calcext:value-type="float">
            <text:p>453.142857142857</text:p>
          </table:table-cell>
          <table:table-cell table:style-name="ce1" office:value-type="float" office:value="96.7619047619048" calcext:value-type="float">
            <text:p>96.7619047619048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59.238095238095" calcext:value-type="float">
            <text:p>159.238095238095</text:p>
          </table:table-cell>
          <table:table-cell table:style-name="ce1" office:value-type="float" office:value="250.285714285714" calcext:value-type="float">
            <text:p>250.28571428571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5926.1498714286" calcext:value-type="float">
            <text:p>65926.1498714286</text:p>
          </table:table-cell>
          <table:table-cell table:style-name="ce1" office:value-type="string" calcext:value-type="string">
            <text:p>Нормативные остатки, кг</text:p>
          </table:table-cell>
          <table:table-cell table:style-name="ce1" table:number-columns-repeated="13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16">
          <table:table-cell table:style-name="ce1" table:number-columns-repeated="148"/>
          <table:table-cell table:number-columns-repeated="876"/>
        </table:table-row>
        <table:table-row table:style-name="ro7">
          <table:table-cell table:style-name="ce1" office:value-type="string" calcext:value-type="string">
            <text:p>Сводная заявка Департамента Продаж:</text:p>
          </table:table-cell>
          <table:table-cell table:style-name="ce1" table:number-columns-repeated="111"/>
          <table:table-cell table:style-name="ce1" office:value-type="string" calcext:value-type="string">
            <text:p>Сводная заявка Департамента Продаж:</text:p>
          </table:table-cell>
          <table:table-cell table:style-name="ce1" table:number-columns-repeated="35"/>
          <table:table-cell table:number-columns-repeated="876"/>
        </table:table-row>
        <table:table-row table:style-name="ro17">
          <table:table-cell table:number-columns-repeated="17" table:style-name="ce1" office:value-type="string" calcext:value-type="string">
            <text:p><text:s/></text:p>
          </table:table-cell>
          <table:table-cell table:style-name="ce1"/>
          <table:table-cell table:number-columns-repeated="33" table:style-name="ce1" office:value-type="string" calcext:value-type="string">
            <text:p><text:s/></text:p>
          </table:table-cell>
          <table:table-cell table:style-name="ce1"/>
          <table:table-cell table:number-columns-repeated="7" table:style-name="ce1" office:value-type="string" calcext:value-type="string">
            <text:p><text:s/></text:p>
          </table:table-cell>
          <table:table-cell table:style-name="ce1"/>
          <table:table-cell table:number-columns-repeated="45"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13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10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number-columns-repeated="876"/>
        </table:table-row>
        <table:table-row table:style-name="ro18">
          <table:table-cell table:number-columns-repeated="17" table:style-name="ce1" office:value-type="string" calcext:value-type="string">
            <text:p><text:s/></text:p>
          </table:table-cell>
          <table:table-cell table:style-name="ce1"/>
          <table:table-cell table:number-columns-repeated="33" table:style-name="ce1" office:value-type="string" calcext:value-type="string">
            <text:p><text:s/></text:p>
          </table:table-cell>
          <table:table-cell table:style-name="ce1"/>
          <table:table-cell table:number-columns-repeated="7" table:style-name="ce1" office:value-type="string" calcext:value-type="string">
            <text:p><text:s/></text:p>
          </table:table-cell>
          <table:table-cell table:style-name="ce1"/>
          <table:table-cell table:number-columns-repeated="45"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13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2" calcext:value-type="float">
            <text:p>1.2</text:p>
          </table:table-cell>
          <table:table-cell table:style-name="ce1" table:number-columns-repeated="10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2" calcext:value-type="float">
            <text:p>1.2</text:p>
          </table:table-cell>
          <table:table-cell table:style-name="ce1" table:number-columns-repeated="6"/>
          <table:table-cell table:number-columns-repeated="876"/>
        </table:table-row>
        <table:table-row table:style-name="ro17">
          <table:table-cell table:style-name="ce1" office:value-type="string" calcext:value-type="string">
            <text:p>Сводная заявка на 05.09.20</text:p>
          </table:table-cell>
          <table:table-cell table:style-name="ce1" office:value-type="float" office:value="4481.4" calcext:value-type="float">
            <text:p>4481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2.8" calcext:value-type="float">
            <text:p>162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85.28" calcext:value-type="float">
            <text:p>385.2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11.84" calcext:value-type="float">
            <text:p>11.84</text:p>
          </table:table-cell>
          <table:table-cell table:style-name="ce1" office:value-type="float" office:value="20.72" calcext:value-type="float">
            <text:p>20.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83.52" calcext:value-type="float">
            <text:p>1283.5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86.4" calcext:value-type="float">
            <text:p>86.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175.38" calcext:value-type="float">
            <text:p>175.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3.76" calcext:value-type="float">
            <text:p>393.76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.2" calcext:value-type="float">
            <text:p>49.2</text:p>
          </table:table-cell>
          <table:table-cell table:style-name="ce1" office:value-type="float" office:value="418.88" calcext:value-type="float">
            <text:p>418.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7.44" calcext:value-type="float">
            <text:p>397.44</text:p>
          </table:table-cell>
          <table:table-cell table:style-name="ce1" office:value-type="float" office:value="1765.8" calcext:value-type="float">
            <text:p>176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.8" calcext:value-type="float">
            <text:p>20.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.2" calcext:value-type="float">
            <text:p>11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1.5" calcext:value-type="float">
            <text:p>31.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.96" calcext:value-type="float">
            <text:p>39.9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5.2" calcext:value-type="float">
            <text:p>25.2</text:p>
          </table:table-cell>
          <table:table-cell table:style-name="ce1" office:value-type="float" office:value="4014" calcext:value-type="float">
            <text:p>4014</text:p>
          </table:table-cell>
          <table:table-cell table:style-name="ce1" office:value-type="float" office:value="394.8" calcext:value-type="float">
            <text:p>394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8.8" calcext:value-type="float">
            <text:p>118.8</text:p>
          </table:table-cell>
          <table:table-cell table:style-name="ce1" office:value-type="float" office:value="25.5" calcext:value-type="float">
            <text:p>25.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4" calcext:value-type="float">
            <text:p>32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.84" calcext:value-type="float">
            <text:p>132.84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4.5" calcext:value-type="float">
            <text:p>34.5</text:p>
          </table:table-cell>
          <table:table-cell table:style-name="ce1" office:value-type="float" office:value="22.5" calcext:value-type="float">
            <text:p>22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1.88" calcext:value-type="float">
            <text:p>11.8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float" office:value="16170.4" calcext:value-type="float">
            <text:p>16170.4</text:p>
          </table:table-cell>
          <table:table-cell table:style-name="ce1" table:number-columns-repeated="14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10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number-columns-repeated="876"/>
        </table:table-row>
        <table:table-row table:style-name="ro17">
          <table:table-cell table:style-name="ce1" office:value-type="string" calcext:value-type="string">
            <text:p>Сводная заявка на 06.09.20</text:p>
          </table:table-cell>
          <table:table-cell table:style-name="ce1" office:value-type="float" office:value="62.7" calcext:value-type="float">
            <text:p>62.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78.88" calcext:value-type="float">
            <text:p>378.8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382.08" calcext:value-type="float">
            <text:p>1382.08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.48" calcext:value-type="float">
            <text:p>38.48</text:p>
          </table:table-cell>
          <table:table-cell table:style-name="ce1" office:value-type="float" office:value="233.84" calcext:value-type="float">
            <text:p>233.84</text:p>
          </table:table-cell>
          <table:table-cell table:style-name="ce1" office:value-type="float" office:value="76.96" calcext:value-type="float">
            <text:p>76.96</text:p>
          </table:table-cell>
          <table:table-cell table:style-name="ce1" office:value-type="float" office:value="233.84" calcext:value-type="float">
            <text:p>233.84</text:p>
          </table:table-cell>
          <table:table-cell table:style-name="ce1" office:value-type="float" office:value="228.48" calcext:value-type="float">
            <text:p>228.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66.08" calcext:value-type="float">
            <text:p>6366.08</text:p>
          </table:table-cell>
          <table:table-cell table:style-name="ce1" office:value-type="float" office:value="57.6" calcext:value-type="float">
            <text:p>57.6</text:p>
          </table:table-cell>
          <table:table-cell table:style-name="ce1" office:value-type="float" office:value="319.2" calcext:value-type="float">
            <text:p>319.2</text:p>
          </table:table-cell>
          <table:table-cell table:style-name="ce1" office:value-type="float" office:value="638.4" calcext:value-type="float">
            <text:p>638.4</text:p>
          </table:table-cell>
          <table:table-cell table:style-name="ce1" office:value-type="float" office:value="208.8" calcext:value-type="float">
            <text:p>208.8</text:p>
          </table:table-cell>
          <table:table-cell table:style-name="ce1" office:value-type="float" office:value="934.62" calcext:value-type="float">
            <text:p>934.62</text:p>
          </table:table-cell>
          <table:table-cell table:style-name="ce1" office:value-type="float" office:value="22.2" calcext:value-type="float">
            <text:p>22.2</text:p>
          </table:table-cell>
          <table:table-cell table:style-name="ce1" office:value-type="float" office:value="1107.68" calcext:value-type="float">
            <text:p>1107.68</text:p>
          </table:table-cell>
          <table:table-cell table:style-name="ce1" office:value-type="float" office:value="40.8" calcext:value-type="float">
            <text:p>40.8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984" calcext:value-type="float">
            <text:p>984</text:p>
          </table:table-cell>
          <table:table-cell table:style-name="ce1" office:value-type="float" office:value="380.8" calcext:value-type="float">
            <text:p>380.8</text:p>
          </table:table-cell>
          <table:table-cell table:style-name="ce1" office:value-type="float" office:value="2.24" calcext:value-type="float">
            <text:p>2.24</text:p>
          </table:table-cell>
          <table:table-cell table:style-name="ce1" office:value-type="float" office:value="787.2" calcext:value-type="float">
            <text:p>787.2</text:p>
          </table:table-cell>
          <table:table-cell table:style-name="ce1" office:value-type="float" office:value="117.76" calcext:value-type="float">
            <text:p>117.76</text:p>
          </table:table-cell>
          <table:table-cell table:style-name="ce1" office:value-type="float" office:value="1393.2" calcext:value-type="float">
            <text:p>1393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19.2" calcext:value-type="float">
            <text:p>19.2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0.8" calcext:value-type="float">
            <text:p>2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.3" calcext:value-type="float">
            <text:p>13.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518.4" calcext:value-type="float">
            <text:p>518.4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418.5" calcext:value-type="float">
            <text:p>418.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964" calcext:value-type="float">
            <text:p>19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60.8" calcext:value-type="float">
            <text:p>1260.8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4.4" calcext:value-type="float">
            <text:p>224.4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340.5" calcext:value-type="float">
            <text:p>340.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74.96" calcext:value-type="float">
            <text:p>174.96</text:p>
          </table:table-cell>
          <table:table-cell table:style-name="ce1" office:value-type="float" office:value="19.32" calcext:value-type="float">
            <text:p>19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0.4" calcext:value-type="float">
            <text:p>260.4</text:p>
          </table:table-cell>
          <table:table-cell table:style-name="ce1" office:value-type="float" office:value="3009" calcext:value-type="float">
            <text:p>3009</text:p>
          </table:table-cell>
          <table:table-cell table:style-name="ce1" office:value-type="float" office:value="1120.8" calcext:value-type="float">
            <text:p>112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388.5" calcext:value-type="float">
            <text:p>388.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25.5" calcext:value-type="float">
            <text:p>25.5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73.2" calcext:value-type="float">
            <text:p>73.2</text:p>
          </table:table-cell>
          <table:table-cell table:style-name="ce1" office:value-type="float" office:value="610.2" calcext:value-type="float">
            <text:p>610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7.16" calcext:value-type="float">
            <text:p>137.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63.72" calcext:value-type="float">
            <text:p>63.72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825" calcext:value-type="float">
            <text:p>825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502.5" calcext:value-type="float">
            <text:p>502.5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9.96" calcext:value-type="float">
            <text:p>39.96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6" calcext:value-type="float">
            <text:p>186</text:p>
          </table:table-cell>
          <table:table-cell table:style-name="ce1" table:number-columns-repeated="6"/>
          <table:table-cell table:style-name="ce1" office:value-type="float" office:value="35405.76" calcext:value-type="float">
            <text:p>35405.76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13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1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7"/>
          <table:table-cell table:number-columns-repeated="876"/>
        </table:table-row>
        <table:table-row table:style-name="ro17">
          <table:table-cell table:number-columns-repeated="17" table:style-name="ce1" office:value-type="string" calcext:value-type="string">
            <text:p><text:s/></text:p>
          </table:table-cell>
          <table:table-cell table:style-name="ce1"/>
          <table:table-cell table:number-columns-repeated="33" table:style-name="ce1" office:value-type="string" calcext:value-type="string">
            <text:p><text:s/></text:p>
          </table:table-cell>
          <table:table-cell table:style-name="ce1"/>
          <table:table-cell table:number-columns-repeated="7" table:style-name="ce1" office:value-type="string" calcext:value-type="string">
            <text:p><text:s/></text:p>
          </table:table-cell>
          <table:table-cell table:style-name="ce1"/>
          <table:table-cell table:number-columns-repeated="45"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14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11"/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6"/>
          <table:table-cell table:number-columns-repeated="876"/>
        </table:table-row>
        <table:table-row table:style-name="ro17">
          <table:table-cell table:number-columns-repeated="17" table:style-name="ce1" office:value-type="string" calcext:value-type="string">
            <text:p><text:s/></text:p>
          </table:table-cell>
          <table:table-cell table:style-name="ce1"/>
          <table:table-cell table:number-columns-repeated="9" table:style-name="ce1" office:value-type="string" calcext:value-type="string">
            <text:p><text:s/></text:p>
          </table:table-cell>
          <table:table-cell table:style-name="ce1"/>
          <table:table-cell table:number-columns-repeated="23" table:style-name="ce1" office:value-type="string" calcext:value-type="string">
            <text:p><text:s/></text:p>
          </table:table-cell>
          <table:table-cell table:style-name="ce1"/>
          <table:table-cell table:number-columns-repeated="7" table:style-name="ce1" office:value-type="string" calcext:value-type="string">
            <text:p><text:s/></text:p>
          </table:table-cell>
          <table:table-cell table:style-name="ce1"/>
          <table:table-cell table:number-columns-repeated="16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18" table:style-name="ce1" office:value-type="string" calcext:value-type="string">
            <text:p><text:s/></text:p>
          </table:table-cell>
          <table:table-cell table:style-name="ce1"/>
          <table:table-cell table:number-columns-repeated="7" table:style-name="ce1" office:value-type="string" calcext:value-type="string">
            <text:p><text:s/></text:p>
          </table:table-cell>
          <table:table-cell table:style-name="ce1" office:value-type="string" calcext:value-type="string">
            <text:p><text:s text:c="2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13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10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number-columns-repeated="876"/>
        </table:table-row>
        <table:table-row table:style-name="ro17">
          <table:table-cell table:number-columns-repeated="17" table:style-name="ce1" office:value-type="string" calcext:value-type="string">
            <text:p><text:s/></text:p>
          </table:table-cell>
          <table:table-cell table:style-name="ce1"/>
          <table:table-cell table:number-columns-repeated="9" table:style-name="ce1" office:value-type="string" calcext:value-type="string">
            <text:p><text:s/></text:p>
          </table:table-cell>
          <table:table-cell table:style-name="ce1"/>
          <table:table-cell table:number-columns-repeated="15" table:style-name="ce1" office:value-type="string" calcext:value-type="string">
            <text:p><text:s/>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 table:style-name="ce1" office:value-type="string" calcext:value-type="string">
            <text:p><text:s/></text:p>
          </table:table-cell>
          <table:table-cell table:style-name="ce1"/>
          <table:table-cell table:number-columns-repeated="7" table:style-name="ce1" office:value-type="string" calcext:value-type="string">
            <text:p><text:s/></text:p>
          </table:table-cell>
          <table:table-cell table:style-name="ce1"/>
          <table:table-cell table:number-columns-repeated="16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18" table:style-name="ce1" office:value-type="string" calcext:value-type="string">
            <text:p><text:s/></text:p>
          </table:table-cell>
          <table:table-cell table:style-name="ce1"/>
          <table:table-cell table:number-columns-repeated="7" table:style-name="ce1" office:value-type="string" calcext:value-type="string">
            <text:p><text:s/></text:p>
          </table:table-cell>
          <table:table-cell table:style-name="ce1"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13"/>
          <table:table-cell table:style-name="ce1" office:value-type="string" calcext:value-type="string">
            <text:p><text:s/></text:p>
          </table:table-cell>
          <table:table-cell table:style-name="ce1" table:number-columns-repeated="12"/>
          <table:table-cell table:style-name="ce1" office:value-type="string" calcext:value-type="string">
            <text:p><text:s/></text:p>
          </table:table-cell>
          <table:table-cell table:style-name="ce1" table:number-columns-repeated="8"/>
          <table:table-cell table:number-columns-repeated="876"/>
        </table:table-row>
        <table:table-row table:style-name="ro17">
          <table:table-cell table:style-name="ce1" office:value-type="string" calcext:value-type="string">
            <text:p>Заявлено всего, кг:</text:p>
          </table:table-cell>
          <table:table-cell table:style-name="ce1" office:value-type="float" office:value="4544.1" calcext:value-type="float">
            <text:p>4544.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41.68" calcext:value-type="float">
            <text:p>541.6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767.36" calcext:value-type="float">
            <text:p>1767.36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.48" calcext:value-type="float">
            <text:p>38.48</text:p>
          </table:table-cell>
          <table:table-cell table:style-name="ce1" office:value-type="float" office:value="248.64" calcext:value-type="float">
            <text:p>248.64</text:p>
          </table:table-cell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254.56" calcext:value-type="float">
            <text:p>254.56</text:p>
          </table:table-cell>
          <table:table-cell table:style-name="ce1" office:value-type="float" office:value="228.48" calcext:value-type="float">
            <text:p>228.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49.6" calcext:value-type="float">
            <text:p>7649.6</text:p>
          </table:table-cell>
          <table:table-cell table:style-name="ce1" office:value-type="float" office:value="210.6" calcext:value-type="float">
            <text:p>210.6</text:p>
          </table:table-cell>
          <table:table-cell table:style-name="ce1" office:value-type="float" office:value="405.6" calcext:value-type="float">
            <text:p>405.6</text:p>
          </table:table-cell>
          <table:table-cell table:style-name="ce1" office:value-type="float" office:value="650.4" calcext:value-type="float">
            <text:p>650.4</text:p>
          </table:table-cell>
          <table:table-cell table:style-name="ce1" office:value-type="float" office:value="230.4" calcext:value-type="float">
            <text:p>230.4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22.2" calcext:value-type="float">
            <text:p>22.2</text:p>
          </table:table-cell>
          <table:table-cell table:style-name="ce1" office:value-type="float" office:value="1501.44" calcext:value-type="float">
            <text:p>1501.4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033.2" calcext:value-type="float">
            <text:p>1033.2</text:p>
          </table:table-cell>
          <table:table-cell table:style-name="ce1" office:value-type="float" office:value="799.68" calcext:value-type="float">
            <text:p>799.68</text:p>
          </table:table-cell>
          <table:table-cell table:style-name="ce1" office:value-type="float" office:value="2.24" calcext:value-type="float">
            <text:p>2.24</text:p>
          </table:table-cell>
          <table:table-cell table:style-name="ce1" office:value-type="float" office:value="787.2" calcext:value-type="float">
            <text:p>787.2</text:p>
          </table:table-cell>
          <table:table-cell table:style-name="ce1" office:value-type="float" office:value="515.2" calcext:value-type="float">
            <text:p>515.2</text:p>
          </table:table-cell>
          <table:table-cell table:style-name="ce1" office:value-type="float" office:value="3159" calcext:value-type="float">
            <text:p>31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28.8" calcext:value-type="float">
            <text:p>28.8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41.6" calcext:value-type="float">
            <text:p>41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.3" calcext:value-type="float">
            <text:p>13.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527.2" calcext:value-type="float">
            <text:p>527.2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448.5" calcext:value-type="float">
            <text:p>448.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2157" calcext:value-type="float">
            <text:p>215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72" calcext:value-type="float">
            <text:p>1272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4.4" calcext:value-type="float">
            <text:p>224.4</text:p>
          </table:table-cell>
          <table:table-cell table:style-name="ce1" office:value-type="float" office:value="397.5" calcext:value-type="float">
            <text:p>397.5</text:p>
          </table:table-cell>
          <table:table-cell table:style-name="ce1" office:value-type="float" office:value="382.5" calcext:value-type="float">
            <text:p>382.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14.92" calcext:value-type="float">
            <text:p>214.92</text:p>
          </table:table-cell>
          <table:table-cell table:style-name="ce1" office:value-type="float" office:value="19.32" calcext:value-type="float">
            <text:p>19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5.6" calcext:value-type="float">
            <text:p>285.6</text:p>
          </table:table-cell>
          <table:table-cell table:style-name="ce1" office:value-type="float" office:value="7023" calcext:value-type="float">
            <text:p>7023</text:p>
          </table:table-cell>
          <table:table-cell table:style-name="ce1" office:value-type="float" office:value="1515.6" calcext:value-type="float">
            <text:p>1515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8.8" calcext:value-type="float">
            <text:p>928.8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25.5" calcext:value-type="float">
            <text:p>25.5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74.4" calcext:value-type="float">
            <text:p>74.4</text:p>
          </table:table-cell>
          <table:table-cell table:style-name="ce1" office:value-type="float" office:value="664.2" calcext:value-type="float">
            <text:p>664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.56" calcext:value-type="float">
            <text:p>169.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1.84" calcext:value-type="float">
            <text:p>321.84</text:p>
          </table:table-cell>
          <table:table-cell table:style-name="ce1" office:value-type="float" office:value="145.8" calcext:value-type="float">
            <text:p>145.8</text:p>
          </table:table-cell>
          <table:table-cell table:style-name="ce1" office:value-type="float" office:value="85.32" calcext:value-type="float">
            <text:p>85.32</text:p>
          </table:table-cell>
          <table:table-cell table:style-name="ce1" office:value-type="float" office:value="181.5" calcext:value-type="float">
            <text:p>181.5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1092" calcext:value-type="float">
            <text:p>1092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352.5" calcext:value-type="float">
            <text:p>352.5</text:p>
          </table:table-cell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1.84" calcext:value-type="float">
            <text:p>51.8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51576.16" calcext:value-type="float">
            <text:p>51576.16</text:p>
          </table:table-cell>
          <table:table-cell table:style-name="ce1" office:value-type="string" calcext:value-type="string">
            <text:p>Заявлено всего, кг:</text:p>
          </table:table-cell>
          <table:table-cell table:style-name="ce1" table:number-columns-repeated="13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2" calcext:value-type="float">
            <text:p>1.2</text:p>
          </table:table-cell>
          <table:table-cell table:style-name="ce1" table:number-columns-repeated="10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2" calcext:value-type="float">
            <text:p>1.2</text:p>
          </table:table-cell>
          <table:table-cell table:style-name="ce1" table:number-columns-repeated="6"/>
          <table:table-cell table:number-columns-repeated="876"/>
        </table:table-row>
        <table:table-row table:style-name="ro18">
          <table:table-cell table:style-name="ce1" office:value-type="string" calcext:value-type="string">
            <text:p>Заявлено, короба:</text:p>
          </table:table-cell>
          <table:table-cell table:style-name="ce1" office:value-type="float" office:value="1420.03125" calcext:value-type="float">
            <text:p>1420.031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2.3333333333333" calcext:value-type="float">
            <text:p>62.3333333333333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86.2068965517241" calcext:value-type="float">
            <text:p>86.20689655172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.8266666666667" calcext:value-type="float">
            <text:p>12.8266666666667</text:p>
          </table:table-cell>
          <table:table-cell table:style-name="ce1" office:value-type="float" office:value="82.88" calcext:value-type="float">
            <text:p>82.8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4.8533333333333" calcext:value-type="float">
            <text:p>84.8533333333333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15" calcext:value-type="float">
            <text:p>3415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481.777777777778" calcext:value-type="float">
            <text:p>481.777777777778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0.888888888888889" calcext:value-type="float">
            <text:p>0.888888888888889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8.4" calcext:value-type="float">
            <text:p>98.4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755" calcext:value-type="float">
            <text:p>17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21.3333333333333" calcext:value-type="float">
            <text:p>21.33333333333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85567010309278" calcext:value-type="float">
            <text:p>6.8556701030927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57" calcext:value-type="float">
            <text:p>215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2341" calcext:value-type="float">
            <text:p>2341</text:p>
          </table:table-cell>
          <table:table-cell table:style-name="ce1" office:value-type="float" office:value="1263" calcext:value-type="float">
            <text:p>12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4.22535211267606" calcext:value-type="float">
            <text:p>4.2253521126760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.22535211267606" calcext:value-type="float">
            <text:p>4.2253521126760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27900.2885584389" calcext:value-type="float">
            <text:p>27900.2885584389</text:p>
          </table:table-cell>
          <table:table-cell table:style-name="ce1" office:value-type="string" calcext:value-type="string">
            <text:p>Заявлено, короба:</text:p>
          </table:table-cell>
          <table:table-cell table:style-name="ce1" table:number-columns-repeated="13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876"/>
        </table:table-row>
        <table:table-row table:style-name="ro12">
          <table:table-cell table:style-name="ce1" table:number-columns-repeated="111"/>
          <table:table-cell table:style-name="ce1" office:value-type="float" office:value="0" calcext:value-type="float">
            <text:p>0</text:p>
          </table:table-cell>
          <table:table-cell table:style-name="ce1" table:number-columns-repeated="36"/>
          <table:table-cell table:number-columns-repeated="876"/>
        </table:table-row>
        <table:table-row table:style-name="ro3">
          <table:table-cell table:style-name="ce1" office:value-type="string" calcext:value-type="string">
            <text:p>Фактические остатки на складах - Заявлено, кг:</text:p>
          </table:table-cell>
          <table:table-cell table:style-name="ce1" office:value-type="float" office:value="-3161.1" calcext:value-type="float">
            <text:p>-3161.1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71.0400000000001" calcext:value-type="float">
            <text:p>-71.0400000000001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184" calcext:value-type="float">
            <text:p>-184</text:p>
          </table:table-cell>
          <table:table-cell table:style-name="ce1" office:value-type="float" office:value="-1603.84" calcext:value-type="float">
            <text:p>-1603.84</text:p>
          </table:table-cell>
          <table:table-cell table:style-name="ce1" office:value-type="float" office:value="-27.52" calcext:value-type="float">
            <text:p>-27.52</text:p>
          </table:table-cell>
          <table:table-cell table:style-name="ce1" office:value-type="float" office:value="6.72" calcext:value-type="float">
            <text:p>6.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2.08" calcext:value-type="float">
            <text:p>142.08</text:p>
          </table:table-cell>
          <table:table-cell table:style-name="ce1" office:value-type="float" office:value="-189.44" calcext:value-type="float">
            <text:p>-189.44</text:p>
          </table:table-cell>
          <table:table-cell table:style-name="ce1" office:value-type="float" office:value="-88.8" calcext:value-type="float">
            <text:p>-88.8</text:p>
          </table:table-cell>
          <table:table-cell table:style-name="ce1" office:value-type="float" office:value="-59.2" calcext:value-type="float">
            <text:p>-59.2</text:p>
          </table:table-cell>
          <table:table-cell table:style-name="ce1" office:value-type="float" office:value="-221.76" calcext:value-type="float">
            <text:p>-221.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7544.32" calcext:value-type="float">
            <text:p>-7544.32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-332.4" calcext:value-type="float">
            <text:p>-332.4</text:p>
          </table:table-cell>
          <table:table-cell table:style-name="ce1" office:value-type="float" office:value="-650.4" calcext:value-type="float">
            <text:p>-650.4</text:p>
          </table:table-cell>
          <table:table-cell table:style-name="ce1" office:value-type="float" office:value="-230.4" calcext:value-type="float">
            <text:p>-230.4</text:p>
          </table:table-cell>
          <table:table-cell table:style-name="ce1" office:value-type="float" office:value="-1110" calcext:value-type="float">
            <text:p>-1110</text:p>
          </table:table-cell>
          <table:table-cell table:style-name="ce1" office:value-type="float" office:value="-11.1" calcext:value-type="float">
            <text:p>-11.1</text:p>
          </table:table-cell>
          <table:table-cell table:style-name="ce1" office:value-type="float" office:value="-975.2" calcext:value-type="float">
            <text:p>-975.2</text:p>
          </table:table-cell>
          <table:table-cell table:style-name="ce1" office:value-type="float" office:value="-76.8" calcext:value-type="float">
            <text:p>-76.8</text:p>
          </table:table-cell>
          <table:table-cell table:style-name="ce1"/>
          <table:table-cell table:style-name="ce1" office:value-type="float" office:value="-1032" calcext:value-type="float">
            <text:p>-1032</text:p>
          </table:table-cell>
          <table:table-cell table:style-name="ce1" office:value-type="float" office:value="-324.8" calcext:value-type="float">
            <text:p>-324.8</text:p>
          </table:table-cell>
          <table:table-cell table:style-name="ce1" office:value-type="float" office:value="-2.24" calcext:value-type="float">
            <text:p>-2.24</text:p>
          </table:table-cell>
          <table:table-cell table:style-name="ce1" office:value-type="float" office:value="9.60000000000002" calcext:value-type="float">
            <text:p>9.60000000000002</text:p>
          </table:table-cell>
          <table:table-cell table:style-name="ce1" office:value-type="float" office:value="-268.64" calcext:value-type="float">
            <text:p>-268.64</text:p>
          </table:table-cell>
          <table:table-cell table:style-name="ce1" office:value-type="float" office:value="-2604.6" calcext:value-type="float">
            <text:p>-2604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42" calcext:value-type="float">
            <text:p>-942</text:p>
          </table:table-cell>
          <table:table-cell table:style-name="ce1" office:value-type="float" office:value="-26.4" calcext:value-type="float">
            <text:p>-26.4</text:p>
          </table:table-cell>
          <table:table-cell table:style-name="ce1" office:value-type="float" office:value="-64.4" calcext:value-type="float">
            <text:p>-64.4</text:p>
          </table:table-cell>
          <table:table-cell table:style-name="ce1" office:value-type="float" office:value="544.96" calcext:value-type="float">
            <text:p>544.96</text:p>
          </table:table-cell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-13.3" calcext:value-type="float">
            <text:p>-13.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730" calcext:value-type="float">
            <text:p>-730</text:p>
          </table:table-cell>
          <table:table-cell table:style-name="ce1" office:value-type="float" office:value="-180" calcext:value-type="float">
            <text:p>-180</text:p>
          </table:table-cell>
          <table:table-cell table:style-name="ce1" office:value-type="float" office:value="-91" calcext:value-type="float">
            <text:p>-91</text:p>
          </table:table-cell>
          <table:table-cell table:style-name="ce1" office:value-type="float" office:value="-506.4" calcext:value-type="float">
            <text:p>-506.4</text:p>
          </table:table-cell>
          <table:table-cell table:style-name="ce1" office:value-type="float" office:value="-162" calcext:value-type="float">
            <text:p>-162</text:p>
          </table:table-cell>
          <table:table-cell table:style-name="ce1" office:value-type="float" office:value="-429" calcext:value-type="float">
            <text:p>-429</text:p>
          </table:table-cell>
          <table:table-cell table:style-name="ce1" office:value-type="float" office:value="-39" calcext:value-type="float">
            <text:p>-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33" calcext:value-type="float">
            <text:p>-333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9.6" calcext:value-type="float">
            <text:p>-9.6</text:p>
          </table:table-cell>
          <table:table-cell table:style-name="ce1" office:value-type="float" office:value="-2155" calcext:value-type="float">
            <text:p>-2155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1209.6" calcext:value-type="float">
            <text:p>-1209.6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24.4" calcext:value-type="float">
            <text:p>-224.4</text:p>
          </table:table-cell>
          <table:table-cell table:style-name="ce1" office:value-type="float" office:value="-397.5" calcext:value-type="float">
            <text:p>-397.5</text:p>
          </table:table-cell>
          <table:table-cell table:style-name="ce1" office:value-type="float" office:value="-263" calcext:value-type="float">
            <text:p>-26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-63" calcext:value-type="float">
            <text:p>-63</text:p>
          </table:table-cell>
          <table:table-cell table:style-name="ce1" office:value-type="float" office:value="225.72" calcext:value-type="float">
            <text:p>225.72</text:p>
          </table:table-cell>
          <table:table-cell table:style-name="ce1" office:value-type="float" office:value="9.24" calcext:value-type="float">
            <text:p>9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.188" calcext:value-type="float">
            <text:p>16.188</text:p>
          </table:table-cell>
          <table:table-cell table:style-name="ce1" office:value-type="float" office:value="-280.56" calcext:value-type="float">
            <text:p>-280.56</text:p>
          </table:table-cell>
          <table:table-cell table:style-name="ce1" office:value-type="float" office:value="-6738" calcext:value-type="float">
            <text:p>-6738</text:p>
          </table:table-cell>
          <table:table-cell table:style-name="ce1" office:value-type="float" office:value="6129.6" calcext:value-type="float">
            <text:p>6129.6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9.72000000000014" calcext:value-type="float">
            <text:p>9.72000000000014</text:p>
          </table:table-cell>
          <table:table-cell table:style-name="ce1" office:value-type="float" office:value="-229.5" calcext:value-type="float">
            <text:p>-229.5</text:p>
          </table:table-cell>
          <table:table-cell table:style-name="ce1" office:value-type="float" office:value="28.8" calcext:value-type="float">
            <text:p>28.8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58.8" calcext:value-type="float">
            <text:p>58.8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-19.5" calcext:value-type="float">
            <text:p>-19.5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6.8" calcext:value-type="float">
            <text:p>166.8</text:p>
          </table:table-cell>
          <table:table-cell table:style-name="ce1" office:value-type="float" office:value="-14.04" calcext:value-type="float">
            <text:p>-14.04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534.6" calcext:value-type="float">
            <text:p>534.6</text:p>
          </table:table-cell>
          <table:table-cell table:style-name="ce1" office:value-type="float" office:value="4.32" calcext:value-type="float">
            <text:p>4.32</text:p>
          </table:table-cell>
          <table:table-cell table:style-name="ce1" office:value-type="float" office:value="-57.24" calcext:value-type="float">
            <text:p>-57.24</text:p>
          </table:table-cell>
          <table:table-cell table:style-name="ce1" office:value-type="float" office:value="-125.28" calcext:value-type="float">
            <text:p>-125.28</text:p>
          </table:table-cell>
          <table:table-cell table:style-name="ce1" office:value-type="float" office:value="-85.32" calcext:value-type="float">
            <text:p>-85.32</text:p>
          </table:table-cell>
          <table:table-cell table:style-name="ce1" office:value-type="float" office:value="616.5" calcext:value-type="float">
            <text:p>616.5</text:p>
          </table:table-cell>
          <table:table-cell table:style-name="ce1" office:value-type="float" office:value="-840" calcext:value-type="float">
            <text:p>-840</text:p>
          </table:table-cell>
          <table:table-cell table:style-name="ce1" office:value-type="float" office:value="951" calcext:value-type="float">
            <text:p>951</text:p>
          </table:table-cell>
          <table:table-cell table:style-name="ce1" office:value-type="float" office:value="-445.5" calcext:value-type="float">
            <text:p>-445.5</text:p>
          </table:table-cell>
          <table:table-cell table:style-name="ce1" office:value-type="float" office:value="-232.5" calcext:value-type="float">
            <text:p>-232.5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3.08" calcext:value-type="float">
            <text:p>433.08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5117.712" calcext:value-type="float">
            <text:p>-25117.712</text:p>
          </table:table-cell>
          <table:table-cell table:style-name="ce1" office:value-type="string" calcext:value-type="string">
            <text:p>Фактические остатки на складах - Заявлено, кг:</text:p>
          </table:table-cell>
          <table:table-cell table:style-name="ce1" table:number-columns-repeated="13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table:number-columns-repeated="10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table:number-columns-repeated="6"/>
          <table:table-cell table:number-columns-repeated="876"/>
        </table:table-row>
        <table:table-row table:style-name="ro10">
          <table:table-cell table:style-name="ce1" table:number-columns-repeated="148"/>
          <table:table-cell table:number-columns-repeated="876"/>
        </table:table-row>
        <table:table-row table:style-name="ro2">
          <table:table-cell table:style-name="ce1" office:value-type="string" calcext:value-type="string">
            <text:p>Названия цехов / <text:s/>групп продуктов</text:p>
          </table:table-cell>
          <table:table-cell table:style-name="ce3" office:value-type="string" calcext:value-type="string" table:number-columns-spanned="11" table:number-rows-spanned="1">
            <text:p>Цех адыгейского</text:p>
          </table:table-cell>
          <table:covered-table-cell table:number-columns-repeated="10" table:style-name="ce1"/>
          <table:table-cell table:style-name="ce3" office:value-type="string" calcext:value-type="string" table:number-columns-spanned="4" table:number-rows-spanned="1">
            <text:p>Милк Проджект    </text:p>
            <text:p/>
          </table:table-cell>
          <table:covered-table-cell table:number-columns-repeated="3" table:style-name="ce1"/>
          <table:table-cell table:style-name="ce3" office:value-type="string" calcext:value-type="string" table:number-columns-spanned="28" table:number-rows-spanned="1">
            <text:p>Чеддерные сыры</text:p>
          </table:table-cell>
          <table:covered-table-cell table:number-columns-repeated="27" table:style-name="ce1"/>
          <table:table-cell table:style-name="ce3" office:value-type="string" calcext:value-type="string" table:number-columns-spanned="18" table:number-rows-spanned="1">
            <text:p>Цех Моцареллы в воде</text:p>
          </table:table-cell>
          <table:covered-table-cell table:number-columns-repeated="17" table:style-name="ce1"/>
          <table:table-cell table:style-name="ce3" office:value-type="string" calcext:value-type="string" table:number-columns-spanned="19" table:number-rows-spanned="1">
            <text:p>Цех Рикотты</text:p>
          </table:table-cell>
          <table:covered-table-cell table:number-columns-repeated="18" table:style-name="ce1"/>
          <table:table-cell table:style-name="ce3" office:value-type="string" calcext:value-type="string" table:number-columns-spanned="9" table:number-rows-spanned="1">
            <text:p>Цех маскарпоне. Сливочные сыры</text:p>
          </table:table-cell>
          <table:covered-table-cell table:number-columns-repeated="8" table:style-name="ce1"/>
          <table:table-cell table:style-name="ce3" office:value-type="string" calcext:value-type="string" table:number-columns-spanned="9" table:number-rows-spanned="1">
            <text:p>Маскарпоне</text:p>
          </table:table-cell>
          <table:covered-table-cell table:number-columns-repeated="8" table:style-name="ce1"/>
          <table:table-cell table:style-name="ce3" office:value-type="string" calcext:value-type="string" table:number-columns-spanned="6" table:number-rows-spanned="1">
            <text:p>Маслоцех</text:p>
          </table:table-cell>
          <table:covered-table-cell table:number-columns-repeated="5" table:style-name="ce1"/>
          <table:table-cell table:style-name="ce3" table:number-columns-spanned="6" table:number-rows-spanned="1"/>
          <table:covered-table-cell table:number-columns-repeated="5" table:style-name="ce1"/>
          <table:table-cell table:style-name="ce1"/>
          <table:table-cell table:style-name="ce1" office:value-type="string" calcext:value-type="string">
            <text:p>Названия цехов / <text:s/>групп продуктов</text:p>
          </table:table-cell>
          <table:table-cell table:style-name="ce1" table:number-columns-repeated="35"/>
          <table:table-cell table:number-columns-repeated="876"/>
        </table:table-row>
        <table:table-row table:style-name="ro2">
          <table:table-cell table:style-name="ce1" office:value-type="string" calcext:value-type="string">
            <text:p>Фактические остатки на складе по группе продуктов, кг</text:p>
          </table:table-cell>
          <table:table-cell table:style-name="ce3" office:value-type="float" office:value="3033.36" calcext:value-type="float" table:number-columns-spanned="11" table:number-rows-spanned="1">
            <text:p>3033.36</text:p>
          </table:table-cell>
          <table:covered-table-cell table:number-columns-repeated="10" table:style-name="ce1"/>
          <table:table-cell table:style-name="ce3" office:value-type="float" office:value="435.12" calcext:value-type="float" table:number-columns-spanned="4" table:number-rows-spanned="1">
            <text:p>435.12</text:p>
          </table:table-cell>
          <table:covered-table-cell table:number-columns-repeated="3" table:style-name="ce1"/>
          <table:table-cell table:style-name="ce3" office:value-type="float" office:value="4014.24" calcext:value-type="float" table:number-columns-spanned="28" table:number-rows-spanned="1">
            <text:p>4014.24</text:p>
          </table:table-cell>
          <table:covered-table-cell table:number-columns-repeated="27" table:style-name="ce1"/>
          <table:table-cell table:style-name="ce3" office:value-type="float" office:value="171.7" calcext:value-type="float" table:number-columns-spanned="18" table:number-rows-spanned="1">
            <text:p>171.7</text:p>
          </table:table-cell>
          <table:covered-table-cell table:number-columns-repeated="17" table:style-name="ce1"/>
          <table:table-cell table:style-name="ce3" office:value-type="float" office:value="10473.148" calcext:value-type="float" table:number-columns-spanned="19" table:number-rows-spanned="1">
            <text:p>10473.148</text:p>
          </table:table-cell>
          <table:covered-table-cell table:number-columns-repeated="18" table:style-name="ce1"/>
          <table:table-cell table:style-name="ce3" office:value-type="float" office:value="2087.76" calcext:value-type="float" table:number-columns-spanned="9" table:number-rows-spanned="1">
            <text:p>2087.76</text:p>
          </table:table-cell>
          <table:covered-table-cell table:number-columns-repeated="8" table:style-name="ce1"/>
          <table:table-cell table:style-name="ce3" office:value-type="float" office:value="3934.92" calcext:value-type="float" table:number-columns-spanned="9" table:number-rows-spanned="1">
            <text:p>3934.92</text:p>
          </table:table-cell>
          <table:covered-table-cell table:number-columns-repeated="8" table:style-name="ce1"/>
          <table:table-cell table:style-name="ce3" office:value-type="float" office:value="2307" calcext:value-type="float" table:number-columns-spanned="6" table:number-rows-spanned="1">
            <text:p>2307</text:p>
          </table:table-cell>
          <table:covered-table-cell table:number-columns-repeated="5" table:style-name="ce1"/>
          <table:table-cell table:style-name="ce3" table:number-columns-spanned="6" table:number-rows-spanned="1"/>
          <table:covered-table-cell table:number-columns-repeated="5" table:style-name="ce1"/>
          <table:table-cell table:style-name="ce1" office:value-type="float" office:value="26285.548" calcext:value-type="float">
            <text:p>26285.548</text:p>
          </table:table-cell>
          <table:table-cell table:style-name="ce1" office:value-type="string" calcext:value-type="string">
            <text:p>Фактические остатки на складе по группе продуктов, кг</text:p>
          </table:table-cell>
          <table:table-cell table:style-name="ce1" table:number-columns-repeated="35"/>
          <table:table-cell table:number-columns-repeated="876"/>
        </table:table-row>
        <table:table-row table:style-name="ro2">
          <table:table-cell table:style-name="ce1" office:value-type="string" calcext:value-type="string">
            <text:p>Заявка на производство по группе продуктов, кг</text:p>
          </table:table-cell>
          <table:table-cell table:style-name="ce3" office:value-type="float" office:value="7975.14" calcext:value-type="float" table:number-columns-spanned="11" table:number-rows-spanned="1">
            <text:p>7975.14</text:p>
          </table:table-cell>
          <table:covered-table-cell table:number-columns-repeated="10" table:style-name="ce1"/>
          <table:table-cell table:style-name="ce3" office:value-type="float" office:value="630.48" calcext:value-type="float" table:number-columns-spanned="4" table:number-rows-spanned="1">
            <text:p>630.48</text:p>
          </table:table-cell>
          <table:covered-table-cell table:number-columns-repeated="3" table:style-name="ce1"/>
          <table:table-cell table:style-name="ce3" office:value-type="float" office:value="19692.14" calcext:value-type="float" table:number-columns-spanned="28" table:number-rows-spanned="1">
            <text:p>19692.14</text:p>
          </table:table-cell>
          <table:covered-table-cell table:number-columns-repeated="27" table:style-name="ce1"/>
          <table:table-cell table:style-name="ce3" office:value-type="float" office:value="6667.7" calcext:value-type="float" table:number-columns-spanned="18" table:number-rows-spanned="1">
            <text:p>6667.7</text:p>
          </table:table-cell>
          <table:covered-table-cell table:number-columns-repeated="17" table:style-name="ce1"/>
          <table:table-cell table:style-name="ce3" office:value-type="float" office:value="11199.24" calcext:value-type="float" table:number-columns-spanned="19" table:number-rows-spanned="1">
            <text:p>11199.24</text:p>
          </table:table-cell>
          <table:covered-table-cell table:number-columns-repeated="18" table:style-name="ce1"/>
          <table:table-cell table:style-name="ce3" office:value-type="float" office:value="1590.12" calcext:value-type="float" table:number-columns-spanned="9" table:number-rows-spanned="1">
            <text:p>1590.12</text:p>
          </table:table-cell>
          <table:covered-table-cell table:number-columns-repeated="8" table:style-name="ce1"/>
          <table:table-cell table:style-name="ce3" office:value-type="float" office:value="3095.34" calcext:value-type="float" table:number-columns-spanned="9" table:number-rows-spanned="1">
            <text:p>3095.34</text:p>
          </table:table-cell>
          <table:covered-table-cell table:number-columns-repeated="8" table:style-name="ce1"/>
          <table:table-cell table:style-name="ce3" office:value-type="float" office:value="726" calcext:value-type="float" table:number-columns-spanned="6" table:number-rows-spanned="1">
            <text:p>726</text:p>
          </table:table-cell>
          <table:covered-table-cell table:number-columns-repeated="5" table:style-name="ce1"/>
          <table:table-cell table:style-name="ce3" table:number-columns-spanned="6" table:number-rows-spanned="1"/>
          <table:covered-table-cell table:number-columns-repeated="5" table:style-name="ce1"/>
          <table:table-cell table:style-name="ce1" office:value-type="float" office:value="44908.46" calcext:value-type="float">
            <text:p>44908.46</text:p>
          </table:table-cell>
          <table:table-cell table:style-name="ce1" office:value-type="string" calcext:value-type="string">
            <text:p>Заявка на производство по группе продуктов, кг</text:p>
          </table:table-cell>
          <table:table-cell table:style-name="ce1" table:number-columns-repeated="35"/>
          <table:table-cell table:number-columns-repeated="876"/>
        </table:table-row>
        <table:table-row table:style-name="ro14">
          <table:table-cell table:style-name="ce1" office:value-type="string" calcext:value-type="string">
            <text:p><text:s/></text:p>
          </table:table-cell>
          <table:table-cell table:style-name="ce1" table:number-columns-repeated="111"/>
          <table:table-cell table:style-name="ce1" office:value-type="string" calcext:value-type="string">
            <text:p><text:s/></text:p>
          </table:table-cell>
          <table:table-cell table:style-name="ce1" table:number-columns-repeated="35"/>
          <table:table-cell table:number-columns-repeated="876"/>
        </table:table-row>
        <table:table-row-group table:display="false">
          <table:table-row table:style-name="ro6" table:visibility="collapse">
            <table:table-cell table:style-name="ce1" office:value-type="string" calcext:value-type="string">
              <text:p>Остатки общие по группе, кг:</text:p>
            </table:table-cell>
            <table:table-cell table:style-name="ce1" table:number-columns-repeated="20"/>
            <table:table-cell table:number-columns-repeated="2" table:style-name="ce1" office:value-type="float" office:value="0" calcext:value-type="float">
              <text:p>0</text:p>
            </table:table-cell>
            <table:table-cell table:style-name="ce1" table:number-columns-repeated="2"/>
            <table:table-cell table:style-name="ce3" table:number-columns-spanned="13" table:number-rows-spanned="1"/>
            <table:covered-table-cell table:number-columns-repeated="12" table:style-name="ce1"/>
            <table:table-cell table:style-name="ce1" office:value-type="float" office:value="586.56" calcext:value-type="float">
              <text:p>586.56</text:p>
            </table:table-cell>
            <table:table-cell table:style-name="ce1" table:number-columns-repeated="5"/>
            <table:table-cell table:style-name="ce3" table:number-columns-spanned="10" table:number-rows-spanned="1"/>
            <table:covered-table-cell table:number-columns-repeated="9" table:style-name="ce1"/>
            <table:table-cell table:style-name="ce1"/>
            <table:table-cell table:style-name="ce3" table:number-columns-spanned="7" table:number-rows-spanned="1"/>
            <table:covered-table-cell table:number-columns-repeated="6" table:style-name="ce1"/>
            <table:table-cell table:style-name="ce3" table:number-columns-spanned="18" table:number-rows-spanned="1"/>
            <table:covered-table-cell table:number-columns-repeated="17" table:style-name="ce1"/>
            <table:table-cell table:style-name="ce1" table:number-columns-repeated="10"/>
            <table:table-cell table:style-name="ce3" office:value-type="float" office:value="3402" calcext:value-type="float" table:number-columns-spanned="7" table:number-rows-spanned="1">
              <text:p>3402</text:p>
            </table:table-cell>
            <table:covered-table-cell table:number-columns-repeated="6" table:style-name="ce1"/>
            <table:table-cell table:style-name="ce1" table:number-columns-repeated="2"/>
            <table:table-cell table:style-name="ce3" office:value-type="float" office:value="1053" calcext:value-type="float" table:number-columns-spanned="2" table:number-rows-spanned="1">
              <text:p>1053</text:p>
            </table:table-cell>
            <table:covered-table-cell table:style-name="ce1"/>
            <table:table-cell table:style-name="ce1" table:number-columns-repeated="4"/>
            <table:table-cell table:style-name="ce1" office:value-type="float" office:value="0" calcext:value-type="float">
              <text:p>0</text:p>
            </table:table-cell>
            <table:table-cell table:style-name="ce1" table:number-columns-repeated="5"/>
            <table:table-cell table:style-name="ce1" office:value-type="float" office:value="5041.56" calcext:value-type="float">
              <text:p>5041.56</text:p>
            </table:table-cell>
            <table:table-cell table:style-name="ce1" office:value-type="string" calcext:value-type="string">
              <text:p>Остатки общие по группе, кг:</text:p>
            </table:table-cell>
            <table:table-cell table:style-name="ce1" table:number-columns-repeated="35"/>
            <table:table-cell table:number-columns-repeated="876"/>
          </table:table-row>
          <table:table-row table:style-name="ro19" table:visibility="collapse">
            <table:table-cell table:style-name="ce1" table:number-columns-repeated="148"/>
            <table:table-cell table:number-columns-repeated="876"/>
          </table:table-row>
          <table:table-row table:style-name="ro6" table:visibility="collapse">
            <table:table-cell table:style-name="ce1" office:value-type="string" calcext:value-type="string">
              <text:p>Нормативный запас по группе, кг :</text:p>
            </table:table-cell>
            <table:table-cell table:style-name="ce1" table:number-columns-repeated="20"/>
            <table:table-cell table:style-name="ce1" office:value-type="float" office:value="136.697142857143" calcext:value-type="float">
              <text:p>136.697142857143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table:number-columns-repeated="2"/>
            <table:table-cell table:style-name="ce3" table:number-columns-spanned="13" table:number-rows-spanned="1"/>
            <table:covered-table-cell table:number-columns-repeated="12" table:style-name="ce1"/>
            <table:table-cell table:style-name="ce1" office:value-type="float" office:value="262.562857142857" calcext:value-type="float">
              <text:p>262.562857142857</text:p>
            </table:table-cell>
            <table:table-cell table:style-name="ce1" table:number-columns-repeated="5"/>
            <table:table-cell table:style-name="ce3" table:number-columns-spanned="10" table:number-rows-spanned="1"/>
            <table:covered-table-cell table:number-columns-repeated="9" table:style-name="ce1"/>
            <table:table-cell table:style-name="ce1"/>
            <table:table-cell table:style-name="ce3" table:number-columns-spanned="7" table:number-rows-spanned="1"/>
            <table:covered-table-cell table:number-columns-repeated="6" table:style-name="ce1"/>
            <table:table-cell table:style-name="ce3" table:number-columns-spanned="18" table:number-rows-spanned="1"/>
            <table:covered-table-cell table:number-columns-repeated="17" table:style-name="ce1"/>
            <table:table-cell table:style-name="ce1" table:number-columns-repeated="10"/>
            <table:table-cell table:style-name="ce3" office:value-type="float" office:value="9643.57142857143" calcext:value-type="float" table:number-columns-spanned="7" table:number-rows-spanned="1">
              <text:p>9643.57142857143</text:p>
            </table:table-cell>
            <table:covered-table-cell table:number-columns-repeated="6" table:style-name="ce1"/>
            <table:table-cell table:style-name="ce1" table:number-columns-repeated="2"/>
            <table:table-cell table:style-name="ce3" office:value-type="float" office:value="1001.61904761905" calcext:value-type="float" table:number-columns-spanned="2" table:number-rows-spanned="1">
              <text:p>1001.61904761905</text:p>
            </table:table-cell>
            <table:covered-table-cell table:style-name="ce1"/>
            <table:table-cell table:style-name="ce1" table:number-columns-repeated="4"/>
            <table:table-cell table:style-name="ce1" office:value-type="float" office:value="0" calcext:value-type="float">
              <text:p>0</text:p>
            </table:table-cell>
            <table:table-cell table:style-name="ce1" table:number-columns-repeated="5"/>
            <table:table-cell table:style-name="ce1" office:value-type="float" office:value="11044.4504761905" calcext:value-type="float">
              <text:p>11044.4504761905</text:p>
            </table:table-cell>
            <table:table-cell table:style-name="ce1" office:value-type="string" calcext:value-type="string">
              <text:p>Нормативный запас по группе, кг :</text:p>
            </table:table-cell>
            <table:table-cell table:style-name="ce1" table:number-columns-repeated="35"/>
            <table:table-cell table:number-columns-repeated="876"/>
          </table:table-row>
          <table:table-row table:style-name="ro19" table:visibility="collapse">
            <table:table-cell table:style-name="ce1" table:number-columns-repeated="148"/>
            <table:table-cell table:number-columns-repeated="876"/>
          </table:table-row>
          <table:table-row table:style-name="ro6" table:visibility="collapse">
            <table:table-cell table:style-name="ce1" office:value-type="string" calcext:value-type="string">
              <text:p>Избыток (+) / Потребность (-), кг:</text:p>
            </table:table-cell>
            <table:table-cell table:style-name="ce1" table:number-columns-repeated="20"/>
            <table:table-cell table:style-name="ce1" office:value-type="float" office:value="-136.697142857143" calcext:value-type="float">
              <text:p>-136.697142857143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table:number-columns-repeated="2"/>
            <table:table-cell table:style-name="ce3" table:number-columns-spanned="13" table:number-rows-spanned="1"/>
            <table:covered-table-cell table:number-columns-repeated="12" table:style-name="ce1"/>
            <table:table-cell table:style-name="ce1" office:value-type="float" office:value="323.997142857143" calcext:value-type="float">
              <text:p>323.997142857143</text:p>
            </table:table-cell>
            <table:table-cell table:style-name="ce1" table:number-columns-repeated="5"/>
            <table:table-cell table:style-name="ce3" table:number-columns-spanned="10" table:number-rows-spanned="1"/>
            <table:covered-table-cell table:number-columns-repeated="9" table:style-name="ce1"/>
            <table:table-cell table:style-name="ce1"/>
            <table:table-cell table:style-name="ce3" table:number-columns-spanned="7" table:number-rows-spanned="1"/>
            <table:covered-table-cell table:number-columns-repeated="6" table:style-name="ce1"/>
            <table:table-cell table:style-name="ce3" table:number-columns-spanned="18" table:number-rows-spanned="1"/>
            <table:covered-table-cell table:number-columns-repeated="17" table:style-name="ce1"/>
            <table:table-cell table:style-name="ce1" table:number-columns-repeated="10"/>
            <table:table-cell table:style-name="ce3" office:value-type="float" office:value="-6241.57142857143" calcext:value-type="float" table:number-columns-spanned="7" table:number-rows-spanned="1">
              <text:p>-6241.57142857143</text:p>
            </table:table-cell>
            <table:covered-table-cell table:number-columns-repeated="6" table:style-name="ce1"/>
            <table:table-cell table:style-name="ce1" table:number-columns-repeated="2"/>
            <table:table-cell table:style-name="ce3" office:value-type="float" office:value="51.3809523809523" calcext:value-type="float" table:number-columns-spanned="2" table:number-rows-spanned="1">
              <text:p>51.3809523809523</text:p>
            </table:table-cell>
            <table:covered-table-cell table:style-name="ce1"/>
            <table:table-cell table:style-name="ce1" table:number-columns-repeated="4"/>
            <table:table-cell table:style-name="ce1" office:value-type="float" office:value="0" calcext:value-type="float">
              <text:p>0</text:p>
            </table:table-cell>
            <table:table-cell table:style-name="ce1" table:number-columns-repeated="6"/>
            <table:table-cell table:style-name="ce1" office:value-type="string" calcext:value-type="string">
              <text:p>Избыток (+) / Потребность (-), кг:</text:p>
            </table:table-cell>
            <table:table-cell table:style-name="ce1" table:number-columns-repeated="35"/>
            <table:table-cell table:number-columns-repeated="876"/>
          </table:table-row>
          <table:table-row table:style-name="ro20" table:visibility="collapse">
            <table:table-cell table:style-name="ce1" table:number-columns-repeated="7"/>
            <table:table-cell table:style-name="ce1" table:formula="of:=#REF!" office:value-type="string" office:string-value="" calcext:value-type="error">
              <text:p>#REF!</text:p>
            </table:table-cell>
            <table:table-cell table:style-name="ce1" table:number-columns-repeated="15"/>
            <table:table-cell table:style-name="ce1" table:formula="of:=#REF!" office:value-type="string" office:string-value="" calcext:value-type="error">
              <text:p>#REF!</text:p>
            </table:table-cell>
            <table:table-cell table:style-name="ce1"/>
            <table:table-cell table:style-name="ce1" table:formula="of:=#REF!" office:value-type="string" office:string-value="" calcext:value-type="error">
              <text:p>#REF!</text:p>
            </table:table-cell>
            <table:table-cell table:style-name="ce1" table:number-columns-repeated="6"/>
            <table:table-cell table:style-name="ce1" table:formula="of:=#REF!" office:value-type="string" office:string-value="" calcext:value-type="error">
              <text:p>#REF!</text:p>
            </table:table-cell>
            <table:table-cell table:style-name="ce1" table:number-columns-repeated="4"/>
            <table:table-cell table:style-name="ce1" table:formula="of:=#REF!" office:value-type="string" office:string-value="" calcext:value-type="error">
              <text:p>#REF!</text:p>
            </table:table-cell>
            <table:table-cell table:style-name="ce1" table:formula="of:=#REF!" office:value-type="string" office:string-value="" calcext:value-type="error">
              <text:p>#REF!</text:p>
            </table:table-cell>
            <table:table-cell table:style-name="ce1" table:number-columns-repeated="5"/>
            <table:table-cell table:style-name="ce1" table:formula="of:=#REF!" office:value-type="string" office:string-value="" calcext:value-type="error">
              <text:p>#REF!</text:p>
            </table:table-cell>
            <table:table-cell table:style-name="ce1"/>
            <table:table-cell table:style-name="ce1" table:formula="of:=#REF!" office:value-type="string" office:string-value="" calcext:value-type="error">
              <text:p>#REF!</text:p>
            </table:table-cell>
            <table:table-cell table:style-name="ce1" table:formula="of:=#REF!" office:value-type="string" office:string-value="" calcext:value-type="error">
              <text:p>#REF!</text:p>
            </table:table-cell>
            <table:table-cell table:style-name="ce1" table:number-columns-repeated="6"/>
            <table:table-cell table:style-name="ce1" table:formula="of:=#REF!" office:value-type="string" office:string-value="" calcext:value-type="error">
              <text:p>#REF!</text:p>
            </table:table-cell>
            <table:table-cell table:style-name="ce1" table:formula="of:=#REF!" office:value-type="string" office:string-value="" calcext:value-type="error">
              <text:p>#REF!</text:p>
            </table:table-cell>
            <table:table-cell table:style-name="ce1"/>
            <table:table-cell table:style-name="ce1" table:formula="of:=#REF!" office:value-type="string" office:string-value="" calcext:value-type="error">
              <text:p>#REF!</text:p>
            </table:table-cell>
            <table:table-cell table:style-name="ce1" table:number-columns-repeated="32"/>
            <table:table-cell table:style-name="ce1" table:formula="of:=#REF!" office:value-type="string" office:string-value="" calcext:value-type="error">
              <text:p>#REF!</text:p>
            </table:table-cell>
            <table:table-cell table:style-name="ce1" table:number-columns-repeated="8"/>
            <table:table-cell table:style-name="ce1" table:formula="of:=#REF!" office:value-type="string" office:string-value="" calcext:value-type="error">
              <text:p>#REF!</text:p>
            </table:table-cell>
            <table:table-cell table:style-name="ce1" table:number-columns-repeated="11"/>
            <table:table-cell table:style-name="ce1" table:formula="of:=#REF!" office:value-type="string" office:string-value="" calcext:value-type="error">
              <text:p>#REF!</text:p>
            </table:table-cell>
            <table:table-cell table:style-name="ce1" table:number-columns-repeated="14"/>
            <table:table-cell table:style-name="ce1" table:formula="of:=#REF!" office:value-type="string" office:string-value="" calcext:value-type="error">
              <text:p>#REF!</text:p>
            </table:table-cell>
            <table:table-cell table:style-name="ce1" table:number-columns-repeated="12"/>
            <table:table-cell table:style-name="ce1" table:formula="of:=#REF!" office:value-type="string" office:string-value="" calcext:value-type="error">
              <text:p>#REF!</text:p>
            </table:table-cell>
            <table:table-cell table:style-name="ce1" table:number-columns-repeated="8"/>
            <table:table-cell table:number-columns-repeated="876"/>
          </table:table-row>
          <table:table-row table:style-name="ro6" table:visibility="collapse">
            <table:table-cell table:style-name="ce1" table:number-columns-repeated="7"/>
            <table:table-cell table:style-name="ce1" office:value-type="float" office:value="374" calcext:value-type="float">
              <text:p>374</text:p>
            </table:table-cell>
            <table:table-cell table:style-name="ce1" table:number-columns-repeated="15"/>
            <table:table-cell table:style-name="ce1" office:value-type="float" office:value="2220" calcext:value-type="float">
              <text:p>2220</text:p>
            </table:table-cell>
            <table:table-cell table:style-name="ce1"/>
            <table:table-cell table:style-name="ce1" office:value-type="float" office:value="3002.88" calcext:value-type="float">
              <text:p>3002.88</text:p>
            </table:table-cell>
            <table:table-cell table:style-name="ce1" table:number-columns-repeated="6"/>
            <table:table-cell table:style-name="ce1" office:value-type="float" office:value="1030.4" calcext:value-type="float">
              <text:p>1030.4</text:p>
            </table:table-cell>
            <table:table-cell table:style-name="ce1" table:number-columns-repeated="4"/>
            <table:table-cell table:style-name="ce1" office:value-type="float" office:value="552" calcext:value-type="float">
              <text:p>552</text:p>
            </table:table-cell>
            <table:table-cell table:style-name="ce1" office:value-type="float" office:value="83.2" calcext:value-type="float">
              <text:p>83.2</text:p>
            </table:table-cell>
            <table:table-cell table:style-name="ce1" table:number-columns-repeated="5"/>
            <table:table-cell table:style-name="ce1" office:value-type="float" office:value="1500" calcext:value-type="float">
              <text:p>1500</text:p>
            </table:table-cell>
            <table:table-cell table:style-name="ce1"/>
            <table:table-cell table:style-name="ce1" office:value-type="float" office:value="218" calcext:value-type="float">
              <text:p>218</text:p>
            </table:table-cell>
            <table:table-cell table:style-name="ce1" office:value-type="float" office:value="1054.4" calcext:value-type="float">
              <text:p>1054.4</text:p>
            </table:table-cell>
            <table:table-cell table:style-name="ce1" table:number-columns-repeated="6"/>
            <table:table-cell table:style-name="ce1" office:value-type="float" office:value="19.2" calcext:value-type="float">
              <text:p>19.2</text:p>
            </table:table-cell>
            <table:table-cell table:style-name="ce1" office:value-type="float" office:value="4314" calcext:value-type="float">
              <text:p>4314</text:p>
            </table:table-cell>
            <table:table-cell table:style-name="ce1"/>
            <table:table-cell table:style-name="ce1" office:value-type="float" office:value="2544" calcext:value-type="float">
              <text:p>2544</text:p>
            </table:table-cell>
            <table:table-cell table:style-name="ce1" table:number-columns-repeated="32"/>
            <table:table-cell table:style-name="ce1" office:value-type="float" office:value="363" calcext:value-type="float">
              <text:p>363</text:p>
            </table:table-cell>
            <table:table-cell table:style-name="ce1" table:number-columns-repeated="8"/>
            <table:table-cell table:style-name="ce1" office:value-type="float" office:value="330" calcext:value-type="float">
              <text:p>330</text:p>
            </table:table-cell>
            <table:table-cell table:style-name="ce1" table:number-columns-repeated="5"/>
            <table:table-cell table:style-name="ce1" office:value-type="float" office:value="0" calcext:value-type="float">
              <text:p>0</text:p>
            </table:table-cell>
            <table:table-cell table:style-name="ce1" table:number-columns-repeated="5"/>
            <table:table-cell table:style-name="ce1" office:value-type="float" office:value="17605.08" calcext:value-type="float">
              <text:p>17605.08</text:p>
            </table:table-cell>
            <table:table-cell table:style-name="ce1" table:number-columns-repeated="14"/>
            <table:table-cell table:style-name="ce1" office:value-type="float" office:value="0" calcext:value-type="float">
              <text:p>0</text:p>
            </table:table-cell>
            <table:table-cell table:style-name="ce1" table:number-columns-repeated="12"/>
            <table:table-cell table:style-name="ce1" office:value-type="float" office:value="0" calcext:value-type="float">
              <text:p>0</text:p>
            </table:table-cell>
            <table:table-cell table:style-name="ce1" table:number-columns-repeated="8"/>
            <table:table-cell table:number-columns-repeated="876"/>
          </table:table-row>
        </table:table-row-group>
        <table:table-row table:style-name="ro3">
          <table:table-cell table:style-name="ce1" office:value-type="string" calcext:value-type="string">
            <text:p>План Департамента Продаж на ближайшие 10 дней, кг</text:p>
          </table:table-cell>
          <table:table-cell table:style-name="ce1" office:value-type="float" office:value="10876.935" calcext:value-type="float">
            <text:p>10876.935</text:p>
          </table:table-cell>
          <table:table-cell table:style-name="ce1" office:value-type="float" office:value="188.575" calcext:value-type="float">
            <text:p>188.575</text:p>
          </table:table-cell>
          <table:table-cell table:style-name="ce1" office:value-type="float" office:value="4917.158" calcext:value-type="float">
            <text:p>4917.158</text:p>
          </table:table-cell>
          <table:table-cell table:style-name="ce1" office:value-type="float" office:value="314.005" calcext:value-type="float">
            <text:p>314.005</text:p>
          </table:table-cell>
          <table:table-cell table:style-name="ce1" office:value-type="float" office:value="4219.70053174603" calcext:value-type="float">
            <text:p>4219.70053174603</text:p>
          </table:table-cell>
          <table:table-cell table:style-name="ce1" office:value-type="float" office:value="200.4" calcext:value-type="float">
            <text:p>200.4</text:p>
          </table:table-cell>
          <table:table-cell table:style-name="ce1" office:value-type="float" office:value="1100.84904365079" calcext:value-type="float">
            <text:p>1100.84904365079</text:p>
          </table:table-cell>
          <table:table-cell table:style-name="ce1" office:value-type="float" office:value="3219.41066666667" calcext:value-type="float">
            <text:p>3219.41066666667</text:p>
          </table:table-cell>
          <table:table-cell table:style-name="ce1" office:value-type="float" office:value="768.821" calcext:value-type="float">
            <text:p>768.821</text:p>
          </table:table-cell>
          <table:table-cell table:style-name="ce1" office:value-type="float" office:value="157.03" calcext:value-type="float">
            <text:p>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5.242031746032" calcext:value-type="float">
            <text:p>515.242031746032</text:p>
          </table:table-cell>
          <table:table-cell table:style-name="ce1" office:value-type="float" office:value="1223.20590476191" calcext:value-type="float">
            <text:p>1223.20590476191</text:p>
          </table:table-cell>
          <table:table-cell table:style-name="ce1" office:value-type="float" office:value="497.844396825397" calcext:value-type="float">
            <text:p>497.844396825397</text:p>
          </table:table-cell>
          <table:table-cell table:style-name="ce1" office:value-type="float" office:value="1177.23984126984" calcext:value-type="float">
            <text:p>1177.23984126984</text:p>
          </table:table-cell>
          <table:table-cell table:style-name="ce1" office:value-type="float" office:value="1611.84" calcext:value-type="float">
            <text:p>1611.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044.64" calcext:value-type="float">
            <text:p>27044.64</text:p>
          </table:table-cell>
          <table:table-cell table:style-name="ce1" office:value-type="float" office:value="892.92" calcext:value-type="float">
            <text:p>892.92</text:p>
          </table:table-cell>
          <table:table-cell table:style-name="ce1" office:value-type="float" office:value="3095.6" calcext:value-type="float">
            <text:p>3095.6</text:p>
          </table:table-cell>
          <table:table-cell table:style-name="ce1" office:value-type="float" office:value="1606.08" calcext:value-type="float">
            <text:p>1606.08</text:p>
          </table:table-cell>
          <table:table-cell table:style-name="ce1" office:value-type="float" office:value="758.88" calcext:value-type="float">
            <text:p>758.88</text:p>
          </table:table-cell>
          <table:table-cell table:style-name="ce1" office:value-type="float" office:value="3639.16" calcext:value-type="float">
            <text:p>3639.16</text:p>
          </table:table-cell>
          <table:table-cell table:style-name="ce1" office:value-type="float" office:value="292.405714285714" calcext:value-type="float">
            <text:p>292.405714285714</text:p>
          </table:table-cell>
          <table:table-cell table:style-name="ce1" office:value-type="float" office:value="6864.45117460318" calcext:value-type="float">
            <text:p>6864.45117460318</text:p>
          </table:table-cell>
          <table:table-cell table:style-name="ce1" office:value-type="float" office:value="846.844047619047" calcext:value-type="float">
            <text:p>846.844047619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00.96" calcext:value-type="float">
            <text:p>1800.96</text:p>
          </table:table-cell>
          <table:table-cell table:style-name="ce1" office:value-type="float" office:value="2183.31666666667" calcext:value-type="float">
            <text:p>2183.31666666667</text:p>
          </table:table-cell>
          <table:table-cell table:style-name="ce1" office:value-type="float" office:value="16.8" calcext:value-type="float">
            <text:p>16.8</text:p>
          </table:table-cell>
          <table:table-cell table:style-name="ce1" office:value-type="float" office:value="4510.93333333333" calcext:value-type="float">
            <text:p>4510.93333333333</text:p>
          </table:table-cell>
          <table:table-cell table:style-name="ce1" office:value-type="float" office:value="2191.95403174603" calcext:value-type="float">
            <text:p>2191.95403174603</text:p>
          </table:table-cell>
          <table:table-cell table:style-name="ce1" office:value-type="float" office:value="6946.50214285714" calcext:value-type="float">
            <text:p>6946.502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42" calcext:value-type="float">
            <text:p>2942</text:p>
          </table:table-cell>
          <table:table-cell table:style-name="ce1" office:value-type="float" office:value="142.911428571429" calcext:value-type="float">
            <text:p>142.911428571429</text:p>
          </table:table-cell>
          <table:table-cell table:style-name="ce1" office:value-type="float" office:value="1646.787" calcext:value-type="float">
            <text:p>1646.787</text:p>
          </table:table-cell>
          <table:table-cell table:style-name="ce1" office:value-type="float" office:value="722.565396825397" calcext:value-type="float">
            <text:p>722.565396825397</text:p>
          </table:table-cell>
          <table:table-cell table:style-name="ce1" office:value-type="float" office:value="65.8183968253968" calcext:value-type="float">
            <text:p>65.8183968253968</text:p>
          </table:table-cell>
          <table:table-cell table:style-name="ce1" office:value-type="float" office:value="24.06" calcext:value-type="float">
            <text:p>24.0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4.7166031746" calcext:value-type="float">
            <text:p>2004.7166031746</text:p>
          </table:table-cell>
          <table:table-cell table:style-name="ce1" office:value-type="float" office:value="577.442341269841" calcext:value-type="float">
            <text:p>577.442341269841</text:p>
          </table:table-cell>
          <table:table-cell table:style-name="ce1" office:value-type="float" office:value="913.633333333333" calcext:value-type="float">
            <text:p>913.633333333333</text:p>
          </table:table-cell>
          <table:table-cell table:style-name="ce1" office:value-type="float" office:value="2000.12285714286" calcext:value-type="float">
            <text:p>2000.12285714286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1636.6875" calcext:value-type="float">
            <text:p>1636.6875</text:p>
          </table:table-cell>
          <table:table-cell table:style-name="ce1" office:value-type="float" office:value="211.736" calcext:value-type="float">
            <text:p>211.7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0.5" calcext:value-type="float">
            <text:p>990.5</text:p>
          </table:table-cell>
          <table:table-cell table:style-name="ce1" office:value-type="float" office:value="6303.96333333333" calcext:value-type="float">
            <text:p>6303.96333333333</text:p>
          </table:table-cell>
          <table:table-cell table:style-name="ce1" office:value-type="float" office:value="45.24" calcext:value-type="float">
            <text:p>45.24</text:p>
          </table:table-cell>
          <table:table-cell table:style-name="ce1" office:value-type="float" office:value="7913.76464285714" calcext:value-type="float">
            <text:p>7913.76464285714</text:p>
          </table:table-cell>
          <table:table-cell table:style-name="ce1" office:value-type="float" office:value="21.5" calcext:value-type="float">
            <text:p>21.5</text:p>
          </table:table-cell>
          <table:table-cell table:style-name="ce1" office:value-type="float" office:value="5123.06984126984" calcext:value-type="float">
            <text:p>5123.06984126984</text:p>
          </table:table-cell>
          <table:table-cell table:style-name="ce1" office:value-type="float" office:value="154.2" calcext:value-type="float">
            <text:p>154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4.3" calcext:value-type="float">
            <text:p>804.3</text:p>
          </table:table-cell>
          <table:table-cell table:style-name="ce1" office:value-type="float" office:value="1119.83857142857" calcext:value-type="float">
            <text:p>1119.83857142857</text:p>
          </table:table-cell>
          <table:table-cell table:style-name="ce1" office:value-type="float" office:value="2459.41011904762" calcext:value-type="float">
            <text:p>2459.41011904762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493.857142857143" calcext:value-type="float">
            <text:p>493.857142857143</text:p>
          </table:table-cell>
          <table:table-cell table:style-name="ce1" office:value-type="float" office:value="2378.21757142857" calcext:value-type="float">
            <text:p>2378.21757142857</text:p>
          </table:table-cell>
          <table:table-cell table:style-name="ce1" office:value-type="float" office:value="8.96" calcext:value-type="float">
            <text:p>8.96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22.6" calcext:value-type="float">
            <text:p>1222.6</text:p>
          </table:table-cell>
          <table:table-cell table:style-name="ce1" office:value-type="float" office:value="22312" calcext:value-type="float">
            <text:p>22312</text:p>
          </table:table-cell>
          <table:table-cell table:style-name="ce1" office:value-type="float" office:value="16308.669047619" calcext:value-type="float">
            <text:p>16308.6690476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99.524" calcext:value-type="float">
            <text:p>3499.524</text:p>
          </table:table-cell>
          <table:table-cell table:style-name="ce1" office:value-type="float" office:value="1143" calcext:value-type="float">
            <text:p>1143</text:p>
          </table:table-cell>
          <table:table-cell table:style-name="ce1" office:value-type="float" office:value="315.6" calcext:value-type="float">
            <text:p>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619.078571428571" calcext:value-type="float">
            <text:p>619.078571428571</text:p>
          </table:table-cell>
          <table:table-cell table:style-name="ce1" office:value-type="float" office:value="421.821428571429" calcext:value-type="float">
            <text:p>421.821428571429</text:p>
          </table:table-cell>
          <table:table-cell table:style-name="ce1" office:value-type="float" office:value="650.727619047619" calcext:value-type="float">
            <text:p>650.727619047619</text:p>
          </table:table-cell>
          <table:table-cell table:style-name="ce1" office:value-type="float" office:value="2381.508" calcext:value-type="float">
            <text:p>2381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53.88628571429" calcext:value-type="float">
            <text:p>1653.88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0.53757142857" calcext:value-type="float">
            <text:p>1120.53757142857</text:p>
          </table:table-cell>
          <table:table-cell table:style-name="ce1" office:value-type="float" office:value="72.36" calcext:value-type="float">
            <text:p>72.36</text:p>
          </table:table-cell>
          <table:table-cell table:style-name="ce1" office:value-type="float" office:value="712.175571428571" calcext:value-type="float">
            <text:p>712.175571428571</text:p>
          </table:table-cell>
          <table:table-cell table:style-name="ce1" office:value-type="float" office:value="2446.86934523809" calcext:value-type="float">
            <text:p>2446.86934523809</text:p>
          </table:table-cell>
          <table:table-cell table:style-name="ce1" office:value-type="float" office:value="4503.5" calcext:value-type="float">
            <text:p>4503.5</text:p>
          </table:table-cell>
          <table:table-cell table:style-name="ce1" office:value-type="float" office:value="4532.6380952381" calcext:value-type="float">
            <text:p>4532.6380952381</text:p>
          </table:table-cell>
          <table:table-cell table:style-name="ce1" office:value-type="float" office:value="1392" calcext:value-type="float">
            <text:p>1392</text:p>
          </table:table-cell>
          <table:table-cell table:style-name="ce1" office:value-type="float" office:value="1564.95" calcext:value-type="float">
            <text:p>1564.95</text:p>
          </table:table-cell>
          <table:table-cell table:style-name="ce1" office:value-type="float" office:value="407.5" calcext:value-type="float">
            <text:p>407.5</text:p>
          </table:table-cell>
          <table:table-cell table:style-name="ce1" office:value-type="float" office:value="1036.67857142857" calcext:value-type="float">
            <text:p>1036.67857142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44.242642857144" calcext:value-type="float">
            <text:p>844.242642857144</text:p>
          </table:table-cell>
          <table:table-cell table:style-name="ce1" office:value-type="float" office:value="1556.8880952381" calcext:value-type="float">
            <text:p>1556.8880952381</text:p>
          </table:table-cell>
          <table:table-cell table:style-name="ce1" office:value-type="float" office:value="1776.71428571429" calcext:value-type="float">
            <text:p>1776.71428571429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400.57380952381" calcext:value-type="float">
            <text:p>400.57380952381</text:p>
          </table:table-cell>
          <table:table-cell table:style-name="ce1" office:value-type="float" office:value="422.894047619048" calcext:value-type="float">
            <text:p>422.894047619048</text:p>
          </table:table-cell>
          <table:table-cell table:style-name="ce1" office:value-type="float" office:value="915.7" calcext:value-type="float">
            <text:p>915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2766.242595238" calcext:value-type="float">
            <text:p>212766.242595238</text:p>
          </table:table-cell>
          <table:table-cell table:style-name="ce1" office:value-type="string" calcext:value-type="string">
            <text:p>План Департамента Продаж на ближайшие 10 дней, кг</text:p>
          </table:table-cell>
          <table:table-cell table:style-name="ce1" table:number-columns-repeated="13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на 21 августа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на 21 августа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string" calcext:value-type="string">
            <text:p>на 22 августа</text:p>
          </table:table-cell>
          <table:table-cell table:style-name="ce1" office:value-type="float" office:value="5474.7" calcext:value-type="float">
            <text:p>5474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20" calcext:value-type="float">
            <text:p>16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0.24" calcext:value-type="float">
            <text:p>1240.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9.04" calcext:value-type="float">
            <text:p>159.0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6.64" calcext:value-type="float">
            <text:p>26.64</text:p>
          </table:table-cell>
          <table:table-cell table:style-name="ce1" office:value-type="float" office:value="20.72" calcext:value-type="float">
            <text:p>20.72</text:p>
          </table:table-cell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873.92" calcext:value-type="float">
            <text:p>2873.9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1.2" calcext:value-type="float">
            <text:p>121.2</text:p>
          </table:table-cell>
          <table:table-cell table:style-name="ce1" office:value-type="float" office:value="15.6" calcext:value-type="float">
            <text:p>15.6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77.7" calcext:value-type="float">
            <text:p>77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5.84" calcext:value-type="float">
            <text:p>415.84</text:p>
          </table:table-cell>
          <table:table-cell table:style-name="ce1" office:value-type="float" office:value="91.32" calcext:value-type="float">
            <text:p>91.32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170.52" calcext:value-type="float">
            <text:p>170.52</text:p>
          </table:table-cell>
          <table:table-cell table:style-name="ce1" office:value-type="float" office:value="6.72" calcext:value-type="float">
            <text:p>6.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325.8" calcext:value-type="float">
            <text:p>325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.92" calcext:value-type="float">
            <text:p>49.92</text:p>
          </table:table-cell>
          <table:table-cell table:style-name="ce1" office:value-type="float" office:value="2.85" calcext:value-type="float">
            <text:p>2.8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1.25" calcext:value-type="float">
            <text:p>161.2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.5" calcext:value-type="float">
            <text:p>43.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4.4" calcext:value-type="float">
            <text:p>74.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9.75" calcext:value-type="float">
            <text:p>49.7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.18" calcext:value-type="float">
            <text:p>108.18</text:p>
          </table:table-cell>
          <table:table-cell table:style-name="ce1" office:value-type="float" office:value="1.68" calcext:value-type="float">
            <text:p>1.68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.8" calcext:value-type="float">
            <text:p>16.8</text:p>
          </table:table-cell>
          <table:table-cell table:style-name="ce1" office:value-type="float" office:value="1035" calcext:value-type="float">
            <text:p>1035</text:p>
          </table:table-cell>
          <table:table-cell table:style-name="ce1" office:value-type="float" office:value="1299.6" calcext:value-type="float">
            <text:p>1299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.6" calcext:value-type="float">
            <text:p>75.6</text:p>
          </table:table-cell>
          <table:table-cell table:style-name="ce1" office:value-type="float" office:value="43.5" calcext:value-type="float">
            <text:p>43.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43.2" calcext:value-type="float">
            <text:p>43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4.16" calcext:value-type="float">
            <text:p>164.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32" calcext:value-type="float">
            <text:p>31.32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5.58" calcext:value-type="float">
            <text:p>5.58</text:p>
          </table:table-cell>
          <table:table-cell table:style-name="ce1" office:value-type="float" office:value="18.25" calcext:value-type="float">
            <text:p>18.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2" table:style-name="ce1" office:value-type="float" office:value="22.5" calcext:value-type="float">
            <text:p>2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42.12" calcext:value-type="float">
            <text:p>42.1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6"/>
          <table:table-cell table:style-name="ce1" office:value-type="float" office:value="16931.92" calcext:value-type="float">
            <text:p>16931.92</text:p>
          </table:table-cell>
          <table:table-cell table:style-name="ce1" office:value-type="string" calcext:value-type="string">
            <text:p>на 22 августа</text:p>
          </table:table-cell>
          <table:table-cell table:style-name="ce1" table:number-columns-repeated="13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1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876"/>
        </table:table-row>
        <table:table-row table:style-name="ro3">
          <table:table-cell table:style-name="ce1" office:value-type="string" calcext:value-type="string">
            <text:p>на 23 августа</text:p>
          </table:table-cell>
          <table:table-cell table:style-name="ce1" office:value-type="float" office:value="82.5" calcext:value-type="float">
            <text:p>8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133.68" calcext:value-type="float">
            <text:p>1133.6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571.2" calcext:value-type="float">
            <text:p>571.2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.24" calcext:value-type="float">
            <text:p>56.24</text:p>
          </table:table-cell>
          <table:table-cell table:style-name="ce1" office:value-type="float" office:value="245.68" calcext:value-type="float">
            <text:p>245.68</text:p>
          </table:table-cell>
          <table:table-cell table:style-name="ce1" office:value-type="float" office:value="59.2" calcext:value-type="float">
            <text:p>59.2</text:p>
          </table:table-cell>
          <table:table-cell table:style-name="ce1" office:value-type="float" office:value="183.52" calcext:value-type="float">
            <text:p>183.52</text:p>
          </table:table-cell>
          <table:table-cell table:style-name="ce1" office:value-type="float" office:value="183.68" calcext:value-type="float">
            <text:p>183.68</text:p>
          </table:table-cell>
          <table:table-cell table:style-name="ce1"/>
          <table:table-cell table:style-name="ce1" office:value-type="float" office:value="5270.72" calcext:value-type="float">
            <text:p>5270.72</text:p>
          </table:table-cell>
          <table:table-cell table:style-name="ce1" office:value-type="float" office:value="68.4" calcext:value-type="float">
            <text:p>68.4</text:p>
          </table:table-cell>
          <table:table-cell table:style-name="ce1" office:value-type="float" office:value="434.4" calcext:value-type="float">
            <text:p>434.4</text:p>
          </table:table-cell>
          <table:table-cell table:style-name="ce1" office:value-type="float" office:value="690.48" calcext:value-type="float">
            <text:p>690.48</text:p>
          </table:table-cell>
          <table:table-cell table:style-name="ce1" office:value-type="float" office:value="169.2" calcext:value-type="float">
            <text:p>169.2</text:p>
          </table:table-cell>
          <table:table-cell table:style-name="ce1" office:value-type="float" office:value="517.26" calcext:value-type="float">
            <text:p>517.26</text:p>
          </table:table-cell>
          <table:table-cell table:style-name="ce1" office:value-type="float" office:value="31.08" calcext:value-type="float">
            <text:p>31.08</text:p>
          </table:table-cell>
          <table:table-cell table:style-name="ce1" office:value-type="float" office:value="1527.2" calcext:value-type="float">
            <text:p>1527.2</text:p>
          </table:table-cell>
          <table:table-cell table:style-name="ce1" office:value-type="float" office:value="147.6" calcext:value-type="float">
            <text:p>147.6</text:p>
          </table:table-cell>
          <table:table-cell table:style-name="ce1"/>
          <table:table-cell table:style-name="ce1" office:value-type="float" office:value="483.6" calcext:value-type="float">
            <text:p>483.6</text:p>
          </table:table-cell>
          <table:table-cell table:style-name="ce1" office:value-type="float" office:value="226.24" calcext:value-type="float">
            <text:p>226.24</text:p>
          </table:table-cell>
          <table:table-cell table:style-name="ce1" office:value-type="float" office:value="10.08" calcext:value-type="float">
            <text:p>10.08</text:p>
          </table:table-cell>
          <table:table-cell table:style-name="ce1" office:value-type="float" office:value="789.6" calcext:value-type="float">
            <text:p>789.6</text:p>
          </table:table-cell>
          <table:table-cell table:style-name="ce1" office:value-type="float" office:value="283.36" calcext:value-type="float">
            <text:p>283.36</text:p>
          </table:table-cell>
          <table:table-cell table:style-name="ce1" office:value-type="float" office:value="617.4" calcext:value-type="float">
            <text:p>617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6.48" calcext:value-type="float">
            <text:p>6.48</text:p>
          </table:table-cell>
          <table:table-cell table:style-name="ce1" office:value-type="float" office:value="211.6" calcext:value-type="float">
            <text:p>211.6</text:p>
          </table:table-cell>
          <table:table-cell table:style-name="ce1" office:value-type="float" office:value="62.4" calcext:value-type="float">
            <text:p>62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8" calcext:value-type="float">
            <text:p>3.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09.5" calcext:value-type="float">
            <text:p>309.5</text:p>
          </table:table-cell>
          <table:table-cell table:style-name="ce1" office:value-type="float" office:value="72.5" calcext:value-type="float">
            <text:p>72.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643.5" calcext:value-type="float">
            <text:p>643.5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844.5" calcext:value-type="float">
            <text:p>844.5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368" calcext:value-type="float">
            <text:p>1368</text:p>
          </table:table-cell>
          <table:table-cell table:style-name="ce1" office:value-type="float" office:value="13.5" calcext:value-type="float">
            <text:p>13.5</text:p>
          </table:table-cell>
          <table:table-cell table:style-name="ce1"/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68.92" calcext:value-type="float">
            <text:p>268.92</text:p>
          </table:table-cell>
          <table:table-cell table:style-name="ce1" office:value-type="float" office:value="7.28" calcext:value-type="float">
            <text:p>7.28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5.8" calcext:value-type="float">
            <text:p>205.8</text:p>
          </table:table-cell>
          <table:table-cell table:style-name="ce1" office:value-type="float" office:value="3177" calcext:value-type="float">
            <text:p>3177</text:p>
          </table:table-cell>
          <table:table-cell table:style-name="ce1" office:value-type="float" office:value="2138.4" calcext:value-type="float">
            <text:p>2138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9.6" calcext:value-type="float">
            <text:p>939.6</text:p>
          </table:table-cell>
          <table:table-cell table:style-name="ce1" office:value-type="float" office:value="313.5" calcext:value-type="float">
            <text:p>313.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712.8" calcext:value-type="float">
            <text:p>712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3.24" calcext:value-type="float">
            <text:p>273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7.44" calcext:value-type="float">
            <text:p>127.44</text:p>
          </table:table-cell>
          <table:table-cell table:style-name="ce1" office:value-type="float" office:value="66.96" calcext:value-type="float">
            <text:p>66.96</text:p>
          </table:table-cell>
          <table:table-cell table:style-name="ce1" office:value-type="float" office:value="100.44" calcext:value-type="float">
            <text:p>100.44</text:p>
          </table:table-cell>
          <table:table-cell table:style-name="ce1" office:value-type="float" office:value="493.5" calcext:value-type="float">
            <text:p>493.5</text:p>
          </table:table-cell>
          <table:table-cell table:style-name="ce1" office:value-type="float" office:value="523.5" calcext:value-type="float">
            <text:p>523.5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367.5" calcext:value-type="float">
            <text:p>367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92.88" calcext:value-type="float">
            <text:p>92.88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6"/>
          <table:table-cell table:style-name="ce1" office:value-type="float" office:value="32833.26" calcext:value-type="float">
            <text:p>32833.26</text:p>
          </table:table-cell>
          <table:table-cell table:style-name="ce1" office:value-type="string" calcext:value-type="string">
            <text:p>на 23 августа</text:p>
          </table:table-cell>
          <table:table-cell table:style-name="ce1" table:number-columns-repeated="13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1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876"/>
        </table:table-row>
        <table:table-row table:style-name="ro3">
          <table:table-cell table:style-name="ce1" table:number-columns-repeated="111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1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876"/>
        </table:table-row>
        <table:table-row table:style-name="ro3">
          <table:table-cell table:style-name="ce1" table:number-columns-repeated="111"/>
          <table:table-cell table:style-name="ce1" office:value-type="float" office:value="0" calcext:value-type="float">
            <text:p>0</text:p>
          </table:table-cell>
          <table:table-cell table:style-name="ce1" table:number-columns-repeated="36"/>
          <table:table-cell table:number-columns-repeated="876"/>
        </table:table-row>
        <table:table-row table:style-name="ro3">
          <table:table-cell table:style-name="ce1" office:value-type="string" calcext:value-type="string">
            <text:p>План Департамента Продаж на ближайшие 04-10 дней, кг</text:p>
          </table:table-cell>
          <table:table-cell table:style-name="ce1" office:value-type="float" office:value="5319.735" calcext:value-type="float">
            <text:p>5319.735</text:p>
          </table:table-cell>
          <table:table-cell table:style-name="ce1" office:value-type="float" office:value="158.575" calcext:value-type="float">
            <text:p>158.575</text:p>
          </table:table-cell>
          <table:table-cell table:style-name="ce1" office:value-type="float" office:value="3237.158" calcext:value-type="float">
            <text:p>3237.158</text:p>
          </table:table-cell>
          <table:table-cell table:style-name="ce1" office:value-type="float" office:value="281.005" calcext:value-type="float">
            <text:p>281.005</text:p>
          </table:table-cell>
          <table:table-cell table:style-name="ce1" office:value-type="float" office:value="1845.78053174603" calcext:value-type="float">
            <text:p>1845.78053174603</text:p>
          </table:table-cell>
          <table:table-cell table:style-name="ce1" office:value-type="float" office:value="140.4" calcext:value-type="float">
            <text:p>140.4</text:p>
          </table:table-cell>
          <table:table-cell table:style-name="ce1" office:value-type="float" office:value="847.849043650793" calcext:value-type="float">
            <text:p>847.849043650793</text:p>
          </table:table-cell>
          <table:table-cell table:style-name="ce1" office:value-type="float" office:value="2489.17066666667" calcext:value-type="float">
            <text:p>2489.17066666667</text:p>
          </table:table-cell>
          <table:table-cell table:style-name="ce1" office:value-type="float" office:value="732.821" calcext:value-type="float">
            <text:p>732.821</text:p>
          </table:table-cell>
          <table:table-cell table:style-name="ce1" office:value-type="float" office:value="157.03" calcext:value-type="float">
            <text:p>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002031746032" calcext:value-type="float">
            <text:p>459.002031746032</text:p>
          </table:table-cell>
          <table:table-cell table:style-name="ce1" office:value-type="float" office:value="950.885904761905" calcext:value-type="float">
            <text:p>950.885904761905</text:p>
          </table:table-cell>
          <table:table-cell table:style-name="ce1" office:value-type="float" office:value="417.924396825397" calcext:value-type="float">
            <text:p>417.924396825397</text:p>
          </table:table-cell>
          <table:table-cell table:style-name="ce1" office:value-type="float" office:value="978.919841269842" calcext:value-type="float">
            <text:p>978.919841269842</text:p>
          </table:table-cell>
          <table:table-cell table:style-name="ce1" office:value-type="float" office:value="1428.16" calcext:value-type="float">
            <text:p>1428.16</text:p>
          </table:table-cell>
          <table:table-cell table:style-name="ce1"/>
          <table:table-cell table:style-name="ce1" office:value-type="float" office:value="18900" calcext:value-type="float">
            <text:p>18900</text:p>
          </table:table-cell>
          <table:table-cell table:style-name="ce1" office:value-type="float" office:value="806.52" calcext:value-type="float">
            <text:p>806.52</text:p>
          </table:table-cell>
          <table:table-cell table:style-name="ce1" office:value-type="float" office:value="2540" calcext:value-type="float">
            <text:p>254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78.88" calcext:value-type="float">
            <text:p>578.88</text:p>
          </table:table-cell>
          <table:table-cell table:style-name="ce1" office:value-type="float" office:value="3044.2" calcext:value-type="float">
            <text:p>3044.2</text:p>
          </table:table-cell>
          <table:table-cell table:style-name="ce1" office:value-type="float" office:value="261.325714285714" calcext:value-type="float">
            <text:p>261.325714285714</text:p>
          </table:table-cell>
          <table:table-cell table:style-name="ce1" office:value-type="float" office:value="4921.41117460318" calcext:value-type="float">
            <text:p>4921.41117460318</text:p>
          </table:table-cell>
          <table:table-cell table:style-name="ce1" office:value-type="float" office:value="607.924047619047" calcext:value-type="float">
            <text:p>607.924047619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9.36" calcext:value-type="float">
            <text:p>1269.36</text:p>
          </table:table-cell>
          <table:table-cell table:style-name="ce1" office:value-type="float" office:value="1786.55666666667" calcext:value-type="float">
            <text:p>178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21.33333333333" calcext:value-type="float">
            <text:p>3721.33333333333</text:p>
          </table:table-cell>
          <table:table-cell table:style-name="ce1" office:value-type="float" office:value="1724.59403174603" calcext:value-type="float">
            <text:p>1724.59403174603</text:p>
          </table:table-cell>
          <table:table-cell table:style-name="ce1" office:value-type="float" office:value="6003.30214285714" calcext:value-type="float">
            <text:p>6003.302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9.231428571429" calcext:value-type="float">
            <text:p>129.231428571429</text:p>
          </table:table-cell>
          <table:table-cell table:style-name="ce1" office:value-type="float" office:value="1435.187" calcext:value-type="float">
            <text:p>1435.187</text:p>
          </table:table-cell>
          <table:table-cell table:style-name="ce1" office:value-type="float" office:value="610.245396825397" calcext:value-type="float">
            <text:p>610.245396825397</text:p>
          </table:table-cell>
          <table:table-cell table:style-name="ce1" office:value-type="float" office:value="62.9683968253968" calcext:value-type="float">
            <text:p>62.9683968253968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533.9666031746" calcext:value-type="float">
            <text:p>1533.9666031746</text:p>
          </table:table-cell>
          <table:table-cell table:style-name="ce1" office:value-type="float" office:value="442.942341269841" calcext:value-type="float">
            <text:p>442.942341269841</text:p>
          </table:table-cell>
          <table:table-cell table:style-name="ce1" office:value-type="float" office:value="757.633333333333" calcext:value-type="float">
            <text:p>757.633333333333</text:p>
          </table:table-cell>
          <table:table-cell table:style-name="ce1" office:value-type="float" office:value="1532.12285714286" calcext:value-type="float">
            <text:p>1532.12285714286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949.6875" calcext:value-type="float">
            <text:p>949.6875</text:p>
          </table:table-cell>
          <table:table-cell table:style-name="ce1" office:value-type="float" office:value="187.736" calcext:value-type="float">
            <text:p>187.736</text:p>
          </table:table-cell>
          <table:table-cell table:style-name="ce1"/>
          <table:table-cell table:style-name="ce1" office:value-type="float" office:value="652.5" calcext:value-type="float">
            <text:p>652.5</text:p>
          </table:table-cell>
          <table:table-cell table:style-name="ce1" office:value-type="float" office:value="6267.96333333333" calcext:value-type="float">
            <text:p>6267.96333333333</text:p>
          </table:table-cell>
          <table:table-cell table:style-name="ce1" office:value-type="float" office:value="38.04" calcext:value-type="float">
            <text:p>38.04</text:p>
          </table:table-cell>
          <table:table-cell table:style-name="ce1" office:value-type="float" office:value="6850.26464285714" calcext:value-type="float">
            <text:p>6850.264642857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80.66984126984" calcext:value-type="float">
            <text:p>3680.66984126984</text:p>
          </table:table-cell>
          <table:table-cell table:style-name="ce1" office:value-type="float" office:value="140.7" calcext:value-type="float">
            <text:p>140.7</text:p>
          </table:table-cell>
          <table:table-cell table:style-name="ce1"/>
          <table:table-cell table:style-name="ce1" office:value-type="float" office:value="564.3" calcext:value-type="float">
            <text:p>564.3</text:p>
          </table:table-cell>
          <table:table-cell table:style-name="ce1" office:value-type="float" office:value="927.838571428571" calcext:value-type="float">
            <text:p>927.838571428571</text:p>
          </table:table-cell>
          <table:table-cell table:style-name="ce1" office:value-type="float" office:value="2048.66011904762" calcext:value-type="float">
            <text:p>2048.66011904762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409.857142857143" calcext:value-type="float">
            <text:p>409.857142857143</text:p>
          </table:table-cell>
          <table:table-cell table:style-name="ce1" office:value-type="float" office:value="2001.11757142857" calcext:value-type="float">
            <text:p>2001.1175714285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8100" calcext:value-type="float">
            <text:p>18100</text:p>
          </table:table-cell>
          <table:table-cell table:style-name="ce1" office:value-type="float" office:value="12870.669047619" calcext:value-type="float">
            <text:p>12870.6690476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4.324" calcext:value-type="float">
            <text:p>2484.324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315.6" calcext:value-type="float">
            <text:p>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20.078571428571" calcext:value-type="float">
            <text:p>520.078571428571</text:p>
          </table:table-cell>
          <table:table-cell table:style-name="ce1" office:value-type="float" office:value="370.821428571429" calcext:value-type="float">
            <text:p>370.821428571429</text:p>
          </table:table-cell>
          <table:table-cell table:style-name="ce1" office:value-type="float" office:value="557.527619047619" calcext:value-type="float">
            <text:p>557.527619047619</text:p>
          </table:table-cell>
          <table:table-cell table:style-name="ce1" office:value-type="float" office:value="1625.508" calcext:value-type="float">
            <text:p>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6.48628571429" calcext:value-type="float">
            <text:p>1216.48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1.777571428572" calcext:value-type="float">
            <text:p>961.777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6.155571428571" calcext:value-type="float">
            <text:p>606.155571428571</text:p>
          </table:table-cell>
          <table:table-cell table:style-name="ce1" office:value-type="float" office:value="1935.11934523809" calcext:value-type="float">
            <text:p>1935.11934523809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3806.63809523809" calcext:value-type="float">
            <text:p>3806.63809523809</text:p>
          </table:table-cell>
          <table:table-cell table:style-name="ce1" office:value-type="float" office:value="1021.5" calcext:value-type="float">
            <text:p>1021.5</text:p>
          </table:table-cell>
          <table:table-cell table:style-name="ce1" office:value-type="float" office:value="1174.95" calcext:value-type="float">
            <text:p>1174.95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961.678571428572" calcext:value-type="float">
            <text:p>961.678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9.242642857144" calcext:value-type="float">
            <text:p>709.242642857144</text:p>
          </table:table-cell>
          <table:table-cell table:style-name="ce1" office:value-type="float" office:value="1193.8880952381" calcext:value-type="float">
            <text:p>1193.8880952381</text:p>
          </table:table-cell>
          <table:table-cell table:style-name="ce1" office:value-type="float" office:value="1538.71428571429" calcext:value-type="float">
            <text:p>1538.7142857142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63.073809523809" calcext:value-type="float">
            <text:p>363.073809523809</text:p>
          </table:table-cell>
          <table:table-cell table:style-name="ce1" office:value-type="float" office:value="368.894047619048" calcext:value-type="float">
            <text:p>368.894047619048</text:p>
          </table:table-cell>
          <table:table-cell table:style-name="ce1" office:value-type="float" office:value="819.7" calcext:value-type="float">
            <text:p>819.7</text:p>
          </table:table-cell>
          <table:table-cell table:style-name="ce1" table:number-columns-repeated="6"/>
          <table:table-cell table:style-name="ce1" office:value-type="float" office:value="163001.062595238" calcext:value-type="float">
            <text:p>163001.062595238</text:p>
          </table:table-cell>
          <table:table-cell table:style-name="ce1" office:value-type="string" calcext:value-type="string">
            <text:p>План Департамента Продаж на ближайшие 04-10 дней, кг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string" calcext:value-type="string">
            <text:p>План Департамента Продаж на ближайшие 11-17 дней, кг</text:p>
          </table:table-cell>
          <table:table-cell table:style-name="ce1" office:value-type="float" office:value="3319.735" calcext:value-type="float">
            <text:p>3319.735</text:p>
          </table:table-cell>
          <table:table-cell table:style-name="ce1" office:value-type="float" office:value="958.575" calcext:value-type="float">
            <text:p>958.575</text:p>
          </table:table-cell>
          <table:table-cell table:style-name="ce1" office:value-type="float" office:value="3237.158" calcext:value-type="float">
            <text:p>3237.158</text:p>
          </table:table-cell>
          <table:table-cell table:style-name="ce1" office:value-type="float" office:value="281.005" calcext:value-type="float">
            <text:p>281.005</text:p>
          </table:table-cell>
          <table:table-cell table:style-name="ce1" office:value-type="float" office:value="2733.52453174603" calcext:value-type="float">
            <text:p>2733.52453174603</text:p>
          </table:table-cell>
          <table:table-cell table:style-name="ce1" office:value-type="float" office:value="140.4" calcext:value-type="float">
            <text:p>140.4</text:p>
          </table:table-cell>
          <table:table-cell table:style-name="ce1" office:value-type="float" office:value="847.849043650793" calcext:value-type="float">
            <text:p>847.849043650793</text:p>
          </table:table-cell>
          <table:table-cell table:style-name="ce1" office:value-type="float" office:value="1632.13066666667" calcext:value-type="float">
            <text:p>1632.13066666667</text:p>
          </table:table-cell>
          <table:table-cell table:style-name="ce1" office:value-type="float" office:value="732.821" calcext:value-type="float">
            <text:p>732.821</text:p>
          </table:table-cell>
          <table:table-cell table:style-name="ce1" office:value-type="float" office:value="157.03" calcext:value-type="float">
            <text:p>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002031746032" calcext:value-type="float">
            <text:p>459.002031746032</text:p>
          </table:table-cell>
          <table:table-cell table:style-name="ce1" office:value-type="float" office:value="950.885904761905" calcext:value-type="float">
            <text:p>950.885904761905</text:p>
          </table:table-cell>
          <table:table-cell table:style-name="ce1" office:value-type="float" office:value="417.924396825397" calcext:value-type="float">
            <text:p>417.924396825397</text:p>
          </table:table-cell>
          <table:table-cell table:style-name="ce1" office:value-type="float" office:value="978.919841269842" calcext:value-type="float">
            <text:p>978.919841269842</text:p>
          </table:table-cell>
          <table:table-cell table:style-name="ce1" office:value-type="float" office:value="1428.16" calcext:value-type="float">
            <text:p>1428.16</text:p>
          </table:table-cell>
          <table:table-cell table:style-name="ce1"/>
          <table:table-cell table:style-name="ce1" office:value-type="float" office:value="16600" calcext:value-type="float">
            <text:p>16600</text:p>
          </table:table-cell>
          <table:table-cell table:style-name="ce1" office:value-type="float" office:value="806.52" calcext:value-type="float">
            <text:p>806.52</text:p>
          </table:table-cell>
          <table:table-cell table:style-name="ce1" office:value-type="float" office:value="3040" calcext:value-type="float">
            <text:p>304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78.88" calcext:value-type="float">
            <text:p>578.88</text:p>
          </table:table-cell>
          <table:table-cell table:style-name="ce1" office:value-type="float" office:value="2944.2" calcext:value-type="float">
            <text:p>2944.2</text:p>
          </table:table-cell>
          <table:table-cell table:style-name="ce1" office:value-type="float" office:value="261.325714285714" calcext:value-type="float">
            <text:p>261.325714285714</text:p>
          </table:table-cell>
          <table:table-cell table:style-name="ce1" office:value-type="float" office:value="4921.41117460318" calcext:value-type="float">
            <text:p>4921.41117460318</text:p>
          </table:table-cell>
          <table:table-cell table:style-name="ce1" office:value-type="float" office:value="607.924047619047" calcext:value-type="float">
            <text:p>607.924047619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9.36" calcext:value-type="float">
            <text:p>1269.36</text:p>
          </table:table-cell>
          <table:table-cell table:style-name="ce1" office:value-type="float" office:value="1736.55666666667" calcext:value-type="float">
            <text:p>173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21.33333333333" calcext:value-type="float">
            <text:p>3721.33333333333</text:p>
          </table:table-cell>
          <table:table-cell table:style-name="ce1" office:value-type="float" office:value="1724.59403174603" calcext:value-type="float">
            <text:p>1724.59403174603</text:p>
          </table:table-cell>
          <table:table-cell table:style-name="ce1" office:value-type="float" office:value="6503.30214285714" calcext:value-type="float">
            <text:p>6503.302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9.231428571429" calcext:value-type="float">
            <text:p>129.231428571429</text:p>
          </table:table-cell>
          <table:table-cell table:style-name="ce1" office:value-type="float" office:value="1435.187" calcext:value-type="float">
            <text:p>1435.187</text:p>
          </table:table-cell>
          <table:table-cell table:style-name="ce1" office:value-type="float" office:value="710.245396825397" calcext:value-type="float">
            <text:p>710.245396825397</text:p>
          </table:table-cell>
          <table:table-cell table:style-name="ce1" office:value-type="float" office:value="62.9683968253968" calcext:value-type="float">
            <text:p>62.9683968253968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533.9666031746" calcext:value-type="float">
            <text:p>1533.9666031746</text:p>
          </table:table-cell>
          <table:table-cell table:style-name="ce1" office:value-type="float" office:value="442.942341269841" calcext:value-type="float">
            <text:p>442.942341269841</text:p>
          </table:table-cell>
          <table:table-cell table:style-name="ce1" office:value-type="float" office:value="757.633333333333" calcext:value-type="float">
            <text:p>757.633333333333</text:p>
          </table:table-cell>
          <table:table-cell table:style-name="ce1" office:value-type="float" office:value="1532.12285714286" calcext:value-type="float">
            <text:p>1532.12285714286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949.6875" calcext:value-type="float">
            <text:p>949.6875</text:p>
          </table:table-cell>
          <table:table-cell table:style-name="ce1" office:value-type="float" office:value="187.736" calcext:value-type="float">
            <text:p>187.736</text:p>
          </table:table-cell>
          <table:table-cell table:style-name="ce1"/>
          <table:table-cell table:style-name="ce1" office:value-type="float" office:value="652.5" calcext:value-type="float">
            <text:p>652.5</text:p>
          </table:table-cell>
          <table:table-cell table:style-name="ce1" office:value-type="float" office:value="1517.96333333333" calcext:value-type="float">
            <text:p>1517.96333333333</text:p>
          </table:table-cell>
          <table:table-cell table:style-name="ce1" office:value-type="float" office:value="38.04" calcext:value-type="float">
            <text:p>38.04</text:p>
          </table:table-cell>
          <table:table-cell table:style-name="ce1" office:value-type="float" office:value="4350.26464285714" calcext:value-type="float">
            <text:p>4350.264642857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80.66984126984" calcext:value-type="float">
            <text:p>3680.66984126984</text:p>
          </table:table-cell>
          <table:table-cell table:style-name="ce1" office:value-type="float" office:value="140.7" calcext:value-type="float">
            <text:p>140.7</text:p>
          </table:table-cell>
          <table:table-cell table:style-name="ce1"/>
          <table:table-cell table:style-name="ce1" office:value-type="float" office:value="564.3" calcext:value-type="float">
            <text:p>564.3</text:p>
          </table:table-cell>
          <table:table-cell table:style-name="ce1" office:value-type="float" office:value="927.838571428571" calcext:value-type="float">
            <text:p>927.838571428571</text:p>
          </table:table-cell>
          <table:table-cell table:style-name="ce1" office:value-type="float" office:value="2148.66011904762" calcext:value-type="float">
            <text:p>2148.66011904762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409.857142857143" calcext:value-type="float">
            <text:p>409.857142857143</text:p>
          </table:table-cell>
          <table:table-cell table:style-name="ce1" office:value-type="float" office:value="2101.11757142857" calcext:value-type="float">
            <text:p>2101.11757142857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8100" calcext:value-type="float">
            <text:p>18100</text:p>
          </table:table-cell>
          <table:table-cell table:style-name="ce1" office:value-type="float" office:value="14870.6690476191" calcext:value-type="float">
            <text:p>14870.66904761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4.324" calcext:value-type="float">
            <text:p>2484.324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315.6" calcext:value-type="float">
            <text:p>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680.078571428571" calcext:value-type="float">
            <text:p>680.078571428571</text:p>
          </table:table-cell>
          <table:table-cell table:style-name="ce1" office:value-type="float" office:value="370.821428571429" calcext:value-type="float">
            <text:p>370.821428571429</text:p>
          </table:table-cell>
          <table:table-cell table:style-name="ce1" office:value-type="float" office:value="557.527619047619" calcext:value-type="float">
            <text:p>557.527619047619</text:p>
          </table:table-cell>
          <table:table-cell table:style-name="ce1" office:value-type="float" office:value="1625.508" calcext:value-type="float">
            <text:p>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6.48628571429" calcext:value-type="float">
            <text:p>1456.48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1.777571428572" calcext:value-type="float">
            <text:p>961.777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6.155571428571" calcext:value-type="float">
            <text:p>606.155571428571</text:p>
          </table:table-cell>
          <table:table-cell table:style-name="ce1" office:value-type="float" office:value="2058.61934523809" calcext:value-type="float">
            <text:p>2058.61934523809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3905.3880952381" calcext:value-type="float">
            <text:p>3905.3880952381</text:p>
          </table:table-cell>
          <table:table-cell table:style-name="ce1" office:value-type="float" office:value="1021.5" calcext:value-type="float">
            <text:p>1021.5</text:p>
          </table:table-cell>
          <table:table-cell table:style-name="ce1" office:value-type="float" office:value="1174.95" calcext:value-type="float">
            <text:p>1174.9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61.678571428572" calcext:value-type="float">
            <text:p>961.678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9.242642857144" calcext:value-type="float">
            <text:p>949.242642857144</text:p>
          </table:table-cell>
          <table:table-cell table:style-name="ce1" office:value-type="float" office:value="1193.8880952381" calcext:value-type="float">
            <text:p>1193.8880952381</text:p>
          </table:table-cell>
          <table:table-cell table:style-name="ce1" office:value-type="float" office:value="1538.71428571429" calcext:value-type="float">
            <text:p>1538.7142857142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63.073809523809" calcext:value-type="float">
            <text:p>363.073809523809</text:p>
          </table:table-cell>
          <table:table-cell table:style-name="ce1" office:value-type="float" office:value="368.894047619048" calcext:value-type="float">
            <text:p>368.894047619048</text:p>
          </table:table-cell>
          <table:table-cell table:style-name="ce1" office:value-type="float" office:value="819.7" calcext:value-type="float">
            <text:p>819.7</text:p>
          </table:table-cell>
          <table:table-cell table:style-name="ce1" table:number-columns-repeated="6"/>
          <table:table-cell table:style-name="ce1" office:value-type="float" office:value="156074.016595238" calcext:value-type="float">
            <text:p>156074.016595238</text:p>
          </table:table-cell>
          <table:table-cell table:style-name="ce1" office:value-type="string" calcext:value-type="string">
            <text:p>План Департамента Продаж на ближайшие 11-17 дней, кг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string" calcext:value-type="string">
            <text:p>План Департамента Продаж на ближайшие 18-24 дней, кг</text:p>
          </table:table-cell>
          <table:table-cell table:style-name="ce1" office:value-type="float" office:value="2376.085" calcext:value-type="float">
            <text:p>2376.085</text:p>
          </table:table-cell>
          <table:table-cell table:style-name="ce1" office:value-type="float" office:value="1658.575" calcext:value-type="float">
            <text:p>1658.575</text:p>
          </table:table-cell>
          <table:table-cell table:style-name="ce1" office:value-type="float" office:value="3237.158" calcext:value-type="float">
            <text:p>3237.158</text:p>
          </table:table-cell>
          <table:table-cell table:style-name="ce1" office:value-type="float" office:value="281.005" calcext:value-type="float">
            <text:p>281.005</text:p>
          </table:table-cell>
          <table:table-cell table:style-name="ce1" office:value-type="float" office:value="2733.52453174603" calcext:value-type="float">
            <text:p>2733.52453174603</text:p>
          </table:table-cell>
          <table:table-cell table:style-name="ce1" office:value-type="float" office:value="140.4" calcext:value-type="float">
            <text:p>140.4</text:p>
          </table:table-cell>
          <table:table-cell table:style-name="ce1" office:value-type="float" office:value="847.849043650793" calcext:value-type="float">
            <text:p>847.849043650793</text:p>
          </table:table-cell>
          <table:table-cell table:style-name="ce1" office:value-type="float" office:value="1838.45066666667" calcext:value-type="float">
            <text:p>1838.45066666667</text:p>
          </table:table-cell>
          <table:table-cell table:style-name="ce1" office:value-type="float" office:value="732.821" calcext:value-type="float">
            <text:p>732.821</text:p>
          </table:table-cell>
          <table:table-cell table:style-name="ce1" office:value-type="float" office:value="157.03" calcext:value-type="float">
            <text:p>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002031746032" calcext:value-type="float">
            <text:p>459.002031746032</text:p>
          </table:table-cell>
          <table:table-cell table:style-name="ce1" office:value-type="float" office:value="950.885904761905" calcext:value-type="float">
            <text:p>950.885904761905</text:p>
          </table:table-cell>
          <table:table-cell table:style-name="ce1" office:value-type="float" office:value="417.924396825397" calcext:value-type="float">
            <text:p>417.924396825397</text:p>
          </table:table-cell>
          <table:table-cell table:style-name="ce1" office:value-type="float" office:value="978.919841269842" calcext:value-type="float">
            <text:p>978.919841269842</text:p>
          </table:table-cell>
          <table:table-cell table:style-name="ce1" office:value-type="float" office:value="1428.16" calcext:value-type="float">
            <text:p>1428.16</text:p>
          </table:table-cell>
          <table:table-cell table:style-name="ce1"/>
          <table:table-cell table:style-name="ce1" office:value-type="float" office:value="22350" calcext:value-type="float">
            <text:p>22350</text:p>
          </table:table-cell>
          <table:table-cell table:style-name="ce1" office:value-type="float" office:value="806.52" calcext:value-type="float">
            <text:p>806.52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78.88" calcext:value-type="float">
            <text:p>578.88</text:p>
          </table:table-cell>
          <table:table-cell table:style-name="ce1" office:value-type="float" office:value="2744.2" calcext:value-type="float">
            <text:p>2744.2</text:p>
          </table:table-cell>
          <table:table-cell table:style-name="ce1" office:value-type="float" office:value="261.325714285714" calcext:value-type="float">
            <text:p>261.325714285714</text:p>
          </table:table-cell>
          <table:table-cell table:style-name="ce1" office:value-type="float" office:value="4921.41117460318" calcext:value-type="float">
            <text:p>4921.41117460318</text:p>
          </table:table-cell>
          <table:table-cell table:style-name="ce1" office:value-type="float" office:value="607.924047619047" calcext:value-type="float">
            <text:p>607.924047619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9.36" calcext:value-type="float">
            <text:p>1269.36</text:p>
          </table:table-cell>
          <table:table-cell table:style-name="ce1" office:value-type="float" office:value="1436.55666666667" calcext:value-type="float">
            <text:p>143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21.33333333333" calcext:value-type="float">
            <text:p>3721.33333333333</text:p>
          </table:table-cell>
          <table:table-cell table:style-name="ce1" office:value-type="float" office:value="1724.59403174603" calcext:value-type="float">
            <text:p>1724.59403174603</text:p>
          </table:table-cell>
          <table:table-cell table:style-name="ce1" office:value-type="float" office:value="5603.30214285714" calcext:value-type="float">
            <text:p>5603.302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9.231428571429" calcext:value-type="float">
            <text:p>129.231428571429</text:p>
          </table:table-cell>
          <table:table-cell table:style-name="ce1" office:value-type="float" office:value="1435.187" calcext:value-type="float">
            <text:p>1435.187</text:p>
          </table:table-cell>
          <table:table-cell table:style-name="ce1" office:value-type="float" office:value="760.245396825397" calcext:value-type="float">
            <text:p>760.245396825397</text:p>
          </table:table-cell>
          <table:table-cell table:style-name="ce1" office:value-type="float" office:value="62.9683968253968" calcext:value-type="float">
            <text:p>62.9683968253968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533.9666031746" calcext:value-type="float">
            <text:p>1533.9666031746</text:p>
          </table:table-cell>
          <table:table-cell table:style-name="ce1" office:value-type="float" office:value="442.942341269841" calcext:value-type="float">
            <text:p>442.942341269841</text:p>
          </table:table-cell>
          <table:table-cell table:style-name="ce1" office:value-type="float" office:value="757.633333333333" calcext:value-type="float">
            <text:p>757.633333333333</text:p>
          </table:table-cell>
          <table:table-cell table:style-name="ce1" office:value-type="float" office:value="3532.12285714286" calcext:value-type="float">
            <text:p>3532.12285714286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949.6875" calcext:value-type="float">
            <text:p>949.6875</text:p>
          </table:table-cell>
          <table:table-cell table:style-name="ce1" office:value-type="float" office:value="187.736" calcext:value-type="float">
            <text:p>187.736</text:p>
          </table:table-cell>
          <table:table-cell table:style-name="ce1"/>
          <table:table-cell table:style-name="ce1" office:value-type="float" office:value="652.5" calcext:value-type="float">
            <text:p>652.5</text:p>
          </table:table-cell>
          <table:table-cell table:style-name="ce1" office:value-type="float" office:value="1417.96333333333" calcext:value-type="float">
            <text:p>1417.96333333333</text:p>
          </table:table-cell>
          <table:table-cell table:style-name="ce1" office:value-type="float" office:value="38.04" calcext:value-type="float">
            <text:p>38.04</text:p>
          </table:table-cell>
          <table:table-cell table:style-name="ce1" office:value-type="float" office:value="3750.26464285714" calcext:value-type="float">
            <text:p>3750.264642857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30.66984126984" calcext:value-type="float">
            <text:p>4930.66984126984</text:p>
          </table:table-cell>
          <table:table-cell table:style-name="ce1" office:value-type="float" office:value="140.7" calcext:value-type="float">
            <text:p>140.7</text:p>
          </table:table-cell>
          <table:table-cell table:style-name="ce1"/>
          <table:table-cell table:style-name="ce1" office:value-type="float" office:value="564.3" calcext:value-type="float">
            <text:p>564.3</text:p>
          </table:table-cell>
          <table:table-cell table:style-name="ce1" office:value-type="float" office:value="927.838571428571" calcext:value-type="float">
            <text:p>927.838571428571</text:p>
          </table:table-cell>
          <table:table-cell table:style-name="ce1" office:value-type="float" office:value="2246.08869047619" calcext:value-type="float">
            <text:p>2246.08869047619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409.857142857143" calcext:value-type="float">
            <text:p>409.857142857143</text:p>
          </table:table-cell>
          <table:table-cell table:style-name="ce1" office:value-type="float" office:value="1624.87757142857" calcext:value-type="float">
            <text:p>1624.87757142857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8100" calcext:value-type="float">
            <text:p>18100</text:p>
          </table:table-cell>
          <table:table-cell table:style-name="ce1" office:value-type="float" office:value="7370.66904761905" calcext:value-type="float">
            <text:p>7370.669047619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4.324" calcext:value-type="float">
            <text:p>2484.324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315.6" calcext:value-type="float">
            <text:p>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23.166666666667" calcext:value-type="float">
            <text:p>123.166666666667</text:p>
          </table:table-cell>
          <table:table-cell table:style-name="ce1" office:value-type="float" office:value="680.078571428571" calcext:value-type="float">
            <text:p>680.078571428571</text:p>
          </table:table-cell>
          <table:table-cell table:style-name="ce1" office:value-type="float" office:value="370.821428571429" calcext:value-type="float">
            <text:p>370.821428571429</text:p>
          </table:table-cell>
          <table:table-cell table:style-name="ce1" office:value-type="float" office:value="557.527619047619" calcext:value-type="float">
            <text:p>557.527619047619</text:p>
          </table:table-cell>
          <table:table-cell table:style-name="ce1" office:value-type="float" office:value="1625.508" calcext:value-type="float">
            <text:p>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6.48628571429" calcext:value-type="float">
            <text:p>1456.48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3.777571428572" calcext:value-type="float">
            <text:p>893.777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6.155571428571" calcext:value-type="float">
            <text:p>606.155571428571</text:p>
          </table:table-cell>
          <table:table-cell table:style-name="ce1" office:value-type="float" office:value="1910.61934523809" calcext:value-type="float">
            <text:p>1910.61934523809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3905.3880952381" calcext:value-type="float">
            <text:p>3905.3880952381</text:p>
          </table:table-cell>
          <table:table-cell table:style-name="ce1" office:value-type="float" office:value="1021.5" calcext:value-type="float">
            <text:p>1021.5</text:p>
          </table:table-cell>
          <table:table-cell table:style-name="ce1" office:value-type="float" office:value="1174.95" calcext:value-type="float">
            <text:p>1174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1.678571428572" calcext:value-type="float">
            <text:p>961.678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9.242642857144" calcext:value-type="float">
            <text:p>949.242642857144</text:p>
          </table:table-cell>
          <table:table-cell table:style-name="ce1" office:value-type="float" office:value="1193.8880952381" calcext:value-type="float">
            <text:p>1193.8880952381</text:p>
          </table:table-cell>
          <table:table-cell table:style-name="ce1" office:value-type="float" office:value="1538.71428571429" calcext:value-type="float">
            <text:p>1538.7142857142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63.073809523809" calcext:value-type="float">
            <text:p>363.073809523809</text:p>
          </table:table-cell>
          <table:table-cell table:style-name="ce1" office:value-type="float" office:value="368.894047619048" calcext:value-type="float">
            <text:p>368.894047619048</text:p>
          </table:table-cell>
          <table:table-cell table:style-name="ce1" office:value-type="float" office:value="819.7" calcext:value-type="float">
            <text:p>819.7</text:p>
          </table:table-cell>
          <table:table-cell table:style-name="ce1" table:number-columns-repeated="6"/>
          <table:table-cell table:style-name="ce1" office:value-type="float" office:value="152425.041833333" calcext:value-type="float">
            <text:p>152425.041833333</text:p>
          </table:table-cell>
          <table:table-cell table:style-name="ce1" office:value-type="string" calcext:value-type="string">
            <text:p>План Департамента Продаж на ближайшие 18-24 дней, кг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string" calcext:value-type="string">
            <text:p>План Департамента Продаж на ближайшие 25-31 дней, кг</text:p>
          </table:table-cell>
          <table:table-cell table:style-name="ce1" office:value-type="float" office:value="2376.085" calcext:value-type="float">
            <text:p>2376.085</text:p>
          </table:table-cell>
          <table:table-cell table:style-name="ce1" office:value-type="float" office:value="658.575" calcext:value-type="float">
            <text:p>658.575</text:p>
          </table:table-cell>
          <table:table-cell table:style-name="ce1" office:value-type="float" office:value="3237.158" calcext:value-type="float">
            <text:p>3237.158</text:p>
          </table:table-cell>
          <table:table-cell table:style-name="ce1" office:value-type="float" office:value="281.005" calcext:value-type="float">
            <text:p>281.005</text:p>
          </table:table-cell>
          <table:table-cell table:style-name="ce1" office:value-type="float" office:value="2245.78053174603" calcext:value-type="float">
            <text:p>2245.78053174603</text:p>
          </table:table-cell>
          <table:table-cell table:style-name="ce1" office:value-type="float" office:value="140.4" calcext:value-type="float">
            <text:p>140.4</text:p>
          </table:table-cell>
          <table:table-cell table:style-name="ce1" office:value-type="float" office:value="847.849043650793" calcext:value-type="float">
            <text:p>847.849043650793</text:p>
          </table:table-cell>
          <table:table-cell table:style-name="ce1" office:value-type="float" office:value="1832.13066666667" calcext:value-type="float">
            <text:p>1832.13066666667</text:p>
          </table:table-cell>
          <table:table-cell table:style-name="ce1" office:value-type="float" office:value="732.821" calcext:value-type="float">
            <text:p>732.821</text:p>
          </table:table-cell>
          <table:table-cell table:style-name="ce1" office:value-type="float" office:value="157.03" calcext:value-type="float">
            <text:p>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002031746032" calcext:value-type="float">
            <text:p>459.002031746032</text:p>
          </table:table-cell>
          <table:table-cell table:style-name="ce1" office:value-type="float" office:value="950.885904761905" calcext:value-type="float">
            <text:p>950.885904761905</text:p>
          </table:table-cell>
          <table:table-cell table:style-name="ce1" office:value-type="float" office:value="417.924396825397" calcext:value-type="float">
            <text:p>417.924396825397</text:p>
          </table:table-cell>
          <table:table-cell table:style-name="ce1" office:value-type="float" office:value="978.919841269842" calcext:value-type="float">
            <text:p>978.919841269842</text:p>
          </table:table-cell>
          <table:table-cell table:style-name="ce1" office:value-type="float" office:value="1428.16" calcext:value-type="float">
            <text:p>1428.16</text:p>
          </table:table-cell>
          <table:table-cell table:style-name="ce1"/>
          <table:table-cell table:style-name="ce1" office:value-type="float" office:value="21150" calcext:value-type="float">
            <text:p>21150</text:p>
          </table:table-cell>
          <table:table-cell table:style-name="ce1" office:value-type="float" office:value="806.52" calcext:value-type="float">
            <text:p>806.52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78.88" calcext:value-type="float">
            <text:p>578.88</text:p>
          </table:table-cell>
          <table:table-cell table:style-name="ce1" office:value-type="float" office:value="2994.2" calcext:value-type="float">
            <text:p>2994.2</text:p>
          </table:table-cell>
          <table:table-cell table:style-name="ce1" office:value-type="float" office:value="261.325714285714" calcext:value-type="float">
            <text:p>261.325714285714</text:p>
          </table:table-cell>
          <table:table-cell table:style-name="ce1" office:value-type="float" office:value="4821.41117460318" calcext:value-type="float">
            <text:p>4821.41117460318</text:p>
          </table:table-cell>
          <table:table-cell table:style-name="ce1" office:value-type="float" office:value="607.924047619047" calcext:value-type="float">
            <text:p>607.924047619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9.36" calcext:value-type="float">
            <text:p>1269.36</text:p>
          </table:table-cell>
          <table:table-cell table:style-name="ce1" office:value-type="float" office:value="1436.55666666667" calcext:value-type="float">
            <text:p>143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21.33333333333" calcext:value-type="float">
            <text:p>3721.33333333333</text:p>
          </table:table-cell>
          <table:table-cell table:style-name="ce1" office:value-type="float" office:value="1724.59403174603" calcext:value-type="float">
            <text:p>1724.59403174603</text:p>
          </table:table-cell>
          <table:table-cell table:style-name="ce1" office:value-type="float" office:value="11865.7021428571" calcext:value-type="float">
            <text:p>11865.70214285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9.231428571429" calcext:value-type="float">
            <text:p>129.231428571429</text:p>
          </table:table-cell>
          <table:table-cell table:style-name="ce1" office:value-type="float" office:value="1435.187" calcext:value-type="float">
            <text:p>1435.187</text:p>
          </table:table-cell>
          <table:table-cell table:style-name="ce1" office:value-type="float" office:value="760.245396825397" calcext:value-type="float">
            <text:p>760.245396825397</text:p>
          </table:table-cell>
          <table:table-cell table:style-name="ce1" office:value-type="float" office:value="62.9683968253968" calcext:value-type="float">
            <text:p>62.9683968253968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533.9666031746" calcext:value-type="float">
            <text:p>1533.9666031746</text:p>
          </table:table-cell>
          <table:table-cell table:style-name="ce1" office:value-type="float" office:value="442.942341269841" calcext:value-type="float">
            <text:p>442.942341269841</text:p>
          </table:table-cell>
          <table:table-cell table:style-name="ce1" office:value-type="float" office:value="757.633333333333" calcext:value-type="float">
            <text:p>757.633333333333</text:p>
          </table:table-cell>
          <table:table-cell table:style-name="ce1" office:value-type="float" office:value="1532.12285714286" calcext:value-type="float">
            <text:p>1532.12285714286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949.6875" calcext:value-type="float">
            <text:p>949.6875</text:p>
          </table:table-cell>
          <table:table-cell table:style-name="ce1" office:value-type="float" office:value="187.736" calcext:value-type="float">
            <text:p>187.736</text:p>
          </table:table-cell>
          <table:table-cell table:style-name="ce1"/>
          <table:table-cell table:style-name="ce1" office:value-type="float" office:value="652.5" calcext:value-type="float">
            <text:p>652.5</text:p>
          </table:table-cell>
          <table:table-cell table:style-name="ce1" office:value-type="float" office:value="767.963333333333" calcext:value-type="float">
            <text:p>767.963333333333</text:p>
          </table:table-cell>
          <table:table-cell table:style-name="ce1" office:value-type="float" office:value="38.04" calcext:value-type="float">
            <text:p>38.04</text:p>
          </table:table-cell>
          <table:table-cell table:style-name="ce1" office:value-type="float" office:value="3650.26464285714" calcext:value-type="float">
            <text:p>3650.264642857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30.66984126984" calcext:value-type="float">
            <text:p>4930.66984126984</text:p>
          </table:table-cell>
          <table:table-cell table:style-name="ce1" office:value-type="float" office:value="140.7" calcext:value-type="float">
            <text:p>140.7</text:p>
          </table:table-cell>
          <table:table-cell table:style-name="ce1"/>
          <table:table-cell table:style-name="ce1" office:value-type="float" office:value="564.3" calcext:value-type="float">
            <text:p>564.3</text:p>
          </table:table-cell>
          <table:table-cell table:style-name="ce1" office:value-type="float" office:value="927.838571428571" calcext:value-type="float">
            <text:p>927.838571428571</text:p>
          </table:table-cell>
          <table:table-cell table:style-name="ce1" office:value-type="float" office:value="2294.83869047619" calcext:value-type="float">
            <text:p>2294.83869047619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409.857142857143" calcext:value-type="float">
            <text:p>409.857142857143</text:p>
          </table:table-cell>
          <table:table-cell table:style-name="ce1" office:value-type="float" office:value="1604.87757142857" calcext:value-type="float">
            <text:p>1604.87757142857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8100" calcext:value-type="float">
            <text:p>18100</text:p>
          </table:table-cell>
          <table:table-cell table:style-name="ce1" office:value-type="float" office:value="5870.66904761905" calcext:value-type="float">
            <text:p>5870.669047619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4.324" calcext:value-type="float">
            <text:p>2484.324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315.6" calcext:value-type="float">
            <text:p>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23.166666666667" calcext:value-type="float">
            <text:p>123.166666666667</text:p>
          </table:table-cell>
          <table:table-cell table:style-name="ce1" office:value-type="float" office:value="680.078571428571" calcext:value-type="float">
            <text:p>680.078571428571</text:p>
          </table:table-cell>
          <table:table-cell table:style-name="ce1" office:value-type="float" office:value="360.821428571429" calcext:value-type="float">
            <text:p>360.821428571429</text:p>
          </table:table-cell>
          <table:table-cell table:style-name="ce1" office:value-type="float" office:value="557.527619047619" calcext:value-type="float">
            <text:p>557.527619047619</text:p>
          </table:table-cell>
          <table:table-cell table:style-name="ce1" office:value-type="float" office:value="1625.508" calcext:value-type="float">
            <text:p>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63.04628571429" calcext:value-type="float">
            <text:p>1563.04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1.777571428572" calcext:value-type="float">
            <text:p>961.777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8.835571428571" calcext:value-type="float">
            <text:p>478.835571428571</text:p>
          </table:table-cell>
          <table:table-cell table:style-name="ce1" office:value-type="float" office:value="1787.1193452381" calcext:value-type="float">
            <text:p>1787.1193452381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3905.3880952381" calcext:value-type="float">
            <text:p>3905.3880952381</text:p>
          </table:table-cell>
          <table:table-cell table:style-name="ce1" office:value-type="float" office:value="1021.5" calcext:value-type="float">
            <text:p>1021.5</text:p>
          </table:table-cell>
          <table:table-cell table:style-name="ce1" office:value-type="float" office:value="1174.95" calcext:value-type="float">
            <text:p>1174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1.678571428572" calcext:value-type="float">
            <text:p>961.678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9.242642857144" calcext:value-type="float">
            <text:p>949.242642857144</text:p>
          </table:table-cell>
          <table:table-cell table:style-name="ce1" office:value-type="float" office:value="1193.8880952381" calcext:value-type="float">
            <text:p>1193.8880952381</text:p>
          </table:table-cell>
          <table:table-cell table:style-name="ce1" office:value-type="float" office:value="1538.71428571429" calcext:value-type="float">
            <text:p>1538.7142857142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63.073809523809" calcext:value-type="float">
            <text:p>363.073809523809</text:p>
          </table:table-cell>
          <table:table-cell table:style-name="ce1" office:value-type="float" office:value="368.894047619048" calcext:value-type="float">
            <text:p>368.894047619048</text:p>
          </table:table-cell>
          <table:table-cell table:style-name="ce1" office:value-type="float" office:value="819.7" calcext:value-type="float">
            <text:p>819.7</text:p>
          </table:table-cell>
          <table:table-cell table:style-name="ce1" table:number-columns-repeated="6"/>
          <table:table-cell table:style-name="ce1" office:value-type="float" office:value="150735.867833333" calcext:value-type="float">
            <text:p>150735.867833333</text:p>
          </table:table-cell>
          <table:table-cell table:style-name="ce1" office:value-type="string" calcext:value-type="string">
            <text:p>План Департамента Продаж на ближайшие 25-31 дней, кг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string" calcext:value-type="string">
            <text:p>План Департамента Продаж на ближайшие 32-38 дней, кг</text:p>
          </table:table-cell>
          <table:table-cell table:style-name="ce1" office:value-type="float" office:value="2376.085" calcext:value-type="float">
            <text:p>2376.085</text:p>
          </table:table-cell>
          <table:table-cell table:style-name="ce1" office:value-type="float" office:value="158.575" calcext:value-type="float">
            <text:p>158.575</text:p>
          </table:table-cell>
          <table:table-cell table:style-name="ce1" office:value-type="float" office:value="3237.158" calcext:value-type="float">
            <text:p>3237.158</text:p>
          </table:table-cell>
          <table:table-cell table:style-name="ce1" office:value-type="float" office:value="281.005" calcext:value-type="float">
            <text:p>281.005</text:p>
          </table:table-cell>
          <table:table-cell table:style-name="ce1" office:value-type="float" office:value="2245.78053174603" calcext:value-type="float">
            <text:p>2245.78053174603</text:p>
          </table:table-cell>
          <table:table-cell table:style-name="ce1" office:value-type="float" office:value="140.4" calcext:value-type="float">
            <text:p>140.4</text:p>
          </table:table-cell>
          <table:table-cell table:style-name="ce1" office:value-type="float" office:value="847.849043650793" calcext:value-type="float">
            <text:p>847.849043650793</text:p>
          </table:table-cell>
          <table:table-cell table:style-name="ce1" office:value-type="float" office:value="1832.13066666667" calcext:value-type="float">
            <text:p>1832.13066666667</text:p>
          </table:table-cell>
          <table:table-cell table:style-name="ce1" office:value-type="float" office:value="732.821" calcext:value-type="float">
            <text:p>732.821</text:p>
          </table:table-cell>
          <table:table-cell table:style-name="ce1" office:value-type="float" office:value="157.03" calcext:value-type="float">
            <text:p>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002031746032" calcext:value-type="float">
            <text:p>459.002031746032</text:p>
          </table:table-cell>
          <table:table-cell table:style-name="ce1" office:value-type="float" office:value="950.885904761905" calcext:value-type="float">
            <text:p>950.885904761905</text:p>
          </table:table-cell>
          <table:table-cell table:style-name="ce1" office:value-type="float" office:value="417.924396825397" calcext:value-type="float">
            <text:p>417.924396825397</text:p>
          </table:table-cell>
          <table:table-cell table:style-name="ce1" office:value-type="float" office:value="978.919841269842" calcext:value-type="float">
            <text:p>978.919841269842</text:p>
          </table:table-cell>
          <table:table-cell table:style-name="ce1" office:value-type="float" office:value="7000" calcext:value-type="float">
            <text:p>7000</text:p>
          </table:table-cell>
          <table:table-cell table:style-name="ce1"/>
          <table:table-cell table:style-name="ce1" office:value-type="float" office:value="18400" calcext:value-type="float">
            <text:p>18400</text:p>
          </table:table-cell>
          <table:table-cell table:style-name="ce1" office:value-type="float" office:value="806.52" calcext:value-type="float">
            <text:p>806.52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78.88" calcext:value-type="float">
            <text:p>578.88</text:p>
          </table:table-cell>
          <table:table-cell table:style-name="ce1" office:value-type="float" office:value="2994.2" calcext:value-type="float">
            <text:p>2994.2</text:p>
          </table:table-cell>
          <table:table-cell table:style-name="ce1" office:value-type="float" office:value="261.325714285714" calcext:value-type="float">
            <text:p>261.325714285714</text:p>
          </table:table-cell>
          <table:table-cell table:style-name="ce1" office:value-type="float" office:value="4921.41117460318" calcext:value-type="float">
            <text:p>4921.41117460318</text:p>
          </table:table-cell>
          <table:table-cell table:style-name="ce1" office:value-type="float" office:value="607.924047619047" calcext:value-type="float">
            <text:p>607.924047619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9.36" calcext:value-type="float">
            <text:p>1269.36</text:p>
          </table:table-cell>
          <table:table-cell table:style-name="ce1" office:value-type="float" office:value="1436.55666666667" calcext:value-type="float">
            <text:p>143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21.33333333333" calcext:value-type="float">
            <text:p>3721.33333333333</text:p>
          </table:table-cell>
          <table:table-cell table:style-name="ce1" office:value-type="float" office:value="1724.59403174603" calcext:value-type="float">
            <text:p>1724.59403174603</text:p>
          </table:table-cell>
          <table:table-cell table:style-name="ce1" office:value-type="float" office:value="8865.70214285714" calcext:value-type="float">
            <text:p>8865.702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9.231428571429" calcext:value-type="float">
            <text:p>129.231428571429</text:p>
          </table:table-cell>
          <table:table-cell table:style-name="ce1" office:value-type="float" office:value="1435.187" calcext:value-type="float">
            <text:p>1435.187</text:p>
          </table:table-cell>
          <table:table-cell table:style-name="ce1" office:value-type="float" office:value="660.245396825397" calcext:value-type="float">
            <text:p>660.245396825397</text:p>
          </table:table-cell>
          <table:table-cell table:style-name="ce1" office:value-type="float" office:value="62.9683968253968" calcext:value-type="float">
            <text:p>62.9683968253968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533.9666031746" calcext:value-type="float">
            <text:p>1533.9666031746</text:p>
          </table:table-cell>
          <table:table-cell table:style-name="ce1" office:value-type="float" office:value="242.942341269841" calcext:value-type="float">
            <text:p>242.942341269841</text:p>
          </table:table-cell>
          <table:table-cell table:style-name="ce1" office:value-type="float" office:value="757.633333333333" calcext:value-type="float">
            <text:p>757.633333333333</text:p>
          </table:table-cell>
          <table:table-cell table:style-name="ce1" office:value-type="float" office:value="1532.12285714286" calcext:value-type="float">
            <text:p>1532.12285714286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949.6875" calcext:value-type="float">
            <text:p>949.6875</text:p>
          </table:table-cell>
          <table:table-cell table:style-name="ce1" office:value-type="float" office:value="187.736" calcext:value-type="float">
            <text:p>187.736</text:p>
          </table:table-cell>
          <table:table-cell table:style-name="ce1"/>
          <table:table-cell table:style-name="ce1" office:value-type="float" office:value="652.5" calcext:value-type="float">
            <text:p>652.5</text:p>
          </table:table-cell>
          <table:table-cell table:style-name="ce1" office:value-type="float" office:value="167.963333333333" calcext:value-type="float">
            <text:p>167.963333333333</text:p>
          </table:table-cell>
          <table:table-cell table:style-name="ce1" office:value-type="float" office:value="38.04" calcext:value-type="float">
            <text:p>38.04</text:p>
          </table:table-cell>
          <table:table-cell table:style-name="ce1" office:value-type="float" office:value="1050.26464285714" calcext:value-type="float">
            <text:p>1050.264642857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80.66984126984" calcext:value-type="float">
            <text:p>3680.66984126984</text:p>
          </table:table-cell>
          <table:table-cell table:style-name="ce1" office:value-type="float" office:value="140.7" calcext:value-type="float">
            <text:p>140.7</text:p>
          </table:table-cell>
          <table:table-cell table:style-name="ce1"/>
          <table:table-cell table:style-name="ce1" office:value-type="float" office:value="564.3" calcext:value-type="float">
            <text:p>564.3</text:p>
          </table:table-cell>
          <table:table-cell table:style-name="ce1" office:value-type="float" office:value="927.838571428571" calcext:value-type="float">
            <text:p>927.838571428571</text:p>
          </table:table-cell>
          <table:table-cell table:style-name="ce1" office:value-type="float" office:value="2194.83869047619" calcext:value-type="float">
            <text:p>2194.83869047619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409.857142857143" calcext:value-type="float">
            <text:p>409.857142857143</text:p>
          </table:table-cell>
          <table:table-cell table:style-name="ce1" office:value-type="float" office:value="1439.83757142857" calcext:value-type="float">
            <text:p>1439.83757142857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8100" calcext:value-type="float">
            <text:p>18100</text:p>
          </table:table-cell>
          <table:table-cell table:style-name="ce1" office:value-type="float" office:value="5370.66904761905" calcext:value-type="float">
            <text:p>5370.669047619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4.324" calcext:value-type="float">
            <text:p>2484.324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315.6" calcext:value-type="float">
            <text:p>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23.166666666667" calcext:value-type="float">
            <text:p>123.166666666667</text:p>
          </table:table-cell>
          <table:table-cell table:style-name="ce1" office:value-type="float" office:value="680.078571428571" calcext:value-type="float">
            <text:p>680.078571428571</text:p>
          </table:table-cell>
          <table:table-cell table:style-name="ce1" office:value-type="float" office:value="486.446428571429" calcext:value-type="float">
            <text:p>486.446428571429</text:p>
          </table:table-cell>
          <table:table-cell table:style-name="ce1" office:value-type="float" office:value="557.527619047619" calcext:value-type="float">
            <text:p>557.527619047619</text:p>
          </table:table-cell>
          <table:table-cell table:style-name="ce1" office:value-type="float" office:value="1625.508" calcext:value-type="float">
            <text:p>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1.06628571429" calcext:value-type="float">
            <text:p>1671.06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1.777571428572" calcext:value-type="float">
            <text:p>961.777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8.835571428571" calcext:value-type="float">
            <text:p>478.835571428571</text:p>
          </table:table-cell>
          <table:table-cell table:style-name="ce1" office:value-type="float" office:value="2610.61934523809" calcext:value-type="float">
            <text:p>2610.61934523809</text:p>
          </table:table-cell>
          <table:table-cell table:style-name="ce1" office:value-type="float" office:value="2825" calcext:value-type="float">
            <text:p>2825</text:p>
          </table:table-cell>
          <table:table-cell table:style-name="ce1" office:value-type="float" office:value="3905.3880952381" calcext:value-type="float">
            <text:p>3905.3880952381</text:p>
          </table:table-cell>
          <table:table-cell table:style-name="ce1" office:value-type="float" office:value="1021.5" calcext:value-type="float">
            <text:p>1021.5</text:p>
          </table:table-cell>
          <table:table-cell table:style-name="ce1" office:value-type="float" office:value="1174.95" calcext:value-type="float">
            <text:p>1174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5.17857142857" calcext:value-type="float">
            <text:p>1035.17857142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9.242642857144" calcext:value-type="float">
            <text:p>949.242642857144</text:p>
          </table:table-cell>
          <table:table-cell table:style-name="ce1" office:value-type="float" office:value="1193.8880952381" calcext:value-type="float">
            <text:p>1193.8880952381</text:p>
          </table:table-cell>
          <table:table-cell table:style-name="ce1" office:value-type="float" office:value="1538.71428571429" calcext:value-type="float">
            <text:p>1538.7142857142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63.073809523809" calcext:value-type="float">
            <text:p>363.073809523809</text:p>
          </table:table-cell>
          <table:table-cell table:style-name="ce1" office:value-type="float" office:value="368.894047619048" calcext:value-type="float">
            <text:p>368.894047619048</text:p>
          </table:table-cell>
          <table:table-cell table:style-name="ce1" office:value-type="float" office:value="819.7" calcext:value-type="float">
            <text:p>819.7</text:p>
          </table:table-cell>
          <table:table-cell table:style-name="ce1" table:number-columns-repeated="6"/>
          <table:table-cell table:style-name="ce1" office:value-type="float" office:value="145898.312833333" calcext:value-type="float">
            <text:p>145898.312833333</text:p>
          </table:table-cell>
          <table:table-cell table:style-name="ce1" office:value-type="string" calcext:value-type="string">
            <text:p>План Департамента Продаж на ближайшие 32-38 дней, кг</text:p>
          </table:table-cell>
          <table:table-cell table:style-name="ce1" table:number-columns-repeated="35"/>
          <table:table-cell table:number-columns-repeated="876"/>
        </table:table-row>
        <table:table-row table:style-name="ro3">
          <table:table-cell table:style-name="ce1" office:value-type="string" calcext:value-type="string">
            <text:p>План Департамента Продаж на ближайшие 39-45 дней, кг</text:p>
          </table:table-cell>
          <table:table-cell table:style-name="ce1" office:value-type="float" office:value="2376.085" calcext:value-type="float">
            <text:p>2376.085</text:p>
          </table:table-cell>
          <table:table-cell table:style-name="ce1" office:value-type="float" office:value="158.575" calcext:value-type="float">
            <text:p>158.575</text:p>
          </table:table-cell>
          <table:table-cell table:style-name="ce1" office:value-type="float" office:value="3237.158" calcext:value-type="float">
            <text:p>3237.158</text:p>
          </table:table-cell>
          <table:table-cell table:style-name="ce1" office:value-type="float" office:value="281.005" calcext:value-type="float">
            <text:p>281.005</text:p>
          </table:table-cell>
          <table:table-cell table:style-name="ce1" office:value-type="float" office:value="2245.78053174603" calcext:value-type="float">
            <text:p>2245.78053174603</text:p>
          </table:table-cell>
          <table:table-cell table:style-name="ce1" office:value-type="float" office:value="140.4" calcext:value-type="float">
            <text:p>140.4</text:p>
          </table:table-cell>
          <table:table-cell table:style-name="ce1" office:value-type="float" office:value="847.849043650793" calcext:value-type="float">
            <text:p>847.849043650793</text:p>
          </table:table-cell>
          <table:table-cell table:style-name="ce1" office:value-type="float" office:value="1832.13066666667" calcext:value-type="float">
            <text:p>1832.13066666667</text:p>
          </table:table-cell>
          <table:table-cell table:style-name="ce1" office:value-type="float" office:value="732.821" calcext:value-type="float">
            <text:p>732.821</text:p>
          </table:table-cell>
          <table:table-cell table:style-name="ce1" office:value-type="float" office:value="157.03" calcext:value-type="float">
            <text:p>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002031746032" calcext:value-type="float">
            <text:p>459.002031746032</text:p>
          </table:table-cell>
          <table:table-cell table:style-name="ce1" office:value-type="float" office:value="950.885904761905" calcext:value-type="float">
            <text:p>950.885904761905</text:p>
          </table:table-cell>
          <table:table-cell table:style-name="ce1" office:value-type="float" office:value="417.924396825397" calcext:value-type="float">
            <text:p>417.924396825397</text:p>
          </table:table-cell>
          <table:table-cell table:style-name="ce1" office:value-type="float" office:value="978.919841269842" calcext:value-type="float">
            <text:p>978.919841269842</text:p>
          </table:table-cell>
          <table:table-cell table:style-name="ce1" office:value-type="float" office:value="1428.16" calcext:value-type="float">
            <text:p>1428.16</text:p>
          </table:table-cell>
          <table:table-cell table:style-name="ce1"/>
          <table:table-cell table:style-name="ce1" office:value-type="float" office:value="22400" calcext:value-type="float">
            <text:p>22400</text:p>
          </table:table-cell>
          <table:table-cell table:style-name="ce1" office:value-type="float" office:value="806.52" calcext:value-type="float">
            <text:p>806.52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78.88" calcext:value-type="float">
            <text:p>578.88</text:p>
          </table:table-cell>
          <table:table-cell table:style-name="ce1" office:value-type="float" office:value="2744.2" calcext:value-type="float">
            <text:p>2744.2</text:p>
          </table:table-cell>
          <table:table-cell table:style-name="ce1" office:value-type="float" office:value="261.325714285714" calcext:value-type="float">
            <text:p>261.325714285714</text:p>
          </table:table-cell>
          <table:table-cell table:style-name="ce1" office:value-type="float" office:value="4921.41117460318" calcext:value-type="float">
            <text:p>4921.41117460318</text:p>
          </table:table-cell>
          <table:table-cell table:style-name="ce1" office:value-type="float" office:value="607.924047619047" calcext:value-type="float">
            <text:p>607.924047619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9.36" calcext:value-type="float">
            <text:p>1269.36</text:p>
          </table:table-cell>
          <table:table-cell table:style-name="ce1" office:value-type="float" office:value="1436.55666666667" calcext:value-type="float">
            <text:p>143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21.33333333333" calcext:value-type="float">
            <text:p>3721.33333333333</text:p>
          </table:table-cell>
          <table:table-cell table:style-name="ce1" office:value-type="float" office:value="1724.59403174603" calcext:value-type="float">
            <text:p>1724.59403174603</text:p>
          </table:table-cell>
          <table:table-cell table:style-name="ce1" office:value-type="float" office:value="5865.70214285714" calcext:value-type="float">
            <text:p>5865.702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9.231428571429" calcext:value-type="float">
            <text:p>129.231428571429</text:p>
          </table:table-cell>
          <table:table-cell table:style-name="ce1" office:value-type="float" office:value="1435.187" calcext:value-type="float">
            <text:p>1435.187</text:p>
          </table:table-cell>
          <table:table-cell table:style-name="ce1" office:value-type="float" office:value="600.245396825397" calcext:value-type="float">
            <text:p>600.245396825397</text:p>
          </table:table-cell>
          <table:table-cell table:style-name="ce1" office:value-type="float" office:value="62.9683968253968" calcext:value-type="float">
            <text:p>62.9683968253968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533.9666031746" calcext:value-type="float">
            <text:p>1533.9666031746</text:p>
          </table:table-cell>
          <table:table-cell table:style-name="ce1" office:value-type="float" office:value="442.942341269841" calcext:value-type="float">
            <text:p>442.942341269841</text:p>
          </table:table-cell>
          <table:table-cell table:style-name="ce1" office:value-type="float" office:value="757.633333333333" calcext:value-type="float">
            <text:p>757.633333333333</text:p>
          </table:table-cell>
          <table:table-cell table:style-name="ce1" office:value-type="float" office:value="1532.12285714286" calcext:value-type="float">
            <text:p>1532.12285714286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949.6875" calcext:value-type="float">
            <text:p>949.6875</text:p>
          </table:table-cell>
          <table:table-cell table:style-name="ce1" office:value-type="float" office:value="187.736" calcext:value-type="float">
            <text:p>187.736</text:p>
          </table:table-cell>
          <table:table-cell table:style-name="ce1"/>
          <table:table-cell table:style-name="ce1" office:value-type="float" office:value="652.5" calcext:value-type="float">
            <text:p>652.5</text:p>
          </table:table-cell>
          <table:table-cell table:style-name="ce1" office:value-type="float" office:value="667.963333333333" calcext:value-type="float">
            <text:p>667.963333333333</text:p>
          </table:table-cell>
          <table:table-cell table:style-name="ce1" office:value-type="float" office:value="38.04" calcext:value-type="float">
            <text:p>38.04</text:p>
          </table:table-cell>
          <table:table-cell table:style-name="ce1" office:value-type="float" office:value="1550.26464285714" calcext:value-type="float">
            <text:p>1550.264642857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80.66984126984" calcext:value-type="float">
            <text:p>3680.66984126984</text:p>
          </table:table-cell>
          <table:table-cell table:style-name="ce1" office:value-type="float" office:value="140.7" calcext:value-type="float">
            <text:p>140.7</text:p>
          </table:table-cell>
          <table:table-cell table:style-name="ce1"/>
          <table:table-cell table:style-name="ce1" office:value-type="float" office:value="564.3" calcext:value-type="float">
            <text:p>564.3</text:p>
          </table:table-cell>
          <table:table-cell table:style-name="ce1" office:value-type="float" office:value="927.838571428571" calcext:value-type="float">
            <text:p>927.838571428571</text:p>
          </table:table-cell>
          <table:table-cell table:style-name="ce1" office:value-type="float" office:value="2096.08869047619" calcext:value-type="float">
            <text:p>2096.08869047619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409.857142857143" calcext:value-type="float">
            <text:p>409.857142857143</text:p>
          </table:table-cell>
          <table:table-cell table:style-name="ce1" office:value-type="float" office:value="1439.83757142857" calcext:value-type="float">
            <text:p>1439.83757142857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8100" calcext:value-type="float">
            <text:p>18100</text:p>
          </table:table-cell>
          <table:table-cell table:style-name="ce1" office:value-type="float" office:value="4870.66904761905" calcext:value-type="float">
            <text:p>4870.669047619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4.324" calcext:value-type="float">
            <text:p>2484.324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315.6" calcext:value-type="float">
            <text:p>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23.166666666667" calcext:value-type="float">
            <text:p>123.166666666667</text:p>
          </table:table-cell>
          <table:table-cell table:style-name="ce1" office:value-type="float" office:value="680.078571428571" calcext:value-type="float">
            <text:p>680.078571428571</text:p>
          </table:table-cell>
          <table:table-cell table:style-name="ce1" office:value-type="float" office:value="486.446428571429" calcext:value-type="float">
            <text:p>486.446428571429</text:p>
          </table:table-cell>
          <table:table-cell table:style-name="ce1" office:value-type="float" office:value="557.527619047619" calcext:value-type="float">
            <text:p>557.527619047619</text:p>
          </table:table-cell>
          <table:table-cell table:style-name="ce1" office:value-type="float" office:value="1625.508" calcext:value-type="float">
            <text:p>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22.48628571429" calcext:value-type="float">
            <text:p>1622.48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1.777571428572" calcext:value-type="float">
            <text:p>961.777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8.835571428571" calcext:value-type="float">
            <text:p>478.835571428571</text:p>
          </table:table-cell>
          <table:table-cell table:style-name="ce1" office:value-type="float" office:value="2610.61934523809" calcext:value-type="float">
            <text:p>2610.61934523809</text:p>
          </table:table-cell>
          <table:table-cell table:style-name="ce1" office:value-type="float" office:value="2825" calcext:value-type="float">
            <text:p>2825</text:p>
          </table:table-cell>
          <table:table-cell table:style-name="ce1" office:value-type="float" office:value="3905.3880952381" calcext:value-type="float">
            <text:p>3905.3880952381</text:p>
          </table:table-cell>
          <table:table-cell table:style-name="ce1" office:value-type="float" office:value="1021.5" calcext:value-type="float">
            <text:p>1021.5</text:p>
          </table:table-cell>
          <table:table-cell table:style-name="ce1" office:value-type="float" office:value="1174.95" calcext:value-type="float">
            <text:p>1174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5.17857142857" calcext:value-type="float">
            <text:p>1035.17857142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9.242642857144" calcext:value-type="float">
            <text:p>949.242642857144</text:p>
          </table:table-cell>
          <table:table-cell table:style-name="ce1" office:value-type="float" office:value="1193.8880952381" calcext:value-type="float">
            <text:p>1193.8880952381</text:p>
          </table:table-cell>
          <table:table-cell table:style-name="ce1" office:value-type="float" office:value="1538.71428571429" calcext:value-type="float">
            <text:p>1538.7142857142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63.073809523809" calcext:value-type="float">
            <text:p>363.073809523809</text:p>
          </table:table-cell>
          <table:table-cell table:style-name="ce1" office:value-type="float" office:value="368.894047619048" calcext:value-type="float">
            <text:p>368.894047619048</text:p>
          </table:table-cell>
          <table:table-cell table:style-name="ce1" office:value-type="float" office:value="819.7" calcext:value-type="float">
            <text:p>819.7</text:p>
          </table:table-cell>
          <table:table-cell table:style-name="ce1" table:number-columns-repeated="6"/>
          <table:table-cell table:style-name="ce1" office:value-type="float" office:value="141569.142833333" calcext:value-type="float">
            <text:p>141569.142833333</text:p>
          </table:table-cell>
          <table:table-cell table:style-name="ce1" office:value-type="string" calcext:value-type="string">
            <text:p>План Департамента Продаж на ближайшие 39-45 дней, кг</text:p>
          </table:table-cell>
          <table:table-cell table:style-name="ce1" table:number-columns-repeated="13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1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876"/>
        </table:table-row>
        <table:table-row table:style-name="ro3">
          <table:table-cell table:style-name="ce1" office:value-type="string" calcext:value-type="string">
            <text:p>План Департамента Продаж на ближайшие 46-52 дней, кг</text:p>
          </table:table-cell>
          <table:table-cell table:style-name="ce1" office:value-type="float" office:value="2376.085" calcext:value-type="float">
            <text:p>2376.085</text:p>
          </table:table-cell>
          <table:table-cell table:style-name="ce1" office:value-type="float" office:value="158.575" calcext:value-type="float">
            <text:p>158.575</text:p>
          </table:table-cell>
          <table:table-cell table:style-name="ce1" office:value-type="float" office:value="3237.158" calcext:value-type="float">
            <text:p>3237.158</text:p>
          </table:table-cell>
          <table:table-cell table:style-name="ce1" office:value-type="float" office:value="281.005" calcext:value-type="float">
            <text:p>281.005</text:p>
          </table:table-cell>
          <table:table-cell table:style-name="ce1" office:value-type="float" office:value="1845.78053174603" calcext:value-type="float">
            <text:p>1845.78053174603</text:p>
          </table:table-cell>
          <table:table-cell table:style-name="ce1" office:value-type="float" office:value="140.4" calcext:value-type="float">
            <text:p>140.4</text:p>
          </table:table-cell>
          <table:table-cell table:style-name="ce1" office:value-type="float" office:value="847.849043650793" calcext:value-type="float">
            <text:p>847.849043650793</text:p>
          </table:table-cell>
          <table:table-cell table:style-name="ce1" office:value-type="float" office:value="1832.13066666667" calcext:value-type="float">
            <text:p>1832.13066666667</text:p>
          </table:table-cell>
          <table:table-cell table:style-name="ce1" office:value-type="float" office:value="732.821" calcext:value-type="float">
            <text:p>732.821</text:p>
          </table:table-cell>
          <table:table-cell table:style-name="ce1" office:value-type="float" office:value="157.03" calcext:value-type="float">
            <text:p>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002031746032" calcext:value-type="float">
            <text:p>459.002031746032</text:p>
          </table:table-cell>
          <table:table-cell table:style-name="ce1" office:value-type="float" office:value="950.885904761905" calcext:value-type="float">
            <text:p>950.885904761905</text:p>
          </table:table-cell>
          <table:table-cell table:style-name="ce1" office:value-type="float" office:value="417.924396825397" calcext:value-type="float">
            <text:p>417.924396825397</text:p>
          </table:table-cell>
          <table:table-cell table:style-name="ce1" office:value-type="float" office:value="978.919841269842" calcext:value-type="float">
            <text:p>978.919841269842</text:p>
          </table:table-cell>
          <table:table-cell table:style-name="ce1" office:value-type="float" office:value="6000" calcext:value-type="float">
            <text:p>6000</text:p>
          </table:table-cell>
          <table:table-cell table:style-name="ce1"/>
          <table:table-cell table:style-name="ce1" office:value-type="float" office:value="14500" calcext:value-type="float">
            <text:p>14500</text:p>
          </table:table-cell>
          <table:table-cell table:style-name="ce1" office:value-type="float" office:value="806.52" calcext:value-type="float">
            <text:p>806.52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78.88" calcext:value-type="float">
            <text:p>578.88</text:p>
          </table:table-cell>
          <table:table-cell table:style-name="ce1" office:value-type="float" office:value="2744.2" calcext:value-type="float">
            <text:p>2744.2</text:p>
          </table:table-cell>
          <table:table-cell table:style-name="ce1" office:value-type="float" office:value="261.325714285714" calcext:value-type="float">
            <text:p>261.325714285714</text:p>
          </table:table-cell>
          <table:table-cell table:style-name="ce1" office:value-type="float" office:value="4621.41117460318" calcext:value-type="float">
            <text:p>4621.41117460318</text:p>
          </table:table-cell>
          <table:table-cell table:style-name="ce1" office:value-type="float" office:value="607.924047619047" calcext:value-type="float">
            <text:p>607.924047619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9.36" calcext:value-type="float">
            <text:p>1269.36</text:p>
          </table:table-cell>
          <table:table-cell table:style-name="ce1" office:value-type="float" office:value="1436.55666666667" calcext:value-type="float">
            <text:p>143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21.33333333333" calcext:value-type="float">
            <text:p>3721.33333333333</text:p>
          </table:table-cell>
          <table:table-cell table:style-name="ce1" office:value-type="float" office:value="1724.59403174603" calcext:value-type="float">
            <text:p>1724.59403174603</text:p>
          </table:table-cell>
          <table:table-cell table:style-name="ce1" office:value-type="float" office:value="5865.70214285714" calcext:value-type="float">
            <text:p>5865.702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9.231428571429" calcext:value-type="float">
            <text:p>129.231428571429</text:p>
          </table:table-cell>
          <table:table-cell table:style-name="ce1" office:value-type="float" office:value="1435.187" calcext:value-type="float">
            <text:p>1435.187</text:p>
          </table:table-cell>
          <table:table-cell table:style-name="ce1" office:value-type="float" office:value="460.245396825397" calcext:value-type="float">
            <text:p>460.245396825397</text:p>
          </table:table-cell>
          <table:table-cell table:style-name="ce1" office:value-type="float" office:value="62.9683968253968" calcext:value-type="float">
            <text:p>62.9683968253968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533.9666031746" calcext:value-type="float">
            <text:p>1533.9666031746</text:p>
          </table:table-cell>
          <table:table-cell table:style-name="ce1" office:value-type="float" office:value="442.942341269841" calcext:value-type="float">
            <text:p>442.942341269841</text:p>
          </table:table-cell>
          <table:table-cell table:style-name="ce1" office:value-type="float" office:value="757.633333333333" calcext:value-type="float">
            <text:p>757.633333333333</text:p>
          </table:table-cell>
          <table:table-cell table:style-name="ce1" office:value-type="float" office:value="1532.12285714286" calcext:value-type="float">
            <text:p>1532.12285714286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949.6875" calcext:value-type="float">
            <text:p>949.6875</text:p>
          </table:table-cell>
          <table:table-cell table:style-name="ce1" office:value-type="float" office:value="187.736" calcext:value-type="float">
            <text:p>187.736</text:p>
          </table:table-cell>
          <table:table-cell table:style-name="ce1"/>
          <table:table-cell table:style-name="ce1" office:value-type="float" office:value="652.5" calcext:value-type="float">
            <text:p>652.5</text:p>
          </table:table-cell>
          <table:table-cell table:style-name="ce1" office:value-type="float" office:value="667.963333333333" calcext:value-type="float">
            <text:p>667.963333333333</text:p>
          </table:table-cell>
          <table:table-cell table:style-name="ce1" office:value-type="float" office:value="38.04" calcext:value-type="float">
            <text:p>38.04</text:p>
          </table:table-cell>
          <table:table-cell table:style-name="ce1" office:value-type="float" office:value="1550.26464285714" calcext:value-type="float">
            <text:p>1550.264642857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80.66984126984" calcext:value-type="float">
            <text:p>3680.66984126984</text:p>
          </table:table-cell>
          <table:table-cell table:style-name="ce1" office:value-type="float" office:value="140.7" calcext:value-type="float">
            <text:p>140.7</text:p>
          </table:table-cell>
          <table:table-cell table:style-name="ce1"/>
          <table:table-cell table:style-name="ce1" office:value-type="float" office:value="564.3" calcext:value-type="float">
            <text:p>564.3</text:p>
          </table:table-cell>
          <table:table-cell table:style-name="ce1" office:value-type="float" office:value="927.838571428571" calcext:value-type="float">
            <text:p>927.838571428571</text:p>
          </table:table-cell>
          <table:table-cell table:style-name="ce1" office:value-type="float" office:value="2096.08869047619" calcext:value-type="float">
            <text:p>2096.08869047619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409.857142857143" calcext:value-type="float">
            <text:p>409.857142857143</text:p>
          </table:table-cell>
          <table:table-cell table:style-name="ce1" office:value-type="float" office:value="1439.83757142857" calcext:value-type="float">
            <text:p>1439.8375714285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8100" calcext:value-type="float">
            <text:p>18100</text:p>
          </table:table-cell>
          <table:table-cell table:style-name="ce1" office:value-type="float" office:value="4870.66904761905" calcext:value-type="float">
            <text:p>4870.669047619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4.324" calcext:value-type="float">
            <text:p>2484.324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315.6" calcext:value-type="float">
            <text:p>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23.166666666667" calcext:value-type="float">
            <text:p>123.166666666667</text:p>
          </table:table-cell>
          <table:table-cell table:style-name="ce1" office:value-type="float" office:value="520.078571428571" calcext:value-type="float">
            <text:p>520.078571428571</text:p>
          </table:table-cell>
          <table:table-cell table:style-name="ce1" office:value-type="float" office:value="486.446428571429" calcext:value-type="float">
            <text:p>486.446428571429</text:p>
          </table:table-cell>
          <table:table-cell table:style-name="ce1" office:value-type="float" office:value="557.527619047619" calcext:value-type="float">
            <text:p>557.527619047619</text:p>
          </table:table-cell>
          <table:table-cell table:style-name="ce1" office:value-type="float" office:value="1625.508" calcext:value-type="float">
            <text:p>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2.48628571429" calcext:value-type="float">
            <text:p>1382.48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1.777571428572" calcext:value-type="float">
            <text:p>961.777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8.835571428571" calcext:value-type="float">
            <text:p>478.835571428571</text:p>
          </table:table-cell>
          <table:table-cell table:style-name="ce1" office:value-type="float" office:value="2610.61934523809" calcext:value-type="float">
            <text:p>2610.61934523809</text:p>
          </table:table-cell>
          <table:table-cell table:style-name="ce1" office:value-type="float" office:value="2825" calcext:value-type="float">
            <text:p>2825</text:p>
          </table:table-cell>
          <table:table-cell table:style-name="ce1" office:value-type="float" office:value="3892.38809523809" calcext:value-type="float">
            <text:p>3892.38809523809</text:p>
          </table:table-cell>
          <table:table-cell table:style-name="ce1" office:value-type="float" office:value="1021.5" calcext:value-type="float">
            <text:p>1021.5</text:p>
          </table:table-cell>
          <table:table-cell table:style-name="ce1" office:value-type="float" office:value="1174.95" calcext:value-type="float">
            <text:p>1174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5.17857142857" calcext:value-type="float">
            <text:p>1035.17857142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9.242642857144" calcext:value-type="float">
            <text:p>709.242642857144</text:p>
          </table:table-cell>
          <table:table-cell table:style-name="ce1" office:value-type="float" office:value="1193.8880952381" calcext:value-type="float">
            <text:p>1193.8880952381</text:p>
          </table:table-cell>
          <table:table-cell table:style-name="ce1" office:value-type="float" office:value="1538.71428571429" calcext:value-type="float">
            <text:p>1538.7142857142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63.073809523809" calcext:value-type="float">
            <text:p>363.073809523809</text:p>
          </table:table-cell>
          <table:table-cell table:style-name="ce1" office:value-type="float" office:value="368.894047619048" calcext:value-type="float">
            <text:p>368.894047619048</text:p>
          </table:table-cell>
          <table:table-cell table:style-name="ce1" office:value-type="float" office:value="819.7" calcext:value-type="float">
            <text:p>819.7</text:p>
          </table:table-cell>
          <table:table-cell table:style-name="ce1" table:number-columns-repeated="6"/>
          <table:table-cell table:style-name="ce1" office:value-type="float" office:value="136367.982833333" calcext:value-type="float">
            <text:p>136367.982833333</text:p>
          </table:table-cell>
          <table:table-cell table:style-name="ce1" office:value-type="string" calcext:value-type="string">
            <text:p>План Департамента Продаж на ближайшие 46-52 дней, кг</text:p>
          </table:table-cell>
          <table:table-cell table:style-name="ce1" table:number-columns-repeated="13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1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876"/>
        </table:table-row>
        <table:table-row table:style-name="ro3">
          <table:table-cell table:style-name="ce1" office:value-type="string" calcext:value-type="string">
            <text:p>План Департамента Продаж на ближайшие 53-59 дней, кг</text:p>
          </table:table-cell>
          <table:table-cell table:style-name="ce1" office:value-type="float" office:value="2376.085" calcext:value-type="float">
            <text:p>2376.085</text:p>
          </table:table-cell>
          <table:table-cell table:style-name="ce1" office:value-type="float" office:value="158.575" calcext:value-type="float">
            <text:p>158.575</text:p>
          </table:table-cell>
          <table:table-cell table:style-name="ce1" office:value-type="float" office:value="3237.158" calcext:value-type="float">
            <text:p>3237.158</text:p>
          </table:table-cell>
          <table:table-cell table:style-name="ce1" office:value-type="float" office:value="281.005" calcext:value-type="float">
            <text:p>281.005</text:p>
          </table:table-cell>
          <table:table-cell table:style-name="ce1" office:value-type="float" office:value="1845.78053174603" calcext:value-type="float">
            <text:p>1845.78053174603</text:p>
          </table:table-cell>
          <table:table-cell table:style-name="ce1" office:value-type="float" office:value="140.4" calcext:value-type="float">
            <text:p>140.4</text:p>
          </table:table-cell>
          <table:table-cell table:style-name="ce1" office:value-type="float" office:value="847.849043650793" calcext:value-type="float">
            <text:p>847.849043650793</text:p>
          </table:table-cell>
          <table:table-cell table:style-name="ce1" office:value-type="float" office:value="1832.13066666667" calcext:value-type="float">
            <text:p>1832.13066666667</text:p>
          </table:table-cell>
          <table:table-cell table:style-name="ce1" office:value-type="float" office:value="732.821" calcext:value-type="float">
            <text:p>732.821</text:p>
          </table:table-cell>
          <table:table-cell table:style-name="ce1" office:value-type="float" office:value="157.03" calcext:value-type="float">
            <text:p>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002031746032" calcext:value-type="float">
            <text:p>459.002031746032</text:p>
          </table:table-cell>
          <table:table-cell table:style-name="ce1" office:value-type="float" office:value="950.885904761905" calcext:value-type="float">
            <text:p>950.885904761905</text:p>
          </table:table-cell>
          <table:table-cell table:style-name="ce1" office:value-type="float" office:value="417.924396825397" calcext:value-type="float">
            <text:p>417.924396825397</text:p>
          </table:table-cell>
          <table:table-cell table:style-name="ce1" office:value-type="float" office:value="978.919841269842" calcext:value-type="float">
            <text:p>978.919841269842</text:p>
          </table:table-cell>
          <table:table-cell table:style-name="ce1" office:value-type="float" office:value="1428.16" calcext:value-type="float">
            <text:p>1428.16</text:p>
          </table:table-cell>
          <table:table-cell table:style-name="ce1"/>
          <table:table-cell table:style-name="ce1" office:value-type="float" office:value="14500" calcext:value-type="float">
            <text:p>14500</text:p>
          </table:table-cell>
          <table:table-cell table:style-name="ce1" office:value-type="float" office:value="806.52" calcext:value-type="float">
            <text:p>806.52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78.88" calcext:value-type="float">
            <text:p>578.88</text:p>
          </table:table-cell>
          <table:table-cell table:style-name="ce1" office:value-type="float" office:value="2744.2" calcext:value-type="float">
            <text:p>2744.2</text:p>
          </table:table-cell>
          <table:table-cell table:style-name="ce1" office:value-type="float" office:value="261.325714285714" calcext:value-type="float">
            <text:p>261.325714285714</text:p>
          </table:table-cell>
          <table:table-cell table:style-name="ce1" office:value-type="float" office:value="4621.41117460318" calcext:value-type="float">
            <text:p>4621.41117460318</text:p>
          </table:table-cell>
          <table:table-cell table:style-name="ce1" office:value-type="float" office:value="607.924047619047" calcext:value-type="float">
            <text:p>607.924047619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9.36" calcext:value-type="float">
            <text:p>1269.36</text:p>
          </table:table-cell>
          <table:table-cell table:style-name="ce1" office:value-type="float" office:value="1736.55666666667" calcext:value-type="float">
            <text:p>173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21.33333333333" calcext:value-type="float">
            <text:p>3721.33333333333</text:p>
          </table:table-cell>
          <table:table-cell table:style-name="ce1" office:value-type="float" office:value="1724.59403174603" calcext:value-type="float">
            <text:p>1724.59403174603</text:p>
          </table:table-cell>
          <table:table-cell table:style-name="ce1" office:value-type="float" office:value="5865.70214285714" calcext:value-type="float">
            <text:p>5865.702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9.231428571429" calcext:value-type="float">
            <text:p>129.231428571429</text:p>
          </table:table-cell>
          <table:table-cell table:style-name="ce1" office:value-type="float" office:value="1435.187" calcext:value-type="float">
            <text:p>1435.187</text:p>
          </table:table-cell>
          <table:table-cell table:style-name="ce1" office:value-type="float" office:value="460.245396825397" calcext:value-type="float">
            <text:p>460.245396825397</text:p>
          </table:table-cell>
          <table:table-cell table:style-name="ce1" office:value-type="float" office:value="62.9683968253968" calcext:value-type="float">
            <text:p>62.9683968253968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42.942341269841" calcext:value-type="float">
            <text:p>442.942341269841</text:p>
          </table:table-cell>
          <table:table-cell table:style-name="ce1" office:value-type="float" office:value="757.633333333333" calcext:value-type="float">
            <text:p>757.633333333333</text:p>
          </table:table-cell>
          <table:table-cell table:style-name="ce1" office:value-type="float" office:value="1532.12285714286" calcext:value-type="float">
            <text:p>1532.12285714286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949.6875" calcext:value-type="float">
            <text:p>949.6875</text:p>
          </table:table-cell>
          <table:table-cell table:style-name="ce1" office:value-type="float" office:value="187.736" calcext:value-type="float">
            <text:p>187.736</text:p>
          </table:table-cell>
          <table:table-cell table:style-name="ce1"/>
          <table:table-cell table:style-name="ce1" office:value-type="float" office:value="652.5" calcext:value-type="float">
            <text:p>652.5</text:p>
          </table:table-cell>
          <table:table-cell table:style-name="ce1" office:value-type="float" office:value="667.963333333333" calcext:value-type="float">
            <text:p>667.963333333333</text:p>
          </table:table-cell>
          <table:table-cell table:style-name="ce1" office:value-type="float" office:value="38.04" calcext:value-type="float">
            <text:p>38.04</text:p>
          </table:table-cell>
          <table:table-cell table:style-name="ce1" office:value-type="float" office:value="1550.26464285714" calcext:value-type="float">
            <text:p>1550.264642857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80.66984126984" calcext:value-type="float">
            <text:p>3680.66984126984</text:p>
          </table:table-cell>
          <table:table-cell table:style-name="ce1" office:value-type="float" office:value="140.7" calcext:value-type="float">
            <text:p>140.7</text:p>
          </table:table-cell>
          <table:table-cell table:style-name="ce1"/>
          <table:table-cell table:style-name="ce1" office:value-type="float" office:value="564.3" calcext:value-type="float">
            <text:p>564.3</text:p>
          </table:table-cell>
          <table:table-cell table:style-name="ce1" office:value-type="float" office:value="927.838571428571" calcext:value-type="float">
            <text:p>927.838571428571</text:p>
          </table:table-cell>
          <table:table-cell table:style-name="ce1" office:value-type="float" office:value="2096.08869047619" calcext:value-type="float">
            <text:p>2096.08869047619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409.857142857143" calcext:value-type="float">
            <text:p>409.857142857143</text:p>
          </table:table-cell>
          <table:table-cell table:style-name="ce1" office:value-type="float" office:value="1439.83757142857" calcext:value-type="float">
            <text:p>1439.83757142857</text:p>
          </table:table-cell>
          <table:table-cell table:style-name="ce1" office:value-type="float" office:value="4000" calcext:value-type="float">
            <text:p>4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8100" calcext:value-type="float">
            <text:p>18100</text:p>
          </table:table-cell>
          <table:table-cell table:style-name="ce1" office:value-type="float" office:value="4870.66904761905" calcext:value-type="float">
            <text:p>4870.669047619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4.324" calcext:value-type="float">
            <text:p>2484.324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315.6" calcext:value-type="float">
            <text:p>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23.166666666667" calcext:value-type="float">
            <text:p>123.166666666667</text:p>
          </table:table-cell>
          <table:table-cell table:style-name="ce1" office:value-type="float" office:value="520.078571428571" calcext:value-type="float">
            <text:p>520.078571428571</text:p>
          </table:table-cell>
          <table:table-cell table:style-name="ce1" office:value-type="float" office:value="486.446428571429" calcext:value-type="float">
            <text:p>486.446428571429</text:p>
          </table:table-cell>
          <table:table-cell table:style-name="ce1" office:value-type="float" office:value="557.527619047619" calcext:value-type="float">
            <text:p>557.527619047619</text:p>
          </table:table-cell>
          <table:table-cell table:style-name="ce1" office:value-type="float" office:value="1625.508" calcext:value-type="float">
            <text:p>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2.48628571429" calcext:value-type="float">
            <text:p>1382.48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1.777571428572" calcext:value-type="float">
            <text:p>961.777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8.835571428571" calcext:value-type="float">
            <text:p>478.835571428571</text:p>
          </table:table-cell>
          <table:table-cell table:style-name="ce1" office:value-type="float" office:value="2610.61934523809" calcext:value-type="float">
            <text:p>2610.61934523809</text:p>
          </table:table-cell>
          <table:table-cell table:style-name="ce1" office:value-type="float" office:value="2825" calcext:value-type="float">
            <text:p>2825</text:p>
          </table:table-cell>
          <table:table-cell table:style-name="ce1" office:value-type="float" office:value="3892.38809523809" calcext:value-type="float">
            <text:p>3892.38809523809</text:p>
          </table:table-cell>
          <table:table-cell table:style-name="ce1" office:value-type="float" office:value="1021.5" calcext:value-type="float">
            <text:p>1021.5</text:p>
          </table:table-cell>
          <table:table-cell table:style-name="ce1" office:value-type="float" office:value="1174.95" calcext:value-type="float">
            <text:p>1174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5.17857142857" calcext:value-type="float">
            <text:p>1035.17857142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9.242642857144" calcext:value-type="float">
            <text:p>709.242642857144</text:p>
          </table:table-cell>
          <table:table-cell table:style-name="ce1" office:value-type="float" office:value="1193.8880952381" calcext:value-type="float">
            <text:p>1193.8880952381</text:p>
          </table:table-cell>
          <table:table-cell table:style-name="ce1" office:value-type="float" office:value="1538.71428571429" calcext:value-type="float">
            <text:p>1538.7142857142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63.073809523809" calcext:value-type="float">
            <text:p>363.073809523809</text:p>
          </table:table-cell>
          <table:table-cell table:style-name="ce1" office:value-type="float" office:value="368.894047619048" calcext:value-type="float">
            <text:p>368.894047619048</text:p>
          </table:table-cell>
          <table:table-cell table:style-name="ce1" office:value-type="float" office:value="819.7" calcext:value-type="float">
            <text:p>819.7</text:p>
          </table:table-cell>
          <table:table-cell table:style-name="ce1" table:number-columns-repeated="6"/>
          <table:table-cell table:style-name="ce1" office:value-type="float" office:value="135062.176230159" calcext:value-type="float">
            <text:p>135062.176230159</text:p>
          </table:table-cell>
          <table:table-cell table:style-name="ce1" office:value-type="string" calcext:value-type="string">
            <text:p>План Департамента Продаж на ближайшие 53-59 дней, кг</text:p>
          </table:table-cell>
          <table:table-cell table:style-name="ce1" table:number-columns-repeated="13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1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876"/>
        </table:table-row>
        <table:table-row table:style-name="ro19">
          <table:table-cell table:style-name="ce1" table:number-columns-repeated="148"/>
          <table:table-cell table:number-columns-repeated="876"/>
        </table:table-row>
        <table:table-row table:style-name="ro21">
          <table:table-cell table:style-name="ce1" office:value-type="string" calcext:value-type="string">
            <text:p>Заявка на Производство на ближайшие 10 дней, кг </text:p>
          </table:table-cell>
          <table:table-cell table:style-name="ce1" office:value-type="float" office:value="10425.9215714286" calcext:value-type="float">
            <text:p>10425.9215714286</text:p>
          </table:table-cell>
          <table:table-cell table:style-name="ce1" office:value-type="float" office:value="280.177952380952" calcext:value-type="float">
            <text:p>280.177952380952</text:p>
          </table:table-cell>
          <table:table-cell table:style-name="ce1" office:value-type="float" office:value="4763.37895238095" calcext:value-type="float">
            <text:p>4763.37895238095</text:p>
          </table:table-cell>
          <table:table-cell table:style-name="ce1" office:value-type="float" office:value="419.971380952381" calcext:value-type="float">
            <text:p>419.971380952381</text:p>
          </table:table-cell>
          <table:table-cell table:style-name="ce1" office:value-type="float" office:value="4496.53100793651" calcext:value-type="float">
            <text:p>4496.53100793651</text:p>
          </table:table-cell>
          <table:table-cell table:style-name="ce1" office:value-type="float" office:value="252.685714285714" calcext:value-type="float">
            <text:p>252.685714285714</text:p>
          </table:table-cell>
          <table:table-cell table:style-name="ce1" office:value-type="float" office:value="1956.39356746032" calcext:value-type="float">
            <text:p>1956.39356746032</text:p>
          </table:table-cell>
          <table:table-cell table:style-name="ce1" office:value-type="float" office:value="3643.944" calcext:value-type="float">
            <text:p>3643.944</text:p>
          </table:table-cell>
          <table:table-cell table:style-name="ce1" office:value-type="float" office:value="717.882333333333" calcext:value-type="float">
            <text:p>717.882333333333</text:p>
          </table:table-cell>
          <table:table-cell table:style-name="ce1" office:value-type="float" office:value="274.968571428571" calcext:value-type="float">
            <text:p>274.968571428571</text:p>
          </table:table-cell>
          <table:table-cell table:style-name="ce1" office:value-type="float" office:value="1251.73695238095" calcext:value-type="float">
            <text:p>1251.73695238095</text:p>
          </table:table-cell>
          <table:table-cell table:style-name="ce1" office:value-type="float" office:value="460.094412698413" calcext:value-type="float">
            <text:p>460.094412698413</text:p>
          </table:table-cell>
          <table:table-cell table:style-name="ce1" office:value-type="float" office:value="1716.76828571429" calcext:value-type="float">
            <text:p>1716.76828571429</text:p>
          </table:table-cell>
          <table:table-cell table:style-name="ce1" office:value-type="float" office:value="1153.83677777778" calcext:value-type="float">
            <text:p>1153.83677777778</text:p>
          </table:table-cell>
          <table:table-cell table:style-name="ce1" office:value-type="float" office:value="1239.34698412698" calcext:value-type="float">
            <text:p>1239.34698412698</text:p>
          </table:table-cell>
          <table:table-cell table:style-name="ce1" office:value-type="float" office:value="2834.77333333333" calcext:value-type="float">
            <text:p>2834.77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326.28" calcext:value-type="float">
            <text:p>30326.28</text:p>
          </table:table-cell>
          <table:table-cell table:style-name="ce1" office:value-type="float" office:value="599.348571428572" calcext:value-type="float">
            <text:p>599.348571428572</text:p>
          </table:table-cell>
          <table:table-cell table:style-name="ce1" office:value-type="float" office:value="3831.41714285714" calcext:value-type="float">
            <text:p>3831.41714285714</text:p>
          </table:table-cell>
          <table:table-cell table:style-name="ce1" office:value-type="float" office:value="1742.77714285714" calcext:value-type="float">
            <text:p>1742.77714285714</text:p>
          </table:table-cell>
          <table:table-cell table:style-name="ce1" office:value-type="float" office:value="758.88" calcext:value-type="float">
            <text:p>758.88</text:p>
          </table:table-cell>
          <table:table-cell table:style-name="ce1" office:value-type="float" office:value="4101.13142857143" calcext:value-type="float">
            <text:p>4101.13142857143</text:p>
          </table:table-cell>
          <table:table-cell table:style-name="ce1" office:value-type="float" office:value="281.305714285714" calcext:value-type="float">
            <text:p>281.305714285714</text:p>
          </table:table-cell>
          <table:table-cell table:style-name="ce1" office:value-type="float" office:value="8283.00355555556" calcext:value-type="float">
            <text:p>8283.00355555556</text:p>
          </table:table-cell>
          <table:table-cell table:style-name="ce1" office:value-type="float" office:value="1168.13547619048" calcext:value-type="float">
            <text:p>1168.135476190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16.50285714286" calcext:value-type="float">
            <text:p>2116.50285714286</text:p>
          </table:table-cell>
          <table:table-cell table:style-name="ce1" office:value-type="float" office:value="2380.86333333333" calcext:value-type="float">
            <text:p>2380.86333333333</text:p>
          </table:table-cell>
          <table:table-cell table:style-name="ce1" office:value-type="float" office:value="16.8" calcext:value-type="float">
            <text:p>16.8</text:p>
          </table:table-cell>
          <table:table-cell table:style-name="ce1" office:value-type="float" office:value="3714.13333333333" calcext:value-type="float">
            <text:p>3714.13333333333</text:p>
          </table:table-cell>
          <table:table-cell table:style-name="ce1" office:value-type="float" office:value="2519.56165079365" calcext:value-type="float">
            <text:p>2519.56165079365</text:p>
          </table:table-cell>
          <table:table-cell table:style-name="ce1" office:value-type="float" office:value="8536.97833333333" calcext:value-type="float">
            <text:p>8536.978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57.85714285714" calcext:value-type="float">
            <text:p>3057.85714285714</text:p>
          </table:table-cell>
          <table:table-cell table:style-name="ce1" office:value-type="float" office:value="177.38" calcext:value-type="float">
            <text:p>177.38</text:p>
          </table:table-cell>
          <table:table-cell table:style-name="ce1" office:value-type="float" office:value="2011.72033333333" calcext:value-type="float">
            <text:p>2011.72033333333</text:p>
          </table:table-cell>
          <table:table-cell table:style-name="ce1" office:value-type="float" office:value="398.568253968254" calcext:value-type="float">
            <text:p>398.568253968254</text:p>
          </table:table-cell>
          <table:table-cell table:style-name="ce1" office:value-type="float" office:value="83.8268396825397" calcext:value-type="float">
            <text:p>83.8268396825397</text:p>
          </table:table-cell>
          <table:table-cell table:style-name="ce1" office:value-type="float" office:value="42.499" calcext:value-type="float">
            <text:p>42.499</text:p>
          </table:table-cell>
          <table:table-cell table:style-name="ce1" office:value-type="float" office:value="26.568" calcext:value-type="float">
            <text:p>26.5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984.7166031746" calcext:value-type="float">
            <text:p>1984.7166031746</text:p>
          </table:table-cell>
          <table:table-cell table:style-name="ce1" office:value-type="float" office:value="577.442341269841" calcext:value-type="float">
            <text:p>577.442341269841</text:p>
          </table:table-cell>
          <table:table-cell table:style-name="ce1" office:value-type="float" office:value="895.633333333333" calcext:value-type="float">
            <text:p>895.633333333333</text:p>
          </table:table-cell>
          <table:table-cell table:style-name="ce1" office:value-type="float" office:value="1979.32285714286" calcext:value-type="float">
            <text:p>1979.32285714286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1617.1875" calcext:value-type="float">
            <text:p>1617.1875</text:p>
          </table:table-cell>
          <table:table-cell table:style-name="ce1" office:value-type="float" office:value="211.736" calcext:value-type="float">
            <text:p>211.7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0.5" calcext:value-type="float">
            <text:p>990.5</text:p>
          </table:table-cell>
          <table:table-cell table:style-name="ce1" office:value-type="float" office:value="6278.96333333333" calcext:value-type="float">
            <text:p>6278.96333333333</text:p>
          </table:table-cell>
          <table:table-cell table:style-name="ce1" office:value-type="float" office:value="45.24" calcext:value-type="float">
            <text:p>45.24</text:p>
          </table:table-cell>
          <table:table-cell table:style-name="ce1" office:value-type="float" office:value="7911.76464285714" calcext:value-type="float">
            <text:p>7911.76464285714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office:value-type="float" office:value="5060.66984126984" calcext:value-type="float">
            <text:p>5060.66984126984</text:p>
          </table:table-cell>
          <table:table-cell table:style-name="ce1" office:value-type="float" office:value="154.2" calcext:value-type="float">
            <text:p>154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4.3" calcext:value-type="float">
            <text:p>804.3</text:p>
          </table:table-cell>
          <table:table-cell table:style-name="ce1" office:value-type="float" office:value="1119.83857142857" calcext:value-type="float">
            <text:p>1119.83857142857</text:p>
          </table:table-cell>
          <table:table-cell table:style-name="ce1" office:value-type="float" office:value="4944.55297619048" calcext:value-type="float">
            <text:p>4944.55297619048</text:p>
          </table:table-cell>
          <table:table-cell table:style-name="ce1" office:value-type="float" office:value="408.571428571429" calcext:value-type="float">
            <text:p>408.571428571429</text:p>
          </table:table-cell>
          <table:table-cell table:style-name="ce1" office:value-type="float" office:value="734.714285714286" calcext:value-type="float">
            <text:p>734.714285714286</text:p>
          </table:table-cell>
          <table:table-cell table:style-name="ce1" office:value-type="float" office:value="3789.469" calcext:value-type="float">
            <text:p>3789.46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349.16" calcext:value-type="float">
            <text:p>1349.16</text:p>
          </table:table-cell>
          <table:table-cell table:style-name="ce1" office:value-type="float" office:value="35196" calcext:value-type="float">
            <text:p>35196</text:p>
          </table:table-cell>
          <table:table-cell table:style-name="ce1" office:value-type="float" office:value="17752.4976190476" calcext:value-type="float">
            <text:p>17752.49761904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91.244" calcext:value-type="float">
            <text:p>5291.244</text:p>
          </table:table-cell>
          <table:table-cell table:style-name="ce1" office:value-type="float" office:value="958.5" calcext:value-type="float">
            <text:p>958.5</text:p>
          </table:table-cell>
          <table:table-cell table:style-name="ce1" office:value-type="float" office:value="443.657142857143" calcext:value-type="float">
            <text:p>443.6571428571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94.071428571429" calcext:value-type="float">
            <text:p>694.071428571429</text:p>
          </table:table-cell>
          <table:table-cell table:style-name="ce1" office:value-type="float" office:value="216.173809523809" calcext:value-type="float">
            <text:p>216.173809523809</text:p>
          </table:table-cell>
          <table:table-cell table:style-name="ce1" office:value-type="float" office:value="393.964285714286" calcext:value-type="float">
            <text:p>393.964285714286</text:p>
          </table:table-cell>
          <table:table-cell table:style-name="ce1" office:value-type="float" office:value="724.784761904762" calcext:value-type="float">
            <text:p>724.784761904762</text:p>
          </table:table-cell>
          <table:table-cell table:style-name="ce1" office:value-type="float" office:value="2868.948" calcext:value-type="float">
            <text:p>2868.9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39.96057142857" calcext:value-type="float">
            <text:p>2039.96057142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1.469" calcext:value-type="float">
            <text:p>1501.469</text:p>
          </table:table-cell>
          <table:table-cell table:style-name="ce1" office:value-type="float" office:value="51.84" calcext:value-type="float">
            <text:p>51.84</text:p>
          </table:table-cell>
          <table:table-cell table:style-name="ce1" office:value-type="float" office:value="1004.13557142857" calcext:value-type="float">
            <text:p>1004.13557142857</text:p>
          </table:table-cell>
          <table:table-cell table:style-name="ce1" office:value-type="float" office:value="3417.94077380952" calcext:value-type="float">
            <text:p>3417.94077380952</text:p>
          </table:table-cell>
          <table:table-cell table:style-name="ce1" office:value-type="float" office:value="8261.35714285714" calcext:value-type="float">
            <text:p>8261.35714285714</text:p>
          </table:table-cell>
          <table:table-cell table:style-name="ce1" office:value-type="float" office:value="4722.92380952381" calcext:value-type="float">
            <text:p>4722.92380952381</text:p>
          </table:table-cell>
          <table:table-cell table:style-name="ce1" office:value-type="float" office:value="1300.5" calcext:value-type="float">
            <text:p>1300.5</text:p>
          </table:table-cell>
          <table:table-cell table:style-name="ce1" office:value-type="float" office:value="2965.52142857143" calcext:value-type="float">
            <text:p>2965.52142857143</text:p>
          </table:table-cell>
          <table:table-cell table:style-name="ce1" office:value-type="float" office:value="431.5" calcext:value-type="float">
            <text:p>431.5</text:p>
          </table:table-cell>
          <table:table-cell table:style-name="ce1" office:value-type="float" office:value="1025.96428571429" calcext:value-type="float">
            <text:p>1025.964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8.611214285715" calcext:value-type="float">
            <text:p>658.611214285715</text:p>
          </table:table-cell>
          <table:table-cell table:style-name="ce1" office:value-type="float" office:value="1664.36428571429" calcext:value-type="float">
            <text:p>1664.36428571429</text:p>
          </table:table-cell>
          <table:table-cell table:style-name="ce1" office:value-type="float" office:value="1617.85714285714" calcext:value-type="float">
            <text:p>1617.85714285714</text:p>
          </table:table-cell>
          <table:table-cell table:style-name="ce1" office:value-type="float" office:value="406.761904761905" calcext:value-type="float">
            <text:p>406.761904761905</text:p>
          </table:table-cell>
          <table:table-cell table:style-name="ce1" office:value-type="float" office:value="262.573809523809" calcext:value-type="float">
            <text:p>262.573809523809</text:p>
          </table:table-cell>
          <table:table-cell table:style-name="ce1" office:value-type="float" office:value="324.132142857143" calcext:value-type="float">
            <text:p>324.132142857143</text:p>
          </table:table-cell>
          <table:table-cell table:style-name="ce1" office:value-type="float" office:value="655.985714285714" calcext:value-type="float">
            <text:p>655.98571428571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2455.672466667" calcext:value-type="float">
            <text:p>252455.672466667</text:p>
          </table:table-cell>
          <table:table-cell table:style-name="ce1" office:value-type="string" calcext:value-type="string">
            <text:p>Заявка на Производство на ближайшие 10 дней, кг </text:p>
          </table:table-cell>
          <table:table-cell table:style-name="ce1" table:number-columns-repeated="13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на 21 августа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.6029523809524" calcext:value-type="float">
            <text:p>91.60295238095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.966380952381" calcext:value-type="float">
            <text:p>105.966380952381</text:p>
          </table:table-cell>
          <table:table-cell table:style-name="ce1" office:value-type="float" office:value="276.830476190476" calcext:value-type="float">
            <text:p>276.830476190476</text:p>
          </table:table-cell>
          <table:table-cell table:style-name="ce1" office:value-type="float" office:value="52.2857142857143" calcext:value-type="float">
            <text:p>52.2857142857143</text:p>
          </table:table-cell>
          <table:table-cell table:style-name="ce1" office:value-type="float" office:value="855.544523809524" calcext:value-type="float">
            <text:p>855.544523809524</text:p>
          </table:table-cell>
          <table:table-cell table:style-name="ce1" office:value-type="float" office:value="424.533333333334" calcext:value-type="float">
            <text:p>424.5333333333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.938571428571" calcext:value-type="float">
            <text:p>117.938571428571</text:p>
          </table:table-cell>
          <table:table-cell table:style-name="ce1" office:value-type="float" office:value="1251.73695238095" calcext:value-type="float">
            <text:p>1251.736952380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3.562380952381" calcext:value-type="float">
            <text:p>493.562380952381</text:p>
          </table:table-cell>
          <table:table-cell table:style-name="ce1" office:value-type="float" office:value="655.992380952381" calcext:value-type="float">
            <text:p>655.992380952381</text:p>
          </table:table-cell>
          <table:table-cell table:style-name="ce1" office:value-type="float" office:value="62.1071428571428" calcext:value-type="float">
            <text:p>62.1071428571428</text:p>
          </table:table-cell>
          <table:table-cell table:style-name="ce1" office:value-type="float" office:value="1222.93333333333" calcext:value-type="float">
            <text:p>1222.9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81.64" calcext:value-type="float">
            <text:p>3281.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5.817142857143" calcext:value-type="float">
            <text:p>735.817142857143</text:p>
          </table:table-cell>
          <table:table-cell table:style-name="ce1" office:value-type="float" office:value="136.697142857143" calcext:value-type="float">
            <text:p>136.6971428571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1.971428571429" calcext:value-type="float">
            <text:p>461.9714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8.55238095238" calcext:value-type="float">
            <text:p>1418.55238095238</text:p>
          </table:table-cell>
          <table:table-cell table:style-name="ce1" office:value-type="float" office:value="321.291428571429" calcext:value-type="float">
            <text:p>321.2914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5.542857142857" calcext:value-type="float">
            <text:p>315.542857142857</text:p>
          </table:table-cell>
          <table:table-cell table:style-name="ce1" office:value-type="float" office:value="197.546666666667" calcext:value-type="float">
            <text:p>197.54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7.607619047619" calcext:value-type="float">
            <text:p>327.607619047619</text:p>
          </table:table-cell>
          <table:table-cell table:style-name="ce1" office:value-type="float" office:value="1590.47619047619" calcext:value-type="float">
            <text:p>1590.476190476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.857142857143" calcext:value-type="float">
            <text:p>115.857142857143</text:p>
          </table:table-cell>
          <table:table-cell table:style-name="ce1" office:value-type="float" office:value="34.4685714285714" calcext:value-type="float">
            <text:p>34.4685714285714</text:p>
          </table:table-cell>
          <table:table-cell table:style-name="ce1" office:value-type="float" office:value="364.933333333333" calcext:value-type="float">
            <text:p>364.9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.0084428571429" calcext:value-type="float">
            <text:p>18.0084428571429</text:p>
          </table:table-cell>
          <table:table-cell table:style-name="ce1" office:value-type="float" office:value="18.439" calcext:value-type="float">
            <text:p>18.439</text:p>
          </table:table-cell>
          <table:table-cell table:style-name="ce1" office:value-type="float" office:value="11.568" calcext:value-type="float">
            <text:p>11.568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style-name="ce1" office:value-type="float" office:value="2485.14285714286" calcext:value-type="float">
            <text:p>2485.14285714286</text:p>
          </table:table-cell>
          <table:table-cell table:style-name="ce1" office:value-type="float" office:value="120.571428571429" calcext:value-type="float">
            <text:p>120.571428571429</text:p>
          </table:table-cell>
          <table:table-cell table:style-name="ce1" office:value-type="float" office:value="240.857142857143" calcext:value-type="float">
            <text:p>240.857142857143</text:p>
          </table:table-cell>
          <table:table-cell table:style-name="ce1" office:value-type="float" office:value="1411.25142857143" calcext:value-type="float">
            <text:p>1411.251428571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26.56" calcext:value-type="float">
            <text:p>126.56</text:p>
          </table:table-cell>
          <table:table-cell table:style-name="ce1" office:value-type="float" office:value="12884" calcext:value-type="float">
            <text:p>12884</text:p>
          </table:table-cell>
          <table:table-cell table:style-name="ce1" office:value-type="float" office:value="1443.82857142857" calcext:value-type="float">
            <text:p>1443.82857142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1.72" calcext:value-type="float">
            <text:p>1791.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.057142857143" calcext:value-type="float">
            <text:p>128.0571428571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4.0714285714286" calcext:value-type="float">
            <text:p>64.07142857142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4.0571428571429" calcext:value-type="float">
            <text:p>74.0571428571429</text:p>
          </table:table-cell>
          <table:table-cell table:style-name="ce1" office:value-type="float" office:value="487.44" calcext:value-type="float">
            <text:p>487.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6.074285714286" calcext:value-type="float">
            <text:p>386.0742857142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0.931428571429" calcext:value-type="float">
            <text:p>380.9314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1.96" calcext:value-type="float">
            <text:p>291.96</text:p>
          </table:table-cell>
          <table:table-cell table:style-name="ce1" office:value-type="float" office:value="971.071428571428" calcext:value-type="float">
            <text:p>971.071428571428</text:p>
          </table:table-cell>
          <table:table-cell table:style-name="ce1" office:value-type="float" office:value="3757.85714285714" calcext:value-type="float">
            <text:p>3757.85714285714</text:p>
          </table:table-cell>
          <table:table-cell table:style-name="ce1" office:value-type="float" office:value="190.285714285714" calcext:value-type="float">
            <text:p>190.2857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0.57142857143" calcext:value-type="float">
            <text:p>1400.5714285714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7.47619047619" calcext:value-type="float">
            <text:p>107.47619047619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729.236252381" calcext:value-type="float">
            <text:p>43729.236252381</text:p>
          </table:table-cell>
          <table:table-cell table:style-name="ce1" office:value-type="string" calcext:value-type="string">
            <text:p>на 21 августа</text:p>
          </table:table-cell>
          <table:table-cell table:style-name="ce1" table:number-columns-repeated="13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на 22 августа</text:p>
          </table:table-cell>
          <table:table-cell table:style-name="ce1" office:value-type="float" office:value="5023.68657142857" calcext:value-type="float">
            <text:p>5023.68657142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6.22095238095" calcext:value-type="float">
            <text:p>1466.220952380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0.24" calcext:value-type="float">
            <text:p>1240.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9.04" calcext:value-type="float">
            <text:p>159.0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6.6399999999999" calcext:value-type="float">
            <text:p>26.6399999999999</text:p>
          </table:table-cell>
          <table:table-cell table:style-name="ce1" office:value-type="float" office:value="20.72" calcext:value-type="float">
            <text:p>20.72</text:p>
          </table:table-cell>
          <table:table-cell table:style-name="ce1" office:value-type="float" office:value="14.8" calcext:value-type="float">
            <text:p>1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73.92" calcext:value-type="float">
            <text:p>2873.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.2" calcext:value-type="float">
            <text:p>121.2</text:p>
          </table:table-cell>
          <table:table-cell table:style-name="ce1" office:value-type="float" office:value="15.6" calcext:value-type="float">
            <text:p>15.6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77.7000000000001" calcext:value-type="float">
            <text:p>77.7000000000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5.84" calcext:value-type="float">
            <text:p>415.84</text:p>
          </table:table-cell>
          <table:table-cell table:style-name="ce1" office:value-type="float" office:value="91.32" calcext:value-type="float">
            <text:p>91.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70.52" calcext:value-type="float">
            <text:p>170.52</text:p>
          </table:table-cell>
          <table:table-cell table:style-name="ce1" office:value-type="float" office:value="6.72" calcext:value-type="float">
            <text:p>6.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325.8" calcext:value-type="float">
            <text:p>325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.2" calcext:value-type="float">
            <text:p>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.85" calcext:value-type="float">
            <text:p>2.8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1.25" calcext:value-type="float">
            <text:p>141.25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9.75" calcext:value-type="float">
            <text:p>49.7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.18" calcext:value-type="float">
            <text:p>108.1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6.8" calcext:value-type="float">
            <text:p>16.8</text:p>
          </table:table-cell>
          <table:table-cell table:style-name="ce1" office:value-type="float" office:value="1035" calcext:value-type="float">
            <text:p>1035</text:p>
          </table:table-cell>
          <table:table-cell table:style-name="ce1" office:value-type="float" office:value="1299.6" calcext:value-type="float">
            <text:p>1299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.5999999999999" calcext:value-type="float">
            <text:p>75.5999999999999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.19999999999999" calcext:value-type="float">
            <text:p>1.19999999999999</text:p>
          </table:table-cell>
          <table:table-cell table:style-name="ce1" office:value-type="float" office:value="43.2000000000001" calcext:value-type="float">
            <text:p>43.2000000000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4.16" calcext:value-type="float">
            <text:p>164.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32" calcext:value-type="float">
            <text:p>31.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57999999999998" calcext:value-type="float">
            <text:p>5.57999999999998</text:p>
          </table:table-cell>
          <table:table-cell table:style-name="ce1" office:value-type="float" office:value="18.25" calcext:value-type="float">
            <text:p>18.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.2857142857143" calcext:value-type="float">
            <text:p>37.28571428571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906.0932380952" calcext:value-type="float">
            <text:p>15906.0932380952</text:p>
          </table:table-cell>
          <table:table-cell table:style-name="ce1" office:value-type="string" calcext:value-type="string">
            <text:p>на 22 августа</text:p>
          </table:table-cell>
          <table:table-cell table:style-name="ce1" table:number-columns-repeated="13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на 23 августа</text:p>
          </table:table-cell>
          <table:table-cell table:style-name="ce1" office:value-type="float" office:value="82.5" calcext:value-type="float">
            <text:p>8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133.68" calcext:value-type="float">
            <text:p>1133.6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571.2" calcext:value-type="float">
            <text:p>571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.09238095238095" calcext:value-type="float">
            <text:p>1.09238095238095</text:p>
          </table:table-cell>
          <table:table-cell table:style-name="ce1" office:value-type="float" office:value="245.68" calcext:value-type="float">
            <text:p>245.68</text:p>
          </table:table-cell>
          <table:table-cell table:style-name="ce1" office:value-type="float" office:value="59.1999999999999" calcext:value-type="float">
            <text:p>59.1999999999999</text:p>
          </table:table-cell>
          <table:table-cell table:style-name="ce1" office:value-type="float" office:value="183.52" calcext:value-type="float">
            <text:p>183.52</text:p>
          </table:table-cell>
          <table:table-cell table:style-name="ce1" office:value-type="float" office:value="183.68" calcext:value-type="float">
            <text:p>183.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70.72" calcext:value-type="float">
            <text:p>5270.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4.4" calcext:value-type="float">
            <text:p>434.4</text:p>
          </table:table-cell>
          <table:table-cell table:style-name="ce1" office:value-type="float" office:value="690.48" calcext:value-type="float">
            <text:p>690.48</text:p>
          </table:table-cell>
          <table:table-cell table:style-name="ce1" office:value-type="float" office:value="169.2" calcext:value-type="float">
            <text:p>169.2</text:p>
          </table:table-cell>
          <table:table-cell table:style-name="ce1" office:value-type="float" office:value="517.26" calcext:value-type="float">
            <text:p>517.26</text:p>
          </table:table-cell>
          <table:table-cell table:style-name="ce1" office:value-type="float" office:value="19.98" calcext:value-type="float">
            <text:p>19.98</text:p>
          </table:table-cell>
          <table:table-cell table:style-name="ce1" office:value-type="float" office:value="1527.2" calcext:value-type="float">
            <text:p>1527.2</text:p>
          </table:table-cell>
          <table:table-cell table:style-name="ce1" office:value-type="float" office:value="147.6" calcext:value-type="float">
            <text:p>147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3.6" calcext:value-type="float">
            <text:p>483.6</text:p>
          </table:table-cell>
          <table:table-cell table:style-name="ce1" office:value-type="float" office:value="226.24" calcext:value-type="float">
            <text:p>226.24</text:p>
          </table:table-cell>
          <table:table-cell table:style-name="ce1" office:value-type="float" office:value="10.08" calcext:value-type="float">
            <text:p>1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3.36" calcext:value-type="float">
            <text:p>283.36</text:p>
          </table:table-cell>
          <table:table-cell table:style-name="ce1" office:value-type="float" office:value="617.4" calcext:value-type="float">
            <text:p>617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6.48" calcext:value-type="float">
            <text:p>6.48</text:p>
          </table:table-cell>
          <table:table-cell table:style-name="ce1" office:value-type="float" office:value="211.6" calcext:value-type="float">
            <text:p>21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.8" calcext:value-type="float">
            <text:p>3.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09.5" calcext:value-type="float">
            <text:p>309.5</text:p>
          </table:table-cell>
          <table:table-cell table:style-name="ce1" office:value-type="float" office:value="72.5" calcext:value-type="float">
            <text:p>72.5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447.2" calcext:value-type="float">
            <text:p>447.2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643.5" calcext:value-type="float">
            <text:p>643.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844.5" calcext:value-type="float">
            <text:p>844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368" calcext:value-type="float">
            <text:p>1368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68.92" calcext:value-type="float">
            <text:p>268.9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05.8" calcext:value-type="float">
            <text:p>205.8</text:p>
          </table:table-cell>
          <table:table-cell table:style-name="ce1" office:value-type="float" office:value="3177" calcext:value-type="float">
            <text:p>3177</text:p>
          </table:table-cell>
          <table:table-cell table:style-name="ce1" office:value-type="float" office:value="2138.4" calcext:value-type="float">
            <text:p>2138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9.6" calcext:value-type="float">
            <text:p>939.6</text:p>
          </table:table-cell>
          <table:table-cell table:style-name="ce1" office:value-type="float" office:value="172.5" calcext:value-type="float">
            <text:p>172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.1428571428571" calcext:value-type="float">
            <text:p>23.142857142857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712.8" calcext:value-type="float">
            <text:p>712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3.24" calcext:value-type="float">
            <text:p>273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7.44" calcext:value-type="float">
            <text:p>127.44</text:p>
          </table:table-cell>
          <table:table-cell table:style-name="ce1" office:value-type="float" office:value="51.84" calcext:value-type="float">
            <text:p>51.84</text:p>
          </table:table-cell>
          <table:table-cell table:style-name="ce1" office:value-type="float" office:value="100.44" calcext:value-type="float">
            <text:p>100.44</text:p>
          </table:table-cell>
          <table:table-cell table:style-name="ce1" office:value-type="float" office:value="493.5" calcext:value-type="float">
            <text:p>493.5</text:p>
          </table:table-cell>
          <table:table-cell table:style-name="ce1" office:value-type="float" office:value="523.5" calcext:value-type="float">
            <text:p>523.5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367.5" calcext:value-type="float">
            <text:p>367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79.1428571428571" calcext:value-type="float">
            <text:p>79.1428571428571</text:p>
          </table:table-cell>
          <table:table-cell table:style-name="ce1" office:value-type="float" office:value="72.7619047619048" calcext:value-type="float">
            <text:p>72.761904761904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923.78" calcext:value-type="float">
            <text:p>30923.78</text:p>
          </table:table-cell>
          <table:table-cell table:style-name="ce1" office:value-type="string" calcext:value-type="string">
            <text:p>на 23 августа</text:p>
          </table:table-cell>
          <table:table-cell table:style-name="ce1" table:number-columns-repeated="13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/>
          <table:table-cell table:number-columns-repeated="30" table:style-name="ce1" office:value-type="float" office:value="0" calcext:value-type="float">
            <text:p>0</text:p>
          </table:table-cell>
          <table:table-cell table:style-name="ce1"/>
          <table:table-cell table:number-columns-repeated="61" table:style-name="ce1" office:value-type="float" office:value="0" calcext:value-type="float">
            <text:p>0</text:p>
          </table:table-cell>
          <table:table-cell table:style-name="ce1"/>
          <table:table-cell table:number-columns-repeated="14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4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/>
          <table:table-cell table:number-columns-repeated="30" table:style-name="ce1" office:value-type="float" office:value="0" calcext:value-type="float">
            <text:p>0</text:p>
          </table:table-cell>
          <table:table-cell table:style-name="ce1"/>
          <table:table-cell table:number-columns-repeated="61" table:style-name="ce1" office:value-type="float" office:value="0" calcext:value-type="float">
            <text:p>0</text:p>
          </table:table-cell>
          <table:table-cell table:style-name="ce1"/>
          <table:table-cell table:number-columns-repeated="14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4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Заявка на Производство на ближайшие 04-10 дней, кг</text:p>
          </table:table-cell>
          <table:table-cell table:style-name="ce1" office:value-type="float" office:value="5319.735" calcext:value-type="float">
            <text:p>5319.735</text:p>
          </table:table-cell>
          <table:table-cell table:style-name="ce1" office:value-type="float" office:value="158.575" calcext:value-type="float">
            <text:p>158.575</text:p>
          </table:table-cell>
          <table:table-cell table:style-name="ce1" office:value-type="float" office:value="3237.158" calcext:value-type="float">
            <text:p>3237.158</text:p>
          </table:table-cell>
          <table:table-cell table:style-name="ce1" office:value-type="float" office:value="281.005" calcext:value-type="float">
            <text:p>281.005</text:p>
          </table:table-cell>
          <table:table-cell table:style-name="ce1" office:value-type="float" office:value="1845.78053174603" calcext:value-type="float">
            <text:p>1845.78053174603</text:p>
          </table:table-cell>
          <table:table-cell table:style-name="ce1" office:value-type="float" office:value="140.4" calcext:value-type="float">
            <text:p>140.4</text:p>
          </table:table-cell>
          <table:table-cell table:style-name="ce1" office:value-type="float" office:value="847.849043650793" calcext:value-type="float">
            <text:p>847.849043650793</text:p>
          </table:table-cell>
          <table:table-cell table:style-name="ce1" office:value-type="float" office:value="2489.17066666667" calcext:value-type="float">
            <text:p>2489.17066666667</text:p>
          </table:table-cell>
          <table:table-cell table:style-name="ce1" office:value-type="float" office:value="717.882333333333" calcext:value-type="float">
            <text:p>717.882333333333</text:p>
          </table:table-cell>
          <table:table-cell table:style-name="ce1" office:value-type="float" office:value="157.03" calcext:value-type="float">
            <text:p>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002031746032" calcext:value-type="float">
            <text:p>459.002031746032</text:p>
          </table:table-cell>
          <table:table-cell table:style-name="ce1" office:value-type="float" office:value="950.885904761905" calcext:value-type="float">
            <text:p>950.885904761905</text:p>
          </table:table-cell>
          <table:table-cell table:style-name="ce1" office:value-type="float" office:value="417.924396825397" calcext:value-type="float">
            <text:p>417.924396825397</text:p>
          </table:table-cell>
          <table:table-cell table:style-name="ce1" office:value-type="float" office:value="978.919841269842" calcext:value-type="float">
            <text:p>978.919841269842</text:p>
          </table:table-cell>
          <table:table-cell table:style-name="ce1" office:value-type="float" office:value="1428.16" calcext:value-type="float">
            <text:p>1428.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900" calcext:value-type="float">
            <text:p>18900</text:p>
          </table:table-cell>
          <table:table-cell table:style-name="ce1" office:value-type="float" office:value="599.348571428572" calcext:value-type="float">
            <text:p>599.348571428572</text:p>
          </table:table-cell>
          <table:table-cell table:style-name="ce1" office:value-type="float" office:value="2540" calcext:value-type="float">
            <text:p>254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78.88" calcext:value-type="float">
            <text:p>578.88</text:p>
          </table:table-cell>
          <table:table-cell table:style-name="ce1" office:value-type="float" office:value="3044.2" calcext:value-type="float">
            <text:p>3044.2</text:p>
          </table:table-cell>
          <table:table-cell table:style-name="ce1" office:value-type="float" office:value="261.325714285714" calcext:value-type="float">
            <text:p>261.325714285714</text:p>
          </table:table-cell>
          <table:table-cell table:style-name="ce1" office:value-type="float" office:value="4921.41117460318" calcext:value-type="float">
            <text:p>4921.41117460318</text:p>
          </table:table-cell>
          <table:table-cell table:style-name="ce1" office:value-type="float" office:value="607.924047619047" calcext:value-type="float">
            <text:p>607.924047619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9.36" calcext:value-type="float">
            <text:p>1269.36</text:p>
          </table:table-cell>
          <table:table-cell table:style-name="ce1" office:value-type="float" office:value="1786.55666666667" calcext:value-type="float">
            <text:p>178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14.13333333333" calcext:value-type="float">
            <text:p>3714.13333333333</text:p>
          </table:table-cell>
          <table:table-cell table:style-name="ce1" office:value-type="float" office:value="1724.59403174603" calcext:value-type="float">
            <text:p>1724.59403174603</text:p>
          </table:table-cell>
          <table:table-cell table:style-name="ce1" office:value-type="float" office:value="6003.30214285714" calcext:value-type="float">
            <text:p>6003.302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9.231428571429" calcext:value-type="float">
            <text:p>129.231428571429</text:p>
          </table:table-cell>
          <table:table-cell table:style-name="ce1" office:value-type="float" office:value="1435.187" calcext:value-type="float">
            <text:p>1435.187</text:p>
          </table:table-cell>
          <table:table-cell table:style-name="ce1" office:value-type="float" office:value="398.568253968254" calcext:value-type="float">
            <text:p>398.568253968254</text:p>
          </table:table-cell>
          <table:table-cell table:style-name="ce1" office:value-type="float" office:value="62.9683968253968" calcext:value-type="float">
            <text:p>62.9683968253968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533.9666031746" calcext:value-type="float">
            <text:p>1533.9666031746</text:p>
          </table:table-cell>
          <table:table-cell table:style-name="ce1" office:value-type="float" office:value="442.942341269841" calcext:value-type="float">
            <text:p>442.942341269841</text:p>
          </table:table-cell>
          <table:table-cell table:style-name="ce1" office:value-type="float" office:value="757.633333333333" calcext:value-type="float">
            <text:p>757.633333333333</text:p>
          </table:table-cell>
          <table:table-cell table:style-name="ce1" office:value-type="float" office:value="1532.12285714286" calcext:value-type="float">
            <text:p>1532.12285714286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949.6875" calcext:value-type="float">
            <text:p>949.6875</text:p>
          </table:table-cell>
          <table:table-cell table:style-name="ce1" office:value-type="float" office:value="187.736" calcext:value-type="float">
            <text:p>187.7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2.5" calcext:value-type="float">
            <text:p>652.5</text:p>
          </table:table-cell>
          <table:table-cell table:style-name="ce1" office:value-type="float" office:value="6267.96333333333" calcext:value-type="float">
            <text:p>6267.96333333333</text:p>
          </table:table-cell>
          <table:table-cell table:style-name="ce1" office:value-type="float" office:value="38.04" calcext:value-type="float">
            <text:p>38.04</text:p>
          </table:table-cell>
          <table:table-cell table:style-name="ce1" office:value-type="float" office:value="6850.26464285714" calcext:value-type="float">
            <text:p>6850.264642857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80.66984126984" calcext:value-type="float">
            <text:p>3680.66984126984</text:p>
          </table:table-cell>
          <table:table-cell table:style-name="ce1" office:value-type="float" office:value="140.7" calcext:value-type="float">
            <text:p>140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4.3" calcext:value-type="float">
            <text:p>564.3</text:p>
          </table:table-cell>
          <table:table-cell table:style-name="ce1" office:value-type="float" office:value="927.838571428571" calcext:value-type="float">
            <text:p>927.838571428571</text:p>
          </table:table-cell>
          <table:table-cell table:style-name="ce1" office:value-type="float" office:value="2048.66011904762" calcext:value-type="float">
            <text:p>2048.66011904762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409.857142857143" calcext:value-type="float">
            <text:p>409.857142857143</text:p>
          </table:table-cell>
          <table:table-cell table:style-name="ce1" office:value-type="float" office:value="2001.11757142857" calcext:value-type="float">
            <text:p>2001.1175714285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8100" calcext:value-type="float">
            <text:p>18100</text:p>
          </table:table-cell>
          <table:table-cell table:style-name="ce1" office:value-type="float" office:value="12870.669047619" calcext:value-type="float">
            <text:p>12870.6690476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4.324" calcext:value-type="float">
            <text:p>2484.324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315.6" calcext:value-type="float">
            <text:p>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16.173809523809" calcext:value-type="float">
            <text:p>216.173809523809</text:p>
          </table:table-cell>
          <table:table-cell table:style-name="ce1" office:value-type="float" office:value="370.821428571429" calcext:value-type="float">
            <text:p>370.821428571429</text:p>
          </table:table-cell>
          <table:table-cell table:style-name="ce1" office:value-type="float" office:value="557.527619047619" calcext:value-type="float">
            <text:p>557.527619047619</text:p>
          </table:table-cell>
          <table:table-cell table:style-name="ce1" office:value-type="float" office:value="1625.508" calcext:value-type="float">
            <text:p>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6.48628571429" calcext:value-type="float">
            <text:p>1216.48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1.777571428572" calcext:value-type="float">
            <text:p>961.777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6.155571428571" calcext:value-type="float">
            <text:p>606.155571428571</text:p>
          </table:table-cell>
          <table:table-cell table:style-name="ce1" office:value-type="float" office:value="1935.11934523809" calcext:value-type="float">
            <text:p>1935.11934523809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3806.63809523809" calcext:value-type="float">
            <text:p>3806.63809523809</text:p>
          </table:table-cell>
          <table:table-cell table:style-name="ce1" office:value-type="float" office:value="1021.5" calcext:value-type="float">
            <text:p>1021.5</text:p>
          </table:table-cell>
          <table:table-cell table:style-name="ce1" office:value-type="float" office:value="1174.95" calcext:value-type="float">
            <text:p>1174.95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961.678571428572" calcext:value-type="float">
            <text:p>961.678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8.611214285715" calcext:value-type="float">
            <text:p>658.611214285715</text:p>
          </table:table-cell>
          <table:table-cell table:style-name="ce1" office:value-type="float" office:value="1193.8880952381" calcext:value-type="float">
            <text:p>1193.8880952381</text:p>
          </table:table-cell>
          <table:table-cell table:style-name="ce1" office:value-type="float" office:value="1538.71428571429" calcext:value-type="float">
            <text:p>1538.7142857142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262.573809523809" calcext:value-type="float">
            <text:p>262.573809523809</text:p>
          </table:table-cell>
          <table:table-cell table:style-name="ce1" office:value-type="float" office:value="324.132142857143" calcext:value-type="float">
            <text:p>324.132142857143</text:p>
          </table:table-cell>
          <table:table-cell table:style-name="ce1" office:value-type="float" office:value="655.985714285714" calcext:value-type="float">
            <text:p>655.98571428571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1896.56297619" calcext:value-type="float">
            <text:p>161896.56297619</text:p>
          </table:table-cell>
          <table:table-cell table:style-name="ce1" office:value-type="string" calcext:value-type="string">
            <text:p>Заявка на Производство на ближайшие 04-10 дней, кг</text:p>
          </table:table-cell>
          <table:table-cell table:style-name="ce1" table:number-columns-repeated="13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Заявка на Производство на ближайшие 11-17 дней, кг</text:p>
          </table:table-cell>
          <table:table-cell table:style-name="ce1" office:value-type="float" office:value="3319.735" calcext:value-type="float">
            <text:p>3319.735</text:p>
          </table:table-cell>
          <table:table-cell table:style-name="ce1" office:value-type="float" office:value="958.575" calcext:value-type="float">
            <text:p>958.575</text:p>
          </table:table-cell>
          <table:table-cell table:style-name="ce1" office:value-type="float" office:value="3237.158" calcext:value-type="float">
            <text:p>3237.158</text:p>
          </table:table-cell>
          <table:table-cell table:style-name="ce1" office:value-type="float" office:value="281.005" calcext:value-type="float">
            <text:p>281.005</text:p>
          </table:table-cell>
          <table:table-cell table:style-name="ce1" office:value-type="float" office:value="2733.52453174603" calcext:value-type="float">
            <text:p>2733.52453174603</text:p>
          </table:table-cell>
          <table:table-cell table:style-name="ce1" office:value-type="float" office:value="140.4" calcext:value-type="float">
            <text:p>140.4</text:p>
          </table:table-cell>
          <table:table-cell table:style-name="ce1" office:value-type="float" office:value="847.849043650794" calcext:value-type="float">
            <text:p>847.849043650794</text:p>
          </table:table-cell>
          <table:table-cell table:style-name="ce1" office:value-type="float" office:value="1632.13066666667" calcext:value-type="float">
            <text:p>1632.13066666667</text:p>
          </table:table-cell>
          <table:table-cell table:style-name="ce1" office:value-type="float" office:value="732.821" calcext:value-type="float">
            <text:p>732.821</text:p>
          </table:table-cell>
          <table:table-cell table:style-name="ce1" office:value-type="float" office:value="157.03" calcext:value-type="float">
            <text:p>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002031746032" calcext:value-type="float">
            <text:p>459.002031746032</text:p>
          </table:table-cell>
          <table:table-cell table:style-name="ce1" office:value-type="float" office:value="950.885904761906" calcext:value-type="float">
            <text:p>950.885904761906</text:p>
          </table:table-cell>
          <table:table-cell table:style-name="ce1" office:value-type="float" office:value="417.924396825397" calcext:value-type="float">
            <text:p>417.924396825397</text:p>
          </table:table-cell>
          <table:table-cell table:style-name="ce1" office:value-type="float" office:value="978.919841269841" calcext:value-type="float">
            <text:p>978.919841269841</text:p>
          </table:table-cell>
          <table:table-cell table:style-name="ce1" office:value-type="float" office:value="1428.16" calcext:value-type="float">
            <text:p>1428.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600" calcext:value-type="float">
            <text:p>16600</text:p>
          </table:table-cell>
          <table:table-cell table:style-name="ce1" office:value-type="float" office:value="806.52" calcext:value-type="float">
            <text:p>806.52</text:p>
          </table:table-cell>
          <table:table-cell table:style-name="ce1" office:value-type="float" office:value="3040" calcext:value-type="float">
            <text:p>304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78.88" calcext:value-type="float">
            <text:p>578.88</text:p>
          </table:table-cell>
          <table:table-cell table:style-name="ce1" office:value-type="float" office:value="2944.2" calcext:value-type="float">
            <text:p>2944.2</text:p>
          </table:table-cell>
          <table:table-cell table:style-name="ce1" office:value-type="float" office:value="261.325714285714" calcext:value-type="float">
            <text:p>261.325714285714</text:p>
          </table:table-cell>
          <table:table-cell table:style-name="ce1" office:value-type="float" office:value="4921.41117460318" calcext:value-type="float">
            <text:p>4921.41117460318</text:p>
          </table:table-cell>
          <table:table-cell table:style-name="ce1" office:value-type="float" office:value="607.924047619048" calcext:value-type="float">
            <text:p>607.9240476190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9.36" calcext:value-type="float">
            <text:p>1269.36</text:p>
          </table:table-cell>
          <table:table-cell table:style-name="ce1" office:value-type="float" office:value="1736.55666666667" calcext:value-type="float">
            <text:p>173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21.33333333333" calcext:value-type="float">
            <text:p>3721.33333333333</text:p>
          </table:table-cell>
          <table:table-cell table:style-name="ce1" office:value-type="float" office:value="1724.59403174603" calcext:value-type="float">
            <text:p>1724.59403174603</text:p>
          </table:table-cell>
          <table:table-cell table:style-name="ce1" office:value-type="float" office:value="6503.30214285714" calcext:value-type="float">
            <text:p>6503.302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9.231428571429" calcext:value-type="float">
            <text:p>129.231428571429</text:p>
          </table:table-cell>
          <table:table-cell table:style-name="ce1" office:value-type="float" office:value="1435.187" calcext:value-type="float">
            <text:p>1435.187</text:p>
          </table:table-cell>
          <table:table-cell table:style-name="ce1" office:value-type="float" office:value="710.245396825397" calcext:value-type="float">
            <text:p>710.245396825397</text:p>
          </table:table-cell>
          <table:table-cell table:style-name="ce1" office:value-type="float" office:value="62.9683968253968" calcext:value-type="float">
            <text:p>62.9683968253968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533.9666031746" calcext:value-type="float">
            <text:p>1533.9666031746</text:p>
          </table:table-cell>
          <table:table-cell table:style-name="ce1" office:value-type="float" office:value="442.942341269841" calcext:value-type="float">
            <text:p>442.942341269841</text:p>
          </table:table-cell>
          <table:table-cell table:style-name="ce1" office:value-type="float" office:value="757.633333333333" calcext:value-type="float">
            <text:p>757.633333333333</text:p>
          </table:table-cell>
          <table:table-cell table:style-name="ce1" office:value-type="float" office:value="1532.12285714286" calcext:value-type="float">
            <text:p>1532.12285714286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949.6875" calcext:value-type="float">
            <text:p>949.6875</text:p>
          </table:table-cell>
          <table:table-cell table:style-name="ce1" office:value-type="float" office:value="187.736" calcext:value-type="float">
            <text:p>187.7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2.5" calcext:value-type="float">
            <text:p>652.5</text:p>
          </table:table-cell>
          <table:table-cell table:style-name="ce1" office:value-type="float" office:value="1517.96333333333" calcext:value-type="float">
            <text:p>1517.96333333333</text:p>
          </table:table-cell>
          <table:table-cell table:style-name="ce1" office:value-type="float" office:value="38.04" calcext:value-type="float">
            <text:p>38.04</text:p>
          </table:table-cell>
          <table:table-cell table:style-name="ce1" office:value-type="float" office:value="4350.26464285714" calcext:value-type="float">
            <text:p>4350.264642857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80.66984126984" calcext:value-type="float">
            <text:p>3680.66984126984</text:p>
          </table:table-cell>
          <table:table-cell table:style-name="ce1" office:value-type="float" office:value="140.7" calcext:value-type="float">
            <text:p>140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4.3" calcext:value-type="float">
            <text:p>564.3</text:p>
          </table:table-cell>
          <table:table-cell table:style-name="ce1" office:value-type="float" office:value="927.838571428571" calcext:value-type="float">
            <text:p>927.838571428571</text:p>
          </table:table-cell>
          <table:table-cell table:style-name="ce1" office:value-type="float" office:value="2148.66011904762" calcext:value-type="float">
            <text:p>2148.66011904762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409.857142857143" calcext:value-type="float">
            <text:p>409.857142857143</text:p>
          </table:table-cell>
          <table:table-cell table:style-name="ce1" office:value-type="float" office:value="2101.11757142857" calcext:value-type="float">
            <text:p>2101.11757142857</text:p>
          </table:table-cell>
          <table:table-cell table:style-name="ce1" office:value-type="float" office:value="222.38" calcext:value-type="float">
            <text:p>222.38</text:p>
          </table:table-cell>
          <table:table-cell table:style-name="ce1" office:value-type="float" office:value="137.6" calcext:value-type="float">
            <text:p>137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8100" calcext:value-type="float">
            <text:p>18100</text:p>
          </table:table-cell>
          <table:table-cell table:style-name="ce1" office:value-type="float" office:value="14870.6690476191" calcext:value-type="float">
            <text:p>14870.66904761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4.324" calcext:value-type="float">
            <text:p>2484.324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315.6" calcext:value-type="float">
            <text:p>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680.078571428571" calcext:value-type="float">
            <text:p>680.078571428571</text:p>
          </table:table-cell>
          <table:table-cell table:style-name="ce1" office:value-type="float" office:value="370.821428571429" calcext:value-type="float">
            <text:p>370.821428571429</text:p>
          </table:table-cell>
          <table:table-cell table:style-name="ce1" office:value-type="float" office:value="557.527619047619" calcext:value-type="float">
            <text:p>557.527619047619</text:p>
          </table:table-cell>
          <table:table-cell table:style-name="ce1" office:value-type="float" office:value="1625.508" calcext:value-type="float">
            <text:p>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6.48628571429" calcext:value-type="float">
            <text:p>1456.48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1.777571428572" calcext:value-type="float">
            <text:p>961.777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6.155571428571" calcext:value-type="float">
            <text:p>606.155571428571</text:p>
          </table:table-cell>
          <table:table-cell table:style-name="ce1" office:value-type="float" office:value="2058.61934523809" calcext:value-type="float">
            <text:p>2058.61934523809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3905.3880952381" calcext:value-type="float">
            <text:p>3905.3880952381</text:p>
          </table:table-cell>
          <table:table-cell table:style-name="ce1" office:value-type="float" office:value="1021.5" calcext:value-type="float">
            <text:p>1021.5</text:p>
          </table:table-cell>
          <table:table-cell table:style-name="ce1" office:value-type="float" office:value="1174.95" calcext:value-type="float">
            <text:p>1174.9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61.678571428572" calcext:value-type="float">
            <text:p>961.678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9.242642857144" calcext:value-type="float">
            <text:p>949.242642857144</text:p>
          </table:table-cell>
          <table:table-cell table:style-name="ce1" office:value-type="float" office:value="1193.8880952381" calcext:value-type="float">
            <text:p>1193.8880952381</text:p>
          </table:table-cell>
          <table:table-cell table:style-name="ce1" office:value-type="float" office:value="1538.71428571429" calcext:value-type="float">
            <text:p>1538.7142857142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63.073809523809" calcext:value-type="float">
            <text:p>363.073809523809</text:p>
          </table:table-cell>
          <table:table-cell table:style-name="ce1" office:value-type="float" office:value="368.894047619048" calcext:value-type="float">
            <text:p>368.894047619048</text:p>
          </table:table-cell>
          <table:table-cell table:style-name="ce1" office:value-type="float" office:value="819.7" calcext:value-type="float">
            <text:p>819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6053.996595238" calcext:value-type="float">
            <text:p>156053.996595238</text:p>
          </table:table-cell>
          <table:table-cell table:style-name="ce1" office:value-type="string" calcext:value-type="string">
            <text:p>Заявка на Производство на ближайшие 11-17 дней, кг</text:p>
          </table:table-cell>
          <table:table-cell table:style-name="ce1" table:number-columns-repeated="13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Заявка на Производство на ближайшие 18-24 дней, кг</text:p>
          </table:table-cell>
          <table:table-cell table:style-name="ce1" office:value-type="float" office:value="2376.085" calcext:value-type="float">
            <text:p>2376.085</text:p>
          </table:table-cell>
          <table:table-cell table:style-name="ce1" office:value-type="float" office:value="1658.575" calcext:value-type="float">
            <text:p>1658.575</text:p>
          </table:table-cell>
          <table:table-cell table:style-name="ce1" office:value-type="float" office:value="3237.158" calcext:value-type="float">
            <text:p>3237.158</text:p>
          </table:table-cell>
          <table:table-cell table:style-name="ce1" office:value-type="float" office:value="281.005" calcext:value-type="float">
            <text:p>281.005</text:p>
          </table:table-cell>
          <table:table-cell table:style-name="ce1" office:value-type="float" office:value="2733.52453174603" calcext:value-type="float">
            <text:p>2733.52453174603</text:p>
          </table:table-cell>
          <table:table-cell table:style-name="ce1" office:value-type="float" office:value="140.4" calcext:value-type="float">
            <text:p>140.4</text:p>
          </table:table-cell>
          <table:table-cell table:style-name="ce1" office:value-type="float" office:value="847.849043650793" calcext:value-type="float">
            <text:p>847.849043650793</text:p>
          </table:table-cell>
          <table:table-cell table:style-name="ce1" office:value-type="float" office:value="1838.45066666667" calcext:value-type="float">
            <text:p>1838.45066666667</text:p>
          </table:table-cell>
          <table:table-cell table:style-name="ce1" office:value-type="float" office:value="732.821" calcext:value-type="float">
            <text:p>732.821</text:p>
          </table:table-cell>
          <table:table-cell table:style-name="ce1" office:value-type="float" office:value="157.03" calcext:value-type="float">
            <text:p>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002031746032" calcext:value-type="float">
            <text:p>459.002031746032</text:p>
          </table:table-cell>
          <table:table-cell table:style-name="ce1" office:value-type="float" office:value="950.885904761905" calcext:value-type="float">
            <text:p>950.885904761905</text:p>
          </table:table-cell>
          <table:table-cell table:style-name="ce1" office:value-type="float" office:value="417.924396825397" calcext:value-type="float">
            <text:p>417.924396825397</text:p>
          </table:table-cell>
          <table:table-cell table:style-name="ce1" office:value-type="float" office:value="978.919841269842" calcext:value-type="float">
            <text:p>978.919841269842</text:p>
          </table:table-cell>
          <table:table-cell table:style-name="ce1" office:value-type="float" office:value="1428.16" calcext:value-type="float">
            <text:p>1428.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350" calcext:value-type="float">
            <text:p>22350</text:p>
          </table:table-cell>
          <table:table-cell table:style-name="ce1" office:value-type="float" office:value="806.52" calcext:value-type="float">
            <text:p>806.52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78.88" calcext:value-type="float">
            <text:p>578.88</text:p>
          </table:table-cell>
          <table:table-cell table:style-name="ce1" office:value-type="float" office:value="2744.2" calcext:value-type="float">
            <text:p>2744.2</text:p>
          </table:table-cell>
          <table:table-cell table:style-name="ce1" office:value-type="float" office:value="261.325714285714" calcext:value-type="float">
            <text:p>261.325714285714</text:p>
          </table:table-cell>
          <table:table-cell table:style-name="ce1" office:value-type="float" office:value="4921.41117460318" calcext:value-type="float">
            <text:p>4921.41117460318</text:p>
          </table:table-cell>
          <table:table-cell table:style-name="ce1" office:value-type="float" office:value="607.924047619048" calcext:value-type="float">
            <text:p>607.9240476190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9.36" calcext:value-type="float">
            <text:p>1269.36</text:p>
          </table:table-cell>
          <table:table-cell table:style-name="ce1" office:value-type="float" office:value="1436.55666666667" calcext:value-type="float">
            <text:p>143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21.33333333333" calcext:value-type="float">
            <text:p>3721.33333333333</text:p>
          </table:table-cell>
          <table:table-cell table:style-name="ce1" office:value-type="float" office:value="1724.59403174603" calcext:value-type="float">
            <text:p>1724.59403174603</text:p>
          </table:table-cell>
          <table:table-cell table:style-name="ce1" office:value-type="float" office:value="5603.30214285714" calcext:value-type="float">
            <text:p>5603.302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9.231428571429" calcext:value-type="float">
            <text:p>129.231428571429</text:p>
          </table:table-cell>
          <table:table-cell table:style-name="ce1" office:value-type="float" office:value="1435.187" calcext:value-type="float">
            <text:p>1435.187</text:p>
          </table:table-cell>
          <table:table-cell table:style-name="ce1" office:value-type="float" office:value="760.245396825396" calcext:value-type="float">
            <text:p>760.245396825396</text:p>
          </table:table-cell>
          <table:table-cell table:style-name="ce1" office:value-type="float" office:value="62.9683968253968" calcext:value-type="float">
            <text:p>62.9683968253968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533.9666031746" calcext:value-type="float">
            <text:p>1533.9666031746</text:p>
          </table:table-cell>
          <table:table-cell table:style-name="ce1" office:value-type="float" office:value="442.942341269841" calcext:value-type="float">
            <text:p>442.942341269841</text:p>
          </table:table-cell>
          <table:table-cell table:style-name="ce1" office:value-type="float" office:value="757.633333333334" calcext:value-type="float">
            <text:p>757.633333333334</text:p>
          </table:table-cell>
          <table:table-cell table:style-name="ce1" office:value-type="float" office:value="3532.12285714286" calcext:value-type="float">
            <text:p>3532.12285714286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949.6875" calcext:value-type="float">
            <text:p>949.6875</text:p>
          </table:table-cell>
          <table:table-cell table:style-name="ce1" office:value-type="float" office:value="187.736" calcext:value-type="float">
            <text:p>187.7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2.5" calcext:value-type="float">
            <text:p>652.5</text:p>
          </table:table-cell>
          <table:table-cell table:style-name="ce1" office:value-type="float" office:value="1417.96333333333" calcext:value-type="float">
            <text:p>1417.96333333333</text:p>
          </table:table-cell>
          <table:table-cell table:style-name="ce1" office:value-type="float" office:value="38.04" calcext:value-type="float">
            <text:p>38.04</text:p>
          </table:table-cell>
          <table:table-cell table:style-name="ce1" office:value-type="float" office:value="3750.26464285714" calcext:value-type="float">
            <text:p>3750.264642857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30.66984126984" calcext:value-type="float">
            <text:p>4930.66984126984</text:p>
          </table:table-cell>
          <table:table-cell table:style-name="ce1" office:value-type="float" office:value="140.7" calcext:value-type="float">
            <text:p>140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4.3" calcext:value-type="float">
            <text:p>564.3</text:p>
          </table:table-cell>
          <table:table-cell table:style-name="ce1" office:value-type="float" office:value="927.838571428571" calcext:value-type="float">
            <text:p>927.838571428571</text:p>
          </table:table-cell>
          <table:table-cell table:style-name="ce1" office:value-type="float" office:value="2246.08869047619" calcext:value-type="float">
            <text:p>2246.08869047619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409.857142857143" calcext:value-type="float">
            <text:p>409.857142857143</text:p>
          </table:table-cell>
          <table:table-cell table:style-name="ce1" office:value-type="float" office:value="1624.87757142857" calcext:value-type="float">
            <text:p>1624.87757142857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8100" calcext:value-type="float">
            <text:p>18100</text:p>
          </table:table-cell>
          <table:table-cell table:style-name="ce1" office:value-type="float" office:value="7370.66904761904" calcext:value-type="float">
            <text:p>7370.669047619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4.324" calcext:value-type="float">
            <text:p>2484.324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315.6" calcext:value-type="float">
            <text:p>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23.166666666667" calcext:value-type="float">
            <text:p>123.166666666667</text:p>
          </table:table-cell>
          <table:table-cell table:style-name="ce1" office:value-type="float" office:value="680.078571428572" calcext:value-type="float">
            <text:p>680.078571428572</text:p>
          </table:table-cell>
          <table:table-cell table:style-name="ce1" office:value-type="float" office:value="370.821428571429" calcext:value-type="float">
            <text:p>370.821428571429</text:p>
          </table:table-cell>
          <table:table-cell table:style-name="ce1" office:value-type="float" office:value="557.527619047619" calcext:value-type="float">
            <text:p>557.527619047619</text:p>
          </table:table-cell>
          <table:table-cell table:style-name="ce1" office:value-type="float" office:value="1625.508" calcext:value-type="float">
            <text:p>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6.48628571429" calcext:value-type="float">
            <text:p>1456.48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3.777571428572" calcext:value-type="float">
            <text:p>893.777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6.155571428571" calcext:value-type="float">
            <text:p>606.155571428571</text:p>
          </table:table-cell>
          <table:table-cell table:style-name="ce1" office:value-type="float" office:value="1910.61934523809" calcext:value-type="float">
            <text:p>1910.61934523809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3905.3880952381" calcext:value-type="float">
            <text:p>3905.3880952381</text:p>
          </table:table-cell>
          <table:table-cell table:style-name="ce1" office:value-type="float" office:value="1090.5" calcext:value-type="float">
            <text:p>1090.5</text:p>
          </table:table-cell>
          <table:table-cell table:style-name="ce1" office:value-type="float" office:value="1174.95" calcext:value-type="float">
            <text:p>1174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1.678571428572" calcext:value-type="float">
            <text:p>961.678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9.242642857144" calcext:value-type="float">
            <text:p>949.242642857144</text:p>
          </table:table-cell>
          <table:table-cell table:style-name="ce1" office:value-type="float" office:value="1193.8880952381" calcext:value-type="float">
            <text:p>1193.8880952381</text:p>
          </table:table-cell>
          <table:table-cell table:style-name="ce1" office:value-type="float" office:value="1538.71428571429" calcext:value-type="float">
            <text:p>1538.7142857142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63.07380952381" calcext:value-type="float">
            <text:p>363.07380952381</text:p>
          </table:table-cell>
          <table:table-cell table:style-name="ce1" office:value-type="float" office:value="368.894047619048" calcext:value-type="float">
            <text:p>368.894047619048</text:p>
          </table:table-cell>
          <table:table-cell table:style-name="ce1" office:value-type="float" office:value="819.7" calcext:value-type="float">
            <text:p>819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2494.041833333" calcext:value-type="float">
            <text:p>152494.041833333</text:p>
          </table:table-cell>
          <table:table-cell table:style-name="ce1" office:value-type="string" calcext:value-type="string">
            <text:p>Заявка на Производство на ближайшие 18-24 дней, кг</text:p>
          </table:table-cell>
          <table:table-cell table:style-name="ce1" table:number-columns-repeated="13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Заявка на Производство на ближайшие 25-31 дней, кг</text:p>
          </table:table-cell>
          <table:table-cell table:style-name="ce1" office:value-type="float" office:value="2376.085" calcext:value-type="float">
            <text:p>2376.085</text:p>
          </table:table-cell>
          <table:table-cell table:style-name="ce1" office:value-type="float" office:value="658.575" calcext:value-type="float">
            <text:p>658.575</text:p>
          </table:table-cell>
          <table:table-cell table:style-name="ce1" office:value-type="float" office:value="3237.158" calcext:value-type="float">
            <text:p>3237.158</text:p>
          </table:table-cell>
          <table:table-cell table:style-name="ce1" office:value-type="float" office:value="281.005" calcext:value-type="float">
            <text:p>281.005</text:p>
          </table:table-cell>
          <table:table-cell table:style-name="ce1" office:value-type="float" office:value="2245.78053174603" calcext:value-type="float">
            <text:p>2245.78053174603</text:p>
          </table:table-cell>
          <table:table-cell table:style-name="ce1" office:value-type="float" office:value="140.4" calcext:value-type="float">
            <text:p>140.4</text:p>
          </table:table-cell>
          <table:table-cell table:style-name="ce1" office:value-type="float" office:value="847.849043650793" calcext:value-type="float">
            <text:p>847.849043650793</text:p>
          </table:table-cell>
          <table:table-cell table:style-name="ce1" office:value-type="float" office:value="1832.13066666667" calcext:value-type="float">
            <text:p>1832.13066666667</text:p>
          </table:table-cell>
          <table:table-cell table:style-name="ce1" office:value-type="float" office:value="732.821" calcext:value-type="float">
            <text:p>732.821</text:p>
          </table:table-cell>
          <table:table-cell table:style-name="ce1" office:value-type="float" office:value="157.03" calcext:value-type="float">
            <text:p>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002031746032" calcext:value-type="float">
            <text:p>459.002031746032</text:p>
          </table:table-cell>
          <table:table-cell table:style-name="ce1" office:value-type="float" office:value="950.885904761905" calcext:value-type="float">
            <text:p>950.885904761905</text:p>
          </table:table-cell>
          <table:table-cell table:style-name="ce1" office:value-type="float" office:value="417.924396825396" calcext:value-type="float">
            <text:p>417.924396825396</text:p>
          </table:table-cell>
          <table:table-cell table:style-name="ce1" office:value-type="float" office:value="978.919841269842" calcext:value-type="float">
            <text:p>978.919841269842</text:p>
          </table:table-cell>
          <table:table-cell table:style-name="ce1" office:value-type="float" office:value="1428.16" calcext:value-type="float">
            <text:p>1428.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150" calcext:value-type="float">
            <text:p>21150</text:p>
          </table:table-cell>
          <table:table-cell table:style-name="ce1" office:value-type="float" office:value="806.52" calcext:value-type="float">
            <text:p>806.52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78.88" calcext:value-type="float">
            <text:p>578.88</text:p>
          </table:table-cell>
          <table:table-cell table:style-name="ce1" office:value-type="float" office:value="2994.2" calcext:value-type="float">
            <text:p>2994.2</text:p>
          </table:table-cell>
          <table:table-cell table:style-name="ce1" office:value-type="float" office:value="261.325714285714" calcext:value-type="float">
            <text:p>261.325714285714</text:p>
          </table:table-cell>
          <table:table-cell table:style-name="ce1" office:value-type="float" office:value="4821.41117460318" calcext:value-type="float">
            <text:p>4821.41117460318</text:p>
          </table:table-cell>
          <table:table-cell table:style-name="ce1" office:value-type="float" office:value="607.924047619047" calcext:value-type="float">
            <text:p>607.924047619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9.36" calcext:value-type="float">
            <text:p>1269.36</text:p>
          </table:table-cell>
          <table:table-cell table:style-name="ce1" office:value-type="float" office:value="1436.55666666667" calcext:value-type="float">
            <text:p>143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21.33333333333" calcext:value-type="float">
            <text:p>3721.33333333333</text:p>
          </table:table-cell>
          <table:table-cell table:style-name="ce1" office:value-type="float" office:value="1724.59403174603" calcext:value-type="float">
            <text:p>1724.59403174603</text:p>
          </table:table-cell>
          <table:table-cell table:style-name="ce1" office:value-type="float" office:value="11865.7021428571" calcext:value-type="float">
            <text:p>11865.70214285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9.231428571428" calcext:value-type="float">
            <text:p>129.231428571428</text:p>
          </table:table-cell>
          <table:table-cell table:style-name="ce1" office:value-type="float" office:value="1435.187" calcext:value-type="float">
            <text:p>1435.187</text:p>
          </table:table-cell>
          <table:table-cell table:style-name="ce1" office:value-type="float" office:value="760.245396825397" calcext:value-type="float">
            <text:p>760.245396825397</text:p>
          </table:table-cell>
          <table:table-cell table:style-name="ce1" office:value-type="float" office:value="62.9683968253968" calcext:value-type="float">
            <text:p>62.9683968253968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533.9666031746" calcext:value-type="float">
            <text:p>1533.9666031746</text:p>
          </table:table-cell>
          <table:table-cell table:style-name="ce1" office:value-type="float" office:value="442.942341269841" calcext:value-type="float">
            <text:p>442.942341269841</text:p>
          </table:table-cell>
          <table:table-cell table:style-name="ce1" office:value-type="float" office:value="757.633333333333" calcext:value-type="float">
            <text:p>757.633333333333</text:p>
          </table:table-cell>
          <table:table-cell table:style-name="ce1" office:value-type="float" office:value="1532.12285714286" calcext:value-type="float">
            <text:p>1532.12285714286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949.6875" calcext:value-type="float">
            <text:p>949.6875</text:p>
          </table:table-cell>
          <table:table-cell table:style-name="ce1" office:value-type="float" office:value="187.736" calcext:value-type="float">
            <text:p>187.7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2.5" calcext:value-type="float">
            <text:p>652.5</text:p>
          </table:table-cell>
          <table:table-cell table:style-name="ce1" office:value-type="float" office:value="767.963333333333" calcext:value-type="float">
            <text:p>767.963333333333</text:p>
          </table:table-cell>
          <table:table-cell table:style-name="ce1" office:value-type="float" office:value="38.04" calcext:value-type="float">
            <text:p>38.04</text:p>
          </table:table-cell>
          <table:table-cell table:style-name="ce1" office:value-type="float" office:value="3650.26464285714" calcext:value-type="float">
            <text:p>3650.264642857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30.66984126984" calcext:value-type="float">
            <text:p>4930.66984126984</text:p>
          </table:table-cell>
          <table:table-cell table:style-name="ce1" office:value-type="float" office:value="140.7" calcext:value-type="float">
            <text:p>140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4.3" calcext:value-type="float">
            <text:p>564.3</text:p>
          </table:table-cell>
          <table:table-cell table:style-name="ce1" office:value-type="float" office:value="927.838571428571" calcext:value-type="float">
            <text:p>927.838571428571</text:p>
          </table:table-cell>
          <table:table-cell table:style-name="ce1" office:value-type="float" office:value="2294.83869047619" calcext:value-type="float">
            <text:p>2294.83869047619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409.857142857143" calcext:value-type="float">
            <text:p>409.857142857143</text:p>
          </table:table-cell>
          <table:table-cell table:style-name="ce1" office:value-type="float" office:value="1604.87757142857" calcext:value-type="float">
            <text:p>1604.87757142857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8100" calcext:value-type="float">
            <text:p>18100</text:p>
          </table:table-cell>
          <table:table-cell table:style-name="ce1" office:value-type="float" office:value="5870.66904761906" calcext:value-type="float">
            <text:p>5870.669047619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4.324" calcext:value-type="float">
            <text:p>2484.324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315.6" calcext:value-type="float">
            <text:p>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23.166666666667" calcext:value-type="float">
            <text:p>123.166666666667</text:p>
          </table:table-cell>
          <table:table-cell table:style-name="ce1" office:value-type="float" office:value="680.078571428571" calcext:value-type="float">
            <text:p>680.078571428571</text:p>
          </table:table-cell>
          <table:table-cell table:style-name="ce1" office:value-type="float" office:value="360.821428571429" calcext:value-type="float">
            <text:p>360.821428571429</text:p>
          </table:table-cell>
          <table:table-cell table:style-name="ce1" office:value-type="float" office:value="557.527619047619" calcext:value-type="float">
            <text:p>557.527619047619</text:p>
          </table:table-cell>
          <table:table-cell table:style-name="ce1" office:value-type="float" office:value="1625.508" calcext:value-type="float">
            <text:p>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63.04628571429" calcext:value-type="float">
            <text:p>1563.04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1.777571428571" calcext:value-type="float">
            <text:p>961.7775714285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8.835571428571" calcext:value-type="float">
            <text:p>478.835571428571</text:p>
          </table:table-cell>
          <table:table-cell table:style-name="ce1" office:value-type="float" office:value="1787.1193452381" calcext:value-type="float">
            <text:p>1787.1193452381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3905.3880952381" calcext:value-type="float">
            <text:p>3905.3880952381</text:p>
          </table:table-cell>
          <table:table-cell table:style-name="ce1" table:formula="of:=#VALUE!" office:value-type="string" office:string-value="" calcext:value-type="error">
            <text:p>#VALUE!</text:p>
          </table:table-cell>
          <table:table-cell table:style-name="ce1" office:value-type="float" office:value="1174.95" calcext:value-type="float">
            <text:p>1174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1.678571428572" calcext:value-type="float">
            <text:p>961.678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9.242642857143" calcext:value-type="float">
            <text:p>949.242642857143</text:p>
          </table:table-cell>
          <table:table-cell table:style-name="ce1" office:value-type="float" office:value="1193.88809523809" calcext:value-type="float">
            <text:p>1193.88809523809</text:p>
          </table:table-cell>
          <table:table-cell table:style-name="ce1" office:value-type="float" office:value="1538.71428571429" calcext:value-type="float">
            <text:p>1538.7142857142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63.073809523809" calcext:value-type="float">
            <text:p>363.073809523809</text:p>
          </table:table-cell>
          <table:table-cell table:style-name="ce1" office:value-type="float" office:value="368.894047619048" calcext:value-type="float">
            <text:p>368.894047619048</text:p>
          </table:table-cell>
          <table:table-cell table:style-name="ce1" office:value-type="float" office:value="819.7" calcext:value-type="float">
            <text:p>819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#VALUE!" office:value-type="string" office:string-value="" calcext:value-type="error">
            <text:p>#VALUE!</text:p>
          </table:table-cell>
          <table:table-cell table:style-name="ce1" office:value-type="string" calcext:value-type="string">
            <text:p>Заявка на Производство на ближайшие 25-31 дней, кг</text:p>
          </table:table-cell>
          <table:table-cell table:style-name="ce1" table:number-columns-repeated="13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Заявка на Производство на ближайшие 32-38 дней, кг</text:p>
          </table:table-cell>
          <table:table-cell table:style-name="ce1" office:value-type="float" office:value="2376.085" calcext:value-type="float">
            <text:p>2376.085</text:p>
          </table:table-cell>
          <table:table-cell table:style-name="ce1" office:value-type="float" office:value="158.575" calcext:value-type="float">
            <text:p>158.575</text:p>
          </table:table-cell>
          <table:table-cell table:style-name="ce1" office:value-type="float" office:value="3237.158" calcext:value-type="float">
            <text:p>3237.158</text:p>
          </table:table-cell>
          <table:table-cell table:style-name="ce1" office:value-type="float" office:value="281.005" calcext:value-type="float">
            <text:p>281.005</text:p>
          </table:table-cell>
          <table:table-cell table:style-name="ce1" office:value-type="float" office:value="2245.78053174603" calcext:value-type="float">
            <text:p>2245.78053174603</text:p>
          </table:table-cell>
          <table:table-cell table:style-name="ce1" office:value-type="float" office:value="140.4" calcext:value-type="float">
            <text:p>140.4</text:p>
          </table:table-cell>
          <table:table-cell table:style-name="ce1" office:value-type="float" office:value="847.849043650794" calcext:value-type="float">
            <text:p>847.849043650794</text:p>
          </table:table-cell>
          <table:table-cell table:style-name="ce1" office:value-type="float" office:value="1832.13066666667" calcext:value-type="float">
            <text:p>1832.13066666667</text:p>
          </table:table-cell>
          <table:table-cell table:style-name="ce1" office:value-type="float" office:value="732.821" calcext:value-type="float">
            <text:p>732.821</text:p>
          </table:table-cell>
          <table:table-cell table:style-name="ce1" office:value-type="float" office:value="157.03" calcext:value-type="float">
            <text:p>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002031746032" calcext:value-type="float">
            <text:p>459.002031746032</text:p>
          </table:table-cell>
          <table:table-cell table:style-name="ce1" office:value-type="float" office:value="950.885904761904" calcext:value-type="float">
            <text:p>950.885904761904</text:p>
          </table:table-cell>
          <table:table-cell table:style-name="ce1" office:value-type="float" office:value="417.924396825397" calcext:value-type="float">
            <text:p>417.924396825397</text:p>
          </table:table-cell>
          <table:table-cell table:style-name="ce1" office:value-type="float" office:value="978.919841269841" calcext:value-type="float">
            <text:p>978.919841269841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400" calcext:value-type="float">
            <text:p>18400</text:p>
          </table:table-cell>
          <table:table-cell table:style-name="ce1" office:value-type="float" office:value="806.52" calcext:value-type="float">
            <text:p>806.52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78.88" calcext:value-type="float">
            <text:p>578.88</text:p>
          </table:table-cell>
          <table:table-cell table:style-name="ce1" office:value-type="float" office:value="2994.2" calcext:value-type="float">
            <text:p>2994.2</text:p>
          </table:table-cell>
          <table:table-cell table:style-name="ce1" office:value-type="float" office:value="261.325714285714" calcext:value-type="float">
            <text:p>261.325714285714</text:p>
          </table:table-cell>
          <table:table-cell table:style-name="ce1" office:value-type="float" office:value="4921.41117460318" calcext:value-type="float">
            <text:p>4921.41117460318</text:p>
          </table:table-cell>
          <table:table-cell table:style-name="ce1" office:value-type="float" office:value="607.924047619048" calcext:value-type="float">
            <text:p>607.9240476190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9.36" calcext:value-type="float">
            <text:p>1269.36</text:p>
          </table:table-cell>
          <table:table-cell table:style-name="ce1" office:value-type="float" office:value="1436.55666666667" calcext:value-type="float">
            <text:p>143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21.33333333333" calcext:value-type="float">
            <text:p>3721.33333333333</text:p>
          </table:table-cell>
          <table:table-cell table:style-name="ce1" office:value-type="float" office:value="1724.59403174603" calcext:value-type="float">
            <text:p>1724.59403174603</text:p>
          </table:table-cell>
          <table:table-cell table:style-name="ce1" office:value-type="float" office:value="8865.70214285714" calcext:value-type="float">
            <text:p>8865.702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9.231428571429" calcext:value-type="float">
            <text:p>129.231428571429</text:p>
          </table:table-cell>
          <table:table-cell table:style-name="ce1" office:value-type="float" office:value="1435.187" calcext:value-type="float">
            <text:p>1435.187</text:p>
          </table:table-cell>
          <table:table-cell table:style-name="ce1" office:value-type="float" office:value="660.245396825397" calcext:value-type="float">
            <text:p>660.245396825397</text:p>
          </table:table-cell>
          <table:table-cell table:style-name="ce1" office:value-type="float" office:value="62.9683968253968" calcext:value-type="float">
            <text:p>62.9683968253968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533.9666031746" calcext:value-type="float">
            <text:p>1533.9666031746</text:p>
          </table:table-cell>
          <table:table-cell table:style-name="ce1" office:value-type="float" office:value="242.942341269842" calcext:value-type="float">
            <text:p>242.942341269842</text:p>
          </table:table-cell>
          <table:table-cell table:style-name="ce1" office:value-type="float" office:value="757.633333333333" calcext:value-type="float">
            <text:p>757.633333333333</text:p>
          </table:table-cell>
          <table:table-cell table:style-name="ce1" office:value-type="float" office:value="1532.12285714286" calcext:value-type="float">
            <text:p>1532.12285714286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949.6875" calcext:value-type="float">
            <text:p>949.6875</text:p>
          </table:table-cell>
          <table:table-cell table:style-name="ce1" office:value-type="float" office:value="187.736" calcext:value-type="float">
            <text:p>187.7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2.5" calcext:value-type="float">
            <text:p>652.5</text:p>
          </table:table-cell>
          <table:table-cell table:style-name="ce1" office:value-type="float" office:value="167.963333333333" calcext:value-type="float">
            <text:p>167.963333333333</text:p>
          </table:table-cell>
          <table:table-cell table:style-name="ce1" office:value-type="float" office:value="38.04" calcext:value-type="float">
            <text:p>38.04</text:p>
          </table:table-cell>
          <table:table-cell table:style-name="ce1" office:value-type="float" office:value="1050.26464285714" calcext:value-type="float">
            <text:p>1050.264642857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80.66984126984" calcext:value-type="float">
            <text:p>3680.66984126984</text:p>
          </table:table-cell>
          <table:table-cell table:style-name="ce1" office:value-type="float" office:value="140.7" calcext:value-type="float">
            <text:p>140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4.3" calcext:value-type="float">
            <text:p>564.3</text:p>
          </table:table-cell>
          <table:table-cell table:style-name="ce1" office:value-type="float" office:value="927.838571428571" calcext:value-type="float">
            <text:p>927.838571428571</text:p>
          </table:table-cell>
          <table:table-cell table:style-name="ce1" office:value-type="float" office:value="2194.83869047619" calcext:value-type="float">
            <text:p>2194.83869047619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409.857142857142" calcext:value-type="float">
            <text:p>409.857142857142</text:p>
          </table:table-cell>
          <table:table-cell table:style-name="ce1" office:value-type="float" office:value="1439.83757142857" calcext:value-type="float">
            <text:p>1439.83757142857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8100" calcext:value-type="float">
            <text:p>18100</text:p>
          </table:table-cell>
          <table:table-cell table:style-name="ce1" office:value-type="float" office:value="5370.66904761904" calcext:value-type="float">
            <text:p>5370.669047619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4.324" calcext:value-type="float">
            <text:p>2484.324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315.6" calcext:value-type="float">
            <text:p>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23.166666666667" calcext:value-type="float">
            <text:p>123.166666666667</text:p>
          </table:table-cell>
          <table:table-cell table:style-name="ce1" office:value-type="float" office:value="680.078571428571" calcext:value-type="float">
            <text:p>680.078571428571</text:p>
          </table:table-cell>
          <table:table-cell table:style-name="ce1" office:value-type="float" office:value="486.446428571429" calcext:value-type="float">
            <text:p>486.446428571429</text:p>
          </table:table-cell>
          <table:table-cell table:style-name="ce1" office:value-type="float" office:value="557.527619047619" calcext:value-type="float">
            <text:p>557.527619047619</text:p>
          </table:table-cell>
          <table:table-cell table:style-name="ce1" office:value-type="float" office:value="1625.508" calcext:value-type="float">
            <text:p>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1.06628571428" calcext:value-type="float">
            <text:p>1671.066285714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1.777571428572" calcext:value-type="float">
            <text:p>961.777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8.835571428571" calcext:value-type="float">
            <text:p>478.835571428571</text:p>
          </table:table-cell>
          <table:table-cell table:style-name="ce1" office:value-type="float" office:value="2610.61934523809" calcext:value-type="float">
            <text:p>2610.61934523809</text:p>
          </table:table-cell>
          <table:table-cell table:style-name="ce1" office:value-type="float" office:value="2825" calcext:value-type="float">
            <text:p>2825</text:p>
          </table:table-cell>
          <table:table-cell table:style-name="ce1" office:value-type="float" office:value="3905.38809523809" calcext:value-type="float">
            <text:p>3905.38809523809</text:p>
          </table:table-cell>
          <table:table-cell table:style-name="ce1" table:formula="of:=#VALUE!" office:value-type="string" office:string-value="" calcext:value-type="error">
            <text:p>#VALUE!</text:p>
          </table:table-cell>
          <table:table-cell table:style-name="ce1" office:value-type="float" office:value="1174.95" calcext:value-type="float">
            <text:p>1174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5.17857142857" calcext:value-type="float">
            <text:p>1035.17857142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9.242642857144" calcext:value-type="float">
            <text:p>949.242642857144</text:p>
          </table:table-cell>
          <table:table-cell table:style-name="ce1" office:value-type="float" office:value="1193.88809523809" calcext:value-type="float">
            <text:p>1193.88809523809</text:p>
          </table:table-cell>
          <table:table-cell table:style-name="ce1" office:value-type="float" office:value="1538.71428571429" calcext:value-type="float">
            <text:p>1538.7142857142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63.073809523809" calcext:value-type="float">
            <text:p>363.073809523809</text:p>
          </table:table-cell>
          <table:table-cell table:style-name="ce1" office:value-type="float" office:value="368.894047619048" calcext:value-type="float">
            <text:p>368.894047619048</text:p>
          </table:table-cell>
          <table:table-cell table:style-name="ce1" office:value-type="float" office:value="819.7" calcext:value-type="float">
            <text:p>819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#VALUE!" office:value-type="string" office:string-value="" calcext:value-type="error">
            <text:p>#VALUE!</text:p>
          </table:table-cell>
          <table:table-cell table:style-name="ce1" office:value-type="string" calcext:value-type="string">
            <text:p>Заявка на Производство на ближайшие 32-38 дней, кг</text:p>
          </table:table-cell>
          <table:table-cell table:style-name="ce1" table:number-columns-repeated="13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18">
          <table:table-cell table:style-name="ce1" office:value-type="string" calcext:value-type="string">
            <text:p>Заявка на Производство на ближайшие 39-45 дней, кг</text:p>
          </table:table-cell>
          <table:table-cell table:style-name="ce1" office:value-type="float" office:value="2376.085" calcext:value-type="float">
            <text:p>2376.085</text:p>
          </table:table-cell>
          <table:table-cell table:style-name="ce1" office:value-type="float" office:value="158.575" calcext:value-type="float">
            <text:p>158.575</text:p>
          </table:table-cell>
          <table:table-cell table:style-name="ce1" office:value-type="float" office:value="3237.158" calcext:value-type="float">
            <text:p>3237.158</text:p>
          </table:table-cell>
          <table:table-cell table:style-name="ce1" office:value-type="float" office:value="281.005" calcext:value-type="float">
            <text:p>281.005</text:p>
          </table:table-cell>
          <table:table-cell table:style-name="ce1" office:value-type="float" office:value="2245.78053174603" calcext:value-type="float">
            <text:p>2245.78053174603</text:p>
          </table:table-cell>
          <table:table-cell table:style-name="ce1" office:value-type="float" office:value="140.4" calcext:value-type="float">
            <text:p>140.4</text:p>
          </table:table-cell>
          <table:table-cell table:style-name="ce1" office:value-type="float" office:value="847.849043650793" calcext:value-type="float">
            <text:p>847.849043650793</text:p>
          </table:table-cell>
          <table:table-cell table:style-name="ce1" office:value-type="float" office:value="1832.13066666667" calcext:value-type="float">
            <text:p>1832.13066666667</text:p>
          </table:table-cell>
          <table:table-cell table:style-name="ce1" office:value-type="float" office:value="732.821" calcext:value-type="float">
            <text:p>732.821</text:p>
          </table:table-cell>
          <table:table-cell table:style-name="ce1" office:value-type="float" office:value="157.03" calcext:value-type="float">
            <text:p>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002031746032" calcext:value-type="float">
            <text:p>459.002031746032</text:p>
          </table:table-cell>
          <table:table-cell table:style-name="ce1" office:value-type="float" office:value="950.885904761905" calcext:value-type="float">
            <text:p>950.885904761905</text:p>
          </table:table-cell>
          <table:table-cell table:style-name="ce1" office:value-type="float" office:value="417.924396825397" calcext:value-type="float">
            <text:p>417.924396825397</text:p>
          </table:table-cell>
          <table:table-cell table:style-name="ce1" office:value-type="float" office:value="978.919841269841" calcext:value-type="float">
            <text:p>978.919841269841</text:p>
          </table:table-cell>
          <table:table-cell table:style-name="ce1" office:value-type="float" office:value="1428.16" calcext:value-type="float">
            <text:p>1428.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400" calcext:value-type="float">
            <text:p>22400</text:p>
          </table:table-cell>
          <table:table-cell table:style-name="ce1" office:value-type="float" office:value="806.52" calcext:value-type="float">
            <text:p>806.52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78.88" calcext:value-type="float">
            <text:p>578.88</text:p>
          </table:table-cell>
          <table:table-cell table:style-name="ce1" office:value-type="float" office:value="2744.2" calcext:value-type="float">
            <text:p>2744.2</text:p>
          </table:table-cell>
          <table:table-cell table:style-name="ce1" office:value-type="float" office:value="261.325714285714" calcext:value-type="float">
            <text:p>261.325714285714</text:p>
          </table:table-cell>
          <table:table-cell table:style-name="ce1" office:value-type="float" office:value="4921.41117460318" calcext:value-type="float">
            <text:p>4921.41117460318</text:p>
          </table:table-cell>
          <table:table-cell table:style-name="ce1" office:value-type="float" office:value="607.924047619048" calcext:value-type="float">
            <text:p>607.9240476190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9.36" calcext:value-type="float">
            <text:p>1269.36</text:p>
          </table:table-cell>
          <table:table-cell table:style-name="ce1" office:value-type="float" office:value="1436.55666666667" calcext:value-type="float">
            <text:p>143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21.33333333333" calcext:value-type="float">
            <text:p>3721.33333333333</text:p>
          </table:table-cell>
          <table:table-cell table:style-name="ce1" office:value-type="float" office:value="1724.59403174603" calcext:value-type="float">
            <text:p>1724.59403174603</text:p>
          </table:table-cell>
          <table:table-cell table:style-name="ce1" office:value-type="float" office:value="5865.70214285714" calcext:value-type="float">
            <text:p>5865.702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9.231428571429" calcext:value-type="float">
            <text:p>129.231428571429</text:p>
          </table:table-cell>
          <table:table-cell table:style-name="ce1" office:value-type="float" office:value="1435.187" calcext:value-type="float">
            <text:p>1435.187</text:p>
          </table:table-cell>
          <table:table-cell table:style-name="ce1" office:value-type="float" office:value="600.245396825397" calcext:value-type="float">
            <text:p>600.245396825397</text:p>
          </table:table-cell>
          <table:table-cell table:style-name="ce1" office:value-type="float" office:value="62.9683968253968" calcext:value-type="float">
            <text:p>62.9683968253968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533.9666031746" calcext:value-type="float">
            <text:p>1533.9666031746</text:p>
          </table:table-cell>
          <table:table-cell table:style-name="ce1" office:value-type="float" office:value="442.942341269841" calcext:value-type="float">
            <text:p>442.942341269841</text:p>
          </table:table-cell>
          <table:table-cell table:style-name="ce1" office:value-type="float" office:value="757.633333333333" calcext:value-type="float">
            <text:p>757.633333333333</text:p>
          </table:table-cell>
          <table:table-cell table:style-name="ce1" office:value-type="float" office:value="1532.12285714286" calcext:value-type="float">
            <text:p>1532.12285714286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949.6875" calcext:value-type="float">
            <text:p>949.6875</text:p>
          </table:table-cell>
          <table:table-cell table:style-name="ce1" office:value-type="float" office:value="187.736" calcext:value-type="float">
            <text:p>187.7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2.5" calcext:value-type="float">
            <text:p>652.5</text:p>
          </table:table-cell>
          <table:table-cell table:style-name="ce1" office:value-type="float" office:value="667.963333333333" calcext:value-type="float">
            <text:p>667.963333333333</text:p>
          </table:table-cell>
          <table:table-cell table:style-name="ce1" office:value-type="float" office:value="38.04" calcext:value-type="float">
            <text:p>38.04</text:p>
          </table:table-cell>
          <table:table-cell table:style-name="ce1" office:value-type="float" office:value="1550.26464285714" calcext:value-type="float">
            <text:p>1550.264642857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80.66984126984" calcext:value-type="float">
            <text:p>3680.66984126984</text:p>
          </table:table-cell>
          <table:table-cell table:style-name="ce1" office:value-type="float" office:value="140.7" calcext:value-type="float">
            <text:p>140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4.3" calcext:value-type="float">
            <text:p>564.3</text:p>
          </table:table-cell>
          <table:table-cell table:style-name="ce1" office:value-type="float" office:value="927.838571428571" calcext:value-type="float">
            <text:p>927.838571428571</text:p>
          </table:table-cell>
          <table:table-cell table:style-name="ce1" office:value-type="float" office:value="2096.08869047619" calcext:value-type="float">
            <text:p>2096.08869047619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409.857142857143" calcext:value-type="float">
            <text:p>409.857142857143</text:p>
          </table:table-cell>
          <table:table-cell table:style-name="ce1" office:value-type="float" office:value="1439.83757142857" calcext:value-type="float">
            <text:p>1439.83757142857</text:p>
          </table:table-cell>
          <table:table-cell table:style-name="ce1" office:value-type="float" office:value="222.38" calcext:value-type="float">
            <text:p>222.38</text:p>
          </table:table-cell>
          <table:table-cell table:style-name="ce1" office:value-type="float" office:value="137.6" calcext:value-type="float">
            <text:p>137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8100" calcext:value-type="float">
            <text:p>18100</text:p>
          </table:table-cell>
          <table:table-cell table:style-name="ce1" office:value-type="float" office:value="4870.66904761905" calcext:value-type="float">
            <text:p>4870.669047619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4.324" calcext:value-type="float">
            <text:p>2484.324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315.6" calcext:value-type="float">
            <text:p>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23.166666666667" calcext:value-type="float">
            <text:p>123.166666666667</text:p>
          </table:table-cell>
          <table:table-cell table:style-name="ce1" office:value-type="float" office:value="680.078571428571" calcext:value-type="float">
            <text:p>680.078571428571</text:p>
          </table:table-cell>
          <table:table-cell table:style-name="ce1" office:value-type="float" office:value="486.446428571429" calcext:value-type="float">
            <text:p>486.446428571429</text:p>
          </table:table-cell>
          <table:table-cell table:style-name="ce1" office:value-type="float" office:value="557.527619047619" calcext:value-type="float">
            <text:p>557.527619047619</text:p>
          </table:table-cell>
          <table:table-cell table:style-name="ce1" office:value-type="float" office:value="1625.508" calcext:value-type="float">
            <text:p>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22.48628571429" calcext:value-type="float">
            <text:p>1622.48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1.777571428572" calcext:value-type="float">
            <text:p>961.777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8.835571428571" calcext:value-type="float">
            <text:p>478.835571428571</text:p>
          </table:table-cell>
          <table:table-cell table:style-name="ce1" office:value-type="float" office:value="2610.61934523809" calcext:value-type="float">
            <text:p>2610.61934523809</text:p>
          </table:table-cell>
          <table:table-cell table:style-name="ce1" office:value-type="float" office:value="2825" calcext:value-type="float">
            <text:p>2825</text:p>
          </table:table-cell>
          <table:table-cell table:style-name="ce1" office:value-type="float" office:value="3905.3880952381" calcext:value-type="float">
            <text:p>3905.3880952381</text:p>
          </table:table-cell>
          <table:table-cell table:style-name="ce1" table:formula="of:=#VALUE!" office:value-type="string" office:string-value="" calcext:value-type="error">
            <text:p>#VALUE!</text:p>
          </table:table-cell>
          <table:table-cell table:style-name="ce1" office:value-type="float" office:value="1174.95" calcext:value-type="float">
            <text:p>1174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5.17857142857" calcext:value-type="float">
            <text:p>1035.17857142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9.242642857144" calcext:value-type="float">
            <text:p>949.242642857144</text:p>
          </table:table-cell>
          <table:table-cell table:style-name="ce1" office:value-type="float" office:value="1193.8880952381" calcext:value-type="float">
            <text:p>1193.8880952381</text:p>
          </table:table-cell>
          <table:table-cell table:style-name="ce1" office:value-type="float" office:value="1538.71428571429" calcext:value-type="float">
            <text:p>1538.7142857142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63.073809523809" calcext:value-type="float">
            <text:p>363.073809523809</text:p>
          </table:table-cell>
          <table:table-cell table:style-name="ce1" office:value-type="float" office:value="368.894047619048" calcext:value-type="float">
            <text:p>368.894047619048</text:p>
          </table:table-cell>
          <table:table-cell table:style-name="ce1" office:value-type="float" office:value="819.7" calcext:value-type="float">
            <text:p>819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#VALUE!" office:value-type="string" office:string-value="" calcext:value-type="error">
            <text:p>#VALUE!</text:p>
          </table:table-cell>
          <table:table-cell table:style-name="ce1" office:value-type="string" calcext:value-type="string">
            <text:p>Заявка на Производство на ближайшие 39-45 дней, кг</text:p>
          </table:table-cell>
          <table:table-cell table:style-name="ce1" table:number-columns-repeated="13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18">
          <table:table-cell table:style-name="ce1" office:value-type="string" calcext:value-type="string">
            <text:p>Заявка на Производство на ближайшие 46-52 дней, кг</text:p>
          </table:table-cell>
          <table:table-cell table:style-name="ce1" office:value-type="float" office:value="2376.085" calcext:value-type="float">
            <text:p>2376.085</text:p>
          </table:table-cell>
          <table:table-cell table:style-name="ce1" office:value-type="float" office:value="158.575" calcext:value-type="float">
            <text:p>158.575</text:p>
          </table:table-cell>
          <table:table-cell table:style-name="ce1" office:value-type="float" office:value="3237.158" calcext:value-type="float">
            <text:p>3237.158</text:p>
          </table:table-cell>
          <table:table-cell table:style-name="ce1" office:value-type="float" office:value="281.005" calcext:value-type="float">
            <text:p>281.005</text:p>
          </table:table-cell>
          <table:table-cell table:style-name="ce1" office:value-type="float" office:value="1845.78053174603" calcext:value-type="float">
            <text:p>1845.78053174603</text:p>
          </table:table-cell>
          <table:table-cell table:style-name="ce1" office:value-type="float" office:value="140.4" calcext:value-type="float">
            <text:p>140.4</text:p>
          </table:table-cell>
          <table:table-cell table:style-name="ce1" office:value-type="float" office:value="847.849043650793" calcext:value-type="float">
            <text:p>847.849043650793</text:p>
          </table:table-cell>
          <table:table-cell table:style-name="ce1" office:value-type="float" office:value="1832.13066666667" calcext:value-type="float">
            <text:p>1832.13066666667</text:p>
          </table:table-cell>
          <table:table-cell table:style-name="ce1" office:value-type="float" office:value="732.821" calcext:value-type="float">
            <text:p>732.821</text:p>
          </table:table-cell>
          <table:table-cell table:style-name="ce1" office:value-type="float" office:value="157.03" calcext:value-type="float">
            <text:p>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002031746032" calcext:value-type="float">
            <text:p>459.002031746032</text:p>
          </table:table-cell>
          <table:table-cell table:style-name="ce1" office:value-type="float" office:value="950.885904761905" calcext:value-type="float">
            <text:p>950.885904761905</text:p>
          </table:table-cell>
          <table:table-cell table:style-name="ce1" office:value-type="float" office:value="417.924396825397" calcext:value-type="float">
            <text:p>417.924396825397</text:p>
          </table:table-cell>
          <table:table-cell table:style-name="ce1" office:value-type="float" office:value="978.919841269842" calcext:value-type="float">
            <text:p>978.919841269842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00" calcext:value-type="float">
            <text:p>14500</text:p>
          </table:table-cell>
          <table:table-cell table:style-name="ce1" office:value-type="float" office:value="806.52" calcext:value-type="float">
            <text:p>806.52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78.88" calcext:value-type="float">
            <text:p>578.88</text:p>
          </table:table-cell>
          <table:table-cell table:style-name="ce1" office:value-type="float" office:value="2744.2" calcext:value-type="float">
            <text:p>2744.2</text:p>
          </table:table-cell>
          <table:table-cell table:style-name="ce1" office:value-type="float" office:value="261.325714285714" calcext:value-type="float">
            <text:p>261.325714285714</text:p>
          </table:table-cell>
          <table:table-cell table:style-name="ce1" office:value-type="float" office:value="4621.41117460318" calcext:value-type="float">
            <text:p>4621.41117460318</text:p>
          </table:table-cell>
          <table:table-cell table:style-name="ce1" office:value-type="float" office:value="607.924047619047" calcext:value-type="float">
            <text:p>607.924047619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9.36" calcext:value-type="float">
            <text:p>1269.36</text:p>
          </table:table-cell>
          <table:table-cell table:style-name="ce1" office:value-type="float" office:value="1436.55666666667" calcext:value-type="float">
            <text:p>143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21.33333333333" calcext:value-type="float">
            <text:p>3721.33333333333</text:p>
          </table:table-cell>
          <table:table-cell table:style-name="ce1" office:value-type="float" office:value="1724.59403174603" calcext:value-type="float">
            <text:p>1724.59403174603</text:p>
          </table:table-cell>
          <table:table-cell table:style-name="ce1" office:value-type="float" office:value="5865.70214285714" calcext:value-type="float">
            <text:p>5865.702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9.231428571429" calcext:value-type="float">
            <text:p>129.231428571429</text:p>
          </table:table-cell>
          <table:table-cell table:style-name="ce1" office:value-type="float" office:value="1435.187" calcext:value-type="float">
            <text:p>1435.187</text:p>
          </table:table-cell>
          <table:table-cell table:style-name="ce1" office:value-type="float" office:value="460.245396825397" calcext:value-type="float">
            <text:p>460.245396825397</text:p>
          </table:table-cell>
          <table:table-cell table:style-name="ce1" office:value-type="float" office:value="62.9683968253968" calcext:value-type="float">
            <text:p>62.9683968253968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533.9666031746" calcext:value-type="float">
            <text:p>1533.9666031746</text:p>
          </table:table-cell>
          <table:table-cell table:style-name="ce1" office:value-type="float" office:value="442.942341269841" calcext:value-type="float">
            <text:p>442.942341269841</text:p>
          </table:table-cell>
          <table:table-cell table:style-name="ce1" office:value-type="float" office:value="757.633333333333" calcext:value-type="float">
            <text:p>757.633333333333</text:p>
          </table:table-cell>
          <table:table-cell table:style-name="ce1" office:value-type="float" office:value="1532.12285714286" calcext:value-type="float">
            <text:p>1532.12285714286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949.6875" calcext:value-type="float">
            <text:p>949.6875</text:p>
          </table:table-cell>
          <table:table-cell table:style-name="ce1" office:value-type="float" office:value="187.736" calcext:value-type="float">
            <text:p>187.7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2.5" calcext:value-type="float">
            <text:p>652.5</text:p>
          </table:table-cell>
          <table:table-cell table:style-name="ce1" office:value-type="float" office:value="667.963333333334" calcext:value-type="float">
            <text:p>667.963333333334</text:p>
          </table:table-cell>
          <table:table-cell table:style-name="ce1" office:value-type="float" office:value="38.04" calcext:value-type="float">
            <text:p>38.04</text:p>
          </table:table-cell>
          <table:table-cell table:style-name="ce1" office:value-type="float" office:value="1550.26464285714" calcext:value-type="float">
            <text:p>1550.264642857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80.66984126984" calcext:value-type="float">
            <text:p>3680.66984126984</text:p>
          </table:table-cell>
          <table:table-cell table:style-name="ce1" office:value-type="float" office:value="140.7" calcext:value-type="float">
            <text:p>140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4.3" calcext:value-type="float">
            <text:p>564.3</text:p>
          </table:table-cell>
          <table:table-cell table:style-name="ce1" office:value-type="float" office:value="927.838571428571" calcext:value-type="float">
            <text:p>927.838571428571</text:p>
          </table:table-cell>
          <table:table-cell table:style-name="ce1" office:value-type="float" office:value="2096.08869047619" calcext:value-type="float">
            <text:p>2096.08869047619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409.857142857143" calcext:value-type="float">
            <text:p>409.857142857143</text:p>
          </table:table-cell>
          <table:table-cell table:style-name="ce1" office:value-type="float" office:value="1439.83757142857" calcext:value-type="float">
            <text:p>1439.83757142857</text:p>
          </table:table-cell>
          <table:table-cell table:style-name="ce1" office:value-type="float" office:value="0.0000000000000102140518265514" calcext:value-type="float">
            <text:p>1.02140518265514E-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8100" calcext:value-type="float">
            <text:p>18100</text:p>
          </table:table-cell>
          <table:table-cell table:style-name="ce1" office:value-type="float" office:value="4870.66904761905" calcext:value-type="float">
            <text:p>4870.669047619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4.324" calcext:value-type="float">
            <text:p>2484.324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315.6" calcext:value-type="float">
            <text:p>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23.166666666667" calcext:value-type="float">
            <text:p>123.166666666667</text:p>
          </table:table-cell>
          <table:table-cell table:style-name="ce1" office:value-type="float" office:value="520.078571428571" calcext:value-type="float">
            <text:p>520.078571428571</text:p>
          </table:table-cell>
          <table:table-cell table:style-name="ce1" office:value-type="float" office:value="486.446428571429" calcext:value-type="float">
            <text:p>486.446428571429</text:p>
          </table:table-cell>
          <table:table-cell table:style-name="ce1" office:value-type="float" office:value="557.527619047619" calcext:value-type="float">
            <text:p>557.527619047619</text:p>
          </table:table-cell>
          <table:table-cell table:style-name="ce1" office:value-type="float" office:value="1625.508" calcext:value-type="float">
            <text:p>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2.48628571429" calcext:value-type="float">
            <text:p>1382.48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1.777571428572" calcext:value-type="float">
            <text:p>961.777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8.835571428571" calcext:value-type="float">
            <text:p>478.835571428571</text:p>
          </table:table-cell>
          <table:table-cell table:style-name="ce1" office:value-type="float" office:value="2610.61934523809" calcext:value-type="float">
            <text:p>2610.61934523809</text:p>
          </table:table-cell>
          <table:table-cell table:style-name="ce1" office:value-type="float" office:value="2825" calcext:value-type="float">
            <text:p>2825</text:p>
          </table:table-cell>
          <table:table-cell table:style-name="ce1" office:value-type="float" office:value="3892.3880952381" calcext:value-type="float">
            <text:p>3892.3880952381</text:p>
          </table:table-cell>
          <table:table-cell table:style-name="ce1" table:formula="of:=#VALUE!" office:value-type="string" office:string-value="" calcext:value-type="error">
            <text:p>#VALUE!</text:p>
          </table:table-cell>
          <table:table-cell table:style-name="ce1" office:value-type="float" office:value="1174.95" calcext:value-type="float">
            <text:p>1174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5.17857142857" calcext:value-type="float">
            <text:p>1035.17857142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9.242642857143" calcext:value-type="float">
            <text:p>709.242642857143</text:p>
          </table:table-cell>
          <table:table-cell table:style-name="ce1" office:value-type="float" office:value="1193.8880952381" calcext:value-type="float">
            <text:p>1193.8880952381</text:p>
          </table:table-cell>
          <table:table-cell table:style-name="ce1" office:value-type="float" office:value="1538.71428571429" calcext:value-type="float">
            <text:p>1538.7142857142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63.073809523809" calcext:value-type="float">
            <text:p>363.073809523809</text:p>
          </table:table-cell>
          <table:table-cell table:style-name="ce1" office:value-type="float" office:value="368.894047619048" calcext:value-type="float">
            <text:p>368.894047619048</text:p>
          </table:table-cell>
          <table:table-cell table:style-name="ce1" office:value-type="float" office:value="819.7" calcext:value-type="float">
            <text:p>819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#VALUE!" office:value-type="string" office:string-value="" calcext:value-type="error">
            <text:p>#VALUE!</text:p>
          </table:table-cell>
          <table:table-cell table:style-name="ce1" office:value-type="string" calcext:value-type="string">
            <text:p>Заявка на Производство на ближайшие 46-52 дней, кг</text:p>
          </table:table-cell>
          <table:table-cell table:style-name="ce1" table:number-columns-repeated="13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18">
          <table:table-cell table:style-name="ce1" office:value-type="string" calcext:value-type="string">
            <text:p>Заявка на Производство на ближайшие 53-59 дней, кг</text:p>
          </table:table-cell>
          <table:table-cell table:style-name="ce1" office:value-type="float" office:value="2376.085" calcext:value-type="float">
            <text:p>2376.085</text:p>
          </table:table-cell>
          <table:table-cell table:style-name="ce1" office:value-type="float" office:value="158.575" calcext:value-type="float">
            <text:p>158.575</text:p>
          </table:table-cell>
          <table:table-cell table:style-name="ce1" office:value-type="float" office:value="3237.158" calcext:value-type="float">
            <text:p>3237.158</text:p>
          </table:table-cell>
          <table:table-cell table:style-name="ce1" office:value-type="float" office:value="281.005" calcext:value-type="float">
            <text:p>281.005</text:p>
          </table:table-cell>
          <table:table-cell table:style-name="ce1" office:value-type="float" office:value="1845.78053174603" calcext:value-type="float">
            <text:p>1845.78053174603</text:p>
          </table:table-cell>
          <table:table-cell table:style-name="ce1" office:value-type="float" office:value="140.4" calcext:value-type="float">
            <text:p>140.4</text:p>
          </table:table-cell>
          <table:table-cell table:style-name="ce1" office:value-type="float" office:value="847.849043650793" calcext:value-type="float">
            <text:p>847.849043650793</text:p>
          </table:table-cell>
          <table:table-cell table:style-name="ce1" office:value-type="float" office:value="1832.13066666667" calcext:value-type="float">
            <text:p>1832.13066666667</text:p>
          </table:table-cell>
          <table:table-cell table:style-name="ce1" office:value-type="float" office:value="732.821" calcext:value-type="float">
            <text:p>732.821</text:p>
          </table:table-cell>
          <table:table-cell table:style-name="ce1" office:value-type="float" office:value="157.03" calcext:value-type="float">
            <text:p>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002031746032" calcext:value-type="float">
            <text:p>459.002031746032</text:p>
          </table:table-cell>
          <table:table-cell table:style-name="ce1" office:value-type="float" office:value="950.885904761906" calcext:value-type="float">
            <text:p>950.885904761906</text:p>
          </table:table-cell>
          <table:table-cell table:style-name="ce1" office:value-type="float" office:value="417.924396825397" calcext:value-type="float">
            <text:p>417.924396825397</text:p>
          </table:table-cell>
          <table:table-cell table:style-name="ce1" office:value-type="float" office:value="978.919841269841" calcext:value-type="float">
            <text:p>978.919841269841</text:p>
          </table:table-cell>
          <table:table-cell table:style-name="ce1" office:value-type="float" office:value="1428.16" calcext:value-type="float">
            <text:p>1428.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00" calcext:value-type="float">
            <text:p>14500</text:p>
          </table:table-cell>
          <table:table-cell table:style-name="ce1" office:value-type="float" office:value="806.52" calcext:value-type="float">
            <text:p>806.52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78.88" calcext:value-type="float">
            <text:p>578.88</text:p>
          </table:table-cell>
          <table:table-cell table:style-name="ce1" office:value-type="float" office:value="2744.2" calcext:value-type="float">
            <text:p>2744.2</text:p>
          </table:table-cell>
          <table:table-cell table:style-name="ce1" office:value-type="float" office:value="261.325714285714" calcext:value-type="float">
            <text:p>261.325714285714</text:p>
          </table:table-cell>
          <table:table-cell table:style-name="ce1" office:value-type="float" office:value="4621.41117460318" calcext:value-type="float">
            <text:p>4621.41117460318</text:p>
          </table:table-cell>
          <table:table-cell table:style-name="ce1" office:value-type="float" office:value="607.924047619048" calcext:value-type="float">
            <text:p>607.9240476190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9.36" calcext:value-type="float">
            <text:p>1269.36</text:p>
          </table:table-cell>
          <table:table-cell table:style-name="ce1" office:value-type="float" office:value="1736.55666666667" calcext:value-type="float">
            <text:p>173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21.33333333333" calcext:value-type="float">
            <text:p>3721.33333333333</text:p>
          </table:table-cell>
          <table:table-cell table:style-name="ce1" office:value-type="float" office:value="1724.59403174603" calcext:value-type="float">
            <text:p>1724.59403174603</text:p>
          </table:table-cell>
          <table:table-cell table:style-name="ce1" office:value-type="float" office:value="5865.70214285714" calcext:value-type="float">
            <text:p>5865.702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9.231428571429" calcext:value-type="float">
            <text:p>129.231428571429</text:p>
          </table:table-cell>
          <table:table-cell table:style-name="ce1" office:value-type="float" office:value="1435.187" calcext:value-type="float">
            <text:p>1435.187</text:p>
          </table:table-cell>
          <table:table-cell table:style-name="ce1" office:value-type="float" office:value="460.245396825397" calcext:value-type="float">
            <text:p>460.245396825397</text:p>
          </table:table-cell>
          <table:table-cell table:style-name="ce1" office:value-type="float" office:value="62.9683968253968" calcext:value-type="float">
            <text:p>62.9683968253968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42.942341269841" calcext:value-type="float">
            <text:p>442.942341269841</text:p>
          </table:table-cell>
          <table:table-cell table:style-name="ce1" office:value-type="float" office:value="757.633333333333" calcext:value-type="float">
            <text:p>757.633333333333</text:p>
          </table:table-cell>
          <table:table-cell table:style-name="ce1" office:value-type="float" office:value="1532.12285714286" calcext:value-type="float">
            <text:p>1532.12285714286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949.6875" calcext:value-type="float">
            <text:p>949.6875</text:p>
          </table:table-cell>
          <table:table-cell table:style-name="ce1" office:value-type="float" office:value="187.736" calcext:value-type="float">
            <text:p>187.7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2.5" calcext:value-type="float">
            <text:p>652.5</text:p>
          </table:table-cell>
          <table:table-cell table:style-name="ce1" office:value-type="float" office:value="667.963333333334" calcext:value-type="float">
            <text:p>667.963333333334</text:p>
          </table:table-cell>
          <table:table-cell table:style-name="ce1" office:value-type="float" office:value="38.04" calcext:value-type="float">
            <text:p>38.04</text:p>
          </table:table-cell>
          <table:table-cell table:style-name="ce1" office:value-type="float" office:value="1550.26464285714" calcext:value-type="float">
            <text:p>1550.264642857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80.66984126984" calcext:value-type="float">
            <text:p>3680.66984126984</text:p>
          </table:table-cell>
          <table:table-cell table:style-name="ce1" office:value-type="float" office:value="140.7" calcext:value-type="float">
            <text:p>140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4.3" calcext:value-type="float">
            <text:p>564.3</text:p>
          </table:table-cell>
          <table:table-cell table:style-name="ce1" office:value-type="float" office:value="927.838571428571" calcext:value-type="float">
            <text:p>927.838571428571</text:p>
          </table:table-cell>
          <table:table-cell table:style-name="ce1" office:value-type="float" office:value="2096.08869047619" calcext:value-type="float">
            <text:p>2096.08869047619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409.857142857143" calcext:value-type="float">
            <text:p>409.857142857143</text:p>
          </table:table-cell>
          <table:table-cell table:style-name="ce1" office:value-type="float" office:value="1439.83757142857" calcext:value-type="float">
            <text:p>1439.83757142857</text:p>
          </table:table-cell>
          <table:table-cell table:style-name="ce1" office:value-type="float" office:value="4000" calcext:value-type="float">
            <text:p>4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8100" calcext:value-type="float">
            <text:p>18100</text:p>
          </table:table-cell>
          <table:table-cell table:style-name="ce1" office:value-type="float" office:value="4870.66904761905" calcext:value-type="float">
            <text:p>4870.669047619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4.324" calcext:value-type="float">
            <text:p>2484.324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315.6" calcext:value-type="float">
            <text:p>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23.166666666667" calcext:value-type="float">
            <text:p>123.166666666667</text:p>
          </table:table-cell>
          <table:table-cell table:style-name="ce1" office:value-type="float" office:value="520.078571428571" calcext:value-type="float">
            <text:p>520.078571428571</text:p>
          </table:table-cell>
          <table:table-cell table:style-name="ce1" office:value-type="float" office:value="486.446428571429" calcext:value-type="float">
            <text:p>486.446428571429</text:p>
          </table:table-cell>
          <table:table-cell table:style-name="ce1" office:value-type="float" office:value="557.527619047619" calcext:value-type="float">
            <text:p>557.527619047619</text:p>
          </table:table-cell>
          <table:table-cell table:style-name="ce1" office:value-type="float" office:value="1625.508" calcext:value-type="float">
            <text:p>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2.48628571429" calcext:value-type="float">
            <text:p>1382.48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1.777571428572" calcext:value-type="float">
            <text:p>961.777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8.835571428571" calcext:value-type="float">
            <text:p>478.835571428571</text:p>
          </table:table-cell>
          <table:table-cell table:style-name="ce1" office:value-type="float" office:value="2610.61934523809" calcext:value-type="float">
            <text:p>2610.61934523809</text:p>
          </table:table-cell>
          <table:table-cell table:style-name="ce1" office:value-type="float" office:value="2825" calcext:value-type="float">
            <text:p>2825</text:p>
          </table:table-cell>
          <table:table-cell table:style-name="ce1" office:value-type="float" office:value="3892.38809523809" calcext:value-type="float">
            <text:p>3892.38809523809</text:p>
          </table:table-cell>
          <table:table-cell table:style-name="ce1" table:formula="of:=#VALUE!" office:value-type="string" office:string-value="" calcext:value-type="error">
            <text:p>#VALUE!</text:p>
          </table:table-cell>
          <table:table-cell table:style-name="ce1" office:value-type="float" office:value="1174.95" calcext:value-type="float">
            <text:p>1174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5.17857142857" calcext:value-type="float">
            <text:p>1035.17857142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9.242642857144" calcext:value-type="float">
            <text:p>709.242642857144</text:p>
          </table:table-cell>
          <table:table-cell table:style-name="ce1" office:value-type="float" office:value="1193.8880952381" calcext:value-type="float">
            <text:p>1193.8880952381</text:p>
          </table:table-cell>
          <table:table-cell table:style-name="ce1" office:value-type="float" office:value="1538.71428571429" calcext:value-type="float">
            <text:p>1538.7142857142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63.073809523809" calcext:value-type="float">
            <text:p>363.073809523809</text:p>
          </table:table-cell>
          <table:table-cell table:style-name="ce1" office:value-type="float" office:value="368.894047619048" calcext:value-type="float">
            <text:p>368.894047619048</text:p>
          </table:table-cell>
          <table:table-cell table:style-name="ce1" office:value-type="float" office:value="819.7" calcext:value-type="float">
            <text:p>819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#VALUE!" office:value-type="string" office:string-value="" calcext:value-type="error">
            <text:p>#VALUE!</text:p>
          </table:table-cell>
          <table:table-cell table:style-name="ce1" office:value-type="string" calcext:value-type="string">
            <text:p>Заявка на Производство на ближайшие 53-59 дней, кг</text:p>
          </table:table-cell>
          <table:table-cell table:style-name="ce1" table:number-columns-repeated="13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15">
          <table:table-cell table:style-name="ce1" table:number-columns-repeated="148"/>
          <table:table-cell table:number-columns-repeated="876"/>
        </table:table-row>
        <table:table-row table:style-name="ro3">
          <table:table-cell table:style-name="ce1" office:value-type="string" calcext:value-type="string">
            <text:p>Подтвержденный План Производства на ближайшие 10 дней, кг.:</text:p>
          </table:table-cell>
          <table:table-cell table:number-columns-repeated="111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Подтвержденный План Производства на ближайшие 10 дней, кг.:</text:p>
          </table:table-cell>
          <table:table-cell table:style-name="ce1" table:number-columns-repeated="13"/>
          <table:table-cell table:style-name="ce1" office:value-type="float" office:value="563.382190476191" calcext:value-type="float">
            <text:p>563.3821904761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"/>
          <table:table-cell table:style-name="ce1" office:value-type="float" office:value="563.382190476191" calcext:value-type="float">
            <text:p>563.3821904761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float" office:value="43938" calcext:value-type="float">
            <text:p>43938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float" office:value="43938" calcext:value-type="float">
            <text:p>43938</text:p>
          </table:table-cell>
          <table:table-cell table:style-name="ce1" table:number-columns-repeated="13"/>
          <table:table-cell table:style-name="ce1" office:value-type="float" office:value="113.38219047619" calcext:value-type="float">
            <text:p>113.38219047619</text:p>
          </table:table-cell>
          <table:table-cell table:style-name="ce1" table:number-columns-repeated="12"/>
          <table:table-cell table:style-name="ce1" office:value-type="float" office:value="113.38219047619" calcext:value-type="float">
            <text:p>113.38219047619</text:p>
          </table:table-cell>
          <table:table-cell table:style-name="ce1" table:number-columns-repeated="8"/>
          <table:table-cell table:number-columns-repeated="876"/>
        </table:table-row>
        <table:table-row table:style-name="ro3">
          <table:table-cell table:style-name="ce1" office:value-type="float" office:value="43939" calcext:value-type="float">
            <text:p>43939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float" office:value="43939" calcext:value-type="float">
            <text:p>43939</text:p>
          </table:table-cell>
          <table:table-cell table:style-name="ce1" table:number-columns-repeated="13"/>
          <table:table-cell table:style-name="ce1" office:value-type="float" office:value="0" calcext:value-type="float">
            <text:p>0</text:p>
          </table:table-cell>
          <table:table-cell table:style-name="ce1" table:number-columns-repeated="12"/>
          <table:table-cell table:style-name="ce1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876"/>
        </table:table-row>
        <table:table-row table:style-name="ro3">
          <table:table-cell table:style-name="ce1" office:value-type="float" office:value="43940" calcext:value-type="float">
            <text:p>43940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float" office:value="43940" calcext:value-type="float">
            <text:p>43940</text:p>
          </table:table-cell>
          <table:table-cell table:style-name="ce1" table:number-columns-repeated="13"/>
          <table:table-cell table:style-name="ce1" office:value-type="float" office:value="0" calcext:value-type="float">
            <text:p>0</text:p>
          </table:table-cell>
          <table:table-cell table:style-name="ce1" table:number-columns-repeated="12"/>
          <table:table-cell table:style-name="ce1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876"/>
        </table:table-row>
        <table:table-row table:style-name="ro3">
          <table:table-cell table:style-name="ce1" table:number-columns-repeated="111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3"/>
          <table:table-cell table:style-name="ce1" office:value-type="float" office:value="0" calcext:value-type="float">
            <text:p>0</text:p>
          </table:table-cell>
          <table:table-cell table:style-name="ce1" table:number-columns-repeated="12"/>
          <table:table-cell table:style-name="ce1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876"/>
        </table:table-row>
        <table:table-row table:style-name="ro3">
          <table:table-cell table:style-name="ce1" table:number-columns-repeated="111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3"/>
          <table:table-cell table:style-name="ce1" office:value-type="float" office:value="0" calcext:value-type="float">
            <text:p>0</text:p>
          </table:table-cell>
          <table:table-cell table:style-name="ce1" table:number-columns-repeated="12"/>
          <table:table-cell table:style-name="ce1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876"/>
        </table:table-row>
        <table:table-row table:style-name="ro3">
          <table:table-cell table:style-name="ce1" office:value-type="string" calcext:value-type="string">
            <text:p>Заявка на Производство на ближайшие 04-10 дней, кг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Заявка на Производство на ближайшие 04-10 дней, кг</text:p>
          </table:table-cell>
          <table:table-cell table:style-name="ce1" table:number-columns-repeated="13"/>
          <table:table-cell table:style-name="ce1" office:value-type="float" office:value="450" calcext:value-type="float">
            <text:p>450</text:p>
          </table:table-cell>
          <table:table-cell table:style-name="ce1" table:number-columns-repeated="12"/>
          <table:table-cell table:style-name="ce1" office:value-type="float" office:value="450" calcext:value-type="float">
            <text:p>450</text:p>
          </table:table-cell>
          <table:table-cell table:style-name="ce1" table:number-columns-repeated="8"/>
          <table:table-cell table:number-columns-repeated="876"/>
        </table:table-row>
        <table:table-row table:style-name="ro3">
          <table:table-cell table:style-name="ce1" office:value-type="string" calcext:value-type="string">
            <text:p>Заявка на Производство на ближайшие 11-17 дней, кг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Заявка на Производство на ближайшие 11-17 дней, кг</text:p>
          </table:table-cell>
          <table:table-cell table:style-name="ce1" table:number-columns-repeated="13"/>
          <table:table-cell table:style-name="ce1" office:value-type="float" office:value="0" calcext:value-type="float">
            <text:p>0</text:p>
          </table:table-cell>
          <table:table-cell table:style-name="ce1" table:number-columns-repeated="12"/>
          <table:table-cell table:style-name="ce1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876"/>
        </table:table-row>
        <table:table-row table:style-name="ro3">
          <table:table-cell table:style-name="ce1" office:value-type="string" calcext:value-type="string">
            <text:p>Заявка на Производство на ближайшие 18-24 дней, кг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Заявка на Производство на ближайшие 18-24 дней, кг</text:p>
          </table:table-cell>
          <table:table-cell table:style-name="ce1" table:number-columns-repeated="13"/>
          <table:table-cell table:style-name="ce1" office:value-type="float" office:value="0" calcext:value-type="float">
            <text:p>0</text:p>
          </table:table-cell>
          <table:table-cell table:style-name="ce1" table:number-columns-repeated="12"/>
          <table:table-cell table:style-name="ce1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876"/>
        </table:table-row>
        <table:table-row table:style-name="ro3">
          <table:table-cell table:style-name="ce1" office:value-type="string" calcext:value-type="string">
            <text:p>Заявка на Производство на ближайшие 25-31 дней, кг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Заявка на Производство на ближайшие 25-31 дней, кг</text:p>
          </table:table-cell>
          <table:table-cell table:style-name="ce1" table:number-columns-repeated="13"/>
          <table:table-cell table:style-name="ce1" office:value-type="float" office:value="0" calcext:value-type="float">
            <text:p>0</text:p>
          </table:table-cell>
          <table:table-cell table:style-name="ce1" table:number-columns-repeated="12"/>
          <table:table-cell table:style-name="ce1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876"/>
        </table:table-row>
        <table:table-row table:style-name="ro3">
          <table:table-cell table:style-name="ce1" office:value-type="string" calcext:value-type="string">
            <text:p>Заявка на Производство на ближайшие 32-38 дней, кг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Заявка на Производство на ближайшие 32-38 дней, кг</text:p>
          </table:table-cell>
          <table:table-cell table:style-name="ce1" table:number-columns-repeated="13"/>
          <table:table-cell table:style-name="ce1" office:value-type="float" office:value="0" calcext:value-type="float">
            <text:p>0</text:p>
          </table:table-cell>
          <table:table-cell table:style-name="ce1" table:number-columns-repeated="12"/>
          <table:table-cell table:style-name="ce1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876"/>
        </table:table-row>
        <table:table-row table:style-name="ro11">
          <table:table-cell table:style-name="ce1" office:value-type="string" calcext:value-type="string">
            <text:p>Заявка на Производство на ближайшие 39-45 дней, кг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Заявка на Производство на ближайшие 39-45 дней, кг</text:p>
          </table:table-cell>
          <table:table-cell table:style-name="ce1" table:number-columns-repeated="13"/>
          <table:table-cell table:style-name="ce1" office:value-type="float" office:value="389.2052" calcext:value-type="float">
            <text:p>389.2052</text:p>
          </table:table-cell>
          <table:table-cell table:style-name="ce1" table:number-columns-repeated="12"/>
          <table:table-cell table:style-name="ce1" office:value-type="float" office:value="389.2052" calcext:value-type="float">
            <text:p>389.2052</text:p>
          </table:table-cell>
          <table:table-cell table:style-name="ce1" table:number-columns-repeated="8"/>
          <table:table-cell table:number-columns-repeated="876"/>
        </table:table-row>
        <table:table-row table:style-name="ro11">
          <table:table-cell table:style-name="ce1" office:value-type="string" calcext:value-type="string">
            <text:p>Заявка на Производство на ближайшие 46-52 дней, кг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Заявка на Производство на ближайшие 46-52 дней, кг</text:p>
          </table:table-cell>
          <table:table-cell table:style-name="ce1" table:number-columns-repeated="13"/>
          <table:table-cell table:style-name="ce1" office:value-type="float" office:value="389.2052" calcext:value-type="float">
            <text:p>389.2052</text:p>
          </table:table-cell>
          <table:table-cell table:style-name="ce1" table:number-columns-repeated="12"/>
          <table:table-cell table:style-name="ce1" office:value-type="float" office:value="389.2052" calcext:value-type="float">
            <text:p>389.2052</text:p>
          </table:table-cell>
          <table:table-cell table:style-name="ce1" table:number-columns-repeated="8"/>
          <table:table-cell table:number-columns-repeated="876"/>
        </table:table-row>
        <table:table-row table:style-name="ro11">
          <table:table-cell table:style-name="ce1" office:value-type="string" calcext:value-type="string">
            <text:p>Заявка на Производство на ближайшие 53-59 дней, кг</text:p>
          </table:table-cell>
          <table:table-cell table:style-name="ce1" table:number-columns-repeated="110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Заявка на Производство на ближайшие 53-59 дней, кг</text:p>
          </table:table-cell>
          <table:table-cell table:style-name="ce1" table:number-columns-repeated="13"/>
          <table:table-cell table:style-name="ce1" office:value-type="float" office:value="416.449564" calcext:value-type="float">
            <text:p>416.449564</text:p>
          </table:table-cell>
          <table:table-cell table:style-name="ce1" table:number-columns-repeated="12"/>
          <table:table-cell table:style-name="ce1" office:value-type="float" office:value="416.449564" calcext:value-type="float">
            <text:p>416.449564</text:p>
          </table:table-cell>
          <table:table-cell table:style-name="ce1" table:number-columns-repeated="8"/>
          <table:table-cell table:number-columns-repeated="876"/>
        </table:table-row>
        <table:table-row table:style-name="ro15">
          <table:table-cell table:style-name="ce1" table:number-columns-repeated="148"/>
          <table:table-cell table:number-columns-repeated="876"/>
        </table:table-row>
        <table:table-row table:style-name="ro22">
          <table:table-cell table:style-name="ce1" office:value-type="string" calcext:value-type="string">
            <text:p>Отклонение разница между Подтвержденным Планом Производства и Заявкой на Производство на ближайшие 10 дней, кг.:</text:p>
          </table:table-cell>
          <table:table-cell table:style-name="ce1" office:value-type="float" office:value="-10425.9215714286" calcext:value-type="float">
            <text:p>-10425.9215714286</text:p>
          </table:table-cell>
          <table:table-cell table:style-name="ce1" office:value-type="float" office:value="-280.177952380952" calcext:value-type="float">
            <text:p>-280.177952380952</text:p>
          </table:table-cell>
          <table:table-cell table:style-name="ce1" office:value-type="float" office:value="-4763.37895238095" calcext:value-type="float">
            <text:p>-4763.37895238095</text:p>
          </table:table-cell>
          <table:table-cell table:style-name="ce1" office:value-type="float" office:value="-419.971380952381" calcext:value-type="float">
            <text:p>-419.971380952381</text:p>
          </table:table-cell>
          <table:table-cell table:style-name="ce1" office:value-type="float" office:value="-4496.53100793651" calcext:value-type="float">
            <text:p>-4496.53100793651</text:p>
          </table:table-cell>
          <table:table-cell table:style-name="ce1" office:value-type="float" office:value="-252.685714285714" calcext:value-type="float">
            <text:p>-252.685714285714</text:p>
          </table:table-cell>
          <table:table-cell table:style-name="ce1" office:value-type="float" office:value="-1956.39356746032" calcext:value-type="float">
            <text:p>-1956.39356746032</text:p>
          </table:table-cell>
          <table:table-cell table:style-name="ce1" office:value-type="float" office:value="-3643.944" calcext:value-type="float">
            <text:p>-3643.944</text:p>
          </table:table-cell>
          <table:table-cell table:style-name="ce1" office:value-type="float" office:value="-717.882333333333" calcext:value-type="float">
            <text:p>-717.882333333333</text:p>
          </table:table-cell>
          <table:table-cell table:style-name="ce1" office:value-type="float" office:value="-274.968571428571" calcext:value-type="float">
            <text:p>-274.968571428571</text:p>
          </table:table-cell>
          <table:table-cell table:style-name="ce1" office:value-type="float" office:value="-1251.73695238095" calcext:value-type="float">
            <text:p>-1251.73695238095</text:p>
          </table:table-cell>
          <table:table-cell table:style-name="ce1" office:value-type="float" office:value="-460.094412698413" calcext:value-type="float">
            <text:p>-460.094412698413</text:p>
          </table:table-cell>
          <table:table-cell table:style-name="ce1" office:value-type="float" office:value="-1716.76828571429" calcext:value-type="float">
            <text:p>-1716.76828571429</text:p>
          </table:table-cell>
          <table:table-cell table:style-name="ce1" office:value-type="float" office:value="-1153.83677777778" calcext:value-type="float">
            <text:p>-1153.83677777778</text:p>
          </table:table-cell>
          <table:table-cell table:style-name="ce1" office:value-type="float" office:value="-1239.34698412698" calcext:value-type="float">
            <text:p>-1239.34698412698</text:p>
          </table:table-cell>
          <table:table-cell table:style-name="ce1" office:value-type="float" office:value="-2834.77333333333" calcext:value-type="float">
            <text:p>-2834.77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326.28" calcext:value-type="float">
            <text:p>-30326.28</text:p>
          </table:table-cell>
          <table:table-cell table:style-name="ce1" office:value-type="float" office:value="-599.348571428572" calcext:value-type="float">
            <text:p>-599.348571428572</text:p>
          </table:table-cell>
          <table:table-cell table:style-name="ce1" office:value-type="float" office:value="-3831.41714285714" calcext:value-type="float">
            <text:p>-3831.41714285714</text:p>
          </table:table-cell>
          <table:table-cell table:style-name="ce1" office:value-type="float" office:value="-1742.77714285714" calcext:value-type="float">
            <text:p>-1742.77714285714</text:p>
          </table:table-cell>
          <table:table-cell table:style-name="ce1" office:value-type="float" office:value="-758.88" calcext:value-type="float">
            <text:p>-758.88</text:p>
          </table:table-cell>
          <table:table-cell table:style-name="ce1" office:value-type="float" office:value="-4101.13142857143" calcext:value-type="float">
            <text:p>-4101.13142857143</text:p>
          </table:table-cell>
          <table:table-cell table:style-name="ce1" office:value-type="float" office:value="-281.305714285714" calcext:value-type="float">
            <text:p>-281.305714285714</text:p>
          </table:table-cell>
          <table:table-cell table:style-name="ce1" office:value-type="float" office:value="-8283.00355555556" calcext:value-type="float">
            <text:p>-8283.00355555556</text:p>
          </table:table-cell>
          <table:table-cell table:style-name="ce1" office:value-type="float" office:value="-1168.13547619048" calcext:value-type="float">
            <text:p>-1168.135476190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116.50285714286" calcext:value-type="float">
            <text:p>-2116.50285714286</text:p>
          </table:table-cell>
          <table:table-cell table:style-name="ce1" office:value-type="float" office:value="-2380.86333333333" calcext:value-type="float">
            <text:p>-2380.86333333333</text:p>
          </table:table-cell>
          <table:table-cell table:style-name="ce1" office:value-type="float" office:value="-16.8" calcext:value-type="float">
            <text:p>-16.8</text:p>
          </table:table-cell>
          <table:table-cell table:style-name="ce1" office:value-type="float" office:value="-3714.13333333333" calcext:value-type="float">
            <text:p>-3714.13333333333</text:p>
          </table:table-cell>
          <table:table-cell table:style-name="ce1" office:value-type="float" office:value="-2519.56165079365" calcext:value-type="float">
            <text:p>-2519.56165079365</text:p>
          </table:table-cell>
          <table:table-cell table:style-name="ce1" office:value-type="float" office:value="-8536.97833333333" calcext:value-type="float">
            <text:p>-8536.978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57.85714285714" calcext:value-type="float">
            <text:p>-3057.85714285714</text:p>
          </table:table-cell>
          <table:table-cell table:style-name="ce1" office:value-type="float" office:value="-177.38" calcext:value-type="float">
            <text:p>-177.38</text:p>
          </table:table-cell>
          <table:table-cell table:style-name="ce1" office:value-type="float" office:value="-2011.72033333333" calcext:value-type="float">
            <text:p>-2011.72033333333</text:p>
          </table:table-cell>
          <table:table-cell table:style-name="ce1" office:value-type="float" office:value="-398.568253968254" calcext:value-type="float">
            <text:p>-398.568253968254</text:p>
          </table:table-cell>
          <table:table-cell table:style-name="ce1" office:value-type="float" office:value="-83.8268396825397" calcext:value-type="float">
            <text:p>-83.8268396825397</text:p>
          </table:table-cell>
          <table:table-cell table:style-name="ce1" office:value-type="float" office:value="-42.499" calcext:value-type="float">
            <text:p>-42.499</text:p>
          </table:table-cell>
          <table:table-cell table:style-name="ce1" office:value-type="float" office:value="-26.568" calcext:value-type="float">
            <text:p>-26.5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000" calcext:value-type="float">
            <text:p>-2000</text:p>
          </table:table-cell>
          <table:table-cell table:style-name="ce1" office:value-type="float" office:value="-1984.7166031746" calcext:value-type="float">
            <text:p>-1984.7166031746</text:p>
          </table:table-cell>
          <table:table-cell table:style-name="ce1" office:value-type="float" office:value="-577.442341269841" calcext:value-type="float">
            <text:p>-577.442341269841</text:p>
          </table:table-cell>
          <table:table-cell table:style-name="ce1" office:value-type="float" office:value="-895.633333333333" calcext:value-type="float">
            <text:p>-895.633333333333</text:p>
          </table:table-cell>
          <table:table-cell table:style-name="ce1" office:value-type="float" office:value="-1979.32285714286" calcext:value-type="float">
            <text:p>-1979.32285714286</text:p>
          </table:table-cell>
          <table:table-cell table:style-name="ce1" office:value-type="float" office:value="-663" calcext:value-type="float">
            <text:p>-663</text:p>
          </table:table-cell>
          <table:table-cell table:style-name="ce1" office:value-type="float" office:value="-1617.1875" calcext:value-type="float">
            <text:p>-1617.1875</text:p>
          </table:table-cell>
          <table:table-cell table:style-name="ce1" office:value-type="float" office:value="-211.736" calcext:value-type="float">
            <text:p>-211.7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90.5" calcext:value-type="float">
            <text:p>-990.5</text:p>
          </table:table-cell>
          <table:table-cell table:style-name="ce1" office:value-type="float" office:value="-6278.96333333333" calcext:value-type="float">
            <text:p>-6278.96333333333</text:p>
          </table:table-cell>
          <table:table-cell table:style-name="ce1" office:value-type="float" office:value="-45.24" calcext:value-type="float">
            <text:p>-45.24</text:p>
          </table:table-cell>
          <table:table-cell table:style-name="ce1" office:value-type="float" office:value="-7911.76464285714" calcext:value-type="float">
            <text:p>-7911.76464285714</text:p>
          </table:table-cell>
          <table:table-cell table:style-name="ce1" office:value-type="float" office:value="-17.5" calcext:value-type="float">
            <text:p>-17.5</text:p>
          </table:table-cell>
          <table:table-cell table:style-name="ce1" office:value-type="float" office:value="-5060.66984126984" calcext:value-type="float">
            <text:p>-5060.66984126984</text:p>
          </table:table-cell>
          <table:table-cell table:style-name="ce1" office:value-type="float" office:value="-154.2" calcext:value-type="float">
            <text:p>-154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04.3" calcext:value-type="float">
            <text:p>-804.3</text:p>
          </table:table-cell>
          <table:table-cell table:style-name="ce1" office:value-type="float" office:value="-1119.83857142857" calcext:value-type="float">
            <text:p>-1119.83857142857</text:p>
          </table:table-cell>
          <table:table-cell table:style-name="ce1" office:value-type="float" office:value="-4944.55297619048" calcext:value-type="float">
            <text:p>-4944.55297619048</text:p>
          </table:table-cell>
          <table:table-cell table:style-name="ce1" office:value-type="float" office:value="-408.571428571429" calcext:value-type="float">
            <text:p>-408.571428571429</text:p>
          </table:table-cell>
          <table:table-cell table:style-name="ce1" office:value-type="float" office:value="-734.714285714286" calcext:value-type="float">
            <text:p>-734.714285714286</text:p>
          </table:table-cell>
          <table:table-cell table:style-name="ce1" office:value-type="float" office:value="-3789.469" calcext:value-type="float">
            <text:p>-3789.46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349.16" calcext:value-type="float">
            <text:p>-1349.16</text:p>
          </table:table-cell>
          <table:table-cell table:style-name="ce1" office:value-type="float" office:value="-35196" calcext:value-type="float">
            <text:p>-35196</text:p>
          </table:table-cell>
          <table:table-cell table:style-name="ce1" office:value-type="float" office:value="-17752.4976190476" calcext:value-type="float">
            <text:p>-17752.49761904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5291.244" calcext:value-type="float">
            <text:p>-5291.244</text:p>
          </table:table-cell>
          <table:table-cell table:style-name="ce1" office:value-type="float" office:value="-958.5" calcext:value-type="float">
            <text:p>-958.5</text:p>
          </table:table-cell>
          <table:table-cell table:style-name="ce1" office:value-type="float" office:value="-443.657142857143" calcext:value-type="float">
            <text:p>-443.6571428571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694.071428571429" calcext:value-type="float">
            <text:p>-694.071428571429</text:p>
          </table:table-cell>
          <table:table-cell table:style-name="ce1" office:value-type="float" office:value="-216.173809523809" calcext:value-type="float">
            <text:p>-216.173809523809</text:p>
          </table:table-cell>
          <table:table-cell table:style-name="ce1" office:value-type="float" office:value="-393.964285714286" calcext:value-type="float">
            <text:p>-393.964285714286</text:p>
          </table:table-cell>
          <table:table-cell table:style-name="ce1" office:value-type="float" office:value="-724.784761904762" calcext:value-type="float">
            <text:p>-724.784761904762</text:p>
          </table:table-cell>
          <table:table-cell table:style-name="ce1" office:value-type="float" office:value="-2868.948" calcext:value-type="float">
            <text:p>-2868.9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039.96057142857" calcext:value-type="float">
            <text:p>-2039.96057142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501.469" calcext:value-type="float">
            <text:p>-1501.469</text:p>
          </table:table-cell>
          <table:table-cell table:style-name="ce1" office:value-type="float" office:value="-51.84" calcext:value-type="float">
            <text:p>-51.84</text:p>
          </table:table-cell>
          <table:table-cell table:style-name="ce1" office:value-type="float" office:value="-1004.13557142857" calcext:value-type="float">
            <text:p>-1004.13557142857</text:p>
          </table:table-cell>
          <table:table-cell table:style-name="ce1" office:value-type="float" office:value="-3417.94077380952" calcext:value-type="float">
            <text:p>-3417.94077380952</text:p>
          </table:table-cell>
          <table:table-cell table:style-name="ce1" office:value-type="float" office:value="-8261.35714285714" calcext:value-type="float">
            <text:p>-8261.35714285714</text:p>
          </table:table-cell>
          <table:table-cell table:style-name="ce1" office:value-type="float" office:value="-4722.92380952381" calcext:value-type="float">
            <text:p>-4722.92380952381</text:p>
          </table:table-cell>
          <table:table-cell table:style-name="ce1" office:value-type="float" office:value="-1300.5" calcext:value-type="float">
            <text:p>-1300.5</text:p>
          </table:table-cell>
          <table:table-cell table:style-name="ce1" office:value-type="float" office:value="-2965.52142857143" calcext:value-type="float">
            <text:p>-2965.52142857143</text:p>
          </table:table-cell>
          <table:table-cell table:style-name="ce1" office:value-type="float" office:value="-431.5" calcext:value-type="float">
            <text:p>-431.5</text:p>
          </table:table-cell>
          <table:table-cell table:style-name="ce1" office:value-type="float" office:value="-1025.96428571429" calcext:value-type="float">
            <text:p>-1025.964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658.611214285715" calcext:value-type="float">
            <text:p>-658.611214285715</text:p>
          </table:table-cell>
          <table:table-cell table:style-name="ce1" office:value-type="float" office:value="-1664.36428571429" calcext:value-type="float">
            <text:p>-1664.36428571429</text:p>
          </table:table-cell>
          <table:table-cell table:style-name="ce1" office:value-type="float" office:value="-1617.85714285714" calcext:value-type="float">
            <text:p>-1617.85714285714</text:p>
          </table:table-cell>
          <table:table-cell table:style-name="ce1" office:value-type="float" office:value="-406.761904761905" calcext:value-type="float">
            <text:p>-406.761904761905</text:p>
          </table:table-cell>
          <table:table-cell table:style-name="ce1" office:value-type="float" office:value="-262.573809523809" calcext:value-type="float">
            <text:p>-262.573809523809</text:p>
          </table:table-cell>
          <table:table-cell table:style-name="ce1" office:value-type="float" office:value="-324.132142857143" calcext:value-type="float">
            <text:p>-324.132142857143</text:p>
          </table:table-cell>
          <table:table-cell table:style-name="ce1" office:value-type="float" office:value="-655.985714285714" calcext:value-type="float">
            <text:p>-655.98571428571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-252455.672466667" calcext:value-type="float">
            <text:p>-252455.672466667</text:p>
          </table:table-cell>
          <table:table-cell table:style-name="ce1" office:value-type="string" calcext:value-type="string">
            <text:p>Отклонение разница между Подтвержденным Планом Производства и Заявкой на Производство на ближайшие 10 дней, кг.:</text:p>
          </table:table-cell>
          <table:table-cell table:style-name="ce1" table:number-columns-repeated="13"/>
          <table:table-cell table:style-name="ce1" office:value-type="float" office:value="563.382190476191" calcext:value-type="float">
            <text:p>563.3821904761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"/>
          <table:table-cell table:style-name="ce1" office:value-type="float" office:value="563.382190476191" calcext:value-type="float">
            <text:p>563.3821904761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на 21 августа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1.6029523809524" calcext:value-type="float">
            <text:p>-91.60295238095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5.966380952381" calcext:value-type="float">
            <text:p>-105.966380952381</text:p>
          </table:table-cell>
          <table:table-cell table:style-name="ce1" office:value-type="float" office:value="-276.830476190476" calcext:value-type="float">
            <text:p>-276.830476190476</text:p>
          </table:table-cell>
          <table:table-cell table:style-name="ce1" office:value-type="float" office:value="-52.2857142857143" calcext:value-type="float">
            <text:p>-52.2857142857143</text:p>
          </table:table-cell>
          <table:table-cell table:style-name="ce1" office:value-type="float" office:value="-855.544523809524" calcext:value-type="float">
            <text:p>-855.544523809524</text:p>
          </table:table-cell>
          <table:table-cell table:style-name="ce1" office:value-type="float" office:value="-424.533333333334" calcext:value-type="float">
            <text:p>-424.5333333333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.938571428571" calcext:value-type="float">
            <text:p>-117.938571428571</text:p>
          </table:table-cell>
          <table:table-cell table:style-name="ce1" office:value-type="float" office:value="-1251.73695238095" calcext:value-type="float">
            <text:p>-1251.736952380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93.562380952381" calcext:value-type="float">
            <text:p>-493.562380952381</text:p>
          </table:table-cell>
          <table:table-cell table:style-name="ce1" office:value-type="float" office:value="-655.992380952381" calcext:value-type="float">
            <text:p>-655.992380952381</text:p>
          </table:table-cell>
          <table:table-cell table:style-name="ce1" office:value-type="float" office:value="-62.1071428571428" calcext:value-type="float">
            <text:p>-62.1071428571428</text:p>
          </table:table-cell>
          <table:table-cell table:style-name="ce1" office:value-type="float" office:value="-1222.93333333333" calcext:value-type="float">
            <text:p>-1222.9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81.64" calcext:value-type="float">
            <text:p>-3281.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735.817142857143" calcext:value-type="float">
            <text:p>-735.817142857143</text:p>
          </table:table-cell>
          <table:table-cell table:style-name="ce1" office:value-type="float" office:value="-136.697142857143" calcext:value-type="float">
            <text:p>-136.6971428571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61.971428571429" calcext:value-type="float">
            <text:p>-461.9714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418.55238095238" calcext:value-type="float">
            <text:p>-1418.55238095238</text:p>
          </table:table-cell>
          <table:table-cell table:style-name="ce1" office:value-type="float" office:value="-321.291428571429" calcext:value-type="float">
            <text:p>-321.2914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15.542857142857" calcext:value-type="float">
            <text:p>-315.542857142857</text:p>
          </table:table-cell>
          <table:table-cell table:style-name="ce1" office:value-type="float" office:value="-197.546666666667" calcext:value-type="float">
            <text:p>-197.54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27.607619047619" calcext:value-type="float">
            <text:p>-327.607619047619</text:p>
          </table:table-cell>
          <table:table-cell table:style-name="ce1" office:value-type="float" office:value="-1590.47619047619" calcext:value-type="float">
            <text:p>-1590.476190476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.857142857143" calcext:value-type="float">
            <text:p>-115.857142857143</text:p>
          </table:table-cell>
          <table:table-cell table:style-name="ce1" office:value-type="float" office:value="-34.4685714285714" calcext:value-type="float">
            <text:p>-34.4685714285714</text:p>
          </table:table-cell>
          <table:table-cell table:style-name="ce1" office:value-type="float" office:value="-364.933333333333" calcext:value-type="float">
            <text:p>-364.9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8.0084428571429" calcext:value-type="float">
            <text:p>-18.0084428571429</text:p>
          </table:table-cell>
          <table:table-cell table:style-name="ce1" office:value-type="float" office:value="-18.439" calcext:value-type="float">
            <text:p>-18.439</text:p>
          </table:table-cell>
          <table:table-cell table:style-name="ce1" office:value-type="float" office:value="-11.568" calcext:value-type="float">
            <text:p>-11.568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style-name="ce1" office:value-type="float" office:value="-2485.14285714286" calcext:value-type="float">
            <text:p>-2485.14285714286</text:p>
          </table:table-cell>
          <table:table-cell table:style-name="ce1" office:value-type="float" office:value="-120.571428571429" calcext:value-type="float">
            <text:p>-120.571428571429</text:p>
          </table:table-cell>
          <table:table-cell table:style-name="ce1" office:value-type="float" office:value="-240.857142857143" calcext:value-type="float">
            <text:p>-240.857142857143</text:p>
          </table:table-cell>
          <table:table-cell table:style-name="ce1" office:value-type="float" office:value="-1411.25142857143" calcext:value-type="float">
            <text:p>-1411.251428571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26.56" calcext:value-type="float">
            <text:p>-126.56</text:p>
          </table:table-cell>
          <table:table-cell table:style-name="ce1" office:value-type="float" office:value="-12884" calcext:value-type="float">
            <text:p>-12884</text:p>
          </table:table-cell>
          <table:table-cell table:style-name="ce1" office:value-type="float" office:value="-1443.82857142857" calcext:value-type="float">
            <text:p>-1443.82857142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791.72" calcext:value-type="float">
            <text:p>-1791.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28.057142857143" calcext:value-type="float">
            <text:p>-128.0571428571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64.0714285714286" calcext:value-type="float">
            <text:p>-64.07142857142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74.0571428571429" calcext:value-type="float">
            <text:p>-74.0571428571429</text:p>
          </table:table-cell>
          <table:table-cell table:style-name="ce1" office:value-type="float" office:value="-487.44" calcext:value-type="float">
            <text:p>-487.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86.074285714286" calcext:value-type="float">
            <text:p>-386.0742857142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80.931428571429" calcext:value-type="float">
            <text:p>-380.9314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91.96" calcext:value-type="float">
            <text:p>-291.96</text:p>
          </table:table-cell>
          <table:table-cell table:style-name="ce1" office:value-type="float" office:value="-971.071428571428" calcext:value-type="float">
            <text:p>-971.071428571428</text:p>
          </table:table-cell>
          <table:table-cell table:style-name="ce1" office:value-type="float" office:value="-3757.85714285714" calcext:value-type="float">
            <text:p>-3757.85714285714</text:p>
          </table:table-cell>
          <table:table-cell table:style-name="ce1" office:value-type="float" office:value="-190.285714285714" calcext:value-type="float">
            <text:p>-190.2857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400.57142857143" calcext:value-type="float">
            <text:p>-1400.57142857143</text:p>
          </table:table-cell>
          <table:table-cell table:style-name="ce1" office:value-type="float" office:value="-24" calcext:value-type="float">
            <text:p>-2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07.47619047619" calcext:value-type="float">
            <text:p>-107.47619047619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43729.236252381" calcext:value-type="float">
            <text:p>-43729.236252381</text:p>
          </table:table-cell>
          <table:table-cell table:style-name="ce1" office:value-type="string" calcext:value-type="string">
            <text:p>на 21 августа</text:p>
          </table:table-cell>
          <table:table-cell table:style-name="ce1" table:number-columns-repeated="13"/>
          <table:table-cell table:style-name="ce1" office:value-type="float" office:value="113.38219047619" calcext:value-type="float">
            <text:p>113.382190476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"/>
          <table:table-cell table:style-name="ce1" office:value-type="float" office:value="113.38219047619" calcext:value-type="float">
            <text:p>113.382190476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на 22 августа</text:p>
          </table:table-cell>
          <table:table-cell table:style-name="ce1" office:value-type="float" office:value="-5023.68657142857" calcext:value-type="float">
            <text:p>-5023.68657142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466.22095238095" calcext:value-type="float">
            <text:p>-1466.220952380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240.24" calcext:value-type="float">
            <text:p>-1240.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59.04" calcext:value-type="float">
            <text:p>-159.0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-26.6399999999999" calcext:value-type="float">
            <text:p>-26.6399999999999</text:p>
          </table:table-cell>
          <table:table-cell table:style-name="ce1" office:value-type="float" office:value="-20.72" calcext:value-type="float">
            <text:p>-20.72</text:p>
          </table:table-cell>
          <table:table-cell table:style-name="ce1" office:value-type="float" office:value="-14.8" calcext:value-type="float">
            <text:p>-1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873.92" calcext:value-type="float">
            <text:p>-2873.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21.2" calcext:value-type="float">
            <text:p>-121.2</text:p>
          </table:table-cell>
          <table:table-cell table:style-name="ce1" office:value-type="float" office:value="-15.6" calcext:value-type="float">
            <text:p>-15.6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-77.7000000000001" calcext:value-type="float">
            <text:p>-77.7000000000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15.84" calcext:value-type="float">
            <text:p>-415.84</text:p>
          </table:table-cell>
          <table:table-cell table:style-name="ce1" office:value-type="float" office:value="-91.32" calcext:value-type="float">
            <text:p>-91.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8" calcext:value-type="float">
            <text:p>-48</text:p>
          </table:table-cell>
          <table:table-cell table:style-name="ce1" office:value-type="float" office:value="-170.52" calcext:value-type="float">
            <text:p>-170.52</text:p>
          </table:table-cell>
          <table:table-cell table:style-name="ce1" office:value-type="float" office:value="-6.72" calcext:value-type="float">
            <text:p>-6.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84" calcext:value-type="float">
            <text:p>-184</text:p>
          </table:table-cell>
          <table:table-cell table:style-name="ce1" office:value-type="float" office:value="-325.8" calcext:value-type="float">
            <text:p>-325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7.2" calcext:value-type="float">
            <text:p>-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.85" calcext:value-type="float">
            <text:p>-2.8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-141.25" calcext:value-type="float">
            <text:p>-141.25</text:p>
          </table:table-cell>
          <table:table-cell table:style-name="ce1" office:value-type="float" office:value="-62" calcext:value-type="float">
            <text:p>-6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24" calcext:value-type="float">
            <text:p>-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.6" calcext:value-type="float">
            <text:p>-1.6</text:p>
          </table:table-cell>
          <table:table-cell table:style-name="ce1" office:value-type="float" office:value="-217" calcext:value-type="float">
            <text:p>-2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2" calcext:value-type="float">
            <text:p>-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24" calcext:value-type="float">
            <text:p>-24</text:p>
          </table:table-cell>
          <table:table-cell table:style-name="ce1" office:value-type="float" office:value="-49.75" calcext:value-type="float">
            <text:p>-49.75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18" calcext:value-type="float">
            <text:p>-108.1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6.8" calcext:value-type="float">
            <text:p>-16.8</text:p>
          </table:table-cell>
          <table:table-cell table:style-name="ce1" office:value-type="float" office:value="-1035" calcext:value-type="float">
            <text:p>-1035</text:p>
          </table:table-cell>
          <table:table-cell table:style-name="ce1" office:value-type="float" office:value="-1299.6" calcext:value-type="float">
            <text:p>-1299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75.5999999999999" calcext:value-type="float">
            <text:p>-75.5999999999999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-1.19999999999999" calcext:value-type="float">
            <text:p>-1.19999999999999</text:p>
          </table:table-cell>
          <table:table-cell table:style-name="ce1" office:value-type="float" office:value="-43.2000000000001" calcext:value-type="float">
            <text:p>-43.2000000000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64.16" calcext:value-type="float">
            <text:p>-164.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1.32" calcext:value-type="float">
            <text:p>-31.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5.57999999999998" calcext:value-type="float">
            <text:p>-5.57999999999998</text:p>
          </table:table-cell>
          <table:table-cell table:style-name="ce1" office:value-type="float" office:value="-18.25" calcext:value-type="float">
            <text:p>-18.25</text:p>
          </table:table-cell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2.5" calcext:value-type="float">
            <text:p>-2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7.2857142857143" calcext:value-type="float">
            <text:p>-37.28571428571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6" calcext:value-type="float">
            <text:p>-36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5906.0932380952" calcext:value-type="float">
            <text:p>-15906.0932380952</text:p>
          </table:table-cell>
          <table:table-cell table:style-name="ce1" office:value-type="string" calcext:value-type="string">
            <text:p>на 22 августа</text:p>
          </table:table-cell>
          <table:table-cell table:style-name="ce1" table:number-columns-repeated="13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на 23 августа</text:p>
          </table:table-cell>
          <table:table-cell table:style-name="ce1" office:value-type="float" office:value="-82.5" calcext:value-type="float">
            <text:p>-82.5</text:p>
          </table:table-cell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33" calcext:value-type="float">
            <text:p>-33</text:p>
          </table:table-cell>
          <table:table-cell table:style-name="ce1" office:value-type="float" office:value="-1133.68" calcext:value-type="float">
            <text:p>-1133.68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253" calcext:value-type="float">
            <text:p>-253</text:p>
          </table:table-cell>
          <table:table-cell table:style-name="ce1" office:value-type="float" office:value="-571.2" calcext:value-type="float">
            <text:p>-571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.09238095238095" calcext:value-type="float">
            <text:p>-1.09238095238095</text:p>
          </table:table-cell>
          <table:table-cell table:style-name="ce1" office:value-type="float" office:value="-245.68" calcext:value-type="float">
            <text:p>-245.68</text:p>
          </table:table-cell>
          <table:table-cell table:style-name="ce1" office:value-type="float" office:value="-59.1999999999999" calcext:value-type="float">
            <text:p>-59.1999999999999</text:p>
          </table:table-cell>
          <table:table-cell table:style-name="ce1" office:value-type="float" office:value="-183.52" calcext:value-type="float">
            <text:p>-183.52</text:p>
          </table:table-cell>
          <table:table-cell table:style-name="ce1" office:value-type="float" office:value="-183.68" calcext:value-type="float">
            <text:p>-183.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5270.72" calcext:value-type="float">
            <text:p>-5270.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34.4" calcext:value-type="float">
            <text:p>-434.4</text:p>
          </table:table-cell>
          <table:table-cell table:style-name="ce1" office:value-type="float" office:value="-690.48" calcext:value-type="float">
            <text:p>-690.48</text:p>
          </table:table-cell>
          <table:table-cell table:style-name="ce1" office:value-type="float" office:value="-169.2" calcext:value-type="float">
            <text:p>-169.2</text:p>
          </table:table-cell>
          <table:table-cell table:style-name="ce1" office:value-type="float" office:value="-517.26" calcext:value-type="float">
            <text:p>-517.26</text:p>
          </table:table-cell>
          <table:table-cell table:style-name="ce1" office:value-type="float" office:value="-19.98" calcext:value-type="float">
            <text:p>-19.98</text:p>
          </table:table-cell>
          <table:table-cell table:style-name="ce1" office:value-type="float" office:value="-1527.2" calcext:value-type="float">
            <text:p>-1527.2</text:p>
          </table:table-cell>
          <table:table-cell table:style-name="ce1" office:value-type="float" office:value="-147.6" calcext:value-type="float">
            <text:p>-147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83.6" calcext:value-type="float">
            <text:p>-483.6</text:p>
          </table:table-cell>
          <table:table-cell table:style-name="ce1" office:value-type="float" office:value="-226.24" calcext:value-type="float">
            <text:p>-226.24</text:p>
          </table:table-cell>
          <table:table-cell table:style-name="ce1" office:value-type="float" office:value="-10.08" calcext:value-type="float">
            <text:p>-1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83.36" calcext:value-type="float">
            <text:p>-283.36</text:p>
          </table:table-cell>
          <table:table-cell table:style-name="ce1" office:value-type="float" office:value="-617.4" calcext:value-type="float">
            <text:p>-617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36" calcext:value-type="float">
            <text:p>-936</text:p>
          </table:table-cell>
          <table:table-cell table:style-name="ce1" office:value-type="float" office:value="-6.48" calcext:value-type="float">
            <text:p>-6.48</text:p>
          </table:table-cell>
          <table:table-cell table:style-name="ce1" office:value-type="float" office:value="-211.6" calcext:value-type="float">
            <text:p>-21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8" calcext:value-type="float">
            <text:p>-3.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309.5" calcext:value-type="float">
            <text:p>-309.5</text:p>
          </table:table-cell>
          <table:table-cell table:style-name="ce1" office:value-type="float" office:value="-72.5" calcext:value-type="float">
            <text:p>-72.5</text:p>
          </table:table-cell>
          <table:table-cell table:style-name="ce1" office:value-type="float" office:value="-138" calcext:value-type="float">
            <text:p>-138</text:p>
          </table:table-cell>
          <table:table-cell table:style-name="ce1" office:value-type="float" office:value="-447.2" calcext:value-type="float">
            <text:p>-447.2</text:p>
          </table:table-cell>
          <table:table-cell table:style-name="ce1" office:value-type="float" office:value="-222" calcext:value-type="float">
            <text:p>-222</text:p>
          </table:table-cell>
          <table:table-cell table:style-name="ce1" office:value-type="float" office:value="-643.5" calcext:value-type="float">
            <text:p>-643.5</text:p>
          </table:table-cell>
          <table:table-cell table:style-name="ce1" office:value-type="float" office:value="-24" calcext:value-type="float">
            <text:p>-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0" calcext:value-type="float">
            <text:p>-320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-5.6" calcext:value-type="float">
            <text:p>-5.6</text:p>
          </table:table-cell>
          <table:table-cell table:style-name="ce1" office:value-type="float" office:value="-844.5" calcext:value-type="float">
            <text:p>-844.5</text:p>
          </table:table-cell>
          <table:table-cell table:style-name="ce1" office:value-type="float" office:value="-7.5" calcext:value-type="float">
            <text:p>-7.5</text:p>
          </table:table-cell>
          <table:table-cell table:style-name="ce1" office:value-type="float" office:value="-1368" calcext:value-type="float">
            <text:p>-1368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40" calcext:value-type="float">
            <text:p>-240</text:p>
          </table:table-cell>
          <table:table-cell table:style-name="ce1" office:value-type="float" office:value="-168" calcext:value-type="float">
            <text:p>-168</text:p>
          </table:table-cell>
          <table:table-cell table:style-name="ce1" office:value-type="float" office:value="-361" calcext:value-type="float">
            <text:p>-361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-268.92" calcext:value-type="float">
            <text:p>-268.9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205.8" calcext:value-type="float">
            <text:p>-205.8</text:p>
          </table:table-cell>
          <table:table-cell table:style-name="ce1" office:value-type="float" office:value="-3177" calcext:value-type="float">
            <text:p>-3177</text:p>
          </table:table-cell>
          <table:table-cell table:style-name="ce1" office:value-type="float" office:value="-2138.4" calcext:value-type="float">
            <text:p>-2138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39.6" calcext:value-type="float">
            <text:p>-939.6</text:p>
          </table:table-cell>
          <table:table-cell table:style-name="ce1" office:value-type="float" office:value="-172.5" calcext:value-type="float">
            <text:p>-172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3.1428571428571" calcext:value-type="float">
            <text:p>-23.1428571428571</text:p>
          </table:table-cell>
          <table:table-cell table:style-name="ce1" office:value-type="float" office:value="-92" calcext:value-type="float">
            <text:p>-92</text:p>
          </table:table-cell>
          <table:table-cell table:style-name="ce1" office:value-type="float" office:value="-712.8" calcext:value-type="float">
            <text:p>-712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73.24" calcext:value-type="float">
            <text:p>-273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27.44" calcext:value-type="float">
            <text:p>-127.44</text:p>
          </table:table-cell>
          <table:table-cell table:style-name="ce1" office:value-type="float" office:value="-51.84" calcext:value-type="float">
            <text:p>-51.84</text:p>
          </table:table-cell>
          <table:table-cell table:style-name="ce1" office:value-type="float" office:value="-100.44" calcext:value-type="float">
            <text:p>-100.44</text:p>
          </table:table-cell>
          <table:table-cell table:style-name="ce1" office:value-type="float" office:value="-493.5" calcext:value-type="float">
            <text:p>-493.5</text:p>
          </table:table-cell>
          <table:table-cell table:style-name="ce1" office:value-type="float" office:value="-523.5" calcext:value-type="float">
            <text:p>-523.5</text:p>
          </table:table-cell>
          <table:table-cell table:style-name="ce1" office:value-type="float" office:value="-612" calcext:value-type="float">
            <text:p>-612</text:p>
          </table:table-cell>
          <table:table-cell table:style-name="ce1" office:value-type="float" office:value="-279" calcext:value-type="float">
            <text:p>-279</text:p>
          </table:table-cell>
          <table:table-cell table:style-name="ce1" office:value-type="float" office:value="-367.5" calcext:value-type="float">
            <text:p>-367.5</text:p>
          </table:table-cell>
          <table:table-cell table:style-name="ce1" office:value-type="float" office:value="-7.5" calcext:value-type="float">
            <text:p>-7.5</text:p>
          </table:table-cell>
          <table:table-cell table:style-name="ce1" office:value-type="float" office:value="-27" calcext:value-type="float">
            <text:p>-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27" calcext:value-type="float">
            <text:p>-327</text:p>
          </table:table-cell>
          <table:table-cell table:style-name="ce1" office:value-type="float" office:value="-79.1428571428571" calcext:value-type="float">
            <text:p>-79.1428571428571</text:p>
          </table:table-cell>
          <table:table-cell table:style-name="ce1" office:value-type="float" office:value="-72.7619047619048" calcext:value-type="float">
            <text:p>-72.761904761904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923.78" calcext:value-type="float">
            <text:p>-30923.78</text:p>
          </table:table-cell>
          <table:table-cell table:style-name="ce1" office:value-type="string" calcext:value-type="string">
            <text:p>на 23 августа</text:p>
          </table:table-cell>
          <table:table-cell table:style-name="ce1" table:number-columns-repeated="13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/>
          <table:table-cell table:number-columns-repeated="107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4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/>
          <table:table-cell table:number-columns-repeated="107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4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Отклонение между Планом производства и Заявкой на производство на ближайшие 04-10 дней, кг</text:p>
          </table:table-cell>
          <table:table-cell table:style-name="ce1" office:value-type="float" office:value="-5319.735" calcext:value-type="float">
            <text:p>-5319.735</text:p>
          </table:table-cell>
          <table:table-cell table:style-name="ce1" office:value-type="float" office:value="-158.575" calcext:value-type="float">
            <text:p>-158.575</text:p>
          </table:table-cell>
          <table:table-cell table:style-name="ce1" office:value-type="float" office:value="-3237.158" calcext:value-type="float">
            <text:p>-3237.158</text:p>
          </table:table-cell>
          <table:table-cell table:style-name="ce1" office:value-type="float" office:value="-281.005" calcext:value-type="float">
            <text:p>-281.005</text:p>
          </table:table-cell>
          <table:table-cell table:style-name="ce1" office:value-type="float" office:value="-1845.78053174603" calcext:value-type="float">
            <text:p>-1845.78053174603</text:p>
          </table:table-cell>
          <table:table-cell table:style-name="ce1" office:value-type="float" office:value="-140.4" calcext:value-type="float">
            <text:p>-140.4</text:p>
          </table:table-cell>
          <table:table-cell table:style-name="ce1" office:value-type="float" office:value="-847.849043650793" calcext:value-type="float">
            <text:p>-847.849043650793</text:p>
          </table:table-cell>
          <table:table-cell table:style-name="ce1" office:value-type="float" office:value="-2489.17066666667" calcext:value-type="float">
            <text:p>-2489.17066666667</text:p>
          </table:table-cell>
          <table:table-cell table:style-name="ce1" office:value-type="float" office:value="-717.882333333333" calcext:value-type="float">
            <text:p>-717.882333333333</text:p>
          </table:table-cell>
          <table:table-cell table:style-name="ce1" office:value-type="float" office:value="-157.03" calcext:value-type="float">
            <text:p>-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59.002031746032" calcext:value-type="float">
            <text:p>-459.002031746032</text:p>
          </table:table-cell>
          <table:table-cell table:style-name="ce1" office:value-type="float" office:value="-950.885904761905" calcext:value-type="float">
            <text:p>-950.885904761905</text:p>
          </table:table-cell>
          <table:table-cell table:style-name="ce1" office:value-type="float" office:value="-417.924396825397" calcext:value-type="float">
            <text:p>-417.924396825397</text:p>
          </table:table-cell>
          <table:table-cell table:style-name="ce1" office:value-type="float" office:value="-978.919841269842" calcext:value-type="float">
            <text:p>-978.919841269842</text:p>
          </table:table-cell>
          <table:table-cell table:style-name="ce1" office:value-type="float" office:value="-1428.16" calcext:value-type="float">
            <text:p>-1428.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8900" calcext:value-type="float">
            <text:p>-18900</text:p>
          </table:table-cell>
          <table:table-cell table:style-name="ce1" office:value-type="float" office:value="-599.348571428572" calcext:value-type="float">
            <text:p>-599.348571428572</text:p>
          </table:table-cell>
          <table:table-cell table:style-name="ce1" office:value-type="float" office:value="-2540" calcext:value-type="float">
            <text:p>-254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-578.88" calcext:value-type="float">
            <text:p>-578.88</text:p>
          </table:table-cell>
          <table:table-cell table:style-name="ce1" office:value-type="float" office:value="-3044.2" calcext:value-type="float">
            <text:p>-3044.2</text:p>
          </table:table-cell>
          <table:table-cell table:style-name="ce1" office:value-type="float" office:value="-261.325714285714" calcext:value-type="float">
            <text:p>-261.325714285714</text:p>
          </table:table-cell>
          <table:table-cell table:style-name="ce1" office:value-type="float" office:value="-4921.41117460318" calcext:value-type="float">
            <text:p>-4921.41117460318</text:p>
          </table:table-cell>
          <table:table-cell table:style-name="ce1" office:value-type="float" office:value="-607.924047619047" calcext:value-type="float">
            <text:p>-607.924047619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269.36" calcext:value-type="float">
            <text:p>-1269.36</text:p>
          </table:table-cell>
          <table:table-cell table:style-name="ce1" office:value-type="float" office:value="-1786.55666666667" calcext:value-type="float">
            <text:p>-178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714.13333333333" calcext:value-type="float">
            <text:p>-3714.13333333333</text:p>
          </table:table-cell>
          <table:table-cell table:style-name="ce1" office:value-type="float" office:value="-1724.59403174603" calcext:value-type="float">
            <text:p>-1724.59403174603</text:p>
          </table:table-cell>
          <table:table-cell table:style-name="ce1" office:value-type="float" office:value="-6003.30214285714" calcext:value-type="float">
            <text:p>-6003.302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000" calcext:value-type="float">
            <text:p>-2000</text:p>
          </table:table-cell>
          <table:table-cell table:style-name="ce1" office:value-type="float" office:value="-129.231428571429" calcext:value-type="float">
            <text:p>-129.231428571429</text:p>
          </table:table-cell>
          <table:table-cell table:style-name="ce1" office:value-type="float" office:value="-1435.187" calcext:value-type="float">
            <text:p>-1435.187</text:p>
          </table:table-cell>
          <table:table-cell table:style-name="ce1" office:value-type="float" office:value="-398.568253968254" calcext:value-type="float">
            <text:p>-398.568253968254</text:p>
          </table:table-cell>
          <table:table-cell table:style-name="ce1" office:value-type="float" office:value="-62.9683968253968" calcext:value-type="float">
            <text:p>-62.9683968253968</text:p>
          </table:table-cell>
          <table:table-cell table:style-name="ce1" office:value-type="float" office:value="-20.26" calcext:value-type="float">
            <text:p>-20.26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000" calcext:value-type="float">
            <text:p>-2000</text:p>
          </table:table-cell>
          <table:table-cell table:style-name="ce1" office:value-type="float" office:value="-1533.9666031746" calcext:value-type="float">
            <text:p>-1533.9666031746</text:p>
          </table:table-cell>
          <table:table-cell table:style-name="ce1" office:value-type="float" office:value="-442.942341269841" calcext:value-type="float">
            <text:p>-442.942341269841</text:p>
          </table:table-cell>
          <table:table-cell table:style-name="ce1" office:value-type="float" office:value="-757.633333333333" calcext:value-type="float">
            <text:p>-757.633333333333</text:p>
          </table:table-cell>
          <table:table-cell table:style-name="ce1" office:value-type="float" office:value="-1532.12285714286" calcext:value-type="float">
            <text:p>-1532.12285714286</text:p>
          </table:table-cell>
          <table:table-cell table:style-name="ce1" office:value-type="float" office:value="-441" calcext:value-type="float">
            <text:p>-441</text:p>
          </table:table-cell>
          <table:table-cell table:style-name="ce1" office:value-type="float" office:value="-949.6875" calcext:value-type="float">
            <text:p>-949.6875</text:p>
          </table:table-cell>
          <table:table-cell table:style-name="ce1" office:value-type="float" office:value="-187.736" calcext:value-type="float">
            <text:p>-187.7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652.5" calcext:value-type="float">
            <text:p>-652.5</text:p>
          </table:table-cell>
          <table:table-cell table:style-name="ce1" office:value-type="float" office:value="-6267.96333333333" calcext:value-type="float">
            <text:p>-6267.96333333333</text:p>
          </table:table-cell>
          <table:table-cell table:style-name="ce1" office:value-type="float" office:value="-38.04" calcext:value-type="float">
            <text:p>-38.04</text:p>
          </table:table-cell>
          <table:table-cell table:style-name="ce1" office:value-type="float" office:value="-6850.26464285714" calcext:value-type="float">
            <text:p>-6850.26464285714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3680.66984126984" calcext:value-type="float">
            <text:p>-3680.66984126984</text:p>
          </table:table-cell>
          <table:table-cell table:style-name="ce1" office:value-type="float" office:value="-140.7" calcext:value-type="float">
            <text:p>-140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564.3" calcext:value-type="float">
            <text:p>-564.3</text:p>
          </table:table-cell>
          <table:table-cell table:style-name="ce1" office:value-type="float" office:value="-927.838571428571" calcext:value-type="float">
            <text:p>-927.838571428571</text:p>
          </table:table-cell>
          <table:table-cell table:style-name="ce1" office:value-type="float" office:value="-2048.66011904762" calcext:value-type="float">
            <text:p>-2048.66011904762</text:p>
          </table:table-cell>
          <table:table-cell table:style-name="ce1" office:value-type="float" office:value="-189" calcext:value-type="float">
            <text:p>-189</text:p>
          </table:table-cell>
          <table:table-cell table:style-name="ce1" office:value-type="float" office:value="-409.857142857143" calcext:value-type="float">
            <text:p>-409.857142857143</text:p>
          </table:table-cell>
          <table:table-cell table:style-name="ce1" office:value-type="float" office:value="-2001.11757142857" calcext:value-type="float">
            <text:p>-2001.1175714285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000" calcext:value-type="float">
            <text:p>-1000</text:p>
          </table:table-cell>
          <table:table-cell table:style-name="ce1" office:value-type="float" office:value="-18100" calcext:value-type="float">
            <text:p>-18100</text:p>
          </table:table-cell>
          <table:table-cell table:style-name="ce1" office:value-type="float" office:value="-12870.669047619" calcext:value-type="float">
            <text:p>-12870.6690476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484.324" calcext:value-type="float">
            <text:p>-2484.324</text:p>
          </table:table-cell>
          <table:table-cell table:style-name="ce1" office:value-type="float" office:value="-786" calcext:value-type="float">
            <text:p>-786</text:p>
          </table:table-cell>
          <table:table-cell table:style-name="ce1" office:value-type="float" office:value="-315.6" calcext:value-type="float">
            <text:p>-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600" calcext:value-type="float">
            <text:p>-600</text:p>
          </table:table-cell>
          <table:table-cell table:style-name="ce1" office:value-type="float" office:value="-216.173809523809" calcext:value-type="float">
            <text:p>-216.173809523809</text:p>
          </table:table-cell>
          <table:table-cell table:style-name="ce1" office:value-type="float" office:value="-370.821428571429" calcext:value-type="float">
            <text:p>-370.821428571429</text:p>
          </table:table-cell>
          <table:table-cell table:style-name="ce1" office:value-type="float" office:value="-557.527619047619" calcext:value-type="float">
            <text:p>-557.527619047619</text:p>
          </table:table-cell>
          <table:table-cell table:style-name="ce1" office:value-type="float" office:value="-1625.508" calcext:value-type="float">
            <text:p>-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216.48628571429" calcext:value-type="float">
            <text:p>-1216.48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61.777571428572" calcext:value-type="float">
            <text:p>-961.777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606.155571428571" calcext:value-type="float">
            <text:p>-606.155571428571</text:p>
          </table:table-cell>
          <table:table-cell table:style-name="ce1" office:value-type="float" office:value="-1935.11934523809" calcext:value-type="float">
            <text:p>-1935.11934523809</text:p>
          </table:table-cell>
          <table:table-cell table:style-name="ce1" office:value-type="float" office:value="-3950" calcext:value-type="float">
            <text:p>-3950</text:p>
          </table:table-cell>
          <table:table-cell table:style-name="ce1" office:value-type="float" office:value="-3806.63809523809" calcext:value-type="float">
            <text:p>-3806.63809523809</text:p>
          </table:table-cell>
          <table:table-cell table:style-name="ce1" office:value-type="float" office:value="-1021.5" calcext:value-type="float">
            <text:p>-1021.5</text:p>
          </table:table-cell>
          <table:table-cell table:style-name="ce1" office:value-type="float" office:value="-1174.95" calcext:value-type="float">
            <text:p>-1174.95</text:p>
          </table:table-cell>
          <table:table-cell table:style-name="ce1" office:value-type="float" office:value="-400" calcext:value-type="float">
            <text:p>-400</text:p>
          </table:table-cell>
          <table:table-cell table:style-name="ce1" office:value-type="float" office:value="-961.678571428572" calcext:value-type="float">
            <text:p>-961.678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658.611214285715" calcext:value-type="float">
            <text:p>-658.611214285715</text:p>
          </table:table-cell>
          <table:table-cell table:style-name="ce1" office:value-type="float" office:value="-1193.8880952381" calcext:value-type="float">
            <text:p>-1193.8880952381</text:p>
          </table:table-cell>
          <table:table-cell table:style-name="ce1" office:value-type="float" office:value="-1538.71428571429" calcext:value-type="float">
            <text:p>-1538.71428571429</text:p>
          </table:table-cell>
          <table:table-cell table:style-name="ce1" office:value-type="float" office:value="-334" calcext:value-type="float">
            <text:p>-334</text:p>
          </table:table-cell>
          <table:table-cell table:style-name="ce1" office:value-type="float" office:value="-262.573809523809" calcext:value-type="float">
            <text:p>-262.573809523809</text:p>
          </table:table-cell>
          <table:table-cell table:style-name="ce1" office:value-type="float" office:value="-324.132142857143" calcext:value-type="float">
            <text:p>-324.132142857143</text:p>
          </table:table-cell>
          <table:table-cell table:style-name="ce1" office:value-type="float" office:value="-655.985714285714" calcext:value-type="float">
            <text:p>-655.98571428571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61896.56297619" calcext:value-type="float">
            <text:p>-161896.56297619</text:p>
          </table:table-cell>
          <table:table-cell table:style-name="ce1" office:value-type="string" calcext:value-type="string">
            <text:p>Отклонение между Планом производства и Заявкой на производство на ближайшие 04-10 дней, кг</text:p>
          </table:table-cell>
          <table:table-cell table:style-name="ce1" table:number-columns-repeated="13"/>
          <table:table-cell table:style-name="ce1" office:value-type="float" office:value="450" calcext:value-type="float">
            <text:p>4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"/>
          <table:table-cell table:style-name="ce1" office:value-type="float" office:value="450" calcext:value-type="float">
            <text:p>4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18">
          <table:table-cell table:style-name="ce1" office:value-type="string" calcext:value-type="string">
            <text:p>Отклонение между Планом производства и Заявкой на производство на ближайшие 11-17 дней, кг</text:p>
          </table:table-cell>
          <table:table-cell table:style-name="ce1" office:value-type="float" office:value="-3319.735" calcext:value-type="float">
            <text:p>-3319.735</text:p>
          </table:table-cell>
          <table:table-cell table:style-name="ce1" office:value-type="float" office:value="-958.575" calcext:value-type="float">
            <text:p>-958.575</text:p>
          </table:table-cell>
          <table:table-cell table:style-name="ce1" office:value-type="float" office:value="-3237.158" calcext:value-type="float">
            <text:p>-3237.158</text:p>
          </table:table-cell>
          <table:table-cell table:style-name="ce1" office:value-type="float" office:value="-281.005" calcext:value-type="float">
            <text:p>-281.005</text:p>
          </table:table-cell>
          <table:table-cell table:style-name="ce1" office:value-type="float" office:value="-2733.52453174603" calcext:value-type="float">
            <text:p>-2733.52453174603</text:p>
          </table:table-cell>
          <table:table-cell table:style-name="ce1" office:value-type="float" office:value="-140.4" calcext:value-type="float">
            <text:p>-140.4</text:p>
          </table:table-cell>
          <table:table-cell table:style-name="ce1" office:value-type="float" office:value="-847.849043650794" calcext:value-type="float">
            <text:p>-847.849043650794</text:p>
          </table:table-cell>
          <table:table-cell table:style-name="ce1" office:value-type="float" office:value="-1632.13066666667" calcext:value-type="float">
            <text:p>-1632.13066666667</text:p>
          </table:table-cell>
          <table:table-cell table:style-name="ce1" office:value-type="float" office:value="-732.821" calcext:value-type="float">
            <text:p>-732.821</text:p>
          </table:table-cell>
          <table:table-cell table:style-name="ce1" office:value-type="float" office:value="-157.03" calcext:value-type="float">
            <text:p>-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59.002031746032" calcext:value-type="float">
            <text:p>-459.002031746032</text:p>
          </table:table-cell>
          <table:table-cell table:style-name="ce1" office:value-type="float" office:value="-950.885904761906" calcext:value-type="float">
            <text:p>-950.885904761906</text:p>
          </table:table-cell>
          <table:table-cell table:style-name="ce1" office:value-type="float" office:value="-417.924396825397" calcext:value-type="float">
            <text:p>-417.924396825397</text:p>
          </table:table-cell>
          <table:table-cell table:style-name="ce1" office:value-type="float" office:value="-978.919841269841" calcext:value-type="float">
            <text:p>-978.919841269841</text:p>
          </table:table-cell>
          <table:table-cell table:style-name="ce1" office:value-type="float" office:value="-1428.16" calcext:value-type="float">
            <text:p>-1428.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6600" calcext:value-type="float">
            <text:p>-16600</text:p>
          </table:table-cell>
          <table:table-cell table:style-name="ce1" office:value-type="float" office:value="-806.52" calcext:value-type="float">
            <text:p>-806.52</text:p>
          </table:table-cell>
          <table:table-cell table:style-name="ce1" office:value-type="float" office:value="-3040" calcext:value-type="float">
            <text:p>-304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-578.88" calcext:value-type="float">
            <text:p>-578.88</text:p>
          </table:table-cell>
          <table:table-cell table:style-name="ce1" office:value-type="float" office:value="-2944.2" calcext:value-type="float">
            <text:p>-2944.2</text:p>
          </table:table-cell>
          <table:table-cell table:style-name="ce1" office:value-type="float" office:value="-261.325714285714" calcext:value-type="float">
            <text:p>-261.325714285714</text:p>
          </table:table-cell>
          <table:table-cell table:style-name="ce1" office:value-type="float" office:value="-4921.41117460318" calcext:value-type="float">
            <text:p>-4921.41117460318</text:p>
          </table:table-cell>
          <table:table-cell table:style-name="ce1" office:value-type="float" office:value="-607.924047619048" calcext:value-type="float">
            <text:p>-607.9240476190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269.36" calcext:value-type="float">
            <text:p>-1269.36</text:p>
          </table:table-cell>
          <table:table-cell table:style-name="ce1" office:value-type="float" office:value="-1736.55666666667" calcext:value-type="float">
            <text:p>-173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721.33333333333" calcext:value-type="float">
            <text:p>-3721.33333333333</text:p>
          </table:table-cell>
          <table:table-cell table:style-name="ce1" office:value-type="float" office:value="-1724.59403174603" calcext:value-type="float">
            <text:p>-1724.59403174603</text:p>
          </table:table-cell>
          <table:table-cell table:style-name="ce1" office:value-type="float" office:value="-6503.30214285714" calcext:value-type="float">
            <text:p>-6503.302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000" calcext:value-type="float">
            <text:p>-2000</text:p>
          </table:table-cell>
          <table:table-cell table:style-name="ce1" office:value-type="float" office:value="-129.231428571429" calcext:value-type="float">
            <text:p>-129.231428571429</text:p>
          </table:table-cell>
          <table:table-cell table:style-name="ce1" office:value-type="float" office:value="-1435.187" calcext:value-type="float">
            <text:p>-1435.187</text:p>
          </table:table-cell>
          <table:table-cell table:style-name="ce1" office:value-type="float" office:value="-710.245396825397" calcext:value-type="float">
            <text:p>-710.245396825397</text:p>
          </table:table-cell>
          <table:table-cell table:style-name="ce1" office:value-type="float" office:value="-62.9683968253968" calcext:value-type="float">
            <text:p>-62.9683968253968</text:p>
          </table:table-cell>
          <table:table-cell table:style-name="ce1" office:value-type="float" office:value="-20.26" calcext:value-type="float">
            <text:p>-20.26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000" calcext:value-type="float">
            <text:p>-2000</text:p>
          </table:table-cell>
          <table:table-cell table:style-name="ce1" office:value-type="float" office:value="-1533.9666031746" calcext:value-type="float">
            <text:p>-1533.9666031746</text:p>
          </table:table-cell>
          <table:table-cell table:style-name="ce1" office:value-type="float" office:value="-442.942341269841" calcext:value-type="float">
            <text:p>-442.942341269841</text:p>
          </table:table-cell>
          <table:table-cell table:style-name="ce1" office:value-type="float" office:value="-757.633333333333" calcext:value-type="float">
            <text:p>-757.633333333333</text:p>
          </table:table-cell>
          <table:table-cell table:style-name="ce1" office:value-type="float" office:value="-1532.12285714286" calcext:value-type="float">
            <text:p>-1532.12285714286</text:p>
          </table:table-cell>
          <table:table-cell table:style-name="ce1" office:value-type="float" office:value="-441" calcext:value-type="float">
            <text:p>-441</text:p>
          </table:table-cell>
          <table:table-cell table:style-name="ce1" office:value-type="float" office:value="-949.6875" calcext:value-type="float">
            <text:p>-949.6875</text:p>
          </table:table-cell>
          <table:table-cell table:style-name="ce1" office:value-type="float" office:value="-187.736" calcext:value-type="float">
            <text:p>-187.7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652.5" calcext:value-type="float">
            <text:p>-652.5</text:p>
          </table:table-cell>
          <table:table-cell table:style-name="ce1" office:value-type="float" office:value="-1517.96333333333" calcext:value-type="float">
            <text:p>-1517.96333333333</text:p>
          </table:table-cell>
          <table:table-cell table:style-name="ce1" office:value-type="float" office:value="-38.04" calcext:value-type="float">
            <text:p>-38.04</text:p>
          </table:table-cell>
          <table:table-cell table:style-name="ce1" office:value-type="float" office:value="-4350.26464285714" calcext:value-type="float">
            <text:p>-4350.26464285714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3680.66984126984" calcext:value-type="float">
            <text:p>-3680.66984126984</text:p>
          </table:table-cell>
          <table:table-cell table:style-name="ce1" office:value-type="float" office:value="-140.7" calcext:value-type="float">
            <text:p>-140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564.3" calcext:value-type="float">
            <text:p>-564.3</text:p>
          </table:table-cell>
          <table:table-cell table:style-name="ce1" office:value-type="float" office:value="-927.838571428571" calcext:value-type="float">
            <text:p>-927.838571428571</text:p>
          </table:table-cell>
          <table:table-cell table:style-name="ce1" office:value-type="float" office:value="-2148.66011904762" calcext:value-type="float">
            <text:p>-2148.66011904762</text:p>
          </table:table-cell>
          <table:table-cell table:style-name="ce1" office:value-type="float" office:value="-189" calcext:value-type="float">
            <text:p>-189</text:p>
          </table:table-cell>
          <table:table-cell table:style-name="ce1" office:value-type="float" office:value="-409.857142857143" calcext:value-type="float">
            <text:p>-409.857142857143</text:p>
          </table:table-cell>
          <table:table-cell table:style-name="ce1" office:value-type="float" office:value="-2101.11757142857" calcext:value-type="float">
            <text:p>-2101.11757142857</text:p>
          </table:table-cell>
          <table:table-cell table:style-name="ce1" office:value-type="float" office:value="-222.38" calcext:value-type="float">
            <text:p>-222.38</text:p>
          </table:table-cell>
          <table:table-cell table:style-name="ce1" office:value-type="float" office:value="-137.6" calcext:value-type="float">
            <text:p>-137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00" calcext:value-type="float">
            <text:p>-1000</text:p>
          </table:table-cell>
          <table:table-cell table:style-name="ce1" office:value-type="float" office:value="-18100" calcext:value-type="float">
            <text:p>-18100</text:p>
          </table:table-cell>
          <table:table-cell table:style-name="ce1" office:value-type="float" office:value="-14870.6690476191" calcext:value-type="float">
            <text:p>-14870.66904761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484.324" calcext:value-type="float">
            <text:p>-2484.324</text:p>
          </table:table-cell>
          <table:table-cell table:style-name="ce1" office:value-type="float" office:value="-786" calcext:value-type="float">
            <text:p>-786</text:p>
          </table:table-cell>
          <table:table-cell table:style-name="ce1" office:value-type="float" office:value="-315.6" calcext:value-type="float">
            <text:p>-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300" calcext:value-type="float">
            <text:p>-300</text:p>
          </table:table-cell>
          <table:table-cell table:style-name="ce1" office:value-type="float" office:value="-680.078571428571" calcext:value-type="float">
            <text:p>-680.078571428571</text:p>
          </table:table-cell>
          <table:table-cell table:style-name="ce1" office:value-type="float" office:value="-370.821428571429" calcext:value-type="float">
            <text:p>-370.821428571429</text:p>
          </table:table-cell>
          <table:table-cell table:style-name="ce1" office:value-type="float" office:value="-557.527619047619" calcext:value-type="float">
            <text:p>-557.527619047619</text:p>
          </table:table-cell>
          <table:table-cell table:style-name="ce1" office:value-type="float" office:value="-1625.508" calcext:value-type="float">
            <text:p>-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456.48628571429" calcext:value-type="float">
            <text:p>-1456.48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61.777571428572" calcext:value-type="float">
            <text:p>-961.777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606.155571428571" calcext:value-type="float">
            <text:p>-606.155571428571</text:p>
          </table:table-cell>
          <table:table-cell table:style-name="ce1" office:value-type="float" office:value="-2058.61934523809" calcext:value-type="float">
            <text:p>-2058.61934523809</text:p>
          </table:table-cell>
          <table:table-cell table:style-name="ce1" office:value-type="float" office:value="-3950" calcext:value-type="float">
            <text:p>-3950</text:p>
          </table:table-cell>
          <table:table-cell table:style-name="ce1" office:value-type="float" office:value="-3905.3880952381" calcext:value-type="float">
            <text:p>-3905.3880952381</text:p>
          </table:table-cell>
          <table:table-cell table:style-name="ce1" office:value-type="float" office:value="-1021.5" calcext:value-type="float">
            <text:p>-1021.5</text:p>
          </table:table-cell>
          <table:table-cell table:style-name="ce1" office:value-type="float" office:value="-1174.95" calcext:value-type="float">
            <text:p>-1174.95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961.678571428572" calcext:value-type="float">
            <text:p>-961.678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49.242642857144" calcext:value-type="float">
            <text:p>-949.242642857144</text:p>
          </table:table-cell>
          <table:table-cell table:style-name="ce1" office:value-type="float" office:value="-1193.8880952381" calcext:value-type="float">
            <text:p>-1193.8880952381</text:p>
          </table:table-cell>
          <table:table-cell table:style-name="ce1" office:value-type="float" office:value="-1538.71428571429" calcext:value-type="float">
            <text:p>-1538.71428571429</text:p>
          </table:table-cell>
          <table:table-cell table:style-name="ce1" office:value-type="float" office:value="-334" calcext:value-type="float">
            <text:p>-334</text:p>
          </table:table-cell>
          <table:table-cell table:style-name="ce1" office:value-type="float" office:value="-363.073809523809" calcext:value-type="float">
            <text:p>-363.073809523809</text:p>
          </table:table-cell>
          <table:table-cell table:style-name="ce1" office:value-type="float" office:value="-368.894047619048" calcext:value-type="float">
            <text:p>-368.894047619048</text:p>
          </table:table-cell>
          <table:table-cell table:style-name="ce1" office:value-type="float" office:value="-819.7" calcext:value-type="float">
            <text:p>-819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56053.996595238" calcext:value-type="float">
            <text:p>-156053.996595238</text:p>
          </table:table-cell>
          <table:table-cell table:style-name="ce1" office:value-type="string" calcext:value-type="string">
            <text:p>Отклонение между Планом производства и Заявкой на производство на ближайшие 11-17 дней, кг</text:p>
          </table:table-cell>
          <table:table-cell table:style-name="ce1" table:number-columns-repeated="13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18">
          <table:table-cell table:style-name="ce1" office:value-type="string" calcext:value-type="string">
            <text:p>Отклонение между Планом производства и Заявкой на производство на ближайшие 18-24 дней, кг</text:p>
          </table:table-cell>
          <table:table-cell table:style-name="ce1" office:value-type="float" office:value="-2376.085" calcext:value-type="float">
            <text:p>-2376.085</text:p>
          </table:table-cell>
          <table:table-cell table:style-name="ce1" office:value-type="float" office:value="-1658.575" calcext:value-type="float">
            <text:p>-1658.575</text:p>
          </table:table-cell>
          <table:table-cell table:style-name="ce1" office:value-type="float" office:value="-3237.158" calcext:value-type="float">
            <text:p>-3237.158</text:p>
          </table:table-cell>
          <table:table-cell table:style-name="ce1" office:value-type="float" office:value="-281.005" calcext:value-type="float">
            <text:p>-281.005</text:p>
          </table:table-cell>
          <table:table-cell table:style-name="ce1" office:value-type="float" office:value="-2733.52453174603" calcext:value-type="float">
            <text:p>-2733.52453174603</text:p>
          </table:table-cell>
          <table:table-cell table:style-name="ce1" office:value-type="float" office:value="-140.4" calcext:value-type="float">
            <text:p>-140.4</text:p>
          </table:table-cell>
          <table:table-cell table:style-name="ce1" office:value-type="float" office:value="-847.849043650793" calcext:value-type="float">
            <text:p>-847.849043650793</text:p>
          </table:table-cell>
          <table:table-cell table:style-name="ce1" office:value-type="float" office:value="-1838.45066666667" calcext:value-type="float">
            <text:p>-1838.45066666667</text:p>
          </table:table-cell>
          <table:table-cell table:style-name="ce1" office:value-type="float" office:value="-732.821" calcext:value-type="float">
            <text:p>-732.821</text:p>
          </table:table-cell>
          <table:table-cell table:style-name="ce1" office:value-type="float" office:value="-157.03" calcext:value-type="float">
            <text:p>-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59.002031746032" calcext:value-type="float">
            <text:p>-459.002031746032</text:p>
          </table:table-cell>
          <table:table-cell table:style-name="ce1" office:value-type="float" office:value="-950.885904761905" calcext:value-type="float">
            <text:p>-950.885904761905</text:p>
          </table:table-cell>
          <table:table-cell table:style-name="ce1" office:value-type="float" office:value="-417.924396825397" calcext:value-type="float">
            <text:p>-417.924396825397</text:p>
          </table:table-cell>
          <table:table-cell table:style-name="ce1" office:value-type="float" office:value="-978.919841269842" calcext:value-type="float">
            <text:p>-978.919841269842</text:p>
          </table:table-cell>
          <table:table-cell table:style-name="ce1" office:value-type="float" office:value="-1428.16" calcext:value-type="float">
            <text:p>-1428.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2350" calcext:value-type="float">
            <text:p>-22350</text:p>
          </table:table-cell>
          <table:table-cell table:style-name="ce1" office:value-type="float" office:value="-806.52" calcext:value-type="float">
            <text:p>-806.52</text:p>
          </table:table-cell>
          <table:table-cell table:style-name="ce1" office:value-type="float" office:value="-2100" calcext:value-type="float">
            <text:p>-21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-578.88" calcext:value-type="float">
            <text:p>-578.88</text:p>
          </table:table-cell>
          <table:table-cell table:style-name="ce1" office:value-type="float" office:value="-2744.2" calcext:value-type="float">
            <text:p>-2744.2</text:p>
          </table:table-cell>
          <table:table-cell table:style-name="ce1" office:value-type="float" office:value="-261.325714285714" calcext:value-type="float">
            <text:p>-261.325714285714</text:p>
          </table:table-cell>
          <table:table-cell table:style-name="ce1" office:value-type="float" office:value="-4921.41117460318" calcext:value-type="float">
            <text:p>-4921.41117460318</text:p>
          </table:table-cell>
          <table:table-cell table:style-name="ce1" office:value-type="float" office:value="-607.924047619048" calcext:value-type="float">
            <text:p>-607.9240476190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269.36" calcext:value-type="float">
            <text:p>-1269.36</text:p>
          </table:table-cell>
          <table:table-cell table:style-name="ce1" office:value-type="float" office:value="-1436.55666666667" calcext:value-type="float">
            <text:p>-143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721.33333333333" calcext:value-type="float">
            <text:p>-3721.33333333333</text:p>
          </table:table-cell>
          <table:table-cell table:style-name="ce1" office:value-type="float" office:value="-1724.59403174603" calcext:value-type="float">
            <text:p>-1724.59403174603</text:p>
          </table:table-cell>
          <table:table-cell table:style-name="ce1" office:value-type="float" office:value="-5603.30214285714" calcext:value-type="float">
            <text:p>-5603.302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000" calcext:value-type="float">
            <text:p>-2000</text:p>
          </table:table-cell>
          <table:table-cell table:style-name="ce1" office:value-type="float" office:value="-129.231428571429" calcext:value-type="float">
            <text:p>-129.231428571429</text:p>
          </table:table-cell>
          <table:table-cell table:style-name="ce1" office:value-type="float" office:value="-1435.187" calcext:value-type="float">
            <text:p>-1435.187</text:p>
          </table:table-cell>
          <table:table-cell table:style-name="ce1" office:value-type="float" office:value="-760.245396825396" calcext:value-type="float">
            <text:p>-760.245396825396</text:p>
          </table:table-cell>
          <table:table-cell table:style-name="ce1" office:value-type="float" office:value="-62.9683968253968" calcext:value-type="float">
            <text:p>-62.9683968253968</text:p>
          </table:table-cell>
          <table:table-cell table:style-name="ce1" office:value-type="float" office:value="-20.26" calcext:value-type="float">
            <text:p>-20.26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000" calcext:value-type="float">
            <text:p>-2000</text:p>
          </table:table-cell>
          <table:table-cell table:style-name="ce1" office:value-type="float" office:value="-1533.9666031746" calcext:value-type="float">
            <text:p>-1533.9666031746</text:p>
          </table:table-cell>
          <table:table-cell table:style-name="ce1" office:value-type="float" office:value="-442.942341269841" calcext:value-type="float">
            <text:p>-442.942341269841</text:p>
          </table:table-cell>
          <table:table-cell table:style-name="ce1" office:value-type="float" office:value="-757.633333333334" calcext:value-type="float">
            <text:p>-757.633333333334</text:p>
          </table:table-cell>
          <table:table-cell table:style-name="ce1" office:value-type="float" office:value="-3532.12285714286" calcext:value-type="float">
            <text:p>-3532.12285714286</text:p>
          </table:table-cell>
          <table:table-cell table:style-name="ce1" office:value-type="float" office:value="-441" calcext:value-type="float">
            <text:p>-441</text:p>
          </table:table-cell>
          <table:table-cell table:style-name="ce1" office:value-type="float" office:value="-949.6875" calcext:value-type="float">
            <text:p>-949.6875</text:p>
          </table:table-cell>
          <table:table-cell table:style-name="ce1" office:value-type="float" office:value="-187.736" calcext:value-type="float">
            <text:p>-187.7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652.5" calcext:value-type="float">
            <text:p>-652.5</text:p>
          </table:table-cell>
          <table:table-cell table:style-name="ce1" office:value-type="float" office:value="-1417.96333333333" calcext:value-type="float">
            <text:p>-1417.96333333333</text:p>
          </table:table-cell>
          <table:table-cell table:style-name="ce1" office:value-type="float" office:value="-38.04" calcext:value-type="float">
            <text:p>-38.04</text:p>
          </table:table-cell>
          <table:table-cell table:style-name="ce1" office:value-type="float" office:value="-3750.26464285714" calcext:value-type="float">
            <text:p>-3750.26464285714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4930.66984126984" calcext:value-type="float">
            <text:p>-4930.66984126984</text:p>
          </table:table-cell>
          <table:table-cell table:style-name="ce1" office:value-type="float" office:value="-140.7" calcext:value-type="float">
            <text:p>-140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564.3" calcext:value-type="float">
            <text:p>-564.3</text:p>
          </table:table-cell>
          <table:table-cell table:style-name="ce1" office:value-type="float" office:value="-927.838571428571" calcext:value-type="float">
            <text:p>-927.838571428571</text:p>
          </table:table-cell>
          <table:table-cell table:style-name="ce1" office:value-type="float" office:value="-2246.08869047619" calcext:value-type="float">
            <text:p>-2246.08869047619</text:p>
          </table:table-cell>
          <table:table-cell table:style-name="ce1" office:value-type="float" office:value="-189" calcext:value-type="float">
            <text:p>-189</text:p>
          </table:table-cell>
          <table:table-cell table:style-name="ce1" office:value-type="float" office:value="-409.857142857143" calcext:value-type="float">
            <text:p>-409.857142857143</text:p>
          </table:table-cell>
          <table:table-cell table:style-name="ce1" office:value-type="float" office:value="-1624.87757142857" calcext:value-type="float">
            <text:p>-1624.87757142857</text:p>
          </table:table-cell>
          <table:table-cell table:style-name="ce1" office:value-type="float" office:value="-240" calcext:value-type="float">
            <text:p>-240</text:p>
          </table:table-cell>
          <table:table-cell table:style-name="ce1" office:value-type="float" office:value="-140" calcext:value-type="float">
            <text:p>-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00" calcext:value-type="float">
            <text:p>-1000</text:p>
          </table:table-cell>
          <table:table-cell table:style-name="ce1" office:value-type="float" office:value="-18100" calcext:value-type="float">
            <text:p>-18100</text:p>
          </table:table-cell>
          <table:table-cell table:style-name="ce1" office:value-type="float" office:value="-7370.66904761904" calcext:value-type="float">
            <text:p>-7370.669047619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484.324" calcext:value-type="float">
            <text:p>-2484.324</text:p>
          </table:table-cell>
          <table:table-cell table:style-name="ce1" office:value-type="float" office:value="-786" calcext:value-type="float">
            <text:p>-786</text:p>
          </table:table-cell>
          <table:table-cell table:style-name="ce1" office:value-type="float" office:value="-315.6" calcext:value-type="float">
            <text:p>-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23.166666666667" calcext:value-type="float">
            <text:p>-123.166666666667</text:p>
          </table:table-cell>
          <table:table-cell table:style-name="ce1" office:value-type="float" office:value="-680.078571428572" calcext:value-type="float">
            <text:p>-680.078571428572</text:p>
          </table:table-cell>
          <table:table-cell table:style-name="ce1" office:value-type="float" office:value="-370.821428571429" calcext:value-type="float">
            <text:p>-370.821428571429</text:p>
          </table:table-cell>
          <table:table-cell table:style-name="ce1" office:value-type="float" office:value="-557.527619047619" calcext:value-type="float">
            <text:p>-557.527619047619</text:p>
          </table:table-cell>
          <table:table-cell table:style-name="ce1" office:value-type="float" office:value="-1625.508" calcext:value-type="float">
            <text:p>-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456.48628571429" calcext:value-type="float">
            <text:p>-1456.48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93.777571428572" calcext:value-type="float">
            <text:p>-893.777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606.155571428571" calcext:value-type="float">
            <text:p>-606.155571428571</text:p>
          </table:table-cell>
          <table:table-cell table:style-name="ce1" office:value-type="float" office:value="-1910.61934523809" calcext:value-type="float">
            <text:p>-1910.61934523809</text:p>
          </table:table-cell>
          <table:table-cell table:style-name="ce1" office:value-type="float" office:value="-2700" calcext:value-type="float">
            <text:p>-2700</text:p>
          </table:table-cell>
          <table:table-cell table:style-name="ce1" office:value-type="float" office:value="-3905.3880952381" calcext:value-type="float">
            <text:p>-3905.3880952381</text:p>
          </table:table-cell>
          <table:table-cell table:style-name="ce1" office:value-type="float" office:value="-1090.5" calcext:value-type="float">
            <text:p>-1090.5</text:p>
          </table:table-cell>
          <table:table-cell table:style-name="ce1" office:value-type="float" office:value="-1174.95" calcext:value-type="float">
            <text:p>-1174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61.678571428572" calcext:value-type="float">
            <text:p>-961.678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49.242642857144" calcext:value-type="float">
            <text:p>-949.242642857144</text:p>
          </table:table-cell>
          <table:table-cell table:style-name="ce1" office:value-type="float" office:value="-1193.8880952381" calcext:value-type="float">
            <text:p>-1193.8880952381</text:p>
          </table:table-cell>
          <table:table-cell table:style-name="ce1" office:value-type="float" office:value="-1538.71428571429" calcext:value-type="float">
            <text:p>-1538.71428571429</text:p>
          </table:table-cell>
          <table:table-cell table:style-name="ce1" office:value-type="float" office:value="-334" calcext:value-type="float">
            <text:p>-334</text:p>
          </table:table-cell>
          <table:table-cell table:style-name="ce1" office:value-type="float" office:value="-363.07380952381" calcext:value-type="float">
            <text:p>-363.07380952381</text:p>
          </table:table-cell>
          <table:table-cell table:style-name="ce1" office:value-type="float" office:value="-368.894047619048" calcext:value-type="float">
            <text:p>-368.894047619048</text:p>
          </table:table-cell>
          <table:table-cell table:style-name="ce1" office:value-type="float" office:value="-819.7" calcext:value-type="float">
            <text:p>-819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52494.041833333" calcext:value-type="float">
            <text:p>-152494.041833333</text:p>
          </table:table-cell>
          <table:table-cell table:style-name="ce1" office:value-type="string" calcext:value-type="string">
            <text:p>Отклонение между Планом производства и Заявкой на производство на ближайшие 18-24 дней, кг</text:p>
          </table:table-cell>
          <table:table-cell table:style-name="ce1" table:number-columns-repeated="13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18">
          <table:table-cell table:style-name="ce1" office:value-type="string" calcext:value-type="string">
            <text:p>Отклонение между Планом производства и Заявкой на производство на ближайшие 25-31 дней, кг</text:p>
          </table:table-cell>
          <table:table-cell table:style-name="ce1" office:value-type="float" office:value="-2376.085" calcext:value-type="float">
            <text:p>-2376.085</text:p>
          </table:table-cell>
          <table:table-cell table:style-name="ce1" office:value-type="float" office:value="-658.575" calcext:value-type="float">
            <text:p>-658.575</text:p>
          </table:table-cell>
          <table:table-cell table:style-name="ce1" office:value-type="float" office:value="-3237.158" calcext:value-type="float">
            <text:p>-3237.158</text:p>
          </table:table-cell>
          <table:table-cell table:style-name="ce1" office:value-type="float" office:value="-281.005" calcext:value-type="float">
            <text:p>-281.005</text:p>
          </table:table-cell>
          <table:table-cell table:style-name="ce1" office:value-type="float" office:value="-2245.78053174603" calcext:value-type="float">
            <text:p>-2245.78053174603</text:p>
          </table:table-cell>
          <table:table-cell table:style-name="ce1" office:value-type="float" office:value="-140.4" calcext:value-type="float">
            <text:p>-140.4</text:p>
          </table:table-cell>
          <table:table-cell table:style-name="ce1" office:value-type="float" office:value="-847.849043650793" calcext:value-type="float">
            <text:p>-847.849043650793</text:p>
          </table:table-cell>
          <table:table-cell table:style-name="ce1" office:value-type="float" office:value="-1832.13066666667" calcext:value-type="float">
            <text:p>-1832.13066666667</text:p>
          </table:table-cell>
          <table:table-cell table:style-name="ce1" office:value-type="float" office:value="-732.821" calcext:value-type="float">
            <text:p>-732.821</text:p>
          </table:table-cell>
          <table:table-cell table:style-name="ce1" office:value-type="float" office:value="-157.03" calcext:value-type="float">
            <text:p>-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59.002031746032" calcext:value-type="float">
            <text:p>-459.002031746032</text:p>
          </table:table-cell>
          <table:table-cell table:style-name="ce1" office:value-type="float" office:value="-950.885904761905" calcext:value-type="float">
            <text:p>-950.885904761905</text:p>
          </table:table-cell>
          <table:table-cell table:style-name="ce1" office:value-type="float" office:value="-417.924396825396" calcext:value-type="float">
            <text:p>-417.924396825396</text:p>
          </table:table-cell>
          <table:table-cell table:style-name="ce1" office:value-type="float" office:value="-978.919841269842" calcext:value-type="float">
            <text:p>-978.919841269842</text:p>
          </table:table-cell>
          <table:table-cell table:style-name="ce1" office:value-type="float" office:value="-1428.16" calcext:value-type="float">
            <text:p>-1428.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1150" calcext:value-type="float">
            <text:p>-21150</text:p>
          </table:table-cell>
          <table:table-cell table:style-name="ce1" office:value-type="float" office:value="-806.52" calcext:value-type="float">
            <text:p>-806.52</text:p>
          </table:table-cell>
          <table:table-cell table:style-name="ce1" office:value-type="float" office:value="-1000" calcext:value-type="float">
            <text:p>-1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-578.88" calcext:value-type="float">
            <text:p>-578.88</text:p>
          </table:table-cell>
          <table:table-cell table:style-name="ce1" office:value-type="float" office:value="-2994.2" calcext:value-type="float">
            <text:p>-2994.2</text:p>
          </table:table-cell>
          <table:table-cell table:style-name="ce1" office:value-type="float" office:value="-261.325714285714" calcext:value-type="float">
            <text:p>-261.325714285714</text:p>
          </table:table-cell>
          <table:table-cell table:style-name="ce1" office:value-type="float" office:value="-4821.41117460318" calcext:value-type="float">
            <text:p>-4821.41117460318</text:p>
          </table:table-cell>
          <table:table-cell table:style-name="ce1" office:value-type="float" office:value="-607.924047619047" calcext:value-type="float">
            <text:p>-607.924047619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269.36" calcext:value-type="float">
            <text:p>-1269.36</text:p>
          </table:table-cell>
          <table:table-cell table:style-name="ce1" office:value-type="float" office:value="-1436.55666666667" calcext:value-type="float">
            <text:p>-143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721.33333333333" calcext:value-type="float">
            <text:p>-3721.33333333333</text:p>
          </table:table-cell>
          <table:table-cell table:style-name="ce1" office:value-type="float" office:value="-1724.59403174603" calcext:value-type="float">
            <text:p>-1724.59403174603</text:p>
          </table:table-cell>
          <table:table-cell table:style-name="ce1" office:value-type="float" office:value="-11865.7021428571" calcext:value-type="float">
            <text:p>-11865.70214285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000" calcext:value-type="float">
            <text:p>-2000</text:p>
          </table:table-cell>
          <table:table-cell table:style-name="ce1" office:value-type="float" office:value="-129.231428571428" calcext:value-type="float">
            <text:p>-129.231428571428</text:p>
          </table:table-cell>
          <table:table-cell table:style-name="ce1" office:value-type="float" office:value="-1435.187" calcext:value-type="float">
            <text:p>-1435.187</text:p>
          </table:table-cell>
          <table:table-cell table:style-name="ce1" office:value-type="float" office:value="-760.245396825397" calcext:value-type="float">
            <text:p>-760.245396825397</text:p>
          </table:table-cell>
          <table:table-cell table:style-name="ce1" office:value-type="float" office:value="-62.9683968253968" calcext:value-type="float">
            <text:p>-62.9683968253968</text:p>
          </table:table-cell>
          <table:table-cell table:style-name="ce1" office:value-type="float" office:value="-20.26" calcext:value-type="float">
            <text:p>-20.26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000" calcext:value-type="float">
            <text:p>-2000</text:p>
          </table:table-cell>
          <table:table-cell table:style-name="ce1" office:value-type="float" office:value="-1533.9666031746" calcext:value-type="float">
            <text:p>-1533.9666031746</text:p>
          </table:table-cell>
          <table:table-cell table:style-name="ce1" office:value-type="float" office:value="-442.942341269841" calcext:value-type="float">
            <text:p>-442.942341269841</text:p>
          </table:table-cell>
          <table:table-cell table:style-name="ce1" office:value-type="float" office:value="-757.633333333333" calcext:value-type="float">
            <text:p>-757.633333333333</text:p>
          </table:table-cell>
          <table:table-cell table:style-name="ce1" office:value-type="float" office:value="-1532.12285714286" calcext:value-type="float">
            <text:p>-1532.12285714286</text:p>
          </table:table-cell>
          <table:table-cell table:style-name="ce1" office:value-type="float" office:value="-441" calcext:value-type="float">
            <text:p>-441</text:p>
          </table:table-cell>
          <table:table-cell table:style-name="ce1" office:value-type="float" office:value="-949.6875" calcext:value-type="float">
            <text:p>-949.6875</text:p>
          </table:table-cell>
          <table:table-cell table:style-name="ce1" office:value-type="float" office:value="-187.736" calcext:value-type="float">
            <text:p>-187.7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652.5" calcext:value-type="float">
            <text:p>-652.5</text:p>
          </table:table-cell>
          <table:table-cell table:style-name="ce1" office:value-type="float" office:value="-767.963333333333" calcext:value-type="float">
            <text:p>-767.963333333333</text:p>
          </table:table-cell>
          <table:table-cell table:style-name="ce1" office:value-type="float" office:value="-38.04" calcext:value-type="float">
            <text:p>-38.04</text:p>
          </table:table-cell>
          <table:table-cell table:style-name="ce1" office:value-type="float" office:value="-3650.26464285714" calcext:value-type="float">
            <text:p>-3650.26464285714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4930.66984126984" calcext:value-type="float">
            <text:p>-4930.66984126984</text:p>
          </table:table-cell>
          <table:table-cell table:style-name="ce1" office:value-type="float" office:value="-140.7" calcext:value-type="float">
            <text:p>-140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564.3" calcext:value-type="float">
            <text:p>-564.3</text:p>
          </table:table-cell>
          <table:table-cell table:style-name="ce1" office:value-type="float" office:value="-927.838571428571" calcext:value-type="float">
            <text:p>-927.838571428571</text:p>
          </table:table-cell>
          <table:table-cell table:style-name="ce1" office:value-type="float" office:value="-2294.83869047619" calcext:value-type="float">
            <text:p>-2294.83869047619</text:p>
          </table:table-cell>
          <table:table-cell table:style-name="ce1" office:value-type="float" office:value="-189" calcext:value-type="float">
            <text:p>-189</text:p>
          </table:table-cell>
          <table:table-cell table:style-name="ce1" office:value-type="float" office:value="-409.857142857143" calcext:value-type="float">
            <text:p>-409.857142857143</text:p>
          </table:table-cell>
          <table:table-cell table:style-name="ce1" office:value-type="float" office:value="-1604.87757142857" calcext:value-type="float">
            <text:p>-1604.87757142857</text:p>
          </table:table-cell>
          <table:table-cell table:style-name="ce1" office:value-type="float" office:value="-240" calcext:value-type="float">
            <text:p>-240</text:p>
          </table:table-cell>
          <table:table-cell table:style-name="ce1" office:value-type="float" office:value="-140" calcext:value-type="float">
            <text:p>-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00" calcext:value-type="float">
            <text:p>-1000</text:p>
          </table:table-cell>
          <table:table-cell table:style-name="ce1" office:value-type="float" office:value="-18100" calcext:value-type="float">
            <text:p>-18100</text:p>
          </table:table-cell>
          <table:table-cell table:style-name="ce1" office:value-type="float" office:value="-5870.66904761906" calcext:value-type="float">
            <text:p>-5870.669047619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484.324" calcext:value-type="float">
            <text:p>-2484.324</text:p>
          </table:table-cell>
          <table:table-cell table:style-name="ce1" office:value-type="float" office:value="-786" calcext:value-type="float">
            <text:p>-786</text:p>
          </table:table-cell>
          <table:table-cell table:style-name="ce1" office:value-type="float" office:value="-315.6" calcext:value-type="float">
            <text:p>-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23.166666666667" calcext:value-type="float">
            <text:p>-123.166666666667</text:p>
          </table:table-cell>
          <table:table-cell table:style-name="ce1" office:value-type="float" office:value="-680.078571428571" calcext:value-type="float">
            <text:p>-680.078571428571</text:p>
          </table:table-cell>
          <table:table-cell table:style-name="ce1" office:value-type="float" office:value="-360.821428571429" calcext:value-type="float">
            <text:p>-360.821428571429</text:p>
          </table:table-cell>
          <table:table-cell table:style-name="ce1" office:value-type="float" office:value="-557.527619047619" calcext:value-type="float">
            <text:p>-557.527619047619</text:p>
          </table:table-cell>
          <table:table-cell table:style-name="ce1" office:value-type="float" office:value="-1625.508" calcext:value-type="float">
            <text:p>-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563.04628571429" calcext:value-type="float">
            <text:p>-1563.04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61.777571428571" calcext:value-type="float">
            <text:p>-961.7775714285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78.835571428571" calcext:value-type="float">
            <text:p>-478.835571428571</text:p>
          </table:table-cell>
          <table:table-cell table:style-name="ce1" office:value-type="float" office:value="-1787.1193452381" calcext:value-type="float">
            <text:p>-1787.1193452381</text:p>
          </table:table-cell>
          <table:table-cell table:style-name="ce1" office:value-type="float" office:value="-2700" calcext:value-type="float">
            <text:p>-2700</text:p>
          </table:table-cell>
          <table:table-cell table:style-name="ce1" office:value-type="float" office:value="-3905.3880952381" calcext:value-type="float">
            <text:p>-3905.3880952381</text:p>
          </table:table-cell>
          <table:table-cell table:style-name="ce1" table:formula="of:=#VALUE!" office:value-type="string" office:string-value="" calcext:value-type="error">
            <text:p>#VALUE!</text:p>
          </table:table-cell>
          <table:table-cell table:style-name="ce1" office:value-type="float" office:value="-1174.95" calcext:value-type="float">
            <text:p>-1174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61.678571428572" calcext:value-type="float">
            <text:p>-961.678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49.242642857143" calcext:value-type="float">
            <text:p>-949.242642857143</text:p>
          </table:table-cell>
          <table:table-cell table:style-name="ce1" office:value-type="float" office:value="-1193.88809523809" calcext:value-type="float">
            <text:p>-1193.88809523809</text:p>
          </table:table-cell>
          <table:table-cell table:style-name="ce1" office:value-type="float" office:value="-1538.71428571429" calcext:value-type="float">
            <text:p>-1538.71428571429</text:p>
          </table:table-cell>
          <table:table-cell table:style-name="ce1" office:value-type="float" office:value="-334" calcext:value-type="float">
            <text:p>-334</text:p>
          </table:table-cell>
          <table:table-cell table:style-name="ce1" office:value-type="float" office:value="-363.073809523809" calcext:value-type="float">
            <text:p>-363.073809523809</text:p>
          </table:table-cell>
          <table:table-cell table:style-name="ce1" office:value-type="float" office:value="-368.894047619048" calcext:value-type="float">
            <text:p>-368.894047619048</text:p>
          </table:table-cell>
          <table:table-cell table:style-name="ce1" office:value-type="float" office:value="-819.7" calcext:value-type="float">
            <text:p>-819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#VALUE!" office:value-type="string" office:string-value="" calcext:value-type="error">
            <text:p>#VALUE!</text:p>
          </table:table-cell>
          <table:table-cell table:style-name="ce1" office:value-type="string" calcext:value-type="string">
            <text:p>Отклонение между Планом производства и Заявкой на производство на ближайшие 25-31 дней, кг</text:p>
          </table:table-cell>
          <table:table-cell table:style-name="ce1" table:number-columns-repeated="13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18">
          <table:table-cell table:style-name="ce1" office:value-type="string" calcext:value-type="string">
            <text:p>Отклонение между Планом производства и Заявкой на производство на ближайшие 32-38 дней, кг</text:p>
          </table:table-cell>
          <table:table-cell table:style-name="ce1" office:value-type="float" office:value="-2376.085" calcext:value-type="float">
            <text:p>-2376.085</text:p>
          </table:table-cell>
          <table:table-cell table:style-name="ce1" office:value-type="float" office:value="-158.575" calcext:value-type="float">
            <text:p>-158.575</text:p>
          </table:table-cell>
          <table:table-cell table:style-name="ce1" office:value-type="float" office:value="-3237.158" calcext:value-type="float">
            <text:p>-3237.158</text:p>
          </table:table-cell>
          <table:table-cell table:style-name="ce1" office:value-type="float" office:value="-281.005" calcext:value-type="float">
            <text:p>-281.005</text:p>
          </table:table-cell>
          <table:table-cell table:style-name="ce1" office:value-type="float" office:value="-2245.78053174603" calcext:value-type="float">
            <text:p>-2245.78053174603</text:p>
          </table:table-cell>
          <table:table-cell table:style-name="ce1" office:value-type="float" office:value="-140.4" calcext:value-type="float">
            <text:p>-140.4</text:p>
          </table:table-cell>
          <table:table-cell table:style-name="ce1" office:value-type="float" office:value="-847.849043650794" calcext:value-type="float">
            <text:p>-847.849043650794</text:p>
          </table:table-cell>
          <table:table-cell table:style-name="ce1" office:value-type="float" office:value="-1832.13066666667" calcext:value-type="float">
            <text:p>-1832.13066666667</text:p>
          </table:table-cell>
          <table:table-cell table:style-name="ce1" office:value-type="float" office:value="-732.821" calcext:value-type="float">
            <text:p>-732.821</text:p>
          </table:table-cell>
          <table:table-cell table:style-name="ce1" office:value-type="float" office:value="-157.03" calcext:value-type="float">
            <text:p>-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59.002031746032" calcext:value-type="float">
            <text:p>-459.002031746032</text:p>
          </table:table-cell>
          <table:table-cell table:style-name="ce1" office:value-type="float" office:value="-950.885904761904" calcext:value-type="float">
            <text:p>-950.885904761904</text:p>
          </table:table-cell>
          <table:table-cell table:style-name="ce1" office:value-type="float" office:value="-417.924396825397" calcext:value-type="float">
            <text:p>-417.924396825397</text:p>
          </table:table-cell>
          <table:table-cell table:style-name="ce1" office:value-type="float" office:value="-978.919841269841" calcext:value-type="float">
            <text:p>-978.919841269841</text:p>
          </table:table-cell>
          <table:table-cell table:style-name="ce1" office:value-type="float" office:value="-7000" calcext:value-type="float">
            <text:p>-7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8400" calcext:value-type="float">
            <text:p>-18400</text:p>
          </table:table-cell>
          <table:table-cell table:style-name="ce1" office:value-type="float" office:value="-806.52" calcext:value-type="float">
            <text:p>-806.52</text:p>
          </table:table-cell>
          <table:table-cell table:style-name="ce1" office:value-type="float" office:value="-1000" calcext:value-type="float">
            <text:p>-1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-578.88" calcext:value-type="float">
            <text:p>-578.88</text:p>
          </table:table-cell>
          <table:table-cell table:style-name="ce1" office:value-type="float" office:value="-2994.2" calcext:value-type="float">
            <text:p>-2994.2</text:p>
          </table:table-cell>
          <table:table-cell table:style-name="ce1" office:value-type="float" office:value="-261.325714285714" calcext:value-type="float">
            <text:p>-261.325714285714</text:p>
          </table:table-cell>
          <table:table-cell table:style-name="ce1" office:value-type="float" office:value="-4921.41117460318" calcext:value-type="float">
            <text:p>-4921.41117460318</text:p>
          </table:table-cell>
          <table:table-cell table:style-name="ce1" office:value-type="float" office:value="-607.924047619048" calcext:value-type="float">
            <text:p>-607.9240476190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269.36" calcext:value-type="float">
            <text:p>-1269.36</text:p>
          </table:table-cell>
          <table:table-cell table:style-name="ce1" office:value-type="float" office:value="-1436.55666666667" calcext:value-type="float">
            <text:p>-143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721.33333333333" calcext:value-type="float">
            <text:p>-3721.33333333333</text:p>
          </table:table-cell>
          <table:table-cell table:style-name="ce1" office:value-type="float" office:value="-1724.59403174603" calcext:value-type="float">
            <text:p>-1724.59403174603</text:p>
          </table:table-cell>
          <table:table-cell table:style-name="ce1" office:value-type="float" office:value="-8865.70214285714" calcext:value-type="float">
            <text:p>-8865.702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000" calcext:value-type="float">
            <text:p>-2000</text:p>
          </table:table-cell>
          <table:table-cell table:style-name="ce1" office:value-type="float" office:value="-129.231428571429" calcext:value-type="float">
            <text:p>-129.231428571429</text:p>
          </table:table-cell>
          <table:table-cell table:style-name="ce1" office:value-type="float" office:value="-1435.187" calcext:value-type="float">
            <text:p>-1435.187</text:p>
          </table:table-cell>
          <table:table-cell table:style-name="ce1" office:value-type="float" office:value="-660.245396825397" calcext:value-type="float">
            <text:p>-660.245396825397</text:p>
          </table:table-cell>
          <table:table-cell table:style-name="ce1" office:value-type="float" office:value="-62.9683968253968" calcext:value-type="float">
            <text:p>-62.9683968253968</text:p>
          </table:table-cell>
          <table:table-cell table:style-name="ce1" office:value-type="float" office:value="-20.26" calcext:value-type="float">
            <text:p>-20.26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000" calcext:value-type="float">
            <text:p>-2000</text:p>
          </table:table-cell>
          <table:table-cell table:style-name="ce1" office:value-type="float" office:value="-1533.9666031746" calcext:value-type="float">
            <text:p>-1533.9666031746</text:p>
          </table:table-cell>
          <table:table-cell table:style-name="ce1" office:value-type="float" office:value="-242.942341269842" calcext:value-type="float">
            <text:p>-242.942341269842</text:p>
          </table:table-cell>
          <table:table-cell table:style-name="ce1" office:value-type="float" office:value="-757.633333333333" calcext:value-type="float">
            <text:p>-757.633333333333</text:p>
          </table:table-cell>
          <table:table-cell table:style-name="ce1" office:value-type="float" office:value="-1532.12285714286" calcext:value-type="float">
            <text:p>-1532.12285714286</text:p>
          </table:table-cell>
          <table:table-cell table:style-name="ce1" office:value-type="float" office:value="-441" calcext:value-type="float">
            <text:p>-441</text:p>
          </table:table-cell>
          <table:table-cell table:style-name="ce1" office:value-type="float" office:value="-949.6875" calcext:value-type="float">
            <text:p>-949.6875</text:p>
          </table:table-cell>
          <table:table-cell table:style-name="ce1" office:value-type="float" office:value="-187.736" calcext:value-type="float">
            <text:p>-187.7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652.5" calcext:value-type="float">
            <text:p>-652.5</text:p>
          </table:table-cell>
          <table:table-cell table:style-name="ce1" office:value-type="float" office:value="-167.963333333333" calcext:value-type="float">
            <text:p>-167.963333333333</text:p>
          </table:table-cell>
          <table:table-cell table:style-name="ce1" office:value-type="float" office:value="-38.04" calcext:value-type="float">
            <text:p>-38.04</text:p>
          </table:table-cell>
          <table:table-cell table:style-name="ce1" office:value-type="float" office:value="-1050.26464285714" calcext:value-type="float">
            <text:p>-1050.26464285714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3680.66984126984" calcext:value-type="float">
            <text:p>-3680.66984126984</text:p>
          </table:table-cell>
          <table:table-cell table:style-name="ce1" office:value-type="float" office:value="-140.7" calcext:value-type="float">
            <text:p>-140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564.3" calcext:value-type="float">
            <text:p>-564.3</text:p>
          </table:table-cell>
          <table:table-cell table:style-name="ce1" office:value-type="float" office:value="-927.838571428571" calcext:value-type="float">
            <text:p>-927.838571428571</text:p>
          </table:table-cell>
          <table:table-cell table:style-name="ce1" office:value-type="float" office:value="-2194.83869047619" calcext:value-type="float">
            <text:p>-2194.83869047619</text:p>
          </table:table-cell>
          <table:table-cell table:style-name="ce1" office:value-type="float" office:value="-189" calcext:value-type="float">
            <text:p>-189</text:p>
          </table:table-cell>
          <table:table-cell table:style-name="ce1" office:value-type="float" office:value="-409.857142857142" calcext:value-type="float">
            <text:p>-409.857142857142</text:p>
          </table:table-cell>
          <table:table-cell table:style-name="ce1" office:value-type="float" office:value="-1439.83757142857" calcext:value-type="float">
            <text:p>-1439.83757142857</text:p>
          </table:table-cell>
          <table:table-cell table:style-name="ce1" office:value-type="float" office:value="-240" calcext:value-type="float">
            <text:p>-240</text:p>
          </table:table-cell>
          <table:table-cell table:style-name="ce1" office:value-type="float" office:value="-140" calcext:value-type="float">
            <text:p>-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00" calcext:value-type="float">
            <text:p>-1000</text:p>
          </table:table-cell>
          <table:table-cell table:style-name="ce1" office:value-type="float" office:value="-18100" calcext:value-type="float">
            <text:p>-18100</text:p>
          </table:table-cell>
          <table:table-cell table:style-name="ce1" office:value-type="float" office:value="-5370.66904761904" calcext:value-type="float">
            <text:p>-5370.669047619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484.324" calcext:value-type="float">
            <text:p>-2484.324</text:p>
          </table:table-cell>
          <table:table-cell table:style-name="ce1" office:value-type="float" office:value="-786" calcext:value-type="float">
            <text:p>-786</text:p>
          </table:table-cell>
          <table:table-cell table:style-name="ce1" office:value-type="float" office:value="-315.6" calcext:value-type="float">
            <text:p>-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23.166666666667" calcext:value-type="float">
            <text:p>-123.166666666667</text:p>
          </table:table-cell>
          <table:table-cell table:style-name="ce1" office:value-type="float" office:value="-680.078571428571" calcext:value-type="float">
            <text:p>-680.078571428571</text:p>
          </table:table-cell>
          <table:table-cell table:style-name="ce1" office:value-type="float" office:value="-486.446428571429" calcext:value-type="float">
            <text:p>-486.446428571429</text:p>
          </table:table-cell>
          <table:table-cell table:style-name="ce1" office:value-type="float" office:value="-557.527619047619" calcext:value-type="float">
            <text:p>-557.527619047619</text:p>
          </table:table-cell>
          <table:table-cell table:style-name="ce1" office:value-type="float" office:value="-1625.508" calcext:value-type="float">
            <text:p>-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671.06628571428" calcext:value-type="float">
            <text:p>-1671.066285714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61.777571428572" calcext:value-type="float">
            <text:p>-961.777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78.835571428571" calcext:value-type="float">
            <text:p>-478.835571428571</text:p>
          </table:table-cell>
          <table:table-cell table:style-name="ce1" office:value-type="float" office:value="-2610.61934523809" calcext:value-type="float">
            <text:p>-2610.61934523809</text:p>
          </table:table-cell>
          <table:table-cell table:style-name="ce1" office:value-type="float" office:value="-2825" calcext:value-type="float">
            <text:p>-2825</text:p>
          </table:table-cell>
          <table:table-cell table:style-name="ce1" office:value-type="float" office:value="-3905.38809523809" calcext:value-type="float">
            <text:p>-3905.38809523809</text:p>
          </table:table-cell>
          <table:table-cell table:style-name="ce1" table:formula="of:=#VALUE!" office:value-type="string" office:string-value="" calcext:value-type="error">
            <text:p>#VALUE!</text:p>
          </table:table-cell>
          <table:table-cell table:style-name="ce1" office:value-type="float" office:value="-1174.95" calcext:value-type="float">
            <text:p>-1174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35.17857142857" calcext:value-type="float">
            <text:p>-1035.17857142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49.242642857144" calcext:value-type="float">
            <text:p>-949.242642857144</text:p>
          </table:table-cell>
          <table:table-cell table:style-name="ce1" office:value-type="float" office:value="-1193.88809523809" calcext:value-type="float">
            <text:p>-1193.88809523809</text:p>
          </table:table-cell>
          <table:table-cell table:style-name="ce1" office:value-type="float" office:value="-1538.71428571429" calcext:value-type="float">
            <text:p>-1538.71428571429</text:p>
          </table:table-cell>
          <table:table-cell table:style-name="ce1" office:value-type="float" office:value="-334" calcext:value-type="float">
            <text:p>-334</text:p>
          </table:table-cell>
          <table:table-cell table:style-name="ce1" office:value-type="float" office:value="-363.073809523809" calcext:value-type="float">
            <text:p>-363.073809523809</text:p>
          </table:table-cell>
          <table:table-cell table:style-name="ce1" office:value-type="float" office:value="-368.894047619048" calcext:value-type="float">
            <text:p>-368.894047619048</text:p>
          </table:table-cell>
          <table:table-cell table:style-name="ce1" office:value-type="float" office:value="-819.7" calcext:value-type="float">
            <text:p>-819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#VALUE!" office:value-type="string" office:string-value="" calcext:value-type="error">
            <text:p>#VALUE!</text:p>
          </table:table-cell>
          <table:table-cell table:style-name="ce1" office:value-type="string" calcext:value-type="string">
            <text:p>Отклонение между Планом производства и Заявкой на производство на ближайшие 32-38 дней, кг</text:p>
          </table:table-cell>
          <table:table-cell table:style-name="ce1" table:number-columns-repeated="13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23">
          <table:table-cell table:style-name="ce1" office:value-type="string" calcext:value-type="string">
            <text:p>Отклонение между Планом производства и Заявкой на производство на ближайшие 39-45 дней, кг</text:p>
          </table:table-cell>
          <table:table-cell table:style-name="ce1" office:value-type="float" office:value="-2376.085" calcext:value-type="float">
            <text:p>-2376.085</text:p>
          </table:table-cell>
          <table:table-cell table:style-name="ce1" office:value-type="float" office:value="-158.575" calcext:value-type="float">
            <text:p>-158.575</text:p>
          </table:table-cell>
          <table:table-cell table:style-name="ce1" office:value-type="float" office:value="-3237.158" calcext:value-type="float">
            <text:p>-3237.158</text:p>
          </table:table-cell>
          <table:table-cell table:style-name="ce1" office:value-type="float" office:value="-281.005" calcext:value-type="float">
            <text:p>-281.005</text:p>
          </table:table-cell>
          <table:table-cell table:style-name="ce1" office:value-type="float" office:value="-2245.78053174603" calcext:value-type="float">
            <text:p>-2245.78053174603</text:p>
          </table:table-cell>
          <table:table-cell table:style-name="ce1" office:value-type="float" office:value="-140.4" calcext:value-type="float">
            <text:p>-140.4</text:p>
          </table:table-cell>
          <table:table-cell table:style-name="ce1" office:value-type="float" office:value="-847.849043650793" calcext:value-type="float">
            <text:p>-847.849043650793</text:p>
          </table:table-cell>
          <table:table-cell table:style-name="ce1" office:value-type="float" office:value="-1832.13066666667" calcext:value-type="float">
            <text:p>-1832.13066666667</text:p>
          </table:table-cell>
          <table:table-cell table:style-name="ce1" office:value-type="float" office:value="-732.821" calcext:value-type="float">
            <text:p>-732.821</text:p>
          </table:table-cell>
          <table:table-cell table:style-name="ce1" office:value-type="float" office:value="-157.03" calcext:value-type="float">
            <text:p>-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59.002031746032" calcext:value-type="float">
            <text:p>-459.002031746032</text:p>
          </table:table-cell>
          <table:table-cell table:style-name="ce1" office:value-type="float" office:value="-950.885904761905" calcext:value-type="float">
            <text:p>-950.885904761905</text:p>
          </table:table-cell>
          <table:table-cell table:style-name="ce1" office:value-type="float" office:value="-417.924396825397" calcext:value-type="float">
            <text:p>-417.924396825397</text:p>
          </table:table-cell>
          <table:table-cell table:style-name="ce1" office:value-type="float" office:value="-978.919841269841" calcext:value-type="float">
            <text:p>-978.919841269841</text:p>
          </table:table-cell>
          <table:table-cell table:style-name="ce1" office:value-type="float" office:value="-1428.16" calcext:value-type="float">
            <text:p>-1428.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2400" calcext:value-type="float">
            <text:p>-22400</text:p>
          </table:table-cell>
          <table:table-cell table:style-name="ce1" office:value-type="float" office:value="-806.52" calcext:value-type="float">
            <text:p>-806.52</text:p>
          </table:table-cell>
          <table:table-cell table:style-name="ce1" office:value-type="float" office:value="-1000" calcext:value-type="float">
            <text:p>-1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-578.88" calcext:value-type="float">
            <text:p>-578.88</text:p>
          </table:table-cell>
          <table:table-cell table:style-name="ce1" office:value-type="float" office:value="-2744.2" calcext:value-type="float">
            <text:p>-2744.2</text:p>
          </table:table-cell>
          <table:table-cell table:style-name="ce1" office:value-type="float" office:value="-261.325714285714" calcext:value-type="float">
            <text:p>-261.325714285714</text:p>
          </table:table-cell>
          <table:table-cell table:style-name="ce1" office:value-type="float" office:value="-4921.41117460318" calcext:value-type="float">
            <text:p>-4921.41117460318</text:p>
          </table:table-cell>
          <table:table-cell table:style-name="ce1" office:value-type="float" office:value="-607.924047619048" calcext:value-type="float">
            <text:p>-607.9240476190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269.36" calcext:value-type="float">
            <text:p>-1269.36</text:p>
          </table:table-cell>
          <table:table-cell table:style-name="ce1" office:value-type="float" office:value="-1436.55666666667" calcext:value-type="float">
            <text:p>-143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721.33333333333" calcext:value-type="float">
            <text:p>-3721.33333333333</text:p>
          </table:table-cell>
          <table:table-cell table:style-name="ce1" office:value-type="float" office:value="-1724.59403174603" calcext:value-type="float">
            <text:p>-1724.59403174603</text:p>
          </table:table-cell>
          <table:table-cell table:style-name="ce1" office:value-type="float" office:value="-5865.70214285714" calcext:value-type="float">
            <text:p>-5865.702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000" calcext:value-type="float">
            <text:p>-2000</text:p>
          </table:table-cell>
          <table:table-cell table:style-name="ce1" office:value-type="float" office:value="-129.231428571429" calcext:value-type="float">
            <text:p>-129.231428571429</text:p>
          </table:table-cell>
          <table:table-cell table:style-name="ce1" office:value-type="float" office:value="-1435.187" calcext:value-type="float">
            <text:p>-1435.187</text:p>
          </table:table-cell>
          <table:table-cell table:style-name="ce1" office:value-type="float" office:value="-600.245396825397" calcext:value-type="float">
            <text:p>-600.245396825397</text:p>
          </table:table-cell>
          <table:table-cell table:style-name="ce1" office:value-type="float" office:value="-62.9683968253968" calcext:value-type="float">
            <text:p>-62.9683968253968</text:p>
          </table:table-cell>
          <table:table-cell table:style-name="ce1" office:value-type="float" office:value="-20.26" calcext:value-type="float">
            <text:p>-20.26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000" calcext:value-type="float">
            <text:p>-2000</text:p>
          </table:table-cell>
          <table:table-cell table:style-name="ce1" office:value-type="float" office:value="-1533.9666031746" calcext:value-type="float">
            <text:p>-1533.9666031746</text:p>
          </table:table-cell>
          <table:table-cell table:style-name="ce1" office:value-type="float" office:value="-442.942341269841" calcext:value-type="float">
            <text:p>-442.942341269841</text:p>
          </table:table-cell>
          <table:table-cell table:style-name="ce1" office:value-type="float" office:value="-757.633333333333" calcext:value-type="float">
            <text:p>-757.633333333333</text:p>
          </table:table-cell>
          <table:table-cell table:style-name="ce1" office:value-type="float" office:value="-1532.12285714286" calcext:value-type="float">
            <text:p>-1532.12285714286</text:p>
          </table:table-cell>
          <table:table-cell table:style-name="ce1" office:value-type="float" office:value="-441" calcext:value-type="float">
            <text:p>-441</text:p>
          </table:table-cell>
          <table:table-cell table:style-name="ce1" office:value-type="float" office:value="-949.6875" calcext:value-type="float">
            <text:p>-949.6875</text:p>
          </table:table-cell>
          <table:table-cell table:style-name="ce1" office:value-type="float" office:value="-187.736" calcext:value-type="float">
            <text:p>-187.7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652.5" calcext:value-type="float">
            <text:p>-652.5</text:p>
          </table:table-cell>
          <table:table-cell table:style-name="ce1" office:value-type="float" office:value="-667.963333333333" calcext:value-type="float">
            <text:p>-667.963333333333</text:p>
          </table:table-cell>
          <table:table-cell table:style-name="ce1" office:value-type="float" office:value="-38.04" calcext:value-type="float">
            <text:p>-38.04</text:p>
          </table:table-cell>
          <table:table-cell table:style-name="ce1" office:value-type="float" office:value="-1550.26464285714" calcext:value-type="float">
            <text:p>-1550.26464285714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3680.66984126984" calcext:value-type="float">
            <text:p>-3680.66984126984</text:p>
          </table:table-cell>
          <table:table-cell table:style-name="ce1" office:value-type="float" office:value="-140.7" calcext:value-type="float">
            <text:p>-140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564.3" calcext:value-type="float">
            <text:p>-564.3</text:p>
          </table:table-cell>
          <table:table-cell table:style-name="ce1" office:value-type="float" office:value="-927.838571428571" calcext:value-type="float">
            <text:p>-927.838571428571</text:p>
          </table:table-cell>
          <table:table-cell table:style-name="ce1" office:value-type="float" office:value="-2096.08869047619" calcext:value-type="float">
            <text:p>-2096.08869047619</text:p>
          </table:table-cell>
          <table:table-cell table:style-name="ce1" office:value-type="float" office:value="-189" calcext:value-type="float">
            <text:p>-189</text:p>
          </table:table-cell>
          <table:table-cell table:style-name="ce1" office:value-type="float" office:value="-409.857142857143" calcext:value-type="float">
            <text:p>-409.857142857143</text:p>
          </table:table-cell>
          <table:table-cell table:style-name="ce1" office:value-type="float" office:value="-1439.83757142857" calcext:value-type="float">
            <text:p>-1439.83757142857</text:p>
          </table:table-cell>
          <table:table-cell table:style-name="ce1" office:value-type="float" office:value="-222.38" calcext:value-type="float">
            <text:p>-222.38</text:p>
          </table:table-cell>
          <table:table-cell table:style-name="ce1" office:value-type="float" office:value="-137.6" calcext:value-type="float">
            <text:p>-137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00" calcext:value-type="float">
            <text:p>-1000</text:p>
          </table:table-cell>
          <table:table-cell table:style-name="ce1" office:value-type="float" office:value="-18100" calcext:value-type="float">
            <text:p>-18100</text:p>
          </table:table-cell>
          <table:table-cell table:style-name="ce1" office:value-type="float" office:value="-4870.66904761905" calcext:value-type="float">
            <text:p>-4870.669047619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484.324" calcext:value-type="float">
            <text:p>-2484.324</text:p>
          </table:table-cell>
          <table:table-cell table:style-name="ce1" office:value-type="float" office:value="-786" calcext:value-type="float">
            <text:p>-786</text:p>
          </table:table-cell>
          <table:table-cell table:style-name="ce1" office:value-type="float" office:value="-315.6" calcext:value-type="float">
            <text:p>-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23.166666666667" calcext:value-type="float">
            <text:p>-123.166666666667</text:p>
          </table:table-cell>
          <table:table-cell table:style-name="ce1" office:value-type="float" office:value="-680.078571428571" calcext:value-type="float">
            <text:p>-680.078571428571</text:p>
          </table:table-cell>
          <table:table-cell table:style-name="ce1" office:value-type="float" office:value="-486.446428571429" calcext:value-type="float">
            <text:p>-486.446428571429</text:p>
          </table:table-cell>
          <table:table-cell table:style-name="ce1" office:value-type="float" office:value="-557.527619047619" calcext:value-type="float">
            <text:p>-557.527619047619</text:p>
          </table:table-cell>
          <table:table-cell table:style-name="ce1" office:value-type="float" office:value="-1625.508" calcext:value-type="float">
            <text:p>-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622.48628571429" calcext:value-type="float">
            <text:p>-1622.48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61.777571428572" calcext:value-type="float">
            <text:p>-961.777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78.835571428571" calcext:value-type="float">
            <text:p>-478.835571428571</text:p>
          </table:table-cell>
          <table:table-cell table:style-name="ce1" office:value-type="float" office:value="-2610.61934523809" calcext:value-type="float">
            <text:p>-2610.61934523809</text:p>
          </table:table-cell>
          <table:table-cell table:style-name="ce1" office:value-type="float" office:value="-2825" calcext:value-type="float">
            <text:p>-2825</text:p>
          </table:table-cell>
          <table:table-cell table:style-name="ce1" office:value-type="float" office:value="-3905.3880952381" calcext:value-type="float">
            <text:p>-3905.3880952381</text:p>
          </table:table-cell>
          <table:table-cell table:style-name="ce1" table:formula="of:=#VALUE!" office:value-type="string" office:string-value="" calcext:value-type="error">
            <text:p>#VALUE!</text:p>
          </table:table-cell>
          <table:table-cell table:style-name="ce1" office:value-type="float" office:value="-1174.95" calcext:value-type="float">
            <text:p>-1174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35.17857142857" calcext:value-type="float">
            <text:p>-1035.17857142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49.242642857144" calcext:value-type="float">
            <text:p>-949.242642857144</text:p>
          </table:table-cell>
          <table:table-cell table:style-name="ce1" office:value-type="float" office:value="-1193.8880952381" calcext:value-type="float">
            <text:p>-1193.8880952381</text:p>
          </table:table-cell>
          <table:table-cell table:style-name="ce1" office:value-type="float" office:value="-1538.71428571429" calcext:value-type="float">
            <text:p>-1538.71428571429</text:p>
          </table:table-cell>
          <table:table-cell table:style-name="ce1" office:value-type="float" office:value="-334" calcext:value-type="float">
            <text:p>-334</text:p>
          </table:table-cell>
          <table:table-cell table:style-name="ce1" office:value-type="float" office:value="-363.073809523809" calcext:value-type="float">
            <text:p>-363.073809523809</text:p>
          </table:table-cell>
          <table:table-cell table:style-name="ce1" office:value-type="float" office:value="-368.894047619048" calcext:value-type="float">
            <text:p>-368.894047619048</text:p>
          </table:table-cell>
          <table:table-cell table:style-name="ce1" office:value-type="float" office:value="-819.7" calcext:value-type="float">
            <text:p>-819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#VALUE!" office:value-type="string" office:string-value="" calcext:value-type="error">
            <text:p>#VALUE!</text:p>
          </table:table-cell>
          <table:table-cell table:style-name="ce1" office:value-type="string" calcext:value-type="string">
            <text:p>Отклонение между Планом производства и Заявкой на производство на ближайшие 39-45 дней, кг</text:p>
          </table:table-cell>
          <table:table-cell table:style-name="ce1" table:number-columns-repeated="13"/>
          <table:table-cell table:style-name="ce1" office:value-type="float" office:value="389.2052" calcext:value-type="float">
            <text:p>389.20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"/>
          <table:table-cell table:style-name="ce1" office:value-type="float" office:value="389.2052" calcext:value-type="float">
            <text:p>389.20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24">
          <table:table-cell table:style-name="ce1" office:value-type="string" calcext:value-type="string">
            <text:p>Отклонение между Планом производства и Заявкой на производство на ближайшие 46-52 дней, кг</text:p>
          </table:table-cell>
          <table:table-cell table:style-name="ce1" office:value-type="float" office:value="-2376.085" calcext:value-type="float">
            <text:p>-2376.085</text:p>
          </table:table-cell>
          <table:table-cell table:style-name="ce1" office:value-type="float" office:value="-158.575" calcext:value-type="float">
            <text:p>-158.575</text:p>
          </table:table-cell>
          <table:table-cell table:style-name="ce1" office:value-type="float" office:value="-3237.158" calcext:value-type="float">
            <text:p>-3237.158</text:p>
          </table:table-cell>
          <table:table-cell table:style-name="ce1" office:value-type="float" office:value="-281.005" calcext:value-type="float">
            <text:p>-281.005</text:p>
          </table:table-cell>
          <table:table-cell table:style-name="ce1" office:value-type="float" office:value="-1845.78053174603" calcext:value-type="float">
            <text:p>-1845.78053174603</text:p>
          </table:table-cell>
          <table:table-cell table:style-name="ce1" office:value-type="float" office:value="-140.4" calcext:value-type="float">
            <text:p>-140.4</text:p>
          </table:table-cell>
          <table:table-cell table:style-name="ce1" office:value-type="float" office:value="-847.849043650793" calcext:value-type="float">
            <text:p>-847.849043650793</text:p>
          </table:table-cell>
          <table:table-cell table:style-name="ce1" office:value-type="float" office:value="-1832.13066666667" calcext:value-type="float">
            <text:p>-1832.13066666667</text:p>
          </table:table-cell>
          <table:table-cell table:style-name="ce1" office:value-type="float" office:value="-732.821" calcext:value-type="float">
            <text:p>-732.821</text:p>
          </table:table-cell>
          <table:table-cell table:style-name="ce1" office:value-type="float" office:value="-157.03" calcext:value-type="float">
            <text:p>-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59.002031746032" calcext:value-type="float">
            <text:p>-459.002031746032</text:p>
          </table:table-cell>
          <table:table-cell table:style-name="ce1" office:value-type="float" office:value="-950.885904761905" calcext:value-type="float">
            <text:p>-950.885904761905</text:p>
          </table:table-cell>
          <table:table-cell table:style-name="ce1" office:value-type="float" office:value="-417.924396825397" calcext:value-type="float">
            <text:p>-417.924396825397</text:p>
          </table:table-cell>
          <table:table-cell table:style-name="ce1" office:value-type="float" office:value="-978.919841269842" calcext:value-type="float">
            <text:p>-978.919841269842</text:p>
          </table:table-cell>
          <table:table-cell table:style-name="ce1" office:value-type="float" office:value="-6000" calcext:value-type="float">
            <text:p>-6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4500" calcext:value-type="float">
            <text:p>-14500</text:p>
          </table:table-cell>
          <table:table-cell table:style-name="ce1" office:value-type="float" office:value="-806.52" calcext:value-type="float">
            <text:p>-806.52</text:p>
          </table:table-cell>
          <table:table-cell table:style-name="ce1" office:value-type="float" office:value="-1000" calcext:value-type="float">
            <text:p>-1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-578.88" calcext:value-type="float">
            <text:p>-578.88</text:p>
          </table:table-cell>
          <table:table-cell table:style-name="ce1" office:value-type="float" office:value="-2744.2" calcext:value-type="float">
            <text:p>-2744.2</text:p>
          </table:table-cell>
          <table:table-cell table:style-name="ce1" office:value-type="float" office:value="-261.325714285714" calcext:value-type="float">
            <text:p>-261.325714285714</text:p>
          </table:table-cell>
          <table:table-cell table:style-name="ce1" office:value-type="float" office:value="-4621.41117460318" calcext:value-type="float">
            <text:p>-4621.41117460318</text:p>
          </table:table-cell>
          <table:table-cell table:style-name="ce1" office:value-type="float" office:value="-607.924047619047" calcext:value-type="float">
            <text:p>-607.924047619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269.36" calcext:value-type="float">
            <text:p>-1269.36</text:p>
          </table:table-cell>
          <table:table-cell table:style-name="ce1" office:value-type="float" office:value="-1436.55666666667" calcext:value-type="float">
            <text:p>-143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721.33333333333" calcext:value-type="float">
            <text:p>-3721.33333333333</text:p>
          </table:table-cell>
          <table:table-cell table:style-name="ce1" office:value-type="float" office:value="-1724.59403174603" calcext:value-type="float">
            <text:p>-1724.59403174603</text:p>
          </table:table-cell>
          <table:table-cell table:style-name="ce1" office:value-type="float" office:value="-5865.70214285714" calcext:value-type="float">
            <text:p>-5865.702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000" calcext:value-type="float">
            <text:p>-2000</text:p>
          </table:table-cell>
          <table:table-cell table:style-name="ce1" office:value-type="float" office:value="-129.231428571429" calcext:value-type="float">
            <text:p>-129.231428571429</text:p>
          </table:table-cell>
          <table:table-cell table:style-name="ce1" office:value-type="float" office:value="-1435.187" calcext:value-type="float">
            <text:p>-1435.187</text:p>
          </table:table-cell>
          <table:table-cell table:style-name="ce1" office:value-type="float" office:value="-460.245396825397" calcext:value-type="float">
            <text:p>-460.245396825397</text:p>
          </table:table-cell>
          <table:table-cell table:style-name="ce1" office:value-type="float" office:value="-62.9683968253968" calcext:value-type="float">
            <text:p>-62.9683968253968</text:p>
          </table:table-cell>
          <table:table-cell table:style-name="ce1" office:value-type="float" office:value="-20.26" calcext:value-type="float">
            <text:p>-20.26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000" calcext:value-type="float">
            <text:p>-2000</text:p>
          </table:table-cell>
          <table:table-cell table:style-name="ce1" office:value-type="float" office:value="-1533.9666031746" calcext:value-type="float">
            <text:p>-1533.9666031746</text:p>
          </table:table-cell>
          <table:table-cell table:style-name="ce1" office:value-type="float" office:value="-442.942341269841" calcext:value-type="float">
            <text:p>-442.942341269841</text:p>
          </table:table-cell>
          <table:table-cell table:style-name="ce1" office:value-type="float" office:value="-757.633333333333" calcext:value-type="float">
            <text:p>-757.633333333333</text:p>
          </table:table-cell>
          <table:table-cell table:style-name="ce1" office:value-type="float" office:value="-1532.12285714286" calcext:value-type="float">
            <text:p>-1532.12285714286</text:p>
          </table:table-cell>
          <table:table-cell table:style-name="ce1" office:value-type="float" office:value="-441" calcext:value-type="float">
            <text:p>-441</text:p>
          </table:table-cell>
          <table:table-cell table:style-name="ce1" office:value-type="float" office:value="-949.6875" calcext:value-type="float">
            <text:p>-949.6875</text:p>
          </table:table-cell>
          <table:table-cell table:style-name="ce1" office:value-type="float" office:value="-187.736" calcext:value-type="float">
            <text:p>-187.7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652.5" calcext:value-type="float">
            <text:p>-652.5</text:p>
          </table:table-cell>
          <table:table-cell table:style-name="ce1" office:value-type="float" office:value="-667.963333333334" calcext:value-type="float">
            <text:p>-667.963333333334</text:p>
          </table:table-cell>
          <table:table-cell table:style-name="ce1" office:value-type="float" office:value="-38.04" calcext:value-type="float">
            <text:p>-38.04</text:p>
          </table:table-cell>
          <table:table-cell table:style-name="ce1" office:value-type="float" office:value="-1550.26464285714" calcext:value-type="float">
            <text:p>-1550.26464285714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3680.66984126984" calcext:value-type="float">
            <text:p>-3680.66984126984</text:p>
          </table:table-cell>
          <table:table-cell table:style-name="ce1" office:value-type="float" office:value="-140.7" calcext:value-type="float">
            <text:p>-140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564.3" calcext:value-type="float">
            <text:p>-564.3</text:p>
          </table:table-cell>
          <table:table-cell table:style-name="ce1" office:value-type="float" office:value="-927.838571428571" calcext:value-type="float">
            <text:p>-927.838571428571</text:p>
          </table:table-cell>
          <table:table-cell table:style-name="ce1" office:value-type="float" office:value="-2096.08869047619" calcext:value-type="float">
            <text:p>-2096.08869047619</text:p>
          </table:table-cell>
          <table:table-cell table:style-name="ce1" office:value-type="float" office:value="-189" calcext:value-type="float">
            <text:p>-189</text:p>
          </table:table-cell>
          <table:table-cell table:style-name="ce1" office:value-type="float" office:value="-409.857142857143" calcext:value-type="float">
            <text:p>-409.857142857143</text:p>
          </table:table-cell>
          <table:table-cell table:style-name="ce1" office:value-type="float" office:value="-1439.83757142857" calcext:value-type="float">
            <text:p>-1439.83757142857</text:p>
          </table:table-cell>
          <table:table-cell table:style-name="ce1" office:value-type="float" office:value="-0.0000000000000102140518265514" calcext:value-type="float">
            <text:p>-1.02140518265514E-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00" calcext:value-type="float">
            <text:p>-1000</text:p>
          </table:table-cell>
          <table:table-cell table:style-name="ce1" office:value-type="float" office:value="-18100" calcext:value-type="float">
            <text:p>-18100</text:p>
          </table:table-cell>
          <table:table-cell table:style-name="ce1" office:value-type="float" office:value="-4870.66904761905" calcext:value-type="float">
            <text:p>-4870.669047619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484.324" calcext:value-type="float">
            <text:p>-2484.324</text:p>
          </table:table-cell>
          <table:table-cell table:style-name="ce1" office:value-type="float" office:value="-786" calcext:value-type="float">
            <text:p>-786</text:p>
          </table:table-cell>
          <table:table-cell table:style-name="ce1" office:value-type="float" office:value="-315.6" calcext:value-type="float">
            <text:p>-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23.166666666667" calcext:value-type="float">
            <text:p>-123.166666666667</text:p>
          </table:table-cell>
          <table:table-cell table:style-name="ce1" office:value-type="float" office:value="-520.078571428571" calcext:value-type="float">
            <text:p>-520.078571428571</text:p>
          </table:table-cell>
          <table:table-cell table:style-name="ce1" office:value-type="float" office:value="-486.446428571429" calcext:value-type="float">
            <text:p>-486.446428571429</text:p>
          </table:table-cell>
          <table:table-cell table:style-name="ce1" office:value-type="float" office:value="-557.527619047619" calcext:value-type="float">
            <text:p>-557.527619047619</text:p>
          </table:table-cell>
          <table:table-cell table:style-name="ce1" office:value-type="float" office:value="-1625.508" calcext:value-type="float">
            <text:p>-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382.48628571429" calcext:value-type="float">
            <text:p>-1382.48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61.777571428572" calcext:value-type="float">
            <text:p>-961.777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78.835571428571" calcext:value-type="float">
            <text:p>-478.835571428571</text:p>
          </table:table-cell>
          <table:table-cell table:style-name="ce1" office:value-type="float" office:value="-2610.61934523809" calcext:value-type="float">
            <text:p>-2610.61934523809</text:p>
          </table:table-cell>
          <table:table-cell table:style-name="ce1" office:value-type="float" office:value="-2825" calcext:value-type="float">
            <text:p>-2825</text:p>
          </table:table-cell>
          <table:table-cell table:style-name="ce1" office:value-type="float" office:value="-3892.3880952381" calcext:value-type="float">
            <text:p>-3892.3880952381</text:p>
          </table:table-cell>
          <table:table-cell table:style-name="ce1" table:formula="of:=#VALUE!" office:value-type="string" office:string-value="" calcext:value-type="error">
            <text:p>#VALUE!</text:p>
          </table:table-cell>
          <table:table-cell table:style-name="ce1" office:value-type="float" office:value="-1174.95" calcext:value-type="float">
            <text:p>-1174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35.17857142857" calcext:value-type="float">
            <text:p>-1035.17857142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709.242642857143" calcext:value-type="float">
            <text:p>-709.242642857143</text:p>
          </table:table-cell>
          <table:table-cell table:style-name="ce1" office:value-type="float" office:value="-1193.8880952381" calcext:value-type="float">
            <text:p>-1193.8880952381</text:p>
          </table:table-cell>
          <table:table-cell table:style-name="ce1" office:value-type="float" office:value="-1538.71428571429" calcext:value-type="float">
            <text:p>-1538.71428571429</text:p>
          </table:table-cell>
          <table:table-cell table:style-name="ce1" office:value-type="float" office:value="-334" calcext:value-type="float">
            <text:p>-334</text:p>
          </table:table-cell>
          <table:table-cell table:style-name="ce1" office:value-type="float" office:value="-363.073809523809" calcext:value-type="float">
            <text:p>-363.073809523809</text:p>
          </table:table-cell>
          <table:table-cell table:style-name="ce1" office:value-type="float" office:value="-368.894047619048" calcext:value-type="float">
            <text:p>-368.894047619048</text:p>
          </table:table-cell>
          <table:table-cell table:style-name="ce1" office:value-type="float" office:value="-819.7" calcext:value-type="float">
            <text:p>-819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#VALUE!" office:value-type="string" office:string-value="" calcext:value-type="error">
            <text:p>#VALUE!</text:p>
          </table:table-cell>
          <table:table-cell table:style-name="ce1" office:value-type="string" calcext:value-type="string">
            <text:p>Отклонение между Планом производства и Заявкой на производство на ближайшие 46-52 дней, кг</text:p>
          </table:table-cell>
          <table:table-cell table:style-name="ce1" table:number-columns-repeated="13"/>
          <table:table-cell table:style-name="ce1" office:value-type="float" office:value="389.2052" calcext:value-type="float">
            <text:p>389.20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"/>
          <table:table-cell table:style-name="ce1" office:value-type="float" office:value="389.2052" calcext:value-type="float">
            <text:p>389.20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24">
          <table:table-cell table:style-name="ce1" office:value-type="string" calcext:value-type="string">
            <text:p>Отклонение между Планом производства и Заявкой на производство на ближайшие 53-59 дней, кг</text:p>
          </table:table-cell>
          <table:table-cell table:style-name="ce1" office:value-type="float" office:value="-2376.085" calcext:value-type="float">
            <text:p>-2376.085</text:p>
          </table:table-cell>
          <table:table-cell table:style-name="ce1" office:value-type="float" office:value="-158.575" calcext:value-type="float">
            <text:p>-158.575</text:p>
          </table:table-cell>
          <table:table-cell table:style-name="ce1" office:value-type="float" office:value="-3237.158" calcext:value-type="float">
            <text:p>-3237.158</text:p>
          </table:table-cell>
          <table:table-cell table:style-name="ce1" office:value-type="float" office:value="-281.005" calcext:value-type="float">
            <text:p>-281.005</text:p>
          </table:table-cell>
          <table:table-cell table:style-name="ce1" office:value-type="float" office:value="-1845.78053174603" calcext:value-type="float">
            <text:p>-1845.78053174603</text:p>
          </table:table-cell>
          <table:table-cell table:style-name="ce1" office:value-type="float" office:value="-140.4" calcext:value-type="float">
            <text:p>-140.4</text:p>
          </table:table-cell>
          <table:table-cell table:style-name="ce1" office:value-type="float" office:value="-847.849043650793" calcext:value-type="float">
            <text:p>-847.849043650793</text:p>
          </table:table-cell>
          <table:table-cell table:style-name="ce1" office:value-type="float" office:value="-1832.13066666667" calcext:value-type="float">
            <text:p>-1832.13066666667</text:p>
          </table:table-cell>
          <table:table-cell table:style-name="ce1" office:value-type="float" office:value="-732.821" calcext:value-type="float">
            <text:p>-732.821</text:p>
          </table:table-cell>
          <table:table-cell table:style-name="ce1" office:value-type="float" office:value="-157.03" calcext:value-type="float">
            <text:p>-157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59.002031746032" calcext:value-type="float">
            <text:p>-459.002031746032</text:p>
          </table:table-cell>
          <table:table-cell table:style-name="ce1" office:value-type="float" office:value="-950.885904761906" calcext:value-type="float">
            <text:p>-950.885904761906</text:p>
          </table:table-cell>
          <table:table-cell table:style-name="ce1" office:value-type="float" office:value="-417.924396825397" calcext:value-type="float">
            <text:p>-417.924396825397</text:p>
          </table:table-cell>
          <table:table-cell table:style-name="ce1" office:value-type="float" office:value="-978.919841269841" calcext:value-type="float">
            <text:p>-978.919841269841</text:p>
          </table:table-cell>
          <table:table-cell table:style-name="ce1" office:value-type="float" office:value="-1428.16" calcext:value-type="float">
            <text:p>-1428.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4500" calcext:value-type="float">
            <text:p>-14500</text:p>
          </table:table-cell>
          <table:table-cell table:style-name="ce1" office:value-type="float" office:value="-806.52" calcext:value-type="float">
            <text:p>-806.52</text:p>
          </table:table-cell>
          <table:table-cell table:style-name="ce1" office:value-type="float" office:value="-1000" calcext:value-type="float">
            <text:p>-1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-578.88" calcext:value-type="float">
            <text:p>-578.88</text:p>
          </table:table-cell>
          <table:table-cell table:style-name="ce1" office:value-type="float" office:value="-2744.2" calcext:value-type="float">
            <text:p>-2744.2</text:p>
          </table:table-cell>
          <table:table-cell table:style-name="ce1" office:value-type="float" office:value="-261.325714285714" calcext:value-type="float">
            <text:p>-261.325714285714</text:p>
          </table:table-cell>
          <table:table-cell table:style-name="ce1" office:value-type="float" office:value="-4621.41117460318" calcext:value-type="float">
            <text:p>-4621.41117460318</text:p>
          </table:table-cell>
          <table:table-cell table:style-name="ce1" office:value-type="float" office:value="-607.924047619048" calcext:value-type="float">
            <text:p>-607.9240476190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269.36" calcext:value-type="float">
            <text:p>-1269.36</text:p>
          </table:table-cell>
          <table:table-cell table:style-name="ce1" office:value-type="float" office:value="-1736.55666666667" calcext:value-type="float">
            <text:p>-1736.55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721.33333333333" calcext:value-type="float">
            <text:p>-3721.33333333333</text:p>
          </table:table-cell>
          <table:table-cell table:style-name="ce1" office:value-type="float" office:value="-1724.59403174603" calcext:value-type="float">
            <text:p>-1724.59403174603</text:p>
          </table:table-cell>
          <table:table-cell table:style-name="ce1" office:value-type="float" office:value="-5865.70214285714" calcext:value-type="float">
            <text:p>-5865.70214285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000" calcext:value-type="float">
            <text:p>-2000</text:p>
          </table:table-cell>
          <table:table-cell table:style-name="ce1" office:value-type="float" office:value="-129.231428571429" calcext:value-type="float">
            <text:p>-129.231428571429</text:p>
          </table:table-cell>
          <table:table-cell table:style-name="ce1" office:value-type="float" office:value="-1435.187" calcext:value-type="float">
            <text:p>-1435.187</text:p>
          </table:table-cell>
          <table:table-cell table:style-name="ce1" office:value-type="float" office:value="-460.245396825397" calcext:value-type="float">
            <text:p>-460.245396825397</text:p>
          </table:table-cell>
          <table:table-cell table:style-name="ce1" office:value-type="float" office:value="-62.9683968253968" calcext:value-type="float">
            <text:p>-62.9683968253968</text:p>
          </table:table-cell>
          <table:table-cell table:style-name="ce1" office:value-type="float" office:value="-20.26" calcext:value-type="float">
            <text:p>-20.26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000" calcext:value-type="float">
            <text:p>-2000</text:p>
          </table:table-cell>
          <table:table-cell table:style-name="ce1" office:value-type="float" office:value="-500" calcext:value-type="float">
            <text:p>-500</text:p>
          </table:table-cell>
          <table:table-cell table:style-name="ce1" office:value-type="float" office:value="-442.942341269841" calcext:value-type="float">
            <text:p>-442.942341269841</text:p>
          </table:table-cell>
          <table:table-cell table:style-name="ce1" office:value-type="float" office:value="-757.633333333333" calcext:value-type="float">
            <text:p>-757.633333333333</text:p>
          </table:table-cell>
          <table:table-cell table:style-name="ce1" office:value-type="float" office:value="-1532.12285714286" calcext:value-type="float">
            <text:p>-1532.12285714286</text:p>
          </table:table-cell>
          <table:table-cell table:style-name="ce1" office:value-type="float" office:value="-441" calcext:value-type="float">
            <text:p>-441</text:p>
          </table:table-cell>
          <table:table-cell table:style-name="ce1" office:value-type="float" office:value="-949.6875" calcext:value-type="float">
            <text:p>-949.6875</text:p>
          </table:table-cell>
          <table:table-cell table:style-name="ce1" office:value-type="float" office:value="-187.736" calcext:value-type="float">
            <text:p>-187.7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652.5" calcext:value-type="float">
            <text:p>-652.5</text:p>
          </table:table-cell>
          <table:table-cell table:style-name="ce1" office:value-type="float" office:value="-667.963333333334" calcext:value-type="float">
            <text:p>-667.963333333334</text:p>
          </table:table-cell>
          <table:table-cell table:style-name="ce1" office:value-type="float" office:value="-38.04" calcext:value-type="float">
            <text:p>-38.04</text:p>
          </table:table-cell>
          <table:table-cell table:style-name="ce1" office:value-type="float" office:value="-1550.26464285714" calcext:value-type="float">
            <text:p>-1550.26464285714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3680.66984126984" calcext:value-type="float">
            <text:p>-3680.66984126984</text:p>
          </table:table-cell>
          <table:table-cell table:style-name="ce1" office:value-type="float" office:value="-140.7" calcext:value-type="float">
            <text:p>-140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564.3" calcext:value-type="float">
            <text:p>-564.3</text:p>
          </table:table-cell>
          <table:table-cell table:style-name="ce1" office:value-type="float" office:value="-927.838571428571" calcext:value-type="float">
            <text:p>-927.838571428571</text:p>
          </table:table-cell>
          <table:table-cell table:style-name="ce1" office:value-type="float" office:value="-2096.08869047619" calcext:value-type="float">
            <text:p>-2096.08869047619</text:p>
          </table:table-cell>
          <table:table-cell table:style-name="ce1" office:value-type="float" office:value="-189" calcext:value-type="float">
            <text:p>-189</text:p>
          </table:table-cell>
          <table:table-cell table:style-name="ce1" office:value-type="float" office:value="-409.857142857143" calcext:value-type="float">
            <text:p>-409.857142857143</text:p>
          </table:table-cell>
          <table:table-cell table:style-name="ce1" office:value-type="float" office:value="-1439.83757142857" calcext:value-type="float">
            <text:p>-1439.83757142857</text:p>
          </table:table-cell>
          <table:table-cell table:style-name="ce1" office:value-type="float" office:value="-4000" calcext:value-type="float">
            <text:p>-4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00" calcext:value-type="float">
            <text:p>-1000</text:p>
          </table:table-cell>
          <table:table-cell table:style-name="ce1" office:value-type="float" office:value="-18100" calcext:value-type="float">
            <text:p>-18100</text:p>
          </table:table-cell>
          <table:table-cell table:style-name="ce1" office:value-type="float" office:value="-4870.66904761905" calcext:value-type="float">
            <text:p>-4870.669047619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484.324" calcext:value-type="float">
            <text:p>-2484.324</text:p>
          </table:table-cell>
          <table:table-cell table:style-name="ce1" office:value-type="float" office:value="-786" calcext:value-type="float">
            <text:p>-786</text:p>
          </table:table-cell>
          <table:table-cell table:style-name="ce1" office:value-type="float" office:value="-315.6" calcext:value-type="float">
            <text:p>-31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23.166666666667" calcext:value-type="float">
            <text:p>-123.166666666667</text:p>
          </table:table-cell>
          <table:table-cell table:style-name="ce1" office:value-type="float" office:value="-520.078571428571" calcext:value-type="float">
            <text:p>-520.078571428571</text:p>
          </table:table-cell>
          <table:table-cell table:style-name="ce1" office:value-type="float" office:value="-486.446428571429" calcext:value-type="float">
            <text:p>-486.446428571429</text:p>
          </table:table-cell>
          <table:table-cell table:style-name="ce1" office:value-type="float" office:value="-557.527619047619" calcext:value-type="float">
            <text:p>-557.527619047619</text:p>
          </table:table-cell>
          <table:table-cell table:style-name="ce1" office:value-type="float" office:value="-1625.508" calcext:value-type="float">
            <text:p>-1625.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382.48628571429" calcext:value-type="float">
            <text:p>-1382.4862857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61.777571428572" calcext:value-type="float">
            <text:p>-961.777571428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78.835571428571" calcext:value-type="float">
            <text:p>-478.835571428571</text:p>
          </table:table-cell>
          <table:table-cell table:style-name="ce1" office:value-type="float" office:value="-2610.61934523809" calcext:value-type="float">
            <text:p>-2610.61934523809</text:p>
          </table:table-cell>
          <table:table-cell table:style-name="ce1" office:value-type="float" office:value="-2825" calcext:value-type="float">
            <text:p>-2825</text:p>
          </table:table-cell>
          <table:table-cell table:style-name="ce1" office:value-type="float" office:value="-3892.38809523809" calcext:value-type="float">
            <text:p>-3892.38809523809</text:p>
          </table:table-cell>
          <table:table-cell table:style-name="ce1" table:formula="of:=#VALUE!" office:value-type="string" office:string-value="" calcext:value-type="error">
            <text:p>#VALUE!</text:p>
          </table:table-cell>
          <table:table-cell table:style-name="ce1" office:value-type="float" office:value="-1174.95" calcext:value-type="float">
            <text:p>-1174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35.17857142857" calcext:value-type="float">
            <text:p>-1035.17857142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709.242642857144" calcext:value-type="float">
            <text:p>-709.242642857144</text:p>
          </table:table-cell>
          <table:table-cell table:style-name="ce1" office:value-type="float" office:value="-1193.8880952381" calcext:value-type="float">
            <text:p>-1193.8880952381</text:p>
          </table:table-cell>
          <table:table-cell table:style-name="ce1" office:value-type="float" office:value="-1538.71428571429" calcext:value-type="float">
            <text:p>-1538.71428571429</text:p>
          </table:table-cell>
          <table:table-cell table:style-name="ce1" office:value-type="float" office:value="-334" calcext:value-type="float">
            <text:p>-334</text:p>
          </table:table-cell>
          <table:table-cell table:style-name="ce1" office:value-type="float" office:value="-363.073809523809" calcext:value-type="float">
            <text:p>-363.073809523809</text:p>
          </table:table-cell>
          <table:table-cell table:style-name="ce1" office:value-type="float" office:value="-368.894047619048" calcext:value-type="float">
            <text:p>-368.894047619048</text:p>
          </table:table-cell>
          <table:table-cell table:style-name="ce1" office:value-type="float" office:value="-819.7" calcext:value-type="float">
            <text:p>-819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#VALUE!" office:value-type="string" office:string-value="" calcext:value-type="error">
            <text:p>#VALUE!</text:p>
          </table:table-cell>
          <table:table-cell table:style-name="ce1" office:value-type="string" calcext:value-type="string">
            <text:p>Отклонение между Планом производства и Заявкой на производство на ближайшие 53-59 дней, кг</text:p>
          </table:table-cell>
          <table:table-cell table:style-name="ce1" table:number-columns-repeated="13"/>
          <table:table-cell table:style-name="ce1" office:value-type="float" office:value="416.449564" calcext:value-type="float">
            <text:p>416.4495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"/>
          <table:table-cell table:style-name="ce1" office:value-type="float" office:value="416.449564" calcext:value-type="float">
            <text:p>416.4495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table:number-columns-repeated="148"/>
          <table:table-cell table:number-columns-repeated="876"/>
        </table:table-row>
        <table:table-row-group>
          <table:table-row table:style-name="ro6">
            <table:table-cell table:style-name="ce1" office:value-type="string" calcext:value-type="string">
              <text:p>ЖБК, кг на 1 кг ГП</text:p>
            </table:table-cell>
            <table:table-cell table:number-columns-repeated="11" table:style-name="ce1" office:value-type="float" office:value="0.475" calcext:value-type="float">
              <text:p>0.475</text:p>
            </table:table-cell>
            <table:table-cell table:style-name="ce1" office:value-type="float" office:value="0.265" calcext:value-type="float">
              <text:p>0.265</text:p>
            </table:table-cell>
            <table:table-cell table:number-columns-repeated="2" table:style-name="ce1" office:value-type="float" office:value="0.475" calcext:value-type="float">
              <text:p>0.475</text:p>
            </table:table-cell>
            <table:table-cell table:style-name="ce1" office:value-type="float" office:value="0.265" calcext:value-type="float">
              <text:p>0.265</text:p>
            </table:table-cell>
            <table:table-cell table:number-columns-repeated="4" table:style-name="ce1" office:value-type="float" office:value="0.475" calcext:value-type="float">
              <text:p>0.475</text:p>
            </table:table-cell>
            <table:table-cell table:style-name="ce1" office:value-type="float" office:value="0.75" calcext:value-type="float">
              <text:p>0.75</text:p>
            </table:table-cell>
            <table:table-cell table:number-columns-repeated="2" table:style-name="ce1" office:value-type="float" office:value="0.475" calcext:value-type="float">
              <text:p>0.475</text:p>
            </table:table-cell>
            <table:table-cell table:number-columns-repeated="15" table:style-name="ce1" office:value-type="float" office:value="0.514" calcext:value-type="float">
              <text:p>0.514</text:p>
            </table:table-cell>
            <table:table-cell table:style-name="ce1" office:value-type="float" office:value="0.633" calcext:value-type="float">
              <text:p>0.633</text:p>
            </table:table-cell>
            <table:table-cell table:number-columns-repeated="3" table:style-name="ce1" office:value-type="float" office:value="0.646" calcext:value-type="float">
              <text:p>0.646</text:p>
            </table:table-cell>
            <table:table-cell table:number-columns-repeated="2" table:style-name="ce1" office:value-type="float" office:value="0.514" calcext:value-type="float">
              <text:p>0.514</text:p>
            </table:table-cell>
            <table:table-cell table:number-columns-repeated="10" table:style-name="ce1" office:value-type="float" office:value="0.463" calcext:value-type="float">
              <text:p>0.463</text:p>
            </table:table-cell>
            <table:table-cell table:number-columns-repeated="3" table:style-name="ce1" office:value-type="float" office:value="0.459" calcext:value-type="float">
              <text:p>0.459</text:p>
            </table:table-cell>
            <table:table-cell table:style-name="ce1" office:value-type="float" office:value="0.463" calcext:value-type="float">
              <text:p>0.463</text:p>
            </table:table-cell>
            <table:table-cell table:number-columns-repeated="4" table:style-name="ce1" office:value-type="float" office:value="0.459" calcext:value-type="float">
              <text:p>0.459</text:p>
            </table:table-cell>
            <table:table-cell table:number-columns-repeated="3" table:style-name="ce1" office:value-type="float" office:value="0.3" calcext:value-type="float">
              <text:p>0.3</text:p>
            </table:table-cell>
            <table:table-cell table:number-columns-repeated="5" table:style-name="ce1" office:value-type="float" office:value="0.242" calcext:value-type="float">
              <text:p>0.242</text:p>
            </table:table-cell>
            <table:table-cell table:number-columns-repeated="6" table:style-name="ce1" office:value-type="float" office:value="0.265" calcext:value-type="float">
              <text:p>0.265</text:p>
            </table:table-cell>
            <table:table-cell table:number-columns-repeated="3" table:style-name="ce1" office:value-type="float" office:value="0.242" calcext:value-type="float">
              <text:p>0.242</text:p>
            </table:table-cell>
            <table:table-cell table:style-name="ce1" office:value-type="float" office:value="0.265" calcext:value-type="float">
              <text:p>0.265</text:p>
            </table:table-cell>
            <table:table-cell table:style-name="ce1"/>
            <table:table-cell table:number-columns-repeated="5" table:style-name="ce1" office:value-type="float" office:value="0.365" calcext:value-type="float">
              <text:p>0.365</text:p>
            </table:table-cell>
            <table:table-cell table:number-columns-repeated="2" table:style-name="ce1" office:value-type="float" office:value="0.36" calcext:value-type="float">
              <text:p>0.36</text:p>
            </table:table-cell>
            <table:table-cell table:number-columns-repeated="2" table:style-name="ce1" office:value-type="float" office:value="0.357" calcext:value-type="float">
              <text:p>0.357</text:p>
            </table:table-cell>
            <table:table-cell table:number-columns-repeated="8" table:style-name="ce1" office:value-type="float" office:value="0.49" calcext:value-type="float">
              <text:p>0.49</text:p>
            </table:table-cell>
            <table:table-cell table:style-name="ce1" office:value-type="float" office:value="0.32" calcext:value-type="float">
              <text:p>0.32</text:p>
            </table:table-cell>
            <table:table-cell table:number-columns-repeated="2" table:style-name="ce1" office:value-type="float" office:value="0.764" calcext:value-type="float">
              <text:p>0.764</text:p>
            </table:table-cell>
            <table:table-cell table:style-name="ce1" office:value-type="float" office:value="0.8557" calcext:value-type="float">
              <text:p>0.8557</text:p>
            </table:table-cell>
            <table:table-cell table:number-columns-repeated="3" table:style-name="ce1" office:value-type="float" office:value="0.852" calcext:value-type="float">
              <text:p>0.852</text:p>
            </table:table-cell>
            <table:table-cell table:style-name="ce1" table:number-columns-repeated="7"/>
            <table:table-cell table:style-name="ce1" office:value-type="string" calcext:value-type="string">
              <text:p>ЖБК, кг на 1 кг ГП</text:p>
            </table:table-cell>
            <table:table-cell table:style-name="ce1" table:number-columns-repeated="13"/>
            <table:table-cell table:style-name="ce1" office:value-type="float" office:value="0.475" calcext:value-type="float">
              <text:p>0.475</text:p>
            </table:table-cell>
            <table:table-cell table:style-name="ce1" office:value-type="float" office:value="0.357" calcext:value-type="float">
              <text:p>0.357</text:p>
            </table:table-cell>
            <table:table-cell table:style-name="ce1" office:value-type="float" office:value="0.459" calcext:value-type="float">
              <text:p>0.459</text:p>
            </table:table-cell>
            <table:table-cell table:style-name="ce1" table:number-columns-repeated="10"/>
            <table:table-cell table:style-name="ce1" office:value-type="float" office:value="0.475" calcext:value-type="float">
              <text:p>0.475</text:p>
            </table:table-cell>
            <table:table-cell table:style-name="ce1" office:value-type="float" office:value="0.357" calcext:value-type="float">
              <text:p>0.357</text:p>
            </table:table-cell>
            <table:table-cell table:style-name="ce1" office:value-type="float" office:value="0.459" calcext:value-type="float">
              <text:p>0.459</text:p>
            </table:table-cell>
            <table:table-cell table:style-name="ce1" table:number-columns-repeated="6"/>
            <table:table-cell table:number-columns-repeated="876"/>
          </table:table-row>
          <table:table-row table:style-name="ro25">
            <table:table-cell table:style-name="ce1" office:value-type="string" calcext:value-type="string">
              <text:p>К-во <text:s text:c="2"/>кг ЖБК в 1 тн молока</text:p>
            </table:table-cell>
            <table:table-cell table:style-name="ce1" office:value-type="float" office:value="68.5" calcext:value-type="float">
              <text:p>68.5</text:p>
            </table:table-cell>
            <table:table-cell table:style-name="ce1" table:number-columns-repeated="110"/>
            <table:table-cell table:style-name="ce1" office:value-type="string" calcext:value-type="string">
              <text:p>К-во <text:s text:c="2"/>кг ЖБК в 1 тн молока</text:p>
            </table:table-cell>
            <table:table-cell table:style-name="ce1" table:number-columns-repeated="35"/>
            <table:table-cell table:number-columns-repeated="876"/>
          </table:table-row>
        </table:table-row-group>
        <table:table-row table:style-name="ro3">
          <table:table-cell table:style-name="ce1" office:value-type="string" calcext:value-type="string">
            <text:p>Потребность молока на выпуск продукции на ближайшие 10 дн, тн </text:p>
          </table:table-cell>
          <table:table-cell table:number-columns-repeated="107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Потребность молока на выпуск продукции на ближайшие 10 дн, тн </text:p>
          </table:table-cell>
          <table:table-cell table:style-name="ce1" table:number-columns-repeated="13"/>
          <table:table-cell table:style-name="ce1" office:value-type="float" office:value="3.90666482446993" calcext:value-type="float">
            <text:p>3.906664824469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"/>
          <table:table-cell table:style-name="ce1" office:value-type="float" office:value="3.90666482446993" calcext:value-type="float">
            <text:p>3.906664824469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Потребность молока на выпуск продукции на ближайшие 11-17 дн, тн </text:p>
          </table:table-cell>
          <table:table-cell table:number-columns-repeated="107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Потребность молока на выпуск продукции на ближайшие 11-17 дн, тн </text:p>
          </table:table-cell>
          <table:table-cell table:style-name="ce1" table:number-columns-repeated="13"/>
          <table:table-cell table:style-name="ce1" office:value-type="float" office:value="2.69886817518248" calcext:value-type="float">
            <text:p>2.698868175182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"/>
          <table:table-cell table:style-name="ce1" office:value-type="float" office:value="2.69886817518248" calcext:value-type="float">
            <text:p>2.698868175182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Потребность молока на выпуск продукции на ближайшие 18-24 дн, тн </text:p>
          </table:table-cell>
          <table:table-cell table:number-columns-repeated="107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Потребность молока на выпуск продукции на ближайшие 18-24 дн, тн </text:p>
          </table:table-cell>
          <table:table-cell table:style-name="ce1" table:number-columns-repeated="13"/>
          <table:table-cell table:style-name="ce1" office:value-type="float" office:value="2.69886817518248" calcext:value-type="float">
            <text:p>2.698868175182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"/>
          <table:table-cell table:style-name="ce1" office:value-type="float" office:value="2.69886817518248" calcext:value-type="float">
            <text:p>2.698868175182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Потребность молока на выпуск продукции на ближайшие 25-31 дн, тн </text:p>
          </table:table-cell>
          <table:table-cell table:number-columns-repeated="107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Потребность молока на выпуск продукции на ближайшие 25-31 дн, тн </text:p>
          </table:table-cell>
          <table:table-cell table:style-name="ce1" table:number-columns-repeated="13"/>
          <table:table-cell table:style-name="ce1" office:value-type="float" office:value="2.88778894744525" calcext:value-type="float">
            <text:p>2.887788947445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"/>
          <table:table-cell table:style-name="ce1" office:value-type="float" office:value="2.88778894744525" calcext:value-type="float">
            <text:p>2.887788947445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Справочная/вспомогательная информация:</text:p>
          </table:table-cell>
          <table:table-cell table:style-name="ce1" table:number-columns-repeated="111"/>
          <table:table-cell table:style-name="ce1" office:value-type="string" calcext:value-type="string">
            <text:p>Справочная/вспомогательная информация:</text:p>
          </table:table-cell>
          <table:table-cell table:style-name="ce1" table:number-columns-repeated="35"/>
          <table:table-cell table:number-columns-repeated="876"/>
        </table:table-row>
        <table:table-row table:style-name="ro26">
          <table:table-cell table:style-name="ce1" office:value-type="string" calcext:value-type="string">
            <text:p>Срок хранения, дней</text:p>
          </table:table-cell>
          <table:table-cell table:number-columns-repeated="11" table:style-name="ce1" office:value-type="float" office:value="50" calcext:value-type="float">
            <text:p>50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3" table:style-name="ce1" office:value-type="float" office:value="50" calcext:value-type="float">
            <text:p>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 table:style-name="ce1" office:value-type="float" office:value="65" calcext:value-type="float">
            <text:p>65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3"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45" calcext:value-type="float">
            <text:p>45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 table:style-name="ce1" office:value-type="float" office:value="120" calcext:value-type="float">
            <text:p>12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 table:style-name="ce1" office:value-type="float" office:value="31" calcext:value-type="float">
            <text:p>31</text:p>
          </table:table-cell>
          <table:table-cell table:number-columns-repeated="3"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5"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number-columns-repeated="3"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120" calcext:value-type="float">
            <text:p>120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 table:style-name="ce1" office:value-type="float" office:value="120" calcext:value-type="float">
            <text:p>120</text:p>
          </table:table-cell>
          <table:table-cell table:number-columns-repeated="2" table:style-name="ce1" office:value-type="float" office:value="90" calcext:value-type="float">
            <text:p>9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90" calcext:value-type="float">
            <text:p>9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20" calcext:value-type="float">
            <text:p>12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120" calcext:value-type="float">
            <text:p>120</text:p>
          </table:table-cell>
          <table:table-cell table:number-columns-repeated="3" table:style-name="ce1" office:value-type="float" office:value="90" calcext:value-type="float">
            <text:p>90</text:p>
          </table:table-cell>
          <table:table-cell table:number-columns-repeated="4" table:style-name="ce1" office:value-type="float" office:value="120" calcext:value-type="float">
            <text:p>120</text:p>
          </table:table-cell>
          <table:table-cell table:number-columns-repeated="3" table:style-name="ce1" office:value-type="float" office:value="90" calcext:value-type="float">
            <text:p>9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6" table:style-name="ce1" office:value-type="float" office:value="60" calcext:value-type="float">
            <text:p>60</text:p>
          </table:table-cell>
          <table:table-cell table:style-name="ce1" table:number-columns-repeated="7"/>
          <table:table-cell table:style-name="ce1" office:value-type="string" calcext:value-type="string">
            <text:p>Срок хранения, дней</text:p>
          </table:table-cell>
          <table:table-cell table:style-name="ce1" table:number-columns-repeated="13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11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7"/>
          <table:table-cell table:number-columns-repeated="876"/>
        </table:table-row>
        <table:table-row table:style-name="ro3">
          <table:table-cell table:style-name="ce1" office:value-type="string" calcext:value-type="string">
            <text:p>Срок хранения на складе, дней</text:p>
          </table:table-cell>
          <table:table-cell table:number-columns-repeated="11"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5"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3"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number-columns-repeated="3" table:style-name="ce1" office:value-type="float" office:value="18" calcext:value-type="float">
            <text:p>18</text:p>
          </table:table-cell>
          <table:table-cell table:number-columns-repeated="4" table:style-name="ce1" office:value-type="float" office:value="24" calcext:value-type="float">
            <text:p>24</text:p>
          </table:table-cell>
          <table:table-cell table:number-columns-repeated="3"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6"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Срок хранения на складе, дней</text:p>
          </table:table-cell>
          <table:table-cell table:style-name="ce1" table:number-columns-repeated="13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10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Нормативные остатки, дней</text:p>
          </table:table-cell>
          <table:table-cell table:number-columns-repeated="15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5" table:style-name="ce1" office:value-type="float" office:value="6" calcext:value-type="float">
            <text:p>6</text:p>
          </table:table-cell>
          <table:table-cell table:number-columns-repeated="6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Нормативные остатки, дней</text:p>
          </table:table-cell>
          <table:table-cell table:style-name="ce1" table:number-columns-repeated="13"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0"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Весовой / штучный товар</text:p>
          </table:table-cell>
          <table:table-cell table:style-name="ce1" table:number-columns-repeated="111"/>
          <table:table-cell table:style-name="ce1" office:value-type="string" calcext:value-type="string">
            <text:p>Весовой / штучный товар</text:p>
          </table:table-cell>
          <table:table-cell table:style-name="ce1" table:number-columns-repeated="15"/>
          <table:table-cell table:style-name="ce1" office:value-type="float" office:value="0" calcext:value-type="float">
            <text:p>0</text:p>
          </table:table-cell>
          <table:table-cell table:style-name="ce1" table:number-columns-repeated="12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office:value-type="string" calcext:value-type="string">
            <text:p>Подтвержденный План Производства на ближайшие 7 дней, коробок.:</text:p>
          </table:table-cell>
          <table:table-cell table:number-columns-repeated="107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Подтвержденный План Производства на ближайшие 7 дней, коробок.:</text:p>
          </table:table-cell>
          <table:table-cell table:style-name="ce1" table:number-columns-repeated="13"/>
          <table:table-cell table:style-name="ce1" office:value-type="float" office:value="176.05693452381" calcext:value-type="float">
            <text:p>176.0569345238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1"/>
          <table:table-cell table:style-name="ce1" office:value-type="float" office:value="176.05693452381" calcext:value-type="float">
            <text:p>176.0569345238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876"/>
        </table:table-row>
        <table:table-row table:style-name="ro3">
          <table:table-cell table:style-name="ce1" office:value-type="string" calcext:value-type="string">
            <text:p>Код номенклатуры</text:p>
          </table:table-cell>
          <table:table-cell table:style-name="ce1" office:value-type="string" calcext:value-type="string">
            <text:p>Н0000086159</text:p>
          </table:table-cell>
          <table:table-cell table:style-name="ce1" office:value-type="string" calcext:value-type="string">
            <text:p>Н0000086487</text:p>
          </table:table-cell>
          <table:table-cell table:style-name="ce1" office:value-type="string" calcext:value-type="string">
            <text:p>Н0000086542</text:p>
          </table:table-cell>
          <table:table-cell table:style-name="ce1" office:value-type="string" calcext:value-type="string">
            <text:p>Н0000088745</text:p>
          </table:table-cell>
          <table:table-cell table:style-name="ce1" office:value-type="string" calcext:value-type="string">
            <text:p>Н0000084595</text:p>
          </table:table-cell>
          <table:table-cell table:style-name="ce1" office:value-type="string" calcext:value-type="string">
            <text:p>Н0000090511</text:p>
          </table:table-cell>
          <table:table-cell table:style-name="ce1" office:value-type="string" calcext:value-type="string">
            <text:p>Н0000080826</text:p>
          </table:table-cell>
          <table:table-cell table:style-name="ce1" office:value-type="string" calcext:value-type="string">
            <text:p>Н0000094227</text:p>
          </table:table-cell>
          <table:table-cell table:style-name="ce1" office:value-type="string" calcext:value-type="string">
            <text:p>Н0000094228</text:p>
          </table:table-cell>
          <table:table-cell table:style-name="ce1" office:value-type="string" calcext:value-type="string">
            <text:p>Н0000094632</text:p>
          </table:table-cell>
          <table:table-cell table:style-name="ce1" office:value-type="string" calcext:value-type="string">
            <text:p>Н0000094779</text:p>
          </table:table-cell>
          <table:table-cell table:style-name="ce1" office:value-type="string" calcext:value-type="string">
            <text:p>Н0000088771</text:p>
          </table:table-cell>
          <table:table-cell table:style-name="ce1" office:value-type="string" calcext:value-type="string">
            <text:p>Н0000088717</text:p>
          </table:table-cell>
          <table:table-cell table:style-name="ce1" office:value-type="string" calcext:value-type="string">
            <text:p>Н0000082882</text:p>
          </table:table-cell>
          <table:table-cell table:style-name="ce1" office:value-type="string" calcext:value-type="string">
            <text:p>Н0000088470</text:p>
          </table:table-cell>
          <table:table-cell table:style-name="ce1" office:value-type="float" office:value="3503984" calcext:value-type="float">
            <text:p>3503984</text:p>
          </table:table-cell>
          <table:table-cell table:style-name="ce1" office:value-type="string" calcext:value-type="string">
            <text:p>Н0000095992</text:p>
          </table:table-cell>
          <table:table-cell table:style-name="ce1" office:value-type="string" calcext:value-type="string">
            <text:p>Н0000081879</text:p>
          </table:table-cell>
          <table:table-cell table:style-name="ce1" office:value-type="string" calcext:value-type="string">
            <text:p>Н0000094741</text:p>
          </table:table-cell>
          <table:table-cell table:style-name="ce1" office:value-type="string" calcext:value-type="string">
            <text:p>Н0000093444</text:p>
          </table:table-cell>
          <table:table-cell table:style-name="ce1" office:value-type="string" calcext:value-type="string">
            <text:p>Н0000090330</text:p>
          </table:table-cell>
          <table:table-cell table:style-name="ce1" office:value-type="string" calcext:value-type="string">
            <text:p>Н0000094903</text:p>
          </table:table-cell>
          <table:table-cell table:style-name="ce1" office:value-type="string" calcext:value-type="string">
            <text:p>Н0000094742</text:p>
          </table:table-cell>
          <table:table-cell table:style-name="ce1" office:value-type="string" calcext:value-type="string">
            <text:p>Н0000094745</text:p>
          </table:table-cell>
          <table:table-cell table:style-name="ce1" office:value-type="string" calcext:value-type="string">
            <text:p>Н0000094725</text:p>
          </table:table-cell>
          <table:table-cell table:style-name="ce1" office:value-type="string" calcext:value-type="string">
            <text:p>Н0000093998</text:p>
          </table:table-cell>
          <table:table-cell table:style-name="ce1" office:value-type="string" calcext:value-type="string">
            <text:p>Н0000095934</text:p>
          </table:table-cell>
          <table:table-cell table:style-name="ce1" office:value-type="string" calcext:value-type="string">
            <text:p>Н0000094497</text:p>
          </table:table-cell>
          <table:table-cell table:style-name="ce1" office:value-type="string" calcext:value-type="string">
            <text:p>Н0000094726</text:p>
          </table:table-cell>
          <table:table-cell table:style-name="ce1" office:value-type="string" calcext:value-type="string">
            <text:p>Н0000095554</text:p>
          </table:table-cell>
          <table:table-cell table:style-name="ce1" office:value-type="string" calcext:value-type="string">
            <text:p>Н0000095251</text:p>
          </table:table-cell>
          <table:table-cell table:style-name="ce1" office:value-type="string" calcext:value-type="string">
            <text:p>Н0000094734</text:p>
          </table:table-cell>
          <table:table-cell table:style-name="ce1" office:value-type="string" calcext:value-type="string">
            <text:p>Н0000094735</text:p>
          </table:table-cell>
          <table:table-cell table:style-name="ce1" office:value-type="string" calcext:value-type="string">
            <text:p>Н0000095396</text:p>
          </table:table-cell>
          <table:table-cell table:style-name="ce1" office:value-type="string" calcext:value-type="string">
            <text:p>Н0000094274</text:p>
          </table:table-cell>
          <table:table-cell table:style-name="ce1" office:value-type="string" calcext:value-type="string">
            <text:p>Н0000090331</text:p>
          </table:table-cell>
          <table:table-cell table:style-name="ce1" office:value-type="string" calcext:value-type="string">
            <text:p>Н0000089109</text:p>
          </table:table-cell>
          <table:table-cell table:style-name="ce1" office:value-type="string" calcext:value-type="string">
            <text:p>Н0000094740</text:p>
          </table:table-cell>
          <table:table-cell table:style-name="ce1" office:value-type="string" calcext:value-type="string">
            <text:p>Н0000091561</text:p>
          </table:table-cell>
          <table:table-cell table:style-name="ce1" office:value-type="string" calcext:value-type="string">
            <text:p>Н0000093316</text:p>
          </table:table-cell>
          <table:table-cell table:style-name="ce1" office:value-type="string" calcext:value-type="string">
            <text:p>Н0000092242</text:p>
          </table:table-cell>
          <table:table-cell table:style-name="ce1" office:value-type="string" calcext:value-type="string">
            <text:p>Н0000093343</text:p>
          </table:table-cell>
          <table:table-cell table:style-name="ce1" office:value-type="string" calcext:value-type="string">
            <text:p>Н0000088954</text:p>
          </table:table-cell>
          <table:table-cell table:style-name="ce1" office:value-type="string" calcext:value-type="string">
            <text:p>Н0000094736</text:p>
          </table:table-cell>
          <table:table-cell table:style-name="ce1" office:value-type="string" calcext:value-type="string">
            <text:p>Н0000094698</text:p>
          </table:table-cell>
          <table:table-cell table:style-name="ce1" office:value-type="string" calcext:value-type="string">
            <text:p>Н0000094729</text:p>
          </table:table-cell>
          <table:table-cell table:style-name="ce1" office:value-type="string" calcext:value-type="string">
            <text:p>Н0000094728</text:p>
          </table:table-cell>
          <table:table-cell table:style-name="ce1" office:value-type="float" office:value="327193010" calcext:value-type="float">
            <text:p>327193010</text:p>
          </table:table-cell>
          <table:table-cell table:style-name="ce1" office:value-type="string" calcext:value-type="string">
            <text:p>Н0000090381</text:p>
          </table:table-cell>
          <table:table-cell table:style-name="ce1" office:value-type="string" calcext:value-type="string">
            <text:p>Н0000087862</text:p>
          </table:table-cell>
          <table:table-cell table:style-name="ce1" office:value-type="string" calcext:value-type="string">
            <text:p>Н0000095981</text:p>
          </table:table-cell>
          <table:table-cell table:style-name="ce1" office:value-type="string" calcext:value-type="string">
            <text:p>Н0000095415</text:p>
          </table:table-cell>
          <table:table-cell table:style-name="ce1" office:value-type="string" calcext:value-type="string">
            <text:p>Н0000094739</text:p>
          </table:table-cell>
          <table:table-cell table:style-name="ce1" office:value-type="string" calcext:value-type="string">
            <text:p>Н0000094897</text:p>
          </table:table-cell>
          <table:table-cell table:style-name="ce1" office:value-type="string" calcext:value-type="string">
            <text:p>Н0000094737</text:p>
          </table:table-cell>
          <table:table-cell table:style-name="ce1" office:value-type="string" calcext:value-type="string">
            <text:p>Н0000095553</text:p>
          </table:table-cell>
          <table:table-cell table:style-name="ce1" office:value-type="string" calcext:value-type="string">
            <text:p>Н0000094727</text:p>
          </table:table-cell>
          <table:table-cell table:style-name="ce1" office:value-type="string" calcext:value-type="string">
            <text:p>Н0000087861</text:p>
          </table:table-cell>
          <table:table-cell table:style-name="ce1" office:value-type="string" calcext:value-type="string">
            <text:p>Н0000095985</text:p>
          </table:table-cell>
          <table:table-cell table:style-name="ce1" office:value-type="float" office:value="327192013" calcext:value-type="float">
            <text:p>327192013</text:p>
          </table:table-cell>
          <table:table-cell table:style-name="ce1" office:value-type="string" calcext:value-type="string">
            <text:p>Н0000090380</text:p>
          </table:table-cell>
          <table:table-cell table:style-name="ce1" office:value-type="string" calcext:value-type="string">
            <text:p>Н0000094030</text:p>
          </table:table-cell>
          <table:table-cell table:style-name="ce1" office:value-type="string" calcext:value-type="string">
            <text:p>Н0000094029</text:p>
          </table:table-cell>
          <table:table-cell table:style-name="ce1" office:value-type="string" calcext:value-type="string">
            <text:p>Н0000086349</text:p>
          </table:table-cell>
          <table:table-cell table:style-name="ce1" office:value-type="string" calcext:value-type="string">
            <text:p>Н0000086350</text:p>
          </table:table-cell>
          <table:table-cell table:style-name="ce1" office:value-type="string" calcext:value-type="string">
            <text:p>Н0000094994</text:p>
          </table:table-cell>
          <table:table-cell table:style-name="ce1" office:value-type="string" calcext:value-type="string">
            <text:p>Н0000095662</text:p>
          </table:table-cell>
          <table:table-cell table:style-name="ce1" office:value-type="string" calcext:value-type="string">
            <text:p>Н0000095663</text:p>
          </table:table-cell>
          <table:table-cell table:style-name="ce1" office:value-type="string" calcext:value-type="string">
            <text:p>Н0000094993</text:p>
          </table:table-cell>
          <table:table-cell table:style-name="ce1" office:value-type="string" calcext:value-type="string">
            <text:p>Н0000086888</text:p>
          </table:table-cell>
          <table:table-cell table:style-name="ce1" office:value-type="string" calcext:value-type="string">
            <text:p>Н0000088471</text:p>
          </table:table-cell>
          <table:table-cell table:style-name="ce1" office:value-type="string" calcext:value-type="string">
            <text:p>Н0000095392</text:p>
          </table:table-cell>
          <table:table-cell table:style-name="ce1" office:value-type="string" calcext:value-type="string">
            <text:p>Н0000093950</text:p>
          </table:table-cell>
          <table:table-cell table:style-name="ce1" office:value-type="string" calcext:value-type="string">
            <text:p>Н0000095119</text:p>
          </table:table-cell>
          <table:table-cell table:style-name="ce1" office:value-type="string" calcext:value-type="string">
            <text:p>Н0000092930</text:p>
          </table:table-cell>
          <table:table-cell table:style-name="ce1" office:value-type="string" calcext:value-type="string">
            <text:p>Н0000095930</text:p>
          </table:table-cell>
          <table:table-cell table:style-name="ce1" office:value-type="string" calcext:value-type="string">
            <text:p>Н0000095931</text:p>
          </table:table-cell>
          <table:table-cell table:style-name="ce1" office:value-type="string" calcext:value-type="string">
            <text:p>Н0000095932</text:p>
          </table:table-cell>
          <table:table-cell table:style-name="ce1" office:value-type="float" office:value="326635016" calcext:value-type="float">
            <text:p>326635016</text:p>
          </table:table-cell>
          <table:table-cell table:style-name="ce1" office:value-type="string" calcext:value-type="string">
            <text:p>Н0000090708</text:p>
          </table:table-cell>
          <table:table-cell table:style-name="ce1" office:value-type="string" calcext:value-type="string">
            <text:p>Н0000085588</text:p>
          </table:table-cell>
          <table:table-cell table:style-name="ce1" office:value-type="string" calcext:value-type="string">
            <text:p>Н0000089213</text:p>
          </table:table-cell>
          <table:table-cell table:style-name="ce1" office:value-type="string" calcext:value-type="string">
            <text:p>Н0000093541</text:p>
          </table:table-cell>
          <table:table-cell table:style-name="ce1" office:value-type="string" calcext:value-type="string">
            <text:p>Н0000095395</text:p>
          </table:table-cell>
          <table:table-cell table:style-name="ce1" office:value-type="string" calcext:value-type="string">
            <text:p>Н0000085591</text:p>
          </table:table-cell>
          <table:table-cell table:style-name="ce1" office:value-type="string" calcext:value-type="string">
            <text:p>Н0000095394</text:p>
          </table:table-cell>
          <table:table-cell table:style-name="ce1" office:value-type="string" calcext:value-type="string">
            <text:p>Н0000085590</text:p>
          </table:table-cell>
          <table:table-cell table:style-name="ce1" office:value-type="string" calcext:value-type="string">
            <text:p>Н0000093542</text:p>
          </table:table-cell>
          <table:table-cell table:style-name="ce1" office:value-type="string" calcext:value-type="string">
            <text:p>Н0000086352</text:p>
          </table:table-cell>
          <table:table-cell table:style-name="ce1" office:value-type="string" calcext:value-type="string">
            <text:p>Н0000079142</text:p>
          </table:table-cell>
          <table:table-cell table:style-name="ce1" office:value-type="string" calcext:value-type="string">
            <text:p>Н0000083955</text:p>
          </table:table-cell>
          <table:table-cell table:style-name="ce1" office:value-type="string" calcext:value-type="string">
            <text:p>Н0000083957</text:p>
          </table:table-cell>
          <table:table-cell table:style-name="ce1" office:value-type="string" calcext:value-type="string">
            <text:p>Н0000095118</text:p>
          </table:table-cell>
          <table:table-cell table:style-name="ce1" office:value-type="string" calcext:value-type="string">
            <text:p>Н0000094363</text:p>
          </table:table-cell>
          <table:table-cell table:style-name="ce1" office:value-type="float" office:value="326636013" calcext:value-type="float">
            <text:p>326636013</text:p>
          </table:table-cell>
          <table:table-cell table:style-name="ce1" office:value-type="string" calcext:value-type="string">
            <text:p>Н0000085587</text:p>
          </table:table-cell>
          <table:table-cell table:style-name="ce1" office:value-type="string" calcext:value-type="string">
            <text:p>Н0000095933</text:p>
          </table:table-cell>
          <table:table-cell table:style-name="ce1" office:value-type="string" calcext:value-type="string">
            <text:p>Н0000086351</text:p>
          </table:table-cell>
          <table:table-cell table:style-name="ce1" office:value-type="string" calcext:value-type="string">
            <text:p>Н0000079144</text:p>
          </table:table-cell>
          <table:table-cell table:style-name="ce1" office:value-type="string" calcext:value-type="string">
            <text:p>Н0000084378</text:p>
          </table:table-cell>
          <table:table-cell table:style-name="ce1" office:value-type="string" calcext:value-type="string">
            <text:p>Н0000093768</text:p>
          </table:table-cell>
          <table:table-cell table:style-name="ce1" office:value-type="string" calcext:value-type="string">
            <text:p>Н0000094161</text:p>
          </table:table-cell>
          <table:table-cell table:style-name="ce1" office:value-type="string" calcext:value-type="string">
            <text:p>Н0000094162</text:p>
          </table:table-cell>
          <table:table-cell table:style-name="ce1" office:value-type="string" calcext:value-type="string">
            <text:p>Н00000886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Н0000079224</text:p>
          </table:table-cell>
          <table:table-cell table:style-name="ce1" office:value-type="string" calcext:value-type="string">
            <text:p>Н0000083041</text:p>
          </table:table-cell>
          <table:table-cell table:style-name="ce1"/>
          <table:table-cell table:number-columns-repeated="2" table:style-name="ce1" office:value-type="string" calcext:value-type="string">
            <text:p>Н0000092414</text:p>
          </table:table-cell>
          <table:table-cell table:style-name="ce1"/>
          <table:table-cell table:style-name="ce1" office:value-type="string" calcext:value-type="string">
            <text:p>Код номенклатуры</text:p>
          </table:table-cell>
          <table:table-cell table:style-name="ce1" table:number-columns-repeated="13"/>
          <table:table-cell table:style-name="ce1" office:value-type="string" calcext:value-type="string">
            <text:p>Н0000080388</text:p>
          </table:table-cell>
          <table:table-cell table:style-name="ce1" office:value-type="string" calcext:value-type="string">
            <text:p>Н000009354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"/>
          <table:table-cell table:style-name="ce1" office:value-type="string" calcext:value-type="string">
            <text:p>Н0000080388</text:p>
          </table:table-cell>
          <table:table-cell table:style-name="ce1" office:value-type="string" calcext:value-type="string">
            <text:p>Н000009354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876"/>
        </table:table-row>
        <table:table-row table:style-name="ro3">
          <table:table-cell table:style-name="ce1" table:number-columns-repeated="128"/>
          <table:table-cell table:style-name="ce1" office:value-type="string" calcext:value-type="string">
            <text:p>Н0000094028</text:p>
          </table:table-cell>
          <table:table-cell table:style-name="ce1" table:number-columns-repeated="12"/>
          <table:table-cell table:style-name="ce1" office:value-type="string" calcext:value-type="string">
            <text:p>Н0000094028</text:p>
          </table:table-cell>
          <table:table-cell table:style-name="ce1" table:number-columns-repeated="6"/>
          <table:table-cell table:number-columns-repeated="876"/>
        </table:table-row>
        <table:table-row table:style-name="ro27">
          <table:table-cell table:style-name="ce1" office:value-type="string" calcext:value-type="string">
            <text:p>Остатки ГП из 1С, ИТОГО, кг, в т.ч.:</text:p>
          </table:table-cell>
          <table:table-cell table:style-name="ce1" office:value-type="float" office:value="1373.015" calcext:value-type="float">
            <text:p>1373.015</text:p>
          </table:table-cell>
          <table:table-cell table:style-name="ce1" office:value-type="float" office:value="2.874" calcext:value-type="float">
            <text:p>2.874</text:p>
          </table:table-cell>
          <table:table-cell table:style-name="ce1" office:value-type="float" office:value="947.993" calcext:value-type="float">
            <text:p>947.993</text:p>
          </table:table-cell>
          <table:table-cell table:style-name="ce1" office:value-type="float" office:value="6.238" calcext:value-type="float">
            <text:p>6.238</text:p>
          </table:table-cell>
          <table:table-cell table:style-name="ce1" office:value-type="float" office:value="567.21" calcext:value-type="float">
            <text:p>567.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.125" calcext:value-type="float">
            <text:p>51.125</text:p>
          </table:table-cell>
          <table:table-cell table:style-name="ce1" office:value-type="float" office:value="222.04" calcext:value-type="float">
            <text:p>222.04</text:p>
          </table:table-cell>
          <table:table-cell table:style-name="ce1" office:value-type="float" office:value="200.414" calcext:value-type="float">
            <text:p>200.414</text:p>
          </table:table-cell>
          <table:table-cell table:style-name="ce1" office:value-type="float" office:value="15.946" calcext:value-type="float">
            <text:p>15.9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1.44" calcext:value-type="float">
            <text:p>201.44</text:p>
          </table:table-cell>
          <table:table-cell table:style-name="ce1" office:value-type="float" office:value="94.35" calcext:value-type="float">
            <text:p>94.35</text:p>
          </table:table-cell>
          <table:table-cell table:style-name="ce1" office:value-type="float" office:value="11.47" calcext:value-type="float">
            <text:p>11.47</text:p>
          </table:table-cell>
          <table:table-cell table:style-name="ce1" office:value-type="float" office:value="209.42" calcext:value-type="float">
            <text:p>209.42</text:p>
          </table:table-cell>
          <table:table-cell table:style-name="ce1" office:value-type="float" office:value="6.72" calcext:value-type="float">
            <text:p>6.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4.27" calcext:value-type="float">
            <text:p>464.27</text:p>
          </table:table-cell>
          <table:table-cell table:style-name="ce1" office:value-type="float" office:value="500.6" calcext:value-type="float">
            <text:p>500.6</text:p>
          </table:table-cell>
          <table:table-cell table:style-name="ce1" office:value-type="float" office:value="134.52" calcext:value-type="float">
            <text:p>134.52</text:p>
          </table:table-cell>
          <table:table-cell table:style-name="ce1" office:value-type="float" office:value="13.92" calcext:value-type="float">
            <text:p>13.92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52.17" calcext:value-type="float">
            <text:p>52.17</text:p>
          </table:table-cell>
          <table:table-cell table:style-name="ce1" office:value-type="float" office:value="13.32" calcext:value-type="float">
            <text:p>13.32</text:p>
          </table:table-cell>
          <table:table-cell table:style-name="ce1" office:value-type="float" office:value="607.66" calcext:value-type="float">
            <text:p>607.66</text:p>
          </table:table-cell>
          <table:table-cell table:style-name="ce1" office:value-type="float" office:value="24.84" calcext:value-type="float">
            <text:p>24.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88" calcext:value-type="float">
            <text:p>2.88</text:p>
          </table:table-cell>
          <table:table-cell table:style-name="ce1" office:value-type="float" office:value="502.32" calcext:value-type="float">
            <text:p>502.32</text:p>
          </table:table-cell>
          <table:table-cell table:style-name="ce1" office:value-type="float" office:value="1.68" calcext:value-type="float">
            <text:p>1.68</text:p>
          </table:table-cell>
          <table:table-cell table:style-name="ce1" office:value-type="float" office:value="806.4" calcext:value-type="float">
            <text:p>806.4</text:p>
          </table:table-cell>
          <table:table-cell table:style-name="ce1" office:value-type="float" office:value="288.88" calcext:value-type="float">
            <text:p>288.88</text:p>
          </table:table-cell>
          <table:table-cell table:style-name="ce1" office:value-type="float" office:value="760.6" calcext:value-type="float">
            <text:p>760.6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72" calcext:value-type="float">
            <text:p>6.72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600.6" calcext:value-type="float">
            <text:p>600.6</text:p>
          </table:table-cell>
          <table:table-cell table:style-name="ce1" office:value-type="float" office:value="5.905" calcext:value-type="float">
            <text:p>5.905</text:p>
          </table:table-cell>
          <table:table-cell table:style-name="ce1" office:value-type="float" office:value="4.855" calcext:value-type="float">
            <text:p>4.855</text:p>
          </table:table-cell>
          <table:table-cell table:style-name="ce1" office:value-type="float" office:value="1.424" calcext:value-type="float">
            <text:p>1.4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.25" calcext:value-type="float">
            <text:p>41.25</text:p>
          </table:table-cell>
          <table:table-cell table:style-name="ce1" office:value-type="float" office:value="22.625" calcext:value-type="float">
            <text:p>22.625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114.2" calcext:value-type="float">
            <text:p>114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45.125" calcext:value-type="float">
            <text:p>45.125</text:p>
          </table:table-cell>
          <table:table-cell table:style-name="ce1" office:value-type="float" office:value="23.6" calcext:value-type="float">
            <text:p>23.6</text:p>
          </table:table-cell>
          <table:table-cell table:style-name="ce1" office:value-type="float" office:value="45.375" calcext:value-type="float">
            <text:p>45.375</text:p>
          </table:table-cell>
          <table:table-cell table:style-name="ce1" office:value-type="float" office:value="5.125" calcext:value-type="float">
            <text:p>5.125</text:p>
          </table:table-cell>
          <table:table-cell table:style-name="ce1" office:value-type="float" office:value="104.5" calcext:value-type="float">
            <text:p>104.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87.75" calcext:value-type="float">
            <text:p>187.7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448.2" calcext:value-type="float">
            <text:p>448.2</text:p>
          </table:table-cell>
          <table:table-cell table:style-name="ce1" office:value-type="float" office:value="28.84" calcext:value-type="float">
            <text:p>28.84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7.756" calcext:value-type="float">
            <text:p>17.756</text:p>
          </table:table-cell>
          <table:table-cell table:style-name="ce1" office:value-type="float" office:value="14.7" calcext:value-type="float">
            <text:p>14.7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7489.4" calcext:value-type="float">
            <text:p>7489.4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360.26" calcext:value-type="float">
            <text:p>1360.26</text:p>
          </table:table-cell>
          <table:table-cell table:style-name="ce1" office:value-type="float" office:value="244.5" calcext:value-type="float">
            <text:p>244.5</text:p>
          </table:table-cell>
          <table:table-cell table:style-name="ce1" office:value-type="float" office:value="27.6" calcext:value-type="float">
            <text:p>27.6</text:p>
          </table:table-cell>
          <table:table-cell table:style-name="ce1" office:value-type="float" office:value="33.6" calcext:value-type="float">
            <text:p>33.6</text:p>
          </table:table-cell>
          <table:table-cell table:style-name="ce1" office:value-type="float" office:value="69.6" calcext:value-type="float">
            <text:p>69.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34.5" calcext:value-type="float">
            <text:p>734.5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212.8" calcext:value-type="float">
            <text:p>212.8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807.84" calcext:value-type="float">
            <text:p>807.84</text:p>
          </table:table-cell>
          <table:table-cell table:style-name="ce1" office:value-type="float" office:value="5.04" calcext:value-type="float">
            <text:p>5.04</text:p>
          </table:table-cell>
          <table:table-cell table:style-name="ce1" office:value-type="float" office:value="263.88" calcext:value-type="float">
            <text:p>263.88</text:p>
          </table:table-cell>
          <table:table-cell table:style-name="ce1" office:value-type="float" office:value="23.22" calcext:value-type="float">
            <text:p>23.22</text:p>
          </table:table-cell>
          <table:table-cell table:style-name="ce1" office:value-type="float" office:value="3.726" calcext:value-type="float">
            <text:p>3.726</text:p>
          </table:table-cell>
          <table:table-cell table:style-name="ce1" office:value-type="float" office:value="868" calcext:value-type="float">
            <text:p>868</text:p>
          </table:table-cell>
          <table:table-cell table:style-name="ce1" office:value-type="float" office:value="62.75" calcext:value-type="float">
            <text:p>62.75</text:p>
          </table:table-cell>
          <table:table-cell table:style-name="ce1" office:value-type="float" office:value="2092.5" calcext:value-type="float">
            <text:p>2092.5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29.75" calcext:value-type="float">
            <text:p>129.7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55.2" calcext:value-type="float">
            <text:p>55.2</text:p>
          </table:table-cell>
          <table:table-cell table:style-name="ce1" office:value-type="float" office:value="493.56" calcext:value-type="float">
            <text:p>493.56</text:p>
          </table:table-cell>
          <table:table-cell table:style-name="ce1" office:value-type="float" office:value="476.5" calcext:value-type="float">
            <text:p>476.5</text:p>
          </table:table-cell>
          <table:table-cell table:style-name="ce1" office:value-type="float" office:value="1072" calcext:value-type="float">
            <text:p>1072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4" calcext:value-type="float">
            <text:p>96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336.241" calcext:value-type="float">
            <text:p>30336.241</text:p>
          </table:table-cell>
          <table:table-cell table:style-name="ce1" office:value-type="string" calcext:value-type="string">
            <text:p>Остатки ГП из 1С, ИТОГО, кг, в т.ч.:</text:p>
          </table:table-cell>
          <table:table-cell table:style-name="ce1" table:number-columns-repeated="13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table:number-columns-repeated="1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table:number-columns-repeated="7"/>
          <table:table-cell table:number-columns-repeated="876"/>
        </table:table-row>
        <table:table-row-group>
          <table:table-row table:style-name="ro7">
            <table:table-cell table:style-name="ce1" office:value-type="string" calcext:value-type="string">
              <text:p>Склад ГП на 18-00</text:p>
            </table:table-cell>
            <table:table-cell table:style-name="ce1" office:value-type="float" office:value="1372.939" calcext:value-type="float">
              <text:p>1372.939</text:p>
            </table:table-cell>
            <table:table-cell table:style-name="ce1" office:value-type="float" office:value="-6.518" calcext:value-type="float">
              <text:p>-6.518</text:p>
            </table:table-cell>
            <table:table-cell table:style-name="ce1" office:value-type="float" office:value="947.799" calcext:value-type="float">
              <text:p>947.799</text:p>
            </table:table-cell>
            <table:table-cell table:style-name="ce1" office:value-type="float" office:value="3.076" calcext:value-type="float">
              <text:p>3.076</text:p>
            </table:table-cell>
            <table:table-cell table:style-name="ce1" office:value-type="float" office:value="567.21" calcext:value-type="float">
              <text:p>567.21</text:p>
            </table:table-cell>
            <table:table-cell table:style-name="ce1"/>
            <table:table-cell table:style-name="ce1" office:value-type="float" office:value="10.109" calcext:value-type="float">
              <text:p>10.109</text:p>
            </table:table-cell>
            <table:table-cell table:style-name="ce1" office:value-type="float" office:value="210.84" calcext:value-type="float">
              <text:p>210.84</text:p>
            </table:table-cell>
            <table:table-cell table:style-name="ce1" office:value-type="float" office:value="191.366" calcext:value-type="float">
              <text:p>191.366</text:p>
            </table:table-cell>
            <table:table-cell table:style-name="ce1" office:value-type="float" office:value="15.946" calcext:value-type="float">
              <text:p>15.946</text:p>
            </table:table-cell>
            <table:table-cell table:style-name="ce1"/>
            <table:table-cell table:style-name="ce1" office:value-type="float" office:value="186.64" calcext:value-type="float">
              <text:p>186.64</text:p>
            </table:table-cell>
            <table:table-cell table:style-name="ce1" office:value-type="float" office:value="73.63" calcext:value-type="float">
              <text:p>73.63</text:p>
            </table:table-cell>
            <table:table-cell table:style-name="ce1" office:value-type="float" office:value="2.59" calcext:value-type="float">
              <text:p>2.59</text:p>
            </table:table-cell>
            <table:table-cell table:style-name="ce1" office:value-type="float" office:value="200.54" calcext:value-type="float">
              <text:p>200.54</text:p>
            </table:table-cell>
            <table:table-cell table:style-name="ce1" office:value-type="float" office:value="6.72" calcext:value-type="float">
              <text:p>6.72</text:p>
            </table:table-cell>
            <table:table-cell table:style-name="ce1"/>
            <table:table-cell table:style-name="ce1" office:value-type="float" office:value="213.39" calcext:value-type="float">
              <text:p>213.39</text:p>
            </table:table-cell>
            <table:table-cell table:style-name="ce1" office:value-type="float" office:value="482.6" calcext:value-type="float">
              <text:p>482.6</text:p>
            </table:table-cell>
            <table:table-cell table:style-name="ce1" office:value-type="float" office:value="92.52" calcext:value-type="float">
              <text:p>92.52</text:p>
            </table:table-cell>
            <table:table-cell table:style-name="ce1" office:value-type="float" office:value="1.92" calcext:value-type="float">
              <text:p>1.92</text:p>
            </table:table-cell>
            <table:table-cell table:style-name="ce1" office:value-type="float" office:value="3.6" calcext:value-type="float">
              <text:p>3.6</text:p>
            </table:table-cell>
            <table:table-cell table:style-name="ce1" office:value-type="float" office:value="-9.25" calcext:value-type="float">
              <text:p>-9.25</text:p>
            </table:table-cell>
            <table:table-cell table:style-name="ce1" office:value-type="float" office:value="11.1" calcext:value-type="float">
              <text:p>11.1</text:p>
            </table:table-cell>
            <table:table-cell table:style-name="ce1" office:value-type="float" office:value="581.9" calcext:value-type="float">
              <text:p>581.9</text:p>
            </table:table-cell>
            <table:table-cell table:style-name="ce1" office:value-type="float" office:value="2.04" calcext:value-type="float">
              <text:p>2.04</text:p>
            </table:table-cell>
            <table:table-cell table:style-name="ce1"/>
            <table:table-cell table:style-name="ce1" office:value-type="float" office:value="2.88" calcext:value-type="float">
              <text:p>2.88</text:p>
            </table:table-cell>
            <table:table-cell table:style-name="ce1" office:value-type="float" office:value="482.16" calcext:value-type="float">
              <text:p>482.16</text:p>
            </table:table-cell>
            <table:table-cell table:style-name="ce1" office:value-type="float" office:value="1.68" calcext:value-type="float">
              <text:p>1.68</text:p>
            </table:table-cell>
            <table:table-cell table:style-name="ce1" office:value-type="float" office:value="806.4" calcext:value-type="float">
              <text:p>806.4</text:p>
            </table:table-cell>
            <table:table-cell table:style-name="ce1" office:value-type="float" office:value="288.88" calcext:value-type="float">
              <text:p>288.88</text:p>
            </table:table-cell>
            <table:table-cell table:style-name="ce1" office:value-type="float" office:value="641.8" calcext:value-type="float">
              <text:p>641.8</text:p>
            </table:table-cell>
            <table:table-cell table:style-name="ce1" office:value-type="float" office:value="7.2" calcext:value-type="float">
              <text:p>7.2</text:p>
            </table:table-cell>
            <table:table-cell table:style-name="ce1" office:value-type="float" office:value="6" calcext:value-type="float">
              <text:p>6</text:p>
            </table:table-cell>
            <table:table-cell table:style-name="ce1" office:value-type="float" office:value="3.12" calcext:value-type="float">
              <text:p>3.12</text:p>
            </table:table-cell>
            <table:table-cell table:style-name="ce1" office:value-type="float" office:value="211.6" calcext:value-type="float">
              <text:p>211.6</text:p>
            </table:table-cell>
            <table:table-cell table:style-name="ce1" office:value-type="float" office:value="596.44" calcext:value-type="float">
              <text:p>596.44</text:p>
            </table:table-cell>
            <table:table-cell table:style-name="ce1" office:value-type="float" office:value="6.8" calcext:value-type="float">
              <text:p>6.8</text:p>
            </table:table-cell>
            <table:table-cell table:style-name="ce1" office:value-type="float" office:value="3.22" calcext:value-type="float">
              <text:p>3.22</text:p>
            </table:table-cell>
            <table:table-cell table:style-name="ce1" office:value-type="float" office:value="1.424" calcext:value-type="float">
              <text:p>1.424</text:p>
            </table:table-cell>
            <table:table-cell table:style-name="ce1" table:number-columns-repeated="2"/>
            <table:table-cell table:style-name="ce1" office:value-type="float" office:value="13.25" calcext:value-type="float">
              <text:p>13.25</text:p>
            </table:table-cell>
            <table:table-cell table:style-name="ce1" office:value-type="float" office:value="22.625" calcext:value-type="float">
              <text:p>22.625</text:p>
            </table:table-cell>
            <table:table-cell table:style-name="ce1" office:value-type="float" office:value="14.5" calcext:value-type="float">
              <text:p>14.5</text:p>
            </table:table-cell>
            <table:table-cell table:style-name="ce1" office:value-type="float" office:value="29.4" calcext:value-type="float">
              <text:p>29.4</text:p>
            </table:table-cell>
            <table:table-cell table:style-name="ce1"/>
            <table:table-cell table:style-name="ce1" office:value-type="float" office:value="9" calcext:value-type="float">
              <text:p>9</text:p>
            </table:table-cell>
            <table:table-cell table:style-name="ce1" table:number-columns-repeated="2"/>
            <table:table-cell table:style-name="ce1" office:value-type="float" office:value="1.25" calcext:value-type="float">
              <text:p>1.25</text:p>
            </table:table-cell>
            <table:table-cell table:style-name="ce1" office:value-type="float" office:value="35.125" calcext:value-type="float">
              <text:p>35.125</text:p>
            </table:table-cell>
            <table:table-cell table:style-name="ce1" office:value-type="float" office:value="10.8" calcext:value-type="float">
              <text:p>10.8</text:p>
            </table:table-cell>
            <table:table-cell table:style-name="ce1" office:value-type="float" office:value="12.375" calcext:value-type="float">
              <text:p>12.375</text:p>
            </table:table-cell>
            <table:table-cell table:style-name="ce1" office:value-type="float" office:value="4.875" calcext:value-type="float">
              <text:p>4.875</text:p>
            </table:table-cell>
            <table:table-cell table:style-name="ce1" office:value-type="float" office:value="74.1" calcext:value-type="float">
              <text:p>74.1</text:p>
            </table:table-cell>
            <table:table-cell table:style-name="ce1" table:number-columns-repeated="4"/>
            <table:table-cell table:style-name="ce1" office:value-type="float" office:value="124.75" calcext:value-type="float">
              <text:p>124.75</text:p>
            </table:table-cell>
            <table:table-cell table:style-name="ce1" office:value-type="float" office:value="126" calcext:value-type="float">
              <text:p>126</text:p>
            </table:table-cell>
            <table:table-cell table:style-name="ce1" office:value-type="float" office:value="1.5" calcext:value-type="float">
              <text:p>1.5</text:p>
            </table:table-cell>
            <table:table-cell table:style-name="ce1" office:value-type="float" office:value="443.88" calcext:value-type="float">
              <text:p>443.88</text:p>
            </table:table-cell>
            <table:table-cell table:style-name="ce1" office:value-type="float" office:value="28.84" calcext:value-type="float">
              <text:p>28.84</text:p>
            </table:table-cell>
            <table:table-cell table:style-name="ce1" office:value-type="float" office:value="9.9" calcext:value-type="float">
              <text:p>9.9</text:p>
            </table:table-cell>
            <table:table-cell table:style-name="ce1" office:value-type="float" office:value="17.756" calcext:value-type="float">
              <text:p>17.756</text:p>
            </table:table-cell>
            <table:table-cell table:style-name="ce1" office:value-type="float" office:value="14.7" calcext:value-type="float">
              <text:p>14.7</text:p>
            </table:table-cell>
            <table:table-cell table:style-name="ce1" office:value-type="float" office:value="592" calcext:value-type="float">
              <text:p>592</text:p>
            </table:table-cell>
            <table:table-cell table:style-name="ce1" office:value-type="float" office:value="7429.8" calcext:value-type="float">
              <text:p>7429.8</text:p>
            </table:table-cell>
            <table:table-cell table:style-name="ce1" office:value-type="float" office:value="14.4" calcext:value-type="float">
              <text:p>14.4</text:p>
            </table:table-cell>
            <table:table-cell table:style-name="ce1" office:value-type="float" office:value="1360.26" calcext:value-type="float">
              <text:p>1360.26</text:p>
            </table:table-cell>
            <table:table-cell table:style-name="ce1" office:value-type="float" office:value="168" calcext:value-type="float">
              <text:p>168</text:p>
            </table:table-cell>
            <table:table-cell table:style-name="ce1" office:value-type="float" office:value="27.6" calcext:value-type="float">
              <text:p>27.6</text:p>
            </table:table-cell>
            <table:table-cell table:style-name="ce1" office:value-type="float" office:value="28.8" calcext:value-type="float">
              <text:p>28.8</text:p>
            </table:table-cell>
            <table:table-cell table:style-name="ce1" office:value-type="float" office:value="64.8" calcext:value-type="float">
              <text:p>64.8</text:p>
            </table:table-cell>
            <table:table-cell table:style-name="ce1" office:value-type="float" office:value="13.2" calcext:value-type="float">
              <text:p>13.2</text:p>
            </table:table-cell>
            <table:table-cell table:style-name="ce1" office:value-type="float" office:value="6" calcext:value-type="float">
              <text:p>6</text:p>
            </table:table-cell>
            <table:table-cell table:style-name="ce1" office:value-type="float" office:value="734.5" calcext:value-type="float">
              <text:p>734.5</text:p>
            </table:table-cell>
            <table:table-cell table:style-name="ce1" office:value-type="float" office:value="198" calcext:value-type="float">
              <text:p>198</text:p>
            </table:table-cell>
            <table:table-cell table:style-name="ce1" office:value-type="float" office:value="196" calcext:value-type="float">
              <text:p>196</text:p>
            </table:table-cell>
            <table:table-cell table:style-name="ce1" office:value-type="float" office:value="652" calcext:value-type="float">
              <text:p>652</text:p>
            </table:table-cell>
            <table:table-cell table:style-name="ce1" office:value-type="float" office:value="10.8" calcext:value-type="float">
              <text:p>10.8</text:p>
            </table:table-cell>
            <table:table-cell table:style-name="ce1" office:value-type="float" office:value="801.36" calcext:value-type="float">
              <text:p>801.36</text:p>
            </table:table-cell>
            <table:table-cell table:style-name="ce1" office:value-type="float" office:value="5.04" calcext:value-type="float">
              <text:p>5.04</text:p>
            </table:table-cell>
            <table:table-cell table:style-name="ce1" office:value-type="float" office:value="225.36" calcext:value-type="float">
              <text:p>225.36</text:p>
            </table:table-cell>
            <table:table-cell table:style-name="ce1" office:value-type="float" office:value="23.22" calcext:value-type="float">
              <text:p>23.22</text:p>
            </table:table-cell>
            <table:table-cell table:style-name="ce1" office:value-type="float" office:value="0.486" calcext:value-type="float">
              <text:p>0.486</text:p>
            </table:table-cell>
            <table:table-cell table:style-name="ce1" office:value-type="float" office:value="827.5" calcext:value-type="float">
              <text:p>827.5</text:p>
            </table:table-cell>
            <table:table-cell table:style-name="ce1" office:value-type="float" office:value="-64.75" calcext:value-type="float">
              <text:p>-64.75</text:p>
            </table:table-cell>
            <table:table-cell table:style-name="ce1" office:value-type="float" office:value="2065.5" calcext:value-type="float">
              <text:p>2065.5</text:p>
            </table:table-cell>
            <table:table-cell table:style-name="ce1" office:value-type="float" office:value="91.5" calcext:value-type="float">
              <text:p>91.5</text:p>
            </table:table-cell>
            <table:table-cell table:style-name="ce1" office:value-type="float" office:value="129.75" calcext:value-type="float">
              <text:p>129.75</text:p>
            </table:table-cell>
            <table:table-cell table:style-name="ce1" office:value-type="float" office:value="7.5" calcext:value-type="float">
              <text:p>7.5</text:p>
            </table:table-cell>
            <table:table-cell table:style-name="ce1" office:value-type="float" office:value="344" calcext:value-type="float">
              <text:p>344</text:p>
            </table:table-cell>
            <table:table-cell table:style-name="ce1" office:value-type="float" office:value="50.4" calcext:value-type="float">
              <text:p>50.4</text:p>
            </table:table-cell>
            <table:table-cell table:style-name="ce1" office:value-type="float" office:value="492.48" calcext:value-type="float">
              <text:p>492.48</text:p>
            </table:table-cell>
            <table:table-cell table:style-name="ce1" office:value-type="float" office:value="464.5" calcext:value-type="float">
              <text:p>464.5</text:p>
            </table:table-cell>
            <table:table-cell table:style-name="ce1" office:value-type="float" office:value="1072" calcext:value-type="float">
              <text:p>1072</text:p>
            </table:table-cell>
            <table:table-cell table:style-name="ce1" office:value-type="float" office:value="236" calcext:value-type="float">
              <text:p>236</text:p>
            </table:table-cell>
            <table:table-cell table:style-name="ce1" office:value-type="float" office:value="124" calcext:value-type="float">
              <text:p>124</text:p>
            </table:table-cell>
            <table:table-cell table:style-name="ce1"/>
            <table:table-cell table:style-name="ce1" office:value-type="float" office:value="964" calcext:value-type="float">
              <text:p>964</text:p>
            </table:table-cell>
            <table:table-cell table:style-name="ce1" table:number-columns-repeated="6"/>
            <table:table-cell table:style-name="ce1" office:value-type="float" office:value="28572.943" calcext:value-type="float">
              <text:p>28572.943</text:p>
            </table:table-cell>
            <table:table-cell table:style-name="ce1" office:value-type="string" calcext:value-type="string">
              <text:p>Складе ГП, на 18-00 Складе Прайм, на 12-00 00.01.1900, кг:, кг:</text:p>
            </table:table-cell>
            <table:table-cell table:style-name="ce1" table:number-columns-repeated="13"/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0.18" calcext:value-type="float">
              <text:p>0.18</text:p>
            </table:table-cell>
            <table:table-cell table:style-name="ce1" office:value-type="float" office:value="8.2" calcext:value-type="float">
              <text:p>8.2</text:p>
            </table:table-cell>
            <table:table-cell table:style-name="ce1" table:number-columns-repeated="10"/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0.18" calcext:value-type="float">
              <text:p>0.18</text:p>
            </table:table-cell>
            <table:table-cell table:style-name="ce1" office:value-type="float" office:value="8.2" calcext:value-type="float">
              <text:p>8.2</text:p>
            </table:table-cell>
            <table:table-cell table:style-name="ce1" table:number-columns-repeated="6"/>
            <table:table-cell table:number-columns-repeated="876"/>
          </table:table-row>
          <table:table-row table:style-name="ro28">
            <table:table-cell table:style-name="ce1" office:value-type="string" calcext:value-type="string">
              <text:p>Склад ПроФреш на 12-00</text:p>
            </table:table-cell>
            <table:table-cell table:style-name="ce1" office:value-type="float" office:value="0.076" calcext:value-type="float">
              <text:p>0.076</text:p>
            </table:table-cell>
            <table:table-cell table:style-name="ce1" office:value-type="float" office:value="9.392" calcext:value-type="float">
              <text:p>9.392</text:p>
            </table:table-cell>
            <table:table-cell table:style-name="ce1" office:value-type="float" office:value="0.194" calcext:value-type="float">
              <text:p>0.194</text:p>
            </table:table-cell>
            <table:table-cell table:style-name="ce1" office:value-type="float" office:value="3.162" calcext:value-type="float">
              <text:p>3.162</text:p>
            </table:table-cell>
            <table:table-cell table:style-name="ce1" table:number-columns-repeated="2"/>
            <table:table-cell table:style-name="ce1" office:value-type="float" office:value="41.016" calcext:value-type="float">
              <text:p>41.016</text:p>
            </table:table-cell>
            <table:table-cell table:style-name="ce1" office:value-type="float" office:value="11.2" calcext:value-type="float">
              <text:p>11.2</text:p>
            </table:table-cell>
            <table:table-cell table:style-name="ce1" office:value-type="float" office:value="9.048" calcext:value-type="float">
              <text:p>9.048</text:p>
            </table:table-cell>
            <table:table-cell table:style-name="ce1" table:number-columns-repeated="2"/>
            <table:table-cell table:style-name="ce1" office:value-type="float" office:value="14.8" calcext:value-type="float">
              <text:p>14.8</text:p>
            </table:table-cell>
            <table:table-cell table:style-name="ce1" office:value-type="float" office:value="20.72" calcext:value-type="float">
              <text:p>20.72</text:p>
            </table:table-cell>
            <table:table-cell table:number-columns-repeated="2" table:style-name="ce1" office:value-type="float" office:value="8.88" calcext:value-type="float">
              <text:p>8.88</text:p>
            </table:table-cell>
            <table:table-cell table:style-name="ce1" table:number-columns-repeated="2"/>
            <table:table-cell table:style-name="ce1" office:value-type="float" office:value="250.88" calcext:value-type="float">
              <text:p>250.88</text:p>
            </table:table-cell>
            <table:table-cell table:style-name="ce1" office:value-type="float" office:value="18" calcext:value-type="float">
              <text:p>18</text:p>
            </table:table-cell>
            <table:table-cell table:style-name="ce1" office:value-type="float" office:value="42" calcext:value-type="float">
              <text:p>42</text:p>
            </table:table-cell>
            <table:table-cell table:style-name="ce1" office:value-type="float" office:value="12" calcext:value-type="float">
              <text:p>12</text:p>
            </table:table-cell>
            <table:table-cell table:style-name="ce1"/>
            <table:table-cell table:style-name="ce1" office:value-type="float" office:value="61.42" calcext:value-type="float">
              <text:p>61.42</text:p>
            </table:table-cell>
            <table:table-cell table:style-name="ce1" office:value-type="float" office:value="2.22" calcext:value-type="float">
              <text:p>2.22</text:p>
            </table:table-cell>
            <table:table-cell table:style-name="ce1" office:value-type="float" office:value="25.76" calcext:value-type="float">
              <text:p>25.76</text:p>
            </table:table-cell>
            <table:table-cell table:style-name="ce1" office:value-type="float" office:value="22.8" calcext:value-type="float">
              <text:p>22.8</text:p>
            </table:table-cell>
            <table:table-cell table:style-name="ce1" table:number-columns-repeated="2"/>
            <table:table-cell table:style-name="ce1" office:value-type="float" office:value="20.16" calcext:value-type="float">
              <text:p>20.16</text:p>
            </table:table-cell>
            <table:table-cell table:style-name="ce1" table:number-columns-repeated="3"/>
            <table:table-cell table:style-name="ce1" office:value-type="float" office:value="118.8" calcext:value-type="float">
              <text:p>118.8</text:p>
            </table:table-cell>
            <table:table-cell table:style-name="ce1" table:number-columns-repeated="2"/>
            <table:table-cell table:style-name="ce1" office:value-type="float" office:value="3.6" calcext:value-type="float">
              <text:p>3.6</text:p>
            </table:table-cell>
            <table:table-cell table:style-name="ce1" office:value-type="float" office:value="18.4" calcext:value-type="float">
              <text:p>18.4</text:p>
            </table:table-cell>
            <table:table-cell table:style-name="ce1" office:value-type="float" office:value="4.16" calcext:value-type="float">
              <text:p>4.16</text:p>
            </table:table-cell>
            <table:table-cell table:style-name="ce1" office:value-type="float" office:value="-0.895" calcext:value-type="float">
              <text:p>-0.895</text:p>
            </table:table-cell>
            <table:table-cell table:style-name="ce1" office:value-type="float" office:value="1.635" calcext:value-type="float">
              <text:p>1.635</text:p>
            </table:table-cell>
            <table:table-cell table:style-name="ce1" table:number-columns-repeated="3"/>
            <table:table-cell table:style-name="ce1" office:value-type="float" office:value="28" calcext:value-type="float">
              <text:p>28</text:p>
            </table:table-cell>
            <table:table-cell table:style-name="ce1"/>
            <table:table-cell table:style-name="ce1" office:value-type="float" office:value="13" calcext:value-type="float">
              <text:p>13</text:p>
            </table:table-cell>
            <table:table-cell table:style-name="ce1" office:value-type="float" office:value="84.8" calcext:value-type="float">
              <text:p>84.8</text:p>
            </table:table-cell>
            <table:table-cell table:style-name="ce1"/>
            <table:table-cell table:style-name="ce1" office:value-type="float" office:value="99" calcext:value-type="float">
              <text:p>99</text:p>
            </table:table-cell>
            <table:table-cell table:style-name="ce1" office:value-type="float" office:value="10.5" calcext:value-type="float">
              <text:p>10.5</text:p>
            </table:table-cell>
            <table:table-cell table:style-name="ce1" table:number-columns-repeated="2"/>
            <table:table-cell table:style-name="ce1" office:value-type="float" office:value="10" calcext:value-type="float">
              <text:p>10</text:p>
            </table:table-cell>
            <table:table-cell table:style-name="ce1" office:value-type="float" office:value="12.8" calcext:value-type="float">
              <text:p>12.8</text:p>
            </table:table-cell>
            <table:table-cell table:style-name="ce1" office:value-type="float" office:value="33" calcext:value-type="float">
              <text:p>33</text:p>
            </table:table-cell>
            <table:table-cell table:style-name="ce1" office:value-type="float" office:value="0.25" calcext:value-type="float">
              <text:p>0.25</text:p>
            </table:table-cell>
            <table:table-cell table:style-name="ce1" office:value-type="float" office:value="30.4" calcext:value-type="float">
              <text:p>30.4</text:p>
            </table:table-cell>
            <table:table-cell table:style-name="ce1" office:value-type="float" office:value="3" calcext:value-type="float">
              <text:p>3</text:p>
            </table:table-cell>
            <table:table-cell table:style-name="ce1" table:number-columns-repeated="2"/>
            <table:table-cell table:style-name="ce1" office:value-type="float" office:value="93" calcext:value-type="float">
              <text:p>93</text:p>
            </table:table-cell>
            <table:table-cell table:style-name="ce1" office:value-type="float" office:value="63" calcext:value-type="float">
              <text:p>63</text:p>
            </table:table-cell>
            <table:table-cell table:style-name="ce1" table:number-columns-repeated="2"/>
            <table:table-cell table:style-name="ce1" office:value-type="float" office:value="4.32" calcext:value-type="float">
              <text:p>4.32</text:p>
            </table:table-cell>
            <table:table-cell table:style-name="ce1" table:number-columns-repeated="4"/>
            <table:table-cell table:style-name="ce1" office:value-type="float" office:value="15" calcext:value-type="float">
              <text:p>15</text:p>
            </table:table-cell>
            <table:table-cell table:style-name="ce1" office:value-type="float" office:value="59.6" calcext:value-type="float">
              <text:p>59.6</text:p>
            </table:table-cell>
            <table:table-cell table:style-name="ce1" table:number-columns-repeated="2"/>
            <table:table-cell table:style-name="ce1" office:value-type="float" office:value="76.5" calcext:value-type="float">
              <text:p>76.5</text:p>
            </table:table-cell>
            <table:table-cell table:style-name="ce1"/>
            <table:table-cell table:number-columns-repeated="3" table:style-name="ce1" office:value-type="float" office:value="4.8" calcext:value-type="float">
              <text:p>4.8</text:p>
            </table:table-cell>
            <table:table-cell table:style-name="ce1" table:number-columns-repeated="3"/>
            <table:table-cell table:style-name="ce1" office:value-type="float" office:value="16.8" calcext:value-type="float">
              <text:p>16.8</text:p>
            </table:table-cell>
            <table:table-cell table:style-name="ce1" table:number-columns-repeated="2"/>
            <table:table-cell table:style-name="ce1" office:value-type="float" office:value="6.48" calcext:value-type="float">
              <text:p>6.48</text:p>
            </table:table-cell>
            <table:table-cell table:style-name="ce1"/>
            <table:table-cell table:style-name="ce1" office:value-type="float" office:value="38.52" calcext:value-type="float">
              <text:p>38.52</text:p>
            </table:table-cell>
            <table:table-cell table:style-name="ce1"/>
            <table:table-cell table:style-name="ce1" office:value-type="float" office:value="3.24" calcext:value-type="float">
              <text:p>3.24</text:p>
            </table:table-cell>
            <table:table-cell table:style-name="ce1" office:value-type="float" office:value="40.5" calcext:value-type="float">
              <text:p>40.5</text:p>
            </table:table-cell>
            <table:table-cell table:style-name="ce1" office:value-type="float" office:value="127.5" calcext:value-type="float">
              <text:p>127.5</text:p>
            </table:table-cell>
            <table:table-cell table:style-name="ce1" office:value-type="float" office:value="27" calcext:value-type="float">
              <text:p>27</text:p>
            </table:table-cell>
            <table:table-cell table:style-name="ce1" office:value-type="float" office:value="106.5" calcext:value-type="float">
              <text:p>106.5</text:p>
            </table:table-cell>
            <table:table-cell table:style-name="ce1" table:number-columns-repeated="3"/>
            <table:table-cell table:style-name="ce1" office:value-type="float" office:value="4.8" calcext:value-type="float">
              <text:p>4.8</text:p>
            </table:table-cell>
            <table:table-cell table:style-name="ce1" office:value-type="float" office:value="1.08" calcext:value-type="float">
              <text:p>1.08</text:p>
            </table:table-cell>
            <table:table-cell table:style-name="ce1" office:value-type="float" office:value="12" calcext:value-type="float">
              <text:p>12</text:p>
            </table:table-cell>
            <table:table-cell table:style-name="ce1" table:number-columns-repeated="11"/>
            <table:table-cell table:style-name="ce1" office:value-type="float" office:value="1763.298" calcext:value-type="float">
              <text:p>1763.298</text:p>
            </table:table-cell>
            <table:table-cell table:style-name="ce1" office:value-type="string" calcext:value-type="string">
              <text:p>Складе Прайм, на 12-00 Складе ГП, на 18-00 00.01.1900, кг:, кг:</text:p>
            </table:table-cell>
            <table:table-cell table:style-name="ce1" table:number-columns-repeated="13"/>
            <table:table-cell table:style-name="ce1" office:value-type="float" office:value="0" calcext:value-type="float">
              <text:p>0</text:p>
            </table:table-cell>
            <table:table-cell table:style-name="ce1"/>
            <table:table-cell table:style-name="ce1" office:value-type="float" office:value="7" calcext:value-type="float">
              <text:p>7</text:p>
            </table:table-cell>
            <table:table-cell table:style-name="ce1" table:number-columns-repeated="10"/>
            <table:table-cell table:style-name="ce1" office:value-type="float" office:value="0" calcext:value-type="float">
              <text:p>0</text:p>
            </table:table-cell>
            <table:table-cell table:style-name="ce1"/>
            <table:table-cell table:style-name="ce1" office:value-type="float" office:value="7" calcext:value-type="float">
              <text:p>7</text:p>
            </table:table-cell>
            <table:table-cell table:style-name="ce1" table:number-columns-repeated="6"/>
            <table:table-cell table:number-columns-repeated="876"/>
          </table:table-row>
          <table:table-row table:style-name="ro29">
            <table:table-cell table:style-name="ce1" office:value-type="float" office:value="0" calcext:value-type="float">
              <text:p>0</text:p>
            </table:table-cell>
            <table:table-cell table:style-name="ce1" table:number-columns-repeated="15"/>
            <table:table-cell table:style-name="ce1" office:value-type="float" office:value="0" calcext:value-type="float">
              <text:p>0</text:p>
            </table:table-cell>
            <table:table-cell table:style-name="ce1" table:number-columns-repeated="6"/>
            <table:table-cell table:style-name="ce1" office:value-type="float" office:value="0" calcext:value-type="float">
              <text:p>0</text:p>
            </table:table-cell>
            <table:table-cell table:style-name="ce1" table:number-columns-repeated="87"/>
            <table:table-cell table:style-name="ce1" office:value-type="float" office:value="0" calcext:value-type="float">
              <text:p>0</text:p>
            </table:table-cell>
            <table:table-cell table:style-name="ce1" table:formula="of:=#REF!" office:value-type="string" office:string-value="" calcext:value-type="error">
              <text:p>#REF!</text:p>
            </table:table-cell>
            <table:table-cell table:style-name="ce1" table:number-columns-repeated="15"/>
            <table:table-cell table:style-name="ce1" office:value-type="float" office:value="1.2" calcext:value-type="float">
              <text:p>1.2</text:p>
            </table:table-cell>
            <table:table-cell table:style-name="ce1" table:number-columns-repeated="12"/>
            <table:table-cell table:style-name="ce1" office:value-type="float" office:value="1.2" calcext:value-type="float">
              <text:p>1.2</text:p>
            </table:table-cell>
            <table:table-cell table:style-name="ce1" table:number-columns-repeated="6"/>
            <table:table-cell table:number-columns-repeated="876"/>
          </table:table-row>
          <table:table-row table:style-name="ro25" table:visibility="collapse">
            <table:table-cell table:style-name="ce1" office:value-type="float" office:value="0" calcext:value-type="float">
              <text:p>0</text:p>
            </table:table-cell>
            <table:table-cell table:style-name="ce1" table:number-columns-repeated="15"/>
            <table:table-cell table:style-name="ce1" office:value-type="float" office:value="0" calcext:value-type="float">
              <text:p>0</text:p>
            </table:table-cell>
            <table:table-cell table:style-name="ce1" table:number-columns-repeated="6"/>
            <table:table-cell table:style-name="ce1" office:value-type="float" office:value="0" calcext:value-type="float">
              <text:p>0</text:p>
            </table:table-cell>
            <table:table-cell table:style-name="ce1" table:number-columns-repeated="87"/>
            <table:table-cell table:style-name="ce1" office:value-type="float" office:value="0" calcext:value-type="float">
              <text:p>0</text:p>
            </table:table-cell>
            <table:table-cell table:style-name="ce1" table:formula="of:=#REF!" office:value-type="string" office:string-value="" calcext:value-type="error">
              <text:p>#REF!</text:p>
            </table:table-cell>
            <table:table-cell table:style-name="ce1" table:number-columns-repeated="35"/>
            <table:table-cell table:number-columns-repeated="876"/>
          </table:table-row>
          <table:table-row table:style-name="ro25" table:visibility="collapse">
            <table:table-cell table:style-name="ce1" office:value-type="string" calcext:value-type="string">
              <text:p>Складе ИП Антошина (Брянск) на 18-00 </text:p>
            </table:table-cell>
            <table:table-cell table:style-name="ce1" table:number-columns-repeated="15"/>
            <table:table-cell table:style-name="ce1" office:value-type="float" office:value="0" calcext:value-type="float">
              <text:p>0</text:p>
            </table:table-cell>
            <table:table-cell table:style-name="ce1" table:number-columns-repeated="6"/>
            <table:table-cell table:style-name="ce1" office:value-type="float" office:value="0" calcext:value-type="float">
              <text:p>0</text:p>
            </table:table-cell>
            <table:table-cell table:style-name="ce1" table:number-columns-repeated="87"/>
            <table:table-cell table:style-name="ce1" office:value-type="float" office:value="0" calcext:value-type="float">
              <text:p>0</text:p>
            </table:table-cell>
            <table:table-cell table:style-name="ce1" office:value-type="string" calcext:value-type="string">
              <text:p>Складе ИП Антошина (Брянск), на 18-00 Складе Прайм, на 12-00 00.01.1900, кг:, кг:</text:p>
            </table:table-cell>
            <table:table-cell table:style-name="ce1" table:number-columns-repeated="35"/>
            <table:table-cell table:number-columns-repeated="876"/>
          </table:table-row>
          <table:table-row table:style-name="ro25" table:visibility="collapse">
            <table:table-cell table:style-name="ce1" office:value-type="string" calcext:value-type="string">
              <text:p>Камере созревания (производство) на 18-00</text:p>
            </table:table-cell>
            <table:table-cell table:style-name="ce1" table:number-columns-repeated="110"/>
            <table:table-cell table:style-name="ce1" office:value-type="float" office:value="0" calcext:value-type="float">
              <text:p>0</text:p>
            </table:table-cell>
            <table:table-cell table:style-name="ce1" office:value-type="string" calcext:value-type="string">
              <text:p>Камере созревания (производство), на 18-00 Складе Прайм, на 12-00 00.01.1900, кг:, кг:</text:p>
            </table:table-cell>
            <table:table-cell table:style-name="ce1" table:number-columns-repeated="35"/>
            <table:table-cell table:number-columns-repeated="876"/>
          </table:table-row>
          <table:table-row table:style-name="ro1" table:visibility="collapse">
            <table:table-cell table:style-name="ce1" table:number-columns-repeated="148"/>
            <table:table-cell table:number-columns-repeated="876"/>
          </table:table-row>
          <table:table-row table:style-name="ro10" table:visibility="collapse">
            <table:table-cell table:style-name="ce1" office:value-type="string" calcext:value-type="string">
              <text:p>Отклонение (ИТОГО = Фактические остатки - Остатки ГП из 1С)</text:p>
            </table:table-cell>
            <table:table-cell table:style-name="ce1" office:value-type="float" office:value="9.98499999999992" calcext:value-type="float">
              <text:p>9.98499999999992</text:p>
            </table:table-cell>
            <table:table-cell table:style-name="ce1" office:value-type="float" office:value="-2.874" calcext:value-type="float">
              <text:p>-2.874</text:p>
            </table:table-cell>
            <table:table-cell table:style-name="ce1" office:value-type="float" office:value="-113.993" calcext:value-type="float">
              <text:p>-113.993</text:p>
            </table:table-cell>
            <table:table-cell table:style-name="ce1" office:value-type="float" office:value="-6.238" calcext:value-type="float">
              <text:p>-6.238</text:p>
            </table:table-cell>
            <table:table-cell table:style-name="ce1" office:value-type="float" office:value="-96.5700000000001" calcext:value-type="float">
              <text:p>-96.5700000000001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48.125" calcext:value-type="float">
              <text:p>-48.125</text:p>
            </table:table-cell>
            <table:table-cell table:style-name="ce1" office:value-type="float" office:value="-58.52" calcext:value-type="float">
              <text:p>-58.52</text:p>
            </table:table-cell>
            <table:table-cell table:style-name="ce1" office:value-type="float" office:value="-27.934" calcext:value-type="float">
              <text:p>-27.934</text:p>
            </table:table-cell>
            <table:table-cell table:style-name="ce1" office:value-type="float" office:value="-9.226" calcext:value-type="float">
              <text:p>-9.226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20.88" calcext:value-type="float">
              <text:p>-20.88</text:p>
            </table:table-cell>
            <table:table-cell table:style-name="ce1" office:value-type="float" office:value="-35.15" calcext:value-type="float">
              <text:p>-35.15</text:p>
            </table:table-cell>
            <table:table-cell table:style-name="ce1" office:value-type="float" office:value="-11.47" calcext:value-type="float">
              <text:p>-11.47</text:p>
            </table:table-cell>
            <table:table-cell table:style-name="ce1" office:value-type="float" office:value="-14.06" calcext:value-type="float">
              <text:p>-14.06</text:p>
            </table:table-cell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float" office:value="-358.99" calcext:value-type="float">
              <text:p>-358.99</text:p>
            </table:table-cell>
            <table:table-cell table:style-name="ce1" office:value-type="float" office:value="-101" calcext:value-type="float">
              <text:p>-101</text:p>
            </table:table-cell>
            <table:table-cell table:style-name="ce1" office:value-type="float" office:value="-61.32" calcext:value-type="float">
              <text:p>-61.32</text:p>
            </table:table-cell>
            <table:table-cell table:style-name="ce1" office:value-type="float" office:value="-13.92" calcext:value-type="float">
              <text:p>-13.92</text:p>
            </table:table-cell>
            <table:table-cell table:style-name="ce1" office:value-type="float" office:value="-3.6" calcext:value-type="float">
              <text:p>-3.6</text:p>
            </table:table-cell>
            <table:table-cell table:style-name="ce1" office:value-type="float" office:value="-52.17" calcext:value-type="float">
              <text:p>-52.17</text:p>
            </table:table-cell>
            <table:table-cell table:style-name="ce1" office:value-type="float" office:value="-2.22" calcext:value-type="float">
              <text:p>-2.22</text:p>
            </table:table-cell>
            <table:table-cell table:style-name="ce1" office:value-type="float" office:value="-81.42" calcext:value-type="float">
              <text:p>-81.42</text:p>
            </table:table-cell>
            <table:table-cell table:style-name="ce1" office:value-type="float" office:value="-23.64" calcext:value-type="float">
              <text:p>-23.64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1.68" calcext:value-type="float">
              <text:p>-1.68</text:p>
            </table:table-cell>
            <table:table-cell table:style-name="ce1" office:value-type="float" office:value="-27.44" calcext:value-type="float">
              <text:p>-27.44</text:p>
            </table:table-cell>
            <table:table-cell table:style-name="ce1" office:value-type="float" office:value="-1.68" calcext:value-type="float">
              <text:p>-1.68</text:p>
            </table:table-cell>
            <table:table-cell table:style-name="ce1" office:value-type="float" office:value="-9.59999999999991" calcext:value-type="float">
              <text:p>-9.59999999999991</text:p>
            </table:table-cell>
            <table:table-cell table:style-name="ce1" office:value-type="float" office:value="-42.32" calcext:value-type="float">
              <text:p>-42.32</text:p>
            </table:table-cell>
            <table:table-cell table:style-name="ce1" office:value-type="float" office:value="-206.2" calcext:value-type="float">
              <text:p>-206.2</text:p>
            </table:table-cell>
            <table:table-cell table:style-name="ce1" office:value-type="float" office:value="-7.2" calcext:value-type="float">
              <text:p>-7.2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4.32" calcext:value-type="float">
              <text:p>-4.32</text:p>
            </table:table-cell>
            <table:table-cell table:style-name="ce1" office:value-type="float" office:value="-18.4" calcext:value-type="float">
              <text:p>-18.4</text:p>
            </table:table-cell>
            <table:table-cell table:style-name="ce1" office:value-type="float" office:value="-14.0400000000001" calcext:value-type="float">
              <text:p>-14.0400000000001</text:p>
            </table:table-cell>
            <table:table-cell table:style-name="ce1" office:value-type="float" office:value="4.595" calcext:value-type="float">
              <text:p>4.595</text:p>
            </table:table-cell>
            <table:table-cell table:style-name="ce1" office:value-type="float" office:value="-4.855" calcext:value-type="float">
              <text:p>-4.855</text:p>
            </table:table-cell>
            <table:table-cell table:style-name="ce1" office:value-type="float" office:value="-1.424" calcext:value-type="float">
              <text:p>-1.424</text:p>
            </table:table-cell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float" office:value="-21.25" calcext:value-type="float">
              <text:p>-21.25</text:p>
            </table:table-cell>
            <table:table-cell table:style-name="ce1" office:value-type="float" office:value="-22.625" calcext:value-type="float">
              <text:p>-22.625</text:p>
            </table:table-cell>
            <table:table-cell table:style-name="ce1" office:value-type="float" office:value="-9.5" calcext:value-type="float">
              <text:p>-9.5</text:p>
            </table:table-cell>
            <table:table-cell table:style-name="ce1" office:value-type="float" office:value="-93.4" calcext:value-type="float">
              <text:p>-93.4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88.5" calcext:value-type="float">
              <text:p>-88.5</text:p>
            </table:table-cell>
            <table:table-cell table:style-name="ce1" office:value-type="float" office:value="-10.5" calcext:value-type="float">
              <text:p>-10.5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1.25" calcext:value-type="float">
              <text:p>-1.25</text:p>
            </table:table-cell>
            <table:table-cell table:style-name="ce1" office:value-type="float" office:value="-20.125" calcext:value-type="float">
              <text:p>-20.125</text:p>
            </table:table-cell>
            <table:table-cell table:style-name="ce1" office:value-type="float" office:value="-23.6" calcext:value-type="float">
              <text:p>-23.6</text:p>
            </table:table-cell>
            <table:table-cell table:style-name="ce1" office:value-type="float" office:value="-43.375" calcext:value-type="float">
              <text:p>-43.375</text:p>
            </table:table-cell>
            <table:table-cell table:style-name="ce1" office:value-type="float" office:value="-1.125" calcext:value-type="float">
              <text:p>-1.125</text:p>
            </table:table-cell>
            <table:table-cell table:style-name="ce1" office:value-type="float" office:value="-42.1" calcext:value-type="float">
              <text:p>-42.1</text:p>
            </table:table-cell>
            <table:table-cell table:style-name="ce1" office:value-type="float" office:value="-3" calcext:value-type="float">
              <text:p>-3</text:p>
            </table:table-cell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float" office:value="-93" calcext:value-type="float">
              <text:p>-93</text:p>
            </table:table-cell>
            <table:table-cell table:style-name="ce1" office:value-type="float" office:value="-68.25" calcext:value-type="float">
              <text:p>-68.25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1.5" calcext:value-type="float">
              <text:p>-1.5</text:p>
            </table:table-cell>
            <table:table-cell table:style-name="ce1" office:value-type="float" office:value="-7.56000000000001" calcext:value-type="float">
              <text:p>-7.56000000000001</text:p>
            </table:table-cell>
            <table:table-cell table:style-name="ce1" office:value-type="float" office:value="-0.280000000000001" calcext:value-type="float">
              <text:p>-0.280000000000001</text:p>
            </table:table-cell>
            <table:table-cell table:style-name="ce1" office:value-type="float" office:value="-0.9" calcext:value-type="float">
              <text:p>-0.9</text:p>
            </table:table-cell>
            <table:table-cell table:style-name="ce1" office:value-type="float" office:value="-1.568" calcext:value-type="float">
              <text:p>-1.568</text:p>
            </table:table-cell>
            <table:table-cell table:style-name="ce1" office:value-type="float" office:value="-9.66" calcext:value-type="float">
              <text:p>-9.66</text:p>
            </table:table-cell>
            <table:table-cell table:style-name="ce1" office:value-type="float" office:value="-322" calcext:value-type="float">
              <text:p>-322</text:p>
            </table:table-cell>
            <table:table-cell table:style-name="ce1" office:value-type="float" office:value="155.800000000001" calcext:value-type="float">
              <text:p>155.800000000001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421.74" calcext:value-type="float">
              <text:p>-421.74</text:p>
            </table:table-cell>
            <table:table-cell table:style-name="ce1" office:value-type="float" office:value="-60" calcext:value-type="float">
              <text:p>-60</text:p>
            </table:table-cell>
            <table:table-cell table:style-name="ce1" office:value-type="float" office:value="1.2" calcext:value-type="float">
              <text:p>1.2</text:p>
            </table:table-cell>
            <table:table-cell table:style-name="ce1" office:value-type="float" office:value="-6" calcext:value-type="float">
              <text:p>-6</text:p>
            </table:table-cell>
            <table:table-cell table:style-name="ce1" office:value-type="float" office:value="-4.8" calcext:value-type="float">
              <text:p>-4.8</text:p>
            </table:table-cell>
            <table:table-cell table:style-name="ce1" office:value-type="float" office:value="-3.6" calcext:value-type="float">
              <text:p>-3.6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215.5" calcext:value-type="float">
              <text:p>-215.5</text:p>
            </table:table-cell>
            <table:table-cell table:style-name="ce1" office:value-type="float" office:value="-6" calcext:value-type="float">
              <text:p>-6</text:p>
            </table:table-cell>
            <table:table-cell table:style-name="ce1" office:value-type="float" office:value="28.4" calcext:value-type="float">
              <text:p>28.4</text:p>
            </table:table-cell>
            <table:table-cell table:style-name="ce1" office:value-type="float" office:value="-1.83999999999992" calcext:value-type="float">
              <text:p>-1.83999999999992</text:p>
            </table:table-cell>
            <table:table-cell table:style-name="ce1"/>
            <table:table-cell table:style-name="ce1" office:value-type="float" office:value="-103.68" calcext:value-type="float">
              <text:p>-103.68</text:p>
            </table:table-cell>
            <table:table-cell table:style-name="ce1" office:value-type="float" office:value="-0.72" calcext:value-type="float">
              <text:p>-0.72</text:p>
            </table:table-cell>
            <table:table-cell table:style-name="ce1" office:value-type="float" office:value="0.720000000000006" calcext:value-type="float">
              <text:p>0.720000000000006</text:p>
            </table:table-cell>
            <table:table-cell table:style-name="ce1" office:value-type="float" office:value="-2.7" calcext:value-type="float">
              <text:p>-2.7</text:p>
            </table:table-cell>
            <table:table-cell table:style-name="ce1" office:value-type="float" office:value="-3.726" calcext:value-type="float">
              <text:p>-3.726</text:p>
            </table:table-cell>
            <table:table-cell table:style-name="ce1" office:value-type="float" office:value="-70" calcext:value-type="float">
              <text:p>-70</text:p>
            </table:table-cell>
            <table:table-cell table:style-name="ce1" office:value-type="float" office:value="-62.75" calcext:value-type="float">
              <text:p>-62.75</text:p>
            </table:table-cell>
            <table:table-cell table:style-name="ce1" office:value-type="float" office:value="-49.5" calcext:value-type="float">
              <text:p>-49.5</text:p>
            </table:table-cell>
            <table:table-cell table:style-name="ce1" office:value-type="float" office:value="-106.5" calcext:value-type="float">
              <text:p>-106.5</text:p>
            </table:table-cell>
            <table:table-cell table:style-name="ce1" office:value-type="float" office:value="-9.75" calcext:value-type="float">
              <text:p>-9.75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2" calcext:value-type="float">
              <text:p>-2</text:p>
            </table:table-cell>
            <table:table-cell table:style-name="ce1" office:value-type="float" office:value="-7.2" calcext:value-type="float">
              <text:p>-7.2</text:p>
            </table:table-cell>
            <table:table-cell table:style-name="ce1" office:value-type="float" office:value="-8.64000000000006" calcext:value-type="float">
              <text:p>-8.64000000000006</text:p>
            </table:table-cell>
            <table:table-cell table:style-name="ce1" office:value-type="float" office:value="-35.5" calcext:value-type="float">
              <text:p>-35.5</text:p>
            </table:table-cell>
            <table:table-cell table:style-name="ce1" office:value-type="float" office:value="-460" calcext:value-type="float">
              <text:p>-460</text:p>
            </table:table-cell>
            <table:table-cell table:style-name="ce1" office:value-type="float" office:value="-2" calcext:value-type="float">
              <text:p>-2</text:p>
            </table:table-cell>
            <table:table-cell table:style-name="ce1" office:value-type="float" office:value="128" calcext:value-type="float">
              <text:p>128</text:p>
            </table:table-cell>
            <table:table-cell table:style-name="ce1" office:value-type="float" office:value="258" calcext:value-type="float">
              <text:p>258</text:p>
            </table:table-cell>
            <table:table-cell table:style-name="ce1" office:value-type="float" office:value="-454" calcext:value-type="float">
              <text:p>-454</text:p>
            </table:table-cell>
            <table:table-cell table:number-columns-repeated="2" table:style-name="ce1" office:value-type="float" office:value="0" calcext:value-type="float">
              <text:p>0</text:p>
            </table:table-cell>
            <table:table-cell table:style-name="ce1" table:number-columns-repeated="3"/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10400.781" calcext:value-type="float">
              <text:p>-10400.781</text:p>
            </table:table-cell>
            <table:table-cell table:style-name="ce1" office:value-type="string" calcext:value-type="string">
              <text:p>Отклонение (ИТОГО = Фактические остатки - Остатки ГП из 1С)</text:p>
            </table:table-cell>
            <table:table-cell table:style-name="ce1" table:number-columns-repeated="13"/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0.18" calcext:value-type="float">
              <text:p>-0.18</text:p>
            </table:table-cell>
            <table:table-cell table:style-name="ce1" table:number-columns-repeated="11"/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0.18" calcext:value-type="float">
              <text:p>-0.18</text:p>
            </table:table-cell>
            <table:table-cell table:style-name="ce1" table:number-columns-repeated="7"/>
            <table:table-cell table:number-columns-repeated="876"/>
          </table:table-row>
          <table:table-row table:style-name="ro30">
            <table:table-cell table:style-name="ce1" office:value-type="string" calcext:value-type="string">
              <text:p>Отклонение Складе ГП, кг:</text:p>
            </table:table-cell>
            <table:table-cell table:style-name="ce1" office:value-type="float" office:value="10.0609999999999" calcext:value-type="float">
              <text:p>10.0609999999999</text:p>
            </table:table-cell>
            <table:table-cell table:style-name="ce1" office:value-type="float" office:value="6.518" calcext:value-type="float">
              <text:p>6.518</text:p>
            </table:table-cell>
            <table:table-cell table:style-name="ce1" office:value-type="float" office:value="-113.799" calcext:value-type="float">
              <text:p>-113.799</text:p>
            </table:table-cell>
            <table:table-cell table:style-name="ce1" office:value-type="float" office:value="-3.076" calcext:value-type="float">
              <text:p>-3.076</text:p>
            </table:table-cell>
            <table:table-cell table:style-name="ce1" office:value-type="float" office:value="-96.5700000000001" calcext:value-type="float">
              <text:p>-96.5700000000001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7.109" calcext:value-type="float">
              <text:p>-7.109</text:p>
            </table:table-cell>
            <table:table-cell table:style-name="ce1" office:value-type="float" office:value="-47.32" calcext:value-type="float">
              <text:p>-47.32</text:p>
            </table:table-cell>
            <table:table-cell table:style-name="ce1" office:value-type="float" office:value="-18.886" calcext:value-type="float">
              <text:p>-18.886</text:p>
            </table:table-cell>
            <table:table-cell table:style-name="ce1" office:value-type="float" office:value="-9.226" calcext:value-type="float">
              <text:p>-9.226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6.07999999999998" calcext:value-type="float">
              <text:p>-6.07999999999998</text:p>
            </table:table-cell>
            <table:table-cell table:style-name="ce1" office:value-type="float" office:value="-14.43" calcext:value-type="float">
              <text:p>-14.43</text:p>
            </table:table-cell>
            <table:table-cell table:style-name="ce1" office:value-type="float" office:value="-2.59" calcext:value-type="float">
              <text:p>-2.59</text:p>
            </table:table-cell>
            <table:table-cell table:style-name="ce1" office:value-type="float" office:value="-5.17999999999998" calcext:value-type="float">
              <text:p>-5.17999999999998</text:p>
            </table:table-cell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float" office:value="-108.11" calcext:value-type="float">
              <text:p>-108.11</text:p>
            </table:table-cell>
            <table:table-cell table:style-name="ce1" office:value-type="float" office:value="-83" calcext:value-type="float">
              <text:p>-83</text:p>
            </table:table-cell>
            <table:table-cell table:style-name="ce1" office:value-type="float" office:value="-19.32" calcext:value-type="float">
              <text:p>-19.32</text:p>
            </table:table-cell>
            <table:table-cell table:style-name="ce1" office:value-type="float" office:value="-1.92" calcext:value-type="float">
              <text:p>-1.92</text:p>
            </table:table-cell>
            <table:table-cell table:style-name="ce1" office:value-type="float" office:value="-3.6" calcext:value-type="float">
              <text:p>-3.6</text:p>
            </table:table-cell>
            <table:table-cell table:style-name="ce1" office:value-type="float" office:value="9.25" calcext:value-type="float">
              <text:p>9.25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55.66" calcext:value-type="float">
              <text:p>-55.66</text:p>
            </table:table-cell>
            <table:table-cell table:style-name="ce1" office:value-type="float" office:value="-0.84" calcext:value-type="float">
              <text:p>-0.84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1.68" calcext:value-type="float">
              <text:p>-1.68</text:p>
            </table:table-cell>
            <table:table-cell table:style-name="ce1" office:value-type="float" office:value="-7.28000000000003" calcext:value-type="float">
              <text:p>-7.28000000000003</text:p>
            </table:table-cell>
            <table:table-cell table:style-name="ce1" office:value-type="float" office:value="-1.68" calcext:value-type="float">
              <text:p>-1.68</text:p>
            </table:table-cell>
            <table:table-cell table:style-name="ce1" office:value-type="float" office:value="-9.59999999999991" calcext:value-type="float">
              <text:p>-9.59999999999991</text:p>
            </table:table-cell>
            <table:table-cell table:style-name="ce1" office:value-type="float" office:value="-42.32" calcext:value-type="float">
              <text:p>-42.32</text:p>
            </table:table-cell>
            <table:table-cell table:style-name="ce1" office:value-type="float" office:value="-87.4" calcext:value-type="float">
              <text:p>-87.4</text:p>
            </table:table-cell>
            <table:table-cell table:style-name="ce1" office:value-type="float" office:value="-7.2" calcext:value-type="float">
              <text:p>-7.2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0.72" calcext:value-type="float">
              <text:p>-0.72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9.88000000000011" calcext:value-type="float">
              <text:p>-9.88000000000011</text:p>
            </table:table-cell>
            <table:table-cell table:style-name="ce1" office:value-type="float" office:value="3.7" calcext:value-type="float">
              <text:p>3.7</text:p>
            </table:table-cell>
            <table:table-cell table:style-name="ce1" office:value-type="float" office:value="-3.22" calcext:value-type="float">
              <text:p>-3.22</text:p>
            </table:table-cell>
            <table:table-cell table:style-name="ce1" office:value-type="float" office:value="-1.424" calcext:value-type="float">
              <text:p>-1.424</text:p>
            </table:table-cell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float" office:value="6.75" calcext:value-type="float">
              <text:p>6.75</text:p>
            </table:table-cell>
            <table:table-cell table:style-name="ce1" office:value-type="float" office:value="-22.625" calcext:value-type="float">
              <text:p>-22.625</text:p>
            </table:table-cell>
            <table:table-cell table:style-name="ce1" office:value-type="float" office:value="3.5" calcext:value-type="float">
              <text:p>3.5</text:p>
            </table:table-cell>
            <table:table-cell table:style-name="ce1" office:value-type="float" office:value="-8.6" calcext:value-type="float">
              <text:p>-8.6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10.5" calcext:value-type="float">
              <text:p>10.5</text:p>
            </table:table-cell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float" office:value="-1.25" calcext:value-type="float">
              <text:p>-1.25</text:p>
            </table:table-cell>
            <table:table-cell table:style-name="ce1" office:value-type="float" office:value="-10.125" calcext:value-type="float">
              <text:p>-10.125</text:p>
            </table:table-cell>
            <table:table-cell table:style-name="ce1" office:value-type="float" office:value="-10.8" calcext:value-type="float">
              <text:p>-10.8</text:p>
            </table:table-cell>
            <table:table-cell table:style-name="ce1" office:value-type="float" office:value="-10.375" calcext:value-type="float">
              <text:p>-10.375</text:p>
            </table:table-cell>
            <table:table-cell table:style-name="ce1" office:value-type="float" office:value="-0.875" calcext:value-type="float">
              <text:p>-0.875</text:p>
            </table:table-cell>
            <table:table-cell table:style-name="ce1" office:value-type="float" office:value="-11.7" calcext:value-type="float">
              <text:p>-11.7</text:p>
            </table:table-cell>
            <table:table-cell table:number-columns-repeated="4" table:style-name="ce1" office:value-type="float" office:value="0" calcext:value-type="float">
              <text:p>0</text:p>
            </table:table-cell>
            <table:table-cell table:style-name="ce1" office:value-type="float" office:value="-5.25" calcext:value-type="float">
              <text:p>-5.25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1.5" calcext:value-type="float">
              <text:p>-1.5</text:p>
            </table:table-cell>
            <table:table-cell table:style-name="ce1" office:value-type="float" office:value="-3.24000000000001" calcext:value-type="float">
              <text:p>-3.24000000000001</text:p>
            </table:table-cell>
            <table:table-cell table:style-name="ce1" office:value-type="float" office:value="-0.280000000000001" calcext:value-type="float">
              <text:p>-0.280000000000001</text:p>
            </table:table-cell>
            <table:table-cell table:style-name="ce1" office:value-type="float" office:value="-0.9" calcext:value-type="float">
              <text:p>-0.9</text:p>
            </table:table-cell>
            <table:table-cell table:style-name="ce1" office:value-type="float" office:value="-1.568" calcext:value-type="float">
              <text:p>-1.568</text:p>
            </table:table-cell>
            <table:table-cell table:style-name="ce1" office:value-type="float" office:value="-9.66" calcext:value-type="float">
              <text:p>-9.66</text:p>
            </table:table-cell>
            <table:table-cell table:style-name="ce1" office:value-type="float" office:value="-307" calcext:value-type="float">
              <text:p>-307</text:p>
            </table:table-cell>
            <table:table-cell table:style-name="ce1" office:value-type="float" office:value="215.400000000001" calcext:value-type="float">
              <text:p>215.400000000001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421.74" calcext:value-type="float">
              <text:p>-421.74</text:p>
            </table:table-cell>
            <table:table-cell table:style-name="ce1" office:value-type="float" office:value="16.5" calcext:value-type="float">
              <text:p>16.5</text:p>
            </table:table-cell>
            <table:table-cell table:style-name="ce1" office:value-type="float" office:value="1.2" calcext:value-type="float">
              <text:p>1.2</text:p>
            </table:table-cell>
            <table:table-cell table:style-name="ce1" office:value-type="float" office:value="-1.2" calcext:value-type="float">
              <text:p>-1.2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1.2" calcext:value-type="float">
              <text:p>1.2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215.5" calcext:value-type="float">
              <text:p>-215.5</text:p>
            </table:table-cell>
            <table:table-cell table:style-name="ce1" office:value-type="float" office:value="-6" calcext:value-type="float">
              <text:p>-6</text:p>
            </table:table-cell>
            <table:table-cell table:style-name="ce1" office:value-type="float" office:value="45.2" calcext:value-type="float">
              <text:p>45.2</text:p>
            </table:table-cell>
            <table:table-cell table:style-name="ce1" office:value-type="float" office:value="-1.83999999999992" calcext:value-type="float">
              <text:p>-1.83999999999992</text:p>
            </table:table-cell>
            <table:table-cell table:style-name="ce1"/>
            <table:table-cell table:style-name="ce1" office:value-type="float" office:value="-97.2" calcext:value-type="float">
              <text:p>-97.2</text:p>
            </table:table-cell>
            <table:table-cell table:style-name="ce1" office:value-type="float" office:value="-0.72" calcext:value-type="float">
              <text:p>-0.72</text:p>
            </table:table-cell>
            <table:table-cell table:style-name="ce1" office:value-type="float" office:value="39.24" calcext:value-type="float">
              <text:p>39.24</text:p>
            </table:table-cell>
            <table:table-cell table:style-name="ce1" office:value-type="float" office:value="-2.7" calcext:value-type="float">
              <text:p>-2.7</text:p>
            </table:table-cell>
            <table:table-cell table:style-name="ce1" office:value-type="float" office:value="-0.486" calcext:value-type="float">
              <text:p>-0.486</text:p>
            </table:table-cell>
            <table:table-cell table:style-name="ce1" office:value-type="float" office:value="-29.5" calcext:value-type="float">
              <text:p>-29.5</text:p>
            </table:table-cell>
            <table:table-cell table:style-name="ce1" office:value-type="float" office:value="64.75" calcext:value-type="float">
              <text:p>64.75</text:p>
            </table:table-cell>
            <table:table-cell table:style-name="ce1" office:value-type="float" office:value="-22.5" calcext:value-type="float">
              <text:p>-22.5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9.75" calcext:value-type="float">
              <text:p>-9.75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2" calcext:value-type="float">
              <text:p>-2</text:p>
            </table:table-cell>
            <table:table-cell table:style-name="ce1" office:value-type="float" office:value="-2.4" calcext:value-type="float">
              <text:p>-2.4</text:p>
            </table:table-cell>
            <table:table-cell table:style-name="ce1" office:value-type="float" office:value="-7.56000000000006" calcext:value-type="float">
              <text:p>-7.56000000000006</text:p>
            </table:table-cell>
            <table:table-cell table:style-name="ce1" office:value-type="float" office:value="-23.5" calcext:value-type="float">
              <text:p>-23.5</text:p>
            </table:table-cell>
            <table:table-cell table:style-name="ce1" office:value-type="float" office:value="-460" calcext:value-type="float">
              <text:p>-460</text:p>
            </table:table-cell>
            <table:table-cell table:style-name="ce1" office:value-type="float" office:value="-2" calcext:value-type="float">
              <text:p>-2</text:p>
            </table:table-cell>
            <table:table-cell table:style-name="ce1" office:value-type="float" office:value="128" calcext:value-type="float">
              <text:p>128</text:p>
            </table:table-cell>
            <table:table-cell table:style-name="ce1" office:value-type="float" office:value="258" calcext:value-type="float">
              <text:p>258</text:p>
            </table:table-cell>
            <table:table-cell table:style-name="ce1" office:value-type="float" office:value="-454" calcext:value-type="float">
              <text:p>-454</text:p>
            </table:table-cell>
            <table:table-cell table:number-columns-repeated="2" table:style-name="ce1" office:value-type="float" office:value="0" calcext:value-type="float">
              <text:p>0</text:p>
            </table:table-cell>
            <table:table-cell table:style-name="ce1" table:number-columns-repeated="3"/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8637.483" calcext:value-type="float">
              <text:p>-8637.483</text:p>
            </table:table-cell>
            <table:table-cell table:style-name="ce1" office:value-type="string" calcext:value-type="string">
              <text:p>Отклонение Складе ГП, кг:</text:p>
            </table:table-cell>
            <table:table-cell table:style-name="ce1" table:number-columns-repeated="13"/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0.18" calcext:value-type="float">
              <text:p>-0.18</text:p>
            </table:table-cell>
            <table:table-cell table:style-name="ce1" office:value-type="float" office:value="5.9" calcext:value-type="float">
              <text:p>5.9</text:p>
            </table:table-cell>
            <table:table-cell table:style-name="ce1" table:number-columns-repeated="10"/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0.18" calcext:value-type="float">
              <text:p>-0.18</text:p>
            </table:table-cell>
            <table:table-cell table:style-name="ce1" office:value-type="float" office:value="5.9" calcext:value-type="float">
              <text:p>5.9</text:p>
            </table:table-cell>
            <table:table-cell table:style-name="ce1" table:number-columns-repeated="6"/>
            <table:table-cell table:number-columns-repeated="876"/>
          </table:table-row>
          <table:table-row table:style-name="ro25">
            <table:table-cell table:style-name="ce1" office:value-type="string" calcext:value-type="string">
              <text:p>Отклонение Складе Прайм, кг:</text:p>
            </table:table-cell>
            <table:table-cell table:style-name="ce1" office:value-type="float" office:value="-0.076" calcext:value-type="float">
              <text:p>-0.076</text:p>
            </table:table-cell>
            <table:table-cell table:style-name="ce1" office:value-type="float" office:value="-9.392" calcext:value-type="float">
              <text:p>-9.392</text:p>
            </table:table-cell>
            <table:table-cell table:style-name="ce1" office:value-type="float" office:value="-0.194" calcext:value-type="float">
              <text:p>-0.194</text:p>
            </table:table-cell>
            <table:table-cell table:style-name="ce1" office:value-type="float" office:value="-3.162" calcext:value-type="float">
              <text:p>-3.162</text:p>
            </table:table-cell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float" office:value="-41.016" calcext:value-type="float">
              <text:p>-41.016</text:p>
            </table:table-cell>
            <table:table-cell table:style-name="ce1" office:value-type="float" office:value="-11.2" calcext:value-type="float">
              <text:p>-11.2</text:p>
            </table:table-cell>
            <table:table-cell table:style-name="ce1" office:value-type="float" office:value="-9.048" calcext:value-type="float">
              <text:p>-9.048</text:p>
            </table:table-cell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float" office:value="-14.8" calcext:value-type="float">
              <text:p>-14.8</text:p>
            </table:table-cell>
            <table:table-cell table:style-name="ce1" office:value-type="float" office:value="-20.72" calcext:value-type="float">
              <text:p>-20.72</text:p>
            </table:table-cell>
            <table:table-cell table:number-columns-repeated="2" table:style-name="ce1" office:value-type="float" office:value="-8.88" calcext:value-type="float">
              <text:p>-8.88</text:p>
            </table:table-cell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float" office:value="-250.88" calcext:value-type="float">
              <text:p>-250.88</text:p>
            </table:table-cell>
            <table:table-cell table:style-name="ce1" office:value-type="float" office:value="-18" calcext:value-type="float">
              <text:p>-18</text:p>
            </table:table-cell>
            <table:table-cell table:style-name="ce1" office:value-type="float" office:value="-42" calcext:value-type="float">
              <text:p>-42</text:p>
            </table:table-cell>
            <table:table-cell table:style-name="ce1" office:value-type="float" office:value="-12" calcext:value-type="float">
              <text:p>-12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61.42" calcext:value-type="float">
              <text:p>-61.42</text:p>
            </table:table-cell>
            <table:table-cell table:style-name="ce1" office:value-type="float" office:value="-2.22" calcext:value-type="float">
              <text:p>-2.22</text:p>
            </table:table-cell>
            <table:table-cell table:style-name="ce1" office:value-type="float" office:value="-25.76" calcext:value-type="float">
              <text:p>-25.76</text:p>
            </table:table-cell>
            <table:table-cell table:style-name="ce1" office:value-type="float" office:value="-22.8" calcext:value-type="float">
              <text:p>-22.8</text:p>
            </table:table-cell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float" office:value="-20.16" calcext:value-type="float">
              <text:p>-20.16</text:p>
            </table:table-cell>
            <table:table-cell table:number-columns-repeated="3" table:style-name="ce1" office:value-type="float" office:value="0" calcext:value-type="float">
              <text:p>0</text:p>
            </table:table-cell>
            <table:table-cell table:style-name="ce1" office:value-type="float" office:value="-118.8" calcext:value-type="float">
              <text:p>-118.8</text:p>
            </table:table-cell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float" office:value="-3.6" calcext:value-type="float">
              <text:p>-3.6</text:p>
            </table:table-cell>
            <table:table-cell table:style-name="ce1" office:value-type="float" office:value="-18.4" calcext:value-type="float">
              <text:p>-18.4</text:p>
            </table:table-cell>
            <table:table-cell table:style-name="ce1" office:value-type="float" office:value="-4.16" calcext:value-type="float">
              <text:p>-4.16</text:p>
            </table:table-cell>
            <table:table-cell table:style-name="ce1" office:value-type="float" office:value="0.895" calcext:value-type="float">
              <text:p>0.895</text:p>
            </table:table-cell>
            <table:table-cell table:style-name="ce1" office:value-type="float" office:value="-1.635" calcext:value-type="float">
              <text:p>-1.635</text:p>
            </table:table-cell>
            <table:table-cell table:number-columns-repeated="3" table:style-name="ce1" office:value-type="float" office:value="0" calcext:value-type="float">
              <text:p>0</text:p>
            </table:table-cell>
            <table:table-cell table:style-name="ce1" office:value-type="float" office:value="-28" calcext:value-type="float">
              <text:p>-28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13" calcext:value-type="float">
              <text:p>-13</text:p>
            </table:table-cell>
            <table:table-cell table:style-name="ce1" office:value-type="float" office:value="-84.8" calcext:value-type="float">
              <text:p>-84.8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99" calcext:value-type="float">
              <text:p>-99</text:p>
            </table:table-cell>
            <table:table-cell table:style-name="ce1" office:value-type="float" office:value="-10.5" calcext:value-type="float">
              <text:p>-10.5</text:p>
            </table:table-cell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float" office:value="-10" calcext:value-type="float">
              <text:p>-10</text:p>
            </table:table-cell>
            <table:table-cell table:style-name="ce1" office:value-type="float" office:value="-12.8" calcext:value-type="float">
              <text:p>-12.8</text:p>
            </table:table-cell>
            <table:table-cell table:style-name="ce1" office:value-type="float" office:value="-33" calcext:value-type="float">
              <text:p>-33</text:p>
            </table:table-cell>
            <table:table-cell table:style-name="ce1" office:value-type="float" office:value="-0.25" calcext:value-type="float">
              <text:p>-0.25</text:p>
            </table:table-cell>
            <table:table-cell table:style-name="ce1" office:value-type="float" office:value="-30.4" calcext:value-type="float">
              <text:p>-30.4</text:p>
            </table:table-cell>
            <table:table-cell table:style-name="ce1" office:value-type="float" office:value="-3" calcext:value-type="float">
              <text:p>-3</text:p>
            </table:table-cell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float" office:value="-93" calcext:value-type="float">
              <text:p>-93</text:p>
            </table:table-cell>
            <table:table-cell table:style-name="ce1" office:value-type="float" office:value="-63" calcext:value-type="float">
              <text:p>-63</text:p>
            </table:table-cell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float" office:value="-4.32" calcext:value-type="float">
              <text:p>-4.32</text:p>
            </table:table-cell>
            <table:table-cell table:number-columns-repeated="4" table:style-name="ce1" office:value-type="float" office:value="0" calcext:value-type="float">
              <text:p>0</text:p>
            </table:table-cell>
            <table:table-cell table:style-name="ce1" office:value-type="float" office:value="-15" calcext:value-type="float">
              <text:p>-15</text:p>
            </table:table-cell>
            <table:table-cell table:style-name="ce1" office:value-type="float" office:value="-59.6" calcext:value-type="float">
              <text:p>-59.6</text:p>
            </table:table-cell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float" office:value="-76.5" calcext:value-type="float">
              <text:p>-76.5</text:p>
            </table:table-cell>
            <table:table-cell table:style-name="ce1" office:value-type="float" office:value="0" calcext:value-type="float">
              <text:p>0</text:p>
            </table:table-cell>
            <table:table-cell table:number-columns-repeated="3" table:style-name="ce1" office:value-type="float" office:value="-4.8" calcext:value-type="float">
              <text:p>-4.8</text:p>
            </table:table-cell>
            <table:table-cell table:number-columns-repeated="3" table:style-name="ce1" office:value-type="float" office:value="0" calcext:value-type="float">
              <text:p>0</text:p>
            </table:table-cell>
            <table:table-cell table:style-name="ce1" office:value-type="float" office:value="-16.8" calcext:value-type="float">
              <text:p>-16.8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/>
            <table:table-cell table:style-name="ce1" office:value-type="float" office:value="-6.48" calcext:value-type="float">
              <text:p>-6.48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38.52" calcext:value-type="float">
              <text:p>-38.52</text:p>
            </table:table-cell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3.24" calcext:value-type="float">
              <text:p>-3.24</text:p>
            </table:table-cell>
            <table:table-cell table:style-name="ce1" office:value-type="float" office:value="-40.5" calcext:value-type="float">
              <text:p>-40.5</text:p>
            </table:table-cell>
            <table:table-cell table:style-name="ce1" office:value-type="float" office:value="-127.5" calcext:value-type="float">
              <text:p>-127.5</text:p>
            </table:table-cell>
            <table:table-cell table:style-name="ce1" office:value-type="float" office:value="-27" calcext:value-type="float">
              <text:p>-27</text:p>
            </table:table-cell>
            <table:table-cell table:style-name="ce1" office:value-type="float" office:value="-106.5" calcext:value-type="float">
              <text:p>-106.5</text:p>
            </table:table-cell>
            <table:table-cell table:number-columns-repeated="3" table:style-name="ce1" office:value-type="float" office:value="0" calcext:value-type="float">
              <text:p>0</text:p>
            </table:table-cell>
            <table:table-cell table:style-name="ce1" office:value-type="float" office:value="-4.8" calcext:value-type="float">
              <text:p>-4.8</text:p>
            </table:table-cell>
            <table:table-cell table:style-name="ce1" office:value-type="float" office:value="-1.08" calcext:value-type="float">
              <text:p>-1.08</text:p>
            </table:table-cell>
            <table:table-cell table:style-name="ce1" office:value-type="float" office:value="-12" calcext:value-type="float">
              <text:p>-12</text:p>
            </table:table-cell>
            <table:table-cell table:number-columns-repeated="7" table:style-name="ce1" office:value-type="float" office:value="0" calcext:value-type="float">
              <text:p>0</text:p>
            </table:table-cell>
            <table:table-cell table:style-name="ce1" table:number-columns-repeated="3"/>
            <table:table-cell table:style-name="ce1" office:value-type="float" office:value="0" calcext:value-type="float">
              <text:p>0</text:p>
            </table:table-cell>
            <table:table-cell table:style-name="ce1" office:value-type="float" office:value="-1763.298" calcext:value-type="float">
              <text:p>-1763.298</text:p>
            </table:table-cell>
            <table:table-cell table:style-name="ce1" office:value-type="string" calcext:value-type="string">
              <text:p>Отклонение Складе Прайм, кг:</text:p>
            </table:table-cell>
            <table:table-cell table:style-name="ce1" table:number-columns-repeated="13"/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float" office:value="7.1" calcext:value-type="float">
              <text:p>7.1</text:p>
            </table:table-cell>
            <table:table-cell table:style-name="ce1" table:number-columns-repeated="10"/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float" office:value="7.1" calcext:value-type="float">
              <text:p>7.1</text:p>
            </table:table-cell>
            <table:table-cell table:style-name="ce1" table:number-columns-repeated="6"/>
            <table:table-cell table:number-columns-repeated="876"/>
          </table:table-row>
          <table:table-row table:style-name="ro25">
            <table:table-cell table:style-name="ce1" office:value-type="string" calcext:value-type="string">
              <text:p>Отклонение Складе НатурПро, кг:</text:p>
            </table:table-cell>
            <table:table-cell table:number-columns-repeated="83" table:style-name="ce1" office:value-type="float" office:value="0" calcext:value-type="float">
              <text:p>0</text:p>
            </table:table-cell>
            <table:table-cell table:style-name="ce1"/>
            <table:table-cell table:number-columns-repeated="22" table:style-name="ce1" office:value-type="float" office:value="0" calcext:value-type="float">
              <text:p>0</text:p>
            </table:table-cell>
            <table:table-cell table:style-name="ce1" table:number-columns-repeated="3"/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string" calcext:value-type="string">
              <text:p>Отклонение Складе НатурПро, кг:</text:p>
            </table:table-cell>
            <table:table-cell table:style-name="ce1" table:number-columns-repeated="13"/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float" office:value="-1.2" calcext:value-type="float">
              <text:p>-1.2</text:p>
            </table:table-cell>
            <table:table-cell table:style-name="ce1" table:number-columns-repeated="10"/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float" office:value="-1.2" calcext:value-type="float">
              <text:p>-1.2</text:p>
            </table:table-cell>
            <table:table-cell table:style-name="ce1" table:number-columns-repeated="6"/>
            <table:table-cell table:number-columns-repeated="876"/>
          </table:table-row>
          <table:table-row table:style-name="ro25">
            <table:table-cell table:style-name="ce1" office:value-type="string" calcext:value-type="string">
              <text:p>Отклонение Складе Смарт Логистик, кг:</text:p>
            </table:table-cell>
            <table:table-cell table:number-columns-repeated="83" table:style-name="ce1" office:value-type="float" office:value="0" calcext:value-type="float">
              <text:p>0</text:p>
            </table:table-cell>
            <table:table-cell table:style-name="ce1"/>
            <table:table-cell table:number-columns-repeated="22" table:style-name="ce1" office:value-type="float" office:value="0" calcext:value-type="float">
              <text:p>0</text:p>
            </table:table-cell>
            <table:table-cell table:style-name="ce1" table:number-columns-repeated="3"/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string" calcext:value-type="string">
              <text:p>Отклонение Складе Смарт Логистик, кг:</text:p>
            </table:table-cell>
            <table:table-cell table:style-name="ce1" table:number-columns-repeated="13"/>
            <table:table-cell table:number-columns-repeated="3" table:style-name="ce1" office:value-type="float" office:value="0" calcext:value-type="float">
              <text:p>0</text:p>
            </table:table-cell>
            <table:table-cell table:style-name="ce1" table:number-columns-repeated="10"/>
            <table:table-cell table:number-columns-repeated="3" table:style-name="ce1" office:value-type="float" office:value="0" calcext:value-type="float">
              <text:p>0</text:p>
            </table:table-cell>
            <table:table-cell table:style-name="ce1" table:number-columns-repeated="6"/>
            <table:table-cell table:number-columns-repeated="876"/>
          </table:table-row>
          <table:table-row table:style-name="ro25">
            <table:table-cell table:style-name="ce1" office:value-type="string" calcext:value-type="string">
              <text:p>Отклонение Складе ИП Антошина (Брянск), кг:</text:p>
            </table:table-cell>
            <table:table-cell table:number-columns-repeated="83" table:style-name="ce1" office:value-type="float" office:value="0" calcext:value-type="float">
              <text:p>0</text:p>
            </table:table-cell>
            <table:table-cell table:style-name="ce1"/>
            <table:table-cell table:number-columns-repeated="22" table:style-name="ce1" office:value-type="float" office:value="0" calcext:value-type="float">
              <text:p>0</text:p>
            </table:table-cell>
            <table:table-cell table:style-name="ce1" table:number-columns-repeated="3"/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string" calcext:value-type="string">
              <text:p>Отклонение Складе ИП Антошина (Брянск), кг:</text:p>
            </table:table-cell>
            <table:table-cell table:style-name="ce1" table:number-columns-repeated="13"/>
            <table:table-cell table:number-columns-repeated="3" table:style-name="ce1" office:value-type="float" office:value="0" calcext:value-type="float">
              <text:p>0</text:p>
            </table:table-cell>
            <table:table-cell table:style-name="ce1" table:number-columns-repeated="10"/>
            <table:table-cell table:number-columns-repeated="3" table:style-name="ce1" office:value-type="float" office:value="0" calcext:value-type="float">
              <text:p>0</text:p>
            </table:table-cell>
            <table:table-cell table:style-name="ce1" table:number-columns-repeated="6"/>
            <table:table-cell table:number-columns-repeated="876"/>
          </table:table-row>
          <table:table-row table:style-name="ro25">
            <table:table-cell table:style-name="ce1" office:value-type="string" calcext:value-type="string">
              <text:p>Отклонение Складе Брасовские сыры, кг:</text:p>
            </table:table-cell>
            <table:table-cell table:number-columns-repeated="83" table:style-name="ce1" office:value-type="float" office:value="0" calcext:value-type="float">
              <text:p>0</text:p>
            </table:table-cell>
            <table:table-cell table:style-name="ce1"/>
            <table:table-cell table:number-columns-repeated="22" table:style-name="ce1" office:value-type="float" office:value="0" calcext:value-type="float">
              <text:p>0</text:p>
            </table:table-cell>
            <table:table-cell table:style-name="ce1" table:number-columns-repeated="3"/>
            <table:table-cell table:number-columns-repeated="2" table:style-name="ce1" office:value-type="float" office:value="0" calcext:value-type="float">
              <text:p>0</text:p>
            </table:table-cell>
            <table:table-cell table:style-name="ce1" office:value-type="string" calcext:value-type="string">
              <text:p>Отклонение Складе Брасовские сыры, кг:</text:p>
            </table:table-cell>
            <table:table-cell table:style-name="ce1" table:number-columns-repeated="13"/>
            <table:table-cell table:number-columns-repeated="3" table:style-name="ce1" office:value-type="float" office:value="0" calcext:value-type="float">
              <text:p>0</text:p>
            </table:table-cell>
            <table:table-cell table:style-name="ce1" table:number-columns-repeated="10"/>
            <table:table-cell table:number-columns-repeated="3" table:style-name="ce1" office:value-type="float" office:value="0" calcext:value-type="float">
              <text:p>0</text:p>
            </table:table-cell>
            <table:table-cell table:style-name="ce1" table:number-columns-repeated="6"/>
            <table:table-cell table:number-columns-repeated="876"/>
          </table:table-row>
          <table:table-row table:style-name="ro6">
            <table:table-cell table:style-name="ce1" table:number-columns-repeated="128"/>
            <table:table-cell table:style-name="ce1" office:value-type="float" office:value="0" calcext:value-type="float">
              <text:p>0</text:p>
            </table:table-cell>
            <table:table-cell table:style-name="ce1" table:number-columns-repeated="12"/>
            <table:table-cell table:style-name="ce1" office:value-type="float" office:value="0" calcext:value-type="float">
              <text:p>0</text:p>
            </table:table-cell>
            <table:table-cell table:style-name="ce1" table:number-columns-repeated="6"/>
            <table:table-cell table:number-columns-repeated="876"/>
          </table:table-row>
        </table:table-row-group>
        <table:table-row table:style-name="ro10">
          <table:table-cell table:style-name="ce1" office:value-type="string" calcext:value-type="string">
            <text:p>Статистика:</text:p>
          </table:table-cell>
          <table:table-cell table:style-name="ce1" table:number-columns-repeated="147"/>
          <table:table-cell table:number-columns-repeated="876"/>
        </table:table-row>
        <table:table-row table:style-name="ro3">
          <table:table-cell table:style-name="ce1" office:value-type="string" calcext:value-type="string">
            <text:p>заявка 1 к.н. (+2 дня 2019 г.)</text:p>
          </table:table-cell>
          <table:table-cell table:style-name="ce1" office:value-type="float" office:value="4522.703" calcext:value-type="float">
            <text:p>4522.703</text:p>
          </table:table-cell>
          <table:table-cell table:style-name="ce1" office:value-type="float" office:value="155.444" calcext:value-type="float">
            <text:p>155.444</text:p>
          </table:table-cell>
          <table:table-cell table:style-name="ce1" office:value-type="float" office:value="473.411" calcext:value-type="float">
            <text:p>473.411</text:p>
          </table:table-cell>
          <table:table-cell table:style-name="ce1" office:value-type="float" office:value="121.855" calcext:value-type="float">
            <text:p>121.855</text:p>
          </table:table-cell>
          <table:table-cell table:style-name="ce1" office:value-type="float" office:value="1411.92" calcext:value-type="float">
            <text:p>1411.92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2028.307" calcext:value-type="float">
            <text:p>2028.307</text:p>
          </table:table-cell>
          <table:table-cell table:style-name="ce1" table:number-columns-repeated="4"/>
          <table:table-cell table:style-name="ce1" office:value-type="float" office:value="816.96" calcext:value-type="float">
            <text:p>816.96</text:p>
          </table:table-cell>
          <table:table-cell table:style-name="ce1" office:value-type="float" office:value="352.24" calcext:value-type="float">
            <text:p>352.24</text:p>
          </table:table-cell>
          <table:table-cell table:style-name="ce1" office:value-type="float" office:value="375.92" calcext:value-type="float">
            <text:p>375.92</text:p>
          </table:table-cell>
          <table:table-cell table:style-name="ce1" office:value-type="float" office:value="899.84" calcext:value-type="float">
            <text:p>899.84</text:p>
          </table:table-cell>
          <table:table-cell table:style-name="ce1" office:value-type="float" office:value="33.6" calcext:value-type="float">
            <text:p>33.6</text:p>
          </table:table-cell>
          <table:table-cell table:style-name="ce1" table:number-columns-repeated="3"/>
          <table:table-cell table:style-name="ce1" office:value-type="float" office:value="61.2" calcext:value-type="float">
            <text:p>61.2</text:p>
          </table:table-cell>
          <table:table-cell table:style-name="ce1" office:value-type="float" office:value="410.4" calcext:value-type="float">
            <text:p>410.4</text:p>
          </table:table-cell>
          <table:table-cell table:style-name="ce1" table:number-columns-repeated="14"/>
          <table:table-cell table:style-name="ce1" office:value-type="float" office:value="81" calcext:value-type="float">
            <text:p>81</text:p>
          </table:table-cell>
          <table:table-cell table:style-name="ce1" office:value-type="float" office:value="423.2" calcext:value-type="float">
            <text:p>423.2</text:p>
          </table:table-cell>
          <table:table-cell table:style-name="ce1"/>
          <table:table-cell table:style-name="ce1" office:value-type="float" office:value="67.59" calcext:value-type="float">
            <text:p>67.59</text:p>
          </table:table-cell>
          <table:table-cell table:style-name="ce1" office:value-type="float" office:value="34.262" calcext:value-type="float">
            <text:p>34.262</text:p>
          </table:table-cell>
          <table:table-cell table:style-name="ce1" office:value-type="float" office:value="17.07" calcext:value-type="float">
            <text:p>17.07</text:p>
          </table:table-cell>
          <table:table-cell table:style-name="ce1" table:number-columns-repeated="6"/>
          <table:table-cell table:style-name="ce1" office:value-type="float" office:value="549.6" calcext:value-type="float">
            <text:p>549.6</text:p>
          </table:table-cell>
          <table:table-cell table:style-name="ce1" office:value-type="float" office:value="832.5" calcext:value-type="float">
            <text:p>832.5</text:p>
          </table:table-cell>
          <table:table-cell table:style-name="ce1" office:value-type="float" office:value="274.5" calcext:value-type="float">
            <text:p>274.5</text:p>
          </table:table-cell>
          <table:table-cell table:style-name="ce1" table:number-columns-repeated="7"/>
          <table:table-cell table:style-name="ce1" office:value-type="float" office:value="133.5" calcext:value-type="float">
            <text:p>133.5</text:p>
          </table:table-cell>
          <table:table-cell table:style-name="ce1"/>
          <table:table-cell table:style-name="ce1" office:value-type="float" office:value="1047.6" calcext:value-type="float">
            <text:p>1047.6</text:p>
          </table:table-cell>
          <table:table-cell table:style-name="ce1" office:value-type="float" office:value="997.5" calcext:value-type="float">
            <text:p>997.5</text:p>
          </table:table-cell>
          <table:table-cell table:style-name="ce1" table:number-columns-repeated="2"/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1080.18" calcext:value-type="float">
            <text:p>1080.18</text:p>
          </table:table-cell>
          <table:table-cell table:style-name="ce1" table:number-columns-repeated="4"/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4395.6" calcext:value-type="float">
            <text:p>4395.6</text:p>
          </table:table-cell>
          <table:table-cell table:style-name="ce1"/>
          <table:table-cell table:style-name="ce1" office:value-type="float" office:value="856.44" calcext:value-type="float">
            <text:p>856.44</text:p>
          </table:table-cell>
          <table:table-cell table:style-name="ce1" table:number-columns-repeated="5"/>
          <table:table-cell table:style-name="ce1" office:value-type="float" office:value="73.5" calcext:value-type="float">
            <text:p>73.5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165.5" calcext:value-type="float">
            <text:p>165.5</text:p>
          </table:table-cell>
          <table:table-cell table:style-name="ce1" office:value-type="float" office:value="337.4" calcext:value-type="float">
            <text:p>337.4</text:p>
          </table:table-cell>
          <table:table-cell table:style-name="ce1" office:value-type="float" office:value="612.36" calcext:value-type="float">
            <text:p>612.36</text:p>
          </table:table-cell>
          <table:table-cell table:style-name="ce1"/>
          <table:table-cell table:style-name="ce1" office:value-type="float" office:value="889.56" calcext:value-type="float">
            <text:p>889.56</text:p>
          </table:table-cell>
          <table:table-cell table:style-name="ce1"/>
          <table:table-cell table:style-name="ce1" office:value-type="float" office:value="480.06" calcext:value-type="float">
            <text:p>480.06</text:p>
          </table:table-cell>
          <table:table-cell table:style-name="ce1"/>
          <table:table-cell table:style-name="ce1" office:value-type="float" office:value="750.42" calcext:value-type="float">
            <text:p>750.42</text:p>
          </table:table-cell>
          <table:table-cell table:style-name="ce1" office:value-type="float" office:value="1762" calcext:value-type="float">
            <text:p>1762</text:p>
          </table:table-cell>
          <table:table-cell table:style-name="ce1" office:value-type="float" office:value="1606.5" calcext:value-type="float">
            <text:p>1606.5</text:p>
          </table:table-cell>
          <table:table-cell table:style-name="ce1" office:value-type="float" office:value="3888.5" calcext:value-type="float">
            <text:p>3888.5</text:p>
          </table:table-cell>
          <table:table-cell table:style-name="ce1" table:number-columns-repeated="2"/>
          <table:table-cell table:style-name="ce1" office:value-type="float" office:value="73.5" calcext:value-type="float">
            <text:p>73.5</text:p>
          </table:table-cell>
          <table:table-cell table:style-name="ce1" office:value-type="float" office:value="330" calcext:value-type="float">
            <text:p>330</text:p>
          </table:table-cell>
          <table:table-cell table:style-name="ce1"/>
          <table:table-cell table:style-name="ce1" office:value-type="float" office:value="415.08" calcext:value-type="float">
            <text:p>415.08</text:p>
          </table:table-cell>
          <table:table-cell table:style-name="ce1" office:value-type="float" office:value="1080.5" calcext:value-type="float">
            <text:p>1080.5</text:p>
          </table:table-cell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360" calcext:value-type="float">
            <text:p>360</text:p>
          </table:table-cell>
          <table:table-cell table:style-name="ce1" table:number-columns-repeated="2"/>
          <table:table-cell table:style-name="ce1" office:value-type="float" office:value="536" calcext:value-type="float">
            <text:p>536</text:p>
          </table:table-cell>
          <table:table-cell table:style-name="ce1" table:number-columns-repeated="6"/>
          <table:table-cell table:style-name="ce1" office:value-type="float" office:value="79801.211" calcext:value-type="float">
            <text:p>79801.211</text:p>
          </table:table-cell>
          <table:table-cell table:style-name="ce1" office:value-type="string" calcext:value-type="string">
            <text:p>заявка 1 к.н. (+2 дня 2019 г.)</text:p>
          </table:table-cell>
          <table:table-cell table:style-name="ce1" table:number-columns-repeated="13"/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235.44" calcext:value-type="float">
            <text:p>235.44</text:p>
          </table:table-cell>
          <table:table-cell table:style-name="ce1" table:number-columns-repeated="11"/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235.44" calcext:value-type="float">
            <text:p>235.44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2 к.н.</text:p>
          </table:table-cell>
          <table:table-cell table:style-name="ce1" office:value-type="float" office:value="1278.238" calcext:value-type="float">
            <text:p>1278.238</text:p>
          </table:table-cell>
          <table:table-cell table:style-name="ce1" office:value-type="float" office:value="150.421" calcext:value-type="float">
            <text:p>150.421</text:p>
          </table:table-cell>
          <table:table-cell table:style-name="ce1" office:value-type="float" office:value="1812.568" calcext:value-type="float">
            <text:p>1812.568</text:p>
          </table:table-cell>
          <table:table-cell table:style-name="ce1" office:value-type="float" office:value="134.689" calcext:value-type="float">
            <text:p>134.689</text:p>
          </table:table-cell>
          <table:table-cell table:style-name="ce1" office:value-type="float" office:value="1204.72" calcext:value-type="float">
            <text:p>1204.7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51.77" calcext:value-type="float">
            <text:p>51.77</text:p>
          </table:table-cell>
          <table:table-cell table:style-name="ce1" table:number-columns-repeated="4"/>
          <table:table-cell table:style-name="ce1" office:value-type="float" office:value="559.44" calcext:value-type="float">
            <text:p>559.44</text:p>
          </table:table-cell>
          <table:table-cell table:style-name="ce1" office:value-type="float" office:value="381.84" calcext:value-type="float">
            <text:p>381.84</text:p>
          </table:table-cell>
          <table:table-cell table:style-name="ce1" office:value-type="float" office:value="319.68" calcext:value-type="float">
            <text:p>319.68</text:p>
          </table:table-cell>
          <table:table-cell table:style-name="ce1" office:value-type="float" office:value="1636.88" calcext:value-type="float">
            <text:p>1636.88</text:p>
          </table:table-cell>
          <table:table-cell table:style-name="ce1" office:value-type="float" office:value="107.52" calcext:value-type="float">
            <text:p>107.52</text:p>
          </table:table-cell>
          <table:table-cell table:style-name="ce1" table:number-columns-repeated="3"/>
          <table:table-cell table:style-name="ce1" office:value-type="float" office:value="79.32" calcext:value-type="float">
            <text:p>79.32</text:p>
          </table:table-cell>
          <table:table-cell table:style-name="ce1" office:value-type="float" office:value="718.8" calcext:value-type="float">
            <text:p>718.8</text:p>
          </table:table-cell>
          <table:table-cell table:style-name="ce1" table:number-columns-repeated="14"/>
          <table:table-cell table:style-name="ce1" office:value-type="float" office:value="104.52" calcext:value-type="float">
            <text:p>104.52</text:p>
          </table:table-cell>
          <table:table-cell table:style-name="ce1" office:value-type="float" office:value="1196" calcext:value-type="float">
            <text:p>1196</text:p>
          </table:table-cell>
          <table:table-cell table:style-name="ce1"/>
          <table:table-cell table:style-name="ce1" office:value-type="float" office:value="29.8" calcext:value-type="float">
            <text:p>29.8</text:p>
          </table:table-cell>
          <table:table-cell table:style-name="ce1" office:value-type="float" office:value="27.11" calcext:value-type="float">
            <text:p>27.11</text:p>
          </table:table-cell>
          <table:table-cell table:style-name="ce1" office:value-type="float" office:value="4.498" calcext:value-type="float">
            <text:p>4.498</text:p>
          </table:table-cell>
          <table:table-cell table:style-name="ce1"/>
          <table:table-cell table:style-name="ce1" office:value-type="float" office:value="12196.87" calcext:value-type="float">
            <text:p>12196.87</text:p>
          </table:table-cell>
          <table:table-cell table:style-name="ce1" table:number-columns-repeated="4"/>
          <table:table-cell table:style-name="ce1" office:value-type="float" office:value="163.2" calcext:value-type="float">
            <text:p>163.2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333" calcext:value-type="float">
            <text:p>333</text:p>
          </table:table-cell>
          <table:table-cell table:style-name="ce1" table:number-columns-repeated="7"/>
          <table:table-cell table:style-name="ce1" office:value-type="float" office:value="156" calcext:value-type="float">
            <text:p>156</text:p>
          </table:table-cell>
          <table:table-cell table:style-name="ce1"/>
          <table:table-cell table:style-name="ce1" office:value-type="float" office:value="343.2" calcext:value-type="float">
            <text:p>343.2</text:p>
          </table:table-cell>
          <table:table-cell table:style-name="ce1" office:value-type="float" office:value="948" calcext:value-type="float">
            <text:p>948</text:p>
          </table:table-cell>
          <table:table-cell table:style-name="ce1" table:number-columns-repeated="2"/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1003.32" calcext:value-type="float">
            <text:p>1003.32</text:p>
          </table:table-cell>
          <table:table-cell table:style-name="ce1" table:number-columns-repeated="4"/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3926.4" calcext:value-type="float">
            <text:p>3926.4</text:p>
          </table:table-cell>
          <table:table-cell table:style-name="ce1"/>
          <table:table-cell table:style-name="ce1" office:value-type="float" office:value="1393.2" calcext:value-type="float">
            <text:p>1393.2</text:p>
          </table:table-cell>
          <table:table-cell table:style-name="ce1"/>
          <table:table-cell table:style-name="ce1" office:value-type="float" office:value="240" calcext:value-type="float">
            <text:p>240</text:p>
          </table:table-cell>
          <table:table-cell table:style-name="ce1"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376.8" calcext:value-type="float">
            <text:p>376.8</text:p>
          </table:table-cell>
          <table:table-cell table:style-name="ce1" office:value-type="float" office:value="1373.76" calcext:value-type="float">
            <text:p>1373.76</text:p>
          </table:table-cell>
          <table:table-cell table:style-name="ce1"/>
          <table:table-cell table:style-name="ce1" office:value-type="float" office:value="1377.36" calcext:value-type="float">
            <text:p>1377.36</text:p>
          </table:table-cell>
          <table:table-cell table:style-name="ce1"/>
          <table:table-cell table:style-name="ce1" office:value-type="float" office:value="600.48" calcext:value-type="float">
            <text:p>600.48</text:p>
          </table:table-cell>
          <table:table-cell table:style-name="ce1"/>
          <table:table-cell table:style-name="ce1" office:value-type="float" office:value="780.84" calcext:value-type="float">
            <text:p>780.84</text:p>
          </table:table-cell>
          <table:table-cell table:style-name="ce1" office:value-type="float" office:value="2268" calcext:value-type="float">
            <text:p>2268</text:p>
          </table:table-cell>
          <table:table-cell table:style-name="ce1" office:value-type="float" office:value="5514" calcext:value-type="float">
            <text:p>5514</text:p>
          </table:table-cell>
          <table:table-cell table:style-name="ce1" office:value-type="float" office:value="3921" calcext:value-type="float">
            <text:p>3921</text:p>
          </table:table-cell>
          <table:table-cell table:style-name="ce1" table:number-columns-repeated="2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9" calcext:value-type="float">
            <text:p>369</text:p>
          </table:table-cell>
          <table:table-cell table:style-name="ce1"/>
          <table:table-cell table:style-name="ce1" office:value-type="float" office:value="644.76" calcext:value-type="float">
            <text:p>644.76</text:p>
          </table:table-cell>
          <table:table-cell table:style-name="ce1" office:value-type="float" office:value="1098.5" calcext:value-type="float">
            <text:p>1098.5</text:p>
          </table:table-cell>
          <table:table-cell table:style-name="ce1" office:value-type="float" office:value="480" calcext:value-type="float">
            <text:p>480</text:p>
          </table:table-cell>
          <table:table-cell table:style-name="ce1" table:number-columns-repeated="3"/>
          <table:table-cell table:style-name="ce1" office:value-type="float" office:value="216" calcext:value-type="float">
            <text:p>216</text:p>
          </table:table-cell>
          <table:table-cell table:style-name="ce1" table:number-columns-repeated="6"/>
          <table:table-cell table:style-name="ce1" office:value-type="float" office:value="103008.631" calcext:value-type="float">
            <text:p>103008.631</text:p>
          </table:table-cell>
          <table:table-cell table:style-name="ce1" office:value-type="string" calcext:value-type="string">
            <text:p>заявка 2 к.н.</text:p>
          </table:table-cell>
          <table:table-cell table:style-name="ce1" table:number-columns-repeated="14"/>
          <table:table-cell table:style-name="ce1" office:value-type="float" office:value="490.32" calcext:value-type="float">
            <text:p>490.32</text:p>
          </table:table-cell>
          <table:table-cell table:style-name="ce1" table:number-columns-repeated="12"/>
          <table:table-cell table:style-name="ce1" office:value-type="float" office:value="490.32" calcext:value-type="float">
            <text:p>490.32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3 к.н.</text:p>
          </table:table-cell>
          <table:table-cell table:style-name="ce1" office:value-type="float" office:value="1814.95" calcext:value-type="float">
            <text:p>1814.95</text:p>
          </table:table-cell>
          <table:table-cell table:style-name="ce1" office:value-type="float" office:value="169.584" calcext:value-type="float">
            <text:p>169.584</text:p>
          </table:table-cell>
          <table:table-cell table:style-name="ce1" office:value-type="float" office:value="2323.103" calcext:value-type="float">
            <text:p>2323.103</text:p>
          </table:table-cell>
          <table:table-cell table:style-name="ce1" office:value-type="float" office:value="162.856" calcext:value-type="float">
            <text:p>162.856</text:p>
          </table:table-cell>
          <table:table-cell table:style-name="ce1" office:value-type="float" office:value="1531.8" calcext:value-type="float">
            <text:p>1531.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0.903" calcext:value-type="float">
            <text:p>110.903</text:p>
          </table:table-cell>
          <table:table-cell table:style-name="ce1" table:number-columns-repeated="4"/>
          <table:table-cell table:style-name="ce1" office:value-type="float" office:value="402.56" calcext:value-type="float">
            <text:p>402.56</text:p>
          </table:table-cell>
          <table:table-cell table:style-name="ce1" office:value-type="float" office:value="423.28" calcext:value-type="float">
            <text:p>423.28</text:p>
          </table:table-cell>
          <table:table-cell table:style-name="ce1" office:value-type="float" office:value="349.65" calcext:value-type="float">
            <text:p>349.65</text:p>
          </table:table-cell>
          <table:table-cell table:style-name="ce1" office:value-type="float" office:value="1281.68" calcext:value-type="float">
            <text:p>1281.68</text:p>
          </table:table-cell>
          <table:table-cell table:style-name="ce1" office:value-type="float" office:value="779.52" calcext:value-type="float">
            <text:p>779.52</text:p>
          </table:table-cell>
          <table:table-cell table:style-name="ce1" table:number-columns-repeated="3"/>
          <table:table-cell table:style-name="ce1" office:value-type="float" office:value="93.72" calcext:value-type="float">
            <text:p>93.72</text:p>
          </table:table-cell>
          <table:table-cell table:style-name="ce1" office:value-type="float" office:value="531.6" calcext:value-type="float">
            <text:p>531.6</text:p>
          </table:table-cell>
          <table:table-cell table:style-name="ce1" table:number-columns-repeated="14"/>
          <table:table-cell table:style-name="ce1" office:value-type="float" office:value="218.64" calcext:value-type="float">
            <text:p>218.64</text:p>
          </table:table-cell>
          <table:table-cell table:style-name="ce1" office:value-type="float" office:value="1251.2" calcext:value-type="float">
            <text:p>1251.2</text:p>
          </table:table-cell>
          <table:table-cell table:style-name="ce1"/>
          <table:table-cell table:style-name="ce1" office:value-type="float" office:value="58.082" calcext:value-type="float">
            <text:p>58.082</text:p>
          </table:table-cell>
          <table:table-cell table:style-name="ce1" office:value-type="float" office:value="25.656" calcext:value-type="float">
            <text:p>25.656</text:p>
          </table:table-cell>
          <table:table-cell table:style-name="ce1" office:value-type="float" office:value="11.856" calcext:value-type="float">
            <text:p>11.856</text:p>
          </table:table-cell>
          <table:table-cell table:style-name="ce1"/>
          <table:table-cell table:style-name="ce1" office:value-type="float" office:value="1672.32" calcext:value-type="float">
            <text:p>1672.32</text:p>
          </table:table-cell>
          <table:table-cell table:style-name="ce1" table:number-columns-repeated="4"/>
          <table:table-cell table:style-name="ce1" office:value-type="float" office:value="297.6" calcext:value-type="float">
            <text:p>297.6</text:p>
          </table:table-cell>
          <table:table-cell table:style-name="ce1" office:value-type="float" office:value="1252.5" calcext:value-type="float">
            <text:p>1252.5</text:p>
          </table:table-cell>
          <table:table-cell table:style-name="ce1" office:value-type="float" office:value="370.5" calcext:value-type="float">
            <text:p>370.5</text:p>
          </table:table-cell>
          <table:table-cell table:style-name="ce1" table:number-columns-repeated="7"/>
          <table:table-cell table:style-name="ce1" office:value-type="float" office:value="168" calcext:value-type="float">
            <text:p>168</text:p>
          </table:table-cell>
          <table:table-cell table:style-name="ce1"/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float" office:value="321" calcext:value-type="float">
            <text:p>321</text:p>
          </table:table-cell>
          <table:table-cell table:style-name="ce1"/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1228.5" calcext:value-type="float">
            <text:p>1228.5</text:p>
          </table:table-cell>
          <table:table-cell table:style-name="ce1" table:number-columns-repeated="4"/>
          <table:table-cell table:style-name="ce1" office:value-type="float" office:value="8679" calcext:value-type="float">
            <text:p>8679</text:p>
          </table:table-cell>
          <table:table-cell table:style-name="ce1" office:value-type="float" office:value="8008.8" calcext:value-type="float">
            <text:p>8008.8</text:p>
          </table:table-cell>
          <table:table-cell table:style-name="ce1"/>
          <table:table-cell table:style-name="ce1" office:value-type="float" office:value="2371.68" calcext:value-type="float">
            <text:p>2371.68</text:p>
          </table:table-cell>
          <table:table-cell table:style-name="ce1"/>
          <table:table-cell table:style-name="ce1" office:value-type="float" office:value="240" calcext:value-type="float">
            <text:p>240</text:p>
          </table:table-cell>
          <table:table-cell table:style-name="ce1"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220.5" calcext:value-type="float">
            <text:p>220.5</text:p>
          </table:table-cell>
          <table:table-cell table:style-name="ce1" office:value-type="float" office:value="498.2" calcext:value-type="float">
            <text:p>498.2</text:p>
          </table:table-cell>
          <table:table-cell table:style-name="ce1" office:value-type="float" office:value="1081.08" calcext:value-type="float">
            <text:p>1081.08</text:p>
          </table:table-cell>
          <table:table-cell table:style-name="ce1"/>
          <table:table-cell table:style-name="ce1" office:value-type="float" office:value="1651.86" calcext:value-type="float">
            <text:p>1651.86</text:p>
          </table:table-cell>
          <table:table-cell table:style-name="ce1"/>
          <table:table-cell table:style-name="ce1" office:value-type="float" office:value="658.98" calcext:value-type="float">
            <text:p>658.98</text:p>
          </table:table-cell>
          <table:table-cell table:style-name="ce1"/>
          <table:table-cell table:style-name="ce1" office:value-type="float" office:value="668.7" calcext:value-type="float">
            <text:p>668.7</text:p>
          </table:table-cell>
          <table:table-cell table:style-name="ce1" office:value-type="float" office:value="2994" calcext:value-type="float">
            <text:p>2994</text:p>
          </table:table-cell>
          <table:table-cell table:style-name="ce1" office:value-type="float" office:value="3592" calcext:value-type="float">
            <text:p>3592</text:p>
          </table:table-cell>
          <table:table-cell table:style-name="ce1" office:value-type="float" office:value="3216" calcext:value-type="float">
            <text:p>3216</text:p>
          </table:table-cell>
          <table:table-cell table:style-name="ce1" table:number-columns-repeated="2"/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654" calcext:value-type="float">
            <text:p>654</text:p>
          </table:table-cell>
          <table:table-cell table:style-name="ce1"/>
          <table:table-cell table:style-name="ce1" office:value-type="float" office:value="925.02" calcext:value-type="float">
            <text:p>925.02</text:p>
          </table:table-cell>
          <table:table-cell table:style-name="ce1" office:value-type="float" office:value="1641" calcext:value-type="float">
            <text:p>1641</text:p>
          </table:table-cell>
          <table:table-cell table:style-name="ce1" office:value-type="float" office:value="654" calcext:value-type="float">
            <text:p>654</text:p>
          </table:table-cell>
          <table:table-cell table:style-name="ce1" table:number-columns-repeated="3"/>
          <table:table-cell table:style-name="ce1" office:value-type="float" office:value="260" calcext:value-type="float">
            <text:p>260</text:p>
          </table:table-cell>
          <table:table-cell table:style-name="ce1" table:number-columns-repeated="6"/>
          <table:table-cell table:style-name="ce1" office:value-type="float" office:value="121011.14" calcext:value-type="float">
            <text:p>121011.14</text:p>
          </table:table-cell>
          <table:table-cell table:style-name="ce1" office:value-type="string" calcext:value-type="string">
            <text:p>заявка 3 к.н.</text:p>
          </table:table-cell>
          <table:table-cell table:style-name="ce1" table:number-columns-repeated="13"/>
          <table:table-cell table:style-name="ce1" office:value-type="float" office:value="438.21" calcext:value-type="float">
            <text:p>438.21</text:p>
          </table:table-cell>
          <table:table-cell table:style-name="ce1" office:value-type="float" office:value="314.28" calcext:value-type="float">
            <text:p>314.28</text:p>
          </table:table-cell>
          <table:table-cell table:style-name="ce1" table:number-columns-repeated="11"/>
          <table:table-cell table:style-name="ce1" office:value-type="float" office:value="438.21" calcext:value-type="float">
            <text:p>438.21</text:p>
          </table:table-cell>
          <table:table-cell table:style-name="ce1" office:value-type="float" office:value="314.28" calcext:value-type="float">
            <text:p>314.28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4 к.н.</text:p>
          </table:table-cell>
          <table:table-cell table:style-name="ce1" office:value-type="float" office:value="5751.08" calcext:value-type="float">
            <text:p>5751.08</text:p>
          </table:table-cell>
          <table:table-cell table:style-name="ce1" office:value-type="float" office:value="243.456" calcext:value-type="float">
            <text:p>243.456</text:p>
          </table:table-cell>
          <table:table-cell table:style-name="ce1" office:value-type="float" office:value="1592.581" calcext:value-type="float">
            <text:p>1592.581</text:p>
          </table:table-cell>
          <table:table-cell table:style-name="ce1" office:value-type="float" office:value="199.099" calcext:value-type="float">
            <text:p>199.099</text:p>
          </table:table-cell>
          <table:table-cell table:style-name="ce1" office:value-type="float" office:value="1773.78" calcext:value-type="float">
            <text:p>1773.7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31.642" calcext:value-type="float">
            <text:p>131.642</text:p>
          </table:table-cell>
          <table:table-cell table:style-name="ce1" table:number-columns-repeated="4"/>
          <table:table-cell table:style-name="ce1" office:value-type="float" office:value="441.04" calcext:value-type="float">
            <text:p>441.04</text:p>
          </table:table-cell>
          <table:table-cell table:style-name="ce1" office:value-type="float" office:value="746.66" calcext:value-type="float">
            <text:p>746.66</text:p>
          </table:table-cell>
          <table:table-cell table:style-name="ce1" office:value-type="float" office:value="385.54" calcext:value-type="float">
            <text:p>385.54</text:p>
          </table:table-cell>
          <table:table-cell table:style-name="ce1" office:value-type="float" office:value="1194.36" calcext:value-type="float">
            <text:p>1194.36</text:p>
          </table:table-cell>
          <table:table-cell table:style-name="ce1" office:value-type="float" office:value="616" calcext:value-type="float">
            <text:p>616</text:p>
          </table:table-cell>
          <table:table-cell table:style-name="ce1" table:number-columns-repeated="3"/>
          <table:table-cell table:style-name="ce1" office:value-type="float" office:value="151.68" calcext:value-type="float">
            <text:p>151.68</text:p>
          </table:table-cell>
          <table:table-cell table:style-name="ce1" office:value-type="float" office:value="1183.2" calcext:value-type="float">
            <text:p>1183.2</text:p>
          </table:table-cell>
          <table:table-cell table:style-name="ce1" table:number-columns-repeated="4"/>
          <table:table-cell table:style-name="ce1" office:value-type="float" office:value="2.4" calcext:value-type="float">
            <text:p>2.4</text:p>
          </table:table-cell>
          <table:table-cell table:style-name="ce1" table:number-columns-repeated="9"/>
          <table:table-cell table:style-name="ce1" office:value-type="float" office:value="206.64" calcext:value-type="float">
            <text:p>206.64</text:p>
          </table:table-cell>
          <table:table-cell table:style-name="ce1" office:value-type="float" office:value="1324.8" calcext:value-type="float">
            <text:p>1324.8</text:p>
          </table:table-cell>
          <table:table-cell table:style-name="ce1"/>
          <table:table-cell table:style-name="ce1" office:value-type="float" office:value="99.38" calcext:value-type="float">
            <text:p>99.38</text:p>
          </table:table-cell>
          <table:table-cell table:style-name="ce1" office:value-type="float" office:value="16.92" calcext:value-type="float">
            <text:p>16.92</text:p>
          </table:table-cell>
          <table:table-cell table:style-name="ce1" office:value-type="float" office:value="19.91" calcext:value-type="float">
            <text:p>19.91</text:p>
          </table:table-cell>
          <table:table-cell table:style-name="ce1" table:number-columns-repeated="6"/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1359" calcext:value-type="float">
            <text:p>1359</text:p>
          </table:table-cell>
          <table:table-cell table:style-name="ce1" office:value-type="float" office:value="228" calcext:value-type="float">
            <text:p>228</text:p>
          </table:table-cell>
          <table:table-cell table:style-name="ce1" table:number-columns-repeated="7"/>
          <table:table-cell table:style-name="ce1" office:value-type="float" office:value="180" calcext:value-type="float">
            <text:p>180</text:p>
          </table:table-cell>
          <table:table-cell table:style-name="ce1"/>
          <table:table-cell table:style-name="ce1" office:value-type="float" office:value="301.2" calcext:value-type="float">
            <text:p>301.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266.25" calcext:value-type="float">
            <text:p>266.25</text:p>
          </table:table-cell>
          <table:table-cell table:style-name="ce1"/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1050.84" calcext:value-type="float">
            <text:p>1050.84</text:p>
          </table:table-cell>
          <table:table-cell table:style-name="ce1" table:number-columns-repeated="4"/>
          <table:table-cell table:style-name="ce1" office:value-type="float" office:value="20931" calcext:value-type="float">
            <text:p>20931</text:p>
          </table:table-cell>
          <table:table-cell table:style-name="ce1" office:value-type="float" office:value="11060.4" calcext:value-type="float">
            <text:p>11060.4</text:p>
          </table:table-cell>
          <table:table-cell table:style-name="ce1"/>
          <table:table-cell table:style-name="ce1" office:value-type="float" office:value="3174.12" calcext:value-type="float">
            <text:p>3174.12</text:p>
          </table:table-cell>
          <table:table-cell table:style-name="ce1"/>
          <table:table-cell table:style-name="ce1" office:value-type="float" office:value="240" calcext:value-type="float">
            <text:p>240</text:p>
          </table:table-cell>
          <table:table-cell table:style-name="ce1"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691.5" calcext:value-type="float">
            <text:p>691.5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492.8" calcext:value-type="float">
            <text:p>492.8</text:p>
          </table:table-cell>
          <table:table-cell table:style-name="ce1" office:value-type="float" office:value="1387.8" calcext:value-type="float">
            <text:p>1387.8</text:p>
          </table:table-cell>
          <table:table-cell table:style-name="ce1"/>
          <table:table-cell table:style-name="ce1" office:value-type="float" office:value="1190.52" calcext:value-type="float">
            <text:p>1190.52</text:p>
          </table:table-cell>
          <table:table-cell table:style-name="ce1"/>
          <table:table-cell table:style-name="ce1" office:value-type="float" office:value="744.48" calcext:value-type="float">
            <text:p>744.48</text:p>
          </table:table-cell>
          <table:table-cell table:style-name="ce1"/>
          <table:table-cell table:style-name="ce1" office:value-type="float" office:value="730.44" calcext:value-type="float">
            <text:p>730.44</text:p>
          </table:table-cell>
          <table:table-cell table:style-name="ce1" office:value-type="float" office:value="2622.5" calcext:value-type="float">
            <text:p>2622.5</text:p>
          </table:table-cell>
          <table:table-cell table:style-name="ce1" office:value-type="float" office:value="3907" calcext:value-type="float">
            <text:p>3907</text:p>
          </table:table-cell>
          <table:table-cell table:style-name="ce1" office:value-type="float" office:value="3393" calcext:value-type="float">
            <text:p>3393</text:p>
          </table:table-cell>
          <table:table-cell table:style-name="ce1" table:number-columns-repeated="2"/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834" calcext:value-type="float">
            <text:p>834</text:p>
          </table:table-cell>
          <table:table-cell table:style-name="ce1"/>
          <table:table-cell table:style-name="ce1" office:value-type="float" office:value="579.06" calcext:value-type="float">
            <text:p>579.06</text:p>
          </table:table-cell>
          <table:table-cell table:style-name="ce1" office:value-type="float" office:value="1259.5" calcext:value-type="float">
            <text:p>1259.5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126" calcext:value-type="float">
            <text:p>126</text:p>
          </table:table-cell>
          <table:table-cell table:style-name="ce1" table:number-columns-repeated="2"/>
          <table:table-cell table:style-name="ce1" office:value-type="float" office:value="282" calcext:value-type="float">
            <text:p>282</text:p>
          </table:table-cell>
          <table:table-cell table:style-name="ce1" table:number-columns-repeated="6"/>
          <table:table-cell table:style-name="ce1" office:value-type="float" office:value="159860.573" calcext:value-type="float">
            <text:p>159860.573</text:p>
          </table:table-cell>
          <table:table-cell table:style-name="ce1" office:value-type="string" calcext:value-type="string">
            <text:p>заявка 4 к.н.</text:p>
          </table:table-cell>
          <table:table-cell table:style-name="ce1" table:number-columns-repeated="13"/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83.84" calcext:value-type="float">
            <text:p>483.84</text:p>
          </table:table-cell>
          <table:table-cell table:style-name="ce1" table:number-columns-repeated="11"/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83.84" calcext:value-type="float">
            <text:p>483.84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5 к.н.</text:p>
          </table:table-cell>
          <table:table-cell table:style-name="ce1" office:value-type="float" office:value="2776.39" calcext:value-type="float">
            <text:p>2776.39</text:p>
          </table:table-cell>
          <table:table-cell table:style-name="ce1" office:value-type="float" office:value="215.779" calcext:value-type="float">
            <text:p>215.779</text:p>
          </table:table-cell>
          <table:table-cell table:style-name="ce1" office:value-type="float" office:value="2468.086" calcext:value-type="float">
            <text:p>2468.086</text:p>
          </table:table-cell>
          <table:table-cell table:style-name="ce1" office:value-type="float" office:value="195.425" calcext:value-type="float">
            <text:p>195.425</text:p>
          </table:table-cell>
          <table:table-cell table:style-name="ce1" office:value-type="float" office:value="2252.56" calcext:value-type="float">
            <text:p>2252.5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50.848" calcext:value-type="float">
            <text:p>150.848</text:p>
          </table:table-cell>
          <table:table-cell table:style-name="ce1" table:number-columns-repeated="4"/>
          <table:table-cell table:style-name="ce1" office:value-type="float" office:value="321.16" calcext:value-type="float">
            <text:p>321.16</text:p>
          </table:table-cell>
          <table:table-cell table:style-name="ce1" office:value-type="float" office:value="769.6" calcext:value-type="float">
            <text:p>769.6</text:p>
          </table:table-cell>
          <table:table-cell table:style-name="ce1" office:value-type="float" office:value="399.6" calcext:value-type="float">
            <text:p>399.6</text:p>
          </table:table-cell>
          <table:table-cell table:style-name="ce1" office:value-type="float" office:value="908.72" calcext:value-type="float">
            <text:p>908.72</text:p>
          </table:table-cell>
          <table:table-cell table:style-name="ce1" office:value-type="float" office:value="1187.76" calcext:value-type="float">
            <text:p>1187.76</text:p>
          </table:table-cell>
          <table:table-cell table:style-name="ce1" table:number-columns-repeated="3"/>
          <table:table-cell table:style-name="ce1" office:value-type="float" office:value="104.04" calcext:value-type="float">
            <text:p>104.04</text:p>
          </table:table-cell>
          <table:table-cell table:style-name="ce1" office:value-type="float" office:value="1459.2" calcext:value-type="float">
            <text:p>1459.2</text:p>
          </table:table-cell>
          <table:table-cell table:style-name="ce1" table:number-columns-repeated="4"/>
          <table:table-cell table:style-name="ce1" office:value-type="float" office:value="18" calcext:value-type="float">
            <text:p>18</text:p>
          </table:table-cell>
          <table:table-cell table:style-name="ce1" table:number-columns-repeated="9"/>
          <table:table-cell table:style-name="ce1" office:value-type="float" office:value="158.4" calcext:value-type="float">
            <text:p>158.4</text:p>
          </table:table-cell>
          <table:table-cell table:style-name="ce1" office:value-type="float" office:value="496.6" calcext:value-type="float">
            <text:p>496.6</text:p>
          </table:table-cell>
          <table:table-cell table:style-name="ce1"/>
          <table:table-cell table:style-name="ce1" office:value-type="float" office:value="33.026" calcext:value-type="float">
            <text:p>33.026</text:p>
          </table:table-cell>
          <table:table-cell table:style-name="ce1" office:value-type="float" office:value="33.344" calcext:value-type="float">
            <text:p>33.344</text:p>
          </table:table-cell>
          <table:table-cell table:style-name="ce1" office:value-type="float" office:value="12.142" calcext:value-type="float">
            <text:p>12.142</text:p>
          </table:table-cell>
          <table:table-cell table:style-name="ce1" table:number-columns-repeated="6"/>
          <table:table-cell table:style-name="ce1" office:value-type="float" office:value="502.8" calcext:value-type="float">
            <text:p>502.8</text:p>
          </table:table-cell>
          <table:table-cell table:style-name="ce1" office:value-type="float" office:value="1210.5" calcext:value-type="float">
            <text:p>1210.5</text:p>
          </table:table-cell>
          <table:table-cell table:style-name="ce1" office:value-type="float" office:value="201" calcext:value-type="float">
            <text:p>201</text:p>
          </table:table-cell>
          <table:table-cell table:style-name="ce1" table:number-columns-repeated="7"/>
          <table:table-cell table:style-name="ce1" office:value-type="float" office:value="162" calcext:value-type="float">
            <text:p>162</text:p>
          </table:table-cell>
          <table:table-cell table:style-name="ce1"/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1239" calcext:value-type="float">
            <text:p>1239</text:p>
          </table:table-cell>
          <table:table-cell table:style-name="ce1" office:value-type="float" office:value="430.5" calcext:value-type="float">
            <text:p>430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9.5" calcext:value-type="float">
            <text:p>249.5</text:p>
          </table:table-cell>
          <table:table-cell table:style-name="ce1" office:value-type="float" office:value="975.78" calcext:value-type="float">
            <text:p>975.78</text:p>
          </table:table-cell>
          <table:table-cell table:style-name="ce1" table:number-columns-repeated="4"/>
          <table:table-cell table:style-name="ce1" office:value-type="float" office:value="6430" calcext:value-type="float">
            <text:p>6430</text:p>
          </table:table-cell>
          <table:table-cell table:style-name="ce1" office:value-type="float" office:value="10118.4" calcext:value-type="float">
            <text:p>10118.4</text:p>
          </table:table-cell>
          <table:table-cell table:style-name="ce1"/>
          <table:table-cell table:style-name="ce1" office:value-type="float" office:value="3051.36" calcext:value-type="float">
            <text:p>3051.36</text:p>
          </table:table-cell>
          <table:table-cell table:style-name="ce1"/>
          <table:table-cell table:style-name="ce1" office:value-type="float" office:value="240" calcext:value-type="float">
            <text:p>240</text:p>
          </table:table-cell>
          <table:table-cell table:style-name="ce1" table:number-columns-repeated="3"/>
          <table:table-cell table:style-name="ce1" office:value-type="float" office:value="487.5" calcext:value-type="float">
            <text:p>487.5</text:p>
          </table:table-cell>
          <table:table-cell table:style-name="ce1" office:value-type="float" office:value="310.5" calcext:value-type="float">
            <text:p>310.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16.4" calcext:value-type="float">
            <text:p>416.4</text:p>
          </table:table-cell>
          <table:table-cell table:style-name="ce1" office:value-type="float" office:value="1540.44" calcext:value-type="float">
            <text:p>1540.44</text:p>
          </table:table-cell>
          <table:table-cell table:style-name="ce1"/>
          <table:table-cell table:style-name="ce1" office:value-type="float" office:value="804.96" calcext:value-type="float">
            <text:p>804.96</text:p>
          </table:table-cell>
          <table:table-cell table:style-name="ce1"/>
          <table:table-cell table:style-name="ce1" office:value-type="float" office:value="551.16" calcext:value-type="float">
            <text:p>551.16</text:p>
          </table:table-cell>
          <table:table-cell table:style-name="ce1"/>
          <table:table-cell table:style-name="ce1" office:value-type="float" office:value="618.48" calcext:value-type="float">
            <text:p>618.48</text:p>
          </table:table-cell>
          <table:table-cell table:style-name="ce1" office:value-type="float" office:value="17379.5" calcext:value-type="float">
            <text:p>17379.5</text:p>
          </table:table-cell>
          <table:table-cell table:style-name="ce1" office:value-type="float" office:value="2082.25" calcext:value-type="float">
            <text:p>2082.25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table:number-columns-repeated="2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678" calcext:value-type="float">
            <text:p>678</text:p>
          </table:table-cell>
          <table:table-cell table:style-name="ce1"/>
          <table:table-cell table:style-name="ce1" office:value-type="float" office:value="381.06" calcext:value-type="float">
            <text:p>381.06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1262" calcext:value-type="float">
            <text:p>1262</text:p>
          </table:table-cell>
          <table:table-cell table:style-name="ce1" office:value-type="float" office:value="180" calcext:value-type="float">
            <text:p>180</text:p>
          </table:table-cell>
          <table:table-cell table:style-name="ce1" table:number-columns-repeated="2"/>
          <table:table-cell table:style-name="ce1" office:value-type="float" office:value="576" calcext:value-type="float">
            <text:p>576</text:p>
          </table:table-cell>
          <table:table-cell table:style-name="ce1" table:number-columns-repeated="6"/>
          <table:table-cell table:style-name="ce1" office:value-type="float" office:value="139879.2496" calcext:value-type="float">
            <text:p>139879.2496</text:p>
          </table:table-cell>
          <table:table-cell table:style-name="ce1" office:value-type="string" calcext:value-type="string">
            <text:p>заявка 5 к.н.</text:p>
          </table:table-cell>
          <table:table-cell table:style-name="ce1" table:number-columns-repeated="13"/>
          <table:table-cell table:style-name="ce1" office:value-type="float" office:value="1799.13" calcext:value-type="float">
            <text:p>1799.13</text:p>
          </table:table-cell>
          <table:table-cell table:style-name="ce1" office:value-type="float" office:value="545.04" calcext:value-type="float">
            <text:p>545.04</text:p>
          </table:table-cell>
          <table:table-cell table:style-name="ce1" table:number-columns-repeated="11"/>
          <table:table-cell table:style-name="ce1" office:value-type="float" office:value="1799.13" calcext:value-type="float">
            <text:p>1799.13</text:p>
          </table:table-cell>
          <table:table-cell table:style-name="ce1" office:value-type="float" office:value="545.04" calcext:value-type="float">
            <text:p>545.04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6 к.н.</text:p>
          </table:table-cell>
          <table:table-cell table:style-name="ce1" office:value-type="float" office:value="1992.642" calcext:value-type="float">
            <text:p>1992.642</text:p>
          </table:table-cell>
          <table:table-cell table:style-name="ce1" office:value-type="float" office:value="183.172" calcext:value-type="float">
            <text:p>183.172</text:p>
          </table:table-cell>
          <table:table-cell table:style-name="ce1" office:value-type="float" office:value="2686.142" calcext:value-type="float">
            <text:p>2686.142</text:p>
          </table:table-cell>
          <table:table-cell table:style-name="ce1" office:value-type="float" office:value="237.722" calcext:value-type="float">
            <text:p>237.722</text:p>
          </table:table-cell>
          <table:table-cell table:style-name="ce1" office:value-type="float" office:value="3169.42" calcext:value-type="float">
            <text:p>3169.42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510.704" calcext:value-type="float">
            <text:p>510.704</text:p>
          </table:table-cell>
          <table:table-cell table:style-name="ce1" office:value-type="float" office:value="4.48" calcext:value-type="float">
            <text:p>4.48</text:p>
          </table:table-cell>
          <table:table-cell table:style-name="ce1" table:number-columns-repeated="3"/>
          <table:table-cell table:style-name="ce1" office:value-type="float" office:value="254.56" calcext:value-type="float">
            <text:p>254.56</text:p>
          </table:table-cell>
          <table:table-cell table:style-name="ce1" office:value-type="float" office:value="700.04" calcext:value-type="float">
            <text:p>700.04</text:p>
          </table:table-cell>
          <table:table-cell table:style-name="ce1" office:value-type="float" office:value="301.92" calcext:value-type="float">
            <text:p>301.92</text:p>
          </table:table-cell>
          <table:table-cell table:style-name="ce1" office:value-type="float" office:value="1033.04" calcext:value-type="float">
            <text:p>1033.04</text:p>
          </table:table-cell>
          <table:table-cell table:style-name="ce1" office:value-type="float" office:value="2880.64" calcext:value-type="float">
            <text:p>2880.64</text:p>
          </table:table-cell>
          <table:table-cell table:style-name="ce1" table:number-columns-repeated="3"/>
          <table:table-cell table:style-name="ce1" office:value-type="float" office:value="132.24" calcext:value-type="float">
            <text:p>132.24</text:p>
          </table:table-cell>
          <table:table-cell table:style-name="ce1" office:value-type="float" office:value="1052.4" calcext:value-type="float">
            <text:p>1052.4</text:p>
          </table:table-cell>
          <table:table-cell table:style-name="ce1" table:number-columns-repeated="4"/>
          <table:table-cell table:style-name="ce1" office:value-type="float" office:value="37.2" calcext:value-type="float">
            <text:p>37.2</text:p>
          </table:table-cell>
          <table:table-cell table:style-name="ce1" table:number-columns-repeated="8"/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129.6" calcext:value-type="float">
            <text:p>129.6</text:p>
          </table:table-cell>
          <table:table-cell table:style-name="ce1" office:value-type="float" office:value="634.8" calcext:value-type="float">
            <text:p>634.8</text:p>
          </table:table-cell>
          <table:table-cell table:style-name="ce1"/>
          <table:table-cell table:style-name="ce1" office:value-type="float" office:value="73.8967" calcext:value-type="float">
            <text:p>73.8967</text:p>
          </table:table-cell>
          <table:table-cell table:style-name="ce1" office:value-type="float" office:value="28.14" calcext:value-type="float">
            <text:p>28.14</text:p>
          </table:table-cell>
          <table:table-cell table:style-name="ce1" office:value-type="float" office:value="7.442" calcext:value-type="float">
            <text:p>7.442</text:p>
          </table:table-cell>
          <table:table-cell table:style-name="ce1" table:number-columns-repeated="6"/>
          <table:table-cell table:style-name="ce1" office:value-type="float" office:value="415.2" calcext:value-type="float">
            <text:p>415.2</text:p>
          </table:table-cell>
          <table:table-cell table:style-name="ce1" office:value-type="float" office:value="1381.5" calcext:value-type="float">
            <text:p>1381.5</text:p>
          </table:table-cell>
          <table:table-cell table:style-name="ce1" office:value-type="float" office:value="124.5" calcext:value-type="float">
            <text:p>124.5</text:p>
          </table:table-cell>
          <table:table-cell table:style-name="ce1" table:number-columns-repeated="7"/>
          <table:table-cell table:style-name="ce1" office:value-type="float" office:value="139.5" calcext:value-type="float">
            <text:p>139.5</text:p>
          </table:table-cell>
          <table:table-cell table:style-name="ce1"/>
          <table:table-cell table:style-name="ce1" office:value-type="float" office:value="448.8" calcext:value-type="float">
            <text:p>448.8</text:p>
          </table:table-cell>
          <table:table-cell table:style-name="ce1" office:value-type="float" office:value="1275" calcext:value-type="float">
            <text:p>1275</text:p>
          </table:table-cell>
          <table:table-cell table:style-name="ce1" office:value-type="float" office:value="739.25" calcext:value-type="float">
            <text:p>739.25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1225.44" calcext:value-type="float">
            <text:p>1225.44</text:p>
          </table:table-cell>
          <table:table-cell table:style-name="ce1" table:number-columns-repeated="4"/>
          <table:table-cell table:style-name="ce1" office:value-type="float" office:value="7485" calcext:value-type="float">
            <text:p>7485</text:p>
          </table:table-cell>
          <table:table-cell table:style-name="ce1" office:value-type="float" office:value="8222.8" calcext:value-type="float">
            <text:p>8222.8</text:p>
          </table:table-cell>
          <table:table-cell table:style-name="ce1"/>
          <table:table-cell table:style-name="ce1" office:value-type="float" office:value="3501.36" calcext:value-type="float">
            <text:p>3501.36</text:p>
          </table:table-cell>
          <table:table-cell table:style-name="ce1"/>
          <table:table-cell table:style-name="ce1" office:value-type="float" office:value="240" calcext:value-type="float">
            <text:p>240</text:p>
          </table:table-cell>
          <table:table-cell table:style-name="ce1" table:number-columns-repeated="3"/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204.5" calcext:value-type="float">
            <text:p>204.5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1325.16" calcext:value-type="float">
            <text:p>1325.16</text:p>
          </table:table-cell>
          <table:table-cell table:style-name="ce1"/>
          <table:table-cell table:style-name="ce1" office:value-type="float" office:value="1038.42" calcext:value-type="float">
            <text:p>1038.42</text:p>
          </table:table-cell>
          <table:table-cell table:style-name="ce1"/>
          <table:table-cell table:style-name="ce1" office:value-type="float" office:value="625.5" calcext:value-type="float">
            <text:p>625.5</text:p>
          </table:table-cell>
          <table:table-cell table:style-name="ce1"/>
          <table:table-cell table:style-name="ce1" office:value-type="float" office:value="661.5" calcext:value-type="float">
            <text:p>661.5</text:p>
          </table:table-cell>
          <table:table-cell table:style-name="ce1" office:value-type="float" office:value="25890.5" calcext:value-type="float">
            <text:p>25890.5</text:p>
          </table:table-cell>
          <table:table-cell table:style-name="ce1" office:value-type="float" office:value="2292" calcext:value-type="float">
            <text:p>2292</text:p>
          </table:table-cell>
          <table:table-cell table:style-name="ce1" office:value-type="float" office:value="2527.5" calcext:value-type="float">
            <text:p>2527.5</text:p>
          </table:table-cell>
          <table:table-cell table:style-name="ce1" table:number-columns-repeated="2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2" calcext:value-type="float">
            <text:p>432</text:p>
          </table:table-cell>
          <table:table-cell table:style-name="ce1"/>
          <table:table-cell table:style-name="ce1" office:value-type="float" office:value="345.78" calcext:value-type="float">
            <text:p>345.78</text:p>
          </table:table-cell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540" calcext:value-type="float">
            <text:p>5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table:number-columns-repeated="6"/>
          <table:table-cell table:style-name="ce1" office:value-type="float" office:value="82266.4107" calcext:value-type="float">
            <text:p>82266.4107</text:p>
          </table:table-cell>
          <table:table-cell table:style-name="ce1" office:value-type="string" calcext:value-type="string">
            <text:p>заявка 6 к.н.</text:p>
          </table:table-cell>
          <table:table-cell table:style-name="ce1" table:number-columns-repeated="13"/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594" calcext:value-type="float">
            <text:p>594</text:p>
          </table:table-cell>
          <table:table-cell table:style-name="ce1" table:number-columns-repeated="11"/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594" calcext:value-type="float">
            <text:p>594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7 к.н.</text:p>
          </table:table-cell>
          <table:table-cell table:style-name="ce1" office:value-type="float" office:value="2429.754" calcext:value-type="float">
            <text:p>2429.754</text:p>
          </table:table-cell>
          <table:table-cell table:style-name="ce1" office:value-type="float" office:value="211.69" calcext:value-type="float">
            <text:p>211.69</text:p>
          </table:table-cell>
          <table:table-cell table:style-name="ce1" office:value-type="float" office:value="3323.776" calcext:value-type="float">
            <text:p>3323.776</text:p>
          </table:table-cell>
          <table:table-cell table:style-name="ce1" office:value-type="float" office:value="250.3" calcext:value-type="float">
            <text:p>250.3</text:p>
          </table:table-cell>
          <table:table-cell table:style-name="ce1" office:value-type="float" office:value="6884.96" calcext:value-type="float">
            <text:p>6884.96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95.66" calcext:value-type="float">
            <text:p>95.66</text:p>
          </table:table-cell>
          <table:table-cell table:style-name="ce1" office:value-type="float" office:value="73.36" calcext:value-type="float">
            <text:p>73.36</text:p>
          </table:table-cell>
          <table:table-cell table:style-name="ce1" office:value-type="float" office:value="3.92196" calcext:value-type="float">
            <text:p>3.92196</text:p>
          </table:table-cell>
          <table:table-cell table:style-name="ce1" table:number-columns-repeated="2"/>
          <table:table-cell table:style-name="ce1" office:value-type="float" office:value="239.76" calcext:value-type="float">
            <text:p>239.76</text:p>
          </table:table-cell>
          <table:table-cell table:style-name="ce1" office:value-type="float" office:value="728.16" calcext:value-type="float">
            <text:p>728.16</text:p>
          </table:table-cell>
          <table:table-cell table:style-name="ce1" office:value-type="float" office:value="336.7" calcext:value-type="float">
            <text:p>336.7</text:p>
          </table:table-cell>
          <table:table-cell table:style-name="ce1" office:value-type="float" office:value="998.63" calcext:value-type="float">
            <text:p>998.63</text:p>
          </table:table-cell>
          <table:table-cell table:style-name="ce1" office:value-type="float" office:value="2869.44" calcext:value-type="float">
            <text:p>2869.44</text:p>
          </table:table-cell>
          <table:table-cell table:style-name="ce1" table:number-columns-repeated="3"/>
          <table:table-cell table:style-name="ce1" office:value-type="float" office:value="112.44" calcext:value-type="float">
            <text:p>112.44</text:p>
          </table:table-cell>
          <table:table-cell table:style-name="ce1" office:value-type="float" office:value="1299.6" calcext:value-type="float">
            <text:p>1299.6</text:p>
          </table:table-cell>
          <table:table-cell table:style-name="ce1" table:number-columns-repeated="4"/>
          <table:table-cell table:style-name="ce1" office:value-type="float" office:value="40.8" calcext:value-type="float">
            <text:p>40.8</text:p>
          </table:table-cell>
          <table:table-cell table:style-name="ce1" table:number-columns-repeated="8"/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121.92" calcext:value-type="float">
            <text:p>121.92</text:p>
          </table:table-cell>
          <table:table-cell table:style-name="ce1" office:value-type="float" office:value="708.4" calcext:value-type="float">
            <text:p>708.4</text:p>
          </table:table-cell>
          <table:table-cell table:style-name="ce1"/>
          <table:table-cell table:style-name="ce1" office:value-type="float" office:value="120.6465" calcext:value-type="float">
            <text:p>120.6465</text:p>
          </table:table-cell>
          <table:table-cell table:style-name="ce1" office:value-type="float" office:value="21.834" calcext:value-type="float">
            <text:p>21.834</text:p>
          </table:table-cell>
          <table:table-cell table:style-name="ce1" office:value-type="float" office:value="6.592" calcext:value-type="float">
            <text:p>6.592</text:p>
          </table:table-cell>
          <table:table-cell table:style-name="ce1"/>
          <table:table-cell table:style-name="ce1" office:value-type="float" office:value="2200" calcext:value-type="float">
            <text:p>2200</text:p>
          </table:table-cell>
          <table:table-cell table:style-name="ce1" table:number-columns-repeated="4"/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321.5" calcext:value-type="float">
            <text:p>1321.5</text:p>
          </table:table-cell>
          <table:table-cell table:style-name="ce1" office:value-type="float" office:value="169.5" calcext:value-type="float">
            <text:p>169.5</text:p>
          </table:table-cell>
          <table:table-cell table:style-name="ce1" table:number-columns-repeated="7"/>
          <table:table-cell table:style-name="ce1" office:value-type="float" office:value="154.5" calcext:value-type="float">
            <text:p>154.5</text:p>
          </table:table-cell>
          <table:table-cell table:style-name="ce1"/>
          <table:table-cell table:style-name="ce1" office:value-type="float" office:value="541.2" calcext:value-type="float">
            <text:p>541.2</text:p>
          </table:table-cell>
          <table:table-cell table:style-name="ce1" office:value-type="float" office:value="1263" calcext:value-type="float">
            <text:p>1263</text:p>
          </table:table-cell>
          <table:table-cell table:style-name="ce1" office:value-type="float" office:value="1771.75" calcext:value-type="float">
            <text:p>1771.7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1366.02" calcext:value-type="float">
            <text:p>1366.02</text:p>
          </table:table-cell>
          <table:table-cell table:style-name="ce1" table:number-columns-repeated="4"/>
          <table:table-cell table:style-name="ce1" office:value-type="float" office:value="20493" calcext:value-type="float">
            <text:p>20493</text:p>
          </table:table-cell>
          <table:table-cell table:style-name="ce1" office:value-type="float" office:value="5296.8" calcext:value-type="float">
            <text:p>5296.8</text:p>
          </table:table-cell>
          <table:table-cell table:style-name="ce1"/>
          <table:table-cell table:style-name="ce1" office:value-type="float" office:value="3466.8" calcext:value-type="float">
            <text:p>3466.8</text:p>
          </table:table-cell>
          <table:table-cell table:style-name="ce1" table:number-columns-repeated="5"/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1536.84" calcext:value-type="float">
            <text:p>1536.84</text:p>
          </table:table-cell>
          <table:table-cell table:style-name="ce1"/>
          <table:table-cell table:style-name="ce1" office:value-type="float" office:value="854.28" calcext:value-type="float">
            <text:p>854.28</text:p>
          </table:table-cell>
          <table:table-cell table:style-name="ce1"/>
          <table:table-cell table:style-name="ce1" office:value-type="float" office:value="551.34" calcext:value-type="float">
            <text:p>551.34</text:p>
          </table:table-cell>
          <table:table-cell table:style-name="ce1"/>
          <table:table-cell table:style-name="ce1" office:value-type="float" office:value="922.86" calcext:value-type="float">
            <text:p>922.86</text:p>
          </table:table-cell>
          <table:table-cell table:style-name="ce1" office:value-type="float" office:value="8748" calcext:value-type="float">
            <text:p>8748</text:p>
          </table:table-cell>
          <table:table-cell table:style-name="ce1" office:value-type="float" office:value="1818" calcext:value-type="float">
            <text:p>1818</text:p>
          </table:table-cell>
          <table:table-cell table:style-name="ce1" office:value-type="float" office:value="2253" calcext:value-type="float">
            <text:p>2253</text:p>
          </table:table-cell>
          <table:table-cell table:style-name="ce1" table:number-columns-repeated="2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7" calcext:value-type="float">
            <text:p>357</text:p>
          </table:table-cell>
          <table:table-cell table:style-name="ce1"/>
          <table:table-cell table:style-name="ce1" office:value-type="float" office:value="314.82" calcext:value-type="float">
            <text:p>314.82</text:p>
          </table:table-cell>
          <table:table-cell table:style-name="ce1" office:value-type="float" office:value="1506.5" calcext:value-type="float">
            <text:p>1506.5</text:p>
          </table:table-cell>
          <table:table-cell table:style-name="ce1" office:value-type="float" office:value="1328" calcext:value-type="float">
            <text:p>1328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38.5" calcext:value-type="float">
            <text:p>38.5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656" calcext:value-type="float">
            <text:p>656</text:p>
          </table:table-cell>
          <table:table-cell table:style-name="ce1" table:number-columns-repeated="6"/>
          <table:table-cell table:style-name="ce1" office:value-type="float" office:value="160688.21046" calcext:value-type="float">
            <text:p>160688.21046</text:p>
          </table:table-cell>
          <table:table-cell table:style-name="ce1" office:value-type="string" calcext:value-type="string">
            <text:p>заявка 7 к.н.</text:p>
          </table:table-cell>
          <table:table-cell table:style-name="ce1" table:number-columns-repeated="13"/>
          <table:table-cell table:style-name="ce1" office:value-type="float" office:value="1601.666" calcext:value-type="float">
            <text:p>1601.666</text:p>
          </table:table-cell>
          <table:table-cell table:style-name="ce1" office:value-type="float" office:value="507.6" calcext:value-type="float">
            <text:p>507.6</text:p>
          </table:table-cell>
          <table:table-cell table:style-name="ce1" table:number-columns-repeated="11"/>
          <table:table-cell table:style-name="ce1" office:value-type="float" office:value="1601.666" calcext:value-type="float">
            <text:p>1601.666</text:p>
          </table:table-cell>
          <table:table-cell table:style-name="ce1" office:value-type="float" office:value="507.6" calcext:value-type="float">
            <text:p>507.6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8 к.н.</text:p>
          </table:table-cell>
          <table:table-cell table:style-name="ce1" office:value-type="float" office:value="1828.54" calcext:value-type="float">
            <text:p>1828.54</text:p>
          </table:table-cell>
          <table:table-cell table:style-name="ce1" office:value-type="float" office:value="204.038" calcext:value-type="float">
            <text:p>204.038</text:p>
          </table:table-cell>
          <table:table-cell table:style-name="ce1" office:value-type="float" office:value="2224.314" calcext:value-type="float">
            <text:p>2224.314</text:p>
          </table:table-cell>
          <table:table-cell table:style-name="ce1" office:value-type="float" office:value="258.414" calcext:value-type="float">
            <text:p>258.414</text:p>
          </table:table-cell>
          <table:table-cell table:style-name="ce1" office:value-type="float" office:value="5123.76" calcext:value-type="float">
            <text:p>5123.76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22.588" calcext:value-type="float">
            <text:p>122.588</text:p>
          </table:table-cell>
          <table:table-cell table:style-name="ce1" office:value-type="float" office:value="49.28" calcext:value-type="float">
            <text:p>49.28</text:p>
          </table:table-cell>
          <table:table-cell table:style-name="ce1" table:number-columns-repeated="3"/>
          <table:table-cell table:style-name="ce1" office:value-type="float" office:value="307.84" calcext:value-type="float">
            <text:p>307.84</text:p>
          </table:table-cell>
          <table:table-cell table:style-name="ce1" office:value-type="float" office:value="1110.74" calcext:value-type="float">
            <text:p>1110.74</text:p>
          </table:table-cell>
          <table:table-cell table:style-name="ce1" office:value-type="float" office:value="310.8" calcext:value-type="float">
            <text:p>310.8</text:p>
          </table:table-cell>
          <table:table-cell table:style-name="ce1" office:value-type="float" office:value="1163.28" calcext:value-type="float">
            <text:p>1163.28</text:p>
          </table:table-cell>
          <table:table-cell table:style-name="ce1" office:value-type="float" office:value="528.64" calcext:value-type="float">
            <text:p>528.64</text:p>
          </table:table-cell>
          <table:table-cell table:style-name="ce1" table:number-columns-repeated="3"/>
          <table:table-cell table:style-name="ce1" office:value-type="float" office:value="414.6" calcext:value-type="float">
            <text:p>414.6</text:p>
          </table:table-cell>
          <table:table-cell table:style-name="ce1" office:value-type="float" office:value="2359.2" calcext:value-type="float">
            <text:p>2359.2</text:p>
          </table:table-cell>
          <table:table-cell table:style-name="ce1" table:number-columns-repeated="4"/>
          <table:table-cell table:style-name="ce1" office:value-type="float" office:value="38.4" calcext:value-type="float">
            <text:p>38.4</text:p>
          </table:table-cell>
          <table:table-cell table:style-name="ce1" table:number-columns-repeated="8"/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117.72" calcext:value-type="float">
            <text:p>117.72</text:p>
          </table:table-cell>
          <table:table-cell table:style-name="ce1" office:value-type="float" office:value="920" calcext:value-type="float">
            <text:p>920</text:p>
          </table:table-cell>
          <table:table-cell table:style-name="ce1"/>
          <table:table-cell table:style-name="ce1" office:value-type="float" office:value="75.516" calcext:value-type="float">
            <text:p>75.516</text:p>
          </table:table-cell>
          <table:table-cell table:style-name="ce1" office:value-type="float" office:value="27.058" calcext:value-type="float">
            <text:p>27.058</text:p>
          </table:table-cell>
          <table:table-cell table:style-name="ce1" office:value-type="float" office:value="18.626" calcext:value-type="float">
            <text:p>18.626</text:p>
          </table:table-cell>
          <table:table-cell table:style-name="ce1" table:number-columns-repeated="6"/>
          <table:table-cell table:style-name="ce1" office:value-type="float" office:value="433.2" calcext:value-type="float">
            <text:p>433.2</text:p>
          </table:table-cell>
          <table:table-cell table:style-name="ce1" office:value-type="float" office:value="1506" calcext:value-type="float">
            <text:p>1506</text:p>
          </table:table-cell>
          <table:table-cell table:style-name="ce1" office:value-type="float" office:value="174" calcext:value-type="float">
            <text:p>174</text:p>
          </table:table-cell>
          <table:table-cell table:style-name="ce1" table:number-columns-repeated="7"/>
          <table:table-cell table:style-name="ce1" office:value-type="float" office:value="126" calcext:value-type="float">
            <text:p>126</text:p>
          </table:table-cell>
          <table:table-cell table:style-name="ce1"/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387.5" calcext:value-type="float">
            <text:p>1387.5</text:p>
          </table:table-cell>
          <table:table-cell table:style-name="ce1" office:value-type="float" office:value="1894.25" calcext:value-type="float">
            <text:p>1894.2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1335.24" calcext:value-type="float">
            <text:p>1335.24</text:p>
          </table:table-cell>
          <table:table-cell table:style-name="ce1" table:number-columns-repeated="4"/>
          <table:table-cell table:style-name="ce1" office:value-type="float" office:value="11415" calcext:value-type="float">
            <text:p>11415</text:p>
          </table:table-cell>
          <table:table-cell table:style-name="ce1" office:value-type="float" office:value="5072.4" calcext:value-type="float">
            <text:p>5072.4</text:p>
          </table:table-cell>
          <table:table-cell table:style-name="ce1"/>
          <table:table-cell table:style-name="ce1" office:value-type="float" office:value="2743.2" calcext:value-type="float">
            <text:p>2743.2</text:p>
          </table:table-cell>
          <table:table-cell table:style-name="ce1"/>
          <table:table-cell table:style-name="ce1" office:value-type="float" office:value="240" calcext:value-type="float">
            <text:p>240</text:p>
          </table:table-cell>
          <table:table-cell table:style-name="ce1" table:number-columns-repeated="3"/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446.5" calcext:value-type="float">
            <text:p>446.5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1513.08" calcext:value-type="float">
            <text:p>1513.08</text:p>
          </table:table-cell>
          <table:table-cell table:style-name="ce1"/>
          <table:table-cell table:style-name="ce1" office:value-type="float" office:value="929.34" calcext:value-type="float">
            <text:p>929.34</text:p>
          </table:table-cell>
          <table:table-cell table:style-name="ce1"/>
          <table:table-cell table:style-name="ce1" office:value-type="float" office:value="442.98" calcext:value-type="float">
            <text:p>442.98</text:p>
          </table:table-cell>
          <table:table-cell table:style-name="ce1"/>
          <table:table-cell table:style-name="ce1" office:value-type="float" office:value="930.96" calcext:value-type="float">
            <text:p>930.96</text:p>
          </table:table-cell>
          <table:table-cell table:style-name="ce1" office:value-type="float" office:value="6799.5" calcext:value-type="float">
            <text:p>6799.5</text:p>
          </table:table-cell>
          <table:table-cell table:style-name="ce1" office:value-type="float" office:value="1917" calcext:value-type="float">
            <text:p>1917</text:p>
          </table:table-cell>
          <table:table-cell table:style-name="ce1" office:value-type="float" office:value="3696" calcext:value-type="float">
            <text:p>3696</text:p>
          </table:table-cell>
          <table:table-cell table:style-name="ce1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96" calcext:value-type="float">
            <text:p>396</text:p>
          </table:table-cell>
          <table:table-cell table:style-name="ce1"/>
          <table:table-cell table:style-name="ce1" office:value-type="float" office:value="298.62" calcext:value-type="float">
            <text:p>298.62</text:p>
          </table:table-cell>
          <table:table-cell table:style-name="ce1" office:value-type="float" office:value="1639" calcext:value-type="float">
            <text:p>1639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6"/>
          <table:table-cell table:style-name="ce1" office:value-type="float" office:value="148424.8" calcext:value-type="float">
            <text:p>148424.8</text:p>
          </table:table-cell>
          <table:table-cell table:style-name="ce1" office:value-type="string" calcext:value-type="string">
            <text:p>заявка 8 к.н.</text:p>
          </table:table-cell>
          <table:table-cell table:style-name="ce1" table:number-columns-repeated="13"/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532.44" calcext:value-type="float">
            <text:p>532.44</text:p>
          </table:table-cell>
          <table:table-cell table:style-name="ce1" table:number-columns-repeated="11"/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532.44" calcext:value-type="float">
            <text:p>532.44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9 к.н.</text:p>
          </table:table-cell>
          <table:table-cell table:style-name="ce1" office:value-type="float" office:value="3277.5" calcext:value-type="float">
            <text:p>3277.5</text:p>
          </table:table-cell>
          <table:table-cell table:style-name="ce1" office:value-type="float" office:value="307.19" calcext:value-type="float">
            <text:p>307.19</text:p>
          </table:table-cell>
          <table:table-cell table:style-name="ce1" office:value-type="float" office:value="2588.114" calcext:value-type="float">
            <text:p>2588.114</text:p>
          </table:table-cell>
          <table:table-cell table:style-name="ce1" office:value-type="float" office:value="251.532" calcext:value-type="float">
            <text:p>251.532</text:p>
          </table:table-cell>
          <table:table-cell table:style-name="ce1" office:value-type="float" office:value="3907.94" calcext:value-type="float">
            <text:p>3907.94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88.412" calcext:value-type="float">
            <text:p>88.412</text:p>
          </table:table-cell>
          <table:table-cell table:style-name="ce1" office:value-type="float" office:value="598.36" calcext:value-type="float">
            <text:p>598.36</text:p>
          </table:table-cell>
          <table:table-cell table:style-name="ce1" table:number-columns-repeated="3"/>
          <table:table-cell table:style-name="ce1" office:value-type="float" office:value="346.32" calcext:value-type="float">
            <text:p>346.32</text:p>
          </table:table-cell>
          <table:table-cell table:style-name="ce1" office:value-type="float" office:value="1388.24" calcext:value-type="float">
            <text:p>1388.24</text:p>
          </table:table-cell>
          <table:table-cell table:style-name="ce1" office:value-type="float" office:value="497.28" calcext:value-type="float">
            <text:p>497.28</text:p>
          </table:table-cell>
          <table:table-cell table:style-name="ce1" office:value-type="float" office:value="980.87" calcext:value-type="float">
            <text:p>980.87</text:p>
          </table:table-cell>
          <table:table-cell table:style-name="ce1" office:value-type="float" office:value="929.6" calcext:value-type="float">
            <text:p>929.6</text:p>
          </table:table-cell>
          <table:table-cell table:style-name="ce1" table:number-columns-repeated="3"/>
          <table:table-cell table:style-name="ce1" office:value-type="float" office:value="344.52" calcext:value-type="float">
            <text:p>344.52</text:p>
          </table:table-cell>
          <table:table-cell table:style-name="ce1" office:value-type="float" office:value="1183.2" calcext:value-type="float">
            <text:p>1183.2</text:p>
          </table:table-cell>
          <table:table-cell table:style-name="ce1" table:number-columns-repeated="4"/>
          <table:table-cell table:style-name="ce1" office:value-type="float" office:value="29.88" calcext:value-type="float">
            <text:p>29.88</text:p>
          </table:table-cell>
          <table:table-cell table:style-name="ce1" table:number-columns-repeated="8"/>
          <table:table-cell table:style-name="ce1" office:value-type="float" office:value="3906" calcext:value-type="float">
            <text:p>3906</text:p>
          </table:table-cell>
          <table:table-cell table:style-name="ce1" office:value-type="float" office:value="145.2" calcext:value-type="float">
            <text:p>145.2</text:p>
          </table:table-cell>
          <table:table-cell table:style-name="ce1" office:value-type="float" office:value="1380" calcext:value-type="float">
            <text:p>1380</text:p>
          </table:table-cell>
          <table:table-cell table:style-name="ce1"/>
          <table:table-cell table:style-name="ce1" office:value-type="float" office:value="40.67" calcext:value-type="float">
            <text:p>40.67</text:p>
          </table:table-cell>
          <table:table-cell table:style-name="ce1" office:value-type="float" office:value="42.298" calcext:value-type="float">
            <text:p>42.298</text:p>
          </table:table-cell>
          <table:table-cell table:style-name="ce1" office:value-type="float" office:value="6.514" calcext:value-type="float">
            <text:p>6.514</text:p>
          </table:table-cell>
          <table:table-cell table:style-name="ce1" table:number-columns-repeated="6"/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1507.5" calcext:value-type="float">
            <text:p>1507.5</text:p>
          </table:table-cell>
          <table:table-cell table:style-name="ce1" office:value-type="float" office:value="159" calcext:value-type="float">
            <text:p>159</text:p>
          </table:table-cell>
          <table:table-cell table:style-name="ce1" table:number-columns-repeated="7"/>
          <table:table-cell table:style-name="ce1" office:value-type="float" office:value="159" calcext:value-type="float">
            <text:p>159</text:p>
          </table:table-cell>
          <table:table-cell table:style-name="ce1"/>
          <table:table-cell table:style-name="ce1" office:value-type="float" office:value="667.2" calcext:value-type="float">
            <text:p>667.2</text:p>
          </table:table-cell>
          <table:table-cell table:style-name="ce1" office:value-type="float" office:value="1618.5" calcext:value-type="float">
            <text:p>1618.5</text:p>
          </table:table-cell>
          <table:table-cell table:style-name="ce1" office:value-type="float" office:value="2626.75" calcext:value-type="float">
            <text:p>2626.7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1558.98" calcext:value-type="float">
            <text:p>1558.98</text:p>
          </table:table-cell>
          <table:table-cell table:style-name="ce1" table:number-columns-repeated="4"/>
          <table:table-cell table:style-name="ce1" office:value-type="float" office:value="8649" calcext:value-type="float">
            <text:p>8649</text:p>
          </table:table-cell>
          <table:table-cell table:style-name="ce1" office:value-type="float" office:value="4878.6" calcext:value-type="float">
            <text:p>4878.6</text:p>
          </table:table-cell>
          <table:table-cell table:style-name="ce1"/>
          <table:table-cell table:style-name="ce1" office:value-type="float" office:value="2567.16" calcext:value-type="float">
            <text:p>2567.16</text:p>
          </table:table-cell>
          <table:table-cell table:style-name="ce1"/>
          <table:table-cell table:style-name="ce1" office:value-type="float" office:value="240" calcext:value-type="float">
            <text:p>240</text:p>
          </table:table-cell>
          <table:table-cell table:style-name="ce1" table:number-columns-repeated="3"/>
          <table:table-cell table:style-name="ce1" office:value-type="float" office:value="45" calcext:value-type="float">
            <text:p>45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1480.68" calcext:value-type="float">
            <text:p>1480.68</text:p>
          </table:table-cell>
          <table:table-cell table:style-name="ce1"/>
          <table:table-cell table:style-name="ce1" office:value-type="float" office:value="2677.68" calcext:value-type="float">
            <text:p>2677.68</text:p>
          </table:table-cell>
          <table:table-cell table:style-name="ce1"/>
          <table:table-cell table:style-name="ce1" office:value-type="float" office:value="560.88" calcext:value-type="float">
            <text:p>560.88</text:p>
          </table:table-cell>
          <table:table-cell table:style-name="ce1"/>
          <table:table-cell table:style-name="ce1" office:value-type="float" office:value="717.84" calcext:value-type="float">
            <text:p>717.84</text:p>
          </table:table-cell>
          <table:table-cell table:style-name="ce1" office:value-type="float" office:value="12246.5" calcext:value-type="float">
            <text:p>12246.5</text:p>
          </table:table-cell>
          <table:table-cell table:style-name="ce1" office:value-type="float" office:value="2611.5" calcext:value-type="float">
            <text:p>2611.5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table:number-columns-repeated="2"/>
          <table:table-cell table:style-name="ce1" office:value-type="float" office:value="78" calcext:value-type="float">
            <text:p>78</text:p>
          </table:table-cell>
          <table:table-cell table:style-name="ce1" office:value-type="float" office:value="456" calcext:value-type="float">
            <text:p>456</text:p>
          </table:table-cell>
          <table:table-cell table:style-name="ce1"/>
          <table:table-cell table:style-name="ce1" office:value-type="float" office:value="362.7" calcext:value-type="float">
            <text:p>362.7</text:p>
          </table:table-cell>
          <table:table-cell table:style-name="ce1" office:value-type="float" office:value="1389.5" calcext:value-type="float">
            <text:p>1389.5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57.5" calcext:value-type="float">
            <text:p>57.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80" calcext:value-type="float">
            <text:p>780</text:p>
          </table:table-cell>
          <table:table-cell table:style-name="ce1" table:number-columns-repeated="6"/>
          <table:table-cell table:style-name="ce1" office:value-type="float" office:value="147079.802" calcext:value-type="float">
            <text:p>147079.802</text:p>
          </table:table-cell>
          <table:table-cell table:style-name="ce1" office:value-type="string" calcext:value-type="string">
            <text:p>заявка 9 к.н.</text:p>
          </table:table-cell>
          <table:table-cell table:style-name="ce1" table:number-columns-repeated="13"/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454.68" calcext:value-type="float">
            <text:p>454.68</text:p>
          </table:table-cell>
          <table:table-cell table:style-name="ce1" table:number-columns-repeated="11"/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454.68" calcext:value-type="float">
            <text:p>454.68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10 к.н.</text:p>
          </table:table-cell>
          <table:table-cell table:style-name="ce1" office:value-type="float" office:value="2793.454" calcext:value-type="float">
            <text:p>2793.454</text:p>
          </table:table-cell>
          <table:table-cell table:style-name="ce1" office:value-type="float" office:value="646.918" calcext:value-type="float">
            <text:p>646.918</text:p>
          </table:table-cell>
          <table:table-cell table:style-name="ce1" office:value-type="float" office:value="2443.442" calcext:value-type="float">
            <text:p>2443.442</text:p>
          </table:table-cell>
          <table:table-cell table:style-name="ce1" office:value-type="float" office:value="149.158" calcext:value-type="float">
            <text:p>149.158</text:p>
          </table:table-cell>
          <table:table-cell table:style-name="ce1" office:value-type="float" office:value="1952.12" calcext:value-type="float">
            <text:p>1952.12</text:p>
          </table:table-cell>
          <table:table-cell table:style-name="ce1" office:value-type="float" office:value="1038" calcext:value-type="float">
            <text:p>1038</text:p>
          </table:table-cell>
          <table:table-cell table:style-name="ce1" office:value-type="float" office:value="73.532" calcext:value-type="float">
            <text:p>73.532</text:p>
          </table:table-cell>
          <table:table-cell table:style-name="ce1" office:value-type="float" office:value="42.56" calcext:value-type="float">
            <text:p>42.56</text:p>
          </table:table-cell>
          <table:table-cell table:style-name="ce1" table:number-columns-repeated="3"/>
          <table:table-cell table:style-name="ce1" office:value-type="float" office:value="337.44" calcext:value-type="float">
            <text:p>337.44</text:p>
          </table:table-cell>
          <table:table-cell table:style-name="ce1" office:value-type="float" office:value="692.64" calcext:value-type="float">
            <text:p>692.64</text:p>
          </table:table-cell>
          <table:table-cell table:style-name="ce1" office:value-type="float" office:value="435.12" calcext:value-type="float">
            <text:p>435.12</text:p>
          </table:table-cell>
          <table:table-cell table:style-name="ce1" office:value-type="float" office:value="819.92" calcext:value-type="float">
            <text:p>819.92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table:number-columns-repeated="3"/>
          <table:table-cell table:style-name="ce1" office:value-type="float" office:value="2523.6" calcext:value-type="float">
            <text:p>2523.6</text:p>
          </table:table-cell>
          <table:table-cell table:style-name="ce1" office:value-type="float" office:value="1762.8" calcext:value-type="float">
            <text:p>1762.8</text:p>
          </table:table-cell>
          <table:table-cell table:style-name="ce1" table:number-columns-repeated="4"/>
          <table:table-cell table:style-name="ce1" office:value-type="float" office:value="305.76" calcext:value-type="float">
            <text:p>305.76</text:p>
          </table:table-cell>
          <table:table-cell table:style-name="ce1" table:number-columns-repeated="8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9.2" calcext:value-type="float">
            <text:p>139.2</text:p>
          </table:table-cell>
          <table:table-cell table:style-name="ce1" office:value-type="float" office:value="1058" calcext:value-type="float">
            <text:p>1058</text:p>
          </table:table-cell>
          <table:table-cell table:style-name="ce1"/>
          <table:table-cell table:style-name="ce1" office:value-type="float" office:value="111.719" calcext:value-type="float">
            <text:p>111.719</text:p>
          </table:table-cell>
          <table:table-cell table:style-name="ce1" office:value-type="float" office:value="22.04" calcext:value-type="float">
            <text:p>22.04</text:p>
          </table:table-cell>
          <table:table-cell table:style-name="ce1" office:value-type="float" office:value="9.39" calcext:value-type="float">
            <text:p>9.39</text:p>
          </table:table-cell>
          <table:table-cell table:style-name="ce1"/>
          <table:table-cell table:style-name="ce1" office:value-type="float" office:value="5380.405" calcext:value-type="float">
            <text:p>5380.405</text:p>
          </table:table-cell>
          <table:table-cell table:style-name="ce1" table:number-columns-repeated="4"/>
          <table:table-cell table:style-name="ce1" office:value-type="float" office:value="331.2" calcext:value-type="float">
            <text:p>331.2</text:p>
          </table:table-cell>
          <table:table-cell table:style-name="ce1" office:value-type="float" office:value="1392" calcext:value-type="float">
            <text:p>1392</text:p>
          </table:table-cell>
          <table:table-cell table:style-name="ce1" office:value-type="float" office:value="177" calcext:value-type="float">
            <text:p>177</text:p>
          </table:table-cell>
          <table:table-cell table:style-name="ce1" table:number-columns-repeated="7"/>
          <table:table-cell table:style-name="ce1" office:value-type="float" office:value="142.5" calcext:value-type="float">
            <text:p>142.5</text:p>
          </table:table-cell>
          <table:table-cell table:style-name="ce1"/>
          <table:table-cell table:style-name="ce1" office:value-type="float" office:value="453.6" calcext:value-type="float">
            <text:p>453.6</text:p>
          </table:table-cell>
          <table:table-cell table:style-name="ce1" office:value-type="float" office:value="1164" calcext:value-type="float">
            <text:p>1164</text:p>
          </table:table-cell>
          <table:table-cell table:style-name="ce1" office:value-type="float" office:value="1604.5" calcext:value-type="float">
            <text:p>1604.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1469.7" calcext:value-type="float">
            <text:p>1469.7</text:p>
          </table:table-cell>
          <table:table-cell table:style-name="ce1" table:number-columns-repeated="4"/>
          <table:table-cell table:style-name="ce1" office:value-type="float" office:value="4815" calcext:value-type="float">
            <text:p>4815</text:p>
          </table:table-cell>
          <table:table-cell table:style-name="ce1" office:value-type="float" office:value="7363.2" calcext:value-type="float">
            <text:p>7363.2</text:p>
          </table:table-cell>
          <table:table-cell table:style-name="ce1"/>
          <table:table-cell table:style-name="ce1" office:value-type="float" office:value="2948.4" calcext:value-type="float">
            <text:p>2948.4</text:p>
          </table:table-cell>
          <table:table-cell table:style-name="ce1" table:number-columns-repeated="5"/>
          <table:table-cell table:style-name="ce1" office:value-type="float" office:value="562.5" calcext:value-type="float">
            <text:p>562.5</text:p>
          </table:table-cell>
          <table:table-cell table:style-name="ce1" office:value-type="float" office:value="547.5" calcext:value-type="float">
            <text:p>547.5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1792.8" calcext:value-type="float">
            <text:p>1792.8</text:p>
          </table:table-cell>
          <table:table-cell table:style-name="ce1"/>
          <table:table-cell table:style-name="ce1" office:value-type="float" office:value="6942.78" calcext:value-type="float">
            <text:p>6942.78</text:p>
          </table:table-cell>
          <table:table-cell table:style-name="ce1"/>
          <table:table-cell table:style-name="ce1" office:value-type="float" office:value="519.66" calcext:value-type="float">
            <text:p>519.66</text:p>
          </table:table-cell>
          <table:table-cell table:style-name="ce1"/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3455.5" calcext:value-type="float">
            <text:p>3455.5</text:p>
          </table:table-cell>
          <table:table-cell table:style-name="ce1" office:value-type="float" office:value="7215.25" calcext:value-type="float">
            <text:p>7215.25</text:p>
          </table:table-cell>
          <table:table-cell table:style-name="ce1" office:value-type="float" office:value="3000" calcext:value-type="float">
            <text:p>3000</text:p>
          </table:table-cell>
          <table:table-cell table:style-name="ce1"/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309" calcext:value-type="float">
            <text:p>309</text:p>
          </table:table-cell>
          <table:table-cell table:style-name="ce1"/>
          <table:table-cell table:style-name="ce1" office:value-type="float" office:value="280.26" calcext:value-type="float">
            <text:p>280.26</text:p>
          </table:table-cell>
          <table:table-cell table:style-name="ce1" office:value-type="float" office:value="1324" calcext:value-type="float">
            <text:p>1324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14" calcext:value-type="float">
            <text:p>714</text:p>
          </table:table-cell>
          <table:table-cell table:style-name="ce1" table:number-columns-repeated="6"/>
          <table:table-cell table:style-name="ce1" office:value-type="float" office:value="131103.23" calcext:value-type="float">
            <text:p>131103.23</text:p>
          </table:table-cell>
          <table:table-cell table:style-name="ce1" office:value-type="string" calcext:value-type="string">
            <text:p>заявка 10 к.н.</text:p>
          </table:table-cell>
          <table:table-cell table:style-name="ce1" table:number-columns-repeated="13"/>
          <table:table-cell table:style-name="ce1" office:value-type="float" office:value="768.296" calcext:value-type="float">
            <text:p>768.296</text:p>
          </table:table-cell>
          <table:table-cell table:style-name="ce1" office:value-type="float" office:value="504.36" calcext:value-type="float">
            <text:p>504.36</text:p>
          </table:table-cell>
          <table:table-cell table:style-name="ce1" table:number-columns-repeated="11"/>
          <table:table-cell table:style-name="ce1" office:value-type="float" office:value="768.296" calcext:value-type="float">
            <text:p>768.296</text:p>
          </table:table-cell>
          <table:table-cell table:style-name="ce1" office:value-type="float" office:value="504.36" calcext:value-type="float">
            <text:p>504.36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11 к.н.</text:p>
          </table:table-cell>
          <table:table-cell table:style-name="ce1" office:value-type="float" office:value="2499.422" calcext:value-type="float">
            <text:p>2499.422</text:p>
          </table:table-cell>
          <table:table-cell table:style-name="ce1" office:value-type="float" office:value="1197.853" calcext:value-type="float">
            <text:p>1197.853</text:p>
          </table:table-cell>
          <table:table-cell table:style-name="ce1" office:value-type="float" office:value="1494.634" calcext:value-type="float">
            <text:p>1494.634</text:p>
          </table:table-cell>
          <table:table-cell table:style-name="ce1" office:value-type="float" office:value="202.01" calcext:value-type="float">
            <text:p>202.01</text:p>
          </table:table-cell>
          <table:table-cell table:style-name="ce1" office:value-type="float" office:value="1962.48" calcext:value-type="float">
            <text:p>1962.48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13.24" calcext:value-type="float">
            <text:p>113.24</text:p>
          </table:table-cell>
          <table:table-cell table:style-name="ce1" office:value-type="float" office:value="194.6" calcext:value-type="float">
            <text:p>194.6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2"/>
          <table:table-cell table:style-name="ce1" office:value-type="float" office:value="367.04" calcext:value-type="float">
            <text:p>367.04</text:p>
          </table:table-cell>
          <table:table-cell table:style-name="ce1" office:value-type="float" office:value="701.52" calcext:value-type="float">
            <text:p>701.52</text:p>
          </table:table-cell>
          <table:table-cell table:style-name="ce1" office:value-type="float" office:value="509.12" calcext:value-type="float">
            <text:p>509.12</text:p>
          </table:table-cell>
          <table:table-cell table:style-name="ce1" office:value-type="float" office:value="926.48" calcext:value-type="float">
            <text:p>926.48</text:p>
          </table:table-cell>
          <table:table-cell table:style-name="ce1" office:value-type="float" office:value="2972.48" calcext:value-type="float">
            <text:p>2972.48</text:p>
          </table:table-cell>
          <table:table-cell table:style-name="ce1" table:number-columns-repeated="3"/>
          <table:table-cell table:style-name="ce1" office:value-type="float" office:value="3355.2" calcext:value-type="float">
            <text:p>3355.2</text:p>
          </table:table-cell>
          <table:table-cell table:style-name="ce1" office:value-type="float" office:value="1024.8" calcext:value-type="float">
            <text:p>1024.8</text:p>
          </table:table-cell>
          <table:table-cell table:style-name="ce1" table:number-columns-repeated="4"/>
          <table:table-cell table:style-name="ce1" office:value-type="float" office:value="363.24" calcext:value-type="float">
            <text:p>363.24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208.8" calcext:value-type="float">
            <text:p>208.8</text:p>
          </table:table-cell>
          <table:table-cell table:style-name="ce1" office:value-type="float" office:value="984.4" calcext:value-type="float">
            <text:p>984.4</text:p>
          </table:table-cell>
          <table:table-cell table:style-name="ce1"/>
          <table:table-cell table:style-name="ce1" office:value-type="float" office:value="25.95" calcext:value-type="float">
            <text:p>25.95</text:p>
          </table:table-cell>
          <table:table-cell table:style-name="ce1" office:value-type="float" office:value="50.132" calcext:value-type="float">
            <text:p>50.132</text:p>
          </table:table-cell>
          <table:table-cell table:style-name="ce1" office:value-type="float" office:value="11.742" calcext:value-type="float">
            <text:p>11.7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float" office:value="487.2" calcext:value-type="float">
            <text:p>487.2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261" calcext:value-type="float">
            <text:p>261</text:p>
          </table:table-cell>
          <table:table-cell table:style-name="ce1" table:number-columns-repeated="7"/>
          <table:table-cell table:style-name="ce1" office:value-type="float" office:value="259.5" calcext:value-type="float">
            <text:p>259.5</text:p>
          </table:table-cell>
          <table:table-cell table:style-name="ce1"/>
          <table:table-cell table:style-name="ce1" office:value-type="float" office:value="662.4" calcext:value-type="float">
            <text:p>662.4</text:p>
          </table:table-cell>
          <table:table-cell table:style-name="ce1" office:value-type="float" office:value="472.5" calcext:value-type="float">
            <text:p>472.5</text:p>
          </table:table-cell>
          <table:table-cell table:style-name="ce1" office:value-type="float" office:value="1679.5" calcext:value-type="float">
            <text:p>1679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2.5" calcext:value-type="float">
            <text:p>492.5</text:p>
          </table:table-cell>
          <table:table-cell table:style-name="ce1" office:value-type="float" office:value="1243.44" calcext:value-type="float">
            <text:p>1243.44</text:p>
          </table:table-cell>
          <table:table-cell table:style-name="ce1" table:number-columns-repeated="4"/>
          <table:table-cell table:style-name="ce1" office:value-type="float" office:value="9025" calcext:value-type="float">
            <text:p>9025</text:p>
          </table:table-cell>
          <table:table-cell table:style-name="ce1" office:value-type="float" office:value="4416.6" calcext:value-type="float">
            <text:p>4416.6</text:p>
          </table:table-cell>
          <table:table-cell table:style-name="ce1"/>
          <table:table-cell table:style-name="ce1" office:value-type="float" office:value="1998" calcext:value-type="float">
            <text:p>1998</text:p>
          </table:table-cell>
          <table:table-cell table:style-name="ce1"/>
          <table:table-cell table:style-name="ce1" office:value-type="float" office:value="487.2" calcext:value-type="float">
            <text:p>487.2</text:p>
          </table:table-cell>
          <table:table-cell table:style-name="ce1" table:number-columns-repeated="3"/>
          <table:table-cell table:style-name="ce1" office:value-type="float" office:value="604.5" calcext:value-type="float">
            <text:p>604.5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988.2" calcext:value-type="float">
            <text:p>988.2</text:p>
          </table:table-cell>
          <table:table-cell table:style-name="ce1"/>
          <table:table-cell table:style-name="ce1" office:value-type="float" office:value="4621.68" calcext:value-type="float">
            <text:p>4621.68</text:p>
          </table:table-cell>
          <table:table-cell table:style-name="ce1"/>
          <table:table-cell table:style-name="ce1" office:value-type="float" office:value="419.04" calcext:value-type="float">
            <text:p>419.04</text:p>
          </table:table-cell>
          <table:table-cell table:style-name="ce1"/>
          <table:table-cell table:style-name="ce1" office:value-type="float" office:value="728.1" calcext:value-type="float">
            <text:p>728.1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3201" calcext:value-type="float">
            <text:p>3201</text:p>
          </table:table-cell>
          <table:table-cell table:style-name="ce1" office:value-type="float" office:value="2592" calcext:value-type="float">
            <text:p>2592</text:p>
          </table:table-cell>
          <table:table-cell table:style-name="ce1"/>
          <table:table-cell table:style-name="ce1" office:value-type="float" office:value="6135" calcext:value-type="float">
            <text:p>6135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351" calcext:value-type="float">
            <text:p>351</text:p>
          </table:table-cell>
          <table:table-cell table:style-name="ce1"/>
          <table:table-cell table:style-name="ce1" office:value-type="float" office:value="438.48" calcext:value-type="float">
            <text:p>438.48</text:p>
          </table:table-cell>
          <table:table-cell table:style-name="ce1" office:value-type="float" office:value="1098" calcext:value-type="float">
            <text:p>1098</text:p>
          </table:table-cell>
          <table:table-cell table:style-name="ce1" office:value-type="float" office:value="996" calcext:value-type="float">
            <text:p>996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978" calcext:value-type="float">
            <text:p>978</text:p>
          </table:table-cell>
          <table:table-cell table:style-name="ce1" table:number-columns-repeated="6"/>
          <table:table-cell table:style-name="ce1" office:value-type="float" office:value="124189.884" calcext:value-type="float">
            <text:p>124189.884</text:p>
          </table:table-cell>
          <table:table-cell table:style-name="ce1" office:value-type="string" calcext:value-type="string">
            <text:p>заявка 11 к.н.</text:p>
          </table:table-cell>
          <table:table-cell table:style-name="ce1" table:number-columns-repeated="13"/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277.56" calcext:value-type="float">
            <text:p>277.56</text:p>
          </table:table-cell>
          <table:table-cell table:style-name="ce1" table:number-columns-repeated="11"/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277.56" calcext:value-type="float">
            <text:p>277.56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12 к.н.</text:p>
          </table:table-cell>
          <table:table-cell table:style-name="ce1" office:value-type="float" office:value="4076.896" calcext:value-type="float">
            <text:p>4076.896</text:p>
          </table:table-cell>
          <table:table-cell table:style-name="ce1" office:value-type="float" office:value="408.204" calcext:value-type="float">
            <text:p>408.204</text:p>
          </table:table-cell>
          <table:table-cell table:style-name="ce1" office:value-type="float" office:value="3060.826" calcext:value-type="float">
            <text:p>3060.826</text:p>
          </table:table-cell>
          <table:table-cell table:style-name="ce1" office:value-type="float" office:value="262.426" calcext:value-type="float">
            <text:p>262.426</text:p>
          </table:table-cell>
          <table:table-cell table:style-name="ce1" office:value-type="float" office:value="4008.58" calcext:value-type="float">
            <text:p>4008.58</text:p>
          </table:table-cell>
          <table:table-cell table:style-name="ce1" office:value-type="float" office:value="702" calcext:value-type="float">
            <text:p>702</text:p>
          </table:table-cell>
          <table:table-cell table:style-name="ce1" office:value-type="float" office:value="489.034" calcext:value-type="float">
            <text:p>489.034</text:p>
          </table:table-cell>
          <table:table-cell table:style-name="ce1" office:value-type="float" office:value="900.48" calcext:value-type="float">
            <text:p>900.48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2"/>
          <table:table-cell table:style-name="ce1" office:value-type="float" office:value="967.92" calcext:value-type="float">
            <text:p>967.92</text:p>
          </table:table-cell>
          <table:table-cell table:style-name="ce1" office:value-type="float" office:value="719.28" calcext:value-type="float">
            <text:p>719.28</text:p>
          </table:table-cell>
          <table:table-cell table:style-name="ce1" office:value-type="float" office:value="417.36" calcext:value-type="float">
            <text:p>417.36</text:p>
          </table:table-cell>
          <table:table-cell table:style-name="ce1" office:value-type="float" office:value="1586.56" calcext:value-type="float">
            <text:p>1586.56</text:p>
          </table:table-cell>
          <table:table-cell table:style-name="ce1" office:value-type="float" office:value="3351.04" calcext:value-type="float">
            <text:p>3351.04</text:p>
          </table:table-cell>
          <table:table-cell table:style-name="ce1" table:number-columns-repeated="3"/>
          <table:table-cell table:style-name="ce1" office:value-type="float" office:value="2680.92" calcext:value-type="float">
            <text:p>2680.92</text:p>
          </table:table-cell>
          <table:table-cell table:style-name="ce1" office:value-type="float" office:value="457.2" calcext:value-type="float">
            <text:p>457.2</text:p>
          </table:table-cell>
          <table:table-cell table:style-name="ce1" table:number-columns-repeated="4"/>
          <table:table-cell table:style-name="ce1" office:value-type="float" office:value="291.6" calcext:value-type="float">
            <text:p>291.6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4.4" calcext:value-type="float">
            <text:p>224.4</text:p>
          </table:table-cell>
          <table:table-cell table:style-name="ce1" office:value-type="float" office:value="1729.6" calcext:value-type="float">
            <text:p>1729.6</text:p>
          </table:table-cell>
          <table:table-cell table:style-name="ce1"/>
          <table:table-cell table:style-name="ce1" office:value-type="float" office:value="49.718" calcext:value-type="float">
            <text:p>49.718</text:p>
          </table:table-cell>
          <table:table-cell table:style-name="ce1" office:value-type="float" office:value="48.414" calcext:value-type="float">
            <text:p>48.414</text:p>
          </table:table-cell>
          <table:table-cell table:style-name="ce1" office:value-type="float" office:value="22.678" calcext:value-type="float">
            <text:p>22.6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float" office:value="739.2" calcext:value-type="float">
            <text:p>739.2</text:p>
          </table:table-cell>
          <table:table-cell table:style-name="ce1" office:value-type="float" office:value="73.5" calcext:value-type="float">
            <text:p>73.5</text:p>
          </table:table-cell>
          <table:table-cell table:style-name="ce1" office:value-type="float" office:value="468" calcext:value-type="float">
            <text:p>468</text:p>
          </table:table-cell>
          <table:table-cell table:style-name="ce1" table:number-columns-repeated="7"/>
          <table:table-cell table:style-name="ce1" office:value-type="float" office:value="441" calcext:value-type="float">
            <text:p>441</text:p>
          </table:table-cell>
          <table:table-cell table:style-name="ce1"/>
          <table:table-cell table:style-name="ce1" office:value-type="float" office:value="952.8" calcext:value-type="float">
            <text:p>952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86.75" calcext:value-type="float">
            <text:p>1886.75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276.5" calcext:value-type="float">
            <text:p>276.5</text:p>
          </table:table-cell>
          <table:table-cell table:style-name="ce1" office:value-type="float" office:value="1080.18" calcext:value-type="float">
            <text:p>1080.18</text:p>
          </table:table-cell>
          <table:table-cell table:style-name="ce1" table:number-columns-repeated="4"/>
          <table:table-cell table:style-name="ce1" office:value-type="float" office:value="9815" calcext:value-type="float">
            <text:p>9815</text:p>
          </table:table-cell>
          <table:table-cell table:style-name="ce1" office:value-type="float" office:value="4470" calcext:value-type="float">
            <text:p>4470</text:p>
          </table:table-cell>
          <table:table-cell table:style-name="ce1"/>
          <table:table-cell table:style-name="ce1" office:value-type="float" office:value="3692.52" calcext:value-type="float">
            <text:p>3692.5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378.5" calcext:value-type="float">
            <text:p>378.5</text:p>
          </table:table-cell>
          <table:table-cell table:style-name="ce1" office:value-type="float" office:value="93.5" calcext:value-type="float">
            <text:p>93.5</text:p>
          </table:table-cell>
          <table:table-cell table:style-name="ce1" office:value-type="float" office:value="313.2" calcext:value-type="float">
            <text:p>313.2</text:p>
          </table:table-cell>
          <table:table-cell table:style-name="ce1" office:value-type="float" office:value="1992.6" calcext:value-type="float">
            <text:p>1992.6</text:p>
          </table:table-cell>
          <table:table-cell table:style-name="ce1"/>
          <table:table-cell table:style-name="ce1" office:value-type="float" office:value="2943" calcext:value-type="float">
            <text:p>2943</text:p>
          </table:table-cell>
          <table:table-cell table:style-name="ce1"/>
          <table:table-cell table:style-name="ce1" office:value-type="float" office:value="430.92" calcext:value-type="float">
            <text:p>430.92</text:p>
          </table:table-cell>
          <table:table-cell table:style-name="ce1"/>
          <table:table-cell table:style-name="ce1" office:value-type="float" office:value="410.76" calcext:value-type="float">
            <text:p>410.76</text:p>
          </table:table-cell>
          <table:table-cell table:style-name="ce1" office:value-type="float" office:value="1757.75" calcext:value-type="float">
            <text:p>1757.75</text:p>
          </table:table-cell>
          <table:table-cell table:style-name="ce1" office:value-type="float" office:value="4392" calcext:value-type="float">
            <text:p>4392</text:p>
          </table:table-cell>
          <table:table-cell table:style-name="ce1" office:value-type="float" office:value="2724" calcext:value-type="float">
            <text:p>2724</text:p>
          </table:table-cell>
          <table:table-cell table:style-name="ce1"/>
          <table:table-cell table:style-name="ce1" office:value-type="float" office:value="931.5" calcext:value-type="float">
            <text:p>931.5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330.5" calcext:value-type="float">
            <text:p>330.5</text:p>
          </table:table-cell>
          <table:table-cell table:style-name="ce1"/>
          <table:table-cell table:style-name="ce1" office:value-type="float" office:value="490.14" calcext:value-type="float">
            <text:p>490.14</text:p>
          </table:table-cell>
          <table:table-cell table:style-name="ce1" office:value-type="float" office:value="1653.5" calcext:value-type="float">
            <text:p>1653.5</text:p>
          </table:table-cell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0" calcext:value-type="float">
            <text:p>360</text:p>
          </table:table-cell>
          <table:table-cell table:style-name="ce1" table:number-columns-repeated="6"/>
          <table:table-cell table:style-name="ce1" office:value-type="float" office:value="131247.088" calcext:value-type="float">
            <text:p>131247.088</text:p>
          </table:table-cell>
          <table:table-cell table:style-name="ce1" office:value-type="string" calcext:value-type="string">
            <text:p>заявка 12 к.н.</text:p>
          </table:table-cell>
          <table:table-cell table:style-name="ce1" table:number-columns-repeated="13"/>
          <table:table-cell table:style-name="ce1" office:value-type="float" office:value="591.774" calcext:value-type="float">
            <text:p>591.77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1"/>
          <table:table-cell table:style-name="ce1" office:value-type="float" office:value="591.774" calcext:value-type="float">
            <text:p>591.77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13 к.н.</text:p>
          </table:table-cell>
          <table:table-cell table:style-name="ce1" office:value-type="float" office:value="4782.225" calcext:value-type="float">
            <text:p>4782.225</text:p>
          </table:table-cell>
          <table:table-cell table:style-name="ce1" office:value-type="float" office:value="195.87" calcext:value-type="float">
            <text:p>195.87</text:p>
          </table:table-cell>
          <table:table-cell table:style-name="ce1" office:value-type="float" office:value="2268.006" calcext:value-type="float">
            <text:p>2268.006</text:p>
          </table:table-cell>
          <table:table-cell table:style-name="ce1" office:value-type="float" office:value="290.972" calcext:value-type="float">
            <text:p>290.972</text:p>
          </table:table-cell>
          <table:table-cell table:style-name="ce1" office:value-type="float" office:value="1782.29" calcext:value-type="float">
            <text:p>1782.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3.162" calcext:value-type="float">
            <text:p>53.162</text:p>
          </table:table-cell>
          <table:table-cell table:style-name="ce1" office:value-type="float" office:value="1165.64" calcext:value-type="float">
            <text:p>1165.64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664.63" calcext:value-type="float">
            <text:p>1664.63</text:p>
          </table:table-cell>
          <table:table-cell table:style-name="ce1" office:value-type="float" office:value="741.11" calcext:value-type="float">
            <text:p>741.11</text:p>
          </table:table-cell>
          <table:table-cell table:style-name="ce1" office:value-type="float" office:value="423.28" calcext:value-type="float">
            <text:p>423.28</text:p>
          </table:table-cell>
          <table:table-cell table:style-name="ce1" office:value-type="float" office:value="1096.68" calcext:value-type="float">
            <text:p>1096.68</text:p>
          </table:table-cell>
          <table:table-cell table:style-name="ce1" office:value-type="float" office:value="893.76" calcext:value-type="float">
            <text:p>893.76</text:p>
          </table:table-cell>
          <table:table-cell table:style-name="ce1" table:number-columns-repeated="3"/>
          <table:table-cell table:style-name="ce1" office:value-type="float" office:value="1288.8" calcext:value-type="float">
            <text:p>1288.8</text:p>
          </table:table-cell>
          <table:table-cell table:style-name="ce1" office:value-type="float" office:value="326.76" calcext:value-type="float">
            <text:p>326.76</text:p>
          </table:table-cell>
          <table:table-cell table:style-name="ce1" table:number-columns-repeated="4"/>
          <table:table-cell table:style-name="ce1" office:value-type="float" office:value="254.28" calcext:value-type="float">
            <text:p>254.2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462.8" calcext:value-type="float">
            <text:p>1462.8</text:p>
          </table:table-cell>
          <table:table-cell table:style-name="ce1"/>
          <table:table-cell table:style-name="ce1" office:value-type="float" office:value="44.1805" calcext:value-type="float">
            <text:p>44.1805</text:p>
          </table:table-cell>
          <table:table-cell table:style-name="ce1" office:value-type="float" office:value="35.71" calcext:value-type="float">
            <text:p>35.71</text:p>
          </table:table-cell>
          <table:table-cell table:style-name="ce1" office:value-type="float" office:value="14.364" calcext:value-type="float">
            <text:p>14.3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2.5" calcext:value-type="float">
            <text:p>232.5</text:p>
          </table:table-cell>
          <table:table-cell table:style-name="ce1" table:number-columns-repeated="7"/>
          <table:table-cell table:style-name="ce1" office:value-type="float" office:value="274.5" calcext:value-type="float">
            <text:p>274.5</text:p>
          </table:table-cell>
          <table:table-cell table:style-name="ce1"/>
          <table:table-cell table:style-name="ce1" office:value-type="float" office:value="375.6" calcext:value-type="float">
            <text:p>375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62.5" calcext:value-type="float">
            <text:p>1662.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167.48" calcext:value-type="float">
            <text:p>1167.48</text:p>
          </table:table-cell>
          <table:table-cell table:style-name="ce1" table:number-columns-repeated="4"/>
          <table:table-cell table:style-name="ce1" office:value-type="float" office:value="18023.5" calcext:value-type="float">
            <text:p>18023.5</text:p>
          </table:table-cell>
          <table:table-cell table:style-name="ce1" office:value-type="float" office:value="12612.4" calcext:value-type="float">
            <text:p>12612.4</text:p>
          </table:table-cell>
          <table:table-cell table:style-name="ce1"/>
          <table:table-cell table:style-name="ce1" office:value-type="float" office:value="1981.8" calcext:value-type="float">
            <text:p>1981.8</text:p>
          </table:table-cell>
          <table:table-cell table:style-name="ce1"/>
          <table:table-cell table:style-name="ce1" office:value-type="float" office:value="480" calcext:value-type="float">
            <text:p>480</text:p>
          </table:table-cell>
          <table:table-cell table:style-name="ce1" table:number-columns-repeated="3"/>
          <table:table-cell table:style-name="ce1" office:value-type="float" office:value="106.5" calcext:value-type="float">
            <text:p>106.5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48.4" calcext:value-type="float">
            <text:p>248.4</text:p>
          </table:table-cell>
          <table:table-cell table:style-name="ce1" office:value-type="float" office:value="1015.2" calcext:value-type="float">
            <text:p>1015.2</text:p>
          </table:table-cell>
          <table:table-cell table:style-name="ce1"/>
          <table:table-cell table:style-name="ce1" office:value-type="float" office:value="2384.1" calcext:value-type="float">
            <text:p>2384.1</text:p>
          </table:table-cell>
          <table:table-cell table:style-name="ce1"/>
          <table:table-cell table:style-name="ce1" office:value-type="float" office:value="351.36" calcext:value-type="float">
            <text:p>351.36</text:p>
          </table:table-cell>
          <table:table-cell table:style-name="ce1"/>
          <table:table-cell table:style-name="ce1" office:value-type="float" office:value="232.74" calcext:value-type="float">
            <text:p>232.74</text:p>
          </table:table-cell>
          <table:table-cell table:style-name="ce1" office:value-type="float" office:value="1485.25" calcext:value-type="float">
            <text:p>1485.25</text:p>
          </table:table-cell>
          <table:table-cell table:style-name="ce1" office:value-type="float" office:value="2535.75" calcext:value-type="float">
            <text:p>2535.75</text:p>
          </table:table-cell>
          <table:table-cell table:style-name="ce1" office:value-type="float" office:value="5111.5" calcext:value-type="float">
            <text:p>5111.5</text:p>
          </table:table-cell>
          <table:table-cell table:style-name="ce1"/>
          <table:table-cell table:style-name="ce1" office:value-type="float" office:value="757.5" calcext:value-type="float">
            <text:p>757.5</text:p>
          </table:table-cell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168" calcext:value-type="float">
            <text:p>168</text:p>
          </table:table-cell>
          <table:table-cell table:style-name="ce1"/>
          <table:table-cell table:style-name="ce1" office:value-type="float" office:value="410.4" calcext:value-type="float">
            <text:p>410.4</text:p>
          </table:table-cell>
          <table:table-cell table:style-name="ce1" office:value-type="float" office:value="1857" calcext:value-type="float">
            <text:p>1857</text:p>
          </table:table-cell>
          <table:table-cell table:style-name="ce1" office:value-type="float" office:value="1382" calcext:value-type="float">
            <text:p>13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.5" calcext:value-type="float">
            <text:p>117.5</text:p>
          </table:table-cell>
          <table:table-cell table:style-name="ce1" office:value-type="float" office:value="199.5" calcext:value-type="float">
            <text:p>199.5</text:p>
          </table:table-cell>
          <table:table-cell table:style-name="ce1" office:value-type="float" office:value="278" calcext:value-type="float">
            <text:p>278</text:p>
          </table:table-cell>
          <table:table-cell table:style-name="ce1" table:number-columns-repeated="6"/>
          <table:table-cell table:style-name="ce1" office:value-type="float" office:value="143492.6915" calcext:value-type="float">
            <text:p>143492.6915</text:p>
          </table:table-cell>
          <table:table-cell table:style-name="ce1" office:value-type="string" calcext:value-type="string">
            <text:p>заявка 13 к.н.</text:p>
          </table:table-cell>
          <table:table-cell table:style-name="ce1" table:number-columns-repeated="13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1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14 к.н.</text:p>
          </table:table-cell>
          <table:table-cell table:style-name="ce1" office:value-type="float" office:value="3522.57" calcext:value-type="float">
            <text:p>3522.57</text:p>
          </table:table-cell>
          <table:table-cell table:style-name="ce1" office:value-type="float" office:value="182.66" calcext:value-type="float">
            <text:p>182.66</text:p>
          </table:table-cell>
          <table:table-cell table:style-name="ce1" office:value-type="float" office:value="3709.618" calcext:value-type="float">
            <text:p>3709.618</text:p>
          </table:table-cell>
          <table:table-cell table:style-name="ce1" office:value-type="float" office:value="236.29" calcext:value-type="float">
            <text:p>236.29</text:p>
          </table:table-cell>
          <table:table-cell table:style-name="ce1" office:value-type="float" office:value="2196.32" calcext:value-type="float">
            <text:p>2196.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1.09" calcext:value-type="float">
            <text:p>141.09</text:p>
          </table:table-cell>
          <table:table-cell table:style-name="ce1" office:value-type="float" office:value="893.76" calcext:value-type="float">
            <text:p>893.76</text:p>
          </table:table-cell>
          <table:table-cell table:style-name="ce1" office:value-type="float" office:value="7.338" calcext:value-type="float">
            <text:p>7.338</text:p>
          </table:table-cell>
          <table:table-cell table:style-name="ce1" office:value-type="float" office:value="896" calcext:value-type="float">
            <text:p>896</text:p>
          </table:table-cell>
          <table:table-cell table:style-name="ce1"/>
          <table:table-cell table:style-name="ce1" office:value-type="float" office:value="772.56" calcext:value-type="float">
            <text:p>772.56</text:p>
          </table:table-cell>
          <table:table-cell table:style-name="ce1" office:value-type="float" office:value="1592.48" calcext:value-type="float">
            <text:p>1592.48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790.32" calcext:value-type="float">
            <text:p>790.32</text:p>
          </table:table-cell>
          <table:table-cell table:style-name="ce1" office:value-type="float" office:value="295.68" calcext:value-type="float">
            <text:p>295.68</text:p>
          </table:table-cell>
          <table:table-cell table:style-name="ce1" table:number-columns-repeated="3"/>
          <table:table-cell table:style-name="ce1" office:value-type="float" office:value="484.92" calcext:value-type="float">
            <text:p>484.92</text:p>
          </table:table-cell>
          <table:table-cell table:style-name="ce1" office:value-type="float" office:value="400.8" calcext:value-type="float">
            <text:p>400.8</text:p>
          </table:table-cell>
          <table:table-cell table:style-name="ce1" table:number-columns-repeated="4"/>
          <table:table-cell table:style-name="ce1" office:value-type="float" office:value="436.32" calcext:value-type="float">
            <text:p>436.3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8.4" calcext:value-type="float">
            <text:p>128.4</text:p>
          </table:table-cell>
          <table:table-cell table:style-name="ce1" office:value-type="float" office:value="625.6" calcext:value-type="float">
            <text:p>625.6</text:p>
          </table:table-cell>
          <table:table-cell table:style-name="ce1"/>
          <table:table-cell table:style-name="ce1" office:value-type="float" office:value="22.846" calcext:value-type="float">
            <text:p>22.846</text:p>
          </table:table-cell>
          <table:table-cell table:style-name="ce1" office:value-type="float" office:value="12.137" calcext:value-type="float">
            <text:p>12.137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float" office:value="237.6" calcext:value-type="float">
            <text:p>237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" calcext:value-type="float">
            <text:p>111</text:p>
          </table:table-cell>
          <table:table-cell table:style-name="ce1" table:number-columns-repeated="7"/>
          <table:table-cell table:style-name="ce1" office:value-type="float" office:value="105" calcext:value-type="float">
            <text:p>105</text:p>
          </table:table-cell>
          <table:table-cell table:style-name="ce1"/>
          <table:table-cell table:style-name="ce1" office:value-type="float" office:value="285.6" calcext:value-type="float">
            <text:p>285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9.5" calcext:value-type="float">
            <text:p>1459.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1009.8" calcext:value-type="float">
            <text:p>1009.8</text:p>
          </table:table-cell>
          <table:table-cell table:style-name="ce1" table:number-columns-repeated="4"/>
          <table:table-cell table:style-name="ce1" office:value-type="float" office:value="11130" calcext:value-type="float">
            <text:p>11130</text:p>
          </table:table-cell>
          <table:table-cell table:style-name="ce1" office:value-type="float" office:value="9696" calcext:value-type="float">
            <text:p>9696</text:p>
          </table:table-cell>
          <table:table-cell table:style-name="ce1"/>
          <table:table-cell table:style-name="ce1" office:value-type="float" office:value="2559.6" calcext:value-type="float">
            <text:p>2559.6</text:p>
          </table:table-cell>
          <table:table-cell table:style-name="ce1"/>
          <table:table-cell table:style-name="ce1" office:value-type="float" office:value="480" calcext:value-type="float">
            <text:p>480</text:p>
          </table:table-cell>
          <table:table-cell table:style-name="ce1"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9.5" calcext:value-type="float">
            <text:p>249.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70.4" calcext:value-type="float">
            <text:p>170.4</text:p>
          </table:table-cell>
          <table:table-cell table:style-name="ce1" office:value-type="float" office:value="1999.08" calcext:value-type="float">
            <text:p>1999.08</text:p>
          </table:table-cell>
          <table:table-cell table:style-name="ce1"/>
          <table:table-cell table:style-name="ce1" office:value-type="float" office:value="950.76" calcext:value-type="float">
            <text:p>950.76</text:p>
          </table:table-cell>
          <table:table-cell table:style-name="ce1"/>
          <table:table-cell table:style-name="ce1" office:value-type="float" office:value="729" calcext:value-type="float">
            <text:p>729</text:p>
          </table:table-cell>
          <table:table-cell table:style-name="ce1"/>
          <table:table-cell table:style-name="ce1" office:value-type="float" office:value="229.14" calcext:value-type="float">
            <text:p>229.14</text:p>
          </table:table-cell>
          <table:table-cell table:style-name="ce1" office:value-type="float" office:value="1221.5" calcext:value-type="float">
            <text:p>1221.5</text:p>
          </table:table-cell>
          <table:table-cell table:style-name="ce1" office:value-type="float" office:value="1750.5" calcext:value-type="float">
            <text:p>1750.5</text:p>
          </table:table-cell>
          <table:table-cell table:style-name="ce1" office:value-type="float" office:value="3144" calcext:value-type="float">
            <text:p>3144</text:p>
          </table:table-cell>
          <table:table-cell table:style-name="ce1"/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table:style-name="ce1"/>
          <table:table-cell table:style-name="ce1" office:value-type="float" office:value="501.12" calcext:value-type="float">
            <text:p>501.12</text:p>
          </table:table-cell>
          <table:table-cell table:style-name="ce1" office:value-type="float" office:value="1395.5" calcext:value-type="float">
            <text:p>1395.5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0" calcext:value-type="float">
            <text:p>180</text:p>
          </table:table-cell>
          <table:table-cell table:style-name="ce1" table:number-columns-repeated="6"/>
          <table:table-cell table:style-name="ce1" office:value-type="float" office:value="101975.459" calcext:value-type="float">
            <text:p>101975.459</text:p>
          </table:table-cell>
          <table:table-cell table:style-name="ce1" office:value-type="string" calcext:value-type="string">
            <text:p>заявка 14 к.н.</text:p>
          </table:table-cell>
          <table:table-cell table:style-name="ce1" table:number-columns-repeated="13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1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15 к.н.</text:p>
          </table:table-cell>
          <table:table-cell table:style-name="ce1" office:value-type="float" office:value="3113.812" calcext:value-type="float">
            <text:p>3113.812</text:p>
          </table:table-cell>
          <table:table-cell table:style-name="ce1" office:value-type="float" office:value="100.662" calcext:value-type="float">
            <text:p>100.662</text:p>
          </table:table-cell>
          <table:table-cell table:style-name="ce1" office:value-type="float" office:value="2809.774" calcext:value-type="float">
            <text:p>2809.774</text:p>
          </table:table-cell>
          <table:table-cell table:style-name="ce1" office:value-type="float" office:value="241.378" calcext:value-type="float">
            <text:p>241.378</text:p>
          </table:table-cell>
          <table:table-cell table:style-name="ce1" office:value-type="float" office:value="1675.36" calcext:value-type="float">
            <text:p>1675.3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15.878" calcext:value-type="float">
            <text:p>615.878</text:p>
          </table:table-cell>
          <table:table-cell table:style-name="ce1" office:value-type="float" office:value="1942.92" calcext:value-type="float">
            <text:p>1942.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.118" calcext:value-type="float">
            <text:p>115.118</text:p>
          </table:table-cell>
          <table:table-cell table:style-name="ce1"/>
          <table:table-cell table:style-name="ce1" office:value-type="float" office:value="246.42" calcext:value-type="float">
            <text:p>246.42</text:p>
          </table:table-cell>
          <table:table-cell table:style-name="ce1" office:value-type="float" office:value="1556.96" calcext:value-type="float">
            <text:p>1556.96</text:p>
          </table:table-cell>
          <table:table-cell table:style-name="ce1" office:value-type="float" office:value="272.32" calcext:value-type="float">
            <text:p>272.32</text:p>
          </table:table-cell>
          <table:table-cell table:style-name="ce1" office:value-type="float" office:value="619.38" calcext:value-type="float">
            <text:p>619.38</text:p>
          </table:table-cell>
          <table:table-cell table:style-name="ce1" office:value-type="float" office:value="1005.76" calcext:value-type="float">
            <text:p>1005.76</text:p>
          </table:table-cell>
          <table:table-cell table:style-name="ce1" table:number-columns-repeated="3"/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604.8" calcext:value-type="float">
            <text:p>604.8</text:p>
          </table:table-cell>
          <table:table-cell table:style-name="ce1" table:number-columns-repeated="4"/>
          <table:table-cell table:style-name="ce1" office:value-type="float" office:value="411" calcext:value-type="float">
            <text:p>41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616.4" calcext:value-type="float">
            <text:p>616.4</text:p>
          </table:table-cell>
          <table:table-cell table:style-name="ce1"/>
          <table:table-cell table:style-name="ce1" office:value-type="float" office:value="25.374" calcext:value-type="float">
            <text:p>25.374</text:p>
          </table:table-cell>
          <table:table-cell table:style-name="ce1" office:value-type="float" office:value="19.012" calcext:value-type="float">
            <text:p>19.012</text:p>
          </table:table-cell>
          <table:table-cell table:style-name="ce1" office:value-type="float" office:value="9.536" calcext:value-type="float">
            <text:p>9.5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float" office:value="303.6" calcext:value-type="float">
            <text:p>303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.5" calcext:value-type="float">
            <text:p>94.5</text:p>
          </table:table-cell>
          <table:table-cell table:style-name="ce1" table:number-columns-repeated="7"/>
          <table:table-cell table:style-name="ce1" office:value-type="float" office:value="103.5" calcext:value-type="float">
            <text:p>103.5</text:p>
          </table:table-cell>
          <table:table-cell table:style-name="ce1"/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8" calcext:value-type="float">
            <text:p>132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758.16" calcext:value-type="float">
            <text:p>758.16</text:p>
          </table:table-cell>
          <table:table-cell table:style-name="ce1" table:number-columns-repeated="4"/>
          <table:table-cell table:style-name="ce1" office:value-type="float" office:value="8334" calcext:value-type="float">
            <text:p>8334</text:p>
          </table:table-cell>
          <table:table-cell table:style-name="ce1" office:value-type="float" office:value="9355.2" calcext:value-type="float">
            <text:p>9355.2</text:p>
          </table:table-cell>
          <table:table-cell table:style-name="ce1"/>
          <table:table-cell table:style-name="ce1" office:value-type="float" office:value="1798.2" calcext:value-type="float">
            <text:p>1798.2</text:p>
          </table:table-cell>
          <table:table-cell table:style-name="ce1"/>
          <table:table-cell table:style-name="ce1" office:value-type="float" office:value="510" calcext:value-type="float">
            <text:p>510</text:p>
          </table:table-cell>
          <table:table-cell table:style-name="ce1"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19.2" calcext:value-type="float">
            <text:p>319.2</text:p>
          </table:table-cell>
          <table:table-cell table:style-name="ce1" office:value-type="float" office:value="1490.4" calcext:value-type="float">
            <text:p>1490.4</text:p>
          </table:table-cell>
          <table:table-cell table:style-name="ce1"/>
          <table:table-cell table:style-name="ce1" office:value-type="float" office:value="1019.52" calcext:value-type="float">
            <text:p>1019.52</text:p>
          </table:table-cell>
          <table:table-cell table:style-name="ce1"/>
          <table:table-cell table:style-name="ce1" office:value-type="float" office:value="698.76" calcext:value-type="float">
            <text:p>698.76</text:p>
          </table:table-cell>
          <table:table-cell table:style-name="ce1"/>
          <table:table-cell table:style-name="ce1" office:value-type="float" office:value="224.64" calcext:value-type="float">
            <text:p>224.64</text:p>
          </table:table-cell>
          <table:table-cell table:style-name="ce1" office:value-type="float" office:value="1524.75" calcext:value-type="float">
            <text:p>1524.75</text:p>
          </table:table-cell>
          <table:table-cell table:style-name="ce1" office:value-type="float" office:value="2808" calcext:value-type="float">
            <text:p>2808</text:p>
          </table:table-cell>
          <table:table-cell table:style-name="ce1" office:value-type="float" office:value="2259" calcext:value-type="float">
            <text:p>2259</text:p>
          </table:table-cell>
          <table:table-cell table:style-name="ce1"/>
          <table:table-cell table:style-name="ce1" office:value-type="float" office:value="1399.5" calcext:value-type="float">
            <text:p>1399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92" calcext:value-type="float">
            <text:p>192</text:p>
          </table:table-cell>
          <table:table-cell table:style-name="ce1"/>
          <table:table-cell table:style-name="ce1" office:value-type="float" office:value="319.32" calcext:value-type="float">
            <text:p>319.32</text:p>
          </table:table-cell>
          <table:table-cell table:style-name="ce1" office:value-type="float" office:value="1389" calcext:value-type="float">
            <text:p>1389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186" calcext:value-type="float">
            <text:p>186</text:p>
          </table:table-cell>
          <table:table-cell table:style-name="ce1" table:number-columns-repeated="6"/>
          <table:table-cell table:style-name="ce1" office:value-type="float" office:value="102853.702" calcext:value-type="float">
            <text:p>102853.702</text:p>
          </table:table-cell>
          <table:table-cell table:style-name="ce1" office:value-type="string" calcext:value-type="string">
            <text:p>заявка 15 к.н.</text:p>
          </table:table-cell>
          <table:table-cell table:style-name="ce1" table:number-columns-repeated="13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1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16 к.н.</text:p>
          </table:table-cell>
          <table:table-cell table:style-name="ce1" office:value-type="float" office:value="2074.578" calcext:value-type="float">
            <text:p>2074.578</text:p>
          </table:table-cell>
          <table:table-cell table:style-name="ce1" office:value-type="float" office:value="140.286" calcext:value-type="float">
            <text:p>140.286</text:p>
          </table:table-cell>
          <table:table-cell table:style-name="ce1" office:value-type="float" office:value="1771.448" calcext:value-type="float">
            <text:p>1771.448</text:p>
          </table:table-cell>
          <table:table-cell table:style-name="ce1" office:value-type="float" office:value="250.772" calcext:value-type="float">
            <text:p>250.772</text:p>
          </table:table-cell>
          <table:table-cell table:style-name="ce1" office:value-type="float" office:value="1706.07" calcext:value-type="float">
            <text:p>1706.0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8266.404" calcext:value-type="float">
            <text:p>8266.404</text:p>
          </table:table-cell>
          <table:table-cell table:style-name="ce1" office:value-type="float" office:value="1055.32" calcext:value-type="float">
            <text:p>1055.32</text:p>
          </table:table-cell>
          <table:table-cell table:style-name="ce1" office:value-type="float" office:value="233.298" calcext:value-type="float">
            <text:p>233.29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343.36" calcext:value-type="float">
            <text:p>343.36</text:p>
          </table:table-cell>
          <table:table-cell table:style-name="ce1" office:value-type="float" office:value="1388.98" calcext:value-type="float">
            <text:p>1388.98</text:p>
          </table:table-cell>
          <table:table-cell table:style-name="ce1" office:value-type="float" office:value="281.2" calcext:value-type="float">
            <text:p>281.2</text:p>
          </table:table-cell>
          <table:table-cell table:style-name="ce1" office:value-type="float" office:value="820.66" calcext:value-type="float">
            <text:p>820.66</text:p>
          </table:table-cell>
          <table:table-cell table:style-name="ce1" office:value-type="float" office:value="974.4" calcext:value-type="float">
            <text:p>974.4</text:p>
          </table:table-cell>
          <table:table-cell table:style-name="ce1" table:number-columns-repeated="3"/>
          <table:table-cell table:style-name="ce1" office:value-type="float" office:value="1300.8" calcext:value-type="float">
            <text:p>1300.8</text:p>
          </table:table-cell>
          <table:table-cell table:style-name="ce1" office:value-type="float" office:value="586.8" calcext:value-type="float">
            <text:p>586.8</text:p>
          </table:table-cell>
          <table:table-cell table:style-name="ce1" table:number-columns-repeated="4"/>
          <table:table-cell table:style-name="ce1" office:value-type="float" office:value="1010.64" calcext:value-type="float">
            <text:p>1010.64</text:p>
          </table:table-cell>
          <table:table-cell table:style-name="ce1"/>
          <table:table-cell table:style-name="ce1" office:value-type="float" office:value="793.2" calcext:value-type="float">
            <text:p>793.2</text:p>
          </table:table-cell>
          <table:table-cell table:style-name="ce1"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524.4" calcext:value-type="float">
            <text:p>524.4</text:p>
          </table:table-cell>
          <table:table-cell table:style-name="ce1"/>
          <table:table-cell table:style-name="ce1" office:value-type="float" office:value="45.302" calcext:value-type="float">
            <text:p>45.302</text:p>
          </table:table-cell>
          <table:table-cell table:style-name="ce1" office:value-type="float" office:value="20.542" calcext:value-type="float">
            <text:p>20.542</text:p>
          </table:table-cell>
          <table:table-cell table:style-name="ce1" office:value-type="float" office:value="11.916" calcext:value-type="float">
            <text:p>11.9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float" office:value="439.2" calcext:value-type="float">
            <text:p>439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3" calcext:value-type="float">
            <text:p>153</text:p>
          </table:table-cell>
          <table:table-cell table:style-name="ce1" table:number-columns-repeated="7"/>
          <table:table-cell table:style-name="ce1" office:value-type="float" office:value="138" calcext:value-type="float">
            <text:p>138</text:p>
          </table:table-cell>
          <table:table-cell table:style-name="ce1"/>
          <table:table-cell table:style-name="ce1" office:value-type="float" office:value="620.4" calcext:value-type="float">
            <text:p>62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24.75" calcext:value-type="float">
            <text:p>1724.7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1234.98" calcext:value-type="float">
            <text:p>1234.98</text:p>
          </table:table-cell>
          <table:table-cell table:style-name="ce1" table:number-columns-repeated="4"/>
          <table:table-cell table:style-name="ce1" office:value-type="float" office:value="11248" calcext:value-type="float">
            <text:p>11248</text:p>
          </table:table-cell>
          <table:table-cell table:style-name="ce1" office:value-type="float" office:value="9885" calcext:value-type="float">
            <text:p>9885</text:p>
          </table:table-cell>
          <table:table-cell table:style-name="ce1"/>
          <table:table-cell table:style-name="ce1" office:value-type="float" office:value="2959.2" calcext:value-type="float">
            <text:p>2959.2</text:p>
          </table:table-cell>
          <table:table-cell table:style-name="ce1"/>
          <table:table-cell table:style-name="ce1" office:value-type="float" office:value="36" calcext:value-type="float">
            <text:p>36</text:p>
          </table:table-cell>
          <table:table-cell table:style-name="ce1" table:number-columns-repeated="3"/>
          <table:table-cell table:style-name="ce1" office:value-type="float" office:value="118.5" calcext:value-type="float">
            <text:p>118.5</text:p>
          </table:table-cell>
          <table:table-cell table:style-name="ce1" office:value-type="float" office:value="300.5" calcext:value-type="float">
            <text:p>300.5</text:p>
          </table:table-cell>
          <table:table-cell table:style-name="ce1" office:value-type="float" office:value="168.5" calcext:value-type="float">
            <text:p>168.5</text:p>
          </table:table-cell>
          <table:table-cell table:style-name="ce1" office:value-type="float" office:value="361.2" calcext:value-type="float">
            <text:p>361.2</text:p>
          </table:table-cell>
          <table:table-cell table:style-name="ce1" office:value-type="float" office:value="1992.6" calcext:value-type="float">
            <text:p>1992.6</text:p>
          </table:table-cell>
          <table:table-cell table:style-name="ce1"/>
          <table:table-cell table:style-name="ce1" office:value-type="float" office:value="1037.88" calcext:value-type="float">
            <text:p>1037.88</text:p>
          </table:table-cell>
          <table:table-cell table:style-name="ce1"/>
          <table:table-cell table:style-name="ce1" office:value-type="float" office:value="649.8" calcext:value-type="float">
            <text:p>649.8</text:p>
          </table:table-cell>
          <table:table-cell table:style-name="ce1"/>
          <table:table-cell table:style-name="ce1" office:value-type="float" office:value="235.26" calcext:value-type="float">
            <text:p>235.26</text:p>
          </table:table-cell>
          <table:table-cell table:style-name="ce1" office:value-type="float" office:value="1691" calcext:value-type="float">
            <text:p>1691</text:p>
          </table:table-cell>
          <table:table-cell table:style-name="ce1" office:value-type="float" office:value="6619.5" calcext:value-type="float">
            <text:p>6619.5</text:p>
          </table:table-cell>
          <table:table-cell table:style-name="ce1" office:value-type="float" office:value="2277" calcext:value-type="float">
            <text:p>2277</text:p>
          </table:table-cell>
          <table:table-cell table:style-name="ce1"/>
          <table:table-cell table:style-name="ce1" office:value-type="float" office:value="1792.5" calcext:value-type="float">
            <text:p>1792.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52" calcext:value-type="float">
            <text:p>252</text:p>
          </table:table-cell>
          <table:table-cell table:style-name="ce1"/>
          <table:table-cell table:style-name="ce1" office:value-type="float" office:value="631.08" calcext:value-type="float">
            <text:p>631.08</text:p>
          </table:table-cell>
          <table:table-cell table:style-name="ce1" office:value-type="float" office:value="1318.5" calcext:value-type="float">
            <text:p>1318.5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62" calcext:value-type="float">
            <text:p>162</text:p>
          </table:table-cell>
          <table:table-cell table:style-name="ce1" table:number-columns-repeated="6"/>
          <table:table-cell table:style-name="ce1" office:value-type="float" office:value="126766.029" calcext:value-type="float">
            <text:p>126766.029</text:p>
          </table:table-cell>
          <table:table-cell table:style-name="ce1" office:value-type="string" calcext:value-type="string">
            <text:p>заявка 16 к.н.</text:p>
          </table:table-cell>
          <table:table-cell table:style-name="ce1" table:number-columns-repeated="13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1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17 к.н.</text:p>
          </table:table-cell>
          <table:table-cell table:style-name="ce1" office:value-type="float" office:value="6795.146" calcext:value-type="float">
            <text:p>6795.146</text:p>
          </table:table-cell>
          <table:table-cell table:style-name="ce1" office:value-type="float" office:value="178.586" calcext:value-type="float">
            <text:p>178.586</text:p>
          </table:table-cell>
          <table:table-cell table:style-name="ce1" office:value-type="float" office:value="2702.67" calcext:value-type="float">
            <text:p>2702.67</text:p>
          </table:table-cell>
          <table:table-cell table:style-name="ce1" office:value-type="float" office:value="400.276" calcext:value-type="float">
            <text:p>400.276</text:p>
          </table:table-cell>
          <table:table-cell table:style-name="ce1" office:value-type="float" office:value="2319.16" calcext:value-type="float">
            <text:p>2319.16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7660.016" calcext:value-type="float">
            <text:p>7660.016</text:p>
          </table:table-cell>
          <table:table-cell table:style-name="ce1" office:value-type="float" office:value="2499.84" calcext:value-type="float">
            <text:p>2499.84</text:p>
          </table:table-cell>
          <table:table-cell table:style-name="ce1" office:value-type="float" office:value="780.255" calcext:value-type="float">
            <text:p>780.2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7.92" calcext:value-type="float">
            <text:p>227.92</text:p>
          </table:table-cell>
          <table:table-cell table:style-name="ce1" office:value-type="float" office:value="1111.71" calcext:value-type="float">
            <text:p>1111.71</text:p>
          </table:table-cell>
          <table:table-cell table:style-name="ce1" office:value-type="float" office:value="260.48" calcext:value-type="float">
            <text:p>260.48</text:p>
          </table:table-cell>
          <table:table-cell table:style-name="ce1" office:value-type="float" office:value="809.56" calcext:value-type="float">
            <text:p>809.56</text:p>
          </table:table-cell>
          <table:table-cell table:style-name="ce1" office:value-type="float" office:value="1668.8" calcext:value-type="float">
            <text:p>1668.8</text:p>
          </table:table-cell>
          <table:table-cell table:style-name="ce1"/>
          <table:table-cell table:style-name="ce1" office:value-type="float" office:value="898.24" calcext:value-type="float">
            <text:p>898.24</text:p>
          </table:table-cell>
          <table:table-cell table:style-name="ce1" office:value-type="float" office:value="61.2" calcext:value-type="float">
            <text:p>61.2</text:p>
          </table:table-cell>
          <table:table-cell table:style-name="ce1" office:value-type="float" office:value="1828.08" calcext:value-type="float">
            <text:p>1828.08</text:p>
          </table:table-cell>
          <table:table-cell table:style-name="ce1" office:value-type="float" office:value="274.8" calcext:value-type="float">
            <text:p>274.8</text:p>
          </table:table-cell>
          <table:table-cell table:style-name="ce1"/>
          <table:table-cell table:style-name="ce1" office:value-type="float" office:value="53.28" calcext:value-type="float">
            <text:p>53.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.48" calcext:value-type="float">
            <text:p>132.48</text:p>
          </table:table-cell>
          <table:table-cell table:style-name="ce1" office:value-type="float" office:value="1011.6" calcext:value-type="float">
            <text:p>1011.6</text:p>
          </table:table-cell>
          <table:table-cell table:style-name="ce1"/>
          <table:table-cell table:style-name="ce1" office:value-type="float" office:value="1068" calcext:value-type="float">
            <text:p>106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334.88" calcext:value-type="float">
            <text:p>334.88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5.6" calcext:value-type="float">
            <text:p>105.6</text:p>
          </table:table-cell>
          <table:table-cell table:style-name="ce1" office:value-type="float" office:value="837.2" calcext:value-type="float">
            <text:p>837.2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89.144" calcext:value-type="float">
            <text:p>89.144</text:p>
          </table:table-cell>
          <table:table-cell table:style-name="ce1" office:value-type="float" office:value="16.042" calcext:value-type="float">
            <text:p>16.042</text:p>
          </table:table-cell>
          <table:table-cell table:style-name="ce1" office:value-type="float" office:value="11.526" calcext:value-type="float">
            <text:p>11.52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56.4" calcext:value-type="float">
            <text:p>356.4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169.5" calcext:value-type="float">
            <text:p>169.5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56" calcext:value-type="float">
            <text:p>156</text:p>
          </table:table-cell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1036.5" calcext:value-type="float">
            <text:p>1036.5</text:p>
          </table:table-cell>
          <table:table-cell table:style-name="ce1" office:value-type="float" office:value="2177.5" calcext:value-type="float">
            <text:p>2177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1522.44" calcext:value-type="float">
            <text:p>1522.44</text:p>
          </table:table-cell>
          <table:table-cell table:style-name="ce1" table:number-columns-repeated="4"/>
          <table:table-cell table:style-name="ce1" office:value-type="float" office:value="19515" calcext:value-type="float">
            <text:p>19515</text:p>
          </table:table-cell>
          <table:table-cell table:style-name="ce1" office:value-type="float" office:value="6359" calcext:value-type="float">
            <text:p>6359</text:p>
          </table:table-cell>
          <table:table-cell table:style-name="ce1"/>
          <table:table-cell table:style-name="ce1" office:value-type="float" office:value="1863" calcext:value-type="float">
            <text:p>1863</text:p>
          </table:table-cell>
          <table:table-cell table:style-name="ce1"/>
          <table:table-cell table:style-name="ce1" office:value-type="float" office:value="280.8" calcext:value-type="float">
            <text:p>280.8</text:p>
          </table:table-cell>
          <table:table-cell table:style-name="ce1" table:number-columns-repeated="3"/>
          <table:table-cell table:style-name="ce1" office:value-type="float" office:value="43.5" calcext:value-type="float">
            <text:p>43.5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571.8" calcext:value-type="float">
            <text:p>571.8</text:p>
          </table:table-cell>
          <table:table-cell table:style-name="ce1" office:value-type="float" office:value="1378.08" calcext:value-type="float">
            <text:p>1378.08</text:p>
          </table:table-cell>
          <table:table-cell table:style-name="ce1"/>
          <table:table-cell table:style-name="ce1" office:value-type="float" office:value="1191.96" calcext:value-type="float">
            <text:p>1191.96</text:p>
          </table:table-cell>
          <table:table-cell table:style-name="ce1"/>
          <table:table-cell table:style-name="ce1" office:value-type="float" office:value="749.34" calcext:value-type="float">
            <text:p>749.34</text:p>
          </table:table-cell>
          <table:table-cell table:style-name="ce1"/>
          <table:table-cell table:style-name="ce1" office:value-type="float" office:value="213.48" calcext:value-type="float">
            <text:p>213.48</text:p>
          </table:table-cell>
          <table:table-cell table:style-name="ce1" office:value-type="float" office:value="1712.5" calcext:value-type="float">
            <text:p>1712.5</text:p>
          </table:table-cell>
          <table:table-cell table:style-name="ce1" office:value-type="float" office:value="6010.5" calcext:value-type="float">
            <text:p>6010.5</text:p>
          </table:table-cell>
          <table:table-cell table:style-name="ce1" office:value-type="float" office:value="2100" calcext:value-type="float">
            <text:p>2100</text:p>
          </table:table-cell>
          <table:table-cell table:style-name="ce1"/>
          <table:table-cell table:style-name="ce1" office:value-type="float" office:value="1327.5" calcext:value-type="float">
            <text:p>1327.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48" calcext:value-type="float">
            <text:p>348</text:p>
          </table:table-cell>
          <table:table-cell table:style-name="ce1"/>
          <table:table-cell table:style-name="ce1" office:value-type="float" office:value="846.72" calcext:value-type="float">
            <text:p>846.72</text:p>
          </table:table-cell>
          <table:table-cell table:style-name="ce1" office:value-type="float" office:value="1121" calcext:value-type="float">
            <text:p>1121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22.5" calcext:value-type="float">
            <text:p>222.5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6"/>
          <table:table-cell table:style-name="ce1" office:value-type="float" office:value="148037.87" calcext:value-type="float">
            <text:p>148037.87</text:p>
          </table:table-cell>
          <table:table-cell table:style-name="ce1" office:value-type="string" calcext:value-type="string">
            <text:p>заявка 17 к.н.</text:p>
          </table:table-cell>
          <table:table-cell table:style-name="ce1" table:number-columns-repeated="13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1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18 к.н.</text:p>
          </table:table-cell>
          <table:table-cell table:style-name="ce1" office:value-type="float" office:value="722.382" calcext:value-type="float">
            <text:p>722.382</text:p>
          </table:table-cell>
          <table:table-cell table:style-name="ce1" office:value-type="float" office:value="178.506" calcext:value-type="float">
            <text:p>178.506</text:p>
          </table:table-cell>
          <table:table-cell table:style-name="ce1" office:value-type="float" office:value="1062.188" calcext:value-type="float">
            <text:p>1062.188</text:p>
          </table:table-cell>
          <table:table-cell table:style-name="ce1" office:value-type="float" office:value="483.2" calcext:value-type="float">
            <text:p>483.2</text:p>
          </table:table-cell>
          <table:table-cell table:style-name="ce1" office:value-type="float" office:value="2024.64" calcext:value-type="float">
            <text:p>2024.64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0499.642" calcext:value-type="float">
            <text:p>10499.642</text:p>
          </table:table-cell>
          <table:table-cell table:style-name="ce1" office:value-type="float" office:value="1860.32" calcext:value-type="float">
            <text:p>1860.32</text:p>
          </table:table-cell>
          <table:table-cell table:style-name="ce1" office:value-type="float" office:value="289.604" calcext:value-type="float">
            <text:p>289.604</text:p>
          </table:table-cell>
          <table:table-cell table:style-name="ce1" office:value-type="float" office:value="2576" calcext:value-type="float">
            <text:p>2576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429.94" calcext:value-type="float">
            <text:p>429.94</text:p>
          </table:table-cell>
          <table:table-cell table:style-name="ce1" office:value-type="float" office:value="2451.62" calcext:value-type="float">
            <text:p>2451.62</text:p>
          </table:table-cell>
          <table:table-cell table:style-name="ce1" office:value-type="float" office:value="432.16" calcext:value-type="float">
            <text:p>432.16</text:p>
          </table:table-cell>
          <table:table-cell table:style-name="ce1" office:value-type="float" office:value="1161.06" calcext:value-type="float">
            <text:p>1161.06</text:p>
          </table:table-cell>
          <table:table-cell table:style-name="ce1" office:value-type="float" office:value="3335.36" calcext:value-type="float">
            <text:p>3335.36</text:p>
          </table:table-cell>
          <table:table-cell table:style-name="ce1"/>
          <table:table-cell table:style-name="ce1" office:value-type="float" office:value="3748.08" calcext:value-type="float">
            <text:p>3748.08</text:p>
          </table:table-cell>
          <table:table-cell table:style-name="ce1" office:value-type="float" office:value="302.4" calcext:value-type="float">
            <text:p>302.4</text:p>
          </table:table-cell>
          <table:table-cell table:style-name="ce1" office:value-type="float" office:value="1771.8" calcext:value-type="float">
            <text:p>1771.8</text:p>
          </table:table-cell>
          <table:table-cell table:style-name="ce1" office:value-type="float" office:value="399.84" calcext:value-type="float">
            <text:p>399.84</text:p>
          </table:table-cell>
          <table:table-cell table:style-name="ce1"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7.36" calcext:value-type="float">
            <text:p>1387.36</text:p>
          </table:table-cell>
          <table:table-cell table:style-name="ce1" office:value-type="float" office:value="634.2" calcext:value-type="float">
            <text:p>634.2</text:p>
          </table:table-cell>
          <table:table-cell table:style-name="ce1"/>
          <table:table-cell table:style-name="ce1" office:value-type="float" office:value="134.4" calcext:value-type="float">
            <text:p>134.4</text:p>
          </table:table-cell>
          <table:table-cell table:style-name="ce1" office:value-type="float" office:value="215.04" calcext:value-type="float">
            <text:p>215.04</text:p>
          </table:table-cell>
          <table:table-cell table:style-name="ce1" table:number-columns-repeated="2"/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136.8" calcext:value-type="float">
            <text:p>136.8</text:p>
          </table:table-cell>
          <table:table-cell table:style-name="ce1"/>
          <table:table-cell table:style-name="ce1" office:value-type="float" office:value="54" calcext:value-type="float">
            <text:p>54</text:p>
          </table:table-cell>
          <table:table-cell table:style-name="ce1" office:value-type="float" office:value="149.04" calcext:value-type="float">
            <text:p>149.04</text:p>
          </table:table-cell>
          <table:table-cell table:style-name="ce1" office:value-type="float" office:value="1085.6" calcext:value-type="float">
            <text:p>1085.6</text:p>
          </table:table-cell>
          <table:table-cell table:style-name="ce1" office:value-type="float" office:value="21.84" calcext:value-type="float">
            <text:p>21.84</text:p>
          </table:table-cell>
          <table:table-cell table:style-name="ce1" office:value-type="float" office:value="36.924" calcext:value-type="float">
            <text:p>36.924</text:p>
          </table:table-cell>
          <table:table-cell table:style-name="ce1" office:value-type="float" office:value="26.16" calcext:value-type="float">
            <text:p>26.16</text:p>
          </table:table-cell>
          <table:table-cell table:style-name="ce1" office:value-type="float" office:value="11.724" calcext:value-type="float">
            <text:p>11.7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3.6" calcext:value-type="float">
            <text:p>543.6</text:p>
          </table:table-cell>
          <table:table-cell table:style-name="ce1" office:value-type="float" office:value="894" calcext:value-type="float">
            <text:p>894</text:p>
          </table:table-cell>
          <table:table-cell table:style-name="ce1" office:value-type="float" office:value="163.5" calcext:value-type="float">
            <text:p>163.5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07.2" calcext:value-type="float">
            <text:p>107.2</text:p>
          </table:table-cell>
          <table:table-cell table:style-name="ce1" office:value-type="float" office:value="145.5" calcext:value-type="float">
            <text:p>145.5</text:p>
          </table:table-cell>
          <table:table-cell table:style-name="ce1"/>
          <table:table-cell table:style-name="ce1" office:value-type="float" office:value="687.6" calcext:value-type="float">
            <text:p>687.6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4032.5" calcext:value-type="float">
            <text:p>4032.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1253.16" calcext:value-type="float">
            <text:p>1253.16</text:p>
          </table:table-cell>
          <table:table-cell table:style-name="ce1" table:number-columns-repeated="4"/>
          <table:table-cell table:style-name="ce1" office:value-type="float" office:value="15519" calcext:value-type="float">
            <text:p>15519</text:p>
          </table:table-cell>
          <table:table-cell table:style-name="ce1" office:value-type="float" office:value="5456.4" calcext:value-type="float">
            <text:p>5456.4</text:p>
          </table:table-cell>
          <table:table-cell table:style-name="ce1"/>
          <table:table-cell table:style-name="ce1" office:value-type="float" office:value="2748.6" calcext:value-type="float">
            <text:p>2748.6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1803.6" calcext:value-type="float">
            <text:p>1803.6</text:p>
          </table:table-cell>
          <table:table-cell table:style-name="ce1"/>
          <table:table-cell table:style-name="ce1" office:value-type="float" office:value="1096.2" calcext:value-type="float">
            <text:p>1096.2</text:p>
          </table:table-cell>
          <table:table-cell table:style-name="ce1"/>
          <table:table-cell table:style-name="ce1" office:value-type="float" office:value="765.72" calcext:value-type="float">
            <text:p>765.72</text:p>
          </table:table-cell>
          <table:table-cell table:style-name="ce1"/>
          <table:table-cell table:style-name="ce1" office:value-type="float" office:value="218.88" calcext:value-type="float">
            <text:p>218.88</text:p>
          </table:table-cell>
          <table:table-cell table:style-name="ce1" office:value-type="float" office:value="1597.5" calcext:value-type="float">
            <text:p>1597.5</text:p>
          </table:table-cell>
          <table:table-cell table:style-name="ce1" office:value-type="float" office:value="6648" calcext:value-type="float">
            <text:p>6648</text:p>
          </table:table-cell>
          <table:table-cell table:style-name="ce1" office:value-type="float" office:value="1554" calcext:value-type="float">
            <text:p>1554</text:p>
          </table:table-cell>
          <table:table-cell table:style-name="ce1"/>
          <table:table-cell table:style-name="ce1" office:value-type="float" office:value="1620" calcext:value-type="float">
            <text:p>162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252" calcext:value-type="float">
            <text:p>252</text:p>
          </table:table-cell>
          <table:table-cell table:style-name="ce1"/>
          <table:table-cell table:style-name="ce1" office:value-type="float" office:value="335.88" calcext:value-type="float">
            <text:p>335.88</text:p>
          </table:table-cell>
          <table:table-cell table:style-name="ce1" office:value-type="float" office:value="1096" calcext:value-type="float">
            <text:p>1096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186" calcext:value-type="float">
            <text:p>186</text:p>
          </table:table-cell>
          <table:table-cell table:style-name="ce1" table:number-columns-repeated="6"/>
          <table:table-cell table:style-name="ce1" office:value-type="float" office:value="142932.99" calcext:value-type="float">
            <text:p>142932.99</text:p>
          </table:table-cell>
          <table:table-cell table:style-name="ce1" office:value-type="string" calcext:value-type="string">
            <text:p>заявка 18 к.н.</text:p>
          </table:table-cell>
          <table:table-cell table:style-name="ce1" table:number-columns-repeated="13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1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19 к.н.</text:p>
          </table:table-cell>
          <table:table-cell table:style-name="ce1" office:value-type="float" office:value="3484.438" calcext:value-type="float">
            <text:p>3484.438</text:p>
          </table:table-cell>
          <table:table-cell table:style-name="ce1" office:value-type="float" office:value="213.27" calcext:value-type="float">
            <text:p>213.27</text:p>
          </table:table-cell>
          <table:table-cell table:style-name="ce1" office:value-type="float" office:value="2260.19" calcext:value-type="float">
            <text:p>2260.19</text:p>
          </table:table-cell>
          <table:table-cell table:style-name="ce1" office:value-type="float" office:value="461.858" calcext:value-type="float">
            <text:p>461.858</text:p>
          </table:table-cell>
          <table:table-cell table:style-name="ce1" office:value-type="float" office:value="2171.16" calcext:value-type="float">
            <text:p>2171.16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5576" calcext:value-type="float">
            <text:p>5576</text:p>
          </table:table-cell>
          <table:table-cell table:style-name="ce1" office:value-type="float" office:value="1124.48" calcext:value-type="float">
            <text:p>1124.48</text:p>
          </table:table-cell>
          <table:table-cell table:style-name="ce1" office:value-type="float" office:value="277.278" calcext:value-type="float">
            <text:p>277.2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87" calcext:value-type="float">
            <text:p>10587</text:p>
          </table:table-cell>
          <table:table-cell table:style-name="ce1" office:value-type="float" office:value="343.36" calcext:value-type="float">
            <text:p>343.36</text:p>
          </table:table-cell>
          <table:table-cell table:style-name="ce1" office:value-type="float" office:value="1195.84" calcext:value-type="float">
            <text:p>1195.84</text:p>
          </table:table-cell>
          <table:table-cell table:style-name="ce1" office:value-type="float" office:value="390.72" calcext:value-type="float">
            <text:p>390.72</text:p>
          </table:table-cell>
          <table:table-cell table:style-name="ce1" office:value-type="float" office:value="944.24" calcext:value-type="float">
            <text:p>944.24</text:p>
          </table:table-cell>
          <table:table-cell table:style-name="ce1" office:value-type="float" office:value="3102.4" calcext:value-type="float">
            <text:p>3102.4</text:p>
          </table:table-cell>
          <table:table-cell table:style-name="ce1"/>
          <table:table-cell table:style-name="ce1" office:value-type="float" office:value="7125.44" calcext:value-type="float">
            <text:p>7125.44</text:p>
          </table:table-cell>
          <table:table-cell table:style-name="ce1" office:value-type="float" office:value="95.4" calcext:value-type="float">
            <text:p>95.4</text:p>
          </table:table-cell>
          <table:table-cell table:style-name="ce1" office:value-type="float" office:value="1595.4" calcext:value-type="float">
            <text:p>1595.4</text:p>
          </table:table-cell>
          <table:table-cell table:style-name="ce1" office:value-type="float" office:value="488.4" calcext:value-type="float">
            <text:p>488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8.9" calcext:value-type="float">
            <text:p>1098.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82.4" calcext:value-type="float">
            <text:p>6182.4</text:p>
          </table:table-cell>
          <table:table-cell table:style-name="ce1" office:value-type="float" office:value="642.72" calcext:value-type="float">
            <text:p>642.72</text:p>
          </table:table-cell>
          <table:table-cell table:style-name="ce1"/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217.28" calcext:value-type="float">
            <text:p>217.28</text:p>
          </table:table-cell>
          <table:table-cell table:style-name="ce1" table:number-columns-repeated="2"/>
          <table:table-cell table:style-name="ce1" office:value-type="float" office:value="1019.36" calcext:value-type="float">
            <text:p>1019.36</text:p>
          </table:table-cell>
          <table:table-cell table:style-name="ce1" office:value-type="float" office:value="741.6" calcext:value-type="float">
            <text:p>741.6</text:p>
          </table:table-cell>
          <table:table-cell table:style-name="ce1"/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763.6" calcext:value-type="float">
            <text:p>763.6</text:p>
          </table:table-cell>
          <table:table-cell table:style-name="ce1" office:value-type="float" office:value="91.52" calcext:value-type="float">
            <text:p>91.52</text:p>
          </table:table-cell>
          <table:table-cell table:style-name="ce1" office:value-type="float" office:value="38.76" calcext:value-type="float">
            <text:p>38.76</text:p>
          </table:table-cell>
          <table:table-cell table:style-name="ce1" office:value-type="float" office:value="29.288" calcext:value-type="float">
            <text:p>29.288</text:p>
          </table:table-cell>
          <table:table-cell table:style-name="ce1" office:value-type="float" office:value="19.112" calcext:value-type="float">
            <text:p>19.1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3898.5" calcext:value-type="float">
            <text:p>3898.5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608.8" calcext:value-type="float">
            <text:p>608.8</text:p>
          </table:table-cell>
          <table:table-cell table:style-name="ce1" office:value-type="float" office:value="399.6" calcext:value-type="float">
            <text:p>399.6</text:p>
          </table:table-cell>
          <table:table-cell table:style-name="ce1" office:value-type="float" office:value="919.5" calcext:value-type="float">
            <text:p>919.5</text:p>
          </table:table-cell>
          <table:table-cell table:style-name="ce1" office:value-type="float" office:value="169.5" calcext:value-type="float">
            <text:p>169.5</text:p>
          </table:table-cell>
          <table:table-cell table:style-name="ce1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5" calcext:value-type="float">
            <text:p>605</text:p>
          </table:table-cell>
          <table:table-cell table:style-name="ce1"/>
          <table:table-cell table:style-name="ce1" office:value-type="float" office:value="560.8" calcext:value-type="float">
            <text:p>560.8</text:p>
          </table:table-cell>
          <table:table-cell table:style-name="ce1" office:value-type="float" office:value="148.5" calcext:value-type="float">
            <text:p>148.5</text:p>
          </table:table-cell>
          <table:table-cell table:style-name="ce1"/>
          <table:table-cell table:style-name="ce1" office:value-type="float" office:value="505.2" calcext:value-type="float">
            <text:p>505.2</text:p>
          </table:table-cell>
          <table:table-cell table:style-name="ce1" office:value-type="float" office:value="888" calcext:value-type="float">
            <text:p>888</text:p>
          </table:table-cell>
          <table:table-cell table:style-name="ce1" office:value-type="float" office:value="2833.75" calcext:value-type="float">
            <text:p>2833.7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1183.5" calcext:value-type="float">
            <text:p>1183.5</text:p>
          </table:table-cell>
          <table:table-cell table:style-name="ce1" table:number-columns-repeated="4"/>
          <table:table-cell table:style-name="ce1" office:value-type="float" office:value="4935" calcext:value-type="float">
            <text:p>4935</text:p>
          </table:table-cell>
          <table:table-cell table:style-name="ce1" office:value-type="float" office:value="13412.4" calcext:value-type="float">
            <text:p>13412.4</text:p>
          </table:table-cell>
          <table:table-cell table:style-name="ce1"/>
          <table:table-cell table:style-name="ce1" office:value-type="float" office:value="4509" calcext:value-type="float">
            <text:p>4509</text:p>
          </table:table-cell>
          <table:table-cell table:style-name="ce1"/>
          <table:table-cell table:style-name="ce1" office:value-type="float" office:value="120" calcext:value-type="float">
            <text:p>120</text:p>
          </table:table-cell>
          <table:table-cell table:style-name="ce1" table:number-columns-repeated="3"/>
          <table:table-cell table:style-name="ce1" office:value-type="float" office:value="67.5" calcext:value-type="float">
            <text:p>67.5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328.8" calcext:value-type="float">
            <text:p>328.8</text:p>
          </table:table-cell>
          <table:table-cell table:style-name="ce1" office:value-type="float" office:value="2467.8" calcext:value-type="float">
            <text:p>2467.8</text:p>
          </table:table-cell>
          <table:table-cell table:style-name="ce1"/>
          <table:table-cell table:style-name="ce1" office:value-type="float" office:value="1356.48" calcext:value-type="float">
            <text:p>1356.48</text:p>
          </table:table-cell>
          <table:table-cell table:style-name="ce1"/>
          <table:table-cell table:style-name="ce1" office:value-type="float" office:value="795.96" calcext:value-type="float">
            <text:p>795.96</text:p>
          </table:table-cell>
          <table:table-cell table:style-name="ce1"/>
          <table:table-cell table:style-name="ce1" office:value-type="float" office:value="292.5" calcext:value-type="float">
            <text:p>292.5</text:p>
          </table:table-cell>
          <table:table-cell table:style-name="ce1" office:value-type="float" office:value="1725.25" calcext:value-type="float">
            <text:p>1725.25</text:p>
          </table:table-cell>
          <table:table-cell table:style-name="ce1" office:value-type="float" office:value="4731" calcext:value-type="float">
            <text:p>4731</text:p>
          </table:table-cell>
          <table:table-cell table:style-name="ce1" office:value-type="float" office:value="2214" calcext:value-type="float">
            <text:p>2214</text:p>
          </table:table-cell>
          <table:table-cell table:style-name="ce1"/>
          <table:table-cell table:style-name="ce1" office:value-type="float" office:value="2332.5" calcext:value-type="float">
            <text:p>2332.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9" calcext:value-type="float">
            <text:p>249</text:p>
          </table:table-cell>
          <table:table-cell table:style-name="ce1"/>
          <table:table-cell table:style-name="ce1" office:value-type="float" office:value="393.12" calcext:value-type="float">
            <text:p>393.12</text:p>
          </table:table-cell>
          <table:table-cell table:style-name="ce1" office:value-type="float" office:value="1095.5" calcext:value-type="float">
            <text:p>1095.5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246.5" calcext:value-type="float">
            <text:p>246.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14" calcext:value-type="float">
            <text:p>414</text:p>
          </table:table-cell>
          <table:table-cell table:style-name="ce1" table:number-columns-repeated="6"/>
          <table:table-cell table:style-name="ce1" office:value-type="float" office:value="157681.064" calcext:value-type="float">
            <text:p>157681.064</text:p>
          </table:table-cell>
          <table:table-cell table:style-name="ce1" office:value-type="string" calcext:value-type="string">
            <text:p>заявка 19 к.н.</text:p>
          </table:table-cell>
          <table:table-cell table:style-name="ce1" table:number-columns-repeated="13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1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20 к.н.</text:p>
          </table:table-cell>
          <table:table-cell table:style-name="ce1" office:value-type="float" office:value="3933.6" calcext:value-type="float">
            <text:p>3933.6</text:p>
          </table:table-cell>
          <table:table-cell table:style-name="ce1" office:value-type="float" office:value="221.974" calcext:value-type="float">
            <text:p>221.974</text:p>
          </table:table-cell>
          <table:table-cell table:style-name="ce1" office:value-type="float" office:value="3010.776" calcext:value-type="float">
            <text:p>3010.776</text:p>
          </table:table-cell>
          <table:table-cell table:style-name="ce1" office:value-type="float" office:value="369.778" calcext:value-type="float">
            <text:p>369.778</text:p>
          </table:table-cell>
          <table:table-cell table:style-name="ce1" office:value-type="float" office:value="2709.14" calcext:value-type="float">
            <text:p>2709.14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95.73" calcext:value-type="float">
            <text:p>395.73</text:p>
          </table:table-cell>
          <table:table-cell table:style-name="ce1" office:value-type="float" office:value="1992.48" calcext:value-type="float">
            <text:p>1992.48</text:p>
          </table:table-cell>
          <table:table-cell table:style-name="ce1" office:value-type="float" office:value="428.524" calcext:value-type="float">
            <text:p>428.5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61" calcext:value-type="float">
            <text:p>5061</text:p>
          </table:table-cell>
          <table:table-cell table:style-name="ce1" office:value-type="float" office:value="448.44" calcext:value-type="float">
            <text:p>448.44</text:p>
          </table:table-cell>
          <table:table-cell table:style-name="ce1" office:value-type="float" office:value="1367.52" calcext:value-type="float">
            <text:p>1367.52</text:p>
          </table:table-cell>
          <table:table-cell table:style-name="ce1" office:value-type="float" office:value="349.28" calcext:value-type="float">
            <text:p>349.28</text:p>
          </table:table-cell>
          <table:table-cell table:style-name="ce1" office:value-type="float" office:value="1192.88" calcext:value-type="float">
            <text:p>1192.88</text:p>
          </table:table-cell>
          <table:table-cell table:style-name="ce1" office:value-type="float" office:value="887.04" calcext:value-type="float">
            <text:p>887.04</text:p>
          </table:table-cell>
          <table:table-cell table:style-name="ce1"/>
          <table:table-cell table:style-name="ce1" office:value-type="float" office:value="11244.8" calcext:value-type="float">
            <text:p>11244.8</text:p>
          </table:table-cell>
          <table:table-cell table:style-name="ce1" office:value-type="float" office:value="588.6" calcext:value-type="float">
            <text:p>588.6</text:p>
          </table:table-cell>
          <table:table-cell table:style-name="ce1" office:value-type="float" office:value="3988.32" calcext:value-type="float">
            <text:p>3988.32</text:p>
          </table:table-cell>
          <table:table-cell table:style-name="ce1" office:value-type="float" office:value="435.6" calcext:value-type="float">
            <text:p>435.6</text:p>
          </table:table-cell>
          <table:table-cell table:style-name="ce1" office:value-type="float" office:value="516.96" calcext:value-type="float">
            <text:p>516.96</text:p>
          </table:table-cell>
          <table:table-cell table:style-name="ce1" office:value-type="float" office:value="1529.58" calcext:value-type="float">
            <text:p>1529.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07.68" calcext:value-type="float">
            <text:p>5707.68</text:p>
          </table:table-cell>
          <table:table-cell table:style-name="ce1" office:value-type="float" office:value="660.72" calcext:value-type="float">
            <text:p>660.72</text:p>
          </table:table-cell>
          <table:table-cell table:style-name="ce1"/>
          <table:table-cell table:style-name="ce1" office:value-type="float" office:value="1644" calcext:value-type="float">
            <text:p>1644</text:p>
          </table:table-cell>
          <table:table-cell table:style-name="ce1" office:value-type="float" office:value="1028.16" calcext:value-type="float">
            <text:p>1028.16</text:p>
          </table:table-cell>
          <table:table-cell table:style-name="ce1" table:number-columns-repeated="2"/>
          <table:table-cell table:style-name="ce1" office:value-type="float" office:value="916.32" calcext:value-type="float">
            <text:p>916.32</text:p>
          </table:table-cell>
          <table:table-cell table:style-name="ce1" office:value-type="float" office:value="2248.2" calcext:value-type="float">
            <text:p>2248.2</text:p>
          </table:table-cell>
          <table:table-cell table:style-name="ce1"/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28.4" calcext:value-type="float">
            <text:p>128.4</text:p>
          </table:table-cell>
          <table:table-cell table:style-name="ce1" office:value-type="float" office:value="717.6" calcext:value-type="float">
            <text:p>717.6</text:p>
          </table:table-cell>
          <table:table-cell table:style-name="ce1" office:value-type="float" office:value="419.12" calcext:value-type="float">
            <text:p>419.12</text:p>
          </table:table-cell>
          <table:table-cell table:style-name="ce1" office:value-type="float" office:value="22.328" calcext:value-type="float">
            <text:p>22.328</text:p>
          </table:table-cell>
          <table:table-cell table:style-name="ce1" office:value-type="float" office:value="18.962" calcext:value-type="float">
            <text:p>18.962</text:p>
          </table:table-cell>
          <table:table-cell table:style-name="ce1" office:value-type="float" office:value="17.462" calcext:value-type="float">
            <text:p>17.4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25" calcext:value-type="float">
            <text:p>1325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980.8" calcext:value-type="float">
            <text:p>980.8</text:p>
          </table:table-cell>
          <table:table-cell table:style-name="ce1" office:value-type="float" office:value="466.8" calcext:value-type="float">
            <text:p>466.8</text:p>
          </table:table-cell>
          <table:table-cell table:style-name="ce1" office:value-type="float" office:value="862.5" calcext:value-type="float">
            <text:p>862.5</text:p>
          </table:table-cell>
          <table:table-cell table:style-name="ce1" office:value-type="float" office:value="148.5" calcext:value-type="float">
            <text:p>148.5</text:p>
          </table:table-cell>
          <table:table-cell table:style-name="ce1" table:number-columns-repeated="2"/>
          <table:table-cell table:style-name="ce1" office:value-type="float" office:value="82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78" calcext:value-type="float">
            <text:p>1378</text:p>
          </table:table-cell>
          <table:table-cell table:style-name="ce1"/>
          <table:table-cell table:style-name="ce1" office:value-type="float" office:value="815.2" calcext:value-type="float">
            <text:p>815.2</text:p>
          </table:table-cell>
          <table:table-cell table:style-name="ce1" office:value-type="float" office:value="111" calcext:value-type="float">
            <text:p>111</text:p>
          </table:table-cell>
          <table:table-cell table:style-name="ce1"/>
          <table:table-cell table:style-name="ce1" office:value-type="float" office:value="589.2" calcext:value-type="float">
            <text:p>589.2</text:p>
          </table:table-cell>
          <table:table-cell table:style-name="ce1" office:value-type="float" office:value="811.5" calcext:value-type="float">
            <text:p>811.5</text:p>
          </table:table-cell>
          <table:table-cell table:style-name="ce1" office:value-type="float" office:value="3033.5" calcext:value-type="float">
            <text:p>3033.5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924.92" calcext:value-type="float">
            <text:p>1924.92</text:p>
          </table:table-cell>
          <table:table-cell table:style-name="ce1" table:number-columns-repeated="4"/>
          <table:table-cell table:style-name="ce1" office:value-type="float" office:value="6768" calcext:value-type="float">
            <text:p>6768</text:p>
          </table:table-cell>
          <table:table-cell table:style-name="ce1" office:value-type="float" office:value="8433.6" calcext:value-type="float">
            <text:p>8433.6</text:p>
          </table:table-cell>
          <table:table-cell table:style-name="ce1"/>
          <table:table-cell table:style-name="ce1" office:value-type="float" office:value="3067.2" calcext:value-type="float">
            <text:p>3067.2</text:p>
          </table:table-cell>
          <table:table-cell table:style-name="ce1"/>
          <table:table-cell table:style-name="ce1" office:value-type="float" office:value="240" calcext:value-type="float">
            <text:p>240</text:p>
          </table:table-cell>
          <table:table-cell table:style-name="ce1" table:number-columns-repeated="3"/>
          <table:table-cell table:style-name="ce1" office:value-type="float" office:value="64.5" calcext:value-type="float">
            <text:p>64.5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331.2" calcext:value-type="float">
            <text:p>331.2</text:p>
          </table:table-cell>
          <table:table-cell table:style-name="ce1" office:value-type="float" office:value="1976.4" calcext:value-type="float">
            <text:p>1976.4</text:p>
          </table:table-cell>
          <table:table-cell table:style-name="ce1"/>
          <table:table-cell table:style-name="ce1" office:value-type="float" office:value="1543.32" calcext:value-type="float">
            <text:p>1543.32</text:p>
          </table:table-cell>
          <table:table-cell table:style-name="ce1"/>
          <table:table-cell table:style-name="ce1" office:value-type="float" office:value="757.08" calcext:value-type="float">
            <text:p>757.08</text:p>
          </table:table-cell>
          <table:table-cell table:style-name="ce1"/>
          <table:table-cell table:style-name="ce1" office:value-type="float" office:value="261.36" calcext:value-type="float">
            <text:p>261.36</text:p>
          </table:table-cell>
          <table:table-cell table:style-name="ce1" office:value-type="float" office:value="2212.75" calcext:value-type="float">
            <text:p>2212.75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2079" calcext:value-type="float">
            <text:p>2079</text:p>
          </table:table-cell>
          <table:table-cell table:style-name="ce1"/>
          <table:table-cell table:style-name="ce1" office:value-type="float" office:value="1747.5" calcext:value-type="float">
            <text:p>1747.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6" calcext:value-type="float">
            <text:p>246</text:p>
          </table:table-cell>
          <table:table-cell table:style-name="ce1"/>
          <table:table-cell table:style-name="ce1" office:value-type="float" office:value="582.3" calcext:value-type="float">
            <text:p>582.3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95.5" calcext:value-type="float">
            <text:p>195.5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414" calcext:value-type="float">
            <text:p>414</text:p>
          </table:table-cell>
          <table:table-cell table:style-name="ce1" table:number-columns-repeated="6"/>
          <table:table-cell table:style-name="ce1" office:value-type="float" office:value="134164.329" calcext:value-type="float">
            <text:p>134164.329</text:p>
          </table:table-cell>
          <table:table-cell table:style-name="ce1" office:value-type="string" calcext:value-type="string">
            <text:p>заявка 20 к.н.</text:p>
          </table:table-cell>
          <table:table-cell table:style-name="ce1" table:number-columns-repeated="13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1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21 к.н.</text:p>
          </table:table-cell>
          <table:table-cell table:style-name="ce1" office:value-type="float" office:value="7019.684" calcext:value-type="float">
            <text:p>7019.684</text:p>
          </table:table-cell>
          <table:table-cell table:style-name="ce1" office:value-type="float" office:value="237.536" calcext:value-type="float">
            <text:p>237.536</text:p>
          </table:table-cell>
          <table:table-cell table:style-name="ce1" office:value-type="float" office:value="2536.476" calcext:value-type="float">
            <text:p>2536.476</text:p>
          </table:table-cell>
          <table:table-cell table:style-name="ce1" office:value-type="float" office:value="318.794" calcext:value-type="float">
            <text:p>318.794</text:p>
          </table:table-cell>
          <table:table-cell table:style-name="ce1" office:value-type="float" office:value="2929.29" calcext:value-type="float">
            <text:p>2929.29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336.538" calcext:value-type="float">
            <text:p>336.538</text:p>
          </table:table-cell>
          <table:table-cell table:style-name="ce1" office:value-type="float" office:value="2345.28" calcext:value-type="float">
            <text:p>2345.28</text:p>
          </table:table-cell>
          <table:table-cell table:style-name="ce1" office:value-type="float" office:value="1038.892" calcext:value-type="float">
            <text:p>1038.8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90.796" calcext:value-type="float">
            <text:p>5790.796</text:p>
          </table:table-cell>
          <table:table-cell table:style-name="ce1" office:value-type="float" office:value="331.52" calcext:value-type="float">
            <text:p>331.52</text:p>
          </table:table-cell>
          <table:table-cell table:style-name="ce1" office:value-type="float" office:value="2096.79" calcext:value-type="float">
            <text:p>2096.79</text:p>
          </table:table-cell>
          <table:table-cell table:style-name="ce1" office:value-type="float" office:value="402.56" calcext:value-type="float">
            <text:p>402.56</text:p>
          </table:table-cell>
          <table:table-cell table:style-name="ce1" office:value-type="float" office:value="763.68" calcext:value-type="float">
            <text:p>763.68</text:p>
          </table:table-cell>
          <table:table-cell table:style-name="ce1" office:value-type="float" office:value="949.76" calcext:value-type="float">
            <text:p>949.76</text:p>
          </table:table-cell>
          <table:table-cell table:style-name="ce1"/>
          <table:table-cell table:style-name="ce1" office:value-type="float" office:value="18102.84" calcext:value-type="float">
            <text:p>18102.84</text:p>
          </table:table-cell>
          <table:table-cell table:style-name="ce1" office:value-type="float" office:value="718.2" calcext:value-type="float">
            <text:p>718.2</text:p>
          </table:table-cell>
          <table:table-cell table:style-name="ce1" office:value-type="float" office:value="3894.12" calcext:value-type="float">
            <text:p>3894.12</text:p>
          </table:table-cell>
          <table:table-cell table:style-name="ce1" office:value-type="float" office:value="782.4" calcext:value-type="float">
            <text:p>782.4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1360.86" calcext:value-type="float">
            <text:p>1360.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08.8" calcext:value-type="float">
            <text:p>3808.8</text:p>
          </table:table-cell>
          <table:table-cell table:style-name="ce1" office:value-type="float" office:value="547.2" calcext:value-type="float">
            <text:p>547.2</text:p>
          </table:table-cell>
          <table:table-cell table:style-name="ce1"/>
          <table:table-cell table:style-name="ce1" office:value-type="float" office:value="1552.8" calcext:value-type="float">
            <text:p>1552.8</text:p>
          </table:table-cell>
          <table:table-cell table:style-name="ce1" office:value-type="float" office:value="2107.84" calcext:value-type="float">
            <text:p>2107.84</text:p>
          </table:table-cell>
          <table:table-cell table:style-name="ce1" table:number-columns-repeated="2"/>
          <table:table-cell table:style-name="ce1" office:value-type="float" office:value="1380" calcext:value-type="float">
            <text:p>1380</text:p>
          </table:table-cell>
          <table:table-cell table:style-name="ce1" office:value-type="float" office:value="2263.8" calcext:value-type="float">
            <text:p>2263.8</text:p>
          </table:table-cell>
          <table:table-cell table:style-name="ce1"/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142.8" calcext:value-type="float">
            <text:p>142.8</text:p>
          </table:table-cell>
          <table:table-cell table:style-name="ce1" office:value-type="float" office:value="1324.8" calcext:value-type="float">
            <text:p>1324.8</text:p>
          </table:table-cell>
          <table:table-cell table:style-name="ce1" office:value-type="float" office:value="854.88" calcext:value-type="float">
            <text:p>854.88</text:p>
          </table:table-cell>
          <table:table-cell table:style-name="ce1" office:value-type="float" office:value="38.984" calcext:value-type="float">
            <text:p>38.984</text:p>
          </table:table-cell>
          <table:table-cell table:style-name="ce1" office:value-type="float" office:value="29.955" calcext:value-type="float">
            <text:p>29.955</text:p>
          </table:table-cell>
          <table:table-cell table:style-name="ce1" office:value-type="float" office:value="8.538" calcext:value-type="float">
            <text:p>8.5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26.5" calcext:value-type="float">
            <text:p>1626.5</text:p>
          </table:table-cell>
          <table:table-cell table:style-name="ce1" office:value-type="float" office:value="81.75" calcext:value-type="float">
            <text:p>81.75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636.8" calcext:value-type="float">
            <text:p>1636.8</text:p>
          </table:table-cell>
          <table:table-cell table:style-name="ce1" office:value-type="float" office:value="434.4" calcext:value-type="float">
            <text:p>434.4</text:p>
          </table:table-cell>
          <table:table-cell table:style-name="ce1" office:value-type="float" office:value="802.5" calcext:value-type="float">
            <text:p>802.5</text:p>
          </table:table-cell>
          <table:table-cell table:style-name="ce1" office:value-type="float" office:value="192" calcext:value-type="float">
            <text:p>192</text:p>
          </table:table-cell>
          <table:table-cell table:style-name="ce1" table:number-columns-repeated="2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40.25" calcext:value-type="float">
            <text:p>4240.25</text:p>
          </table:table-cell>
          <table:table-cell table:style-name="ce1"/>
          <table:table-cell table:style-name="ce1" office:value-type="float" office:value="2122.6" calcext:value-type="float">
            <text:p>2122.6</text:p>
          </table:table-cell>
          <table:table-cell table:style-name="ce1" office:value-type="float" office:value="154.5" calcext:value-type="float">
            <text:p>154.5</text:p>
          </table:table-cell>
          <table:table-cell table:style-name="ce1"/>
          <table:table-cell table:style-name="ce1" office:value-type="float" office:value="656.4" calcext:value-type="float">
            <text:p>656.4</text:p>
          </table:table-cell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2760.25" calcext:value-type="float">
            <text:p>2760.25</text:p>
          </table:table-cell>
          <table:table-cell table:style-name="ce1" office:value-type="float" office:value="1431" calcext:value-type="float">
            <text:p>1431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1526.58" calcext:value-type="float">
            <text:p>1526.5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1104" calcext:value-type="float">
            <text:p>11104</text:p>
          </table:table-cell>
          <table:table-cell table:style-name="ce1" office:value-type="float" office:value="11390.4" calcext:value-type="float">
            <text:p>11390.4</text:p>
          </table:table-cell>
          <table:table-cell table:style-name="ce1"/>
          <table:table-cell table:style-name="ce1" office:value-type="float" office:value="2683.8" calcext:value-type="float">
            <text:p>2683.8</text:p>
          </table:table-cell>
          <table:table-cell table:style-name="ce1"/>
          <table:table-cell table:style-name="ce1" office:value-type="float" office:value="480" calcext:value-type="float">
            <text:p>480</text:p>
          </table:table-cell>
          <table:table-cell table:style-name="ce1" table:number-columns-repeated="3"/>
          <table:table-cell table:style-name="ce1" office:value-type="float" office:value="64.5" calcext:value-type="float">
            <text:p>64.5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398.4" calcext:value-type="float">
            <text:p>398.4</text:p>
          </table:table-cell>
          <table:table-cell table:style-name="ce1" office:value-type="float" office:value="1873.8" calcext:value-type="float">
            <text:p>1873.8</text:p>
          </table:table-cell>
          <table:table-cell table:style-name="ce1"/>
          <table:table-cell table:style-name="ce1" office:value-type="float" office:value="1170" calcext:value-type="float">
            <text:p>1170</text:p>
          </table:table-cell>
          <table:table-cell table:style-name="ce1"/>
          <table:table-cell table:style-name="ce1" office:value-type="float" office:value="748.8" calcext:value-type="float">
            <text:p>748.8</text:p>
          </table:table-cell>
          <table:table-cell table:style-name="ce1"/>
          <table:table-cell table:style-name="ce1" office:value-type="float" office:value="397.8" calcext:value-type="float">
            <text:p>397.8</text:p>
          </table:table-cell>
          <table:table-cell table:style-name="ce1" office:value-type="float" office:value="2302.5" calcext:value-type="float">
            <text:p>2302.5</text:p>
          </table:table-cell>
          <table:table-cell table:style-name="ce1" office:value-type="float" office:value="3511" calcext:value-type="float">
            <text:p>3511</text:p>
          </table:table-cell>
          <table:table-cell table:style-name="ce1" office:value-type="float" office:value="2703" calcext:value-type="float">
            <text:p>2703</text:p>
          </table:table-cell>
          <table:table-cell table:style-name="ce1"/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34.5" calcext:value-type="float">
            <text:p>34.5</text:p>
          </table:table-cell>
          <table:table-cell table:style-name="ce1" office:value-type="float" office:value="408" calcext:value-type="float">
            <text:p>408</text:p>
          </table:table-cell>
          <table:table-cell table:style-name="ce1"/>
          <table:table-cell table:style-name="ce1" office:value-type="float" office:value="384.12" calcext:value-type="float">
            <text:p>384.12</text:p>
          </table:table-cell>
          <table:table-cell table:style-name="ce1" office:value-type="float" office:value="1302.5" calcext:value-type="float">
            <text:p>1302.5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5.5" calcext:value-type="float">
            <text:p>265.5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612" calcext:value-type="float">
            <text:p>612</text:p>
          </table:table-cell>
          <table:table-cell table:style-name="ce1" table:number-columns-repeated="6"/>
          <table:table-cell table:style-name="ce1" office:value-type="float" office:value="157553.578" calcext:value-type="float">
            <text:p>157553.578</text:p>
          </table:table-cell>
          <table:table-cell table:style-name="ce1" office:value-type="string" calcext:value-type="string">
            <text:p>заявка 21 к.н.</text:p>
          </table:table-cell>
          <table:table-cell table:style-name="ce1" table:number-columns-repeated="13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1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22 к.д.</text:p>
          </table:table-cell>
          <table:table-cell table:style-name="ce1" office:value-type="float" office:value="1606.344" calcext:value-type="float">
            <text:p>1606.344</text:p>
          </table:table-cell>
          <table:table-cell table:style-name="ce1" office:value-type="float" office:value="255.01" calcext:value-type="float">
            <text:p>255.01</text:p>
          </table:table-cell>
          <table:table-cell table:style-name="ce1" office:value-type="float" office:value="2933.152" calcext:value-type="float">
            <text:p>2933.152</text:p>
          </table:table-cell>
          <table:table-cell table:style-name="ce1" office:value-type="float" office:value="331.308" calcext:value-type="float">
            <text:p>331.308</text:p>
          </table:table-cell>
          <table:table-cell table:style-name="ce1" office:value-type="float" office:value="2772.78" calcext:value-type="float">
            <text:p>2772.78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028.323" calcext:value-type="float">
            <text:p>1028.323</text:p>
          </table:table-cell>
          <table:table-cell table:style-name="ce1" office:value-type="float" office:value="3386.88" calcext:value-type="float">
            <text:p>3386.88</text:p>
          </table:table-cell>
          <table:table-cell table:style-name="ce1" office:value-type="float" office:value="310.186" calcext:value-type="float">
            <text:p>310.1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47.68" calcext:value-type="float">
            <text:p>3947.68</text:p>
          </table:table-cell>
          <table:table-cell table:style-name="ce1" office:value-type="float" office:value="636.4" calcext:value-type="float">
            <text:p>636.4</text:p>
          </table:table-cell>
          <table:table-cell table:style-name="ce1" office:value-type="float" office:value="1989.12" calcext:value-type="float">
            <text:p>1989.12</text:p>
          </table:table-cell>
          <table:table-cell table:style-name="ce1" office:value-type="float" office:value="6674.8" calcext:value-type="float">
            <text:p>6674.8</text:p>
          </table:table-cell>
          <table:table-cell table:style-name="ce1" office:value-type="float" office:value="631.59" calcext:value-type="float">
            <text:p>631.59</text:p>
          </table:table-cell>
          <table:table-cell table:style-name="ce1" office:value-type="float" office:value="3727.36" calcext:value-type="float">
            <text:p>3727.36</text:p>
          </table:table-cell>
          <table:table-cell table:style-name="ce1"/>
          <table:table-cell table:style-name="ce1" office:value-type="float" office:value="11181.52" calcext:value-type="float">
            <text:p>11181.52</text:p>
          </table:table-cell>
          <table:table-cell table:style-name="ce1" office:value-type="float" office:value="208.8" calcext:value-type="float">
            <text:p>208.8</text:p>
          </table:table-cell>
          <table:table-cell table:style-name="ce1" office:value-type="float" office:value="3318" calcext:value-type="float">
            <text:p>3318</text:p>
          </table:table-cell>
          <table:table-cell table:style-name="ce1" office:value-type="float" office:value="416.4" calcext:value-type="float">
            <text:p>416.4</text:p>
          </table:table-cell>
          <table:table-cell table:style-name="ce1" office:value-type="float" office:value="529.2" calcext:value-type="float">
            <text:p>529.2</text:p>
          </table:table-cell>
          <table:table-cell table:style-name="ce1" office:value-type="float" office:value="2999.96" calcext:value-type="float">
            <text:p>2999.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34.08" calcext:value-type="float">
            <text:p>3334.08</text:p>
          </table:table-cell>
          <table:table-cell table:style-name="ce1" office:value-type="float" office:value="439.08" calcext:value-type="float">
            <text:p>439.08</text:p>
          </table:table-cell>
          <table:table-cell table:style-name="ce1"/>
          <table:table-cell table:style-name="ce1" office:value-type="float" office:value="1317.6" calcext:value-type="float">
            <text:p>1317.6</text:p>
          </table:table-cell>
          <table:table-cell table:style-name="ce1" office:value-type="float" office:value="1955.24" calcext:value-type="float">
            <text:p>1955.24</text:p>
          </table:table-cell>
          <table:table-cell table:style-name="ce1" table:number-columns-repeated="2"/>
          <table:table-cell table:style-name="ce1" office:value-type="float" office:value="1151.84" calcext:value-type="float">
            <text:p>1151.84</text:p>
          </table:table-cell>
          <table:table-cell table:style-name="ce1" office:value-type="float" office:value="11571" calcext:value-type="float">
            <text:p>11571</text:p>
          </table:table-cell>
          <table:table-cell table:style-name="ce1"/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135.6" calcext:value-type="float">
            <text:p>135.6</text:p>
          </table:table-cell>
          <table:table-cell table:style-name="ce1" office:value-type="float" office:value="809.6" calcext:value-type="float">
            <text:p>809.6</text:p>
          </table:table-cell>
          <table:table-cell table:style-name="ce1" office:value-type="float" office:value="173.94" calcext:value-type="float">
            <text:p>173.94</text:p>
          </table:table-cell>
          <table:table-cell table:style-name="ce1" office:value-type="float" office:value="34.45" calcext:value-type="float">
            <text:p>34.45</text:p>
          </table:table-cell>
          <table:table-cell table:style-name="ce1" office:value-type="float" office:value="24.708" calcext:value-type="float">
            <text:p>24.708</text:p>
          </table:table-cell>
          <table:table-cell table:style-name="ce1" office:value-type="float" office:value="11.382" calcext:value-type="float">
            <text:p>11.3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40" calcext:value-type="float">
            <text:p>174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1488.2" calcext:value-type="float">
            <text:p>1488.2</text:p>
          </table:table-cell>
          <table:table-cell table:style-name="ce1" office:value-type="float" office:value="423.6" calcext:value-type="float">
            <text:p>423.6</text:p>
          </table:table-cell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190.5" calcext:value-type="float">
            <text:p>190.5</text:p>
          </table:table-cell>
          <table:table-cell table:style-name="ce1" table:number-columns-repeated="2"/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419" calcext:value-type="float">
            <text:p>1419</text:p>
          </table:table-cell>
          <table:table-cell table:style-name="ce1"/>
          <table:table-cell table:style-name="ce1" office:value-type="float" office:value="1857.2" calcext:value-type="float">
            <text:p>1857.2</text:p>
          </table:table-cell>
          <table:table-cell table:style-name="ce1" office:value-type="float" office:value="157.5" calcext:value-type="float">
            <text:p>157.5</text:p>
          </table:table-cell>
          <table:table-cell table:style-name="ce1"/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3481.75" calcext:value-type="float">
            <text:p>3481.7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553.22" calcext:value-type="float">
            <text:p>1553.2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6034" calcext:value-type="float">
            <text:p>26034</text:p>
          </table:table-cell>
          <table:table-cell table:style-name="ce1" office:value-type="float" office:value="16494" calcext:value-type="float">
            <text:p>16494</text:p>
          </table:table-cell>
          <table:table-cell table:style-name="ce1"/>
          <table:table-cell table:style-name="ce1" office:value-type="float" office:value="3153.6" calcext:value-type="float">
            <text:p>3153.6</text:p>
          </table:table-cell>
          <table:table-cell table:style-name="ce1"/>
          <table:table-cell table:style-name="ce1" office:value-type="float" office:value="240" calcext:value-type="float">
            <text:p>240</text:p>
          </table:table-cell>
          <table:table-cell table:style-name="ce1" table:number-columns-repeated="3"/>
          <table:table-cell table:style-name="ce1" office:value-type="float" office:value="61.5" calcext:value-type="float">
            <text:p>61.5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385.2" calcext:value-type="float">
            <text:p>385.2</text:p>
          </table:table-cell>
          <table:table-cell table:style-name="ce1" office:value-type="float" office:value="2035.8" calcext:value-type="float">
            <text:p>2035.8</text:p>
          </table:table-cell>
          <table:table-cell table:style-name="ce1"/>
          <table:table-cell table:style-name="ce1" office:value-type="float" office:value="1184.76" calcext:value-type="float">
            <text:p>1184.76</text:p>
          </table:table-cell>
          <table:table-cell table:style-name="ce1"/>
          <table:table-cell table:style-name="ce1" office:value-type="float" office:value="636.66" calcext:value-type="float">
            <text:p>636.66</text:p>
          </table:table-cell>
          <table:table-cell table:style-name="ce1"/>
          <table:table-cell table:style-name="ce1" office:value-type="float" office:value="421.56" calcext:value-type="float">
            <text:p>421.56</text:p>
          </table:table-cell>
          <table:table-cell table:style-name="ce1" office:value-type="float" office:value="2380.75" calcext:value-type="float">
            <text:p>2380.75</text:p>
          </table:table-cell>
          <table:table-cell table:style-name="ce1" office:value-type="float" office:value="7995" calcext:value-type="float">
            <text:p>7995</text:p>
          </table:table-cell>
          <table:table-cell table:style-name="ce1" office:value-type="float" office:value="3060" calcext:value-type="float">
            <text:p>3060</text:p>
          </table:table-cell>
          <table:table-cell table:style-name="ce1"/>
          <table:table-cell table:style-name="ce1" office:value-type="float" office:value="1852.5" calcext:value-type="float">
            <text:p>1852.5</text:p>
          </table:table-cell>
          <table:table-cell table:style-name="ce1" office:value-type="float" office:value="25.5" calcext:value-type="float">
            <text:p>25.5</text:p>
          </table:table-cell>
          <table:table-cell table:style-name="ce1" office:value-type="float" office:value="924" calcext:value-type="float">
            <text:p>924</text:p>
          </table:table-cell>
          <table:table-cell table:style-name="ce1"/>
          <table:table-cell table:style-name="ce1" office:value-type="float" office:value="399.6" calcext:value-type="float">
            <text:p>399.6</text:p>
          </table:table-cell>
          <table:table-cell table:style-name="ce1" office:value-type="float" office:value="1225" calcext:value-type="float">
            <text:p>1225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89.5" calcext:value-type="float">
            <text:p>189.5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438" calcext:value-type="float">
            <text:p>438</text:p>
          </table:table-cell>
          <table:table-cell table:style-name="ce1" table:number-columns-repeated="6"/>
          <table:table-cell table:style-name="ce1" office:value-type="float" office:value="185876.263" calcext:value-type="float">
            <text:p>185876.263</text:p>
          </table:table-cell>
          <table:table-cell table:style-name="ce1" office:value-type="string" calcext:value-type="string">
            <text:p>заявка 22 к.д.</text:p>
          </table:table-cell>
          <table:table-cell table:style-name="ce1" table:number-columns-repeated="13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1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23 к.н.</text:p>
          </table:table-cell>
          <table:table-cell table:style-name="ce1" office:value-type="float" office:value="2805.27" calcext:value-type="float">
            <text:p>2805.27</text:p>
          </table:table-cell>
          <table:table-cell table:style-name="ce1" office:value-type="float" office:value="817.366" calcext:value-type="float">
            <text:p>817.366</text:p>
          </table:table-cell>
          <table:table-cell table:style-name="ce1" office:value-type="float" office:value="2481.858" calcext:value-type="float">
            <text:p>2481.858</text:p>
          </table:table-cell>
          <table:table-cell table:style-name="ce1" office:value-type="float" office:value="260.356" calcext:value-type="float">
            <text:p>260.356</text:p>
          </table:table-cell>
          <table:table-cell table:style-name="ce1" office:value-type="float" office:value="3089.87" calcext:value-type="float">
            <text:p>3089.87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193.202" calcext:value-type="float">
            <text:p>193.202</text:p>
          </table:table-cell>
          <table:table-cell table:style-name="ce1" office:value-type="float" office:value="1639.68" calcext:value-type="float">
            <text:p>1639.68</text:p>
          </table:table-cell>
          <table:table-cell table:style-name="ce1" office:value-type="float" office:value="207.884" calcext:value-type="float">
            <text:p>207.884</text:p>
          </table:table-cell>
          <table:table-cell table:style-name="ce1" office:value-type="float" office:value="41.83" calcext:value-type="float">
            <text:p>41.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2507.12" calcext:value-type="float">
            <text:p>2507.12</text:p>
          </table:table-cell>
          <table:table-cell table:style-name="ce1" office:value-type="float" office:value="5526.32" calcext:value-type="float">
            <text:p>5526.32</text:p>
          </table:table-cell>
          <table:table-cell table:style-name="ce1" office:value-type="float" office:value="713.36" calcext:value-type="float">
            <text:p>713.36</text:p>
          </table:table-cell>
          <table:table-cell table:style-name="ce1" office:value-type="float" office:value="909.44" calcext:value-type="float">
            <text:p>909.44</text:p>
          </table:table-cell>
          <table:table-cell table:style-name="ce1"/>
          <table:table-cell table:style-name="ce1" office:value-type="float" office:value="19722.64" calcext:value-type="float">
            <text:p>19722.64</text:p>
          </table:table-cell>
          <table:table-cell table:style-name="ce1" office:value-type="float" office:value="313.2" calcext:value-type="float">
            <text:p>313.2</text:p>
          </table:table-cell>
          <table:table-cell table:style-name="ce1" office:value-type="float" office:value="2421.72" calcext:value-type="float">
            <text:p>2421.72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606.96" calcext:value-type="float">
            <text:p>606.96</text:p>
          </table:table-cell>
          <table:table-cell table:style-name="ce1" office:value-type="float" office:value="2601.1" calcext:value-type="float">
            <text:p>260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2.24" calcext:value-type="float">
            <text:p>462.24</text:p>
          </table:table-cell>
          <table:table-cell table:style-name="ce1"/>
          <table:table-cell table:style-name="ce1" office:value-type="float" office:value="1198.8" calcext:value-type="float">
            <text:p>1198.8</text:p>
          </table:table-cell>
          <table:table-cell table:style-name="ce1" office:value-type="float" office:value="1536.92" calcext:value-type="float">
            <text:p>1536.92</text:p>
          </table:table-cell>
          <table:table-cell table:style-name="ce1" table:number-columns-repeated="2"/>
          <table:table-cell table:style-name="ce1" office:value-type="float" office:value="1078.24" calcext:value-type="float">
            <text:p>1078.24</text:p>
          </table:table-cell>
          <table:table-cell table:style-name="ce1" office:value-type="float" office:value="5559.8" calcext:value-type="float">
            <text:p>5559.8</text:p>
          </table:table-cell>
          <table:table-cell table:style-name="ce1"/>
          <table:table-cell table:style-name="ce1" office:value-type="float" office:value="942" calcext:value-type="float">
            <text:p>942</text:p>
          </table:table-cell>
          <table:table-cell table:style-name="ce1" office:value-type="float" office:value="110.4" calcext:value-type="float">
            <text:p>110.4</text:p>
          </table:table-cell>
          <table:table-cell table:style-name="ce1" office:value-type="float" office:value="1352.4" calcext:value-type="float">
            <text:p>1352.4</text:p>
          </table:table-cell>
          <table:table-cell table:style-name="ce1" office:value-type="float" office:value="276.64" calcext:value-type="float">
            <text:p>276.64</text:p>
          </table:table-cell>
          <table:table-cell table:style-name="ce1" office:value-type="float" office:value="28.1131" calcext:value-type="float">
            <text:p>28.11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.758" calcext:value-type="float">
            <text:p>12.7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75.5" calcext:value-type="float">
            <text:p>3175.5</text:p>
          </table:table-cell>
          <table:table-cell table:style-name="ce1" office:value-type="float" office:value="631.125" calcext:value-type="float">
            <text:p>631.125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839.3" calcext:value-type="float">
            <text:p>1839.3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169.5" calcext:value-type="float">
            <text:p>169.5</text:p>
          </table:table-cell>
          <table:table-cell table:style-name="ce1" table:number-columns-repeated="2"/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4170.2" calcext:value-type="float">
            <text:p>4170.2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1" office:value-type="float" office:value="842.4" calcext:value-type="float">
            <text:p>842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90.75" calcext:value-type="float">
            <text:p>2090.7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1200.78" calcext:value-type="float">
            <text:p>1200.78</text:p>
          </table:table-cell>
          <table:table-cell table:style-name="ce1" office:value-type="float" office:value="9.24" calcext:value-type="float">
            <text:p>9.24</text:p>
          </table:table-cell>
          <table:table-cell table:style-name="ce1" table:number-columns-repeated="2"/>
          <table:table-cell table:style-name="ce1" office:value-type="float" office:value="1381.8" calcext:value-type="float">
            <text:p>1381.8</text:p>
          </table:table-cell>
          <table:table-cell table:style-name="ce1" office:value-type="float" office:value="27823" calcext:value-type="float">
            <text:p>27823</text:p>
          </table:table-cell>
          <table:table-cell table:style-name="ce1" office:value-type="float" office:value="8436.4" calcext:value-type="float">
            <text:p>8436.4</text:p>
          </table:table-cell>
          <table:table-cell table:style-name="ce1"/>
          <table:table-cell table:style-name="ce1" office:value-type="float" office:value="2949.48" calcext:value-type="float">
            <text:p>2949.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421.2" calcext:value-type="float">
            <text:p>421.2</text:p>
          </table:table-cell>
          <table:table-cell table:style-name="ce1" office:value-type="float" office:value="1787.4" calcext:value-type="float">
            <text:p>1787.4</text:p>
          </table:table-cell>
          <table:table-cell table:style-name="ce1"/>
          <table:table-cell table:style-name="ce1" office:value-type="float" office:value="1280.88" calcext:value-type="float">
            <text:p>1280.88</text:p>
          </table:table-cell>
          <table:table-cell table:style-name="ce1"/>
          <table:table-cell table:style-name="ce1" office:value-type="float" office:value="814.5" calcext:value-type="float">
            <text:p>814.5</text:p>
          </table:table-cell>
          <table:table-cell table:style-name="ce1"/>
          <table:table-cell table:style-name="ce1" office:value-type="float" office:value="451.62" calcext:value-type="float">
            <text:p>451.62</text:p>
          </table:table-cell>
          <table:table-cell table:style-name="ce1" office:value-type="float" office:value="2164.75" calcext:value-type="float">
            <text:p>2164.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23" calcext:value-type="float">
            <text:p>40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1.5" calcext:value-type="float">
            <text:p>1381.5</text:p>
          </table:table-cell>
          <table:table-cell table:style-name="ce1" office:value-type="float" office:value="49.5" calcext:value-type="float">
            <text:p>49.5</text:p>
          </table:table-cell>
          <table:table-cell table:style-name="ce1" office:value-type="float" office:value="240" calcext:value-type="float">
            <text:p>24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564" calcext:value-type="float">
            <text:p>564</text:p>
          </table:table-cell>
          <table:table-cell table:style-name="ce1" table:number-columns-repeated="6"/>
          <table:table-cell table:style-name="ce1" office:value-type="float" office:value="132719.4121" calcext:value-type="float">
            <text:p>132719.4121</text:p>
          </table:table-cell>
          <table:table-cell table:style-name="ce1" office:value-type="string" calcext:value-type="string">
            <text:p>заявка 23 к.н.</text:p>
          </table:table-cell>
          <table:table-cell table:style-name="ce1" table:number-columns-repeated="26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876"/>
        </table:table-row>
        <table:table-row table:style-name="ro6">
          <table:table-cell table:style-name="ce1" office:value-type="string" calcext:value-type="string">
            <text:p>заявка 24 к.н.</text:p>
          </table:table-cell>
          <table:table-cell table:style-name="ce1" office:value-type="float" office:value="2805.27" calcext:value-type="float">
            <text:p>2805.27</text:p>
          </table:table-cell>
          <table:table-cell table:style-name="ce1" office:value-type="float" office:value="817.366" calcext:value-type="float">
            <text:p>817.366</text:p>
          </table:table-cell>
          <table:table-cell table:style-name="ce1" office:value-type="float" office:value="2481.858" calcext:value-type="float">
            <text:p>2481.858</text:p>
          </table:table-cell>
          <table:table-cell table:style-name="ce1" office:value-type="float" office:value="260.356" calcext:value-type="float">
            <text:p>260.356</text:p>
          </table:table-cell>
          <table:table-cell table:style-name="ce1" office:value-type="float" office:value="3089.87" calcext:value-type="float">
            <text:p>3089.87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193.202" calcext:value-type="float">
            <text:p>193.202</text:p>
          </table:table-cell>
          <table:table-cell table:style-name="ce1" office:value-type="float" office:value="1639.68" calcext:value-type="float">
            <text:p>1639.68</text:p>
          </table:table-cell>
          <table:table-cell table:style-name="ce1" office:value-type="float" office:value="207.884" calcext:value-type="float">
            <text:p>207.884</text:p>
          </table:table-cell>
          <table:table-cell table:style-name="ce1" office:value-type="float" office:value="41.83" calcext:value-type="float">
            <text:p>41.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2507.12" calcext:value-type="float">
            <text:p>2507.12</text:p>
          </table:table-cell>
          <table:table-cell table:style-name="ce1" office:value-type="float" office:value="5526.32" calcext:value-type="float">
            <text:p>5526.32</text:p>
          </table:table-cell>
          <table:table-cell table:style-name="ce1" office:value-type="float" office:value="713.36" calcext:value-type="float">
            <text:p>713.36</text:p>
          </table:table-cell>
          <table:table-cell table:style-name="ce1" office:value-type="float" office:value="909.44" calcext:value-type="float">
            <text:p>909.44</text:p>
          </table:table-cell>
          <table:table-cell table:style-name="ce1"/>
          <table:table-cell table:style-name="ce1" office:value-type="float" office:value="19722.64" calcext:value-type="float">
            <text:p>19722.64</text:p>
          </table:table-cell>
          <table:table-cell table:style-name="ce1" office:value-type="float" office:value="313.2" calcext:value-type="float">
            <text:p>313.2</text:p>
          </table:table-cell>
          <table:table-cell table:style-name="ce1" office:value-type="float" office:value="2421.72" calcext:value-type="float">
            <text:p>2421.72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606.96" calcext:value-type="float">
            <text:p>606.96</text:p>
          </table:table-cell>
          <table:table-cell table:style-name="ce1" office:value-type="float" office:value="2601.1" calcext:value-type="float">
            <text:p>260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2.24" calcext:value-type="float">
            <text:p>462.24</text:p>
          </table:table-cell>
          <table:table-cell table:style-name="ce1"/>
          <table:table-cell table:style-name="ce1" office:value-type="float" office:value="1198.8" calcext:value-type="float">
            <text:p>1198.8</text:p>
          </table:table-cell>
          <table:table-cell table:style-name="ce1" office:value-type="float" office:value="1536.92" calcext:value-type="float">
            <text:p>1536.92</text:p>
          </table:table-cell>
          <table:table-cell table:style-name="ce1" table:number-columns-repeated="2"/>
          <table:table-cell table:style-name="ce1" office:value-type="float" office:value="1078.24" calcext:value-type="float">
            <text:p>1078.24</text:p>
          </table:table-cell>
          <table:table-cell table:style-name="ce1" office:value-type="float" office:value="5559.8" calcext:value-type="float">
            <text:p>5559.8</text:p>
          </table:table-cell>
          <table:table-cell table:style-name="ce1"/>
          <table:table-cell table:style-name="ce1" office:value-type="float" office:value="942" calcext:value-type="float">
            <text:p>942</text:p>
          </table:table-cell>
          <table:table-cell table:style-name="ce1" office:value-type="float" office:value="110.4" calcext:value-type="float">
            <text:p>110.4</text:p>
          </table:table-cell>
          <table:table-cell table:style-name="ce1" office:value-type="float" office:value="1352.4" calcext:value-type="float">
            <text:p>1352.4</text:p>
          </table:table-cell>
          <table:table-cell table:style-name="ce1" office:value-type="float" office:value="276.64" calcext:value-type="float">
            <text:p>276.64</text:p>
          </table:table-cell>
          <table:table-cell table:style-name="ce1" office:value-type="float" office:value="28.1131" calcext:value-type="float">
            <text:p>28.11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.758" calcext:value-type="float">
            <text:p>12.7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75.5" calcext:value-type="float">
            <text:p>3175.5</text:p>
          </table:table-cell>
          <table:table-cell table:style-name="ce1" office:value-type="float" office:value="631.125" calcext:value-type="float">
            <text:p>631.125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839.3" calcext:value-type="float">
            <text:p>1839.3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169.5" calcext:value-type="float">
            <text:p>169.5</text:p>
          </table:table-cell>
          <table:table-cell table:style-name="ce1" table:number-columns-repeated="2"/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4170.2" calcext:value-type="float">
            <text:p>4170.2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1" office:value-type="float" office:value="842.4" calcext:value-type="float">
            <text:p>842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90.75" calcext:value-type="float">
            <text:p>2090.7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1200.78" calcext:value-type="float">
            <text:p>1200.78</text:p>
          </table:table-cell>
          <table:table-cell table:style-name="ce1" office:value-type="float" office:value="9.24" calcext:value-type="float">
            <text:p>9.24</text:p>
          </table:table-cell>
          <table:table-cell table:style-name="ce1" table:number-columns-repeated="2"/>
          <table:table-cell table:style-name="ce1" office:value-type="float" office:value="1381.8" calcext:value-type="float">
            <text:p>1381.8</text:p>
          </table:table-cell>
          <table:table-cell table:style-name="ce1" office:value-type="float" office:value="27823" calcext:value-type="float">
            <text:p>27823</text:p>
          </table:table-cell>
          <table:table-cell table:style-name="ce1" office:value-type="float" office:value="8436.4" calcext:value-type="float">
            <text:p>8436.4</text:p>
          </table:table-cell>
          <table:table-cell table:style-name="ce1"/>
          <table:table-cell table:style-name="ce1" office:value-type="float" office:value="2949.48" calcext:value-type="float">
            <text:p>2949.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421.2" calcext:value-type="float">
            <text:p>421.2</text:p>
          </table:table-cell>
          <table:table-cell table:style-name="ce1" office:value-type="float" office:value="1787.4" calcext:value-type="float">
            <text:p>1787.4</text:p>
          </table:table-cell>
          <table:table-cell table:style-name="ce1"/>
          <table:table-cell table:style-name="ce1" office:value-type="float" office:value="1280.88" calcext:value-type="float">
            <text:p>1280.88</text:p>
          </table:table-cell>
          <table:table-cell table:style-name="ce1"/>
          <table:table-cell table:style-name="ce1" office:value-type="float" office:value="814.5" calcext:value-type="float">
            <text:p>814.5</text:p>
          </table:table-cell>
          <table:table-cell table:style-name="ce1"/>
          <table:table-cell table:style-name="ce1" office:value-type="float" office:value="451.62" calcext:value-type="float">
            <text:p>451.62</text:p>
          </table:table-cell>
          <table:table-cell table:style-name="ce1" office:value-type="float" office:value="2164.75" calcext:value-type="float">
            <text:p>2164.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23" calcext:value-type="float">
            <text:p>40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1.5" calcext:value-type="float">
            <text:p>1381.5</text:p>
          </table:table-cell>
          <table:table-cell table:style-name="ce1" office:value-type="float" office:value="49.5" calcext:value-type="float">
            <text:p>49.5</text:p>
          </table:table-cell>
          <table:table-cell table:style-name="ce1" office:value-type="float" office:value="240" calcext:value-type="float">
            <text:p>24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564" calcext:value-type="float">
            <text:p>564</text:p>
          </table:table-cell>
          <table:table-cell table:style-name="ce1" table:number-columns-repeated="6"/>
          <table:table-cell table:style-name="ce1" office:value-type="float" office:value="132719.4121" calcext:value-type="float">
            <text:p>132719.4121</text:p>
          </table:table-cell>
          <table:table-cell table:style-name="ce1" table:number-columns-repeated="36"/>
          <table:table-cell table:number-columns-repeated="876"/>
        </table:table-row>
        <table:table-row table:style-name="ro6" table:number-rows-repeated="4">
          <table:table-cell table:style-name="ce1" table:number-columns-repeated="148"/>
          <table:table-cell table:number-columns-repeated="876"/>
        </table:table-row>
        <table:table-row table:style-name="ro6">
          <table:table-cell table:style-name="ce1" office:value-type="string" calcext:value-type="string">
            <text:p>Свод</text:p>
          </table:table-cell>
          <table:table-cell table:style-name="ce1" office:value-type="float" office:value="1606.344" calcext:value-type="float">
            <text:p>1606.344</text:p>
          </table:table-cell>
          <table:table-cell table:style-name="ce1" office:value-type="float" office:value="255.01" calcext:value-type="float">
            <text:p>255.01</text:p>
          </table:table-cell>
          <table:table-cell table:style-name="ce1" office:value-type="float" office:value="2933.152" calcext:value-type="float">
            <text:p>2933.152</text:p>
          </table:table-cell>
          <table:table-cell table:style-name="ce1" office:value-type="float" office:value="331.308" calcext:value-type="float">
            <text:p>331.308</text:p>
          </table:table-cell>
          <table:table-cell table:style-name="ce1" office:value-type="float" office:value="2772.78" calcext:value-type="float">
            <text:p>2772.78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028.323" calcext:value-type="float">
            <text:p>1028.323</text:p>
          </table:table-cell>
          <table:table-cell table:style-name="ce1" office:value-type="float" office:value="3386.88" calcext:value-type="float">
            <text:p>3386.88</text:p>
          </table:table-cell>
          <table:table-cell table:style-name="ce1" office:value-type="float" office:value="310.186" calcext:value-type="float">
            <text:p>310.1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47.68" calcext:value-type="float">
            <text:p>3947.68</text:p>
          </table:table-cell>
          <table:table-cell table:style-name="ce1" office:value-type="float" office:value="636.4" calcext:value-type="float">
            <text:p>636.4</text:p>
          </table:table-cell>
          <table:table-cell table:style-name="ce1" office:value-type="float" office:value="1989.12" calcext:value-type="float">
            <text:p>1989.12</text:p>
          </table:table-cell>
          <table:table-cell table:style-name="ce1" office:value-type="float" office:value="6674.8" calcext:value-type="float">
            <text:p>6674.8</text:p>
          </table:table-cell>
          <table:table-cell table:style-name="ce1" office:value-type="float" office:value="631.59" calcext:value-type="float">
            <text:p>631.59</text:p>
          </table:table-cell>
          <table:table-cell table:style-name="ce1" office:value-type="float" office:value="3727.36" calcext:value-type="float">
            <text:p>3727.36</text:p>
          </table:table-cell>
          <table:table-cell table:style-name="ce1"/>
          <table:table-cell table:style-name="ce1" office:value-type="float" office:value="11181.52" calcext:value-type="float">
            <text:p>11181.52</text:p>
          </table:table-cell>
          <table:table-cell table:style-name="ce1" office:value-type="float" office:value="208.8" calcext:value-type="float">
            <text:p>208.8</text:p>
          </table:table-cell>
          <table:table-cell table:style-name="ce1" office:value-type="float" office:value="3318" calcext:value-type="float">
            <text:p>3318</text:p>
          </table:table-cell>
          <table:table-cell table:style-name="ce1" office:value-type="float" office:value="416.4" calcext:value-type="float">
            <text:p>416.4</text:p>
          </table:table-cell>
          <table:table-cell table:style-name="ce1" office:value-type="float" office:value="529.2" calcext:value-type="float">
            <text:p>529.2</text:p>
          </table:table-cell>
          <table:table-cell table:style-name="ce1" office:value-type="float" office:value="2999.96" calcext:value-type="float">
            <text:p>2999.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34.08" calcext:value-type="float">
            <text:p>3334.08</text:p>
          </table:table-cell>
          <table:table-cell table:style-name="ce1" office:value-type="float" office:value="439.08" calcext:value-type="float">
            <text:p>439.08</text:p>
          </table:table-cell>
          <table:table-cell table:style-name="ce1"/>
          <table:table-cell table:style-name="ce1" office:value-type="float" office:value="1317.6" calcext:value-type="float">
            <text:p>1317.6</text:p>
          </table:table-cell>
          <table:table-cell table:style-name="ce1" office:value-type="float" office:value="1955.24" calcext:value-type="float">
            <text:p>1955.24</text:p>
          </table:table-cell>
          <table:table-cell table:style-name="ce1" table:number-columns-repeated="2"/>
          <table:table-cell table:style-name="ce1" office:value-type="float" office:value="1151.84" calcext:value-type="float">
            <text:p>1151.84</text:p>
          </table:table-cell>
          <table:table-cell table:style-name="ce1" office:value-type="float" office:value="11571" calcext:value-type="float">
            <text:p>11571</text:p>
          </table:table-cell>
          <table:table-cell table:style-name="ce1"/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135.6" calcext:value-type="float">
            <text:p>135.6</text:p>
          </table:table-cell>
          <table:table-cell table:style-name="ce1" office:value-type="float" office:value="809.6" calcext:value-type="float">
            <text:p>809.6</text:p>
          </table:table-cell>
          <table:table-cell table:style-name="ce1" office:value-type="float" office:value="173.94" calcext:value-type="float">
            <text:p>173.94</text:p>
          </table:table-cell>
          <table:table-cell table:style-name="ce1" office:value-type="float" office:value="34.45" calcext:value-type="float">
            <text:p>34.45</text:p>
          </table:table-cell>
          <table:table-cell table:style-name="ce1" office:value-type="float" office:value="24.708" calcext:value-type="float">
            <text:p>24.708</text:p>
          </table:table-cell>
          <table:table-cell table:style-name="ce1" office:value-type="float" office:value="11.382" calcext:value-type="float">
            <text:p>11.3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40" calcext:value-type="float">
            <text:p>174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1488.2" calcext:value-type="float">
            <text:p>1488.2</text:p>
          </table:table-cell>
          <table:table-cell table:style-name="ce1" office:value-type="float" office:value="423.6" calcext:value-type="float">
            <text:p>423.6</text:p>
          </table:table-cell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190.5" calcext:value-type="float">
            <text:p>190.5</text:p>
          </table:table-cell>
          <table:table-cell table:style-name="ce1" table:number-columns-repeated="2"/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419" calcext:value-type="float">
            <text:p>1419</text:p>
          </table:table-cell>
          <table:table-cell table:style-name="ce1"/>
          <table:table-cell table:style-name="ce1" office:value-type="float" office:value="1857.2" calcext:value-type="float">
            <text:p>1857.2</text:p>
          </table:table-cell>
          <table:table-cell table:style-name="ce1" office:value-type="float" office:value="157.5" calcext:value-type="float">
            <text:p>157.5</text:p>
          </table:table-cell>
          <table:table-cell table:style-name="ce1"/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3481.75" calcext:value-type="float">
            <text:p>3481.7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553.22" calcext:value-type="float">
            <text:p>1553.2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6034" calcext:value-type="float">
            <text:p>26034</text:p>
          </table:table-cell>
          <table:table-cell table:style-name="ce1" office:value-type="float" office:value="16494" calcext:value-type="float">
            <text:p>16494</text:p>
          </table:table-cell>
          <table:table-cell table:style-name="ce1"/>
          <table:table-cell table:style-name="ce1" office:value-type="float" office:value="3153.6" calcext:value-type="float">
            <text:p>3153.6</text:p>
          </table:table-cell>
          <table:table-cell table:style-name="ce1"/>
          <table:table-cell table:style-name="ce1" office:value-type="float" office:value="240" calcext:value-type="float">
            <text:p>240</text:p>
          </table:table-cell>
          <table:table-cell table:style-name="ce1" table:number-columns-repeated="3"/>
          <table:table-cell table:style-name="ce1" office:value-type="float" office:value="61.5" calcext:value-type="float">
            <text:p>61.5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385.2" calcext:value-type="float">
            <text:p>385.2</text:p>
          </table:table-cell>
          <table:table-cell table:style-name="ce1" office:value-type="float" office:value="2035.8" calcext:value-type="float">
            <text:p>2035.8</text:p>
          </table:table-cell>
          <table:table-cell table:style-name="ce1"/>
          <table:table-cell table:style-name="ce1" office:value-type="float" office:value="1184.76" calcext:value-type="float">
            <text:p>1184.76</text:p>
          </table:table-cell>
          <table:table-cell table:style-name="ce1"/>
          <table:table-cell table:style-name="ce1" office:value-type="float" office:value="636.66" calcext:value-type="float">
            <text:p>636.66</text:p>
          </table:table-cell>
          <table:table-cell table:style-name="ce1"/>
          <table:table-cell table:style-name="ce1" office:value-type="float" office:value="421.56" calcext:value-type="float">
            <text:p>421.56</text:p>
          </table:table-cell>
          <table:table-cell table:style-name="ce1" office:value-type="float" office:value="2380.75" calcext:value-type="float">
            <text:p>2380.75</text:p>
          </table:table-cell>
          <table:table-cell table:style-name="ce1" office:value-type="float" office:value="7995" calcext:value-type="float">
            <text:p>7995</text:p>
          </table:table-cell>
          <table:table-cell table:style-name="ce1" office:value-type="float" office:value="3060" calcext:value-type="float">
            <text:p>3060</text:p>
          </table:table-cell>
          <table:table-cell table:style-name="ce1"/>
          <table:table-cell table:style-name="ce1" office:value-type="float" office:value="1852.5" calcext:value-type="float">
            <text:p>1852.5</text:p>
          </table:table-cell>
          <table:table-cell table:style-name="ce1" office:value-type="float" office:value="25.5" calcext:value-type="float">
            <text:p>25.5</text:p>
          </table:table-cell>
          <table:table-cell table:style-name="ce1" office:value-type="float" office:value="924" calcext:value-type="float">
            <text:p>924</text:p>
          </table:table-cell>
          <table:table-cell table:style-name="ce1"/>
          <table:table-cell table:style-name="ce1" office:value-type="float" office:value="399.6" calcext:value-type="float">
            <text:p>399.6</text:p>
          </table:table-cell>
          <table:table-cell table:style-name="ce1" office:value-type="float" office:value="1225" calcext:value-type="float">
            <text:p>1225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89.5" calcext:value-type="float">
            <text:p>189.5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438" calcext:value-type="float">
            <text:p>438</text:p>
          </table:table-cell>
          <table:table-cell table:style-name="ce1" table:number-columns-repeated="6"/>
          <table:table-cell table:style-name="ce1" office:value-type="float" office:value="185876.263" calcext:value-type="float">
            <text:p>185876.263</text:p>
          </table:table-cell>
          <table:table-cell table:style-name="ce1" office:value-type="string" calcext:value-type="string">
            <text:p>Свод</text:p>
          </table:table-cell>
          <table:table-cell table:style-name="ce1" table:number-columns-repeated="13"/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876"/>
        </table:table-row>
        <table:table-row table:style-name="ro6">
          <table:table-cell table:style-name="ce1" office:value-type="string" calcext:value-type="string">
            <text:p>Выход масла кг при выработке 1 тн продукта</text:p>
          </table:table-cell>
          <table:table-cell table:style-name="ce1" table:number-columns-repeated="147"/>
          <table:table-cell table:number-columns-repeated="876"/>
        </table:table-row>
        <table:table-row table:style-name="ro6">
          <table:table-cell table:style-name="ce1"/>
          <table:table-cell table:style-name="ce1" office:value-type="string" calcext:value-type="string">
            <text:p>Итого</text:p>
          </table:table-cell>
          <table:table-cell table:style-name="ce1" table:number-columns-repeated="2"/>
          <table:table-cell table:style-name="ce1" office:value-type="string" calcext:value-type="string">
            <text:p>Адыгейский "Умалат", 45%, 0,37 кг, в/у </text:p>
          </table:table-cell>
          <table:table-cell table:style-name="ce1" office:value-type="string" calcext:value-type="string">
            <text:p>Кавказский "Глобус", 45%, кг, в/у</text:p>
          </table:table-cell>
          <table:table-cell table:style-name="ce1" office:value-type="string" calcext:value-type="string">
            <text:p>Кавказский "Умалат" (Метро), 45%, кг, в/у</text:p>
          </table:table-cell>
          <table:table-cell table:style-name="ce1"/>
          <table:table-cell table:style-name="ce1" office:value-type="string" calcext:value-type="string">
            <text:p>Кавказский "Умалат" (Окей), 45%, кг, в/у</text:p>
          </table:table-cell>
          <table:table-cell table:style-name="ce1"/>
          <table:table-cell table:style-name="ce1" office:value-type="string" calcext:value-type="string">
            <text:p>Кавказский "Умалат" (Перекресток), 45%, кг, в/у</text:p>
          </table:table-cell>
          <table:table-cell table:style-name="ce1" office:value-type="string" calcext:value-type="string">
            <text:p>Кавказский "Умалат" (Тандер), 45%, кг , в/у </text:p>
          </table:table-cell>
          <table:table-cell table:style-name="ce1" office:value-type="string" calcext:value-type="string">
            <text:p>Кавказский "Умалат", 45%, 0,37 кг, в/у</text:p>
          </table:table-cell>
          <table:table-cell table:style-name="ce1" office:value-type="string" calcext:value-type="string">
            <text:p>Кавказский "Умалат", 45%, кг, в/у</text:p>
          </table:table-cell>
          <table:table-cell table:style-name="ce1" office:value-type="string" calcext:value-type="string">
            <text:p>Качокавалло "Unagrande" (Метро), 45%, кг</text:p>
          </table:table-cell>
          <table:table-cell table:style-name="ce1" office:value-type="string" calcext:value-type="string">
            <text:p>Качокавалло "Unagrande", 45%, 0,26 кг, в/у, (8 шт)</text:p>
          </table:table-cell>
          <table:table-cell table:style-name="ce1" office:value-type="string" calcext:value-type="string">
            <text:p>Качокавалло "Unagrande", 45%, кг</text:p>
          </table:table-cell>
          <table:table-cell table:style-name="ce1"/>
          <table:table-cell table:style-name="ce1" office:value-type="string" calcext:value-type="string">
            <text:p>Качокавалло "Ungrande", 45%, 0,26 кг, в/у</text:p>
          </table:table-cell>
          <table:table-cell table:style-name="ce1" office:value-type="string" calcext:value-type="string">
            <text:p>Качорикотта "Unagrande", 45%, 0,37 кг, в/у</text:p>
          </table:table-cell>
          <table:table-cell table:style-name="ce1" office:value-type="string" calcext:value-type="string">
            <text:p>Кремчиз "Pretto", 75%, 0,2 кг, пл/с</text:p>
          </table:table-cell>
          <table:table-cell table:style-name="ce1" office:value-type="string" calcext:value-type="string">
            <text:p>Кремчиз "Unagrande", 70%, 0,18 кг, пл/с</text:p>
          </table:table-cell>
          <table:table-cell table:style-name="ce1" office:value-type="string" calcext:value-type="string">
            <text:p>Кремчиз "Избёнка", 70%, 0,18 кг, пл/с (6шт)</text:p>
          </table:table-cell>
          <table:table-cell table:style-name="ce1" office:value-type="string" calcext:value-type="string">
            <text:p>Кремчиз № 1 "Unagrande Professionale", 70%, 0,5 кг, пл/с</text:p>
          </table:table-cell>
          <table:table-cell table:style-name="ce1" office:value-type="string" calcext:value-type="string">
            <text:p>Маскарпоне "Pretto", 80%, 0,5 кг, пл/с</text:p>
          </table:table-cell>
          <table:table-cell table:style-name="ce1" office:value-type="string" calcext:value-type="string">
            <text:p>Маскарпоне "Unagrande", 80%, 0,25 кг, пл/с</text:p>
          </table:table-cell>
          <table:table-cell table:style-name="ce1" office:value-type="string" calcext:value-type="string">
            <text:p>Маскарпоне "Ungrande Professionale", 80%, 0,5 кг, пл/с</text:p>
          </table:table-cell>
          <table:table-cell table:style-name="ce1"/>
          <table:table-cell table:style-name="ce1" office:value-type="string" calcext:value-type="string">
            <text:p>Маскарпоне "ВкусВилл", 80%, 0,25 кг, пл/с (6 шт)</text:p>
          </table:table-cell>
          <table:table-cell table:style-name="ce1" office:value-type="string" calcext:value-type="string">
            <text:p>Маскарпоне "Глобус", 80%, 0,25 кг, пл/с</text:p>
          </table:table-cell>
          <table:table-cell table:style-name="ce1" table:number-columns-repeated="2"/>
          <table:table-cell table:style-name="ce1" office:value-type="string" calcext:value-type="string">
            <text:p>Маскарпоне "Красная птица", 80%, 0,25 кг, пл/с</text:p>
          </table:table-cell>
          <table:table-cell table:style-name="ce1" office:value-type="string" calcext:value-type="string">
            <text:p>Масло сладко-сливочное традиционное 84%, 2 кг, кор (3 вложения)</text:p>
          </table:table-cell>
          <table:table-cell table:style-name="ce1"/>
          <table:table-cell table:style-name="ce1" office:value-type="string" calcext:value-type="string">
            <text:p>Масло сладко-сливочное традиционное солёное "Unagrande", 82,5%, 0,5 кг, к/к</text:p>
          </table:table-cell>
          <table:table-cell table:style-name="ce1" office:value-type="string" calcext:value-type="string">
            <text:p>Масло сладко-сливочное Традиционное, 82,5%, 2 кг, к/к</text:p>
          </table:table-cell>
          <table:table-cell table:style-name="ce1" office:value-type="string" calcext:value-type="string">
            <text:p>Масло сливочное "Умалат", 72,5%, 2 кг, к/к</text:p>
          </table:table-cell>
          <table:table-cell table:style-name="ce1" office:value-type="string" calcext:value-type="string">
            <text:p>Моцарелла "Pretto" (для бутербродов), 45%, 0,2 кг, т/ф (6 шт)</text:p>
          </table:table-cell>
          <table:table-cell table:style-name="ce1" office:value-type="string" calcext:value-type="string">
            <text:p>Моцарелла "Pretto" (для бутербродов), 45%, 0,2 кг, т/ф, (9 шт)</text:p>
          </table:table-cell>
          <table:table-cell table:style-name="ce1" office:value-type="string" calcext:value-type="string">
            <text:p>Моцарелла "Pretto" (шары), 45%, 1,84 кг, в/у</text:p>
          </table:table-cell>
          <table:table-cell table:style-name="ce1" office:value-type="string" calcext:value-type="string">
            <text:p>Моцарелла "Pretto", 45%, 1 кг, в/у, (8 шт)</text:p>
          </table:table-cell>
          <table:table-cell table:style-name="ce1" office:value-type="string" calcext:value-type="string">
            <text:p>Моцарелла "Unagrande Professionale", 45%, 0,5 кг, пл/л</text:p>
          </table:table-cell>
          <table:table-cell table:style-name="ce1" office:value-type="string" calcext:value-type="string">
            <text:p>Моцарелла "Unagrande", 45%, 0,12 кг, ф/п (кубики)</text:p>
          </table:table-cell>
          <table:table-cell table:style-name="ce1" office:value-type="string" calcext:value-type="string">
            <text:p>Моцарелла "Unagrande", 45%, 3 кг, пл/л</text:p>
          </table:table-cell>
          <table:table-cell table:style-name="ce1" office:value-type="string" calcext:value-type="string">
            <text:p>Моцарелла в воде "Unagrande", 50%, 0,2 кг, пл/с</text:p>
          </table:table-cell>
          <table:table-cell table:style-name="ce1" office:value-type="string" calcext:value-type="string">
            <text:p>Моцарелла в воде Фиор Ди Латте без лактозы "Unagrande", 45%, 0,125 кг, ф/п, (8 шт)</text:p>
          </table:table-cell>
          <table:table-cell table:style-name="ce1" office:value-type="string" calcext:value-type="string">
            <text:p>Моцарелла Грандиоза в воде "Unagrande", 50%, 0,2 кг, ф/п</text:p>
          </table:table-cell>
          <table:table-cell table:style-name="ce1" office:value-type="string" calcext:value-type="string">
            <text:p>Моцарелла для пиццы "Fine Life", 45%, 0,37 кг, т/ф</text:p>
          </table:table-cell>
          <table:table-cell table:style-name="ce1" office:value-type="string" calcext:value-type="string">
            <text:p>Моцарелла для пиццы "Pretto", 45 %, 0,46 кг, т/ф, (8 шт)</text:p>
          </table:table-cell>
          <table:table-cell table:style-name="ce1" office:value-type="string" calcext:value-type="string">
            <text:p>Моцарелла для пиццы "Unagrande", 45%, 0,46 кг, в/у </text:p>
          </table:table-cell>
          <table:table-cell table:style-name="ce1" table:number-columns-repeated="2"/>
          <table:table-cell table:style-name="ce1" office:value-type="string" calcext:value-type="string">
            <text:p>Моцарелла для сэндвичей "Unagrande", 45%, 0,28 кг, т/ф</text:p>
          </table:table-cell>
          <table:table-cell table:style-name="ce1" office:value-type="string" calcext:value-type="string">
            <text:p>Моцарелла для сэндвичей "Unagrande", 45%, 0,28 кг, т/ф, (8 шт)</text:p>
          </table:table-cell>
          <table:table-cell table:style-name="ce1" office:value-type="string" calcext:value-type="string">
            <text:p>Моцарелла палочки "Unagrande", 45%, 0,12 кг, т/ф</text:p>
          </table:table-cell>
          <table:table-cell table:style-name="ce1"/>
          <table:table-cell table:style-name="ce1" office:value-type="string" calcext:value-type="string">
            <text:p>Моцарелла палочки "ВкусВилл", 45%, 0,12 кг, т/ф</text:p>
          </table:table-cell>
          <table:table-cell table:style-name="ce1" office:value-type="string" calcext:value-type="string">
            <text:p>Моцарелла сердечки в воде "Unagrande", 45%, 0,125 кг, ф/п, (8 шт)</text:p>
          </table:table-cell>
          <table:table-cell table:style-name="ce1"/>
          <table:table-cell table:style-name="ce1" office:value-type="string" calcext:value-type="string">
            <text:p>Моцарелла Фиор ди латте в воде "Fine Life", 45%, 0,125 кг, ф/п</text:p>
          </table:table-cell>
          <table:table-cell table:style-name="ce1" office:value-type="string" calcext:value-type="string">
            <text:p>Моцарелла Фиор Ди Латте в воде "Pretto", 45%, 0,1 кг, ф/п, (8 шт)</text:p>
          </table:table-cell>
          <table:table-cell table:style-name="ce1" office:value-type="string" calcext:value-type="string">
            <text:p>Моцарелла Фиор ди латте в воде "Pretto", 45%, 0,1 кг, ф/п, 6 ШТ</text:p>
          </table:table-cell>
          <table:table-cell table:style-name="ce1" office:value-type="string" calcext:value-type="string">
            <text:p>Моцарелла Фиор ди Латте в воде "Pretto", 45%, 0,125 кг, ф/п </text:p>
          </table:table-cell>
          <table:table-cell table:style-name="ce1" office:value-type="string" calcext:value-type="string">
            <text:p>Моцарелла Фиор Ди Латте в воде "Pretto", 45%, 0,125 кг, ф/п, (8 шт)</text:p>
          </table:table-cell>
          <table:table-cell table:style-name="ce1" office:value-type="string" calcext:value-type="string">
            <text:p>Моцарелла Фиор ди латте в воде "Unagrande", 50%, 0,125 кг, ф/п, (8 шт)</text:p>
          </table:table-cell>
          <table:table-cell table:style-name="ce1" office:value-type="string" calcext:value-type="string">
            <text:p>Моцарелла Фиор ди латте в воде "Unagrande", 50%, 0,125 кг, ф/п, 6 шт</text:p>
          </table:table-cell>
          <table:table-cell table:style-name="ce1" table:number-columns-repeated="2"/>
          <table:table-cell table:style-name="ce1" office:value-type="string" calcext:value-type="string">
            <text:p>Моцарелла Фиор ди Латте в воде "Ваш выбор", 50%, 0,1 кг, ф/п</text:p>
          </table:table-cell>
          <table:table-cell table:style-name="ce1" office:value-type="string" calcext:value-type="string">
            <text:p>Моцарелла Фиор ди Латте в воде "Красная птица", 45%, 0,125 кг, ф/п</text:p>
          </table:table-cell>
          <table:table-cell table:style-name="ce1" office:value-type="string" calcext:value-type="string">
            <text:p>Моцарелла Чильеджина в воде "Fine Life", 45%, 0,125 кг, ф/п</text:p>
          </table:table-cell>
          <table:table-cell table:style-name="ce1"/>
          <table:table-cell table:style-name="ce1" office:value-type="string" calcext:value-type="string">
            <text:p>Моцарелла Чильеджина в воде "Pretto", 45%, 0,1 кг, ф/п, (8 шт)</text:p>
          </table:table-cell>
          <table:table-cell table:style-name="ce1" office:value-type="string" calcext:value-type="string">
            <text:p>Моцарелла Чильеджина в воде "Pretto", 45%, 0,1 кг, ф/п, 6 ШТ</text:p>
          </table:table-cell>
          <table:table-cell table:style-name="ce1" office:value-type="string" calcext:value-type="string">
            <text:p>Моцарелла Чильеджина в воде "Unagrande", 50%, 0,125, ф/п, 6 шт</text:p>
          </table:table-cell>
          <table:table-cell table:style-name="ce1" table:number-columns-repeated="3"/>
          <table:table-cell table:style-name="ce1" office:value-type="string" calcext:value-type="string">
            <text:p>Моцарелла Чильеджина в воде "Ваш выбор", 50%, 0,1 кг, ф/п</text:p>
          </table:table-cell>
          <table:table-cell table:style-name="ce1" office:value-type="string" calcext:value-type="string">
            <text:p>Моцарелла шары "Metro Chef", 45%, кг, в/у</text:p>
          </table:table-cell>
          <table:table-cell table:style-name="ce1" office:value-type="string" calcext:value-type="string">
            <text:p>Рикотта "Metro Chef", 30%, 1 кг, п/в</text:p>
          </table:table-cell>
          <table:table-cell table:style-name="ce1" office:value-type="string" calcext:value-type="string">
            <text:p>Рикотта "Pretto" (зернистая), 30%, 0,37 кг, в/у</text:p>
          </table:table-cell>
          <table:table-cell table:style-name="ce1" office:value-type="string" calcext:value-type="string">
            <text:p>Рикотта "Pretto" (зернистая), 30%, кг, в/у (6 шт.)</text:p>
          </table:table-cell>
          <table:table-cell table:style-name="ce1"/>
          <table:table-cell table:style-name="ce1" office:value-type="string" calcext:value-type="string">
            <text:p>Рикотта "Pretto", 45%, 0,2 кг, пл/с</text:p>
          </table:table-cell>
          <table:table-cell table:style-name="ce1"/>
          <table:table-cell table:style-name="ce1" office:value-type="string" calcext:value-type="string">
            <text:p>Рикотта "Pretto", 45%, 0,5 кг, пл/с</text:p>
          </table:table-cell>
          <table:table-cell table:style-name="ce1"/>
          <table:table-cell table:style-name="ce1" office:value-type="string" calcext:value-type="string">
            <text:p>Рикотта "Unagrande Professionale", 45%, 0,5 кг, пл/с</text:p>
          </table:table-cell>
          <table:table-cell table:style-name="ce1" office:value-type="string" calcext:value-type="string">
            <text:p>Рикотта "Unagrande", 50%, 0,25 кг, пл/с</text:p>
          </table:table-cell>
          <table:table-cell table:style-name="ce1" office:value-type="string" calcext:value-type="string">
            <text:p>Рикотта "Unagrande", 50%, 0,5 кг, пл/с</text:p>
          </table:table-cell>
          <table:table-cell table:style-name="ce1" office:value-type="string" calcext:value-type="string">
            <text:p>Рикотта "Глобус", 45%, 0,25 кг, пл/с</text:p>
          </table:table-cell>
          <table:table-cell table:style-name="ce1" office:value-type="string" calcext:value-type="string">
            <text:p>Рикотта "Избёнка", 45%, 0,18 кг, пл/с (6 шт)</text:p>
          </table:table-cell>
          <table:table-cell table:style-name="ce1" office:value-type="string" calcext:value-type="string">
            <text:p>Рикотта "Красная птица", 30%, 0,25 кг, пл/с</text:p>
          </table:table-cell>
          <table:table-cell table:style-name="ce1" office:value-type="string" calcext:value-type="string">
            <text:p>Рикотта с шоколадом "Unagrande", 30%, 0,14 кг, пл/с</text:p>
          </table:table-cell>
          <table:table-cell table:style-name="ce1" office:value-type="string" calcext:value-type="string">
            <text:p>Рикотта с шоколадом "Unagrande", 30%, 0,18 кг, пл/с</text:p>
          </table:table-cell>
          <table:table-cell table:style-name="ce1"/>
          <table:table-cell table:style-name="ce1" office:value-type="string" calcext:value-type="string">
            <text:p>Рикотта с шоколадом "ВкусВилл", 30%, 0,14 кг, пл/с</text:p>
          </table:table-cell>
          <table:table-cell table:style-name="ce1" office:value-type="string" calcext:value-type="string">
            <text:p>Робиола "Unagrande", 65%, 0,18 кг, пл/с</text:p>
          </table:table-cell>
          <table:table-cell table:style-name="ce1" office:value-type="string" calcext:value-type="string">
            <text:p>Свели-Квели "Умалат", 30%, 0,37 кг, в/у</text:p>
          </table:table-cell>
          <table:table-cell table:style-name="ce1" office:value-type="string" calcext:value-type="string">
            <text:p>Сливки Panna Fresca "Unagrande", 38%, 0,5 л, пл/с</text:p>
          </table:table-cell>
          <table:table-cell table:style-name="ce1" office:value-type="string" calcext:value-type="string">
            <text:p>Сулугуни <text:s/>"Умалат", 45%, 0,37 кг, т/ф, (6 шт)</text:p>
          </table:table-cell>
          <table:table-cell table:style-name="ce1" office:value-type="string" calcext:value-type="string">
            <text:p>Сулугуни "Маркет Перекресток", 45%, 0,28 кг, т/ф</text:p>
          </table:table-cell>
          <table:table-cell table:style-name="ce1" office:value-type="string" calcext:value-type="string">
            <text:p>Сулугуни "Умалат" (для хачапури), 45%, 0,12 кг, ф/п</text:p>
          </table:table-cell>
          <table:table-cell table:style-name="ce1" office:value-type="string" calcext:value-type="string">
            <text:p>Сулугуни "Умалат", 45%, 0,2 кг, т/ф, (9 шт)</text:p>
          </table:table-cell>
          <table:table-cell table:style-name="ce1" office:value-type="string" calcext:value-type="string">
            <text:p>Сулугуни "Умалат", 45%, 0,28 кг, т/ф (6 шт)</text:p>
          </table:table-cell>
          <table:table-cell table:style-name="ce1" office:value-type="string" calcext:value-type="string">
            <text:p>Сулугуни "Умалат", 45%, 0,28 кг, т/ф, (8 шт)</text:p>
          </table:table-cell>
          <table:table-cell table:style-name="ce1" office:value-type="string" calcext:value-type="string">
            <text:p>Сулугуни "Умалат", 45%, 0,37 кг, т/ф</text:p>
          </table:table-cell>
          <table:table-cell table:style-name="ce1" office:value-type="string" calcext:value-type="string">
            <text:p>Сулугуни кубики "ВкусВилл", 45%, 0,12 кг, ф/п</text:p>
          </table:table-cell>
          <table:table-cell table:style-name="ce1" office:value-type="string" calcext:value-type="string">
            <text:p>Сулугуни палочки "Умалат", 45%, 0,12 кг, т/ф (10 шт.)</text:p>
          </table:table-cell>
          <table:table-cell table:style-name="ce1" office:value-type="string" calcext:value-type="string">
            <text:p>Сыр Черкесский "Умалат" (БИЛЛА), 45%, т/ф, ВЕС</text:p>
          </table:table-cell>
          <table:table-cell table:style-name="ce1" office:value-type="string" calcext:value-type="string">
            <text:p>Сыр Черкесский "Умалат", 45%, 0,28 кг, т/ф</text:p>
          </table:table-cell>
          <table:table-cell table:style-name="ce1" office:value-type="string" calcext:value-type="string">
            <text:p>Сыр Черкесский "Умалат", 45%, кг, т/ф, ВЕС</text:p>
          </table:table-cell>
          <table:table-cell table:style-name="ce1" office:value-type="string" calcext:value-type="string">
            <text:p>Творожный "Pretto", 65%, 0,18 кг, пл/с</text:p>
          </table:table-cell>
          <table:table-cell table:style-name="ce1" office:value-type="string" calcext:value-type="string">
            <text:p>Четук "Умалат", 45%, 0,37 кг, в/у</text:p>
          </table:table-cell>
          <table:table-cell table:style-name="ce1" office:value-type="string" calcext:value-type="string">
            <text:p>Чечил "Умалат", 43%, 0,19 кг, т/ф</text:p>
          </table:table-cell>
          <table:table-cell table:style-name="ce1" table:number-columns-repeated="31"/>
          <table:table-cell table:number-columns-repeated="876"/>
        </table:table-row>
        <table:table-row table:style-name="ro6">
          <table:table-cell table:style-name="ce1" table:number-columns-repeated="4"/>
          <table:table-cell table:style-name="ce1" office:value-type="float" office:value="1594" calcext:value-type="float">
            <text:p>1594</text:p>
          </table:table-cell>
          <table:table-cell table:style-name="ce1" office:value-type="string" calcext:value-type="string">
            <text:p>Н0000090511</text:p>
          </table:table-cell>
          <table:table-cell table:style-name="ce1" office:value-type="string" calcext:value-type="string">
            <text:p>Н0000088745</text:p>
          </table:table-cell>
          <table:table-cell table:style-name="ce1"/>
          <table:table-cell table:style-name="ce1" office:value-type="string" calcext:value-type="string">
            <text:p>Н0000086487</text:p>
          </table:table-cell>
          <table:table-cell table:style-name="ce1"/>
          <table:table-cell table:style-name="ce1" office:value-type="string" calcext:value-type="string">
            <text:p>Н0000086159</text:p>
          </table:table-cell>
          <table:table-cell table:style-name="ce1" office:value-type="string" calcext:value-type="string">
            <text:p>Н0000086542</text:p>
          </table:table-cell>
          <table:table-cell table:style-name="ce1" office:value-type="string" calcext:value-type="string">
            <text:p>Н0000084595</text:p>
          </table:table-cell>
          <table:table-cell table:style-name="ce1" office:value-type="string" calcext:value-type="string">
            <text:p>Н0000080826</text:p>
          </table:table-cell>
          <table:table-cell table:style-name="ce1" office:value-type="string" calcext:value-type="string">
            <text:p>Н0000092242</text:p>
          </table:table-cell>
          <table:table-cell table:style-name="ce1" office:value-type="string" calcext:value-type="string">
            <text:p>Н0000094740</text:p>
          </table:table-cell>
          <table:table-cell table:style-name="ce1" office:value-type="string" calcext:value-type="string">
            <text:p>Н0000091561</text:p>
          </table:table-cell>
          <table:table-cell table:style-name="ce1"/>
          <table:table-cell table:style-name="ce1" office:value-type="string" calcext:value-type="string">
            <text:p>Н0000083030</text:p>
          </table:table-cell>
          <table:table-cell table:style-name="ce1" office:value-type="string" calcext:value-type="string">
            <text:p>Н0000082882</text:p>
          </table:table-cell>
          <table:table-cell table:style-name="ce1" office:value-type="string" calcext:value-type="string">
            <text:p>Н0000089213</text:p>
          </table:table-cell>
          <table:table-cell table:style-name="ce1" office:value-type="string" calcext:value-type="string">
            <text:p>Н0000085591</text:p>
          </table:table-cell>
          <table:table-cell table:style-name="ce1" office:value-type="string" calcext:value-type="string">
            <text:p>Н0000093541</text:p>
          </table:table-cell>
          <table:table-cell table:style-name="ce1" office:value-type="string" calcext:value-type="string">
            <text:p>Н0000085588</text:p>
          </table:table-cell>
          <table:table-cell table:style-name="ce1" office:value-type="string" calcext:value-type="string">
            <text:p>Н0000083957</text:p>
          </table:table-cell>
          <table:table-cell table:style-name="ce1" office:value-type="string" calcext:value-type="string">
            <text:p>Н0000079142</text:p>
          </table:table-cell>
          <table:table-cell table:style-name="ce1" office:value-type="string" calcext:value-type="string">
            <text:p>Н0000085587</text:p>
          </table:table-cell>
          <table:table-cell table:style-name="ce1"/>
          <table:table-cell table:style-name="ce1" office:value-type="string" calcext:value-type="string">
            <text:p>Н0000094363</text:p>
          </table:table-cell>
          <table:table-cell table:style-name="ce1" office:value-type="float" office:value="326636013" calcext:value-type="float">
            <text:p>326636013</text:p>
          </table:table-cell>
          <table:table-cell table:style-name="ce1" table:number-columns-repeated="2"/>
          <table:table-cell table:style-name="ce1" office:value-type="string" calcext:value-type="string">
            <text:p>Н0000090760</text:p>
          </table:table-cell>
          <table:table-cell table:style-name="ce1" office:value-type="string" calcext:value-type="string">
            <text:p>Н0000093768</text:p>
          </table:table-cell>
          <table:table-cell table:style-name="ce1"/>
          <table:table-cell table:style-name="ce1" office:value-type="string" calcext:value-type="string">
            <text:p>Н0000094162</text:p>
          </table:table-cell>
          <table:table-cell table:style-name="ce1" office:value-type="string" calcext:value-type="string">
            <text:p>Н0000088626</text:p>
          </table:table-cell>
          <table:table-cell table:style-name="ce1" office:value-type="string" calcext:value-type="string">
            <text:p>Н0000084378</text:p>
          </table:table-cell>
          <table:table-cell table:style-name="ce1" office:value-type="string" calcext:value-type="string">
            <text:p>Н0000090512</text:p>
          </table:table-cell>
          <table:table-cell table:style-name="ce1" office:value-type="string" calcext:value-type="string">
            <text:p>Н0000094735</text:p>
          </table:table-cell>
          <table:table-cell table:style-name="ce1" office:value-type="string" calcext:value-type="string">
            <text:p>Н0000089400</text:p>
          </table:table-cell>
          <table:table-cell table:style-name="ce1" office:value-type="string" calcext:value-type="string">
            <text:p>Н0000094720</text:p>
          </table:table-cell>
          <table:table-cell table:style-name="ce1" office:value-type="string" calcext:value-type="string">
            <text:p>Н0000084473</text:p>
          </table:table-cell>
          <table:table-cell table:style-name="ce1" office:value-type="string" calcext:value-type="string">
            <text:p>Н0000090331</text:p>
          </table:table-cell>
          <table:table-cell table:style-name="ce1" office:value-type="string" calcext:value-type="string">
            <text:p>Н0000094274</text:p>
          </table:table-cell>
          <table:table-cell table:style-name="ce1" office:value-type="string" calcext:value-type="string">
            <text:p>Н0000084049</text:p>
          </table:table-cell>
          <table:table-cell table:style-name="ce1" office:value-type="string" calcext:value-type="string">
            <text:p>Н0000094698</text:p>
          </table:table-cell>
          <table:table-cell table:style-name="ce1" office:value-type="string" calcext:value-type="string">
            <text:p>Н0000094897</text:p>
          </table:table-cell>
          <table:table-cell table:style-name="ce1" office:value-type="string" calcext:value-type="string">
            <text:p>Н0000087864</text:p>
          </table:table-cell>
          <table:table-cell table:style-name="ce1" office:value-type="string" calcext:value-type="string">
            <text:p>Н0000094734</text:p>
          </table:table-cell>
          <table:table-cell table:style-name="ce1" office:value-type="string" calcext:value-type="string">
            <text:p>Н0000079372</text:p>
          </table:table-cell>
          <table:table-cell table:style-name="ce1" table:number-columns-repeated="2"/>
          <table:table-cell table:style-name="ce1" office:value-type="string" calcext:value-type="string">
            <text:p>Н0000093999</text:p>
          </table:table-cell>
          <table:table-cell table:style-name="ce1" office:value-type="string" calcext:value-type="string">
            <text:p>Н0000094726</text:p>
          </table:table-cell>
          <table:table-cell table:style-name="ce1" office:value-type="string" calcext:value-type="string">
            <text:p>Н0000093998</text:p>
          </table:table-cell>
          <table:table-cell table:style-name="ce1"/>
          <table:table-cell table:style-name="ce1" office:value-type="string" calcext:value-type="string">
            <text:p>Н0000094497</text:p>
          </table:table-cell>
          <table:table-cell table:style-name="ce1" office:value-type="string" calcext:value-type="string">
            <text:p>Н0000094739</text:p>
          </table:table-cell>
          <table:table-cell table:style-name="ce1"/>
          <table:table-cell table:style-name="ce1" office:value-type="string" calcext:value-type="string">
            <text:p>Н0000087862</text:p>
          </table:table-cell>
          <table:table-cell table:style-name="ce1" office:value-type="string" calcext:value-type="string">
            <text:p>Н0000094728</text:p>
          </table:table-cell>
          <table:table-cell table:style-name="ce1" office:value-type="string" calcext:value-type="string">
            <text:p>Н0000088580</text:p>
          </table:table-cell>
          <table:table-cell table:style-name="ce1" office:value-type="string" calcext:value-type="string">
            <text:p>Н0000086057</text:p>
          </table:table-cell>
          <table:table-cell table:style-name="ce1" office:value-type="string" calcext:value-type="string">
            <text:p>Н0000094729</text:p>
          </table:table-cell>
          <table:table-cell table:style-name="ce1" office:value-type="string" calcext:value-type="string">
            <text:p>Н0000094736</text:p>
          </table:table-cell>
          <table:table-cell table:style-name="ce1" office:value-type="string" calcext:value-type="string">
            <text:p>Н0000088000</text:p>
          </table:table-cell>
          <table:table-cell table:style-name="ce1" table:number-columns-repeated="2"/>
          <table:table-cell table:style-name="ce1" office:value-type="float" office:value="327193010" calcext:value-type="float">
            <text:p>327193010</text:p>
          </table:table-cell>
          <table:table-cell table:style-name="ce1" office:value-type="string" calcext:value-type="string">
            <text:p>Н0000090381</text:p>
          </table:table-cell>
          <table:table-cell table:style-name="ce1" office:value-type="string" calcext:value-type="string">
            <text:p>Н0000087861</text:p>
          </table:table-cell>
          <table:table-cell table:style-name="ce1"/>
          <table:table-cell table:style-name="ce1" office:value-type="string" calcext:value-type="string">
            <text:p>Н0000094727</text:p>
          </table:table-cell>
          <table:table-cell table:style-name="ce1" office:value-type="string" calcext:value-type="string">
            <text:p>Н0000088579</text:p>
          </table:table-cell>
          <table:table-cell table:style-name="ce1" office:value-type="string" calcext:value-type="string">
            <text:p>Н0000087999</text:p>
          </table:table-cell>
          <table:table-cell table:style-name="ce1" table:number-columns-repeated="3"/>
          <table:table-cell table:style-name="ce1" office:value-type="float" office:value="327192013" calcext:value-type="float">
            <text:p>327192013</text:p>
          </table:table-cell>
          <table:table-cell table:style-name="ce1" office:value-type="string" calcext:value-type="string">
            <text:p>Н0000089109</text:p>
          </table:table-cell>
          <table:table-cell table:style-name="ce1" office:value-type="string" calcext:value-type="string">
            <text:p>Н0000089110</text:p>
          </table:table-cell>
          <table:table-cell table:style-name="ce1" office:value-type="string" calcext:value-type="string">
            <text:p>Н0000088470</text:p>
          </table:table-cell>
          <table:table-cell table:style-name="ce1" office:value-type="string" calcext:value-type="string">
            <text:p>Н0000092745</text:p>
          </table:table-cell>
          <table:table-cell table:style-name="ce1"/>
          <table:table-cell table:style-name="ce1" office:value-type="string" calcext:value-type="string">
            <text:p>Н0000088471</text:p>
          </table:table-cell>
          <table:table-cell table:style-name="ce1"/>
          <table:table-cell table:style-name="ce1" office:value-type="string" calcext:value-type="string">
            <text:p>Н0000086888</text:p>
          </table:table-cell>
          <table:table-cell table:style-name="ce1"/>
          <table:table-cell table:style-name="ce1" office:value-type="string" calcext:value-type="string">
            <text:p>Н0000086349</text:p>
          </table:table-cell>
          <table:table-cell table:style-name="ce1" office:value-type="string" calcext:value-type="string">
            <text:p>Н0000094030</text:p>
          </table:table-cell>
          <table:table-cell table:style-name="ce1" office:value-type="string" calcext:value-type="string">
            <text:p>Н0000094029</text:p>
          </table:table-cell>
          <table:table-cell table:style-name="ce1" office:value-type="float" office:value="326635016" calcext:value-type="float">
            <text:p>326635016</text:p>
          </table:table-cell>
          <table:table-cell table:style-name="ce1" office:value-type="string" calcext:value-type="string">
            <text:p>Н0000093950</text:p>
          </table:table-cell>
          <table:table-cell table:style-name="ce1" office:value-type="string" calcext:value-type="string">
            <text:p>Н0000090762</text:p>
          </table:table-cell>
          <table:table-cell table:style-name="ce1" office:value-type="string" calcext:value-type="string">
            <text:p>Н0000094994</text:p>
          </table:table-cell>
          <table:table-cell table:style-name="ce1" office:value-type="string" calcext:value-type="string">
            <text:p>Н0000086350</text:p>
          </table:table-cell>
          <table:table-cell table:style-name="ce1"/>
          <table:table-cell table:style-name="ce1" office:value-type="string" calcext:value-type="string">
            <text:p>Н0000094993</text:p>
          </table:table-cell>
          <table:table-cell table:style-name="ce1" office:value-type="string" calcext:value-type="string">
            <text:p>Н0000086352</text:p>
          </table:table-cell>
          <table:table-cell table:style-name="ce1" office:value-type="string" calcext:value-type="string">
            <text:p>Н0000088771</text:p>
          </table:table-cell>
          <table:table-cell table:style-name="ce1" office:value-type="string" calcext:value-type="string">
            <text:p>Н0000090708</text:p>
          </table:table-cell>
          <table:table-cell table:style-name="ce1" office:value-type="string" calcext:value-type="string">
            <text:p>Н0000094742</text:p>
          </table:table-cell>
          <table:table-cell table:style-name="ce1" office:value-type="float" office:value="3503984" calcext:value-type="float">
            <text:p>3503984</text:p>
          </table:table-cell>
          <table:table-cell table:style-name="ce1" office:value-type="string" calcext:value-type="string">
            <text:p>Н0000090330</text:p>
          </table:table-cell>
          <table:table-cell table:style-name="ce1" office:value-type="string" calcext:value-type="string">
            <text:p>Н0000094741</text:p>
          </table:table-cell>
          <table:table-cell table:style-name="ce1" office:value-type="string" calcext:value-type="string">
            <text:p>Н0000090905</text:p>
          </table:table-cell>
          <table:table-cell table:style-name="ce1" office:value-type="string" calcext:value-type="string">
            <text:p>Н0000081879</text:p>
          </table:table-cell>
          <table:table-cell table:style-name="ce1" office:value-type="string" calcext:value-type="string">
            <text:p>Н0000082750</text:p>
          </table:table-cell>
          <table:table-cell table:style-name="ce1" office:value-type="string" calcext:value-type="string">
            <text:p>Н0000094903</text:p>
          </table:table-cell>
          <table:table-cell table:style-name="ce1" office:value-type="string" calcext:value-type="string">
            <text:p>Н0000093444</text:p>
          </table:table-cell>
          <table:table-cell table:style-name="ce1" office:value-type="string" calcext:value-type="string">
            <text:p>Н0000094632</text:p>
          </table:table-cell>
          <table:table-cell table:style-name="ce1" office:value-type="string" calcext:value-type="string">
            <text:p>Н0000094227</text:p>
          </table:table-cell>
          <table:table-cell table:style-name="ce1" office:value-type="string" calcext:value-type="string">
            <text:p>Н0000094228</text:p>
          </table:table-cell>
          <table:table-cell table:style-name="ce1" office:value-type="string" calcext:value-type="string">
            <text:p>Н0000085590</text:p>
          </table:table-cell>
          <table:table-cell table:style-name="ce1" office:value-type="string" calcext:value-type="string">
            <text:p>Н0000088717</text:p>
          </table:table-cell>
          <table:table-cell table:style-name="ce1" office:value-type="string" calcext:value-type="string">
            <text:p>Н0000089214</text:p>
          </table:table-cell>
          <table:table-cell table:style-name="ce1" table:number-columns-repeated="31"/>
          <table:table-cell table:number-columns-repeated="876"/>
        </table:table-row>
        <table:table-row table:style-name="ro6">
          <table:table-cell table:style-name="ce1" office:value-type="string" calcext:value-type="string">
            <text:p>Итого</text:p>
          </table:table-cell>
          <table:table-cell table:style-name="ce1" office:value-type="float" office:value="157659.8281" calcext:value-type="float">
            <text:p>157659.8281</text:p>
          </table:table-cell>
          <table:table-cell table:style-name="ce1" table:number-columns-repeated="3"/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260.356" calcext:value-type="float">
            <text:p>260.356</text:p>
          </table:table-cell>
          <table:table-cell table:style-name="ce1"/>
          <table:table-cell table:style-name="ce1" office:value-type="float" office:value="817.366" calcext:value-type="float">
            <text:p>817.366</text:p>
          </table:table-cell>
          <table:table-cell table:style-name="ce1"/>
          <table:table-cell table:style-name="ce1" office:value-type="float" office:value="2805.27" calcext:value-type="float">
            <text:p>2805.27</text:p>
          </table:table-cell>
          <table:table-cell table:style-name="ce1" office:value-type="float" office:value="2481.858" calcext:value-type="float">
            <text:p>2481.858</text:p>
          </table:table-cell>
          <table:table-cell table:style-name="ce1" office:value-type="float" office:value="3089.87" calcext:value-type="float">
            <text:p>3089.87</text:p>
          </table:table-cell>
          <table:table-cell table:style-name="ce1" office:value-type="float" office:value="193.202" calcext:value-type="float">
            <text:p>193.202</text:p>
          </table:table-cell>
          <table:table-cell table:style-name="ce1" office:value-type="float" office:value="12.758" calcext:value-type="float">
            <text:p>12.758</text:p>
          </table:table-cell>
          <table:table-cell table:style-name="ce1" office:value-type="float" office:value="276.64" calcext:value-type="float">
            <text:p>276.64</text:p>
          </table:table-cell>
          <table:table-cell table:style-name="ce1" office:value-type="float" office:value="28.1131" calcext:value-type="float">
            <text:p>28.1131</text:p>
          </table:table-cell>
          <table:table-cell table:style-name="ce1"/>
          <table:table-cell table:style-name="ce1" office:value-type="float" office:value="18.2" calcext:value-type="float">
            <text:p>18.2</text:p>
          </table:table-cell>
          <table:table-cell table:style-name="ce1" office:value-type="float" office:value="5526.32" calcext:value-type="float">
            <text:p>5526.32</text:p>
          </table:table-cell>
          <table:table-cell table:style-name="ce1" office:value-type="float" office:value="421.2" calcext:value-type="float">
            <text:p>421.2</text:p>
          </table:table-cell>
          <table:table-cell table:style-name="ce1" office:value-type="float" office:value="1280.88" calcext:value-type="float">
            <text:p>1280.88</text:p>
          </table:table-cell>
          <table:table-cell table:style-name="ce1" office:value-type="float" office:value="1787.4" calcext:value-type="float">
            <text:p>1787.4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4023" calcext:value-type="float">
            <text:p>4023</text:p>
          </table:table-cell>
          <table:table-cell table:style-name="ce1" office:value-type="float" office:value="2164.75" calcext:value-type="float">
            <text:p>2164.75</text:p>
          </table:table-cell>
          <table:table-cell table:style-name="ce1" office:value-type="float" office:value="240" calcext:value-type="float">
            <text:p>240</text:p>
          </table:table-cell>
          <table:table-cell table:style-name="ce1"/>
          <table:table-cell table:style-name="ce1" office:value-type="float" office:value="1381.5" calcext:value-type="float">
            <text:p>1381.5</text:p>
          </table:table-cell>
          <table:table-cell table:style-name="ce1" office:value-type="float" office:value="49.5" calcext:value-type="float">
            <text:p>49.5</text:p>
          </table:table-cell>
          <table:table-cell table:style-name="ce1" table:number-columns-repeated="2"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5559.8" calcext:value-type="float">
            <text:p>5559.8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4140" calcext:value-type="float">
            <text:p>4140</text:p>
          </table:table-cell>
          <table:table-cell table:style-name="ce1"/>
          <table:table-cell table:style-name="ce1" office:value-type="float" office:value="110.4" calcext:value-type="float">
            <text:p>110.4</text:p>
          </table:table-cell>
          <table:table-cell table:style-name="ce1" office:value-type="float" office:value="942" calcext:value-type="float">
            <text:p>942</text:p>
          </table:table-cell>
          <table:table-cell table:style-name="ce1"/>
          <table:table-cell table:style-name="ce1" office:value-type="float" office:value="631.125" calcext:value-type="float">
            <text:p>631.125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73.9" calcext:value-type="float">
            <text:p>173.9</text:p>
          </table:table-cell>
          <table:table-cell table:style-name="ce1" office:value-type="float" office:value="1078.24" calcext:value-type="float">
            <text:p>1078.24</text:p>
          </table:table-cell>
          <table:table-cell table:style-name="ce1" office:value-type="float" office:value="8.28" calcext:value-type="float">
            <text:p>8.28</text:p>
          </table:table-cell>
          <table:table-cell table:style-name="ce1" table:number-columns-repeated="3"/>
          <table:table-cell table:style-name="ce1" office:value-type="float" office:value="1536.92" calcext:value-type="float">
            <text:p>1536.92</text:p>
          </table:table-cell>
          <table:table-cell table:style-name="ce1" office:value-type="float" office:value="462.24" calcext:value-type="float">
            <text:p>462.24</text:p>
          </table:table-cell>
          <table:table-cell table:style-name="ce1"/>
          <table:table-cell table:style-name="ce1" office:value-type="float" office:value="1198.8" calcext:value-type="float">
            <text:p>1198.8</text:p>
          </table:table-cell>
          <table:table-cell table:style-name="ce1" office:value-type="float" office:value="209" calcext:value-type="float">
            <text:p>209</text:p>
          </table:table-cell>
          <table:table-cell table:style-name="ce1"/>
          <table:table-cell table:style-name="ce1" office:value-type="float" office:value="169.5" calcext:value-type="float">
            <text:p>169.5</text:p>
          </table:table-cell>
          <table:table-cell table:style-name="ce1" office:value-type="float" office:value="1839.3" calcext:value-type="float">
            <text:p>1839.3</text:p>
          </table:table-cell>
          <table:table-cell table:style-name="ce1" office:value-type="float" office:value="12.6" calcext:value-type="float">
            <text:p>12.6</text:p>
          </table:table-cell>
          <table:table-cell table:style-name="ce1"/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3175.5" calcext:value-type="float">
            <text:p>3175.5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2"/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1" office:value-type="float" office:value="4170.2" calcext:value-type="float">
            <text:p>4170.2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33.75" calcext:value-type="float">
            <text:p>33.75</text:p>
          </table:table-cell>
          <table:table-cell table:style-name="ce1" table:number-columns-repeated="3"/>
          <table:table-cell table:style-name="ce1" office:value-type="float" office:value="842.4" calcext:value-type="float">
            <text:p>842.4</text:p>
          </table:table-cell>
          <table:table-cell table:style-name="ce1" office:value-type="float" office:value="1352.4" calcext:value-type="float">
            <text:p>1352.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13.36" calcext:value-type="float">
            <text:p>713.36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1" office:value-type="float" office:value="8436.4" calcext:value-type="float">
            <text:p>8436.4</text:p>
          </table:table-cell>
          <table:table-cell table:style-name="ce1"/>
          <table:table-cell table:style-name="ce1" office:value-type="float" office:value="27823" calcext:value-type="float">
            <text:p>27823</text:p>
          </table:table-cell>
          <table:table-cell table:style-name="ce1"/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2090.75" calcext:value-type="float">
            <text:p>2090.7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2949.48" calcext:value-type="float">
            <text:p>2949.48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9.24" calcext:value-type="float">
            <text:p>9.24</text:p>
          </table:table-cell>
          <table:table-cell table:style-name="ce1" office:value-type="float" office:value="1200.78" calcext:value-type="float">
            <text:p>1200.78</text:p>
          </table:table-cell>
          <table:table-cell table:style-name="ce1"/>
          <table:table-cell table:style-name="ce1" office:value-type="float" office:value="1381.8" calcext:value-type="float">
            <text:p>1381.8</text:p>
          </table:table-cell>
          <table:table-cell table:style-name="ce1" office:value-type="float" office:value="451.62" calcext:value-type="float">
            <text:p>451.62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2601.1" calcext:value-type="float">
            <text:p>2601.1</text:p>
          </table:table-cell>
          <table:table-cell table:style-name="ce1" office:value-type="float" office:value="909.44" calcext:value-type="float">
            <text:p>909.44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313.2" calcext:value-type="float">
            <text:p>313.2</text:p>
          </table:table-cell>
          <table:table-cell table:style-name="ce1" office:value-type="float" office:value="470.96" calcext:value-type="float">
            <text:p>470.96</text:p>
          </table:table-cell>
          <table:table-cell table:style-name="ce1" office:value-type="float" office:value="19722.64" calcext:value-type="float">
            <text:p>19722.64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606.96" calcext:value-type="float">
            <text:p>606.96</text:p>
          </table:table-cell>
          <table:table-cell table:style-name="ce1" office:value-type="float" office:value="2421.72" calcext:value-type="float">
            <text:p>2421.72</text:p>
          </table:table-cell>
          <table:table-cell table:style-name="ce1" office:value-type="float" office:value="41.83" calcext:value-type="float">
            <text:p>41.83</text:p>
          </table:table-cell>
          <table:table-cell table:style-name="ce1" office:value-type="float" office:value="1639.68" calcext:value-type="float">
            <text:p>1639.68</text:p>
          </table:table-cell>
          <table:table-cell table:style-name="ce1" office:value-type="float" office:value="207.884" calcext:value-type="float">
            <text:p>207.884</text:p>
          </table:table-cell>
          <table:table-cell table:style-name="ce1" office:value-type="float" office:value="814.5" calcext:value-type="float">
            <text:p>814.5</text:p>
          </table:table-cell>
          <table:table-cell table:style-name="ce1" office:value-type="float" office:value="2507.12" calcext:value-type="float">
            <text:p>2507.12</text:p>
          </table:table-cell>
          <table:table-cell table:style-name="ce1" table:number-columns-repeated="32"/>
          <table:table-cell table:number-columns-repeated="876"/>
        </table:table-row>
        <table:table-row table:style-name="ro6">
          <table:table-cell table:style-name="ce1" table:number-columns-repeated="148"/>
          <table:table-cell table:number-columns-repeated="876"/>
        </table:table-row>
        <table:table-row table:style-name="ro6">
          <table:table-cell table:style-name="ce1"/>
          <table:table-cell table:style-name="ce1" table:formula="of:=#N/A" office:value-type="string" office:string-value="" calcext:value-type="error">
            <text:p>#N/A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1" office:value-type="string" calcext:value-type="string">
            <text:p>Н0000090511</text:p>
          </table:table-cell>
          <table:table-cell table:style-name="ce1" office:value-type="string" calcext:value-type="string">
            <text:p>Н0000088745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1" office:value-type="string" calcext:value-type="string">
            <text:p>Н0000086487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1" office:value-type="string" calcext:value-type="string">
            <text:p>Н0000086159</text:p>
          </table:table-cell>
          <table:table-cell table:style-name="ce1" office:value-type="string" calcext:value-type="string">
            <text:p>Н0000086542</text:p>
          </table:table-cell>
          <table:table-cell table:style-name="ce1" office:value-type="string" calcext:value-type="string">
            <text:p>Н0000084595</text:p>
          </table:table-cell>
          <table:table-cell table:style-name="ce1" office:value-type="string" calcext:value-type="string">
            <text:p>Н0000080826</text:p>
          </table:table-cell>
          <table:table-cell table:style-name="ce1" office:value-type="string" calcext:value-type="string">
            <text:p>Н0000092242</text:p>
          </table:table-cell>
          <table:table-cell table:style-name="ce1" office:value-type="string" calcext:value-type="string">
            <text:p>Н0000094740</text:p>
          </table:table-cell>
          <table:table-cell table:style-name="ce1" office:value-type="string" calcext:value-type="string">
            <text:p>Н0000091561</text:p>
          </table:table-cell>
          <table:table-cell table:style-name="ce1"/>
          <table:table-cell table:style-name="ce1" table:formula="of:=#N/A" office:value-type="string" office:string-value="" calcext:value-type="error">
            <text:p>#N/A</text:p>
          </table:table-cell>
          <table:table-cell table:style-name="ce1" office:value-type="string" calcext:value-type="string">
            <text:p>Н0000082882</text:p>
          </table:table-cell>
          <table:table-cell table:style-name="ce1" office:value-type="string" calcext:value-type="string">
            <text:p>Н0000089213</text:p>
          </table:table-cell>
          <table:table-cell table:style-name="ce1" office:value-type="string" calcext:value-type="string">
            <text:p>Н0000085591</text:p>
          </table:table-cell>
          <table:table-cell table:style-name="ce1" office:value-type="string" calcext:value-type="string">
            <text:p>Н0000093541</text:p>
          </table:table-cell>
          <table:table-cell table:style-name="ce1" office:value-type="string" calcext:value-type="string">
            <text:p>Н0000085588</text:p>
          </table:table-cell>
          <table:table-cell table:style-name="ce1" office:value-type="string" calcext:value-type="string">
            <text:p>Н0000083957</text:p>
          </table:table-cell>
          <table:table-cell table:style-name="ce1" office:value-type="string" calcext:value-type="string">
            <text:p>Н0000079142</text:p>
          </table:table-cell>
          <table:table-cell table:style-name="ce1" office:value-type="string" calcext:value-type="string">
            <text:p>Н0000085587</text:p>
          </table:table-cell>
          <table:table-cell table:style-name="ce1"/>
          <table:table-cell table:style-name="ce1" office:value-type="string" calcext:value-type="string">
            <text:p>Н0000094363</text:p>
          </table:table-cell>
          <table:table-cell table:style-name="ce1" office:value-type="float" office:value="326636013" calcext:value-type="float">
            <text:p>326636013</text:p>
          </table:table-cell>
          <table:table-cell table:style-name="ce1" table:number-columns-repeated="2"/>
          <table:table-cell table:style-name="ce1" table:formula="of:=#N/A" office:value-type="string" office:string-value="" calcext:value-type="error">
            <text:p>#N/A</text:p>
          </table:table-cell>
          <table:table-cell table:style-name="ce1" office:value-type="string" calcext:value-type="string">
            <text:p>Н0000093768</text:p>
          </table:table-cell>
          <table:table-cell table:style-name="ce1"/>
          <table:table-cell table:style-name="ce1" office:value-type="string" calcext:value-type="string">
            <text:p>Н0000094162</text:p>
          </table:table-cell>
          <table:table-cell table:style-name="ce1" office:value-type="string" calcext:value-type="string">
            <text:p>Н0000088626</text:p>
          </table:table-cell>
          <table:table-cell table:style-name="ce1" office:value-type="string" calcext:value-type="string">
            <text:p>Н0000084378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1" office:value-type="string" calcext:value-type="string">
            <text:p>Н0000094735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1" office:value-type="string" calcext:value-type="string">
            <text:p>Н0000090331</text:p>
          </table:table-cell>
          <table:table-cell table:style-name="ce1" office:value-type="string" calcext:value-type="string">
            <text:p>Н0000094274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1" office:value-type="string" calcext:value-type="string">
            <text:p>Н0000094698</text:p>
          </table:table-cell>
          <table:table-cell table:style-name="ce1" office:value-type="string" calcext:value-type="string">
            <text:p>Н0000094897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1" office:value-type="string" calcext:value-type="string">
            <text:p>Н0000094734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1" table:number-columns-repeated="2"/>
          <table:table-cell table:style-name="ce1" table:formula="of:=#N/A" office:value-type="string" office:string-value="" calcext:value-type="error">
            <text:p>#N/A</text:p>
          </table:table-cell>
          <table:table-cell table:style-name="ce1" office:value-type="string" calcext:value-type="string">
            <text:p>Н0000094726</text:p>
          </table:table-cell>
          <table:table-cell table:style-name="ce1" office:value-type="string" calcext:value-type="string">
            <text:p>Н0000093998</text:p>
          </table:table-cell>
          <table:table-cell table:style-name="ce1"/>
          <table:table-cell table:style-name="ce1" office:value-type="string" calcext:value-type="string">
            <text:p>Н0000094497</text:p>
          </table:table-cell>
          <table:table-cell table:style-name="ce1" office:value-type="string" calcext:value-type="string">
            <text:p>Н0000094739</text:p>
          </table:table-cell>
          <table:table-cell table:style-name="ce1"/>
          <table:table-cell table:style-name="ce1" office:value-type="string" calcext:value-type="string">
            <text:p>Н0000087862</text:p>
          </table:table-cell>
          <table:table-cell table:style-name="ce1" office:value-type="string" calcext:value-type="string">
            <text:p>Н0000094728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1" office:value-type="string" calcext:value-type="string">
            <text:p>Н0000094729</text:p>
          </table:table-cell>
          <table:table-cell table:style-name="ce1" office:value-type="string" calcext:value-type="string">
            <text:p>Н0000094736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1" table:number-columns-repeated="2"/>
          <table:table-cell table:style-name="ce1" office:value-type="float" office:value="327193010" calcext:value-type="float">
            <text:p>327193010</text:p>
          </table:table-cell>
          <table:table-cell table:style-name="ce1" office:value-type="string" calcext:value-type="string">
            <text:p>Н0000090381</text:p>
          </table:table-cell>
          <table:table-cell table:style-name="ce1" office:value-type="string" calcext:value-type="string">
            <text:p>Н0000087861</text:p>
          </table:table-cell>
          <table:table-cell table:style-name="ce1"/>
          <table:table-cell table:style-name="ce1" office:value-type="string" calcext:value-type="string">
            <text:p>Н0000094727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1" table:number-columns-repeated="3"/>
          <table:table-cell table:style-name="ce1" office:value-type="float" office:value="327192013" calcext:value-type="float">
            <text:p>327192013</text:p>
          </table:table-cell>
          <table:table-cell table:style-name="ce1" office:value-type="string" calcext:value-type="string">
            <text:p>Н0000089109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1" office:value-type="string" calcext:value-type="string">
            <text:p>Н0000088470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1"/>
          <table:table-cell table:style-name="ce1" office:value-type="string" calcext:value-type="string">
            <text:p>Н0000088471</text:p>
          </table:table-cell>
          <table:table-cell table:style-name="ce1"/>
          <table:table-cell table:style-name="ce1" office:value-type="string" calcext:value-type="string">
            <text:p>Н0000086888</text:p>
          </table:table-cell>
          <table:table-cell table:style-name="ce1"/>
          <table:table-cell table:style-name="ce1" office:value-type="string" calcext:value-type="string">
            <text:p>Н0000086349</text:p>
          </table:table-cell>
          <table:table-cell table:style-name="ce1" office:value-type="string" calcext:value-type="string">
            <text:p>Н0000094030</text:p>
          </table:table-cell>
          <table:table-cell table:style-name="ce1" office:value-type="string" calcext:value-type="string">
            <text:p>Н0000094029</text:p>
          </table:table-cell>
          <table:table-cell table:style-name="ce1" office:value-type="float" office:value="326635016" calcext:value-type="float">
            <text:p>326635016</text:p>
          </table:table-cell>
          <table:table-cell table:style-name="ce1" office:value-type="string" calcext:value-type="string">
            <text:p>Н0000093950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1" office:value-type="string" calcext:value-type="string">
            <text:p>Н0000094994</text:p>
          </table:table-cell>
          <table:table-cell table:style-name="ce1" office:value-type="string" calcext:value-type="string">
            <text:p>Н0000086350</text:p>
          </table:table-cell>
          <table:table-cell table:style-name="ce1"/>
          <table:table-cell table:style-name="ce1" office:value-type="string" calcext:value-type="string">
            <text:p>Н0000094993</text:p>
          </table:table-cell>
          <table:table-cell table:style-name="ce1" office:value-type="string" calcext:value-type="string">
            <text:p>Н0000086352</text:p>
          </table:table-cell>
          <table:table-cell table:style-name="ce1" office:value-type="string" calcext:value-type="string">
            <text:p>Н0000088771</text:p>
          </table:table-cell>
          <table:table-cell table:style-name="ce1" office:value-type="string" calcext:value-type="string">
            <text:p>Н0000090708</text:p>
          </table:table-cell>
          <table:table-cell table:style-name="ce1" office:value-type="string" calcext:value-type="string">
            <text:p>Н0000094742</text:p>
          </table:table-cell>
          <table:table-cell table:style-name="ce1" office:value-type="float" office:value="3503984" calcext:value-type="float">
            <text:p>3503984</text:p>
          </table:table-cell>
          <table:table-cell table:style-name="ce1" office:value-type="string" calcext:value-type="string">
            <text:p>Н0000090330</text:p>
          </table:table-cell>
          <table:table-cell table:style-name="ce1" office:value-type="string" calcext:value-type="string">
            <text:p>Н0000094741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1" office:value-type="string" calcext:value-type="string">
            <text:p>Н0000081879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1" office:value-type="string" calcext:value-type="string">
            <text:p>Н0000094903</text:p>
          </table:table-cell>
          <table:table-cell table:style-name="ce1" office:value-type="string" calcext:value-type="string">
            <text:p>Н0000093444</text:p>
          </table:table-cell>
          <table:table-cell table:style-name="ce1" office:value-type="string" calcext:value-type="string">
            <text:p>Н0000094632</text:p>
          </table:table-cell>
          <table:table-cell table:style-name="ce1" office:value-type="string" calcext:value-type="string">
            <text:p>Н0000094227</text:p>
          </table:table-cell>
          <table:table-cell table:style-name="ce1" table:number-columns-repeated="35"/>
          <table:table-cell table:number-columns-repeated="876"/>
        </table:table-row>
        <table:table-row table:style-name="ro6" table:number-rows-repeated="25">
          <table:table-cell table:style-name="ce1" table:number-columns-repeated="148"/>
          <table:table-cell table:number-columns-repeated="876"/>
        </table:table-row>
        <table:table-row table:style-name="ro6">
          <table:table-cell table:style-name="ce1" table:number-columns-repeated="141"/>
          <table:table-cell table:style-name="ce1" office:value-type="float" office:value="2.4" calcext:value-type="float">
            <text:p>2.4</text:p>
          </table:table-cell>
          <table:table-cell table:style-name="ce1" table:number-columns-repeated="6"/>
          <table:table-cell table:number-columns-repeated="876"/>
        </table:table-row>
        <table:table-row table:style-name="ro6">
          <table:table-cell table:style-name="ce1" table:number-columns-repeated="139"/>
          <table:table-cell table:style-name="ce1" office:value-type="string" calcext:value-type="string">
            <text:p>Адыгейский "Умалат" (Перекресток), 45%, кг, в/у</text:p>
          </table:table-cell>
          <table:table-cell table:style-name="ce1"/>
          <table:table-cell table:style-name="ce1" office:value-type="float" office:value="16.8" calcext:value-type="float">
            <text:p>16.8</text:p>
          </table:table-cell>
          <table:table-cell table:style-name="ce1" table:number-columns-repeated="6"/>
          <table:table-cell table:number-columns-repeated="876"/>
        </table:table-row>
        <table:table-row table:style-name="ro6">
          <table:table-cell table:style-name="ce1" table:number-columns-repeated="139"/>
          <table:table-cell table:style-name="ce1" office:value-type="float" office:value="130.255" calcext:value-type="float">
            <text:p>130.255</text:p>
          </table:table-cell>
          <table:table-cell table:style-name="ce1"/>
          <table:table-cell table:style-name="ce1" office:value-type="float" office:value="16.8" calcext:value-type="float">
            <text:p>16.8</text:p>
          </table:table-cell>
          <table:table-cell table:style-name="ce1" table:number-columns-repeated="6"/>
          <table:table-cell table:number-columns-repeated="876"/>
        </table:table-row>
        <table:table-row table:style-name="ro31">
          <table:table-cell table:style-name="ce1" table:number-columns-repeated="139"/>
          <table:table-cell table:style-name="ce1" office:value-type="float" office:value="-0.054" calcext:value-type="float">
            <text:p>-0.054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table:number-columns-repeated="6"/>
          <table:table-cell table:number-columns-repeated="876"/>
        </table:table-row>
        <table:table-row table:style-name="ro31">
          <table:table-cell table:style-name="ce1" table:number-columns-repeated="139"/>
          <table:table-cell table:style-name="ce1" table:formula="of:=#N/A" office:value-type="string" office:string-value="" calcext:value-type="error">
            <text:p>#N/A</text:p>
          </table:table-cell>
          <table:table-cell table:style-name="ce1"/>
          <table:table-cell table:style-name="ce1" office:value-type="float" office:value="8.4" calcext:value-type="float">
            <text:p>8.4</text:p>
          </table:table-cell>
          <table:table-cell table:style-name="ce1" table:number-columns-repeated="6"/>
          <table:table-cell table:number-columns-repeated="876"/>
        </table:table-row>
        <table:table-row table:style-name="ro31">
          <table:table-cell table:style-name="ce1" table:number-columns-repeated="141"/>
          <table:table-cell table:style-name="ce1" office:value-type="float" office:value="1.8" calcext:value-type="float">
            <text:p>1.8</text:p>
          </table:table-cell>
          <table:table-cell table:style-name="ce1" table:number-columns-repeated="6"/>
          <table:table-cell table:number-columns-repeated="876"/>
        </table:table-row>
        <table:table-row table:style-name="ro31">
          <table:table-cell table:style-name="ce1" table:number-columns-repeated="128"/>
          <table:table-cell table:style-name="ce1" office:value-type="float" office:value="2.4" calcext:value-type="float">
            <text:p>2.4</text:p>
          </table:table-cell>
          <table:table-cell table:style-name="ce1" table:number-columns-repeated="12"/>
          <table:table-cell table:style-name="ce1" office:value-type="float" office:value="4.8" calcext:value-type="float">
            <text:p>4.8</text:p>
          </table:table-cell>
          <table:table-cell table:style-name="ce1" table:number-columns-repeated="6"/>
          <table:table-cell table:number-columns-repeated="876"/>
        </table:table-row>
        <table:table-row-group table:display="false">
          <table:table-row table:style-name="ro7" table:visibility="collapse">
            <table:table-cell table:style-name="ce1"/>
            <table:table-cell table:style-name="ce1" office:value-type="string" calcext:value-type="string">
              <text:p>Кавказский "Умалат" (Окей), 45%, кг, в/у</text:p>
            </table:table-cell>
            <table:table-cell table:style-name="ce1" office:value-type="string" calcext:value-type="string">
              <text:p>Кавказский "Умалат" (Перекресток), 45%, кг, в/у</text:p>
            </table:table-cell>
            <table:table-cell table:style-name="ce1" office:value-type="string" calcext:value-type="string">
              <text:p>Кавказский "Умалат" (половинки), 45%, кг, в/у</text:p>
            </table:table-cell>
            <table:table-cell table:style-name="ce1" office:value-type="string" calcext:value-type="string">
              <text:p>Кавказский "Умалат" (Тандер), 45%, кг, в/у</text:p>
            </table:table-cell>
            <table:table-cell table:style-name="ce1" office:value-type="string" calcext:value-type="string">
              <text:p>Кавказский "Умалат", 45%, 0,37 кг, в/у</text:p>
            </table:table-cell>
            <table:table-cell table:style-name="ce1"/>
            <table:table-cell table:style-name="ce1" office:value-type="string" calcext:value-type="string">
              <text:p>Качокавалло "Ungrande", 45%, 0,26 кг, в/у</text:p>
            </table:table-cell>
            <table:table-cell table:style-name="ce1" table:number-columns-repeated="4"/>
            <table:table-cell table:style-name="ce1" office:value-type="string" calcext:value-type="string">
              <text:p>Качорикотта "Unagrande", 45%, 0,37 кг, в/у</text:p>
            </table:table-cell>
            <table:table-cell table:style-name="ce1" office:value-type="string" calcext:value-type="string">
              <text:p>Кремчиз "Pretto", 75%, 0,2 кг, пл/с</text:p>
            </table:table-cell>
            <table:table-cell table:style-name="ce1"/>
            <table:table-cell table:style-name="ce1" office:value-type="string" calcext:value-type="string">
              <text:p>Кремчиз № 1 "Ungrande", 70%, 0,18 кг, пл/с</text:p>
            </table:table-cell>
            <table:table-cell table:style-name="ce1" office:value-type="string" calcext:value-type="string">
              <text:p>Маскарпоне "Ungrande Professionale", 80%, 0,5 кг, пл/с</text:p>
            </table:table-cell>
            <table:table-cell table:style-name="ce1" table:number-columns-repeated="6"/>
            <table:table-cell table:style-name="ce1" office:value-type="string" calcext:value-type="string">
              <text:p>Маскарпоне "Глобус", 80%, 0,25 кг, пл/с</text:p>
            </table:table-cell>
            <table:table-cell table:style-name="ce1" office:value-type="string" calcext:value-type="string">
              <text:p>Маскарпоне с шоколадом "Unagrande Per Bambini", 50%, 0,18 кг, пл/с</text:p>
            </table:table-cell>
            <table:table-cell table:style-name="ce1" office:value-type="string" calcext:value-type="string">
              <text:p>Масло Sale Marino "Ungrande Burro", 72,5%, 0,5 кг</text:p>
            </table:table-cell>
            <table:table-cell table:style-name="ce1" table:number-columns-repeated="6"/>
            <table:table-cell table:style-name="ce1" office:value-type="string" calcext:value-type="string">
              <text:p>Масло сладко-сливочное Традиционное, 82,5%, 2 кг, к/к</text:p>
            </table:table-cell>
            <table:table-cell table:style-name="ce1" table:number-columns-repeated="4"/>
            <table:table-cell table:style-name="ce1" office:value-type="string" calcext:value-type="string">
              <text:p>Моцарелла "Unagrande Professionale", 45%, 1 кг, пл/л</text:p>
            </table:table-cell>
            <table:table-cell table:style-name="ce1" office:value-type="string" calcext:value-type="string">
              <text:p>Моцарелла "Unagrande Professionale", 45%, 2 кг, пл/л</text:p>
            </table:table-cell>
            <table:table-cell table:style-name="ce1" table:number-columns-repeated="4"/>
            <table:table-cell table:style-name="ce1" office:value-type="string" calcext:value-type="string">
              <text:p>Моцарелла детская "Unagrande Per Bambini", 50%, 0,125 кг, ф/п, 6 шт</text:p>
            </table:table-cell>
            <table:table-cell table:style-name="ce1" office:value-type="string" calcext:value-type="string">
              <text:p>Моцарелла для пиццы "Fine Life", 45%, 0,37 кг, т/ф</text:p>
            </table:table-cell>
            <table:table-cell table:style-name="ce1"/>
            <table:table-cell table:style-name="ce1" office:value-type="string" calcext:value-type="string">
              <text:p>Моцарелла для пиццы "Pretto", 45 %, <text:s/>0,46 кг, т/ф</text:p>
            </table:table-cell>
            <table:table-cell table:style-name="ce1" office:value-type="string" calcext:value-type="string">
              <text:p>Моцарелла для пиццы "Pretto", 45%, 0,46 кг, т/ф (20 шт)</text:p>
            </table:table-cell>
            <table:table-cell table:style-name="ce1" office:value-type="string" calcext:value-type="string">
              <text:p>Моцарелла для пиццы "Unagrande", 45%, 0,46 кг, в/у (20 шт)</text:p>
            </table:table-cell>
            <table:table-cell table:style-name="ce1"/>
            <table:table-cell table:style-name="ce1" office:value-type="string" calcext:value-type="string">
              <text:p>Моцарелла Фиор ди латте в воде "Fine Life", 45%, 0,125 кг, ф/п</text:p>
            </table:table-cell>
            <table:table-cell table:style-name="ce1" table:number-columns-repeated="3"/>
            <table:table-cell table:number-columns-repeated="2" table:style-name="ce1" office:value-type="string" calcext:value-type="string">
              <text:p>Моцарелла Фиор ди Латте в воде "Unagrande", 50%, 0,125 кг, пл/с</text:p>
            </table:table-cell>
            <table:table-cell table:style-name="ce1"/>
            <table:table-cell table:style-name="ce1" office:value-type="string" calcext:value-type="string">
              <text:p>Моцарелла Чильеджина в воде "Fine Life", 45%, 0,125 кг, ф/п</text:p>
            </table:table-cell>
            <table:table-cell table:style-name="ce1" office:value-type="string" calcext:value-type="string">
              <text:p>Моцарелла Чильеджина в воде "Pretto", 45%, 0,1 кг, ф/п, 12 шт</text:p>
            </table:table-cell>
            <table:table-cell table:style-name="ce1"/>
            <table:table-cell table:style-name="ce1" office:value-type="string" calcext:value-type="string">
              <text:p>Моцарелла Чильеджина в воде "Pretto", 45%, 0,125 кг, ф/п</text:p>
            </table:table-cell>
            <table:table-cell table:style-name="ce1" table:number-columns-repeated="3"/>
            <table:table-cell table:style-name="ce1" office:value-type="string" calcext:value-type="string">
              <text:p>Моцарелла Чильеджина в воде "Unagrande", 50%, 0,125, ф/п, 6 шт</text:p>
            </table:table-cell>
            <table:table-cell table:number-columns-repeated="2" table:style-name="ce1" office:value-type="string" calcext:value-type="string">
              <text:p>Моцарелла Чильеджина в воде "Лакомо", 45%, 0,125 кг, ф/п</text:p>
            </table:table-cell>
            <table:table-cell table:style-name="ce1" table:number-columns-repeated="2"/>
            <table:table-cell table:style-name="ce1" office:value-type="string" calcext:value-type="string">
              <text:p>Моцарелла Чильеджина в воде "Лакомо", 45%, 0,125 кг, ф/п</text:p>
            </table:table-cell>
            <table:table-cell table:style-name="ce1" office:value-type="string" calcext:value-type="string">
              <text:p>Моцарелла шары "Pretto", 45%, кг, в/у </text:p>
            </table:table-cell>
            <table:table-cell table:style-name="ce1" office:value-type="string" calcext:value-type="string">
              <text:p>Рикотта "Horeca Select", 30%, 1 кг, пл/в</text:p>
            </table:table-cell>
            <table:table-cell table:style-name="ce1" table:number-columns-repeated="7"/>
            <table:table-cell table:style-name="ce1" office:value-type="string" calcext:value-type="string">
              <text:p>Рикотта "Pretto" (зернистая), 30%, 0,37 кг, в/у</text:p>
            </table:table-cell>
            <table:table-cell table:style-name="ce1"/>
            <table:table-cell table:style-name="ce1" office:value-type="string" calcext:value-type="string">
              <text:p>Рикотта "Pretto", 30%, 0,2 кг, пл/с</text:p>
            </table:table-cell>
            <table:table-cell table:style-name="ce1" office:value-type="string" calcext:value-type="string">
              <text:p>Рикотта "Pretto", 30%, 0,25 кг, пл/с</text:p>
            </table:table-cell>
            <table:table-cell table:style-name="ce1" table:number-columns-repeated="2"/>
            <table:table-cell table:style-name="ce1" office:value-type="string" calcext:value-type="string">
              <text:p>Рикотта "Pretto", 30%, 0,5 кг, пл/с</text:p>
            </table:table-cell>
            <table:table-cell table:style-name="ce1"/>
            <table:table-cell table:style-name="ce1" office:value-type="string" calcext:value-type="string">
              <text:p>Рикотта "Unagrande Professionale", 45%, 0,5 кг, пл/с</text:p>
            </table:table-cell>
            <table:table-cell table:style-name="ce1"/>
            <table:table-cell table:style-name="ce1" office:value-type="string" calcext:value-type="string">
              <text:p>Рикотта "Unagrande", 45%, 0,25 кг, пл/с</text:p>
            </table:table-cell>
            <table:table-cell table:style-name="ce1" office:value-type="string" calcext:value-type="string">
              <text:p>Рикотта "Глобус", 45%, 0,25 кг, пл/с</text:p>
            </table:table-cell>
            <table:table-cell table:style-name="ce1" office:value-type="string" calcext:value-type="string">
              <text:p>Рикотта "Каждый день", 30%, 0,25 кг, пл/с</text:p>
            </table:table-cell>
            <table:table-cell table:style-name="ce1" office:value-type="string" calcext:value-type="string">
              <text:p>Рикотта с шоколадом "Unagrande dolce", 30%, 0,25 кг, пл/с </text:p>
            </table:table-cell>
            <table:table-cell table:style-name="ce1" table:number-columns-repeated="2"/>
            <table:table-cell table:style-name="ce1" office:value-type="string" calcext:value-type="string">
              <text:p>Робиола "Unagrande", 65%, 0,18 кг, пл/с</text:p>
            </table:table-cell>
            <table:table-cell table:style-name="ce1" office:value-type="string" calcext:value-type="string">
              <text:p>Робиола "Unagrande", 65%, 0,25 кг, пл/с</text:p>
            </table:table-cell>
            <table:table-cell table:style-name="ce1"/>
            <table:table-cell table:style-name="ce1" office:value-type="string" calcext:value-type="string">
              <text:p>Свели-Квели "Умалат", 30%, 0,37 кг, в/у</text:p>
            </table:table-cell>
            <table:table-cell table:style-name="ce1" office:value-type="string" calcext:value-type="string">
              <text:p>Сулугуни "Лакомо", 45%, 0,28 кг, т/ф</text:p>
            </table:table-cell>
            <table:table-cell table:style-name="ce1" office:value-type="string" calcext:value-type="string">
              <text:p>Сулугуни "Маркет Перекресток", 45%, 0,28 кг, т/ф</text:p>
            </table:table-cell>
            <table:table-cell table:style-name="ce1" table:number-columns-repeated="3"/>
            <table:table-cell table:style-name="ce1" office:value-type="string" calcext:value-type="string">
              <text:p>Сырная крошка</text:p>
            </table:table-cell>
            <table:table-cell table:style-name="ce1" office:value-type="string" calcext:value-type="string">
              <text:p>Четук "Умалат", 45%, 0,37 кг, в/у</text:p>
            </table:table-cell>
            <table:table-cell table:style-name="ce1" office:value-type="string" calcext:value-type="string">
              <text:p>Чечил "Умалат", 43%, 0,19 кг, т/ф</text:p>
            </table:table-cell>
            <table:table-cell table:style-name="ce1" table:number-columns-repeated="3"/>
            <table:table-cell table:style-name="ce1" office:value-type="string" calcext:value-type="string">
              <text:p>Чечил соломка "Умалат", 43%, 0,185 кг, в/у</text:p>
            </table:table-cell>
            <table:table-cell table:style-name="ce1" office:value-type="string" calcext:value-type="string">
              <text:p>Итог</text:p>
            </table:table-cell>
            <table:table-cell table:style-name="ce1" table:number-columns-repeated="14"/>
            <table:table-cell table:style-name="ce1" office:value-type="string" calcext:value-type="string">
              <text:p>Адыгейский "Умалат" (Перекресток), 45%, кг, в/у</text:p>
            </table:table-cell>
            <table:table-cell table:style-name="ce1"/>
            <table:table-cell table:style-name="ce1" office:value-type="float" office:value="16.8" calcext:value-type="float">
              <text:p>16.8</text:p>
            </table:table-cell>
            <table:table-cell table:style-name="ce1" table:number-columns-repeated="19"/>
            <table:table-cell table:number-columns-repeated="876"/>
          </table:table-row>
          <table:table-row table:style-name="ro32" table:visibility="collapse">
            <table:table-cell table:style-name="ce1" office:value-type="string" calcext:value-type="string">
              <text:p>Складе ГП</text:p>
            </table:table-cell>
            <table:table-cell table:style-name="ce1" office:value-type="float" office:value="6" calcext:value-type="float">
              <text:p>6</text:p>
            </table:table-cell>
            <table:table-cell table:style-name="ce1" office:value-type="float" office:value="70.7" calcext:value-type="float">
              <text:p>70.7</text:p>
            </table:table-cell>
            <table:table-cell table:style-name="ce1" office:value-type="float" office:value="7.768" calcext:value-type="float">
              <text:p>7.768</text:p>
            </table:table-cell>
            <table:table-cell table:style-name="ce1" office:value-type="float" office:value="82.017" calcext:value-type="float">
              <text:p>82.017</text:p>
            </table:table-cell>
            <table:table-cell table:style-name="ce1" office:value-type="float" office:value="344.1" calcext:value-type="float">
              <text:p>344.1</text:p>
            </table:table-cell>
            <table:table-cell table:style-name="ce1"/>
            <table:table-cell table:style-name="ce1" office:value-type="float" office:value="849.68" calcext:value-type="float">
              <text:p>849.68</text:p>
            </table:table-cell>
            <table:table-cell table:style-name="ce1" table:number-columns-repeated="4"/>
            <table:table-cell table:style-name="ce1" office:value-type="float" office:value="33.3" calcext:value-type="float">
              <text:p>33.3</text:p>
            </table:table-cell>
            <table:table-cell table:style-name="ce1" office:value-type="float" office:value="130.4" calcext:value-type="float">
              <text:p>130.4</text:p>
            </table:table-cell>
            <table:table-cell table:style-name="ce1"/>
            <table:table-cell table:style-name="ce1" office:value-type="float" office:value="571.85" calcext:value-type="float">
              <text:p>571.85</text:p>
            </table:table-cell>
            <table:table-cell table:style-name="ce1" office:value-type="float" office:value="551" calcext:value-type="float">
              <text:p>551</text:p>
            </table:table-cell>
            <table:table-cell table:style-name="ce1" table:number-columns-repeated="6"/>
            <table:table-cell table:style-name="ce1" office:value-type="float" office:value="12" calcext:value-type="float">
              <text:p>12</text:p>
            </table:table-cell>
            <table:table-cell table:style-name="ce1" office:value-type="float" office:value="1013.66" calcext:value-type="float">
              <text:p>1013.66</text:p>
            </table:table-cell>
            <table:table-cell table:style-name="ce1" office:value-type="float" office:value="319.5" calcext:value-type="float">
              <text:p>319.5</text:p>
            </table:table-cell>
            <table:table-cell table:style-name="ce1" table:number-columns-repeated="6"/>
            <table:table-cell table:style-name="ce1" office:value-type="float" office:value="392" calcext:value-type="float">
              <text:p>392</text:p>
            </table:table-cell>
            <table:table-cell table:style-name="ce1" table:number-columns-repeated="4"/>
            <table:table-cell table:style-name="ce1" office:value-type="float" office:value="12" calcext:value-type="float">
              <text:p>12</text:p>
            </table:table-cell>
            <table:table-cell table:style-name="ce1" office:value-type="float" office:value="40" calcext:value-type="float">
              <text:p>40</text:p>
            </table:table-cell>
            <table:table-cell table:style-name="ce1" table:number-columns-repeated="4"/>
            <table:table-cell table:style-name="ce1" office:value-type="float" office:value="2" calcext:value-type="float">
              <text:p>2</text:p>
            </table:table-cell>
            <table:table-cell table:style-name="ce1" office:value-type="float" office:value="25.9" calcext:value-type="float">
              <text:p>25.9</text:p>
            </table:table-cell>
            <table:table-cell table:style-name="ce1"/>
            <table:table-cell table:style-name="ce1" office:value-type="float" office:value="83.72" calcext:value-type="float">
              <text:p>83.72</text:p>
            </table:table-cell>
            <table:table-cell table:style-name="ce1" office:value-type="float" office:value="929.2" calcext:value-type="float">
              <text:p>929.2</text:p>
            </table:table-cell>
            <table:table-cell table:style-name="ce1" office:value-type="float" office:value="432.4" calcext:value-type="float">
              <text:p>432.4</text:p>
            </table:table-cell>
            <table:table-cell table:style-name="ce1" table:number-columns-repeated="5"/>
            <table:table-cell table:number-columns-repeated="2" table:style-name="ce1" office:value-type="float" office:value="42" calcext:value-type="float">
              <text:p>42</text:p>
            </table:table-cell>
            <table:table-cell table:style-name="ce1"/>
            <table:table-cell table:style-name="ce1" office:value-type="float" office:value="-1.5" calcext:value-type="float">
              <text:p>-1.5</text:p>
            </table:table-cell>
            <table:table-cell table:style-name="ce1" office:value-type="float" office:value="2.1" calcext:value-type="float">
              <text:p>2.1</text:p>
            </table:table-cell>
            <table:table-cell table:style-name="ce1"/>
            <table:table-cell table:style-name="ce1" office:value-type="float" office:value="3" calcext:value-type="float">
              <text:p>3</text:p>
            </table:table-cell>
            <table:table-cell table:style-name="ce1" table:number-columns-repeated="3"/>
            <table:table-cell table:style-name="ce1" office:value-type="float" office:value="-3" calcext:value-type="float">
              <text:p>-3</text:p>
            </table:table-cell>
            <table:table-cell table:number-columns-repeated="2" table:style-name="ce1" office:value-type="float" office:value="241.5" calcext:value-type="float">
              <text:p>241.5</text:p>
            </table:table-cell>
            <table:table-cell table:style-name="ce1" table:number-columns-repeated="2"/>
            <table:table-cell table:style-name="ce1" office:value-type="float" office:value="241.5" calcext:value-type="float">
              <text:p>241.5</text:p>
            </table:table-cell>
            <table:table-cell table:style-name="ce1" office:value-type="float" office:value="-45" calcext:value-type="float">
              <text:p>-45</text:p>
            </table:table-cell>
            <table:table-cell table:style-name="ce1" office:value-type="float" office:value="168" calcext:value-type="float">
              <text:p>168</text:p>
            </table:table-cell>
            <table:table-cell table:style-name="ce1" table:number-columns-repeated="7"/>
            <table:table-cell table:style-name="ce1" office:value-type="float" office:value="-4.07" calcext:value-type="float">
              <text:p>-4.07</text:p>
            </table:table-cell>
            <table:table-cell table:style-name="ce1"/>
            <table:table-cell table:style-name="ce1" office:value-type="float" office:value="2776" calcext:value-type="float">
              <text:p>2776</text:p>
            </table:table-cell>
            <table:table-cell table:style-name="ce1" office:value-type="float" office:value="157.25" calcext:value-type="float">
              <text:p>157.25</text:p>
            </table:table-cell>
            <table:table-cell table:style-name="ce1" table:number-columns-repeated="2"/>
            <table:table-cell table:style-name="ce1" office:value-type="float" office:value="660.298" calcext:value-type="float">
              <text:p>660.298</text:p>
            </table:table-cell>
            <table:table-cell table:style-name="ce1"/>
            <table:table-cell table:style-name="ce1" office:value-type="float" office:value="429" calcext:value-type="float">
              <text:p>429</text:p>
            </table:table-cell>
            <table:table-cell table:style-name="ce1"/>
            <table:table-cell table:style-name="ce1" office:value-type="float" office:value="5152" calcext:value-type="float">
              <text:p>5152</text:p>
            </table:table-cell>
            <table:table-cell table:style-name="ce1" office:value-type="float" office:value="7.5" calcext:value-type="float">
              <text:p>7.5</text:p>
            </table:table-cell>
            <table:table-cell table:style-name="ce1" office:value-type="float" office:value="954.5" calcext:value-type="float">
              <text:p>954.5</text:p>
            </table:table-cell>
            <table:table-cell table:style-name="ce1" office:value-type="float" office:value="16.84" calcext:value-type="float">
              <text:p>16.84</text:p>
            </table:table-cell>
            <table:table-cell table:style-name="ce1" table:number-columns-repeated="2"/>
            <table:table-cell table:style-name="ce1" office:value-type="float" office:value="439.02" calcext:value-type="float">
              <text:p>439.02</text:p>
            </table:table-cell>
            <table:table-cell table:style-name="ce1" office:value-type="float" office:value="-4.25" calcext:value-type="float">
              <text:p>-4.25</text:p>
            </table:table-cell>
            <table:table-cell table:style-name="ce1"/>
            <table:table-cell table:style-name="ce1" office:value-type="float" office:value="61.42" calcext:value-type="float">
              <text:p>61.42</text:p>
            </table:table-cell>
            <table:table-cell table:style-name="ce1" office:value-type="float" office:value="409.28" calcext:value-type="float">
              <text:p>409.28</text:p>
            </table:table-cell>
            <table:table-cell table:style-name="ce1" office:value-type="float" office:value="120.96" calcext:value-type="float">
              <text:p>120.96</text:p>
            </table:table-cell>
            <table:table-cell table:style-name="ce1" table:number-columns-repeated="3"/>
            <table:table-cell table:style-name="ce1" office:value-type="float" office:value="70.4" calcext:value-type="float">
              <text:p>70.4</text:p>
            </table:table-cell>
            <table:table-cell table:style-name="ce1" office:value-type="float" office:value="136.6" calcext:value-type="float">
              <text:p>136.6</text:p>
            </table:table-cell>
            <table:table-cell table:style-name="ce1" office:value-type="float" office:value="121.41" calcext:value-type="float">
              <text:p>121.41</text:p>
            </table:table-cell>
            <table:table-cell table:style-name="ce1" table:number-columns-repeated="3"/>
            <table:table-cell table:style-name="ce1" office:value-type="float" office:value="429.405" calcext:value-type="float">
              <text:p>429.405</text:p>
            </table:table-cell>
            <table:table-cell table:style-name="ce1" office:value-type="float" office:value="46756.085" calcext:value-type="float">
              <text:p>46756.085</text:p>
            </table:table-cell>
            <table:table-cell table:style-name="ce1" office:value-type="float" office:value="-18183.142" calcext:value-type="float">
              <text:p>-18183.142</text:p>
            </table:table-cell>
            <table:table-cell table:style-name="ce1" table:number-columns-repeated="13"/>
            <table:table-cell table:style-name="ce1" office:value-type="float" office:value="130.255" calcext:value-type="float">
              <text:p>130.255</text:p>
            </table:table-cell>
            <table:table-cell table:style-name="ce1"/>
            <table:table-cell table:style-name="ce1" office:value-type="float" office:value="16.8" calcext:value-type="float">
              <text:p>16.8</text:p>
            </table:table-cell>
            <table:table-cell table:style-name="ce1" table:number-columns-repeated="19"/>
            <table:table-cell table:number-columns-repeated="876"/>
          </table:table-row>
          <table:table-row table:style-name="ro33" table:visibility="collapse">
            <table:table-cell table:style-name="ce1" office:value-type="string" calcext:value-type="string">
              <text:p>Складе Прайм</text:p>
            </table:table-cell>
            <table:table-cell table:style-name="ce1" office:value-type="float" office:value="6" calcext:value-type="float">
              <text:p>6</text:p>
            </table:table-cell>
            <table:table-cell table:style-name="ce1"/>
            <table:table-cell table:style-name="ce1" office:value-type="float" office:value="1.946" calcext:value-type="float">
              <text:p>1.946</text:p>
            </table:table-cell>
            <table:table-cell table:style-name="ce1" office:value-type="float" office:value="0.002" calcext:value-type="float">
              <text:p>0.002</text:p>
            </table:table-cell>
            <table:table-cell table:style-name="ce1" office:value-type="float" office:value="11.84" calcext:value-type="float">
              <text:p>11.84</text:p>
            </table:table-cell>
            <table:table-cell table:style-name="ce1"/>
            <table:table-cell table:style-name="ce1" office:value-type="float" office:value="5.2" calcext:value-type="float">
              <text:p>5.2</text:p>
            </table:table-cell>
            <table:table-cell table:style-name="ce1" table:number-columns-repeated="4"/>
            <table:table-cell table:style-name="ce1" office:value-type="float" office:value="20.72" calcext:value-type="float">
              <text:p>20.72</text:p>
            </table:table-cell>
            <table:table-cell table:style-name="ce1" table:number-columns-repeated="2"/>
            <table:table-cell table:style-name="ce1" office:value-type="float" office:value="1.08" calcext:value-type="float">
              <text:p>1.08</text:p>
            </table:table-cell>
            <table:table-cell table:style-name="ce1" table:number-columns-repeated="8"/>
            <table:table-cell table:style-name="ce1" office:value-type="float" office:value="4.32" calcext:value-type="float">
              <text:p>4.32</text:p>
            </table:table-cell>
            <table:table-cell table:style-name="ce1" office:value-type="float" office:value="3" calcext:value-type="float">
              <text:p>3</text:p>
            </table:table-cell>
            <table:table-cell table:style-name="ce1" table:number-columns-repeated="11"/>
            <table:table-cell table:style-name="ce1" office:value-type="float" office:value="4" calcext:value-type="float">
              <text:p>4</text:p>
            </table:table-cell>
            <table:table-cell table:style-name="ce1" table:number-columns-repeated="5"/>
            <table:table-cell table:style-name="ce1" office:value-type="float" office:value="0.75" calcext:value-type="float">
              <text:p>0.75</text:p>
            </table:table-cell>
            <table:table-cell table:style-name="ce1" office:value-type="float" office:value="3.7" calcext:value-type="float">
              <text:p>3.7</text:p>
            </table:table-cell>
            <table:table-cell table:style-name="ce1"/>
            <table:table-cell table:style-name="ce1" office:value-type="float" office:value="5.52" calcext:value-type="float">
              <text:p>5.52</text:p>
            </table:table-cell>
            <table:table-cell table:style-name="ce1" table:number-columns-repeated="3"/>
            <table:table-cell table:style-name="ce1" office:value-type="float" office:value="1.5" calcext:value-type="float">
              <text:p>1.5</text:p>
            </table:table-cell>
            <table:table-cell table:style-name="ce1" table:number-columns-repeated="6"/>
            <table:table-cell table:style-name="ce1" office:value-type="float" office:value="3" calcext:value-type="float">
              <text:p>3</text:p>
            </table:table-cell>
            <table:table-cell table:style-name="ce1" table:number-columns-repeated="2"/>
            <table:table-cell table:style-name="ce1" office:value-type="float" office:value="1.5" calcext:value-type="float">
              <text:p>1.5</text:p>
            </table:table-cell>
            <table:table-cell table:style-name="ce1" table:number-columns-repeated="3"/>
            <table:table-cell table:style-name="ce1" office:value-type="float" office:value="1.5" calcext:value-type="float">
              <text:p>1.5</text:p>
            </table:table-cell>
            <table:table-cell table:number-columns-repeated="2" table:style-name="ce1" office:value-type="float" office:value="111" calcext:value-type="float">
              <text:p>111</text:p>
            </table:table-cell>
            <table:table-cell table:style-name="ce1" table:number-columns-repeated="2"/>
            <table:table-cell table:style-name="ce1" office:value-type="float" office:value="111" calcext:value-type="float">
              <text:p>111</text:p>
            </table:table-cell>
            <table:table-cell table:style-name="ce1" table:number-columns-repeated="9"/>
            <table:table-cell table:style-name="ce1" office:value-type="float" office:value="2.96" calcext:value-type="float">
              <text:p>2.96</text:p>
            </table:table-cell>
            <table:table-cell table:style-name="ce1"/>
            <table:table-cell table:style-name="ce1" office:value-type="float" office:value="1.2" calcext:value-type="float">
              <text:p>1.2</text:p>
            </table:table-cell>
            <table:table-cell table:style-name="ce1" table:number-columns-repeated="3"/>
            <table:table-cell table:style-name="ce1" office:value-type="float" office:value="3" calcext:value-type="float">
              <text:p>3</text:p>
            </table:table-cell>
            <table:table-cell table:style-name="ce1"/>
            <table:table-cell table:style-name="ce1" office:value-type="float" office:value="6" calcext:value-type="float">
              <text:p>6</text:p>
            </table:table-cell>
            <table:table-cell table:style-name="ce1"/>
            <table:table-cell table:style-name="ce1" office:value-type="float" office:value="3" calcext:value-type="float">
              <text:p>3</text:p>
            </table:table-cell>
            <table:table-cell table:style-name="ce1"/>
            <table:table-cell table:style-name="ce1" office:value-type="float" office:value="132" calcext:value-type="float">
              <text:p>132</text:p>
            </table:table-cell>
            <table:table-cell table:style-name="ce1" table:number-columns-repeated="3"/>
            <table:table-cell table:style-name="ce1" office:value-type="float" office:value="3.06" calcext:value-type="float">
              <text:p>3.06</text:p>
            </table:table-cell>
            <table:table-cell table:style-name="ce1" table:number-columns-repeated="3"/>
            <table:table-cell table:style-name="ce1" office:value-type="float" office:value="110.88" calcext:value-type="float">
              <text:p>110.88</text:p>
            </table:table-cell>
            <table:table-cell table:style-name="ce1" table:number-columns-repeated="6"/>
            <table:table-cell table:style-name="ce1" office:value-type="float" office:value="2.28" calcext:value-type="float">
              <text:p>2.28</text:p>
            </table:table-cell>
            <table:table-cell table:style-name="ce1" table:number-columns-repeated="3"/>
            <table:table-cell table:style-name="ce1" office:value-type="float" office:value="2.22" calcext:value-type="float">
              <text:p>2.22</text:p>
            </table:table-cell>
            <table:table-cell table:style-name="ce1" office:value-type="float" office:value="1521.784" calcext:value-type="float">
              <text:p>1521.784</text:p>
            </table:table-cell>
            <table:table-cell table:style-name="ce1" office:value-type="float" office:value="241.513999999999" calcext:value-type="float">
              <text:p>241.513999999999</text:p>
            </table:table-cell>
            <table:table-cell table:style-name="ce1" table:number-columns-repeated="13"/>
            <table:table-cell table:style-name="ce1" office:value-type="float" office:value="-0.054" calcext:value-type="float">
              <text:p>-0.054</text:p>
            </table:table-cell>
            <table:table-cell table:style-name="ce1"/>
            <table:table-cell table:style-name="ce1" office:value-type="float" office:value="16" calcext:value-type="float">
              <text:p>16</text:p>
            </table:table-cell>
            <table:table-cell table:style-name="ce1" table:number-columns-repeated="19"/>
            <table:table-cell table:number-columns-repeated="876"/>
          </table:table-row>
          <table:table-row table:style-name="ro33" table:visibility="collapse">
            <table:table-cell table:style-name="ce1"/>
            <table:table-cell table:style-name="ce1" office:value-type="string" calcext:value-type="string">
              <text:p>Кавказский "Умалат" (Окей), 45%, кг, в/у</text:p>
            </table:table-cell>
            <table:table-cell table:style-name="ce1" office:value-type="string" calcext:value-type="string">
              <text:p>Кавказский "Умалат" (Перекресток), 45%, кг, в/у</text:p>
            </table:table-cell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formula="of:=#N/A" office:value-type="string" office:string-value="" calcext:value-type="error">
              <text:p>#N/A</text:p>
            </table:table-cell>
            <table:table-cell table:style-name="ce1" office:value-type="string" calcext:value-type="string">
              <text:p>Кавказский "Умалат", 45%, 0,37 кг, в/у</text:p>
            </table:table-cell>
            <table:table-cell table:style-name="ce1"/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number-columns-repeated="4"/>
            <table:table-cell table:style-name="ce1" office:value-type="string" calcext:value-type="string">
              <text:p>Качорикотта "Unagrande", 45%, 0,37 кг, в/у</text:p>
            </table:table-cell>
            <table:table-cell table:style-name="ce1" office:value-type="string" calcext:value-type="string">
              <text:p>Кремчиз "Pretto", 75%, 0,2 кг, пл/с</text:p>
            </table:table-cell>
            <table:table-cell table:style-name="ce1"/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number-columns-repeated="6"/>
            <table:table-cell table:style-name="ce1" office:value-type="string" calcext:value-type="string">
              <text:p>Маскарпоне "Глобус", 80%, 0,25 кг, пл/с</text:p>
            </table:table-cell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number-columns-repeated="6"/>
            <table:table-cell table:style-name="ce1" office:value-type="string" calcext:value-type="string">
              <text:p>Масло сладко-сливочное Традиционное, 82,5%, 2 кг, к/к</text:p>
            </table:table-cell>
            <table:table-cell table:style-name="ce1" table:number-columns-repeated="4"/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number-columns-repeated="4"/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formula="of:=#N/A" office:value-type="string" office:string-value="" calcext:value-type="error">
              <text:p>#N/A</text:p>
            </table:table-cell>
            <table:table-cell table:style-name="ce1"/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formula="of:=#N/A" office:value-type="string" office:string-value="" calcext:value-type="error">
              <text:p>#N/A</text:p>
            </table:table-cell>
            <table:table-cell table:style-name="ce1"/>
            <table:table-cell table:style-name="ce1" office:value-type="string" calcext:value-type="string">
              <text:p>Моцарелла Фиор ди латте в воде "Fine Life", 45%, 0,125 кг, ф/п</text:p>
            </table:table-cell>
            <table:table-cell table:style-name="ce1" table:number-columns-repeated="3"/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formula="of:=#N/A" office:value-type="string" office:string-value="" calcext:value-type="error">
              <text:p>#N/A</text:p>
            </table:table-cell>
            <table:table-cell table:style-name="ce1"/>
            <table:table-cell table:style-name="ce1" office:value-type="string" calcext:value-type="string">
              <text:p>Моцарелла Чильеджина в воде "Fine Life", 45%, 0,125 кг, ф/п</text:p>
            </table:table-cell>
            <table:table-cell table:style-name="ce1" table:formula="of:=#N/A" office:value-type="string" office:string-value="" calcext:value-type="error">
              <text:p>#N/A</text:p>
            </table:table-cell>
            <table:table-cell table:style-name="ce1"/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number-columns-repeated="3"/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number-columns-repeated="2"/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number-columns-repeated="7"/>
            <table:table-cell table:style-name="ce1" office:value-type="string" calcext:value-type="string">
              <text:p>Рикотта "Pretto" (зернистая), 30%, 0,37 кг, в/у</text:p>
            </table:table-cell>
            <table:table-cell table:style-name="ce1"/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number-columns-repeated="2"/>
            <table:table-cell table:style-name="ce1" table:formula="of:=#N/A" office:value-type="string" office:string-value="" calcext:value-type="error">
              <text:p>#N/A</text:p>
            </table:table-cell>
            <table:table-cell table:style-name="ce1"/>
            <table:table-cell table:style-name="ce1" office:value-type="string" calcext:value-type="string">
              <text:p>Рикотта "Unagrande Professionale", 45%, 0,5 кг, пл/с</text:p>
            </table:table-cell>
            <table:table-cell table:style-name="ce1"/>
            <table:table-cell table:style-name="ce1" table:formula="of:=#N/A" office:value-type="string" office:string-value="" calcext:value-type="error">
              <text:p>#N/A</text:p>
            </table:table-cell>
            <table:table-cell table:style-name="ce1" office:value-type="string" calcext:value-type="string">
              <text:p>Рикотта "Глобус", 45%, 0,25 кг, пл/с</text:p>
            </table:table-cell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number-columns-repeated="2"/>
            <table:table-cell table:style-name="ce1" office:value-type="string" calcext:value-type="string">
              <text:p>Робиола "Unagrande", 65%, 0,18 кг, пл/с</text:p>
            </table:table-cell>
            <table:table-cell table:style-name="ce1" table:formula="of:=#N/A" office:value-type="string" office:string-value="" calcext:value-type="error">
              <text:p>#N/A</text:p>
            </table:table-cell>
            <table:table-cell table:style-name="ce1"/>
            <table:table-cell table:style-name="ce1" office:value-type="string" calcext:value-type="string">
              <text:p>Свели-Квели "Умалат", 30%, 0,37 кг, в/у</text:p>
            </table:table-cell>
            <table:table-cell table:style-name="ce1" table:formula="of:=#N/A" office:value-type="string" office:string-value="" calcext:value-type="error">
              <text:p>#N/A</text:p>
            </table:table-cell>
            <table:table-cell table:style-name="ce1" office:value-type="string" calcext:value-type="string">
              <text:p>Сулугуни "Маркет Перекресток", 45%, 0,28 кг, т/ф</text:p>
            </table:table-cell>
            <table:table-cell table:style-name="ce1" table:number-columns-repeated="3"/>
            <table:table-cell table:style-name="ce1" table:formula="of:=#N/A" office:value-type="string" office:string-value="" calcext:value-type="error">
              <text:p>#N/A</text:p>
            </table:table-cell>
            <table:table-cell table:style-name="ce1" office:value-type="string" calcext:value-type="string">
              <text:p>Четук "Умалат", 45%, 0,37 кг, в/у</text:p>
            </table:table-cell>
            <table:table-cell table:style-name="ce1" table:formula="of:=#N/A" office:value-type="string" office:string-value="" calcext:value-type="error">
              <text:p>#N/A</text:p>
            </table:table-cell>
            <table:table-cell table:style-name="ce1" table:number-columns-repeated="19"/>
            <table:table-cell table:style-name="ce1" table:formula="of:=#N/A" office:value-type="string" office:string-value="" calcext:value-type="error">
              <text:p>#N/A</text:p>
            </table:table-cell>
            <table:table-cell table:style-name="ce1"/>
            <table:table-cell table:style-name="ce1" office:value-type="float" office:value="8.4" calcext:value-type="float">
              <text:p>8.4</text:p>
            </table:table-cell>
            <table:table-cell table:style-name="ce1" table:number-columns-repeated="19"/>
            <table:table-cell table:number-columns-repeated="876"/>
          </table:table-row>
          <table:table-row table:style-name="ro6" table:visibility="collapse">
            <table:table-cell table:style-name="ce1" table:number-columns-repeated="128"/>
            <table:table-cell table:style-name="ce1" office:value-type="float" office:value="1.8" calcext:value-type="float">
              <text:p>1.8</text:p>
            </table:table-cell>
            <table:table-cell table:style-name="ce1" table:number-columns-repeated="19"/>
            <table:table-cell table:number-columns-repeated="876"/>
          </table:table-row>
          <table:table-row table:style-name="ro6" table:visibility="collapse">
            <table:table-cell table:style-name="ce1" table:number-columns-repeated="128"/>
            <table:table-cell table:style-name="ce1" office:value-type="float" office:value="4.8" calcext:value-type="float">
              <text:p>4.8</text:p>
            </table:table-cell>
            <table:table-cell table:style-name="ce1" table:number-columns-repeated="19"/>
            <table:table-cell table:number-columns-repeated="876"/>
          </table:table-row>
        </table:table-row-group>
        <table:table-row table:style-name="ro2">
          <table:table-cell table:style-name="ce1" table:number-columns-repeated="148"/>
          <table:table-cell table:number-columns-repeated="876"/>
        </table:table-row>
        <table:table-row table:style-name="ro6" table:number-rows-repeated="31">
          <table:table-cell table:style-name="ce1" table:number-columns-repeated="148"/>
          <table:table-cell table:number-columns-repeated="876"/>
        </table:table-row>
        <table:table-row-group table:display="false">
          <table:table-row table:style-name="ro34" table:visibility="collapse">
            <table:table-cell table:style-name="ce1" table:number-columns-repeated="148"/>
            <table:table-cell table:number-columns-repeated="876"/>
          </table:table-row>
          <table:table-row table:style-name="ro6" table:visibility="collapse" table:number-rows-repeated="3">
            <table:table-cell table:style-name="ce1" table:number-columns-repeated="148"/>
            <table:table-cell table:number-columns-repeated="876"/>
          </table:table-row>
        </table:table-row-group>
        <table:table-row table:style-name="ro6" table:number-rows-repeated="215">
          <table:table-cell table:style-name="ce1" table:number-columns-repeated="148"/>
          <table:table-cell table:number-columns-repeated="876"/>
        </table:table-row>
        <table:table-row table:style-name="ro6">
          <table:table-cell table:style-name="ce1" table:number-columns-repeated="141"/>
          <table:table-cell table:style-name="ce1" office:value-type="string" calcext:value-type="string">
            <text:p>Моцарелла Фиор ди латте в воде "Unagrande", 50%, 0,125 кг, ф/п, 6 шт</text:p>
          </table:table-cell>
          <table:table-cell table:style-name="ce1" table:number-columns-repeated="6"/>
          <table:table-cell table:number-columns-repeated="876"/>
        </table:table-row>
        <table:table-row table:style-name="ro6">
          <table:table-cell table:style-name="ce1" table:number-columns-repeated="141"/>
          <table:table-cell table:style-name="ce1" office:value-type="float" office:value="2340.375" calcext:value-type="float">
            <text:p>2340.375</text:p>
          </table:table-cell>
          <table:table-cell table:style-name="ce1" table:number-columns-repeated="6"/>
          <table:table-cell table:number-columns-repeated="876"/>
        </table:table-row>
        <table:table-row table:style-name="ro6" table:number-rows-repeated="4">
          <table:table-cell table:style-name="ce1" table:number-columns-repeated="148"/>
          <table:table-cell table:number-columns-repeated="876"/>
        </table:table-row>
        <table:table-row table:style-name="ro6">
          <table:table-cell table:style-name="ce1" table:number-columns-repeated="128"/>
          <table:table-cell table:style-name="ce1" office:value-type="string" calcext:value-type="string">
            <text:p>Моцарелла Фиор ди латте в воде "Unagrande", 50%, 0,125 кг, ф/п, 6 шт</text:p>
          </table:table-cell>
          <table:table-cell table:style-name="ce1" table:number-columns-repeated="19"/>
          <table:table-cell table:number-columns-repeated="876"/>
        </table:table-row>
        <table:table-row table:style-name="ro6">
          <table:table-cell table:style-name="ce1" table:number-columns-repeated="128"/>
          <table:table-cell table:style-name="ce1" office:value-type="float" office:value="2340.375" calcext:value-type="float">
            <text:p>2340.375</text:p>
          </table:table-cell>
          <table:table-cell table:style-name="ce1" table:number-columns-repeated="19"/>
          <table:table-cell table:number-columns-repeated="876"/>
        </table:table-row>
        <table:table-row table:style-name="ro6" table:number-rows-repeated="34">
          <table:table-cell table:style-name="ce1" table:number-columns-repeated="148"/>
          <table:table-cell table:number-columns-repeated="876"/>
        </table:table-row>
        <table:table-row table:style-name="ro6" table:number-rows-repeated="6">
          <table:table-cell table:style-name="ce1" table:number-columns-repeated="138"/>
          <table:table-cell table:number-columns-repeated="886"/>
        </table:table-row>
        <table:table-row table:style-name="ro6" table:number-rows-repeated="10479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0" loext:min-decimal-places="0" number:min-integer-digits="1" number:grouping="true"/>
      <number:text>   </number:text>
    </number:number-style>
    <number:number-style style:name="N129">
      <number:number number:decimal-places="1" loext:min-decimal-places="1" number:min-integer-digits="1"/>
    </number:number-style>
    <number:number-style style:name="N130P0" style:volatile="true">
      <loext:text> 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currency-symbol number:language="ar">€</number:currency-symbol>
      <number:text> </number:text>
    </number:currency-style>
    <number:currency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currency-symbol number:language="ar">€</number:currency-symbol>
      <number:text> </number:text>
    </number:currency-style>
    <number:currency-style style:name="N131">
      <loext:text> </loext:text>
      <loext:fill-character> </loext:fill-character>
      <number:text>-</number:text>
      <number:number number:decimal-places="0" loext:min-decimal-places="0" number:min-integer-digits="0"/>
      <number:currency-symbol number:language="ar">€</number:currency-symbol>
      <number:text> </number:text>
      <style:map style:condition="value()&gt;0" style:apply-style-name="N131P0"/>
      <style:map style:condition="value()&lt;0" style:apply-style-name="N131P1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20107" number:language="ru" number:country="RU">
      <number:number number:min-integer-digits="1"/>
      <number:text/>
    </number:number-style>
    <number:date-style style:name="N20108P0" style:volatile="true" number:language="ru" number:country="RU">
      <number:day/>
      <number:text> </number:text>
      <number:month number:textual="true"/>
    </number:date-style>
    <number:text-style style:name="N20108" number:language="ru" number:country="RU">
      <number:text-content/>
      <style:map style:condition="value()&lt;=1.79769313486232E+308" style:apply-style-name="N20108P0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Обычный_5f_файл_20_остатки" style:display-name="Обычный_файл остатки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21:57:27.261169136</meta:creation-date>
    <dc:date>2020-11-24T21:58:54.443329220</dc:date>
    <meta:editing-duration>PT1M27S</meta:editing-duration>
    <meta:editing-cycles>2</meta:editing-cycles>
    <meta:generator>LibreOffice/6.0.7.3$Linux_X86_64 LibreOffice_project/00m0$Build-3</meta:generator>
    <meta:document-statistic meta:table-count="1" meta:cell-count="13850" meta:object-count="0"/>
  </office:meta>
</office:document-meta>
</file>